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10.897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21.96cm"/>
    </style:style>
    <style:style style:name="co6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7.691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083cm"/>
    </style:style>
    <style:style style:name="co12" style:family="table-column">
      <style:table-column-properties fo:break-before="auto" style:column-width="0.9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46"/>
    <style:style style:name="ce3" style:family="table-cell" style:parent-style-name="Default" style:data-style-name="N46">
      <style:table-cell-properties fo:background-color="#000000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#000000" fo:border="0.06pt solid #000000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number-columns-repeated="6" table:default-cell-style-name="ce17"/>
        <table:table-column table:style-name="co9" table:default-cell-style-name="ce17"/>
        <table:table-column table:style-name="co8" table:default-cell-style-name="ce17"/>
        <table:table-column table:style-name="co10" table:default-cell-style-name="ce17"/>
        <table:table-column table:style-name="co8" table:number-columns-repeated="9" table:default-cell-style-name="ce17"/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12" table:number-columns-repeated="8" table:default-cell-style-name="ce17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1" table:number-columns-repeated="3" table:default-cell-style-name="Default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4" table:number-columns-repeated="2" table:default-cell-style-name="Default"/>
        <table:table-column table:style-name="co1" table:number-columns-repeated="962" table:default-cell-style-name="Default"/>
        <table:table-row table:style-name="ro1">
          <table:table-cell/>
          <table:table-cell table:style-name="ce2"/>
          <table:table-cell/>
          <table:table-cell office:value-type="string" calcext:value-type="string">
            <text:p>Trame Complète</text:p>
          </table:table-cell>
          <table:table-cell table:number-columns-repeated="2"/>
          <table:table-cell table:style-name="ce5"/>
          <table:table-cell/>
          <table:table-cell table:style-name="ce7" office:value-type="string" calcext:value-type="string">
            <text:p>Trame 1</text:p>
          </table:table-cell>
          <table:table-cell table:style-name="ce7" office:value-type="string" calcext:value-type="string">
            <text:p>Trame 2</text:p>
          </table:table-cell>
          <table:table-cell table:style-name="ce12" office:value-type="string" calcext:value-type="string">
            <text:p>SWING</text:p>
          </table:table-cell>
          <table:table-cell table:style-name="ce12" office:value-type="string" calcext:value-type="string">
            <text:p>Mode</text:p>
          </table:table-cell>
          <table:table-cell table:style-name="ce12" office:value-type="string" calcext:value-type="string">
            <text:p>Fan</text:p>
          </table:table-cell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QUIET</text:p>
          </table:table-cell>
          <table:table-cell table:style-name="ce12" office:value-type="string" calcext:value-type="string">
            <text:p>Boos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office:annotation draw:style-name="gr1" draw:text-style-name="P1" svg:width="2.899cm" svg:height="0.991cm" svg:x="51.183cm" svg:y="0cm" draw:caption-point-x="-0.61cm" draw:caption-point-y="0.01cm">
              <dc:date>2014-11-19T00:00:00</dc:date>
              <text:p text:style-name="P1"><text:span text:style-name="T1">MODE</text:span></text:p>
              <text:p text:style-name="P1"><text:span text:style-name="T1"/></text:p>
            </office:annotation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office:annotation draw:style-name="gr1" draw:text-style-name="P1" svg:width="2.899cm" svg:height="0.991cm" svg:x="53.957cm" svg:y="0cm" draw:caption-point-x="-0.61cm" draw:caption-point-y="0.01cm">
              <dc:date>2014-11-20T00:00:00</dc:date>
              <text:p text:style-name="P1"><text:span text:style-name="T1">Gauche : FAN</text:span></text:p>
              <text:p text:style-name="P1"><text:span text:style-name="T1">Droite SWING</text:span></text:p>
            </office:annotation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number-columns-repeated="11"/>
          <table:table-cell office:value-type="string" calcext:value-type="string">
            <text:p>Tcode</text:p>
          </table:table-cell>
          <table:table-cell office:value-type="string" calcext:value-type="string">
            <text:p>Temp</text:p>
          </table:table-cell>
          <table:table-cell table:style-name="ce22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7" office:value-type="string" calcext:value-type="string">
            <text:p>SWING</text:p>
          </table:table-cell>
          <table:table-cell table:number-columns-repeated="97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20.7S" calcext:value-type="time">
            <text:p>09:55:20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C01850000700708008000600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36;0|4;6188;436;1|5;6624;464;0|6;7088;408;1|7;7496;1328;0|8;8824;408;1|9;9232;464;0|10;9696;408;1|11;10104;460;0|12;10564;408;1|13;10972;460;0|14;11432;408;1|15;11840;464;0|16;12304;408;1|17;12712;460;0|18;13172;408;1|19;13580;460;0|20;14040;408;1|21;14448;464;0|22;14912;408;1|23;15320;460;0|24;15780;408;1|25;16188;460;0|26;16648;412;1|27;17060;460;0|28;17520;408;1|29;17928;460;0|30;18388;408;1|31;18796;1332;0|32;20128;408;1|33;20536;460;0|34;20996;408;1|35;21404;464;0|36;21868;408;1|37;22276;460;0|38;22736;408;1|39;23144;460;0|40;23604;408;1|41;24012;464;0|42;24476;408;1|43;24884;460;0|44;25344;408;1|45;25752;464;0|46;26216;404;1|47;26620;1332;0|48;27952;408;1|49;28360;1332;0|50;29692;408;1|51;30100;1332;0|52;31432;408;1|53;31840;460;0|54;32300;408;1|55;32708;460;0|56;33168;412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0;0|76;42732;408;1|77;43140;464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0;0|98;52296;408;1|99;52704;464;0|100;53168;408;1|101;53576;460;0|102;54036;408;1|103;54444;464;0|104;54908;408;1|105;55316;460;0|106;55776;408;1|107;56184;460;0|108;56644;408;1|109;57052;464;0|110;57516;408;1|111;57924;460;0|112;58384;408;1|113;58792;464;0|114;59256;404;1|115;59660;464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0;0|134;79248;3456;1|135;82704;1764;0|136;84468;408;1|137;84876;460;0|138;85336;412;1|139;85748;1328;0|140;87076;408;1|141;87484;460;0|142;87944;412;1|143;88356;460;0|144;88816;408;1|145;89224;460;0|146;89684;408;1|147;90092;464;0|148;90556;408;1|149;90964;460;0|150;91424;408;1|151;91832;460;0|152;92292;408;1|153;92700;464;0|154;93164;408;1|155;93572;460;0|156;94032;408;1|157;94440;460;0|158;94900;408;1|159;95308;464;0|160;95772;408;1|161;96180;460;0|162;96640;408;1|163;97048;1332;0|164;98380;408;1|165;98788;460;0|166;99248;408;1|167;99656;464;0|168;100120;408;1|169;100528;460;0|170;100988;408;1|171;101396;460;0|172;101856;408;1|173;102264;464;0|174;102728;408;1|175;103136;460;0|176;103596;408;1|177;104004;460;0|178;104464;412;1|179;104876;1328;0|180;106204;408;1|181;106612;1332;0|182;107944;408;1|183;108352;1332;0|184;109684;408;1|185;110092;460;0|186;110552;408;1|187;110960;460;0|188;111420;408;1|189;111828;1332;0|190;113160;408;1|191;113568;464;0|192;114032;408;1|193;114440;460;0|194;114900;408;1|195;115308;460;0|196;115768;408;1|197;116176;464;0|198;116640;408;1|199;117048;460;0|200;117508;408;1|201;117916;460;0|202;118376;408;1|203;118784;464;0|204;119248;408;1|205;119656;460;0|206;120116;408;1|207;120524;460;0|208;120984;408;1|209;121392;464;0|210;121856;408;1|211;122264;460;0|212;122724;408;1|213;123132;464;0|214;123596;408;1|215;124004;460;0|216;124464;408;1|217;124872;460;0|218;125332;408;1|219;125740;464;0|220;126204;408;1|221;126612;460;0|222;127072;408;1|223;127480;1328;0|224;128808;412;1|225;129220;460;0|226;129680;408;1|227;130088;464;0|228;130552;404;1|229;130956;464;0|230;131420;408;1|231;131828;460;0|232;132288;408;1|233;132696;464;0|234;133160;408;1|235;133568;460;0|236;134028;408;1|237;134436;1332;0|238;135768;408;1|239;136176;1332;0|240;137508;408;1|241;137916;1328;0|242;139244;408;1|243;139652;1332;0|244;140984;408;1|245;141392;460;0|246;141852;408;1|247;142260;464;0|248;142724;404;1|249;143128;464;0|250;143592;408;1|251;144000;460;0|252;144460;408;1|253;144868;464;0|254;145332;408;1|255;145740;460;0|256;146200;408;1|257;146608;460;0|258;147068;408;1|259;147476;464;0|260;147940;408;1|261;148348;460;0|262;148808;408;1|263;149216;1332;0|264;150548;412;1|265;150960;1328;0|266;152288;408;1|267;152696;460;0|268;153156;408;1|269;153564;460;0|270;154024;408;1|271;154432;464;0|272;154896;408;1|273;155304;460;0|274;155764;408;1|275;156172;1332;0|276;157504;408;1|277;157912;460;0|278;158372;408;1|279;158780;1332;0|280;160112;408;1|281;160520;460;0|282;160980;408;1|283;161388;460;0|284;161848;412;1|285;162260;460;0|286;162720;408;1|287;163128;460;0|288;163588;408;1|289;163996;464;0|290;164460;408;1|291;164868;460;0|292;165328;408;1|293;165736;460;0|294;166196;412;1|295;166608;460;0|296;167068;408;1|297;167476;460;0|298;167936;408;1|299;168344;464;0|300;168808;408;1|301;169216;460;0|302;169676;408;1|303;170084;460;0|304;170544;412;1|305;170956;460;0|306;171416;408;1|307;171824;460;0|308;172284;408;1|309;172692;460;0|310;173152;408;1|311;173560;464;0|312;174024;408;1|313;174432;460;0|314;174892;408;1|315;175300;1332;0|316;176632;408;1|317;177040;1328;0|318;178368;412;1|319;178780;1328;0|320;180108;408;1|321;180516;464;0|322;180980;408;1|323;181388;460;0|324;181848;408;1|325;182256;464;0|326;182720;408;1|327;183128;460;0|328;183588;408;1|329;183996;460;0|330;184456;408;1|331;184864;460;0|332;185324;412;1|333;185736;460;0|334;186196;408;1|335;186604;460;0|336;187064;408;1|337;187472;464;0|338;187936;408;1|339;188344;1328;0|340;189672;412;1|341;190084;1328;0|342;191412;408;1|343;191820;1332;0|344;193152;408;1|345;193560;460;0|346;194020;408;1|347;194428;464;0|348;194892;408;1|349;195300;460;0|350;195760;408;1|351;196168;460;0|352;196628;412;1|353;197040;1328;0|354;198368;408;1|355;198776;464;0|356;199240;404;1|357;199644;464;0|358;200108;408;1|359;200516;460;0|360;200976;408;1|361;201384;464;0|362;201848;408;1|363;202256;460;0|364;202716;408;1|365;203124;460;0|366;203584;408;1|367;203992;464;0|368;204456;408;1|369;204864;460;0|370;205324;408;1|371;205732;460;0|372;206192;408;1|373;206600;464;0|374;207064;408;1|375;207472;460;0|376;207932;408;1|377;208340;1332;0|378;209672;408;1|379;210080;460;0|380;210540;408;1|381;210948;460;0|382;211408;412;1|383;211820;460;0|384;212280;408;1|385;212688;460;0|386;213148;408;1|387;213556;464;0|388;214020;408;1|389;214428;460;0|390;214888;408;1|391;215296;460;0|392;215756;408;1|393;216164;464;0|394;216628;408;1|395;217036;460;0|396;217496;408;1|397;217904;464;0|398;218368;404;1|399;218772;464;0|400;219236;408;1|401;219644;460;0|402;220104;408;1|403;220512;464;0|404;220976;408;1|405;221384;460;0|406;221844;408;1|407;222252;460;0|408;222712;408;1|409;223120;464;0|410;223584;408;1|411;223992;1332;0|412;225324;408;1|413;225732;1332;0|414;227064;404;1|415;227468;460;0|416;227928;412;1|417;228340;460;0|418;228800;408;1|419;229208;460;0|420;229668;408;1|421;230076;464;0|422;230540;408;1|423;230948;460;0|424;231408;408;1|425;231816;460;0|426;232276;408;1|427;232684;460;0|428;233144;412;1|429;233556;460;0|430;234016;408;1|431;234424;460;0|432;234884;412;1|433;235296;1328;0|434;236624;408;1|435;237032;1332;0|436;238364;408;1|437;238772;1328;0|438;240100;412;1|439;240512;460;0|440;240972;408;1|</text:p>
          </table:table-cell>
          <table:table-cell table:style-name="ce8" table:formula="of:=LEFT([.D2];16)" office:value-type="string" office:string-value="4004072000000060" calcext:value-type="string">
            <text:p>4004072000000060</text:p>
          </table:table-cell>
          <table:table-cell table:style-name="ce10" table:formula="of:=RIGHT([.D2];(27*2)-16)" office:value-type="string" office:string-value="4004072000103C01850000700708008000600E" calcext:value-type="string">
            <text:p>4004072000103C01850000700708008000600E</text:p>
          </table:table-cell>
          <table:table-cell table:style-name="ce8"/>
          <table:table-cell table:style-name="ce7" table:number-columns-repeated="2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2];2*[.Q$1]);2);8);4) &amp; LEFT(HEX2BIN(RIGHT(LEFT([.$J2];2*[.Q$1]);2);8);4);2)" office:value-type="string" office:string-value="04" calcext:value-type="string">
            <text:p>04</text:p>
          </table:table-cell>
          <table:table-cell table:style-name="ce7" table:formula="of:=BIN2HEX(RIGHT(HEX2BIN(RIGHT(LEFT([.$J2];2*[.R$1]);2);8);4) &amp; LEFT(HEX2BIN(RIGHT(LEFT([.$J2];2*[.R$1]);2);8);4);2)" office:value-type="string" office:string-value="40" calcext:value-type="string">
            <text:p>40</text:p>
          </table:table-cell>
          <table:table-cell table:style-name="ce7" table:formula="of:=BIN2HEX(RIGHT(HEX2BIN(RIGHT(LEFT([.$J2];2*[.S$1]);2);8);4) &amp; LEFT(HEX2BIN(RIGHT(LEFT([.$J2];2*[.S$1]);2);8);4);2)" office:value-type="string" office:string-value="70" calcext:value-type="string">
            <text:p>70</text:p>
          </table:table-cell>
          <table:table-cell table:style-name="ce7" table:formula="of:=BIN2HEX(RIGHT(HEX2BIN(RIGHT(LEFT([.$J2];2*[.T$1]);2);8);4) &amp; LEFT(HEX2BIN(RIGHT(LEFT([.$J2];2*[.T$1]);2);8);4);2)" office:value-type="string" office:string-value="02" calcext:value-type="string">
            <text:p>02</text:p>
          </table:table-cell>
          <table:table-cell table:style-name="ce7" table:formula="of:=BIN2HEX(RIGHT(HEX2BIN(RIGHT(LEFT([.$J2];2*[.U$1]);2);8);4) &amp; LEFT(HEX2BIN(RIGHT(LEFT([.$J2];2*[.U$1]);2);8);4);2)" office:value-type="string" office:string-value="00" calcext:value-type="string">
            <text:p>00</text:p>
          </table:table-cell>
          <table:table-cell table:style-name="ce7" table:formula="of:=BIN2HEX(RIGHT(HEX2BIN(RIGHT(LEFT([.$J2];2*[.V$1]);2);8);4) &amp; LEFT(HEX2BIN(RIGHT(LEFT([.$J2];2*[.V$1]);2);8);4);2)" office:value-type="string" office:string-value="01" calcext:value-type="string">
            <text:p>01</text:p>
          </table:table-cell>
          <table:table-cell table:style-name="ce20" table:formula="of:=BIN2HEX(RIGHT(HEX2BIN(RIGHT(LEFT([.$J2];2*[.W$1]);2);8);4) &amp; LEFT(HEX2BIN(RIGHT(LEFT([.$J2];2*[.W$1]);2);8);4);2)" office:value-type="string" office:string-value="C3" calcext:value-type="string">
            <text:p>C3</text:p>
          </table:table-cell>
          <table:table-cell table:style-name="ce7" table:formula="of:=BIN2HEX(RIGHT(HEX2BIN(RIGHT(LEFT([.$J2];2*[.X$1]);2);8);4) &amp; LEFT(HEX2BIN(RIGHT(LEFT([.$J2];2*[.X$1]);2);8);4);2)" office:value-type="string" office:string-value="10" calcext:value-type="string">
            <text:p>10</text:p>
          </table:table-cell>
          <table:table-cell table:style-name="ce20" table:formula="of:=BIN2HEX(RIGHT(HEX2BIN(RIGHT(LEFT([.$J2];2*[.Y$1]);2);8);4) &amp; LEFT(HEX2BIN(RIGHT(LEFT([.$J2];2*[.Y$1]);2);8);4);2)" office:value-type="string" office:string-value="58" calcext:value-type="string">
            <text:p>58</text:p>
          </table:table-cell>
          <table:table-cell table:style-name="ce7" table:formula="of:=BIN2HEX(RIGHT(HEX2BIN(RIGHT(LEFT([.$J2];2*[.Z$1]);2);8);4) &amp; LEFT(HEX2BIN(RIGHT(LEFT([.$J2];2*[.Z$1]);2);8);4);2)" office:value-type="string" office:string-value="00" calcext:value-type="string">
            <text:p>00</text:p>
          </table:table-cell>
          <table:table-cell table:style-name="ce7" table:formula="of:=BIN2HEX(RIGHT(HEX2BIN(RIGHT(LEFT([.$J2];2*[.AA$1]);2);8);4) &amp; LEFT(HEX2BIN(RIGHT(LEFT([.$J2];2*[.AA$1]);2);8);4);2)" office:value-type="string" office:string-value="00" calcext:value-type="string">
            <text:p>00</text:p>
          </table:table-cell>
          <table:table-cell table:style-name="ce7" table:formula="of:=BIN2HEX(RIGHT(HEX2BIN(RIGHT(LEFT([.$J2];2*[.AB$1]);2);8);4) &amp; LEFT(HEX2BIN(RIGHT(LEFT([.$J2];2*[.AB$1]);2);8);4);2)" office:value-type="string" office:string-value="07" calcext:value-type="string">
            <text:p>07</text:p>
          </table:table-cell>
          <table:table-cell table:style-name="ce7" table:formula="of:=BIN2HEX(RIGHT(HEX2BIN(RIGHT(LEFT([.$J2];2*[.AC$1]);2);8);4) &amp; LEFT(HEX2BIN(RIGHT(LEFT([.$J2];2*[.AC$1]);2);8);4);2)" office:value-type="string" office:string-value="70" calcext:value-type="string">
            <text:p>70</text:p>
          </table:table-cell>
          <table:table-cell table:style-name="ce7" table:formula="of:=BIN2HEX(RIGHT(HEX2BIN(RIGHT(LEFT([.$J2];2*[.AD$1]);2);8);4) &amp; LEFT(HEX2BIN(RIGHT(LEFT([.$J2];2*[.AD$1]);2);8);4);2)" office:value-type="string" office:string-value="80" calcext:value-type="string">
            <text:p>80</text:p>
          </table:table-cell>
          <table:table-cell table:style-name="ce7" table:formula="of:=BIN2HEX(RIGHT(HEX2BIN(RIGHT(LEFT([.$J2];2*[.AE$1]);2);8);4) &amp; LEFT(HEX2BIN(RIGHT(LEFT([.$J2];2*[.AE$1]);2);8);4);2)" office:value-type="string" office:string-value="00" calcext:value-type="string">
            <text:p>00</text:p>
          </table:table-cell>
          <table:table-cell table:style-name="ce7" table:formula="of:=BIN2HEX(RIGHT(HEX2BIN(RIGHT(LEFT([.$J2];2*[.AF$1]);2);8);4) &amp; LEFT(HEX2BIN(RIGHT(LEFT([.$J2];2*[.AF$1]);2);8);4);2)" office:value-type="string" office:string-value="08" calcext:value-type="string">
            <text:p>08</text:p>
          </table:table-cell>
          <table:table-cell table:style-name="ce7" table:formula="of:=BIN2HEX(RIGHT(HEX2BIN(RIGHT(LEFT([.$J2];2*[.AG$1]);2);8);4) &amp; LEFT(HEX2BIN(RIGHT(LEFT([.$J2];2*[.AG$1]);2);8);4);2)" office:value-type="string" office:string-value="00" calcext:value-type="string">
            <text:p>00</text:p>
          </table:table-cell>
          <table:table-cell table:style-name="ce7" table:formula="of:=BIN2HEX(RIGHT(HEX2BIN(RIGHT(LEFT([.$J2];2*[.AH$1]);2);8);4) &amp; LEFT(HEX2BIN(RIGHT(LEFT([.$J2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];1);4)" office:value-type="string" office:string-value="1100" calcext:value-type="string">
            <text:p>1100</text:p>
          </table:table-cell>
          <table:table-cell table:style-name="ce7" table:formula="of:=HEX2BIN(RIGHT([.W2];1);4)" office:value-type="string" office:string-value="0011" calcext:value-type="string">
            <text:p>0011</text:p>
          </table:table-cell>
          <table:table-cell/>
          <table:table-cell table:style-name="ce23" table:formula="of:=LEFT([.AK2];1)" office:value-type="string" office:string-value="1" calcext:value-type="string">
            <text:p>1</text:p>
          </table:table-cell>
          <table:table-cell table:formula="of:=RIGHT(LEFT([.AK2];2);1)" office:value-type="string" office:string-value="1" calcext:value-type="string">
            <text:p>1</text:p>
          </table:table-cell>
          <table:table-cell table:formula="of:=LEFT(RIGHT([.AK2];2);1)" office:value-type="string" office:string-value="0" calcext:value-type="string">
            <text:p>0</text:p>
          </table:table-cell>
          <table:table-cell table:formula="of:=RIGHT(RIGHT([.AK2];2);1)" office:value-type="string" office:string-value="0" calcext:value-type="string">
            <text:p>0</text:p>
          </table:table-cell>
          <table:table-cell table:formula="of:=LEFT(LEFT([.AL2];2);1)" office:value-type="string" office:string-value="0" calcext:value-type="string">
            <text:p>0</text:p>
          </table:table-cell>
          <table:table-cell table:style-name="ce23" table:formula="of:=RIGHT(LEFT([.AL2];2);1)" office:value-type="string" office:string-value="0" calcext:value-type="string">
            <text:p>0</text:p>
          </table:table-cell>
          <table:table-cell table:style-name="ce23" table:formula="of:=LEFT(RIGHT([.AL2];2);1)" office:value-type="string" office:string-value="1" calcext:value-type="string">
            <text:p>1</text:p>
          </table:table-cell>
          <table:table-cell table:style-name="ce23" table:formula="of:=RIGHT(RIGHT([.AL2];2);1)" office:value-type="string" office:string-value="1" calcext:value-type="string">
            <text:p>1</text:p>
          </table:table-cell>
          <table:table-cell/>
          <table:table-cell table:formula="of:=[.AN2]&amp;[.AU2]&amp;[.AT2]&amp;[.AS2]" office:value-type="string" office:string-value="1110" calcext:value-type="string">
            <text:p>1110</text:p>
          </table:table-cell>
          <table:table-cell table:formula="of:=BIN2DEC([.AW2])" office:value-type="float" office:value="14" calcext:value-type="float">
            <text:p>14</text:p>
          </table:table-cell>
          <table:table-cell table:formula="of:=[.AX2]+16" office:value-type="float" office:value="30" calcext:value-type="float">
            <text:p>30</text:p>
          </table:table-cell>
          <table:table-cell table:style-name="ce7" table:formula="of:=HEX2BIN(LEFT([.Y2];1);4)" office:value-type="string" office:string-value="0101" calcext:value-type="string">
            <text:p>0101</text:p>
          </table:table-cell>
          <table:table-cell table:style-name="ce7" table:formula="of:=HEX2BIN(RIGHT([.Y2];1);4)" office:value-type="string" office:string-value="1000" calcext:value-type="string">
            <text:p>1000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5.1S" calcext:value-type="time">
            <text:p>09:55:15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C01F50000700708008000607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4;0|12;10568;408;1|13;10976;460;0|14;11436;408;1|15;11844;464;0|16;12308;404;1|17;12712;464;0|18;13176;408;1|19;13584;460;0|20;14044;408;1|21;14452;460;0|22;14912;412;1|23;15324;460;0|24;15784;408;1|25;16192;460;0|26;16652;408;1|27;17060;464;0|28;17524;408;1|29;17932;460;0|30;18392;408;1|31;18800;1328;0|32;20128;412;1|33;20540;460;0|34;21000;408;1|35;21408;460;0|36;21868;408;1|37;22276;464;0|38;22740;408;1|39;23148;460;0|40;23608;408;1|41;24016;460;0|42;24476;412;1|43;24888;460;0|44;25348;408;1|45;25756;460;0|46;26216;408;1|47;26624;1332;0|48;27956;408;1|49;28364;1332;0|50;29696;408;1|51;30104;1328;0|52;31432;412;1|53;31844;460;0|54;32304;408;1|55;32712;460;0|56;33172;408;1|57;33580;1332;0|58;34912;408;1|59;35320;460;0|60;35780;408;1|61;36188;464;0|62;36652;408;1|63;37060;460;0|64;37520;408;1|65;37928;460;0|66;38388;408;1|67;38796;460;0|68;39256;412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08;1|89;48360;464;0|90;48824;408;1|91;49232;460;0|92;49692;408;1|93;50100;464;0|94;50564;404;1|95;50968;464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4;1|117;60532;464;0|118;60996;408;1|119;61404;1328;0|120;62732;412;1|121;63144;1328;0|122;64472;408;1|123;64880;464;0|124;65344;408;1|125;65752;460;0|126;66212;408;1|127;66620;460;0|128;67080;412;1|129;67492;460;0|130;67952;408;1|131;68360;460;0|132;68820;408;1|133;69228;10028;0|134;79256;3452;1|135;82708;1764;0|136;84472;408;1|137;84880;464;0|138;85344;408;1|139;85752;1328;0|140;87080;412;1|141;87492;460;0|142;87952;408;1|143;88360;460;0|144;88820;408;1|145;89228;464;0|146;89692;408;1|147;90100;460;0|148;90560;408;1|149;90968;460;0|150;91428;408;1|151;91836;464;0|152;92300;408;1|153;92708;460;0|154;93168;408;1|155;93576;460;0|156;94036;408;1|157;94444;464;0|158;94908;408;1|159;95316;460;0|160;95776;408;1|161;96184;464;0|162;96648;404;1|163;97052;1332;0|164;98384;428;1|165;98812;444;0|166;99256;408;1|167;99664;460;0|168;100124;408;1|169;100532;460;0|170;100992;408;1|171;101400;464;0|172;101864;408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12;1|191;113576;460;0|192;114036;408;1|193;114444;460;0|194;114904;408;1|195;115312;464;0|196;115776;404;1|197;116180;464;0|198;116644;408;1|199;117052;460;0|200;117512;408;1|201;117920;464;0|202;118384;408;1|203;118792;460;0|204;119252;408;1|205;119660;460;0|206;120120;412;1|207;120532;460;0|208;120992;408;1|209;121400;460;0|210;121860;408;1|211;122268;460;0|212;122728;408;1|213;123136;464;0|214;123600;408;1|215;124008;460;0|216;124468;408;1|217;124876;464;0|218;125340;408;1|219;125748;460;0|220;126208;408;1|221;126616;460;0|222;127076;408;1|223;127484;1332;0|224;128816;408;1|225;129224;460;0|226;129684;412;1|227;130096;460;0|228;130556;408;1|229;130964;460;0|230;131424;408;1|231;131832;460;0|232;132292;408;1|233;132700;464;0|234;133164;408;1|235;133572;460;0|236;134032;408;1|237;134440;1332;0|238;135772;408;1|239;136180;1328;0|240;137508;412;1|241;137920;1328;0|242;139248;412;1|243;139660;1328;0|244;140988;408;1|245;141396;460;0|246;141856;412;1|247;142268;460;0|248;142728;408;1|249;143136;460;0|250;143596;408;1|251;144004;464;0|252;144468;408;1|253;144876;460;0|254;145336;408;1|255;145744;460;0|256;146204;408;1|257;146612;464;0|258;147076;408;1|259;147484;460;0|260;147944;408;1|261;148352;460;0|262;148812;412;1|263;149224;1328;0|264;150552;408;1|265;150960;1332;0|266;152292;408;1|267;152700;1328;0|268;154028;412;1|269;154440;1328;0|270;155768;408;1|271;156176;1332;0|272;157508;408;1|273;157916;460;0|274;158376;412;1|275;158788;1328;0|276;160116;408;1|277;160524;464;0|278;160988;408;1|279;161396;1328;0|280;162724;408;1|281;163132;464;0|282;163596;408;1|283;164004;460;0|284;164464;408;1|285;164872;460;0|286;165332;408;1|287;165740;464;0|288;166204;408;1|289;166612;460;0|290;167072;408;1|291;167480;460;0|292;167940;412;1|293;168352;460;0|294;168812;408;1|295;169220;460;0|296;169680;408;1|297;170088;464;0|298;170552;408;1|299;170960;460;0|300;171420;408;1|301;171828;460;0|302;172288;408;1|303;172696;464;0|304;173160;408;1|305;173568;460;0|306;174028;408;1|307;174436;464;0|308;174900;404;1|309;175304;464;0|310;175768;408;1|311;176176;460;0|312;176636;408;1|313;177044;460;0|314;177504;408;1|315;177912;1332;0|316;179244;412;1|317;179656;1328;0|318;180984;408;1|319;181392;1332;0|320;182724;408;1|321;183132;460;0|322;183592;408;1|323;184000;464;0|324;184464;404;1|325;184868;464;0|326;185332;408;1|327;185740;460;0|328;186200;408;1|329;186608;464;0|330;187072;408;1|331;187480;460;0|332;187940;408;1|333;188348;460;0|334;188808;408;1|335;189216;464;0|336;189680;408;1|337;190088;460;0|338;190548;408;1|339;190956;1332;0|340;192288;408;1|341;192696;1328;0|342;194024;412;1|343;194436;1328;0|344;195764;408;1|345;196172;464;0|346;196636;408;1|347;197044;460;0|348;197504;408;1|349;197912;464;0|350;198376;404;1|351;198780;464;0|352;199244;408;1|353;199652;1328;0|354;200980;412;1|355;201392;460;0|356;201852;408;1|357;202260;460;0|358;202720;408;1|359;203128;464;0|360;203592;404;1|361;203996;464;0|362;204460;408;1|363;204868;460;0|364;205328;408;1|365;205736;464;0|366;206200;408;1|367;206608;460;0|368;207068;408;1|369;207476;460;0|370;207936;408;1|371;208344;464;0|372;208808;408;1|373;209216;460;0|374;209676;408;1|375;210084;460;0|376;210544;412;1|377;210956;1328;0|378;212284;408;1|379;212692;464;0|380;213156;408;1|381;213564;460;0|382;214024;408;1|383;214432;460;0|384;214892;408;1|385;215300;464;0|386;215764;408;1|387;216172;460;0|388;216632;408;1|389;217040;460;0|390;217500;408;1|391;217908;464;0|392;218372;408;1|393;218780;460;0|394;219240;408;1|395;219648;460;0|396;220108;412;1|397;220520;460;0|398;220980;408;1|399;221388;460;0|400;221848;408;1|401;222256;464;0|402;222720;408;1|403;223128;460;0|404;223588;408;1|405;223996;460;0|406;224456;412;1|407;224868;460;0|408;225328;408;1|409;225736;460;0|410;226196;408;1|411;226604;1332;0|412;227936;408;1|413;228344;1328;0|414;229672;412;1|415;230084;460;0|416;230544;408;1|417;230952;460;0|418;231412;408;1|419;231820;464;0|420;232284;408;1|421;232692;460;0|422;233152;408;1|423;233560;460;0|424;234020;408;1|425;234428;464;0|426;234892;408;1|427;235300;1332;0|428;236632;408;1|429;237040;1328;0|430;238368;408;1|431;238776;1332;0|432;240108;412;1|433;240520;1328;0|434;241848;408;1|435;242256;1328;0|436;243584;408;1|437;243992;1332;0|438;245324;408;1|439;245732;460;0|440;246192;412;1|</text:p>
          </table:table-cell>
          <table:table-cell table:style-name="ce8" table:formula="of:=LEFT([.D3];16)" office:value-type="string" office:string-value="4004072000000060" calcext:value-type="string">
            <text:p>4004072000000060</text:p>
          </table:table-cell>
          <table:table-cell table:style-name="ce10" table:formula="of:=RIGHT([.D3];(27*2)-16)" office:value-type="string" office:string-value="4004072000103C01F50000700708008000607E" calcext:value-type="string">
            <text:p>4004072000103C01F50000700708008000607E</text:p>
          </table:table-cell>
          <table:table-cell table:style-name="ce8"/>
          <table:table-cell table:style-name="ce7" table:number-columns-repeated="2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3];2*[.Q$1]);2);8);4) &amp; LEFT(HEX2BIN(RIGHT(LEFT([.$J3];2*[.Q$1]);2);8);4);2)" office:value-type="string" office:string-value="04" calcext:value-type="string">
            <text:p>04</text:p>
          </table:table-cell>
          <table:table-cell table:style-name="ce7" table:formula="of:=BIN2HEX(RIGHT(HEX2BIN(RIGHT(LEFT([.$J3];2*[.R$1]);2);8);4) &amp; LEFT(HEX2BIN(RIGHT(LEFT([.$J3];2*[.R$1]);2);8);4);2)" office:value-type="string" office:string-value="40" calcext:value-type="string">
            <text:p>40</text:p>
          </table:table-cell>
          <table:table-cell table:style-name="ce7" table:formula="of:=BIN2HEX(RIGHT(HEX2BIN(RIGHT(LEFT([.$J3];2*[.S$1]);2);8);4) &amp; LEFT(HEX2BIN(RIGHT(LEFT([.$J3];2*[.S$1]);2);8);4);2)" office:value-type="string" office:string-value="70" calcext:value-type="string">
            <text:p>70</text:p>
          </table:table-cell>
          <table:table-cell table:style-name="ce7" table:formula="of:=BIN2HEX(RIGHT(HEX2BIN(RIGHT(LEFT([.$J3];2*[.T$1]);2);8);4) &amp; LEFT(HEX2BIN(RIGHT(LEFT([.$J3];2*[.T$1]);2);8);4);2)" office:value-type="string" office:string-value="02" calcext:value-type="string">
            <text:p>02</text:p>
          </table:table-cell>
          <table:table-cell table:style-name="ce7" table:formula="of:=BIN2HEX(RIGHT(HEX2BIN(RIGHT(LEFT([.$J3];2*[.U$1]);2);8);4) &amp; LEFT(HEX2BIN(RIGHT(LEFT([.$J3];2*[.U$1]);2);8);4);2)" office:value-type="string" office:string-value="00" calcext:value-type="string">
            <text:p>00</text:p>
          </table:table-cell>
          <table:table-cell table:style-name="ce7" table:formula="of:=BIN2HEX(RIGHT(HEX2BIN(RIGHT(LEFT([.$J3];2*[.V$1]);2);8);4) &amp; LEFT(HEX2BIN(RIGHT(LEFT([.$J3];2*[.V$1]);2);8);4);2)" office:value-type="string" office:string-value="01" calcext:value-type="string">
            <text:p>01</text:p>
          </table:table-cell>
          <table:table-cell table:style-name="ce20" table:formula="of:=BIN2HEX(RIGHT(HEX2BIN(RIGHT(LEFT([.$J3];2*[.W$1]);2);8);4) &amp; LEFT(HEX2BIN(RIGHT(LEFT([.$J3];2*[.W$1]);2);8);4);2)" office:value-type="string" office:string-value="C3" calcext:value-type="string">
            <text:p>C3</text:p>
          </table:table-cell>
          <table:table-cell table:style-name="ce7" table:formula="of:=BIN2HEX(RIGHT(HEX2BIN(RIGHT(LEFT([.$J3];2*[.X$1]);2);8);4) &amp; LEFT(HEX2BIN(RIGHT(LEFT([.$J3];2*[.X$1]);2);8);4);2)" office:value-type="string" office:string-value="10" calcext:value-type="string">
            <text:p>10</text:p>
          </table:table-cell>
          <table:table-cell table:style-name="ce20" table:formula="of:=BIN2HEX(RIGHT(HEX2BIN(RIGHT(LEFT([.$J3];2*[.Y$1]);2);8);4) &amp; LEFT(HEX2BIN(RIGHT(LEFT([.$J3];2*[.Y$1]);2);8);4);2)" office:value-type="string" office:string-value="5F" calcext:value-type="string">
            <text:p>5F</text:p>
          </table:table-cell>
          <table:table-cell table:style-name="ce7" table:formula="of:=BIN2HEX(RIGHT(HEX2BIN(RIGHT(LEFT([.$J3];2*[.Z$1]);2);8);4) &amp; LEFT(HEX2BIN(RIGHT(LEFT([.$J3];2*[.Z$1]);2);8);4);2)" office:value-type="string" office:string-value="00" calcext:value-type="string">
            <text:p>00</text:p>
          </table:table-cell>
          <table:table-cell table:style-name="ce7" table:formula="of:=BIN2HEX(RIGHT(HEX2BIN(RIGHT(LEFT([.$J3];2*[.AA$1]);2);8);4) &amp; LEFT(HEX2BIN(RIGHT(LEFT([.$J3];2*[.AA$1]);2);8);4);2)" office:value-type="string" office:string-value="00" calcext:value-type="string">
            <text:p>00</text:p>
          </table:table-cell>
          <table:table-cell table:style-name="ce7" table:formula="of:=BIN2HEX(RIGHT(HEX2BIN(RIGHT(LEFT([.$J3];2*[.AB$1]);2);8);4) &amp; LEFT(HEX2BIN(RIGHT(LEFT([.$J3];2*[.AB$1]);2);8);4);2)" office:value-type="string" office:string-value="07" calcext:value-type="string">
            <text:p>07</text:p>
          </table:table-cell>
          <table:table-cell table:style-name="ce7" table:formula="of:=BIN2HEX(RIGHT(HEX2BIN(RIGHT(LEFT([.$J3];2*[.AC$1]);2);8);4) &amp; LEFT(HEX2BIN(RIGHT(LEFT([.$J3];2*[.AC$1]);2);8);4);2)" office:value-type="string" office:string-value="70" calcext:value-type="string">
            <text:p>70</text:p>
          </table:table-cell>
          <table:table-cell table:style-name="ce7" table:formula="of:=BIN2HEX(RIGHT(HEX2BIN(RIGHT(LEFT([.$J3];2*[.AD$1]);2);8);4) &amp; LEFT(HEX2BIN(RIGHT(LEFT([.$J3];2*[.AD$1]);2);8);4);2)" office:value-type="string" office:string-value="80" calcext:value-type="string">
            <text:p>80</text:p>
          </table:table-cell>
          <table:table-cell table:style-name="ce7" table:formula="of:=BIN2HEX(RIGHT(HEX2BIN(RIGHT(LEFT([.$J3];2*[.AE$1]);2);8);4) &amp; LEFT(HEX2BIN(RIGHT(LEFT([.$J3];2*[.AE$1]);2);8);4);2)" office:value-type="string" office:string-value="00" calcext:value-type="string">
            <text:p>00</text:p>
          </table:table-cell>
          <table:table-cell table:style-name="ce7" table:formula="of:=BIN2HEX(RIGHT(HEX2BIN(RIGHT(LEFT([.$J3];2*[.AF$1]);2);8);4) &amp; LEFT(HEX2BIN(RIGHT(LEFT([.$J3];2*[.AF$1]);2);8);4);2)" office:value-type="string" office:string-value="08" calcext:value-type="string">
            <text:p>08</text:p>
          </table:table-cell>
          <table:table-cell table:style-name="ce7" table:formula="of:=BIN2HEX(RIGHT(HEX2BIN(RIGHT(LEFT([.$J3];2*[.AG$1]);2);8);4) &amp; LEFT(HEX2BIN(RIGHT(LEFT([.$J3];2*[.AG$1]);2);8);4);2)" office:value-type="string" office:string-value="00" calcext:value-type="string">
            <text:p>00</text:p>
          </table:table-cell>
          <table:table-cell table:style-name="ce7" table:formula="of:=BIN2HEX(RIGHT(HEX2BIN(RIGHT(LEFT([.$J3];2*[.AH$1]);2);8);4) &amp; LEFT(HEX2BIN(RIGHT(LEFT([.$J3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];1);4)" office:value-type="string" office:string-value="1100" calcext:value-type="string">
            <text:p>1100</text:p>
          </table:table-cell>
          <table:table-cell table:style-name="ce7" table:formula="of:=HEX2BIN(RIGHT([.W3];1);4)" office:value-type="string" office:string-value="0011" calcext:value-type="string">
            <text:p>0011</text:p>
          </table:table-cell>
          <table:table-cell/>
          <table:table-cell table:style-name="ce23" table:formula="of:=LEFT([.AK3];1)" office:value-type="string" office:string-value="1" calcext:value-type="string">
            <text:p>1</text:p>
          </table:table-cell>
          <table:table-cell table:formula="of:=RIGHT(LEFT([.AK3];2);1)" office:value-type="string" office:string-value="1" calcext:value-type="string">
            <text:p>1</text:p>
          </table:table-cell>
          <table:table-cell table:formula="of:=LEFT(RIGHT([.AK3];2);1)" office:value-type="string" office:string-value="0" calcext:value-type="string">
            <text:p>0</text:p>
          </table:table-cell>
          <table:table-cell table:formula="of:=RIGHT(RIGHT([.AK3];2);1)" office:value-type="string" office:string-value="0" calcext:value-type="string">
            <text:p>0</text:p>
          </table:table-cell>
          <table:table-cell table:formula="of:=LEFT(LEFT([.AL3];2);1)" office:value-type="string" office:string-value="0" calcext:value-type="string">
            <text:p>0</text:p>
          </table:table-cell>
          <table:table-cell table:style-name="ce23" table:formula="of:=RIGHT(LEFT([.AL3];2);1)" office:value-type="string" office:string-value="0" calcext:value-type="string">
            <text:p>0</text:p>
          </table:table-cell>
          <table:table-cell table:style-name="ce23" table:formula="of:=LEFT(RIGHT([.AL3];2);1)" office:value-type="string" office:string-value="1" calcext:value-type="string">
            <text:p>1</text:p>
          </table:table-cell>
          <table:table-cell table:style-name="ce23" table:formula="of:=RIGHT(RIGHT([.AL3];2);1)" office:value-type="string" office:string-value="1" calcext:value-type="string">
            <text:p>1</text:p>
          </table:table-cell>
          <table:table-cell/>
          <table:table-cell table:formula="of:=[.AN3]&amp;[.AU3]&amp;[.AT3]&amp;[.AS3]" office:value-type="string" office:string-value="1110" calcext:value-type="string">
            <text:p>1110</text:p>
          </table:table-cell>
          <table:table-cell table:formula="of:=BIN2DEC([.AW3])" office:value-type="float" office:value="14" calcext:value-type="float">
            <text:p>14</text:p>
          </table:table-cell>
          <table:table-cell table:formula="of:=[.AX3]+16" office:value-type="float" office:value="30" calcext:value-type="float">
            <text:p>30</text:p>
          </table:table-cell>
          <table:table-cell table:style-name="ce7" table:formula="of:=HEX2BIN(LEFT([.Y3];1);4)" office:value-type="string" office:string-value="0101" calcext:value-type="string">
            <text:p>0101</text:p>
          </table:table-cell>
          <table:table-cell table:style-name="ce7" table:formula="of:=HEX2BIN(RIGHT([.Y3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3S" calcext:value-type="time">
            <text:p>09:55:13.0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5C01F50000700708008000603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28;0|8;8824;412;1|9;9236;460;0|10;9696;408;1|11;10104;460;0|12;10564;412;1|13;10976;460;0|14;11436;408;1|15;11844;460;0|16;12304;408;1|17;12712;464;0|18;13176;408;1|19;13584;460;0|20;14044;408;1|21;14452;460;0|22;14912;412;1|23;15324;460;0|24;15784;408;1|25;16192;460;0|26;16652;408;1|27;17060;464;0|28;17524;404;1|29;17928;464;0|30;18392;408;1|31;18800;1332;0|32;20132;408;1|33;20540;460;0|34;21000;408;1|35;21408;460;0|36;21868;408;1|37;22276;464;0|38;22740;408;1|39;23148;460;0|40;23608;412;1|41;24020;456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4;0|68;39260;408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12;1|89;48364;460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28;0|120;62732;408;1|121;63140;1332;0|122;64472;408;1|123;64880;464;0|124;65344;408;1|125;65752;460;0|126;66212;408;1|127;66620;460;0|128;67080;412;1|129;67492;460;0|130;67952;408;1|131;68360;460;0|132;68820;408;1|133;69228;10028;0|134;79256;3456;1|135;82712;1764;0|136;84476;408;1|137;84884;464;0|138;85348;408;1|139;85756;1328;0|140;87084;412;1|141;87496;460;0|142;87956;408;1|143;88364;460;0|144;88824;408;1|145;89232;464;0|146;89696;408;1|147;90104;460;0|148;90564;408;1|149;90972;460;0|150;91432;408;1|151;91840;464;0|152;92304;408;1|153;92712;460;0|154;93172;408;1|155;93580;460;0|156;94040;408;1|157;94448;464;0|158;94912;408;1|159;95320;460;0|160;95780;408;1|161;96188;460;0|162;96648;412;1|163;97060;1328;0|164;98388;408;1|165;98796;464;0|166;99260;408;1|167;99668;460;0|168;100128;408;1|169;100536;460;0|170;100996;408;1|171;101404;464;0|172;101868;408;1|173;102276;460;0|174;102736;408;1|175;103144;460;0|176;103604;408;1|177;104012;464;0|178;104476;408;1|179;104884;1328;0|180;106212;412;1|181;106624;1328;0|182;107952;408;1|183;108360;1332;0|184;109692;408;1|185;110100;460;0|186;110560;412;1|187;110972;460;0|188;111432;408;1|189;111840;1328;0|190;113168;408;1|191;113576;464;0|192;114040;408;1|193;114448;460;0|194;114908;408;1|195;115316;460;0|196;115776;412;1|197;116188;460;0|198;116648;408;1|199;117056;460;0|200;117516;408;1|201;117924;464;0|202;118388;408;1|203;118796;460;0|204;119256;408;1|205;119664;460;0|206;120124;412;1|207;120536;456;0|208;120992;412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08;1|227;130096;464;0|228;130560;408;1|229;130968;460;0|230;131428;408;1|231;131836;460;0|232;132296;412;1|233;132708;460;0|234;133168;408;1|235;133576;1332;0|236;134908;408;1|237;135316;460;0|238;135776;408;1|239;136184;1332;0|240;137516;408;1|241;137924;1328;0|242;139252;412;1|243;139664;1328;0|244;140992;408;1|245;141400;464;0|246;141864;408;1|247;142272;460;0|248;142732;408;1|249;143140;460;0|250;143600;408;1|251;144008;464;0|252;144472;408;1|253;144880;460;0|254;145340;408;1|255;145748;460;0|256;146208;408;1|257;146616;464;0|258;147080;408;1|259;147488;460;0|260;147948;408;1|261;148356;464;0|262;148820;408;1|263;149228;1328;0|264;150556;408;1|265;150964;1332;0|266;152296;408;1|267;152704;1328;0|268;154032;412;1|269;154444;1332;0|270;155776;408;1|271;156184;1328;0|272;157512;408;1|273;157920;464;0|274;158384;408;1|275;158792;1328;0|276;160120;408;1|277;160528;460;0|278;160988;412;1|279;161400;1328;0|280;162728;408;1|281;163136;464;0|282;163600;408;1|283;164008;460;0|284;164468;408;1|285;164876;460;0|286;165336;412;1|287;165748;460;0|288;166208;408;1|289;166616;460;0|290;167076;408;1|291;167484;464;0|292;167948;408;1|293;168356;460;0|294;168816;408;1|295;169224;460;0|296;169684;408;1|297;170092;464;0|298;170556;408;1|299;170964;460;0|300;171424;408;1|301;171832;460;0|302;172292;408;1|303;172700;464;0|304;173164;408;1|305;173572;460;0|306;174032;408;1|307;174440;464;0|308;174904;408;1|309;175312;460;0|310;175772;408;1|311;176180;460;0|312;176640;408;1|313;177048;460;0|314;177508;412;1|315;177920;1328;0|316;179248;408;1|317;179656;1332;0|318;180988;428;1|319;181416;1312;0|320;182728;408;1|321;183136;460;0|322;183596;408;1|323;184004;460;0|324;184464;412;1|325;184876;460;0|326;185336;408;1|327;185744;460;0|328;186204;408;1|329;186612;464;0|330;187076;408;1|331;187484;460;0|332;187944;408;1|333;188352;464;0|334;188816;404;1|335;189220;464;0|336;189684;408;1|337;190092;460;0|338;190552;408;1|339;190960;1328;0|340;192288;412;1|341;192700;1328;0|342;194028;412;1|343;194440;1328;0|344;195768;408;1|345;196176;464;0|346;196640;408;1|347;197048;460;0|348;197508;408;1|349;197916;464;0|350;198380;404;1|351;198784;464;0|352;199248;408;1|353;199656;1332;0|354;200988;408;1|355;201396;460;0|356;201856;408;1|357;202264;460;0|358;202724;408;1|359;203132;464;0|360;203596;408;1|361;204004;460;0|362;204464;408;1|363;204872;460;0|364;205332;408;1|365;205740;464;0|366;206204;408;1|367;206612;460;0|368;207072;408;1|369;207480;460;0|370;207940;408;1|371;208348;464;0|372;208812;408;1|373;209220;460;0|374;209680;408;1|375;210088;464;0|376;210552;408;1|377;210960;1328;0|378;212288;436;1|379;212724;436;0|380;213160;408;1|381;213568;460;0|382;214028;408;1|383;214436;460;0|384;214896;412;1|385;215308;460;0|386;215768;408;1|387;216176;460;0|388;216636;408;1|389;217044;460;0|390;217504;408;1|391;217912;464;0|392;218376;408;1|393;218784;460;0|394;219244;408;1|395;219652;464;0|396;220116;408;1|397;220524;460;0|398;220984;408;1|399;221392;460;0|400;221852;408;1|401;222260;464;0|402;222724;408;1|403;223132;460;0|404;223592;408;1|405;224000;460;0|406;224460;408;1|407;224868;464;0|408;225332;408;1|409;225740;460;0|410;226200;408;1|411;226608;1332;0|412;227940;408;1|413;228348;1332;0|414;229680;408;1|415;230088;460;0|416;230548;408;1|417;230956;460;0|418;231416;408;1|419;231824;464;0|420;232288;408;1|421;232696;460;0|422;233156;408;1|423;233564;460;0|424;234024;412;1|425;234436;460;0|426;234896;408;1|427;235304;460;0|428;235764;408;1|429;236172;1332;0|430;237504;408;1|431;237912;1332;0|432;239244;408;1|433;239652;1328;0|434;240980;412;1|435;241392;1328;0|436;242720;408;1|437;243128;1332;0|438;244460;408;1|439;244868;460;0|440;245328;408;1|</text:p>
          </table:table-cell>
          <table:table-cell table:style-name="ce8" table:formula="of:=LEFT([.D4];16)" office:value-type="string" office:string-value="4004072000000060" calcext:value-type="string">
            <text:p>4004072000000060</text:p>
          </table:table-cell>
          <table:table-cell table:style-name="ce10" table:formula="of:=RIGHT([.D4];(27*2)-16)" office:value-type="string" office:string-value="4004072000105C01F50000700708008000603E" calcext:value-type="string">
            <text:p>4004072000105C01F50000700708008000603E</text:p>
          </table:table-cell>
          <table:table-cell table:style-name="ce8"/>
          <table:table-cell table:style-name="ce7" table:number-columns-repeated="2"/>
          <table:table-cell table:style-name="ce7" office:value-type="float" office:value="29" calcext:value-type="float">
            <text:p>29</text:p>
          </table:table-cell>
          <table:table-cell table:style-name="ce7"/>
          <table:table-cell table:style-name="ce8"/>
          <table:table-cell table:style-name="ce7" table:formula="of:=BIN2HEX(RIGHT(HEX2BIN(RIGHT(LEFT([.$J4];2*[.Q$1]);2);8);4) &amp; LEFT(HEX2BIN(RIGHT(LEFT([.$J4];2*[.Q$1]);2);8);4);2)" office:value-type="string" office:string-value="04" calcext:value-type="string">
            <text:p>04</text:p>
          </table:table-cell>
          <table:table-cell table:style-name="ce7" table:formula="of:=BIN2HEX(RIGHT(HEX2BIN(RIGHT(LEFT([.$J4];2*[.R$1]);2);8);4) &amp; LEFT(HEX2BIN(RIGHT(LEFT([.$J4];2*[.R$1]);2);8);4);2)" office:value-type="string" office:string-value="40" calcext:value-type="string">
            <text:p>40</text:p>
          </table:table-cell>
          <table:table-cell table:style-name="ce7" table:formula="of:=BIN2HEX(RIGHT(HEX2BIN(RIGHT(LEFT([.$J4];2*[.S$1]);2);8);4) &amp; LEFT(HEX2BIN(RIGHT(LEFT([.$J4];2*[.S$1]);2);8);4);2)" office:value-type="string" office:string-value="70" calcext:value-type="string">
            <text:p>70</text:p>
          </table:table-cell>
          <table:table-cell table:style-name="ce7" table:formula="of:=BIN2HEX(RIGHT(HEX2BIN(RIGHT(LEFT([.$J4];2*[.T$1]);2);8);4) &amp; LEFT(HEX2BIN(RIGHT(LEFT([.$J4];2*[.T$1]);2);8);4);2)" office:value-type="string" office:string-value="02" calcext:value-type="string">
            <text:p>02</text:p>
          </table:table-cell>
          <table:table-cell table:style-name="ce7" table:formula="of:=BIN2HEX(RIGHT(HEX2BIN(RIGHT(LEFT([.$J4];2*[.U$1]);2);8);4) &amp; LEFT(HEX2BIN(RIGHT(LEFT([.$J4];2*[.U$1]);2);8);4);2)" office:value-type="string" office:string-value="00" calcext:value-type="string">
            <text:p>00</text:p>
          </table:table-cell>
          <table:table-cell table:style-name="ce7" table:formula="of:=BIN2HEX(RIGHT(HEX2BIN(RIGHT(LEFT([.$J4];2*[.V$1]);2);8);4) &amp; LEFT(HEX2BIN(RIGHT(LEFT([.$J4];2*[.V$1]);2);8);4);2)" office:value-type="string" office:string-value="01" calcext:value-type="string">
            <text:p>01</text:p>
          </table:table-cell>
          <table:table-cell table:style-name="ce20" table:formula="of:=BIN2HEX(RIGHT(HEX2BIN(RIGHT(LEFT([.$J4];2*[.W$1]);2);8);4) &amp; LEFT(HEX2BIN(RIGHT(LEFT([.$J4];2*[.W$1]);2);8);4);2)" office:value-type="string" office:string-value="C5" calcext:value-type="string">
            <text:p>C5</text:p>
          </table:table-cell>
          <table:table-cell table:style-name="ce7" table:formula="of:=BIN2HEX(RIGHT(HEX2BIN(RIGHT(LEFT([.$J4];2*[.X$1]);2);8);4) &amp; LEFT(HEX2BIN(RIGHT(LEFT([.$J4];2*[.X$1]);2);8);4);2)" office:value-type="string" office:string-value="10" calcext:value-type="string">
            <text:p>10</text:p>
          </table:table-cell>
          <table:table-cell table:style-name="ce20" table:formula="of:=BIN2HEX(RIGHT(HEX2BIN(RIGHT(LEFT([.$J4];2*[.Y$1]);2);8);4) &amp; LEFT(HEX2BIN(RIGHT(LEFT([.$J4];2*[.Y$1]);2);8);4);2)" office:value-type="string" office:string-value="5F" calcext:value-type="string">
            <text:p>5F</text:p>
          </table:table-cell>
          <table:table-cell table:style-name="ce7" table:formula="of:=BIN2HEX(RIGHT(HEX2BIN(RIGHT(LEFT([.$J4];2*[.Z$1]);2);8);4) &amp; LEFT(HEX2BIN(RIGHT(LEFT([.$J4];2*[.Z$1]);2);8);4);2)" office:value-type="string" office:string-value="00" calcext:value-type="string">
            <text:p>00</text:p>
          </table:table-cell>
          <table:table-cell table:style-name="ce7" table:formula="of:=BIN2HEX(RIGHT(HEX2BIN(RIGHT(LEFT([.$J4];2*[.AA$1]);2);8);4) &amp; LEFT(HEX2BIN(RIGHT(LEFT([.$J4];2*[.AA$1]);2);8);4);2)" office:value-type="string" office:string-value="00" calcext:value-type="string">
            <text:p>00</text:p>
          </table:table-cell>
          <table:table-cell table:style-name="ce7" table:formula="of:=BIN2HEX(RIGHT(HEX2BIN(RIGHT(LEFT([.$J4];2*[.AB$1]);2);8);4) &amp; LEFT(HEX2BIN(RIGHT(LEFT([.$J4];2*[.AB$1]);2);8);4);2)" office:value-type="string" office:string-value="07" calcext:value-type="string">
            <text:p>07</text:p>
          </table:table-cell>
          <table:table-cell table:style-name="ce7" table:formula="of:=BIN2HEX(RIGHT(HEX2BIN(RIGHT(LEFT([.$J4];2*[.AC$1]);2);8);4) &amp; LEFT(HEX2BIN(RIGHT(LEFT([.$J4];2*[.AC$1]);2);8);4);2)" office:value-type="string" office:string-value="70" calcext:value-type="string">
            <text:p>70</text:p>
          </table:table-cell>
          <table:table-cell table:style-name="ce7" table:formula="of:=BIN2HEX(RIGHT(HEX2BIN(RIGHT(LEFT([.$J4];2*[.AD$1]);2);8);4) &amp; LEFT(HEX2BIN(RIGHT(LEFT([.$J4];2*[.AD$1]);2);8);4);2)" office:value-type="string" office:string-value="80" calcext:value-type="string">
            <text:p>80</text:p>
          </table:table-cell>
          <table:table-cell table:style-name="ce7" table:formula="of:=BIN2HEX(RIGHT(HEX2BIN(RIGHT(LEFT([.$J4];2*[.AE$1]);2);8);4) &amp; LEFT(HEX2BIN(RIGHT(LEFT([.$J4];2*[.AE$1]);2);8);4);2)" office:value-type="string" office:string-value="00" calcext:value-type="string">
            <text:p>00</text:p>
          </table:table-cell>
          <table:table-cell table:style-name="ce7" table:formula="of:=BIN2HEX(RIGHT(HEX2BIN(RIGHT(LEFT([.$J4];2*[.AF$1]);2);8);4) &amp; LEFT(HEX2BIN(RIGHT(LEFT([.$J4];2*[.AF$1]);2);8);4);2)" office:value-type="string" office:string-value="08" calcext:value-type="string">
            <text:p>08</text:p>
          </table:table-cell>
          <table:table-cell table:style-name="ce7" table:formula="of:=BIN2HEX(RIGHT(HEX2BIN(RIGHT(LEFT([.$J4];2*[.AG$1]);2);8);4) &amp; LEFT(HEX2BIN(RIGHT(LEFT([.$J4];2*[.AG$1]);2);8);4);2)" office:value-type="string" office:string-value="00" calcext:value-type="string">
            <text:p>00</text:p>
          </table:table-cell>
          <table:table-cell table:style-name="ce7" table:formula="of:=BIN2HEX(RIGHT(HEX2BIN(RIGHT(LEFT([.$J4];2*[.AH$1]);2);8);4) &amp; LEFT(HEX2BIN(RIGHT(LEFT([.$J4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];1);4)" office:value-type="string" office:string-value="1100" calcext:value-type="string">
            <text:p>1100</text:p>
          </table:table-cell>
          <table:table-cell table:style-name="ce7" table:formula="of:=HEX2BIN(RIGHT([.W4];1);4)" office:value-type="string" office:string-value="0101" calcext:value-type="string">
            <text:p>0101</text:p>
          </table:table-cell>
          <table:table-cell/>
          <table:table-cell table:style-name="ce23" table:formula="of:=LEFT([.AK4];1)" office:value-type="string" office:string-value="1" calcext:value-type="string">
            <text:p>1</text:p>
          </table:table-cell>
          <table:table-cell table:formula="of:=RIGHT(LEFT([.AK4];2);1)" office:value-type="string" office:string-value="1" calcext:value-type="string">
            <text:p>1</text:p>
          </table:table-cell>
          <table:table-cell table:formula="of:=LEFT(RIGHT([.AK4];2);1)" office:value-type="string" office:string-value="0" calcext:value-type="string">
            <text:p>0</text:p>
          </table:table-cell>
          <table:table-cell table:formula="of:=RIGHT(RIGHT([.AK4];2);1)" office:value-type="string" office:string-value="0" calcext:value-type="string">
            <text:p>0</text:p>
          </table:table-cell>
          <table:table-cell table:formula="of:=LEFT(LEFT([.AL4];2);1)" office:value-type="string" office:string-value="0" calcext:value-type="string">
            <text:p>0</text:p>
          </table:table-cell>
          <table:table-cell table:style-name="ce23" table:formula="of:=RIGHT(LEFT([.AL4];2);1)" office:value-type="string" office:string-value="1" calcext:value-type="string">
            <text:p>1</text:p>
          </table:table-cell>
          <table:table-cell table:style-name="ce23" table:formula="of:=LEFT(RIGHT([.AL4];2);1)" office:value-type="string" office:string-value="0" calcext:value-type="string">
            <text:p>0</text:p>
          </table:table-cell>
          <table:table-cell table:style-name="ce23" table:formula="of:=RIGHT(RIGHT([.AL4];2);1)" office:value-type="string" office:string-value="1" calcext:value-type="string">
            <text:p>1</text:p>
          </table:table-cell>
          <table:table-cell/>
          <table:table-cell table:formula="of:=[.AN4]&amp;[.AU4]&amp;[.AT4]&amp;[.AS4]" office:value-type="string" office:string-value="1101" calcext:value-type="string">
            <text:p>1101</text:p>
          </table:table-cell>
          <table:table-cell table:formula="of:=BIN2DEC([.AW4])" office:value-type="float" office:value="13" calcext:value-type="float">
            <text:p>13</text:p>
          </table:table-cell>
          <table:table-cell table:formula="of:=[.AX4]+16" office:value-type="float" office:value="29" calcext:value-type="float">
            <text:p>29</text:p>
          </table:table-cell>
          <table:table-cell table:style-name="ce7" table:formula="of:=HEX2BIN(LEFT([.Y4];1);4)" office:value-type="string" office:string-value="0101" calcext:value-type="string">
            <text:p>0101</text:p>
          </table:table-cell>
          <table:table-cell table:style-name="ce7" table:formula="of:=HEX2BIN(RIGHT([.Y4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0.5S" calcext:value-type="time">
            <text:p>09:55:10.5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1C01F50000700708008000605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0;0|12;10564;408;1|13;10972;464;0|14;11436;408;1|15;11844;460;0|16;12304;408;1|17;12712;460;0|18;13172;408;1|19;13580;464;0|20;14044;408;1|21;14452;460;0|22;14912;408;1|23;15320;464;0|24;15784;404;1|25;16188;464;0|26;16652;408;1|27;17060;460;0|28;17520;412;1|29;17932;460;0|30;18392;408;1|31;18800;1332;0|32;20132;408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8;1|75;42276;460;0|76;42736;408;1|77;43144;460;0|78;43604;408;1|79;44012;464;0|80;44476;408;1|81;44884;460;0|82;45344;408;1|83;45752;464;0|84;46216;404;1|85;46620;464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0;0|106;55776;408;1|107;56184;464;0|108;56648;408;1|109;57056;460;0|110;57516;408;1|111;57924;464;0|112;58388;408;1|113;58796;460;0|114;59256;408;1|115;59664;460;0|116;60124;408;1|117;60532;464;0|118;60996;408;1|119;61404;1332;0|120;62736;404;1|121;63140;1332;0|122;64472;408;1|123;64880;464;0|124;65344;408;1|125;65752;460;0|126;66212;408;1|127;66620;460;0|128;67080;408;1|129;67488;464;0|130;67952;412;1|131;68364;456;0|132;68820;408;1|133;69228;10024;0|134;79252;3456;1|135;82708;1764;0|136;84472;408;1|137;84880;460;0|138;85340;412;1|139;85752;1328;0|140;87080;408;1|141;87488;464;0|142;87952;408;1|143;88360;460;0|144;88820;408;1|145;89228;460;0|146;89688;408;1|147;90096;464;0|148;90560;408;1|149;90968;460;0|150;91428;408;1|151;91836;460;0|152;92296;412;1|153;92708;460;0|154;93168;408;1|155;93576;460;0|156;94036;408;1|157;94444;460;0|158;94904;412;1|159;95316;460;0|160;95776;408;1|161;96184;460;0|162;96644;408;1|163;97052;1332;0|164;98384;432;1|165;98816;440;0|166;99256;404;1|167;99660;464;0|168;100124;408;1|169;100532;460;0|170;100992;408;1|171;101400;460;0|172;101860;412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08;1|191;113572;460;0|192;114032;412;1|193;114444;460;0|194;114904;408;1|195;115312;460;0|196;115772;408;1|197;116180;464;0|198;116644;408;1|199;117052;464;0|200;117516;404;1|201;117920;460;0|202;118380;408;1|203;118788;464;0|204;119252;408;1|205;119660;460;0|206;120120;408;1|207;120528;460;0|208;120988;412;1|209;121400;460;0|210;121860;408;1|211;122268;460;0|212;122728;408;1|213;123136;464;0|214;123600;408;1|215;124008;460;0|216;124468;408;1|217;124876;460;0|218;125336;408;1|219;125744;464;0|220;126208;408;1|221;126616;460;0|222;127076;408;1|223;127484;1332;0|224;128816;408;1|225;129224;460;0|226;129684;408;1|227;130092;464;0|228;130556;408;1|229;130964;460;0|230;131424;408;1|231;131832;460;0|232;132292;408;1|233;132700;464;0|234;133164;408;1|235;133572;460;0|236;134032;408;1|237;134440;460;0|238;134900;408;1|239;135308;1332;0|240;136640;408;1|241;137048;1332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4;0|260;147076;408;1|261;147484;460;0|262;147944;408;1|263;148352;1332;0|264;149684;408;1|265;150092;1328;0|266;151420;412;1|267;151832;1328;0|268;153160;408;1|269;153568;1332;0|270;154900;408;1|271;155308;1332;0|272;156640;408;1|273;157048;460;0|274;157508;408;1|275;157916;1332;0|276;159248;408;1|277;159656;460;0|278;160116;408;1|279;160524;1332;0|280;161856;408;1|281;162264;460;0|282;162724;408;1|283;163132;464;0|284;163596;408;1|285;164004;460;0|286;164464;408;1|287;164872;460;0|288;165332;408;1|289;165740;464;0|290;166204;408;1|291;166612;460;0|292;167072;408;1|293;167480;460;0|294;167940;408;1|295;168348;464;0|296;168812;408;1|297;169220;460;0|298;169680;408;1|299;170088;460;0|300;170548;408;1|301;170956;464;0|302;171420;408;1|303;171828;460;0|304;172288;408;1|305;172696;464;0|306;173160;408;1|307;173568;460;0|308;174028;408;1|309;174436;460;0|310;174896;408;1|311;175304;464;0|312;175768;408;1|313;176176;460;0|314;176636;408;1|315;177044;1332;0|316;178376;408;1|317;178784;1328;0|318;180112;412;1|319;180524;1328;0|320;181852;412;1|321;182264;460;0|322;182724;408;1|323;183132;460;0|324;183592;408;1|325;184000;460;0|326;184460;408;1|327;184868;460;0|328;185328;412;1|329;185740;460;0|330;186200;408;1|331;186608;460;0|332;187068;408;1|333;187476;464;0|334;187940;408;1|335;188348;460;0|336;188808;408;1|337;189216;460;0|338;189676;412;1|339;190088;1328;0|340;191416;408;1|341;191824;1332;0|342;193156;436;1|343;193592;1304;0|344;194896;408;1|345;195304;460;0|346;195764;408;1|347;196172;460;0|348;196632;412;1|349;197044;460;0|350;197504;408;1|351;197912;460;0|352;198372;408;1|353;198780;1332;0|354;200112;408;1|355;200520;460;0|356;200980;408;1|357;201388;464;0|358;201852;408;1|359;202260;460;0|360;202720;408;1|361;203128;460;0|362;203588;412;1|363;204000;460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12;1|383;213564;460;0|384;214024;408;1|385;214432;460;0|386;214892;408;1|387;215300;464;0|388;215764;408;1|389;216172;460;0|390;216632;408;1|391;217040;460;0|392;217500;412;1|393;217912;460;0|394;218372;408;1|395;218780;460;0|396;219240;408;1|397;219648;464;0|398;220112;404;1|399;220516;464;0|400;220980;408;1|401;221388;460;0|402;221848;408;1|403;222256;464;0|404;222720;404;1|405;223124;464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12;1|427;234432;1328;0|428;235760;408;1|429;236168;460;0|430;236628;408;1|431;237036;1332;0|432;238368;408;1|433;238776;1332;0|434;240108;408;1|435;240516;1328;0|436;241844;412;1|437;242256;1328;0|438;243584;412;1|439;243996;460;0|440;244456;408;1|</text:p>
          </table:table-cell>
          <table:table-cell table:style-name="ce8" table:formula="of:=LEFT([.D5];16)" office:value-type="string" office:string-value="4004072000000060" calcext:value-type="string">
            <text:p>4004072000000060</text:p>
          </table:table-cell>
          <table:table-cell table:style-name="ce10" table:formula="of:=RIGHT([.D5];(27*2)-16)" office:value-type="string" office:string-value="4004072000101C01F50000700708008000605E" calcext:value-type="string">
            <text:p>4004072000101C01F50000700708008000605E</text:p>
          </table:table-cell>
          <table:table-cell table:style-name="ce8"/>
          <table:table-cell table:style-name="ce7" table:number-columns-repeated="2"/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8"/>
          <table:table-cell table:style-name="ce7" table:formula="of:=BIN2HEX(RIGHT(HEX2BIN(RIGHT(LEFT([.$J5];2*[.Q$1]);2);8);4) &amp; LEFT(HEX2BIN(RIGHT(LEFT([.$J5];2*[.Q$1]);2);8);4);2)" office:value-type="string" office:string-value="04" calcext:value-type="string">
            <text:p>04</text:p>
          </table:table-cell>
          <table:table-cell table:style-name="ce7" table:formula="of:=BIN2HEX(RIGHT(HEX2BIN(RIGHT(LEFT([.$J5];2*[.R$1]);2);8);4) &amp; LEFT(HEX2BIN(RIGHT(LEFT([.$J5];2*[.R$1]);2);8);4);2)" office:value-type="string" office:string-value="40" calcext:value-type="string">
            <text:p>40</text:p>
          </table:table-cell>
          <table:table-cell table:style-name="ce7" table:formula="of:=BIN2HEX(RIGHT(HEX2BIN(RIGHT(LEFT([.$J5];2*[.S$1]);2);8);4) &amp; LEFT(HEX2BIN(RIGHT(LEFT([.$J5];2*[.S$1]);2);8);4);2)" office:value-type="string" office:string-value="70" calcext:value-type="string">
            <text:p>70</text:p>
          </table:table-cell>
          <table:table-cell table:style-name="ce7" table:formula="of:=BIN2HEX(RIGHT(HEX2BIN(RIGHT(LEFT([.$J5];2*[.T$1]);2);8);4) &amp; LEFT(HEX2BIN(RIGHT(LEFT([.$J5];2*[.T$1]);2);8);4);2)" office:value-type="string" office:string-value="02" calcext:value-type="string">
            <text:p>02</text:p>
          </table:table-cell>
          <table:table-cell table:style-name="ce7" table:formula="of:=BIN2HEX(RIGHT(HEX2BIN(RIGHT(LEFT([.$J5];2*[.U$1]);2);8);4) &amp; LEFT(HEX2BIN(RIGHT(LEFT([.$J5];2*[.U$1]);2);8);4);2)" office:value-type="string" office:string-value="00" calcext:value-type="string">
            <text:p>00</text:p>
          </table:table-cell>
          <table:table-cell table:style-name="ce7" table:formula="of:=BIN2HEX(RIGHT(HEX2BIN(RIGHT(LEFT([.$J5];2*[.V$1]);2);8);4) &amp; LEFT(HEX2BIN(RIGHT(LEFT([.$J5];2*[.V$1]);2);8);4);2)" office:value-type="string" office:string-value="01" calcext:value-type="string">
            <text:p>01</text:p>
          </table:table-cell>
          <table:table-cell table:style-name="ce20" table:formula="of:=BIN2HEX(RIGHT(HEX2BIN(RIGHT(LEFT([.$J5];2*[.W$1]);2);8);4) &amp; LEFT(HEX2BIN(RIGHT(LEFT([.$J5];2*[.W$1]);2);8);4);2)" office:value-type="string" office:string-value="C1" calcext:value-type="string">
            <text:p>C1</text:p>
          </table:table-cell>
          <table:table-cell table:style-name="ce7" table:formula="of:=BIN2HEX(RIGHT(HEX2BIN(RIGHT(LEFT([.$J5];2*[.X$1]);2);8);4) &amp; LEFT(HEX2BIN(RIGHT(LEFT([.$J5];2*[.X$1]);2);8);4);2)" office:value-type="string" office:string-value="10" calcext:value-type="string">
            <text:p>10</text:p>
          </table:table-cell>
          <table:table-cell table:style-name="ce20" table:formula="of:=BIN2HEX(RIGHT(HEX2BIN(RIGHT(LEFT([.$J5];2*[.Y$1]);2);8);4) &amp; LEFT(HEX2BIN(RIGHT(LEFT([.$J5];2*[.Y$1]);2);8);4);2)" office:value-type="string" office:string-value="5F" calcext:value-type="string">
            <text:p>5F</text:p>
          </table:table-cell>
          <table:table-cell table:style-name="ce7" table:formula="of:=BIN2HEX(RIGHT(HEX2BIN(RIGHT(LEFT([.$J5];2*[.Z$1]);2);8);4) &amp; LEFT(HEX2BIN(RIGHT(LEFT([.$J5];2*[.Z$1]);2);8);4);2)" office:value-type="string" office:string-value="00" calcext:value-type="string">
            <text:p>00</text:p>
          </table:table-cell>
          <table:table-cell table:style-name="ce7" table:formula="of:=BIN2HEX(RIGHT(HEX2BIN(RIGHT(LEFT([.$J5];2*[.AA$1]);2);8);4) &amp; LEFT(HEX2BIN(RIGHT(LEFT([.$J5];2*[.AA$1]);2);8);4);2)" office:value-type="string" office:string-value="00" calcext:value-type="string">
            <text:p>00</text:p>
          </table:table-cell>
          <table:table-cell table:style-name="ce7" table:formula="of:=BIN2HEX(RIGHT(HEX2BIN(RIGHT(LEFT([.$J5];2*[.AB$1]);2);8);4) &amp; LEFT(HEX2BIN(RIGHT(LEFT([.$J5];2*[.AB$1]);2);8);4);2)" office:value-type="string" office:string-value="07" calcext:value-type="string">
            <text:p>07</text:p>
          </table:table-cell>
          <table:table-cell table:style-name="ce7" table:formula="of:=BIN2HEX(RIGHT(HEX2BIN(RIGHT(LEFT([.$J5];2*[.AC$1]);2);8);4) &amp; LEFT(HEX2BIN(RIGHT(LEFT([.$J5];2*[.AC$1]);2);8);4);2)" office:value-type="string" office:string-value="70" calcext:value-type="string">
            <text:p>70</text:p>
          </table:table-cell>
          <table:table-cell table:style-name="ce7" table:formula="of:=BIN2HEX(RIGHT(HEX2BIN(RIGHT(LEFT([.$J5];2*[.AD$1]);2);8);4) &amp; LEFT(HEX2BIN(RIGHT(LEFT([.$J5];2*[.AD$1]);2);8);4);2)" office:value-type="string" office:string-value="80" calcext:value-type="string">
            <text:p>80</text:p>
          </table:table-cell>
          <table:table-cell table:style-name="ce7" table:formula="of:=BIN2HEX(RIGHT(HEX2BIN(RIGHT(LEFT([.$J5];2*[.AE$1]);2);8);4) &amp; LEFT(HEX2BIN(RIGHT(LEFT([.$J5];2*[.AE$1]);2);8);4);2)" office:value-type="string" office:string-value="00" calcext:value-type="string">
            <text:p>00</text:p>
          </table:table-cell>
          <table:table-cell table:style-name="ce7" table:formula="of:=BIN2HEX(RIGHT(HEX2BIN(RIGHT(LEFT([.$J5];2*[.AF$1]);2);8);4) &amp; LEFT(HEX2BIN(RIGHT(LEFT([.$J5];2*[.AF$1]);2);8);4);2)" office:value-type="string" office:string-value="08" calcext:value-type="string">
            <text:p>08</text:p>
          </table:table-cell>
          <table:table-cell table:style-name="ce7" table:formula="of:=BIN2HEX(RIGHT(HEX2BIN(RIGHT(LEFT([.$J5];2*[.AG$1]);2);8);4) &amp; LEFT(HEX2BIN(RIGHT(LEFT([.$J5];2*[.AG$1]);2);8);4);2)" office:value-type="string" office:string-value="00" calcext:value-type="string">
            <text:p>00</text:p>
          </table:table-cell>
          <table:table-cell table:style-name="ce7" table:formula="of:=BIN2HEX(RIGHT(HEX2BIN(RIGHT(LEFT([.$J5];2*[.AH$1]);2);8);4) &amp; LEFT(HEX2BIN(RIGHT(LEFT([.$J5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5];1);4)" office:value-type="string" office:string-value="1100" calcext:value-type="string">
            <text:p>1100</text:p>
          </table:table-cell>
          <table:table-cell table:style-name="ce7" table:formula="of:=HEX2BIN(RIGHT([.W5];1);4)" office:value-type="string" office:string-value="0001" calcext:value-type="string">
            <text:p>0001</text:p>
          </table:table-cell>
          <table:table-cell/>
          <table:table-cell table:style-name="ce23" table:formula="of:=LEFT([.AK5];1)" office:value-type="string" office:string-value="1" calcext:value-type="string">
            <text:p>1</text:p>
          </table:table-cell>
          <table:table-cell table:formula="of:=RIGHT(LEFT([.AK5];2);1)" office:value-type="string" office:string-value="1" calcext:value-type="string">
            <text:p>1</text:p>
          </table:table-cell>
          <table:table-cell table:formula="of:=LEFT(RIGHT([.AK5];2);1)" office:value-type="string" office:string-value="0" calcext:value-type="string">
            <text:p>0</text:p>
          </table:table-cell>
          <table:table-cell table:formula="of:=RIGHT(RIGHT([.AK5];2);1)" office:value-type="string" office:string-value="0" calcext:value-type="string">
            <text:p>0</text:p>
          </table:table-cell>
          <table:table-cell table:formula="of:=LEFT(LEFT([.AL5];2);1)" office:value-type="string" office:string-value="0" calcext:value-type="string">
            <text:p>0</text:p>
          </table:table-cell>
          <table:table-cell table:style-name="ce23" table:formula="of:=RIGHT(LEFT([.AL5];2);1)" office:value-type="string" office:string-value="0" calcext:value-type="string">
            <text:p>0</text:p>
          </table:table-cell>
          <table:table-cell table:style-name="ce23" table:formula="of:=LEFT(RIGHT([.AL5];2);1)" office:value-type="string" office:string-value="0" calcext:value-type="string">
            <text:p>0</text:p>
          </table:table-cell>
          <table:table-cell table:style-name="ce23" table:formula="of:=RIGHT(RIGHT([.AL5];2);1)" office:value-type="string" office:string-value="1" calcext:value-type="string">
            <text:p>1</text:p>
          </table:table-cell>
          <table:table-cell/>
          <table:table-cell table:formula="of:=[.AN5]&amp;[.AU5]&amp;[.AT5]&amp;[.AS5]" office:value-type="string" office:string-value="1100" calcext:value-type="string">
            <text:p>1100</text:p>
          </table:table-cell>
          <table:table-cell table:formula="of:=BIN2DEC([.AW5])" office:value-type="float" office:value="12" calcext:value-type="float">
            <text:p>12</text:p>
          </table:table-cell>
          <table:table-cell table:formula="of:=[.AX5]+16" office:value-type="float" office:value="28" calcext:value-type="float">
            <text:p>28</text:p>
          </table:table-cell>
          <table:table-cell table:style-name="ce7" table:formula="of:=HEX2BIN(LEFT([.Y5];1);4)" office:value-type="string" office:string-value="0101" calcext:value-type="string">
            <text:p>0101</text:p>
          </table:table-cell>
          <table:table-cell table:style-name="ce7" table:formula="of:=HEX2BIN(RIGHT([.Y5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7.8S" calcext:value-type="time">
            <text:p>09:55:07.8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6C01F50000700708008000601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4;0|12;10568;408;1|13;10976;460;0|14;11436;408;1|15;11844;460;0|16;12304;408;1|17;12712;464;0|18;13176;408;1|19;13584;460;0|20;14044;408;1|21;14452;460;0|22;14912;408;1|23;15320;464;0|24;15784;408;1|25;16192;460;0|26;16652;408;1|27;17060;460;0|28;17520;408;1|29;17928;464;0|30;18392;408;1|31;18800;1328;0|32;20128;412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0;0|68;39256;412;1|69;39668;460;0|70;40128;408;1|71;40536;460;0|72;40996;408;1|73;41404;464;0|74;41868;408;1|75;42276;460;0|76;42736;408;1|77;43144;464;0|78;43608;404;1|79;44012;464;0|80;44476;408;1|81;44884;460;0|82;45344;408;1|83;45752;460;0|84;46212;408;1|85;46620;464;0|86;47084;408;1|87;47492;460;0|88;47952;408;1|89;48360;464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32;0|120;62736;408;1|121;63144;1328;0|122;64472;408;1|123;64880;464;0|124;65344;408;1|125;65752;460;0|126;66212;408;1|127;66620;460;0|128;67080;408;1|129;67488;464;0|130;67952;408;1|131;68360;460;0|132;68820;408;1|133;69228;10024;0|134;79252;3456;1|135;82708;1764;0|136;84472;432;1|137;84904;436;0|138;85340;408;1|139;85748;1332;0|140;87080;408;1|141;87488;460;0|142;87948;408;1|143;88356;460;0|144;88816;408;1|145;89224;464;0|146;89688;408;1|147;90096;460;0|148;90556;408;1|149;90964;464;0|150;91428;408;1|151;91836;460;0|152;92296;408;1|153;92704;460;0|154;93164;408;1|155;93572;464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32;0|182;107948;408;1|183;108356;1328;0|184;109684;408;1|185;110092;464;0|186;110556;408;1|187;110964;460;0|188;111424;408;1|189;111832;1328;0|190;113160;412;1|191;113572;460;0|192;114032;408;1|193;114440;460;0|194;114900;412;1|195;115312;460;0|196;115772;408;1|197;116180;460;0|198;116640;408;1|199;117048;464;0|200;117512;404;1|201;117916;464;0|202;118380;408;1|203;118788;460;0|204;119248;408;1|205;119656;464;0|206;120120;408;1|207;120528;460;0|208;120988;408;1|209;121396;464;0|210;121860;408;1|211;122268;460;0|212;122728;408;1|213;123136;460;0|214;123596;408;1|215;124004;464;0|216;124468;404;1|217;124872;464;0|218;125336;408;1|219;125744;460;0|220;126204;408;1|221;126612;464;0|222;127076;408;1|223;127484;1328;0|224;128812;436;1|225;129248;436;0|226;129684;408;1|227;130092;460;0|228;130552;408;1|229;130960;464;0|230;131424;404;1|231;131828;464;0|232;132292;408;1|233;132700;460;0|234;133160;408;1|235;133568;1332;0|236;134900;432;1|237;135332;1308;0|238;136640;408;1|239;137048;460;0|240;137508;408;1|241;137916;1328;0|242;139244;412;1|243;139656;1332;0|244;140988;408;1|245;141396;460;0|246;141856;408;1|247;142264;460;0|248;142724;408;1|249;143132;464;0|250;143596;408;1|251;144004;460;0|252;144464;408;1|253;144872;460;0|254;145332;408;1|255;145740;464;0|256;146204;408;1|257;146612;460;0|258;147072;408;1|259;147480;460;0|260;147940;408;1|261;148348;464;0|262;148812;408;1|263;149220;1328;0|264;150548;412;1|265;150960;1328;0|266;152288;408;1|267;152696;1332;0|268;154028;408;1|269;154436;1332;0|270;155768;408;1|271;156176;1328;0|272;157504;412;1|273;157916;460;0|274;158376;408;1|275;158784;1328;0|276;160112;412;1|277;160524;460;0|278;160984;408;1|279;161392;1332;0|280;162724;408;1|281;163132;460;0|282;163592;408;1|283;164000;460;0|284;164460;412;1|285;164872;460;0|286;165332;408;1|287;165740;460;0|288;166200;408;1|289;166608;464;0|290;167072;404;1|291;167476;464;0|292;167940;408;1|293;168348;460;0|294;168808;408;1|295;169216;464;0|296;169680;408;1|297;170088;460;0|298;170548;408;1|299;170956;460;0|300;171416;408;1|301;171824;464;0|302;172288;408;1|303;172696;460;0|304;173156;408;1|305;173564;464;0|306;174028;404;1|307;174432;464;0|308;174896;408;1|309;175304;460;0|310;175764;408;1|311;176172;464;0|312;176636;404;1|313;177040;464;0|314;177504;408;1|315;177912;1332;0|316;179244;408;1|317;179652;1328;0|318;180980;408;1|319;181388;1332;0|320;182720;408;1|321;183128;460;0|322;183588;412;1|323;184000;460;0|324;184460;408;1|325;184868;460;0|326;185328;408;1|327;185736;464;0|328;186200;408;1|329;186608;460;0|330;187068;408;1|331;187476;460;0|332;187936;408;1|333;188344;464;0|334;188808;408;1|335;189216;460;0|336;189676;408;1|337;190084;460;0|338;190544;408;1|339;190952;1332;0|340;192284;408;1|341;192692;1332;0|342;194024;432;1|343;194456;1308;0|344;195764;408;1|345;196172;460;0|346;196632;408;1|347;197040;460;0|348;197500;408;1|349;197908;464;0|350;198372;408;1|351;198780;460;0|352;199240;408;1|353;199648;1332;0|354;200980;408;1|355;201388;460;0|356;201848;408;1|357;202256;464;0|358;202720;408;1|359;203128;460;0|360;203588;408;1|361;203996;460;0|362;204456;408;1|363;204864;464;0|364;205328;408;1|365;205736;460;0|366;206196;408;1|367;206604;460;0|368;207064;408;1|369;207472;464;0|370;207936;408;1|371;208344;460;0|372;208804;408;1|373;209212;464;0|374;209676;408;1|375;210084;460;0|376;210544;408;1|377;210952;1328;0|378;212280;412;1|379;212692;460;0|380;213152;408;1|381;213560;460;0|382;214020;408;1|383;214428;464;0|384;214892;408;1|385;215300;460;0|386;215760;408;1|387;216168;460;0|388;216628;412;1|389;217040;460;0|390;217500;408;1|391;217908;460;0|392;218368;408;1|393;218776;460;0|394;219236;412;1|395;219648;460;0|396;220108;408;1|397;220516;460;0|398;220976;408;1|399;221384;464;0|400;221848;408;1|401;222256;460;0|402;222716;408;1|403;223124;460;0|404;223584;412;1|405;223996;460;0|406;224456;408;1|407;224864;460;0|408;225324;408;1|409;225732;460;0|410;226192;412;1|411;226604;1328;0|412;227932;408;1|413;228340;1332;0|414;229672;408;1|415;230080;460;0|416;230540;408;1|417;230948;464;0|418;231412;408;1|419;231820;460;0|420;232280;408;1|421;232688;460;0|422;233148;412;1|423;233560;460;0|424;234020;408;1|425;234428;460;0|426;234888;408;1|427;235296;460;0|428;235756;412;1|429;236168;460;0|430;236628;408;1|431;237036;1332;0|432;238368;408;1|433;238776;1328;0|434;240104;412;1|435;240516;1328;0|436;241844;408;1|437;242252;1332;0|438;243584;408;1|439;243992;460;0|440;244452;412;1|</text:p>
          </table:table-cell>
          <table:table-cell table:style-name="ce8" table:formula="of:=LEFT([.D6];16)" office:value-type="string" office:string-value="4004072000000060" calcext:value-type="string">
            <text:p>4004072000000060</text:p>
          </table:table-cell>
          <table:table-cell table:style-name="ce10" table:formula="of:=RIGHT([.D6];(27*2)-16)" office:value-type="string" office:string-value="4004072000106C01F50000700708008000601E" calcext:value-type="string">
            <text:p>4004072000106C01F50000700708008000601E</text:p>
          </table:table-cell>
          <table:table-cell table:style-name="ce8"/>
          <table:table-cell table:style-name="ce7" table:number-columns-repeated="2"/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8"/>
          <table:table-cell table:style-name="ce7" table:formula="of:=BIN2HEX(RIGHT(HEX2BIN(RIGHT(LEFT([.$J6];2*[.Q$1]);2);8);4) &amp; LEFT(HEX2BIN(RIGHT(LEFT([.$J6];2*[.Q$1]);2);8);4);2)" office:value-type="string" office:string-value="04" calcext:value-type="string">
            <text:p>04</text:p>
          </table:table-cell>
          <table:table-cell table:style-name="ce7" table:formula="of:=BIN2HEX(RIGHT(HEX2BIN(RIGHT(LEFT([.$J6];2*[.R$1]);2);8);4) &amp; LEFT(HEX2BIN(RIGHT(LEFT([.$J6];2*[.R$1]);2);8);4);2)" office:value-type="string" office:string-value="40" calcext:value-type="string">
            <text:p>40</text:p>
          </table:table-cell>
          <table:table-cell table:style-name="ce7" table:formula="of:=BIN2HEX(RIGHT(HEX2BIN(RIGHT(LEFT([.$J6];2*[.S$1]);2);8);4) &amp; LEFT(HEX2BIN(RIGHT(LEFT([.$J6];2*[.S$1]);2);8);4);2)" office:value-type="string" office:string-value="70" calcext:value-type="string">
            <text:p>70</text:p>
          </table:table-cell>
          <table:table-cell table:style-name="ce7" table:formula="of:=BIN2HEX(RIGHT(HEX2BIN(RIGHT(LEFT([.$J6];2*[.T$1]);2);8);4) &amp; LEFT(HEX2BIN(RIGHT(LEFT([.$J6];2*[.T$1]);2);8);4);2)" office:value-type="string" office:string-value="02" calcext:value-type="string">
            <text:p>02</text:p>
          </table:table-cell>
          <table:table-cell table:style-name="ce7" table:formula="of:=BIN2HEX(RIGHT(HEX2BIN(RIGHT(LEFT([.$J6];2*[.U$1]);2);8);4) &amp; LEFT(HEX2BIN(RIGHT(LEFT([.$J6];2*[.U$1]);2);8);4);2)" office:value-type="string" office:string-value="00" calcext:value-type="string">
            <text:p>00</text:p>
          </table:table-cell>
          <table:table-cell table:style-name="ce7" table:formula="of:=BIN2HEX(RIGHT(HEX2BIN(RIGHT(LEFT([.$J6];2*[.V$1]);2);8);4) &amp; LEFT(HEX2BIN(RIGHT(LEFT([.$J6];2*[.V$1]);2);8);4);2)" office:value-type="string" office:string-value="01" calcext:value-type="string">
            <text:p>01</text:p>
          </table:table-cell>
          <table:table-cell table:style-name="ce20" table:formula="of:=BIN2HEX(RIGHT(HEX2BIN(RIGHT(LEFT([.$J6];2*[.W$1]);2);8);4) &amp; LEFT(HEX2BIN(RIGHT(LEFT([.$J6];2*[.W$1]);2);8);4);2)" office:value-type="string" office:string-value="C6" calcext:value-type="string">
            <text:p>C6</text:p>
          </table:table-cell>
          <table:table-cell table:style-name="ce7" table:formula="of:=BIN2HEX(RIGHT(HEX2BIN(RIGHT(LEFT([.$J6];2*[.X$1]);2);8);4) &amp; LEFT(HEX2BIN(RIGHT(LEFT([.$J6];2*[.X$1]);2);8);4);2)" office:value-type="string" office:string-value="10" calcext:value-type="string">
            <text:p>10</text:p>
          </table:table-cell>
          <table:table-cell table:style-name="ce20" table:formula="of:=BIN2HEX(RIGHT(HEX2BIN(RIGHT(LEFT([.$J6];2*[.Y$1]);2);8);4) &amp; LEFT(HEX2BIN(RIGHT(LEFT([.$J6];2*[.Y$1]);2);8);4);2)" office:value-type="string" office:string-value="5F" calcext:value-type="string">
            <text:p>5F</text:p>
          </table:table-cell>
          <table:table-cell table:style-name="ce7" table:formula="of:=BIN2HEX(RIGHT(HEX2BIN(RIGHT(LEFT([.$J6];2*[.Z$1]);2);8);4) &amp; LEFT(HEX2BIN(RIGHT(LEFT([.$J6];2*[.Z$1]);2);8);4);2)" office:value-type="string" office:string-value="00" calcext:value-type="string">
            <text:p>00</text:p>
          </table:table-cell>
          <table:table-cell table:style-name="ce7" table:formula="of:=BIN2HEX(RIGHT(HEX2BIN(RIGHT(LEFT([.$J6];2*[.AA$1]);2);8);4) &amp; LEFT(HEX2BIN(RIGHT(LEFT([.$J6];2*[.AA$1]);2);8);4);2)" office:value-type="string" office:string-value="00" calcext:value-type="string">
            <text:p>00</text:p>
          </table:table-cell>
          <table:table-cell table:style-name="ce7" table:formula="of:=BIN2HEX(RIGHT(HEX2BIN(RIGHT(LEFT([.$J6];2*[.AB$1]);2);8);4) &amp; LEFT(HEX2BIN(RIGHT(LEFT([.$J6];2*[.AB$1]);2);8);4);2)" office:value-type="string" office:string-value="07" calcext:value-type="string">
            <text:p>07</text:p>
          </table:table-cell>
          <table:table-cell table:style-name="ce7" table:formula="of:=BIN2HEX(RIGHT(HEX2BIN(RIGHT(LEFT([.$J6];2*[.AC$1]);2);8);4) &amp; LEFT(HEX2BIN(RIGHT(LEFT([.$J6];2*[.AC$1]);2);8);4);2)" office:value-type="string" office:string-value="70" calcext:value-type="string">
            <text:p>70</text:p>
          </table:table-cell>
          <table:table-cell table:style-name="ce7" table:formula="of:=BIN2HEX(RIGHT(HEX2BIN(RIGHT(LEFT([.$J6];2*[.AD$1]);2);8);4) &amp; LEFT(HEX2BIN(RIGHT(LEFT([.$J6];2*[.AD$1]);2);8);4);2)" office:value-type="string" office:string-value="80" calcext:value-type="string">
            <text:p>80</text:p>
          </table:table-cell>
          <table:table-cell table:style-name="ce7" table:formula="of:=BIN2HEX(RIGHT(HEX2BIN(RIGHT(LEFT([.$J6];2*[.AE$1]);2);8);4) &amp; LEFT(HEX2BIN(RIGHT(LEFT([.$J6];2*[.AE$1]);2);8);4);2)" office:value-type="string" office:string-value="00" calcext:value-type="string">
            <text:p>00</text:p>
          </table:table-cell>
          <table:table-cell table:style-name="ce7" table:formula="of:=BIN2HEX(RIGHT(HEX2BIN(RIGHT(LEFT([.$J6];2*[.AF$1]);2);8);4) &amp; LEFT(HEX2BIN(RIGHT(LEFT([.$J6];2*[.AF$1]);2);8);4);2)" office:value-type="string" office:string-value="08" calcext:value-type="string">
            <text:p>08</text:p>
          </table:table-cell>
          <table:table-cell table:style-name="ce7" table:formula="of:=BIN2HEX(RIGHT(HEX2BIN(RIGHT(LEFT([.$J6];2*[.AG$1]);2);8);4) &amp; LEFT(HEX2BIN(RIGHT(LEFT([.$J6];2*[.AG$1]);2);8);4);2)" office:value-type="string" office:string-value="00" calcext:value-type="string">
            <text:p>00</text:p>
          </table:table-cell>
          <table:table-cell table:style-name="ce7" table:formula="of:=BIN2HEX(RIGHT(HEX2BIN(RIGHT(LEFT([.$J6];2*[.AH$1]);2);8);4) &amp; LEFT(HEX2BIN(RIGHT(LEFT([.$J6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6];1);4)" office:value-type="string" office:string-value="1100" calcext:value-type="string">
            <text:p>1100</text:p>
          </table:table-cell>
          <table:table-cell table:style-name="ce7" table:formula="of:=HEX2BIN(RIGHT([.W6];1);4)" office:value-type="string" office:string-value="0110" calcext:value-type="string">
            <text:p>0110</text:p>
          </table:table-cell>
          <table:table-cell/>
          <table:table-cell table:style-name="ce23" table:formula="of:=LEFT([.AK6];1)" office:value-type="string" office:string-value="1" calcext:value-type="string">
            <text:p>1</text:p>
          </table:table-cell>
          <table:table-cell table:formula="of:=RIGHT(LEFT([.AK6];2);1)" office:value-type="string" office:string-value="1" calcext:value-type="string">
            <text:p>1</text:p>
          </table:table-cell>
          <table:table-cell table:formula="of:=LEFT(RIGHT([.AK6];2);1)" office:value-type="string" office:string-value="0" calcext:value-type="string">
            <text:p>0</text:p>
          </table:table-cell>
          <table:table-cell table:formula="of:=RIGHT(RIGHT([.AK6];2);1)" office:value-type="string" office:string-value="0" calcext:value-type="string">
            <text:p>0</text:p>
          </table:table-cell>
          <table:table-cell table:formula="of:=LEFT(LEFT([.AL6];2);1)" office:value-type="string" office:string-value="0" calcext:value-type="string">
            <text:p>0</text:p>
          </table:table-cell>
          <table:table-cell table:style-name="ce23" table:formula="of:=RIGHT(LEFT([.AL6];2);1)" office:value-type="string" office:string-value="1" calcext:value-type="string">
            <text:p>1</text:p>
          </table:table-cell>
          <table:table-cell table:style-name="ce23" table:formula="of:=LEFT(RIGHT([.AL6];2);1)" office:value-type="string" office:string-value="1" calcext:value-type="string">
            <text:p>1</text:p>
          </table:table-cell>
          <table:table-cell table:style-name="ce23" table:formula="of:=RIGHT(RIGHT([.AL6];2);1)" office:value-type="string" office:string-value="0" calcext:value-type="string">
            <text:p>0</text:p>
          </table:table-cell>
          <table:table-cell/>
          <table:table-cell table:formula="of:=[.AN6]&amp;[.AU6]&amp;[.AT6]&amp;[.AS6]" office:value-type="string" office:string-value="1011" calcext:value-type="string">
            <text:p>1011</text:p>
          </table:table-cell>
          <table:table-cell table:formula="of:=BIN2DEC([.AW6])" office:value-type="float" office:value="11" calcext:value-type="float">
            <text:p>11</text:p>
          </table:table-cell>
          <table:table-cell table:formula="of:=[.AX6]+16" office:value-type="float" office:value="27" calcext:value-type="float">
            <text:p>27</text:p>
          </table:table-cell>
          <table:table-cell table:style-name="ce7" table:formula="of:=HEX2BIN(LEFT([.Y6];1);4)" office:value-type="string" office:string-value="0101" calcext:value-type="string">
            <text:p>0101</text:p>
          </table:table-cell>
          <table:table-cell table:style-name="ce7" table:formula="of:=HEX2BIN(RIGHT([.Y6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4.8S" calcext:value-type="time">
            <text:p>09:55:04.8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2C01F50000700708008000606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28;0|8;8824;440;1|9;9264;432;0|10;9696;408;1|11;10104;464;0|12;10568;412;1|13;10980;456;0|14;11436;408;1|15;11844;460;0|16;12304;412;1|17;12716;460;0|18;13176;408;1|19;13584;460;0|20;14044;412;1|21;14456;460;0|22;14916;408;1|23;15324;460;0|24;15784;408;1|25;16192;460;0|26;16652;408;1|27;17060;464;0|28;17524;408;1|29;17932;460;0|30;18392;408;1|31;18800;1332;0|32;20132;408;1|33;20540;460;0|34;21000;408;1|35;21408;464;0|36;21872;408;1|37;22280;460;0|38;22740;408;1|39;23148;460;0|40;23608;408;1|41;24016;464;0|42;24480;408;1|43;24888;460;0|44;25348;408;1|45;25756;460;0|46;26216;408;1|47;26624;1332;0|48;27956;408;1|49;28364;1332;0|50;29696;432;1|51;30128;1304;0|52;31432;412;1|53;31844;460;0|54;32304;408;1|55;32712;460;0|56;33172;408;1|57;33580;1332;0|58;34912;408;1|59;35320;460;0|60;35780;408;1|61;36188;464;0|62;36652;408;1|63;37060;460;0|64;37520;408;1|65;37928;460;0|66;38388;412;1|67;38800;460;0|68;39260;408;1|69;39668;460;0|70;40128;408;1|71;40536;464;0|72;41000;408;1|73;41408;460;0|74;41868;408;1|75;42276;460;0|76;42736;408;1|77;43144;464;0|78;43608;408;1|79;44016;460;0|80;44476;408;1|81;44884;460;0|82;45344;412;1|83;45756;460;0|84;46216;408;1|85;46624;460;0|86;47084;408;1|87;47492;464;0|88;47956;408;1|89;48364;460;0|90;48824;408;1|91;49232;460;0|92;49692;408;1|93;50100;464;0|94;50564;408;1|95;50972;460;0|96;51432;408;1|97;51840;460;0|98;52300;412;1|99;52712;460;0|100;53172;408;1|101;53580;460;0|102;54040;408;1|103;54448;464;0|104;54912;408;1|105;55320;460;0|106;55780;408;1|107;56188;460;0|108;56648;412;1|109;57060;460;0|110;57520;408;1|111;57928;460;0|112;58388;408;1|113;58796;460;0|114;59256;408;1|115;59664;468;0|116;60132;404;1|117;60536;460;0|118;60996;408;1|119;61404;1332;0|120;62736;408;1|121;63144;1328;0|122;64472;412;1|123;64884;460;0|124;65344;408;1|125;65752;460;0|126;66212;408;1|127;66620;464;0|128;67084;408;1|129;67492;460;0|130;67952;408;1|131;68360;460;0|132;68820;408;1|133;69228;10032;0|134;79260;3452;1|135;82712;1704;0|136;84416;472;1|137;84888;460;0|138;85348;408;1|139;85756;1328;0|140;87084;412;1|141;87496;460;0|142;87956;408;1|143;88364;460;0|144;88824;412;1|145;89236;460;0|146;89696;408;1|147;90104;460;0|148;90564;408;1|149;90972;464;0|150;91436;408;1|151;91844;460;0|152;92304;408;1|153;92712;460;0|154;93172;408;1|155;93580;460;0|156;94040;412;1|157;94452;460;0|158;94912;408;1|159;95320;460;0|160;95780;408;1|161;96188;464;0|162;96652;408;1|163;97060;1328;0|164;98388;412;1|165;98800;460;0|166;99260;408;1|167;99668;460;0|168;100128;408;1|169;100536;464;0|170;101000;408;1|171;101408;460;0|172;101868;408;1|173;102276;460;0|174;102736;408;1|175;103144;464;0|176;103608;408;1|177;104016;460;0|178;104476;408;1|179;104884;1332;0|180;106216;408;1|181;106624;1328;0|182;107952;412;1|183;108364;1332;0|184;109696;404;1|185;110100;464;0|186;110564;408;1|187;110972;460;0|188;111432;408;1|189;111840;1332;0|190;113172;408;1|191;113580;460;0|192;114040;408;1|193;114448;464;0|194;114912;408;1|195;115320;460;0|196;115780;408;1|197;116188;460;0|198;116648;408;1|199;117056;464;0|200;117520;408;1|201;117928;460;0|202;118388;408;1|203;118796;460;0|204;119256;408;1|205;119664;464;0|206;120128;408;1|207;120536;460;0|208;120996;408;1|209;121404;460;0|210;121864;408;1|211;122272;464;0|212;122736;408;1|213;123144;460;0|214;123604;408;1|215;124012;464;0|216;124476;408;1|217;124884;460;0|218;125344;408;1|219;125752;460;0|220;126212;408;1|221;126620;464;0|222;127084;408;1|223;127492;1328;0|224;128820;436;1|225;129256;436;0|226;129692;408;1|227;130100;460;0|228;130560;408;1|229;130968;464;0|230;131432;408;1|231;131840;460;0|232;132300;408;1|233;132708;460;0|234;133168;408;1|235;133576;460;0|236;134036;412;1|237;134448;1332;0|238;135780;404;1|239;136184;464;0|240;136648;408;1|241;137056;1328;0|242;138384;412;1|243;138796;1328;0|244;140124;408;1|245;140532;460;0|246;140992;412;1|247;141404;460;0|248;141864;408;1|249;142272;460;0|250;142732;408;1|251;143140;464;0|252;143604;408;1|253;144012;460;0|254;144472;408;1|255;144880;460;0|256;145340;408;1|257;145748;464;0|258;146212;408;1|259;146620;460;0|260;147080;408;1|261;147488;460;0|262;147948;408;1|263;148356;1332;0|264;149688;432;1|265;150120;1308;0|266;151428;408;1|267;151836;1328;0|268;153164;412;1|269;153576;1328;0|270;154904;412;1|271;155316;1328;0|272;156644;408;1|273;157052;464;0|274;157516;408;1|275;157924;1328;0|276;159252;408;1|277;159660;460;0|278;160120;412;1|279;160532;1328;0|280;161860;408;1|281;162268;464;0|282;162732;408;1|283;163140;460;0|284;163600;408;1|285;164008;464;0|286;164472;404;1|287;164876;464;0|288;165340;408;1|289;165748;460;0|290;166208;408;1|291;166616;464;0|292;167080;404;1|293;167484;464;0|294;167948;408;1|295;168356;460;0|296;168816;408;1|297;169224;464;0|298;169688;408;1|299;170096;460;0|300;170556;408;1|301;170964;460;0|302;171424;412;1|303;171836;460;0|304;172296;408;1|305;172704;460;0|306;173164;408;1|307;173572;460;0|308;174032;412;1|309;174444;460;0|310;174904;408;1|311;175312;460;0|312;175772;408;1|313;176180;464;0|314;176644;404;1|315;177048;1336;0|316;178384;404;1|317;178788;1332;0|318;180120;432;1|319;180552;1304;0|320;181856;412;1|321;182268;460;0|322;182728;408;1|323;183136;464;0|324;183600;408;1|325;184008;460;0|326;184468;408;1|327;184876;460;0|328;185336;408;1|329;185744;460;0|330;186204;412;1|331;186616;460;0|332;187076;408;1|333;187484;460;0|334;187944;408;1|335;188352;464;0|336;188816;408;1|337;189224;460;0|338;189684;408;1|339;190092;1332;0|340;191424;408;1|341;191832;1328;0|342;193160;412;1|343;193572;1328;0|344;194900;412;1|345;195312;456;0|346;195768;412;1|347;196180;460;0|348;196640;408;1|349;197048;464;0|350;197512;404;1|351;197916;464;0|352;198380;408;1|353;198788;1332;0|354;200120;408;1|355;200528;460;0|356;200988;408;1|357;201396;460;0|358;201856;408;1|359;202264;464;0|360;202728;408;1|361;203136;460;0|362;203596;408;1|363;204004;460;0|364;204464;408;1|365;204872;464;0|366;205336;408;1|367;205744;460;0|368;206204;408;1|369;206612;460;0|370;207072;408;1|371;207480;464;0|372;207944;408;1|373;208352;460;0|374;208812;408;1|375;209220;464;0|376;209684;408;1|377;210092;1328;0|378;211420;408;1|379;211828;460;0|380;212288;412;1|381;212700;460;0|382;213160;408;1|383;213568;464;0|384;214032;404;1|385;214436;464;0|386;214900;408;1|387;215308;460;0|388;215768;408;1|389;216176;460;0|390;216636;412;1|391;217048;460;0|392;217508;408;1|393;217916;460;0|394;218376;408;1|395;218784;464;0|396;219248;408;1|397;219656;460;0|398;220116;408;1|399;220524;460;0|400;220984;408;1|401;221392;464;0|402;221856;408;1|403;222264;460;0|404;222724;408;1|405;223132;460;0|406;223592;412;1|407;224004;460;0|408;224464;408;1|409;224872;460;0|410;225332;408;1|411;225740;1332;0|412;227072;408;1|413;227480;1332;0|414;228812;408;1|415;229220;460;0|416;229680;408;1|417;230088;460;0|418;230548;408;1|419;230956;464;0|420;231420;408;1|421;231828;460;0|422;232288;408;1|423;232696;464;0|424;233160;404;1|425;233564;464;0|426;234028;408;1|427;234436;1332;0|428;235768;408;1|429;236176;1328;0|430;237504;408;1|431;237912;464;0|432;238376;408;1|433;238784;1328;0|434;240112;412;1|435;240524;1328;0|436;241852;436;1|437;242288;1304;0|438;243592;408;1|439;244000;460;0|440;244460;408;1|</text:p>
          </table:table-cell>
          <table:table-cell table:style-name="ce8" table:formula="of:=LEFT([.D7];16)" office:value-type="string" office:string-value="4004072000000060" calcext:value-type="string">
            <text:p>4004072000000060</text:p>
          </table:table-cell>
          <table:table-cell table:style-name="ce10" table:formula="of:=RIGHT([.D7];(27*2)-16)" office:value-type="string" office:string-value="4004072000102C01F50000700708008000606E" calcext:value-type="string">
            <text:p>4004072000102C01F50000700708008000606E</text:p>
          </table:table-cell>
          <table:table-cell table:style-name="ce8"/>
          <table:table-cell table:style-name="ce7" table:number-columns-repeated="2"/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8"/>
          <table:table-cell table:style-name="ce7" table:formula="of:=BIN2HEX(RIGHT(HEX2BIN(RIGHT(LEFT([.$J7];2*[.Q$1]);2);8);4) &amp; LEFT(HEX2BIN(RIGHT(LEFT([.$J7];2*[.Q$1]);2);8);4);2)" office:value-type="string" office:string-value="04" calcext:value-type="string">
            <text:p>04</text:p>
          </table:table-cell>
          <table:table-cell table:style-name="ce7" table:formula="of:=BIN2HEX(RIGHT(HEX2BIN(RIGHT(LEFT([.$J7];2*[.R$1]);2);8);4) &amp; LEFT(HEX2BIN(RIGHT(LEFT([.$J7];2*[.R$1]);2);8);4);2)" office:value-type="string" office:string-value="40" calcext:value-type="string">
            <text:p>40</text:p>
          </table:table-cell>
          <table:table-cell table:style-name="ce7" table:formula="of:=BIN2HEX(RIGHT(HEX2BIN(RIGHT(LEFT([.$J7];2*[.S$1]);2);8);4) &amp; LEFT(HEX2BIN(RIGHT(LEFT([.$J7];2*[.S$1]);2);8);4);2)" office:value-type="string" office:string-value="70" calcext:value-type="string">
            <text:p>70</text:p>
          </table:table-cell>
          <table:table-cell table:style-name="ce7" table:formula="of:=BIN2HEX(RIGHT(HEX2BIN(RIGHT(LEFT([.$J7];2*[.T$1]);2);8);4) &amp; LEFT(HEX2BIN(RIGHT(LEFT([.$J7];2*[.T$1]);2);8);4);2)" office:value-type="string" office:string-value="02" calcext:value-type="string">
            <text:p>02</text:p>
          </table:table-cell>
          <table:table-cell table:style-name="ce7" table:formula="of:=BIN2HEX(RIGHT(HEX2BIN(RIGHT(LEFT([.$J7];2*[.U$1]);2);8);4) &amp; LEFT(HEX2BIN(RIGHT(LEFT([.$J7];2*[.U$1]);2);8);4);2)" office:value-type="string" office:string-value="00" calcext:value-type="string">
            <text:p>00</text:p>
          </table:table-cell>
          <table:table-cell table:style-name="ce7" table:formula="of:=BIN2HEX(RIGHT(HEX2BIN(RIGHT(LEFT([.$J7];2*[.V$1]);2);8);4) &amp; LEFT(HEX2BIN(RIGHT(LEFT([.$J7];2*[.V$1]);2);8);4);2)" office:value-type="string" office:string-value="01" calcext:value-type="string">
            <text:p>01</text:p>
          </table:table-cell>
          <table:table-cell table:style-name="ce20" table:formula="of:=BIN2HEX(RIGHT(HEX2BIN(RIGHT(LEFT([.$J7];2*[.W$1]);2);8);4) &amp; LEFT(HEX2BIN(RIGHT(LEFT([.$J7];2*[.W$1]);2);8);4);2)" office:value-type="string" office:string-value="C2" calcext:value-type="string">
            <text:p>C2</text:p>
          </table:table-cell>
          <table:table-cell table:style-name="ce7" table:formula="of:=BIN2HEX(RIGHT(HEX2BIN(RIGHT(LEFT([.$J7];2*[.X$1]);2);8);4) &amp; LEFT(HEX2BIN(RIGHT(LEFT([.$J7];2*[.X$1]);2);8);4);2)" office:value-type="string" office:string-value="10" calcext:value-type="string">
            <text:p>10</text:p>
          </table:table-cell>
          <table:table-cell table:style-name="ce20" table:formula="of:=BIN2HEX(RIGHT(HEX2BIN(RIGHT(LEFT([.$J7];2*[.Y$1]);2);8);4) &amp; LEFT(HEX2BIN(RIGHT(LEFT([.$J7];2*[.Y$1]);2);8);4);2)" office:value-type="string" office:string-value="5F" calcext:value-type="string">
            <text:p>5F</text:p>
          </table:table-cell>
          <table:table-cell table:style-name="ce7" table:formula="of:=BIN2HEX(RIGHT(HEX2BIN(RIGHT(LEFT([.$J7];2*[.Z$1]);2);8);4) &amp; LEFT(HEX2BIN(RIGHT(LEFT([.$J7];2*[.Z$1]);2);8);4);2)" office:value-type="string" office:string-value="00" calcext:value-type="string">
            <text:p>00</text:p>
          </table:table-cell>
          <table:table-cell table:style-name="ce7" table:formula="of:=BIN2HEX(RIGHT(HEX2BIN(RIGHT(LEFT([.$J7];2*[.AA$1]);2);8);4) &amp; LEFT(HEX2BIN(RIGHT(LEFT([.$J7];2*[.AA$1]);2);8);4);2)" office:value-type="string" office:string-value="00" calcext:value-type="string">
            <text:p>00</text:p>
          </table:table-cell>
          <table:table-cell table:style-name="ce7" table:formula="of:=BIN2HEX(RIGHT(HEX2BIN(RIGHT(LEFT([.$J7];2*[.AB$1]);2);8);4) &amp; LEFT(HEX2BIN(RIGHT(LEFT([.$J7];2*[.AB$1]);2);8);4);2)" office:value-type="string" office:string-value="07" calcext:value-type="string">
            <text:p>07</text:p>
          </table:table-cell>
          <table:table-cell table:style-name="ce7" table:formula="of:=BIN2HEX(RIGHT(HEX2BIN(RIGHT(LEFT([.$J7];2*[.AC$1]);2);8);4) &amp; LEFT(HEX2BIN(RIGHT(LEFT([.$J7];2*[.AC$1]);2);8);4);2)" office:value-type="string" office:string-value="70" calcext:value-type="string">
            <text:p>70</text:p>
          </table:table-cell>
          <table:table-cell table:style-name="ce7" table:formula="of:=BIN2HEX(RIGHT(HEX2BIN(RIGHT(LEFT([.$J7];2*[.AD$1]);2);8);4) &amp; LEFT(HEX2BIN(RIGHT(LEFT([.$J7];2*[.AD$1]);2);8);4);2)" office:value-type="string" office:string-value="80" calcext:value-type="string">
            <text:p>80</text:p>
          </table:table-cell>
          <table:table-cell table:style-name="ce7" table:formula="of:=BIN2HEX(RIGHT(HEX2BIN(RIGHT(LEFT([.$J7];2*[.AE$1]);2);8);4) &amp; LEFT(HEX2BIN(RIGHT(LEFT([.$J7];2*[.AE$1]);2);8);4);2)" office:value-type="string" office:string-value="00" calcext:value-type="string">
            <text:p>00</text:p>
          </table:table-cell>
          <table:table-cell table:style-name="ce7" table:formula="of:=BIN2HEX(RIGHT(HEX2BIN(RIGHT(LEFT([.$J7];2*[.AF$1]);2);8);4) &amp; LEFT(HEX2BIN(RIGHT(LEFT([.$J7];2*[.AF$1]);2);8);4);2)" office:value-type="string" office:string-value="08" calcext:value-type="string">
            <text:p>08</text:p>
          </table:table-cell>
          <table:table-cell table:style-name="ce7" table:formula="of:=BIN2HEX(RIGHT(HEX2BIN(RIGHT(LEFT([.$J7];2*[.AG$1]);2);8);4) &amp; LEFT(HEX2BIN(RIGHT(LEFT([.$J7];2*[.AG$1]);2);8);4);2)" office:value-type="string" office:string-value="00" calcext:value-type="string">
            <text:p>00</text:p>
          </table:table-cell>
          <table:table-cell table:style-name="ce7" table:formula="of:=BIN2HEX(RIGHT(HEX2BIN(RIGHT(LEFT([.$J7];2*[.AH$1]);2);8);4) &amp; LEFT(HEX2BIN(RIGHT(LEFT([.$J7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7];1);4)" office:value-type="string" office:string-value="1100" calcext:value-type="string">
            <text:p>1100</text:p>
          </table:table-cell>
          <table:table-cell table:style-name="ce7" table:formula="of:=HEX2BIN(RIGHT([.W7];1);4)" office:value-type="string" office:string-value="0010" calcext:value-type="string">
            <text:p>0010</text:p>
          </table:table-cell>
          <table:table-cell/>
          <table:table-cell table:style-name="ce23" table:formula="of:=LEFT([.AK7];1)" office:value-type="string" office:string-value="1" calcext:value-type="string">
            <text:p>1</text:p>
          </table:table-cell>
          <table:table-cell table:formula="of:=RIGHT(LEFT([.AK7];2);1)" office:value-type="string" office:string-value="1" calcext:value-type="string">
            <text:p>1</text:p>
          </table:table-cell>
          <table:table-cell table:formula="of:=LEFT(RIGHT([.AK7];2);1)" office:value-type="string" office:string-value="0" calcext:value-type="string">
            <text:p>0</text:p>
          </table:table-cell>
          <table:table-cell table:formula="of:=RIGHT(RIGHT([.AK7];2);1)" office:value-type="string" office:string-value="0" calcext:value-type="string">
            <text:p>0</text:p>
          </table:table-cell>
          <table:table-cell table:formula="of:=LEFT(LEFT([.AL7];2);1)" office:value-type="string" office:string-value="0" calcext:value-type="string">
            <text:p>0</text:p>
          </table:table-cell>
          <table:table-cell table:style-name="ce23" table:formula="of:=RIGHT(LEFT([.AL7];2);1)" office:value-type="string" office:string-value="0" calcext:value-type="string">
            <text:p>0</text:p>
          </table:table-cell>
          <table:table-cell table:style-name="ce23" table:formula="of:=LEFT(RIGHT([.AL7];2);1)" office:value-type="string" office:string-value="1" calcext:value-type="string">
            <text:p>1</text:p>
          </table:table-cell>
          <table:table-cell table:style-name="ce23" table:formula="of:=RIGHT(RIGHT([.AL7];2);1)" office:value-type="string" office:string-value="0" calcext:value-type="string">
            <text:p>0</text:p>
          </table:table-cell>
          <table:table-cell/>
          <table:table-cell table:formula="of:=[.AN7]&amp;[.AU7]&amp;[.AT7]&amp;[.AS7]" office:value-type="string" office:string-value="1010" calcext:value-type="string">
            <text:p>1010</text:p>
          </table:table-cell>
          <table:table-cell table:formula="of:=BIN2DEC([.AW7])" office:value-type="float" office:value="10" calcext:value-type="float">
            <text:p>10</text:p>
          </table:table-cell>
          <table:table-cell table:formula="of:=[.AX7]+16" office:value-type="float" office:value="26" calcext:value-type="float">
            <text:p>26</text:p>
          </table:table-cell>
          <table:table-cell table:style-name="ce7" table:formula="of:=HEX2BIN(LEFT([.Y7];1);4)" office:value-type="string" office:string-value="0101" calcext:value-type="string">
            <text:p>0101</text:p>
          </table:table-cell>
          <table:table-cell table:style-name="ce7" table:formula="of:=HEX2BIN(RIGHT([.Y7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2.1S" calcext:value-type="time">
            <text:p>09:55:02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4C01F50000700708008000602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0;0|16;12304;408;1|17;12712;464;0|18;13176;408;1|19;13584;460;0|20;14044;408;1|21;14452;464;0|22;14916;408;1|23;15324;460;0|24;15784;408;1|25;16192;460;0|26;16652;408;1|27;17060;460;0|28;17520;412;1|29;17932;460;0|30;18392;408;1|31;18800;1332;0|32;20132;408;1|33;20540;460;0|34;21000;408;1|35;21408;460;0|36;21868;408;1|37;22276;464;0|38;22740;408;1|39;23148;460;0|40;23608;408;1|41;24016;460;0|42;24476;412;1|43;24888;460;0|44;25348;408;1|45;25756;460;0|46;26216;408;1|47;26624;1332;0|48;27956;408;1|49;28364;1328;0|50;29692;412;1|51;30104;1332;0|52;31436;404;1|53;31840;464;0|54;32304;408;1|55;32712;460;0|56;33172;408;1|57;33580;1332;0|58;34912;408;1|59;35320;460;0|60;35780;408;1|61;36188;464;0|62;36652;408;1|63;37060;460;0|64;37520;408;1|65;37928;460;0|66;38388;408;1|67;38796;464;0|68;39260;408;1|69;39668;460;0|70;40128;408;1|71;40536;460;0|72;40996;408;1|73;41404;464;0|74;41868;408;1|75;42276;460;0|76;42736;408;1|77;43144;464;0|78;43608;408;1|79;44016;460;0|80;44476;408;1|81;44884;460;0|82;45344;408;1|83;45752;464;0|84;46216;408;1|85;46624;460;0|86;47084;408;1|87;47492;460;0|88;47952;408;1|89;48360;464;0|90;48824;408;1|91;49232;460;0|92;49692;408;1|93;50100;464;0|94;50564;408;1|95;50972;460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8;1|117;60536;460;0|118;60996;408;1|119;61404;1332;0|120;62736;408;1|121;63144;1328;0|122;64472;412;1|123;64884;460;0|124;65344;408;1|125;65752;460;0|126;66212;408;1|127;66620;460;0|128;67080;412;1|129;67492;460;0|130;67952;408;1|131;68360;460;0|132;68820;408;1|133;69228;10032;0|134;79260;3452;1|135;82712;1764;0|136;84476;436;1|137;84912;436;0|138;85348;408;1|139;85756;1332;0|140;87088;408;1|141;87496;460;0|142;87956;408;1|143;88364;464;0|144;88828;404;1|145;89232;464;0|146;89696;408;1|147;90104;460;0|148;90564;408;1|149;90972;460;0|150;91432;408;1|151;91840;464;0|152;92304;408;1|153;92712;460;0|154;93172;408;1|155;93580;460;0|156;94040;412;1|157;94452;460;0|158;94912;408;1|159;95320;460;0|160;95780;412;1|161;96192;460;0|162;96652;408;1|163;97060;1332;0|164;98392;404;1|165;98796;464;0|166;99260;408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32;0|190;113172;408;1|191;113580;460;0|192;114040;408;1|193;114448;460;0|194;114908;408;1|195;115316;464;0|196;115780;408;1|197;116188;460;0|198;116648;408;1|199;117056;460;0|200;117516;412;1|201;117928;460;0|202;118388;408;1|203;118796;460;0|204;119256;408;1|205;119664;464;0|206;120128;408;1|207;120536;460;0|208;120996;408;1|209;121404;460;0|210;121864;408;1|211;122272;464;0|212;122736;408;1|213;123144;460;0|214;123604;408;1|215;124012;460;0|216;124472;408;1|217;124880;464;0|218;125344;408;1|219;125752;460;0|220;126212;408;1|221;126620;464;0|222;127084;408;1|223;127492;1328;0|224;128820;408;1|225;129228;464;0|226;129692;408;1|227;130100;460;0|228;130560;408;1|229;130968;460;0|230;131428;408;1|231;131836;464;0|232;132300;408;1|233;132708;460;0|234;133168;408;1|235;133576;1332;0|236;134908;408;1|237;135316;460;0|238;135776;408;1|239;136184;464;0|240;136648;408;1|241;137056;1328;0|242;138384;408;1|243;138792;1332;0|244;140124;408;1|245;140532;460;0|246;140992;408;1|247;141400;464;0|248;141864;408;1|249;142272;460;0|250;142732;408;1|251;143140;464;0|252;143604;404;1|253;144008;464;0|254;144472;408;1|255;144880;460;0|256;145340;408;1|257;145748;464;0|258;146212;408;1|259;146620;460;0|260;147080;408;1|261;147488;460;0|262;147948;408;1|263;148356;1332;0|264;149688;408;1|265;150096;1332;0|266;151428;408;1|267;151836;1332;0|268;153168;408;1|269;153576;1328;0|270;154904;412;1|271;155316;1328;0|272;156644;408;1|273;157052;460;0|274;157512;408;1|275;157920;1332;0|276;159252;408;1|277;159660;460;0|278;160120;412;1|279;160532;1328;0|280;161860;408;1|281;162268;464;0|282;162732;404;1|283;163136;464;0|284;163600;408;1|285;164008;460;0|286;164468;412;1|287;164880;460;0|288;165340;408;1|289;165748;460;0|290;166208;408;1|291;166616;460;0|292;167076;408;1|293;167484;464;0|294;167948;408;1|295;168356;460;0|296;168816;408;1|297;169224;464;0|298;169688;404;1|299;170092;464;0|300;170556;408;1|301;170964;460;0|302;171424;412;1|303;171836;460;0|304;172296;408;1|305;172704;460;0|306;173164;408;1|307;173572;460;0|308;174032;412;1|309;174444;460;0|310;174904;408;1|311;175312;460;0|312;175772;408;1|313;176180;464;0|314;176644;404;1|315;177048;1332;0|316;178380;412;1|317;178792;1328;0|318;180120;408;1|319;180528;1332;0|320;181860;408;1|321;182268;460;0|322;182728;408;1|323;183136;460;0|324;183596;408;1|325;184004;464;0|326;184468;408;1|327;184876;460;0|328;185336;408;1|329;185744;460;0|330;186204;408;1|331;186612;464;0|332;187076;408;1|333;187484;460;0|334;187944;408;1|335;188352;464;0|336;188816;408;1|337;189224;460;0|338;189684;408;1|339;190092;1332;0|340;191424;408;1|341;191832;1328;0|342;193160;412;1|343;193572;1328;0|344;194900;436;1|345;195336;432;0|346;195768;412;1|347;196180;460;0|348;196640;408;1|349;197048;460;0|350;197508;408;1|351;197916;464;0|352;198380;408;1|353;198788;1328;0|354;200116;408;1|355;200524;464;0|356;200988;408;1|357;201396;460;0|358;201856;408;1|359;202264;464;0|360;202728;404;1|361;203132;464;0|362;203596;408;1|363;204004;460;0|364;204464;408;1|365;204872;464;0|366;205336;408;1|367;205744;460;0|368;206204;408;1|369;206612;460;0|370;207072;408;1|371;207480;464;0|372;207944;408;1|373;208352;460;0|374;208812;408;1|375;209220;460;0|376;209680;412;1|377;210092;1328;0|378;211420;408;1|379;211828;460;0|380;212288;412;1|381;212700;460;0|382;213160;408;1|383;213568;460;0|384;214028;408;1|385;214436;464;0|386;214900;408;1|387;215308;460;0|388;215768;408;1|389;216176;460;0|390;216636;412;1|391;217048;460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28;0|414;228808;412;1|415;229220;460;0|416;229680;408;1|417;230088;460;0|418;230548;408;1|419;230956;460;0|420;231416;412;1|421;231828;460;0|422;232288;408;1|423;232696;460;0|424;233156;408;1|425;233564;464;0|426;234028;408;1|427;234436;460;0|428;234896;408;1|429;235304;1332;0|430;236636;408;1|431;237044;460;0|432;237504;408;1|433;237912;1332;0|434;239244;408;1|435;239652;1332;0|436;240984;408;1|437;241392;1328;0|438;242720;408;1|439;243128;464;0|440;243592;408;1|</text:p>
          </table:table-cell>
          <table:table-cell table:style-name="ce8" table:formula="of:=LEFT([.D8];16)" office:value-type="string" office:string-value="4004072000000060" calcext:value-type="string">
            <text:p>4004072000000060</text:p>
          </table:table-cell>
          <table:table-cell table:style-name="ce10" table:formula="of:=RIGHT([.D8];(27*2)-16)" office:value-type="string" office:string-value="4004072000104C01F50000700708008000602E" calcext:value-type="string">
            <text:p>4004072000104C01F50000700708008000602E</text:p>
          </table:table-cell>
          <table:table-cell table:style-name="ce8"/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/>
          <table:table-cell table:style-name="ce7" table:formula="of:=BIN2HEX(RIGHT(HEX2BIN(RIGHT(LEFT([.$J8];2*[.Q$1]);2);8);4) &amp; LEFT(HEX2BIN(RIGHT(LEFT([.$J8];2*[.Q$1]);2);8);4);2)" office:value-type="string" office:string-value="04" calcext:value-type="string">
            <text:p>04</text:p>
          </table:table-cell>
          <table:table-cell table:style-name="ce7" table:formula="of:=BIN2HEX(RIGHT(HEX2BIN(RIGHT(LEFT([.$J8];2*[.R$1]);2);8);4) &amp; LEFT(HEX2BIN(RIGHT(LEFT([.$J8];2*[.R$1]);2);8);4);2)" office:value-type="string" office:string-value="40" calcext:value-type="string">
            <text:p>40</text:p>
          </table:table-cell>
          <table:table-cell table:style-name="ce7" table:formula="of:=BIN2HEX(RIGHT(HEX2BIN(RIGHT(LEFT([.$J8];2*[.S$1]);2);8);4) &amp; LEFT(HEX2BIN(RIGHT(LEFT([.$J8];2*[.S$1]);2);8);4);2)" office:value-type="string" office:string-value="70" calcext:value-type="string">
            <text:p>70</text:p>
          </table:table-cell>
          <table:table-cell table:style-name="ce7" table:formula="of:=BIN2HEX(RIGHT(HEX2BIN(RIGHT(LEFT([.$J8];2*[.T$1]);2);8);4) &amp; LEFT(HEX2BIN(RIGHT(LEFT([.$J8];2*[.T$1]);2);8);4);2)" office:value-type="string" office:string-value="02" calcext:value-type="string">
            <text:p>02</text:p>
          </table:table-cell>
          <table:table-cell table:style-name="ce7" table:formula="of:=BIN2HEX(RIGHT(HEX2BIN(RIGHT(LEFT([.$J8];2*[.U$1]);2);8);4) &amp; LEFT(HEX2BIN(RIGHT(LEFT([.$J8];2*[.U$1]);2);8);4);2)" office:value-type="string" office:string-value="00" calcext:value-type="string">
            <text:p>00</text:p>
          </table:table-cell>
          <table:table-cell table:style-name="ce7" table:formula="of:=BIN2HEX(RIGHT(HEX2BIN(RIGHT(LEFT([.$J8];2*[.V$1]);2);8);4) &amp; LEFT(HEX2BIN(RIGHT(LEFT([.$J8];2*[.V$1]);2);8);4);2)" office:value-type="string" office:string-value="01" calcext:value-type="string">
            <text:p>01</text:p>
          </table:table-cell>
          <table:table-cell table:style-name="ce20" table:formula="of:=BIN2HEX(RIGHT(HEX2BIN(RIGHT(LEFT([.$J8];2*[.W$1]);2);8);4) &amp; LEFT(HEX2BIN(RIGHT(LEFT([.$J8];2*[.W$1]);2);8);4);2)" office:value-type="string" office:string-value="C4" calcext:value-type="string">
            <text:p>C4</text:p>
          </table:table-cell>
          <table:table-cell table:style-name="ce7" table:formula="of:=BIN2HEX(RIGHT(HEX2BIN(RIGHT(LEFT([.$J8];2*[.X$1]);2);8);4) &amp; LEFT(HEX2BIN(RIGHT(LEFT([.$J8];2*[.X$1]);2);8);4);2)" office:value-type="string" office:string-value="10" calcext:value-type="string">
            <text:p>10</text:p>
          </table:table-cell>
          <table:table-cell table:style-name="ce20" table:formula="of:=BIN2HEX(RIGHT(HEX2BIN(RIGHT(LEFT([.$J8];2*[.Y$1]);2);8);4) &amp; LEFT(HEX2BIN(RIGHT(LEFT([.$J8];2*[.Y$1]);2);8);4);2)" office:value-type="string" office:string-value="5F" calcext:value-type="string">
            <text:p>5F</text:p>
          </table:table-cell>
          <table:table-cell table:style-name="ce7" table:formula="of:=BIN2HEX(RIGHT(HEX2BIN(RIGHT(LEFT([.$J8];2*[.Z$1]);2);8);4) &amp; LEFT(HEX2BIN(RIGHT(LEFT([.$J8];2*[.Z$1]);2);8);4);2)" office:value-type="string" office:string-value="00" calcext:value-type="string">
            <text:p>00</text:p>
          </table:table-cell>
          <table:table-cell table:style-name="ce7" table:formula="of:=BIN2HEX(RIGHT(HEX2BIN(RIGHT(LEFT([.$J8];2*[.AA$1]);2);8);4) &amp; LEFT(HEX2BIN(RIGHT(LEFT([.$J8];2*[.AA$1]);2);8);4);2)" office:value-type="string" office:string-value="00" calcext:value-type="string">
            <text:p>00</text:p>
          </table:table-cell>
          <table:table-cell table:style-name="ce7" table:formula="of:=BIN2HEX(RIGHT(HEX2BIN(RIGHT(LEFT([.$J8];2*[.AB$1]);2);8);4) &amp; LEFT(HEX2BIN(RIGHT(LEFT([.$J8];2*[.AB$1]);2);8);4);2)" office:value-type="string" office:string-value="07" calcext:value-type="string">
            <text:p>07</text:p>
          </table:table-cell>
          <table:table-cell table:style-name="ce7" table:formula="of:=BIN2HEX(RIGHT(HEX2BIN(RIGHT(LEFT([.$J8];2*[.AC$1]);2);8);4) &amp; LEFT(HEX2BIN(RIGHT(LEFT([.$J8];2*[.AC$1]);2);8);4);2)" office:value-type="string" office:string-value="70" calcext:value-type="string">
            <text:p>70</text:p>
          </table:table-cell>
          <table:table-cell table:style-name="ce7" table:formula="of:=BIN2HEX(RIGHT(HEX2BIN(RIGHT(LEFT([.$J8];2*[.AD$1]);2);8);4) &amp; LEFT(HEX2BIN(RIGHT(LEFT([.$J8];2*[.AD$1]);2);8);4);2)" office:value-type="string" office:string-value="80" calcext:value-type="string">
            <text:p>80</text:p>
          </table:table-cell>
          <table:table-cell table:style-name="ce7" table:formula="of:=BIN2HEX(RIGHT(HEX2BIN(RIGHT(LEFT([.$J8];2*[.AE$1]);2);8);4) &amp; LEFT(HEX2BIN(RIGHT(LEFT([.$J8];2*[.AE$1]);2);8);4);2)" office:value-type="string" office:string-value="00" calcext:value-type="string">
            <text:p>00</text:p>
          </table:table-cell>
          <table:table-cell table:style-name="ce7" table:formula="of:=BIN2HEX(RIGHT(HEX2BIN(RIGHT(LEFT([.$J8];2*[.AF$1]);2);8);4) &amp; LEFT(HEX2BIN(RIGHT(LEFT([.$J8];2*[.AF$1]);2);8);4);2)" office:value-type="string" office:string-value="08" calcext:value-type="string">
            <text:p>08</text:p>
          </table:table-cell>
          <table:table-cell table:style-name="ce7" table:formula="of:=BIN2HEX(RIGHT(HEX2BIN(RIGHT(LEFT([.$J8];2*[.AG$1]);2);8);4) &amp; LEFT(HEX2BIN(RIGHT(LEFT([.$J8];2*[.AG$1]);2);8);4);2)" office:value-type="string" office:string-value="00" calcext:value-type="string">
            <text:p>00</text:p>
          </table:table-cell>
          <table:table-cell table:style-name="ce7" table:formula="of:=BIN2HEX(RIGHT(HEX2BIN(RIGHT(LEFT([.$J8];2*[.AH$1]);2);8);4) &amp; LEFT(HEX2BIN(RIGHT(LEFT([.$J8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8];1);4)" office:value-type="string" office:string-value="1100" calcext:value-type="string">
            <text:p>1100</text:p>
          </table:table-cell>
          <table:table-cell table:style-name="ce7" table:formula="of:=HEX2BIN(RIGHT([.W8];1);4)" office:value-type="string" office:string-value="0100" calcext:value-type="string">
            <text:p>0100</text:p>
          </table:table-cell>
          <table:table-cell/>
          <table:table-cell table:style-name="ce23" table:formula="of:=LEFT([.AK8];1)" office:value-type="string" office:string-value="1" calcext:value-type="string">
            <text:p>1</text:p>
          </table:table-cell>
          <table:table-cell table:formula="of:=RIGHT(LEFT([.AK8];2);1)" office:value-type="string" office:string-value="1" calcext:value-type="string">
            <text:p>1</text:p>
          </table:table-cell>
          <table:table-cell table:formula="of:=LEFT(RIGHT([.AK8];2);1)" office:value-type="string" office:string-value="0" calcext:value-type="string">
            <text:p>0</text:p>
          </table:table-cell>
          <table:table-cell table:formula="of:=RIGHT(RIGHT([.AK8];2);1)" office:value-type="string" office:string-value="0" calcext:value-type="string">
            <text:p>0</text:p>
          </table:table-cell>
          <table:table-cell table:formula="of:=LEFT(LEFT([.AL8];2);1)" office:value-type="string" office:string-value="0" calcext:value-type="string">
            <text:p>0</text:p>
          </table:table-cell>
          <table:table-cell table:style-name="ce23" table:formula="of:=RIGHT(LEFT([.AL8];2);1)" office:value-type="string" office:string-value="1" calcext:value-type="string">
            <text:p>1</text:p>
          </table:table-cell>
          <table:table-cell table:style-name="ce23" table:formula="of:=LEFT(RIGHT([.AL8];2);1)" office:value-type="string" office:string-value="0" calcext:value-type="string">
            <text:p>0</text:p>
          </table:table-cell>
          <table:table-cell table:style-name="ce23" table:formula="of:=RIGHT(RIGHT([.AL8];2);1)" office:value-type="string" office:string-value="0" calcext:value-type="string">
            <text:p>0</text:p>
          </table:table-cell>
          <table:table-cell/>
          <table:table-cell table:formula="of:=[.AN8]&amp;[.AU8]&amp;[.AT8]&amp;[.AS8]" office:value-type="string" office:string-value="1001" calcext:value-type="string">
            <text:p>1001</text:p>
          </table:table-cell>
          <table:table-cell table:formula="of:=BIN2DEC([.AW8])" office:value-type="float" office:value="9" calcext:value-type="float">
            <text:p>9</text:p>
          </table:table-cell>
          <table:table-cell table:formula="of:=[.AX8]+16" office:value-type="float" office:value="25" calcext:value-type="float">
            <text:p>25</text:p>
          </table:table-cell>
          <table:table-cell table:style-name="ce7" table:formula="of:=HEX2BIN(LEFT([.Y8];1);4)" office:value-type="string" office:string-value="0101" calcext:value-type="string">
            <text:p>0101</text:p>
          </table:table-cell>
          <table:table-cell table:style-name="ce7" table:formula="of:=HEX2BIN(RIGHT([.Y8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0.1S" calcext:value-type="time">
            <text:p>09:55:00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0C01F50000700708008000604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2;0|6;7084;412;1|7;7496;1328;0|8;8824;408;1|9;9232;460;0|10;9692;412;1|11;10104;460;0|12;10564;408;1|13;10972;460;0|14;11432;408;1|15;11840;464;0|16;12304;408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4;0|40;23608;404;1|41;24012;464;0|42;24476;408;1|43;24884;460;0|44;25344;408;1|45;25752;464;0|46;26216;408;1|47;26624;1328;0|48;27952;412;1|49;28364;1328;0|50;29692;408;1|51;30100;1332;0|52;31432;408;1|53;31840;460;0|54;32300;408;1|55;32708;460;0|56;33168;408;1|57;33576;1332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4;0|98;52300;408;1|99;52708;460;0|100;53168;408;1|101;53576;460;0|102;54036;408;1|103;54444;464;0|104;54908;408;1|105;55316;460;0|106;55776;408;1|107;56184;460;0|108;56644;412;1|109;57056;460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8;0|134;79256;3456;1|135;82712;1764;0|136;84476;412;1|137;84888;456;0|138;85344;408;1|139;85752;1332;0|140;87084;408;1|141;87492;460;0|142;87952;408;1|143;88360;464;0|144;88824;408;1|145;89232;460;0|146;89692;408;1|147;90100;460;0|148;90560;412;1|149;90972;460;0|150;91432;408;1|151;91840;460;0|152;92300;408;1|153;92708;460;0|154;93168;412;1|155;93580;460;0|156;94040;408;1|157;94448;460;0|158;94908;408;1|159;95316;464;0|160;95780;408;1|161;96188;460;0|162;96648;408;1|163;97056;1332;0|164;98388;408;1|165;98796;460;0|166;99256;408;1|167;99664;464;0|168;100128;408;1|169;100536;460;0|170;100996;408;1|171;101404;460;0|172;101864;408;1|173;102272;464;0|174;102736;404;1|175;103140;464;0|176;103604;408;1|177;104012;460;0|178;104472;408;1|179;104880;1332;0|180;106212;436;1|181;106648;1304;0|182;107952;408;1|183;108360;1332;0|184;109692;408;1|185;110100;460;0|186;110560;408;1|187;110968;460;0|188;111428;408;1|189;111836;1332;0|190;113168;408;1|191;113576;460;0|192;114036;408;1|193;114444;464;0|194;114908;408;1|195;115316;460;0|196;115776;408;1|197;116184;460;0|198;116644;412;1|199;117056;460;0|200;117516;408;1|201;117924;460;0|202;118384;408;1|203;118792;464;0|204;119256;408;1|205;119664;460;0|206;120124;408;1|207;120532;460;0|208;120992;408;1|209;121400;464;0|210;121864;408;1|211;122272;460;0|212;122732;408;1|213;123140;460;0|214;123600;408;1|215;124008;464;0|216;124472;408;1|217;124880;460;0|218;125340;408;1|219;125748;464;0|220;126212;408;1|221;126620;460;0|222;127080;408;1|223;127488;1332;0|224;128820;408;1|225;129228;460;0|226;129688;408;1|227;130096;464;0|228;130560;408;1|229;130968;460;0|230;131428;408;1|231;131836;460;0|232;132296;408;1|233;132704;460;0|234;133164;412;1|235;133576;460;0|236;134036;408;1|237;134444;460;0|238;134904;408;1|239;135312;464;0|240;135776;408;1|241;136184;1328;0|242;137512;412;1|243;137924;1328;0|244;139252;408;1|245;139660;464;0|246;140124;404;1|247;140528;464;0|248;140992;408;1|249;141400;460;0|250;141860;408;1|251;142268;464;0|252;142732;408;1|253;143140;460;0|254;143600;408;1|255;144008;460;0|256;144468;408;1|257;144876;464;0|258;145340;408;1|259;145748;460;0|260;146208;408;1|261;146616;460;0|262;147076;412;1|263;147488;1328;0|264;148816;412;1|265;149228;1328;0|266;150556;408;1|267;150964;1328;0|268;152292;412;1|269;152704;1328;0|270;154032;408;1|271;154440;1332;0|272;155772;408;1|273;156180;460;0|274;156640;408;1|275;157048;1332;0|276;158380;408;1|277;158788;460;0|278;159248;412;1|279;159660;1328;0|280;160988;408;1|281;161396;464;0|282;161860;408;1|283;162268;460;0|284;162728;408;1|285;163136;464;0|286;163600;404;1|287;164004;464;0|288;164468;408;1|289;164876;460;0|290;165336;408;1|291;165744;464;0|292;166208;408;1|293;166616;460;0|294;167076;408;1|295;167484;460;0|296;167944;408;1|297;168352;464;0|298;168816;408;1|299;169224;460;0|300;169684;408;1|301;170092;460;0|302;170552;408;1|303;170960;464;0|304;171424;408;1|305;171832;460;0|306;172292;408;1|307;172700;460;0|308;173160;408;1|309;173568;464;0|310;174032;408;1|311;174440;460;0|312;174900;408;1|313;175308;464;0|314;175772;408;1|315;176180;1328;0|316;177508;408;1|317;177916;1332;0|318;179248;408;1|319;179656;1332;0|320;180988;408;1|321;181396;460;0|322;181856;408;1|323;182264;460;0|324;182724;408;1|325;183132;464;0|326;183596;408;1|327;184004;460;0|328;184464;408;1|329;184872;464;0|330;185336;408;1|331;185744;460;0|332;186204;408;1|333;186612;460;0|334;187072;408;1|335;187480;464;0|336;187944;408;1|337;188352;460;0|338;188812;408;1|339;189220;1332;0|340;190552;408;1|341;190960;1332;0|342;192292;408;1|343;192700;1328;0|344;194028;408;1|345;194436;460;0|346;194896;412;1|347;195308;460;0|348;195768;408;1|349;196176;460;0|350;196636;412;1|351;197048;460;0|352;197508;408;1|353;197916;1328;0|354;199244;412;1|355;199656;460;0|356;200116;408;1|357;200524;460;0|358;200984;408;1|359;201392;464;0|360;201856;408;1|361;202264;460;0|362;202724;408;1|363;203132;460;0|364;203592;408;1|365;204000;464;0|366;204464;408;1|367;204872;460;0|368;205332;408;1|369;205740;460;0|370;206200;412;1|371;206612;460;0|372;207072;408;1|373;207480;460;0|374;207940;408;1|375;208348;460;0|376;208808;412;1|377;209220;1328;0|378;210548;408;1|379;210956;460;0|380;211416;412;1|381;211828;460;0|382;212288;408;1|383;212696;460;0|384;213156;408;1|385;213564;464;0|386;214028;408;1|387;214436;460;0|388;214896;408;1|389;215304;460;0|390;215764;412;1|391;216176;460;0|392;216636;408;1|393;217044;460;0|394;217504;412;1|395;217916;460;0|396;218376;408;1|397;218784;460;0|398;219244;408;1|399;219652;460;0|400;220112;408;1|401;220520;464;0|402;220984;408;1|403;221392;460;0|404;221852;408;1|405;222260;460;0|406;222720;408;1|407;223128;464;0|408;223592;408;1|409;224000;460;0|410;224460;408;1|411;224868;1332;0|412;226200;408;1|413;226608;1332;0|414;227940;408;1|415;228348;460;0|416;228808;408;1|417;229216;460;0|418;229676;408;1|419;230084;464;0|420;230548;408;1|421;230956;460;0|422;231416;408;1|423;231824;460;0|424;232284;412;1|425;232696;460;0|426;233156;408;1|427;233564;1332;0|428;234896;408;1|429;235304;460;0|430;235764;408;1|431;236172;460;0|432;236632;412;1|433;237044;1328;0|434;238372;408;1|435;238780;1332;0|436;240112;408;1|437;240520;1328;0|438;241848;412;1|439;242260;460;0|440;242720;408;1|</text:p>
          </table:table-cell>
          <table:table-cell table:style-name="ce8" table:formula="of:=LEFT([.D9];16)" office:value-type="string" office:string-value="4004072000000060" calcext:value-type="string">
            <text:p>4004072000000060</text:p>
          </table:table-cell>
          <table:table-cell table:style-name="ce10" table:formula="of:=RIGHT([.D9];(27*2)-16)" office:value-type="string" office:string-value="4004072000100C01F50000700708008000604E" calcext:value-type="string">
            <text:p>4004072000100C01F50000700708008000604E</text:p>
          </table:table-cell>
          <table:table-cell table:style-name="ce8"/>
          <table:table-cell table:style-name="ce7" table:number-columns-repeated="2"/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8"/>
          <table:table-cell table:style-name="ce7" table:formula="of:=BIN2HEX(RIGHT(HEX2BIN(RIGHT(LEFT([.$J9];2*[.Q$1]);2);8);4) &amp; LEFT(HEX2BIN(RIGHT(LEFT([.$J9];2*[.Q$1]);2);8);4);2)" office:value-type="string" office:string-value="04" calcext:value-type="string">
            <text:p>04</text:p>
          </table:table-cell>
          <table:table-cell table:style-name="ce7" table:formula="of:=BIN2HEX(RIGHT(HEX2BIN(RIGHT(LEFT([.$J9];2*[.R$1]);2);8);4) &amp; LEFT(HEX2BIN(RIGHT(LEFT([.$J9];2*[.R$1]);2);8);4);2)" office:value-type="string" office:string-value="40" calcext:value-type="string">
            <text:p>40</text:p>
          </table:table-cell>
          <table:table-cell table:style-name="ce7" table:formula="of:=BIN2HEX(RIGHT(HEX2BIN(RIGHT(LEFT([.$J9];2*[.S$1]);2);8);4) &amp; LEFT(HEX2BIN(RIGHT(LEFT([.$J9];2*[.S$1]);2);8);4);2)" office:value-type="string" office:string-value="70" calcext:value-type="string">
            <text:p>70</text:p>
          </table:table-cell>
          <table:table-cell table:style-name="ce7" table:formula="of:=BIN2HEX(RIGHT(HEX2BIN(RIGHT(LEFT([.$J9];2*[.T$1]);2);8);4) &amp; LEFT(HEX2BIN(RIGHT(LEFT([.$J9];2*[.T$1]);2);8);4);2)" office:value-type="string" office:string-value="02" calcext:value-type="string">
            <text:p>02</text:p>
          </table:table-cell>
          <table:table-cell table:style-name="ce7" table:formula="of:=BIN2HEX(RIGHT(HEX2BIN(RIGHT(LEFT([.$J9];2*[.U$1]);2);8);4) &amp; LEFT(HEX2BIN(RIGHT(LEFT([.$J9];2*[.U$1]);2);8);4);2)" office:value-type="string" office:string-value="00" calcext:value-type="string">
            <text:p>00</text:p>
          </table:table-cell>
          <table:table-cell table:style-name="ce7" table:formula="of:=BIN2HEX(RIGHT(HEX2BIN(RIGHT(LEFT([.$J9];2*[.V$1]);2);8);4) &amp; LEFT(HEX2BIN(RIGHT(LEFT([.$J9];2*[.V$1]);2);8);4);2)" office:value-type="string" office:string-value="01" calcext:value-type="string">
            <text:p>01</text:p>
          </table:table-cell>
          <table:table-cell table:style-name="ce20" table:formula="of:=BIN2HEX(RIGHT(HEX2BIN(RIGHT(LEFT([.$J9];2*[.W$1]);2);8);4) &amp; LEFT(HEX2BIN(RIGHT(LEFT([.$J9];2*[.W$1]);2);8);4);2)" office:value-type="string" office:string-value="C0" calcext:value-type="string">
            <text:p>C0</text:p>
          </table:table-cell>
          <table:table-cell table:style-name="ce7" table:formula="of:=BIN2HEX(RIGHT(HEX2BIN(RIGHT(LEFT([.$J9];2*[.X$1]);2);8);4) &amp; LEFT(HEX2BIN(RIGHT(LEFT([.$J9];2*[.X$1]);2);8);4);2)" office:value-type="string" office:string-value="10" calcext:value-type="string">
            <text:p>10</text:p>
          </table:table-cell>
          <table:table-cell table:style-name="ce20" table:formula="of:=BIN2HEX(RIGHT(HEX2BIN(RIGHT(LEFT([.$J9];2*[.Y$1]);2);8);4) &amp; LEFT(HEX2BIN(RIGHT(LEFT([.$J9];2*[.Y$1]);2);8);4);2)" office:value-type="string" office:string-value="5F" calcext:value-type="string">
            <text:p>5F</text:p>
          </table:table-cell>
          <table:table-cell table:style-name="ce7" table:formula="of:=BIN2HEX(RIGHT(HEX2BIN(RIGHT(LEFT([.$J9];2*[.Z$1]);2);8);4) &amp; LEFT(HEX2BIN(RIGHT(LEFT([.$J9];2*[.Z$1]);2);8);4);2)" office:value-type="string" office:string-value="00" calcext:value-type="string">
            <text:p>00</text:p>
          </table:table-cell>
          <table:table-cell table:style-name="ce7" table:formula="of:=BIN2HEX(RIGHT(HEX2BIN(RIGHT(LEFT([.$J9];2*[.AA$1]);2);8);4) &amp; LEFT(HEX2BIN(RIGHT(LEFT([.$J9];2*[.AA$1]);2);8);4);2)" office:value-type="string" office:string-value="00" calcext:value-type="string">
            <text:p>00</text:p>
          </table:table-cell>
          <table:table-cell table:style-name="ce7" table:formula="of:=BIN2HEX(RIGHT(HEX2BIN(RIGHT(LEFT([.$J9];2*[.AB$1]);2);8);4) &amp; LEFT(HEX2BIN(RIGHT(LEFT([.$J9];2*[.AB$1]);2);8);4);2)" office:value-type="string" office:string-value="07" calcext:value-type="string">
            <text:p>07</text:p>
          </table:table-cell>
          <table:table-cell table:style-name="ce7" table:formula="of:=BIN2HEX(RIGHT(HEX2BIN(RIGHT(LEFT([.$J9];2*[.AC$1]);2);8);4) &amp; LEFT(HEX2BIN(RIGHT(LEFT([.$J9];2*[.AC$1]);2);8);4);2)" office:value-type="string" office:string-value="70" calcext:value-type="string">
            <text:p>70</text:p>
          </table:table-cell>
          <table:table-cell table:style-name="ce7" table:formula="of:=BIN2HEX(RIGHT(HEX2BIN(RIGHT(LEFT([.$J9];2*[.AD$1]);2);8);4) &amp; LEFT(HEX2BIN(RIGHT(LEFT([.$J9];2*[.AD$1]);2);8);4);2)" office:value-type="string" office:string-value="80" calcext:value-type="string">
            <text:p>80</text:p>
          </table:table-cell>
          <table:table-cell table:style-name="ce7" table:formula="of:=BIN2HEX(RIGHT(HEX2BIN(RIGHT(LEFT([.$J9];2*[.AE$1]);2);8);4) &amp; LEFT(HEX2BIN(RIGHT(LEFT([.$J9];2*[.AE$1]);2);8);4);2)" office:value-type="string" office:string-value="00" calcext:value-type="string">
            <text:p>00</text:p>
          </table:table-cell>
          <table:table-cell table:style-name="ce7" table:formula="of:=BIN2HEX(RIGHT(HEX2BIN(RIGHT(LEFT([.$J9];2*[.AF$1]);2);8);4) &amp; LEFT(HEX2BIN(RIGHT(LEFT([.$J9];2*[.AF$1]);2);8);4);2)" office:value-type="string" office:string-value="08" calcext:value-type="string">
            <text:p>08</text:p>
          </table:table-cell>
          <table:table-cell table:style-name="ce7" table:formula="of:=BIN2HEX(RIGHT(HEX2BIN(RIGHT(LEFT([.$J9];2*[.AG$1]);2);8);4) &amp; LEFT(HEX2BIN(RIGHT(LEFT([.$J9];2*[.AG$1]);2);8);4);2)" office:value-type="string" office:string-value="00" calcext:value-type="string">
            <text:p>00</text:p>
          </table:table-cell>
          <table:table-cell table:style-name="ce7" table:formula="of:=BIN2HEX(RIGHT(HEX2BIN(RIGHT(LEFT([.$J9];2*[.AH$1]);2);8);4) &amp; LEFT(HEX2BIN(RIGHT(LEFT([.$J9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9];1);4)" office:value-type="string" office:string-value="1100" calcext:value-type="string">
            <text:p>1100</text:p>
          </table:table-cell>
          <table:table-cell table:style-name="ce7" table:formula="of:=HEX2BIN(RIGHT([.W9];1);4)" office:value-type="string" office:string-value="0000" calcext:value-type="string">
            <text:p>0000</text:p>
          </table:table-cell>
          <table:table-cell/>
          <table:table-cell table:style-name="ce23" table:formula="of:=LEFT([.AK9];1)" office:value-type="string" office:string-value="1" calcext:value-type="string">
            <text:p>1</text:p>
          </table:table-cell>
          <table:table-cell table:formula="of:=RIGHT(LEFT([.AK9];2);1)" office:value-type="string" office:string-value="1" calcext:value-type="string">
            <text:p>1</text:p>
          </table:table-cell>
          <table:table-cell table:formula="of:=LEFT(RIGHT([.AK9];2);1)" office:value-type="string" office:string-value="0" calcext:value-type="string">
            <text:p>0</text:p>
          </table:table-cell>
          <table:table-cell table:formula="of:=RIGHT(RIGHT([.AK9];2);1)" office:value-type="string" office:string-value="0" calcext:value-type="string">
            <text:p>0</text:p>
          </table:table-cell>
          <table:table-cell table:formula="of:=LEFT(LEFT([.AL9];2);1)" office:value-type="string" office:string-value="0" calcext:value-type="string">
            <text:p>0</text:p>
          </table:table-cell>
          <table:table-cell table:style-name="ce23" table:formula="of:=RIGHT(LEFT([.AL9];2);1)" office:value-type="string" office:string-value="0" calcext:value-type="string">
            <text:p>0</text:p>
          </table:table-cell>
          <table:table-cell table:style-name="ce23" table:formula="of:=LEFT(RIGHT([.AL9];2);1)" office:value-type="string" office:string-value="0" calcext:value-type="string">
            <text:p>0</text:p>
          </table:table-cell>
          <table:table-cell table:style-name="ce23" table:formula="of:=RIGHT(RIGHT([.AL9];2);1)" office:value-type="string" office:string-value="0" calcext:value-type="string">
            <text:p>0</text:p>
          </table:table-cell>
          <table:table-cell/>
          <table:table-cell table:formula="of:=[.AN9]&amp;[.AU9]&amp;[.AT9]&amp;[.AS9]" office:value-type="string" office:string-value="1000" calcext:value-type="string">
            <text:p>1000</text:p>
          </table:table-cell>
          <table:table-cell table:formula="of:=BIN2DEC([.AW9])" office:value-type="float" office:value="8" calcext:value-type="float">
            <text:p>8</text:p>
          </table:table-cell>
          <table:table-cell table:formula="of:=[.AX9]+16" office:value-type="float" office:value="24" calcext:value-type="float">
            <text:p>24</text:p>
          </table:table-cell>
          <table:table-cell table:style-name="ce7" table:formula="of:=HEX2BIN(LEFT([.Y9];1);4)" office:value-type="string" office:string-value="0101" calcext:value-type="string">
            <text:p>0101</text:p>
          </table:table-cell>
          <table:table-cell table:style-name="ce7" table:formula="of:=HEX2BIN(RIGHT([.Y9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7.7S" calcext:value-type="time">
            <text:p>09:54:57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7401F50000700708008000600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12;1|11;10104;460;0|12;10564;408;1|13;10972;460;0|14;11432;408;1|15;11840;460;0|16;12300;412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0;0|40;23604;412;1|41;24016;460;0|42;24476;408;1|43;24884;460;0|44;25344;408;1|45;25752;464;0|46;26216;408;1|47;26624;1328;0|48;27952;412;1|49;28364;1328;0|50;29692;408;1|51;30100;1332;0|52;31432;408;1|53;31840;460;0|54;32300;408;1|55;32708;464;0|56;33172;408;1|57;33580;1328;0|58;34908;408;1|59;35316;460;0|60;35776;412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12;1|87;47492;460;0|88;47952;408;1|89;48360;460;0|90;48820;408;1|91;49228;460;0|92;49688;412;1|93;50100;460;0|94;50560;408;1|95;50968;460;0|96;51428;408;1|97;51836;464;0|98;52300;408;1|99;52708;460;0|100;53168;408;1|101;53576;460;0|102;54036;412;1|103;54448;460;0|104;54908;408;1|105;55316;460;0|106;55776;408;1|107;56184;464;0|108;56648;404;1|109;57052;464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4;0|134;79252;3452;1|135;82704;1764;0|136;84468;412;1|137;84880;460;0|138;85340;412;1|139;85752;1328;0|140;87080;408;1|141;87488;460;0|142;87948;408;1|143;88356;464;0|144;88820;408;1|145;89228;460;0|146;89688;408;1|147;90096;460;0|148;90556;408;1|149;90964;464;0|150;91428;408;1|151;91836;460;0|152;92296;408;1|153;92704;464;0|154;93168;404;1|155;93572;464;0|156;94036;408;1|157;94444;460;0|158;94904;408;1|159;95312;464;0|160;95776;408;1|161;96184;460;0|162;96644;408;1|163;97052;1332;0|164;98384;408;1|165;98792;460;0|166;99252;408;1|167;99660;460;0|168;100120;412;1|169;100532;460;0|170;100992;408;1|171;101400;460;0|172;101860;408;1|173;102268;464;0|174;102732;408;1|175;103140;456;0|176;103596;412;1|177;104008;460;0|178;104468;408;1|179;104876;1332;0|180;106208;408;1|181;106616;1332;0|182;107948;408;1|183;108356;1328;0|184;109684;412;1|185;110096;460;0|186;110556;408;1|187;110964;460;0|188;111424;412;1|189;111836;1328;0|190;113164;408;1|191;113572;460;0|192;114032;408;1|193;114440;464;0|194;114904;408;1|195;115312;460;0|196;115772;408;1|197;116180;460;0|198;116640;408;1|199;117048;464;0|200;117512;408;1|201;117920;460;0|202;118380;408;1|203;118788;464;0|204;119252;408;1|205;119660;460;0|206;120120;408;1|207;120528;460;0|208;120988;408;1|209;121396;464;0|210;121860;404;1|211;122264;464;0|212;122728;408;1|213;123136;460;0|214;123596;408;1|215;124004;460;0|216;124464;412;1|217;124876;460;0|218;125336;408;1|219;125744;464;0|220;126208;408;1|221;126616;460;0|222;127076;408;1|223;127484;1328;0|224;128812;412;1|225;129224;460;0|226;129684;408;1|227;130092;460;0|228;130552;408;1|229;130960;464;0|230;131424;408;1|231;131832;460;0|232;132292;408;1|233;132700;460;0|234;133160;408;1|235;133568;1332;0|236;134900;408;1|237;135308;1336;0|238;136644;404;1|239;137048;1328;0|240;138376;436;1|241;138812;436;0|242;139248;408;1|243;139656;1332;0|244;140988;408;1|245;141396;460;0|246;141856;408;1|247;142264;464;0|248;142728;404;1|249;143132;464;0|250;143596;408;1|251;144004;460;0|252;144464;408;1|253;144872;464;0|254;145336;408;1|255;145744;460;0|256;146204;408;1|257;146612;460;0|258;147072;408;1|259;147480;464;0|260;147944;408;1|261;148352;460;0|262;148812;408;1|263;149220;1332;0|264;150552;408;1|265;150960;1328;0|266;152288;408;1|267;152696;1332;0|268;154028;408;1|269;154436;1332;0|270;155768;408;1|271;156176;1332;0|272;157508;408;1|273;157916;460;0|274;158376;408;1|275;158784;1332;0|276;160116;408;1|277;160524;460;0|278;160984;408;1|279;161392;1332;0|280;162724;408;1|281;163132;460;0|282;163592;408;1|283;164000;464;0|284;164464;408;1|285;164872;460;0|286;165332;408;1|287;165740;460;0|288;166200;408;1|289;166608;464;0|290;167072;408;1|291;167480;460;0|292;167940;408;1|293;168348;464;0|294;168812;408;1|295;169220;460;0|296;169680;408;1|297;170088;460;0|298;170548;408;1|299;170956;464;0|300;171420;404;1|301;171824;464;0|302;172288;408;1|303;172696;460;0|304;173156;408;1|305;173564;464;0|306;174028;408;1|307;174436;460;0|308;174896;408;1|309;175304;460;0|310;175764;408;1|311;176172;464;0|312;176636;408;1|313;177044;460;0|314;177504;408;1|315;177912;1328;0|316;179240;412;1|317;179652;1328;0|318;180980;412;1|319;181392;1328;0|320;182720;408;1|321;183128;464;0|322;183592;408;1|323;184000;460;0|324;184460;408;1|325;184868;464;0|326;185332;404;1|327;185736;460;0|328;186196;412;1|329;186608;460;0|330;187068;408;1|331;187476;460;0|332;187936;412;1|333;188348;460;0|334;188808;408;1|335;189216;460;0|336;189676;412;1|337;190088;460;0|338;190548;408;1|339;190956;1328;0|340;192284;408;1|341;192692;1332;0|342;194024;408;1|343;194432;1332;0|344;195764;408;1|345;196172;460;0|346;196632;408;1|347;197040;464;0|348;197504;408;1|349;197912;460;0|350;198372;408;1|351;198780;460;0|352;199240;408;1|353;199648;1332;0|354;200980;408;1|355;201388;460;0|356;201848;412;1|357;202260;460;0|358;202720;408;1|359;203128;460;0|360;203588;408;1|361;203996;460;0|362;204456;412;1|363;204868;460;0|364;205328;408;1|365;205736;464;0|366;206200;404;1|367;206604;464;0|368;207068;408;1|369;207476;460;0|370;207936;408;1|371;208344;460;0|372;208804;412;1|373;209216;460;0|374;209676;408;1|375;210084;460;0|376;210544;408;1|377;210952;1332;0|378;212284;408;1|379;212692;460;0|380;213152;408;1|381;213560;464;0|382;214024;408;1|383;214432;460;0|384;214892;408;1|385;215300;460;0|386;215760;408;1|387;216168;464;0|388;216632;408;1|389;217040;460;0|390;217500;408;1|391;217908;460;0|392;218368;416;1|393;218784;456;0|394;219240;408;1|395;219648;460;0|396;220108;408;1|397;220516;464;0|398;220980;408;1|399;221388;460;0|400;221848;408;1|401;222256;460;0|402;222716;408;1|403;223124;464;0|404;223588;408;1|405;223996;460;0|406;224456;408;1|407;224864;460;0|408;225324;408;1|409;225732;464;0|410;226196;408;1|411;226604;1328;0|412;227932;412;1|413;228344;1328;0|414;229672;408;1|415;230080;460;0|416;230540;412;1|417;230952;460;0|418;231412;408;1|419;231820;460;0|420;232280;412;1|421;232692;460;0|422;233152;408;1|423;233560;460;0|424;234020;408;1|425;234428;460;0|426;234888;412;1|427;235300;460;0|428;235760;408;1|429;236168;460;0|430;236628;408;1|431;237036;464;0|432;237500;408;1|433;237908;1328;0|434;239236;408;1|435;239644;1332;0|436;240976;408;1|437;241384;1332;0|438;242716;408;1|439;243124;460;0|440;243584;408;1|</text:p>
          </table:table-cell>
          <table:table-cell table:style-name="ce8" table:formula="of:=LEFT([.D10];16)" office:value-type="string" office:string-value="4004072000000060" calcext:value-type="string">
            <text:p>4004072000000060</text:p>
          </table:table-cell>
          <table:table-cell table:style-name="ce10" table:formula="of:=RIGHT([.D10];(27*2)-16)" office:value-type="string" office:string-value="4004072000107401F50000700708008000600E" calcext:value-type="string">
            <text:p>4004072000107401F50000700708008000600E</text:p>
          </table:table-cell>
          <table:table-cell table:style-name="ce8"/>
          <table:table-cell table:style-name="ce7" table:number-columns-repeated="2"/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8"/>
          <table:table-cell table:style-name="ce7" table:formula="of:=BIN2HEX(RIGHT(HEX2BIN(RIGHT(LEFT([.$J10];2*[.Q$1]);2);8);4) &amp; LEFT(HEX2BIN(RIGHT(LEFT([.$J10];2*[.Q$1]);2);8);4);2)" office:value-type="string" office:string-value="04" calcext:value-type="string">
            <text:p>04</text:p>
          </table:table-cell>
          <table:table-cell table:style-name="ce7" table:formula="of:=BIN2HEX(RIGHT(HEX2BIN(RIGHT(LEFT([.$J10];2*[.R$1]);2);8);4) &amp; LEFT(HEX2BIN(RIGHT(LEFT([.$J10];2*[.R$1]);2);8);4);2)" office:value-type="string" office:string-value="40" calcext:value-type="string">
            <text:p>40</text:p>
          </table:table-cell>
          <table:table-cell table:style-name="ce7" table:formula="of:=BIN2HEX(RIGHT(HEX2BIN(RIGHT(LEFT([.$J10];2*[.S$1]);2);8);4) &amp; LEFT(HEX2BIN(RIGHT(LEFT([.$J10];2*[.S$1]);2);8);4);2)" office:value-type="string" office:string-value="70" calcext:value-type="string">
            <text:p>70</text:p>
          </table:table-cell>
          <table:table-cell table:style-name="ce7" table:formula="of:=BIN2HEX(RIGHT(HEX2BIN(RIGHT(LEFT([.$J10];2*[.T$1]);2);8);4) &amp; LEFT(HEX2BIN(RIGHT(LEFT([.$J10];2*[.T$1]);2);8);4);2)" office:value-type="string" office:string-value="02" calcext:value-type="string">
            <text:p>02</text:p>
          </table:table-cell>
          <table:table-cell table:style-name="ce7" table:formula="of:=BIN2HEX(RIGHT(HEX2BIN(RIGHT(LEFT([.$J10];2*[.U$1]);2);8);4) &amp; LEFT(HEX2BIN(RIGHT(LEFT([.$J10];2*[.U$1]);2);8);4);2)" office:value-type="string" office:string-value="00" calcext:value-type="string">
            <text:p>00</text:p>
          </table:table-cell>
          <table:table-cell table:style-name="ce7" table:formula="of:=BIN2HEX(RIGHT(HEX2BIN(RIGHT(LEFT([.$J10];2*[.V$1]);2);8);4) &amp; LEFT(HEX2BIN(RIGHT(LEFT([.$J10];2*[.V$1]);2);8);4);2)" office:value-type="string" office:string-value="01" calcext:value-type="string">
            <text:p>01</text:p>
          </table:table-cell>
          <table:table-cell table:style-name="ce20" table:formula="of:=BIN2HEX(RIGHT(HEX2BIN(RIGHT(LEFT([.$J10];2*[.W$1]);2);8);4) &amp; LEFT(HEX2BIN(RIGHT(LEFT([.$J10];2*[.W$1]);2);8);4);2)" office:value-type="string" office:string-value="47" calcext:value-type="string">
            <text:p>47</text:p>
          </table:table-cell>
          <table:table-cell table:style-name="ce7" table:formula="of:=BIN2HEX(RIGHT(HEX2BIN(RIGHT(LEFT([.$J10];2*[.X$1]);2);8);4) &amp; LEFT(HEX2BIN(RIGHT(LEFT([.$J10];2*[.X$1]);2);8);4);2)" office:value-type="string" office:string-value="10" calcext:value-type="string">
            <text:p>10</text:p>
          </table:table-cell>
          <table:table-cell table:style-name="ce20" table:formula="of:=BIN2HEX(RIGHT(HEX2BIN(RIGHT(LEFT([.$J10];2*[.Y$1]);2);8);4) &amp; LEFT(HEX2BIN(RIGHT(LEFT([.$J10];2*[.Y$1]);2);8);4);2)" office:value-type="string" office:string-value="5F" calcext:value-type="string">
            <text:p>5F</text:p>
          </table:table-cell>
          <table:table-cell table:style-name="ce7" table:formula="of:=BIN2HEX(RIGHT(HEX2BIN(RIGHT(LEFT([.$J10];2*[.Z$1]);2);8);4) &amp; LEFT(HEX2BIN(RIGHT(LEFT([.$J10];2*[.Z$1]);2);8);4);2)" office:value-type="string" office:string-value="00" calcext:value-type="string">
            <text:p>00</text:p>
          </table:table-cell>
          <table:table-cell table:style-name="ce7" table:formula="of:=BIN2HEX(RIGHT(HEX2BIN(RIGHT(LEFT([.$J10];2*[.AA$1]);2);8);4) &amp; LEFT(HEX2BIN(RIGHT(LEFT([.$J10];2*[.AA$1]);2);8);4);2)" office:value-type="string" office:string-value="00" calcext:value-type="string">
            <text:p>00</text:p>
          </table:table-cell>
          <table:table-cell table:style-name="ce7" table:formula="of:=BIN2HEX(RIGHT(HEX2BIN(RIGHT(LEFT([.$J10];2*[.AB$1]);2);8);4) &amp; LEFT(HEX2BIN(RIGHT(LEFT([.$J10];2*[.AB$1]);2);8);4);2)" office:value-type="string" office:string-value="07" calcext:value-type="string">
            <text:p>07</text:p>
          </table:table-cell>
          <table:table-cell table:style-name="ce7" table:formula="of:=BIN2HEX(RIGHT(HEX2BIN(RIGHT(LEFT([.$J10];2*[.AC$1]);2);8);4) &amp; LEFT(HEX2BIN(RIGHT(LEFT([.$J10];2*[.AC$1]);2);8);4);2)" office:value-type="string" office:string-value="70" calcext:value-type="string">
            <text:p>70</text:p>
          </table:table-cell>
          <table:table-cell table:style-name="ce7" table:formula="of:=BIN2HEX(RIGHT(HEX2BIN(RIGHT(LEFT([.$J10];2*[.AD$1]);2);8);4) &amp; LEFT(HEX2BIN(RIGHT(LEFT([.$J10];2*[.AD$1]);2);8);4);2)" office:value-type="string" office:string-value="80" calcext:value-type="string">
            <text:p>80</text:p>
          </table:table-cell>
          <table:table-cell table:style-name="ce7" table:formula="of:=BIN2HEX(RIGHT(HEX2BIN(RIGHT(LEFT([.$J10];2*[.AE$1]);2);8);4) &amp; LEFT(HEX2BIN(RIGHT(LEFT([.$J10];2*[.AE$1]);2);8);4);2)" office:value-type="string" office:string-value="00" calcext:value-type="string">
            <text:p>00</text:p>
          </table:table-cell>
          <table:table-cell table:style-name="ce7" table:formula="of:=BIN2HEX(RIGHT(HEX2BIN(RIGHT(LEFT([.$J10];2*[.AF$1]);2);8);4) &amp; LEFT(HEX2BIN(RIGHT(LEFT([.$J10];2*[.AF$1]);2);8);4);2)" office:value-type="string" office:string-value="08" calcext:value-type="string">
            <text:p>08</text:p>
          </table:table-cell>
          <table:table-cell table:style-name="ce7" table:formula="of:=BIN2HEX(RIGHT(HEX2BIN(RIGHT(LEFT([.$J10];2*[.AG$1]);2);8);4) &amp; LEFT(HEX2BIN(RIGHT(LEFT([.$J10];2*[.AG$1]);2);8);4);2)" office:value-type="string" office:string-value="00" calcext:value-type="string">
            <text:p>00</text:p>
          </table:table-cell>
          <table:table-cell table:style-name="ce7" table:formula="of:=BIN2HEX(RIGHT(HEX2BIN(RIGHT(LEFT([.$J10];2*[.AH$1]);2);8);4) &amp; LEFT(HEX2BIN(RIGHT(LEFT([.$J10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0];1);4)" office:value-type="string" office:string-value="0100" calcext:value-type="string">
            <text:p>0100</text:p>
          </table:table-cell>
          <table:table-cell table:style-name="ce7" table:formula="of:=HEX2BIN(RIGHT([.W10];1);4)" office:value-type="string" office:string-value="0111" calcext:value-type="string">
            <text:p>0111</text:p>
          </table:table-cell>
          <table:table-cell/>
          <table:table-cell table:style-name="ce23" table:formula="of:=LEFT([.AK10];1)" office:value-type="string" office:string-value="0" calcext:value-type="string">
            <text:p>0</text:p>
          </table:table-cell>
          <table:table-cell table:formula="of:=RIGHT(LEFT([.AK10];2);1)" office:value-type="string" office:string-value="1" calcext:value-type="string">
            <text:p>1</text:p>
          </table:table-cell>
          <table:table-cell table:formula="of:=LEFT(RIGHT([.AK10];2);1)" office:value-type="string" office:string-value="0" calcext:value-type="string">
            <text:p>0</text:p>
          </table:table-cell>
          <table:table-cell table:formula="of:=RIGHT(RIGHT([.AK10];2);1)" office:value-type="string" office:string-value="0" calcext:value-type="string">
            <text:p>0</text:p>
          </table:table-cell>
          <table:table-cell table:formula="of:=LEFT(LEFT([.AL10];2);1)" office:value-type="string" office:string-value="0" calcext:value-type="string">
            <text:p>0</text:p>
          </table:table-cell>
          <table:table-cell table:style-name="ce23" table:formula="of:=RIGHT(LEFT([.AL10];2);1)" office:value-type="string" office:string-value="1" calcext:value-type="string">
            <text:p>1</text:p>
          </table:table-cell>
          <table:table-cell table:style-name="ce23" table:formula="of:=LEFT(RIGHT([.AL10];2);1)" office:value-type="string" office:string-value="1" calcext:value-type="string">
            <text:p>1</text:p>
          </table:table-cell>
          <table:table-cell table:style-name="ce23" table:formula="of:=RIGHT(RIGHT([.AL10];2);1)" office:value-type="string" office:string-value="1" calcext:value-type="string">
            <text:p>1</text:p>
          </table:table-cell>
          <table:table-cell/>
          <table:table-cell table:formula="of:=[.AN10]&amp;[.AU10]&amp;[.AT10]&amp;[.AS10]" office:value-type="string" office:string-value="0111" calcext:value-type="string">
            <text:p>0111</text:p>
          </table:table-cell>
          <table:table-cell table:formula="of:=BIN2DEC([.AW10])" office:value-type="float" office:value="7" calcext:value-type="float">
            <text:p>7</text:p>
          </table:table-cell>
          <table:table-cell table:formula="of:=[.AX10]+16" office:value-type="float" office:value="23" calcext:value-type="float">
            <text:p>23</text:p>
          </table:table-cell>
          <table:table-cell table:style-name="ce7" table:formula="of:=HEX2BIN(LEFT([.Y10];1);4)" office:value-type="string" office:string-value="0101" calcext:value-type="string">
            <text:p>0101</text:p>
          </table:table-cell>
          <table:table-cell table:style-name="ce7" table:formula="of:=HEX2BIN(RIGHT([.Y10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5.5S" calcext:value-type="time">
            <text:p>09:54:55.5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401F50000700708008000607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408;1|13;10972;460;0|14;11432;408;1|15;11840;460;0|16;12300;408;1|17;12708;464;0|18;13172;408;1|19;13580;460;0|20;14040;408;1|21;14448;464;0|22;14912;408;1|23;15320;460;0|24;15780;408;1|25;16188;460;0|26;16648;408;1|27;17056;464;0|28;17520;408;1|29;17928;460;0|30;18388;408;1|31;18796;1332;0|32;20128;408;1|33;20536;460;0|34;20996;408;1|35;21404;460;0|36;21864;412;1|37;22276;460;0|38;22736;408;1|39;23144;460;0|40;23604;408;1|41;24012;464;0|42;24476;408;1|43;24884;460;0|44;25344;408;1|45;25752;460;0|46;26212;408;1|47;26620;1332;0|48;27952;408;1|49;28360;1332;0|50;29692;408;1|51;30100;1332;0|52;31432;408;1|53;31840;460;0|54;32300;408;1|55;32708;460;0|56;33168;412;1|57;33580;1328;0|58;34908;408;1|59;35316;464;0|60;35780;404;1|61;36184;464;0|62;36648;408;1|63;37056;460;0|64;37516;408;1|65;37924;464;0|66;38388;404;1|67;38792;464;0|68;39256;408;1|69;39664;460;0|70;40124;408;1|71;40532;464;0|72;40996;408;1|73;41404;460;0|74;41864;408;1|75;42272;460;0|76;42732;408;1|77;43140;464;0|78;43604;408;1|79;44012;460;0|80;44472;408;1|81;44880;460;0|82;45340;408;1|83;45748;464;0|84;46212;408;1|85;46620;460;0|86;47080;408;1|87;47488;460;0|88;47948;412;1|89;48360;460;0|90;48820;408;1|91;49228;460;0|92;49688;408;1|93;50096;464;0|94;50560;408;1|95;50968;460;0|96;51428;408;1|97;51836;464;0|98;52300;404;1|99;52704;464;0|100;53168;408;1|101;53576;460;0|102;54036;408;1|103;54444;460;0|104;54904;412;1|105;55316;460;0|106;55776;408;1|107;56184;464;0|108;56648;404;1|109;57052;464;0|110;57516;408;1|111;57924;460;0|112;58384;408;1|113;58792;460;0|114;59252;408;1|115;59660;464;0|116;60124;408;1|117;60532;460;0|118;60992;408;1|119;61400;1332;0|120;62732;412;1|121;63144;1324;0|122;64468;412;1|123;64880;460;0|124;65340;408;1|125;65748;460;0|126;66208;408;1|127;66616;464;0|128;67080;408;1|129;67488;460;0|130;67948;408;1|131;68356;460;0|132;68816;408;1|133;69224;10028;0|134;79252;3452;1|135;82704;1768;0|136;84472;408;1|137;84880;460;0|138;85340;408;1|139;85748;1332;0|140;87080;408;1|141;87488;460;0|142;87948;408;1|143;88356;464;0|144;88820;408;1|145;89228;460;0|146;89688;408;1|147;90096;460;0|148;90556;408;1|149;90964;460;0|150;91424;408;1|151;91832;464;0|152;92296;408;1|153;92704;460;0|154;93164;412;1|155;93576;460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28;0|182;107944;412;1|183;108356;1328;0|184;109684;408;1|185;110092;464;0|186;110556;404;1|187;110960;464;0|188;111424;408;1|189;111832;1332;0|190;113164;408;1|191;113572;460;0|192;114032;408;1|193;114440;460;0|194;114900;412;1|195;115312;460;0|196;115772;408;1|197;116180;460;0|198;116640;408;1|199;117048;460;0|200;117508;412;1|201;117920;460;0|202;118380;408;1|203;118788;460;0|204;119248;408;1|205;119656;460;0|206;120116;412;1|207;120528;460;0|208;120988;408;1|209;121396;460;0|210;121856;412;1|211;122268;460;0|212;122728;408;1|213;123136;460;0|214;123596;408;1|215;124004;464;0|216;124468;404;1|217;124872;464;0|218;125336;408;1|219;125744;460;0|220;126204;408;1|221;126612;464;0|222;127076;408;1|223;127484;1328;0|224;128812;412;1|225;129224;460;0|226;129684;408;1|227;130092;460;0|228;130552;408;1|229;130960;464;0|230;131424;408;1|231;131832;460;0|232;132292;408;1|233;132700;460;0|234;133160;408;1|235;133568;464;0|236;134032;408;1|237;134440;1328;0|238;135768;412;1|239;136180;1328;0|240;137508;408;1|241;137916;460;0|242;138376;408;1|243;138784;1332;0|244;140116;408;1|245;140524;460;0|246;140984;408;1|247;141392;464;0|248;141856;408;1|249;142264;460;0|250;142724;408;1|251;143132;464;0|252;143596;408;1|253;144004;460;0|254;144464;408;1|255;144872;460;0|256;145332;408;1|257;145740;460;0|258;146200;412;1|259;146612;460;0|260;147072;408;1|261;147480;460;0|262;147940;412;1|263;148352;1328;0|264;149680;408;1|265;150088;1332;0|266;151420;408;1|267;151828;1328;0|268;153156;436;1|269;153592;1304;0|270;154896;412;1|271;155308;1328;0|272;156636;408;1|273;157044;460;0|274;157504;412;1|275;157916;1328;0|276;159244;408;1|277;159652;464;0|278;160116;408;1|279;160524;1328;0|280;161852;408;1|281;162260;464;0|282;162724;408;1|283;163132;460;0|284;163592;408;1|285;164000;460;0|286;164460;412;1|287;164872;460;0|288;165332;408;1|289;165740;460;0|290;166200;408;1|291;166608;464;0|292;167072;408;1|293;167480;460;0|294;167940;408;1|295;168348;460;0|296;168808;412;1|297;169220;460;0|298;169680;408;1|299;170088;460;0|300;170548;408;1|301;170956;460;0|302;171416;408;1|303;171824;464;0|304;172288;408;1|305;172696;460;0|306;173156;408;1|307;173564;464;0|308;174028;408;1|309;174436;460;0|310;174896;408;1|311;175304;460;0|312;175764;408;1|313;176172;464;0|314;176636;408;1|315;177044;1328;0|316;178372;412;1|317;178784;1328;0|318;180112;408;1|319;180520;1332;0|320;181852;408;1|321;182260;460;0|322;182720;408;1|323;183128;464;0|324;183592;408;1|325;184000;460;0|326;184460;408;1|327;184868;460;0|328;185328;408;1|329;185736;464;0|330;186200;408;1|331;186608;460;0|332;187068;408;1|333;187476;460;0|334;187936;412;1|335;188348;460;0|336;188808;408;1|337;189216;460;0|338;189676;408;1|339;190084;1332;0|340;191416;408;1|341;191824;1332;0|342;193156;408;1|343;193564;1328;0|344;194892;412;1|345;195304;460;0|346;195764;408;1|347;196172;460;0|348;196632;408;1|349;197040;464;0|350;197504;408;1|351;197912;460;0|352;198372;408;1|353;198780;1332;0|354;200112;408;1|355;200520;460;0|356;200980;408;1|357;201388;460;0|358;201848;408;1|359;202256;464;0|360;202720;408;1|361;203128;460;0|362;203588;408;1|363;203996;460;0|364;204456;408;1|365;204864;464;0|366;205328;408;1|367;205736;460;0|368;206196;408;1|369;206604;464;0|370;207068;408;1|371;207476;460;0|372;207936;408;1|373;208344;460;0|374;208804;408;1|375;209212;464;0|376;209676;408;1|377;210084;1328;0|378;211412;412;1|379;211824;460;0|380;212284;408;1|381;212692;460;0|382;213152;408;1|383;213560;464;0|384;214024;408;1|385;214432;460;0|386;214892;408;1|387;215300;460;0|388;215760;408;1|389;216168;464;0|390;216632;408;1|391;217040;460;0|392;217500;408;1|393;217908;460;0|394;218368;408;1|395;218776;464;0|396;219240;408;1|397;219648;460;0|398;220108;408;1|399;220516;460;0|400;220976;408;1|401;221384;464;0|402;221848;408;1|403;222256;460;0|404;222716;408;1|405;223124;464;0|406;223588;408;1|407;223996;460;0|408;224456;408;1|409;224864;464;0|410;225328;404;1|411;225732;1332;0|412;227064;408;1|413;227472;1332;0|414;228804;408;1|415;229212;460;0|416;229672;408;1|417;230080;460;0|418;230540;412;1|419;230952;460;0|420;231412;408;1|421;231820;460;0|422;232280;408;1|423;232688;464;0|424;233152;408;1|425;233560;460;0|426;234020;408;1|427;234428;1328;0|428;235756;412;1|429;236168;1328;0|430;237496;412;1|431;237908;1328;0|432;239236;408;1|433;239644;464;0|434;240108;408;1|435;240516;1328;0|436;241844;408;1|437;242252;1328;0|438;243580;412;1|439;243992;460;0|440;244452;408;1|</text:p>
          </table:table-cell>
          <table:table-cell table:style-name="ce8" table:formula="of:=LEFT([.D11];16)" office:value-type="string" office:string-value="4004072000000060" calcext:value-type="string">
            <text:p>4004072000000060</text:p>
          </table:table-cell>
          <table:table-cell table:style-name="ce10" table:formula="of:=RIGHT([.D11];(27*2)-16)" office:value-type="string" office:string-value="4004072000103401F500007007080080006076" calcext:value-type="string">
            <text:p>4004072000103401F500007007080080006076</text:p>
          </table:table-cell>
          <table:table-cell table:style-name="ce8"/>
          <table:table-cell table:style-name="ce7" table:number-columns-repeated="2"/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11];2*[.Q$1]);2);8);4) &amp; LEFT(HEX2BIN(RIGHT(LEFT([.$J11];2*[.Q$1]);2);8);4);2)" office:value-type="string" office:string-value="04" calcext:value-type="string">
            <text:p>04</text:p>
          </table:table-cell>
          <table:table-cell table:style-name="ce7" table:formula="of:=BIN2HEX(RIGHT(HEX2BIN(RIGHT(LEFT([.$J11];2*[.R$1]);2);8);4) &amp; LEFT(HEX2BIN(RIGHT(LEFT([.$J11];2*[.R$1]);2);8);4);2)" office:value-type="string" office:string-value="40" calcext:value-type="string">
            <text:p>40</text:p>
          </table:table-cell>
          <table:table-cell table:style-name="ce7" table:formula="of:=BIN2HEX(RIGHT(HEX2BIN(RIGHT(LEFT([.$J11];2*[.S$1]);2);8);4) &amp; LEFT(HEX2BIN(RIGHT(LEFT([.$J11];2*[.S$1]);2);8);4);2)" office:value-type="string" office:string-value="70" calcext:value-type="string">
            <text:p>70</text:p>
          </table:table-cell>
          <table:table-cell table:style-name="ce7" table:formula="of:=BIN2HEX(RIGHT(HEX2BIN(RIGHT(LEFT([.$J11];2*[.T$1]);2);8);4) &amp; LEFT(HEX2BIN(RIGHT(LEFT([.$J11];2*[.T$1]);2);8);4);2)" office:value-type="string" office:string-value="02" calcext:value-type="string">
            <text:p>02</text:p>
          </table:table-cell>
          <table:table-cell table:style-name="ce7" table:formula="of:=BIN2HEX(RIGHT(HEX2BIN(RIGHT(LEFT([.$J11];2*[.U$1]);2);8);4) &amp; LEFT(HEX2BIN(RIGHT(LEFT([.$J11];2*[.U$1]);2);8);4);2)" office:value-type="string" office:string-value="00" calcext:value-type="string">
            <text:p>00</text:p>
          </table:table-cell>
          <table:table-cell table:style-name="ce7" table:formula="of:=BIN2HEX(RIGHT(HEX2BIN(RIGHT(LEFT([.$J11];2*[.V$1]);2);8);4) &amp; LEFT(HEX2BIN(RIGHT(LEFT([.$J11];2*[.V$1]);2);8);4);2)" office:value-type="string" office:string-value="01" calcext:value-type="string">
            <text:p>01</text:p>
          </table:table-cell>
          <table:table-cell table:style-name="ce20" table:formula="of:=BIN2HEX(RIGHT(HEX2BIN(RIGHT(LEFT([.$J11];2*[.W$1]);2);8);4) &amp; LEFT(HEX2BIN(RIGHT(LEFT([.$J11];2*[.W$1]);2);8);4);2)" office:value-type="string" office:string-value="43" calcext:value-type="string">
            <text:p>43</text:p>
          </table:table-cell>
          <table:table-cell table:style-name="ce7" table:formula="of:=BIN2HEX(RIGHT(HEX2BIN(RIGHT(LEFT([.$J11];2*[.X$1]);2);8);4) &amp; LEFT(HEX2BIN(RIGHT(LEFT([.$J11];2*[.X$1]);2);8);4);2)" office:value-type="string" office:string-value="10" calcext:value-type="string">
            <text:p>10</text:p>
          </table:table-cell>
          <table:table-cell table:style-name="ce20" table:formula="of:=BIN2HEX(RIGHT(HEX2BIN(RIGHT(LEFT([.$J11];2*[.Y$1]);2);8);4) &amp; LEFT(HEX2BIN(RIGHT(LEFT([.$J11];2*[.Y$1]);2);8);4);2)" office:value-type="string" office:string-value="5F" calcext:value-type="string">
            <text:p>5F</text:p>
          </table:table-cell>
          <table:table-cell table:style-name="ce7" table:formula="of:=BIN2HEX(RIGHT(HEX2BIN(RIGHT(LEFT([.$J11];2*[.Z$1]);2);8);4) &amp; LEFT(HEX2BIN(RIGHT(LEFT([.$J11];2*[.Z$1]);2);8);4);2)" office:value-type="string" office:string-value="00" calcext:value-type="string">
            <text:p>00</text:p>
          </table:table-cell>
          <table:table-cell table:style-name="ce7" table:formula="of:=BIN2HEX(RIGHT(HEX2BIN(RIGHT(LEFT([.$J11];2*[.AA$1]);2);8);4) &amp; LEFT(HEX2BIN(RIGHT(LEFT([.$J11];2*[.AA$1]);2);8);4);2)" office:value-type="string" office:string-value="00" calcext:value-type="string">
            <text:p>00</text:p>
          </table:table-cell>
          <table:table-cell table:style-name="ce7" table:formula="of:=BIN2HEX(RIGHT(HEX2BIN(RIGHT(LEFT([.$J11];2*[.AB$1]);2);8);4) &amp; LEFT(HEX2BIN(RIGHT(LEFT([.$J11];2*[.AB$1]);2);8);4);2)" office:value-type="string" office:string-value="07" calcext:value-type="string">
            <text:p>07</text:p>
          </table:table-cell>
          <table:table-cell table:style-name="ce7" table:formula="of:=BIN2HEX(RIGHT(HEX2BIN(RIGHT(LEFT([.$J11];2*[.AC$1]);2);8);4) &amp; LEFT(HEX2BIN(RIGHT(LEFT([.$J11];2*[.AC$1]);2);8);4);2)" office:value-type="string" office:string-value="70" calcext:value-type="string">
            <text:p>70</text:p>
          </table:table-cell>
          <table:table-cell table:style-name="ce7" table:formula="of:=BIN2HEX(RIGHT(HEX2BIN(RIGHT(LEFT([.$J11];2*[.AD$1]);2);8);4) &amp; LEFT(HEX2BIN(RIGHT(LEFT([.$J11];2*[.AD$1]);2);8);4);2)" office:value-type="string" office:string-value="80" calcext:value-type="string">
            <text:p>80</text:p>
          </table:table-cell>
          <table:table-cell table:style-name="ce7" table:formula="of:=BIN2HEX(RIGHT(HEX2BIN(RIGHT(LEFT([.$J11];2*[.AE$1]);2);8);4) &amp; LEFT(HEX2BIN(RIGHT(LEFT([.$J11];2*[.AE$1]);2);8);4);2)" office:value-type="string" office:string-value="00" calcext:value-type="string">
            <text:p>00</text:p>
          </table:table-cell>
          <table:table-cell table:style-name="ce7" table:formula="of:=BIN2HEX(RIGHT(HEX2BIN(RIGHT(LEFT([.$J11];2*[.AF$1]);2);8);4) &amp; LEFT(HEX2BIN(RIGHT(LEFT([.$J11];2*[.AF$1]);2);8);4);2)" office:value-type="string" office:string-value="08" calcext:value-type="string">
            <text:p>08</text:p>
          </table:table-cell>
          <table:table-cell table:style-name="ce7" table:formula="of:=BIN2HEX(RIGHT(HEX2BIN(RIGHT(LEFT([.$J11];2*[.AG$1]);2);8);4) &amp; LEFT(HEX2BIN(RIGHT(LEFT([.$J11];2*[.AG$1]);2);8);4);2)" office:value-type="string" office:string-value="00" calcext:value-type="string">
            <text:p>00</text:p>
          </table:table-cell>
          <table:table-cell table:style-name="ce7" table:formula="of:=BIN2HEX(RIGHT(HEX2BIN(RIGHT(LEFT([.$J11];2*[.AH$1]);2);8);4) &amp; LEFT(HEX2BIN(RIGHT(LEFT([.$J11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1];1);4)" office:value-type="string" office:string-value="0100" calcext:value-type="string">
            <text:p>0100</text:p>
          </table:table-cell>
          <table:table-cell table:style-name="ce7" table:formula="of:=HEX2BIN(RIGHT([.W11];1);4)" office:value-type="string" office:string-value="0011" calcext:value-type="string">
            <text:p>0011</text:p>
          </table:table-cell>
          <table:table-cell/>
          <table:table-cell table:style-name="ce23" table:formula="of:=LEFT([.AK11];1)" office:value-type="string" office:string-value="0" calcext:value-type="string">
            <text:p>0</text:p>
          </table:table-cell>
          <table:table-cell table:formula="of:=RIGHT(LEFT([.AK11];2);1)" office:value-type="string" office:string-value="1" calcext:value-type="string">
            <text:p>1</text:p>
          </table:table-cell>
          <table:table-cell table:formula="of:=LEFT(RIGHT([.AK11];2);1)" office:value-type="string" office:string-value="0" calcext:value-type="string">
            <text:p>0</text:p>
          </table:table-cell>
          <table:table-cell table:formula="of:=RIGHT(RIGHT([.AK11];2);1)" office:value-type="string" office:string-value="0" calcext:value-type="string">
            <text:p>0</text:p>
          </table:table-cell>
          <table:table-cell table:formula="of:=LEFT(LEFT([.AL11];2);1)" office:value-type="string" office:string-value="0" calcext:value-type="string">
            <text:p>0</text:p>
          </table:table-cell>
          <table:table-cell table:style-name="ce23" table:formula="of:=RIGHT(LEFT([.AL11];2);1)" office:value-type="string" office:string-value="0" calcext:value-type="string">
            <text:p>0</text:p>
          </table:table-cell>
          <table:table-cell table:style-name="ce23" table:formula="of:=LEFT(RIGHT([.AL11];2);1)" office:value-type="string" office:string-value="1" calcext:value-type="string">
            <text:p>1</text:p>
          </table:table-cell>
          <table:table-cell table:style-name="ce23" table:formula="of:=RIGHT(RIGHT([.AL11];2);1)" office:value-type="string" office:string-value="1" calcext:value-type="string">
            <text:p>1</text:p>
          </table:table-cell>
          <table:table-cell/>
          <table:table-cell table:formula="of:=[.AN11]&amp;[.AU11]&amp;[.AT11]&amp;[.AS11]" office:value-type="string" office:string-value="0110" calcext:value-type="string">
            <text:p>0110</text:p>
          </table:table-cell>
          <table:table-cell table:formula="of:=BIN2DEC([.AW11])" office:value-type="float" office:value="6" calcext:value-type="float">
            <text:p>6</text:p>
          </table:table-cell>
          <table:table-cell table:formula="of:=[.AX11]+16" office:value-type="float" office:value="22" calcext:value-type="float">
            <text:p>22</text:p>
          </table:table-cell>
          <table:table-cell table:style-name="ce7" table:formula="of:=HEX2BIN(LEFT([.Y11];1);4)" office:value-type="string" office:string-value="0101" calcext:value-type="string">
            <text:p>0101</text:p>
          </table:table-cell>
          <table:table-cell table:style-name="ce7" table:formula="of:=HEX2BIN(RIGHT([.Y11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3.4S" calcext:value-type="time">
            <text:p>09:54:53.4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5401F50000700708008000603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12;1|15;11844;460;0|16;12304;408;1|17;12712;460;0|18;13172;408;1|19;13580;464;0|20;14044;408;1|21;14452;460;0|22;14912;408;1|23;15320;460;0|24;15780;408;1|25;16188;464;0|26;16652;408;1|27;17060;460;0|28;17520;408;1|29;17928;460;0|30;18388;412;1|31;18800;1328;0|32;20128;408;1|33;20536;460;0|34;20996;408;1|35;21404;464;0|36;21868;408;1|37;22276;460;0|38;22736;408;1|39;23144;460;0|40;23604;412;1|41;24016;460;0|42;24476;408;1|43;24884;460;0|44;25344;408;1|45;25752;464;0|46;26216;408;1|47;26624;1328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4;0|70;40128;408;1|71;40536;460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4;0|92;49692;408;1|93;50100;460;0|94;50560;408;1|95;50968;464;0|96;51432;404;1|97;51836;464;0|98;52300;408;1|99;52708;460;0|100;53168;408;1|101;53576;460;0|102;54036;408;1|103;54444;464;0|104;54908;408;1|105;55316;460;0|106;55776;408;1|107;56184;464;0|108;56648;408;1|109;57056;460;0|110;57516;408;1|111;57924;460;0|112;58384;408;1|113;58792;464;0|114;59256;408;1|115;59664;460;0|116;60124;408;1|117;60532;464;0|118;60996;404;1|119;61400;1332;0|120;62732;408;1|121;63140;1332;0|122;64472;408;1|123;64880;460;0|124;65340;408;1|125;65748;464;0|126;66212;408;1|127;66620;460;0|128;67080;408;1|129;67488;460;0|130;67948;408;1|131;68356;464;0|132;68820;408;1|133;69228;10024;0|134;79252;3452;1|135;82704;1768;0|136;84472;424;1|137;84896;444;0|138;85340;408;1|139;85748;1332;0|140;87080;408;1|141;87488;464;0|142;87952;404;1|143;88356;464;0|144;88820;408;1|145;89228;460;0|146;89688;408;1|147;90096;460;0|148;90556;408;1|149;90964;464;0|150;91428;408;1|151;91836;460;0|152;92296;408;1|153;92704;464;0|154;93168;408;1|155;93576;460;0|156;94036;408;1|157;94444;460;0|158;94904;408;1|159;95312;464;0|160;95776;408;1|161;96184;460;0|162;96644;408;1|163;97052;1332;0|164;98384;408;1|165;98792;460;0|166;99252;408;1|167;99660;460;0|168;100120;408;1|169;100528;464;0|170;100992;408;1|171;101400;460;0|172;101860;408;1|173;102268;464;0|174;102732;408;1|175;103140;460;0|176;103600;408;1|177;104008;460;0|178;104468;408;1|179;104876;1332;0|180;106208;408;1|181;106616;1332;0|182;107948;408;1|183;108356;1328;0|184;109684;412;1|185;110096;460;0|186;110556;408;1|187;110964;460;0|188;111424;408;1|189;111832;1332;0|190;113164;408;1|191;113572;464;0|192;114036;408;1|193;114444;460;0|194;114904;408;1|195;115312;460;0|196;115772;408;1|197;116180;464;0|198;116644;408;1|199;117052;460;0|200;117512;408;1|201;117920;460;0|202;118380;408;1|203;118788;464;0|204;119252;408;1|205;119660;460;0|206;120120;408;1|207;120528;460;0|208;120988;408;1|209;121396;460;0|210;121856;412;1|211;122268;460;0|212;122728;408;1|213;123136;460;0|214;123596;412;1|215;124008;460;0|216;124468;408;1|217;124876;460;0|218;125336;408;1|219;125744;464;0|220;126208;408;1|221;126616;460;0|222;127076;408;1|223;127484;1332;0|224;128816;408;1|225;129224;460;0|226;129684;408;1|227;130092;460;0|228;130552;408;1|229;130960;464;0|230;131424;408;1|231;131832;460;0|232;132292;408;1|233;132700;464;0|234;133164;408;1|235;133572;1328;0|236;134900;408;1|237;135308;464;0|238;135772;408;1|239;136180;1328;0|240;137508;412;1|241;137920;460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0;0|260;147072;408;1|261;147480;464;0|262;147944;408;1|263;148352;1332;0|264;149684;408;1|265;150092;1328;0|266;151420;408;1|267;151828;1332;0|268;153160;408;1|269;153568;1332;0|270;154900;408;1|271;155308;1332;0|272;156640;408;1|273;157048;460;0|274;157508;408;1|275;157916;1328;0|276;159244;412;1|277;159656;460;0|278;160116;408;1|279;160524;1332;0|280;161856;408;1|281;162264;460;0|282;162724;408;1|283;163132;460;0|284;163592;412;1|285;164004;460;0|286;164464;408;1|287;164872;460;0|288;165332;408;1|289;165740;460;0|290;166200;408;1|291;166608;464;0|292;167072;408;1|293;167480;460;0|294;167940;408;1|295;168348;464;0|296;168812;408;1|297;169220;460;0|298;169680;408;1|299;170088;460;0|300;170548;408;1|301;170956;464;0|302;171420;408;1|303;171828;460;0|304;172288;408;1|305;172696;464;0|306;173160;404;1|307;173564;464;0|308;174028;408;1|309;174436;460;0|310;174896;408;1|311;175304;460;0|312;175764;412;1|313;176176;460;0|314;176636;408;1|315;177044;1332;0|316;178376;408;1|317;178784;1328;0|318;180112;412;1|319;180524;1328;0|320;181852;408;1|321;182260;464;0|322;182724;408;1|323;183132;460;0|324;183592;408;1|325;184000;460;0|326;184460;408;1|327;184868;464;0|328;185332;408;1|329;185740;460;0|330;186200;408;1|331;186608;460;0|332;187068;408;1|333;187476;464;0|334;187940;408;1|335;188348;460;0|336;188808;408;1|337;189216;460;0|338;189676;412;1|339;190088;1328;0|340;191416;408;1|341;191824;1332;0|342;193156;408;1|343;193564;1332;0|344;194896;408;1|345;195304;460;0|346;195764;408;1|347;196172;464;0|348;196636;404;1|349;197040;464;0|350;197504;408;1|351;197912;460;0|352;198372;408;1|353;198780;1332;0|354;200112;408;1|355;200520;460;0|356;200980;408;1|357;201388;464;0|358;201852;408;1|359;202260;460;0|360;202720;408;1|361;203128;464;0|362;203592;404;1|363;203996;464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08;1|383;213560;464;0|384;214024;408;1|385;214432;460;0|386;214892;408;1|387;215300;464;0|388;215764;408;1|389;216172;460;0|390;216632;408;1|391;217040;460;0|392;217500;408;1|393;217908;464;0|394;218372;408;1|395;218780;460;0|396;219240;408;1|397;219648;460;0|398;220108;412;1|399;220520;460;0|400;220980;408;1|401;221388;460;0|402;221848;408;1|403;222256;460;0|404;222716;412;1|405;223128;460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08;1|427;234428;464;0|428;234892;408;1|429;235300;1328;0|430;236628;412;1|431;237040;1328;0|432;238368;408;1|433;238776;460;0|434;239236;412;1|435;239648;1328;0|436;240976;408;1|437;241384;1332;0|438;242716;408;1|439;243124;460;0|440;243584;408;1|</text:p>
          </table:table-cell>
          <table:table-cell table:style-name="ce8" table:formula="of:=LEFT([.D12];16)" office:value-type="string" office:string-value="4004072000000060" calcext:value-type="string">
            <text:p>4004072000000060</text:p>
          </table:table-cell>
          <table:table-cell table:style-name="ce10" table:formula="of:=RIGHT([.D12];(27*2)-16)" office:value-type="string" office:string-value="4004072000105401F500007007080080006036" calcext:value-type="string">
            <text:p>4004072000105401F500007007080080006036</text:p>
          </table:table-cell>
          <table:table-cell table:style-name="ce8"/>
          <table:table-cell table:style-name="ce7" table:number-columns-repeated="2"/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8"/>
          <table:table-cell table:style-name="ce7" table:formula="of:=BIN2HEX(RIGHT(HEX2BIN(RIGHT(LEFT([.$J12];2*[.Q$1]);2);8);4) &amp; LEFT(HEX2BIN(RIGHT(LEFT([.$J12];2*[.Q$1]);2);8);4);2)" office:value-type="string" office:string-value="04" calcext:value-type="string">
            <text:p>04</text:p>
          </table:table-cell>
          <table:table-cell table:style-name="ce7" table:formula="of:=BIN2HEX(RIGHT(HEX2BIN(RIGHT(LEFT([.$J12];2*[.R$1]);2);8);4) &amp; LEFT(HEX2BIN(RIGHT(LEFT([.$J12];2*[.R$1]);2);8);4);2)" office:value-type="string" office:string-value="40" calcext:value-type="string">
            <text:p>40</text:p>
          </table:table-cell>
          <table:table-cell table:style-name="ce7" table:formula="of:=BIN2HEX(RIGHT(HEX2BIN(RIGHT(LEFT([.$J12];2*[.S$1]);2);8);4) &amp; LEFT(HEX2BIN(RIGHT(LEFT([.$J12];2*[.S$1]);2);8);4);2)" office:value-type="string" office:string-value="70" calcext:value-type="string">
            <text:p>70</text:p>
          </table:table-cell>
          <table:table-cell table:style-name="ce7" table:formula="of:=BIN2HEX(RIGHT(HEX2BIN(RIGHT(LEFT([.$J12];2*[.T$1]);2);8);4) &amp; LEFT(HEX2BIN(RIGHT(LEFT([.$J12];2*[.T$1]);2);8);4);2)" office:value-type="string" office:string-value="02" calcext:value-type="string">
            <text:p>02</text:p>
          </table:table-cell>
          <table:table-cell table:style-name="ce7" table:formula="of:=BIN2HEX(RIGHT(HEX2BIN(RIGHT(LEFT([.$J12];2*[.U$1]);2);8);4) &amp; LEFT(HEX2BIN(RIGHT(LEFT([.$J12];2*[.U$1]);2);8);4);2)" office:value-type="string" office:string-value="00" calcext:value-type="string">
            <text:p>00</text:p>
          </table:table-cell>
          <table:table-cell table:style-name="ce7" table:formula="of:=BIN2HEX(RIGHT(HEX2BIN(RIGHT(LEFT([.$J12];2*[.V$1]);2);8);4) &amp; LEFT(HEX2BIN(RIGHT(LEFT([.$J12];2*[.V$1]);2);8);4);2)" office:value-type="string" office:string-value="01" calcext:value-type="string">
            <text:p>01</text:p>
          </table:table-cell>
          <table:table-cell table:style-name="ce20" table:formula="of:=BIN2HEX(RIGHT(HEX2BIN(RIGHT(LEFT([.$J12];2*[.W$1]);2);8);4) &amp; LEFT(HEX2BIN(RIGHT(LEFT([.$J12];2*[.W$1]);2);8);4);2)" office:value-type="string" office:string-value="45" calcext:value-type="string">
            <text:p>45</text:p>
          </table:table-cell>
          <table:table-cell table:style-name="ce7" table:formula="of:=BIN2HEX(RIGHT(HEX2BIN(RIGHT(LEFT([.$J12];2*[.X$1]);2);8);4) &amp; LEFT(HEX2BIN(RIGHT(LEFT([.$J12];2*[.X$1]);2);8);4);2)" office:value-type="string" office:string-value="10" calcext:value-type="string">
            <text:p>10</text:p>
          </table:table-cell>
          <table:table-cell table:style-name="ce20" table:formula="of:=BIN2HEX(RIGHT(HEX2BIN(RIGHT(LEFT([.$J12];2*[.Y$1]);2);8);4) &amp; LEFT(HEX2BIN(RIGHT(LEFT([.$J12];2*[.Y$1]);2);8);4);2)" office:value-type="string" office:string-value="5F" calcext:value-type="string">
            <text:p>5F</text:p>
          </table:table-cell>
          <table:table-cell table:style-name="ce7" table:formula="of:=BIN2HEX(RIGHT(HEX2BIN(RIGHT(LEFT([.$J12];2*[.Z$1]);2);8);4) &amp; LEFT(HEX2BIN(RIGHT(LEFT([.$J12];2*[.Z$1]);2);8);4);2)" office:value-type="string" office:string-value="00" calcext:value-type="string">
            <text:p>00</text:p>
          </table:table-cell>
          <table:table-cell table:style-name="ce7" table:formula="of:=BIN2HEX(RIGHT(HEX2BIN(RIGHT(LEFT([.$J12];2*[.AA$1]);2);8);4) &amp; LEFT(HEX2BIN(RIGHT(LEFT([.$J12];2*[.AA$1]);2);8);4);2)" office:value-type="string" office:string-value="00" calcext:value-type="string">
            <text:p>00</text:p>
          </table:table-cell>
          <table:table-cell table:style-name="ce7" table:formula="of:=BIN2HEX(RIGHT(HEX2BIN(RIGHT(LEFT([.$J12];2*[.AB$1]);2);8);4) &amp; LEFT(HEX2BIN(RIGHT(LEFT([.$J12];2*[.AB$1]);2);8);4);2)" office:value-type="string" office:string-value="07" calcext:value-type="string">
            <text:p>07</text:p>
          </table:table-cell>
          <table:table-cell table:style-name="ce7" table:formula="of:=BIN2HEX(RIGHT(HEX2BIN(RIGHT(LEFT([.$J12];2*[.AC$1]);2);8);4) &amp; LEFT(HEX2BIN(RIGHT(LEFT([.$J12];2*[.AC$1]);2);8);4);2)" office:value-type="string" office:string-value="70" calcext:value-type="string">
            <text:p>70</text:p>
          </table:table-cell>
          <table:table-cell table:style-name="ce7" table:formula="of:=BIN2HEX(RIGHT(HEX2BIN(RIGHT(LEFT([.$J12];2*[.AD$1]);2);8);4) &amp; LEFT(HEX2BIN(RIGHT(LEFT([.$J12];2*[.AD$1]);2);8);4);2)" office:value-type="string" office:string-value="80" calcext:value-type="string">
            <text:p>80</text:p>
          </table:table-cell>
          <table:table-cell table:style-name="ce7" table:formula="of:=BIN2HEX(RIGHT(HEX2BIN(RIGHT(LEFT([.$J12];2*[.AE$1]);2);8);4) &amp; LEFT(HEX2BIN(RIGHT(LEFT([.$J12];2*[.AE$1]);2);8);4);2)" office:value-type="string" office:string-value="00" calcext:value-type="string">
            <text:p>00</text:p>
          </table:table-cell>
          <table:table-cell table:style-name="ce7" table:formula="of:=BIN2HEX(RIGHT(HEX2BIN(RIGHT(LEFT([.$J12];2*[.AF$1]);2);8);4) &amp; LEFT(HEX2BIN(RIGHT(LEFT([.$J12];2*[.AF$1]);2);8);4);2)" office:value-type="string" office:string-value="08" calcext:value-type="string">
            <text:p>08</text:p>
          </table:table-cell>
          <table:table-cell table:style-name="ce7" table:formula="of:=BIN2HEX(RIGHT(HEX2BIN(RIGHT(LEFT([.$J12];2*[.AG$1]);2);8);4) &amp; LEFT(HEX2BIN(RIGHT(LEFT([.$J12];2*[.AG$1]);2);8);4);2)" office:value-type="string" office:string-value="00" calcext:value-type="string">
            <text:p>00</text:p>
          </table:table-cell>
          <table:table-cell table:style-name="ce7" table:formula="of:=BIN2HEX(RIGHT(HEX2BIN(RIGHT(LEFT([.$J12];2*[.AH$1]);2);8);4) &amp; LEFT(HEX2BIN(RIGHT(LEFT([.$J12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2];1);4)" office:value-type="string" office:string-value="0100" calcext:value-type="string">
            <text:p>0100</text:p>
          </table:table-cell>
          <table:table-cell table:style-name="ce7" table:formula="of:=HEX2BIN(RIGHT([.W12];1);4)" office:value-type="string" office:string-value="0101" calcext:value-type="string">
            <text:p>0101</text:p>
          </table:table-cell>
          <table:table-cell/>
          <table:table-cell table:style-name="ce23" table:formula="of:=LEFT([.AK12];1)" office:value-type="string" office:string-value="0" calcext:value-type="string">
            <text:p>0</text:p>
          </table:table-cell>
          <table:table-cell table:formula="of:=RIGHT(LEFT([.AK12];2);1)" office:value-type="string" office:string-value="1" calcext:value-type="string">
            <text:p>1</text:p>
          </table:table-cell>
          <table:table-cell table:formula="of:=LEFT(RIGHT([.AK12];2);1)" office:value-type="string" office:string-value="0" calcext:value-type="string">
            <text:p>0</text:p>
          </table:table-cell>
          <table:table-cell table:formula="of:=RIGHT(RIGHT([.AK12];2);1)" office:value-type="string" office:string-value="0" calcext:value-type="string">
            <text:p>0</text:p>
          </table:table-cell>
          <table:table-cell table:formula="of:=LEFT(LEFT([.AL12];2);1)" office:value-type="string" office:string-value="0" calcext:value-type="string">
            <text:p>0</text:p>
          </table:table-cell>
          <table:table-cell table:style-name="ce23" table:formula="of:=RIGHT(LEFT([.AL12];2);1)" office:value-type="string" office:string-value="1" calcext:value-type="string">
            <text:p>1</text:p>
          </table:table-cell>
          <table:table-cell table:style-name="ce23" table:formula="of:=LEFT(RIGHT([.AL12];2);1)" office:value-type="string" office:string-value="0" calcext:value-type="string">
            <text:p>0</text:p>
          </table:table-cell>
          <table:table-cell table:style-name="ce23" table:formula="of:=RIGHT(RIGHT([.AL12];2);1)" office:value-type="string" office:string-value="1" calcext:value-type="string">
            <text:p>1</text:p>
          </table:table-cell>
          <table:table-cell/>
          <table:table-cell table:formula="of:=[.AN12]&amp;[.AU12]&amp;[.AT12]&amp;[.AS12]" office:value-type="string" office:string-value="0101" calcext:value-type="string">
            <text:p>0101</text:p>
          </table:table-cell>
          <table:table-cell table:formula="of:=BIN2DEC([.AW12])" office:value-type="float" office:value="5" calcext:value-type="float">
            <text:p>5</text:p>
          </table:table-cell>
          <table:table-cell table:formula="of:=[.AX12]+16" office:value-type="float" office:value="21" calcext:value-type="float">
            <text:p>21</text:p>
          </table:table-cell>
          <table:table-cell table:style-name="ce7" table:formula="of:=HEX2BIN(LEFT([.Y12];1);4)" office:value-type="string" office:string-value="0101" calcext:value-type="string">
            <text:p>0101</text:p>
          </table:table-cell>
          <table:table-cell table:style-name="ce7" table:formula="of:=HEX2BIN(RIGHT([.Y12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1.3S" calcext:value-type="time">
            <text:p>09:54:51.3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1401F50000700708008000605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08;1|15;11840;464;0|16;12304;408;1|17;12712;460;0|18;13172;408;1|19;13580;460;0|20;14040;408;1|21;14448;464;0|22;14912;408;1|23;15320;460;0|24;15780;408;1|25;16188;464;0|26;16652;404;1|27;17056;464;0|28;17520;408;1|29;17928;460;0|30;18388;408;1|31;18796;1332;0|32;20128;408;1|33;20536;464;0|34;21000;404;1|35;21404;464;0|36;21868;408;1|37;22276;460;0|38;22736;408;1|39;23144;464;0|40;23608;408;1|41;24016;460;0|42;24476;408;1|43;24884;460;0|44;25344;408;1|45;25752;464;0|46;26216;404;1|47;26620;1332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0;0|82;45340;412;1|83;45752;460;0|84;46212;408;1|85;46620;460;0|86;47080;408;1|87;47488;464;0|88;47952;408;1|89;48360;460;0|90;48820;408;1|91;49228;464;0|92;49692;408;1|93;50100;460;0|94;50560;408;1|95;50968;460;0|96;51428;408;1|97;51836;464;0|98;52300;412;1|99;52712;456;0|100;53168;408;1|101;53576;460;0|102;54036;412;1|103;54448;460;0|104;54908;408;1|105;55316;460;0|106;55776;408;1|107;56184;460;0|108;56644;412;1|109;57056;460;0|110;57516;408;1|111;57924;460;0|112;58384;408;1|113;58792;464;0|114;59256;408;1|115;59664;460;0|116;60124;408;1|117;60532;460;0|118;60992;412;1|119;61404;1328;0|120;62732;408;1|121;63140;1332;0|122;64472;408;1|123;64880;460;0|124;65340;408;1|125;65748;464;0|126;66212;404;1|127;66616;464;0|128;67080;408;1|129;67488;460;0|130;67948;408;1|131;68356;464;0|132;68820;408;1|133;69228;10024;0|134;79252;3452;1|135;82704;1768;0|136;84472;432;1|137;84904;436;0|138;85340;408;1|139;85748;1332;0|140;87080;408;1|141;87488;460;0|142;87948;408;1|143;88356;464;0|144;88820;408;1|145;89228;460;0|146;89688;408;1|147;90096;464;0|148;90560;404;1|149;90964;464;0|150;91428;408;1|151;91836;460;0|152;92296;408;1|153;92704;464;0|154;93168;404;1|155;93572;464;0|156;94036;408;1|157;94444;460;0|158;94904;408;1|159;95312;460;0|160;95772;412;1|161;96184;460;0|162;96644;408;1|163;97052;1332;0|164;98384;408;1|165;98792;460;0|166;99252;408;1|167;99660;460;0|168;100120;408;1|169;100528;464;0|170;100992;408;1|171;101400;464;0|172;101864;404;1|173;102268;460;0|174;102728;412;1|175;103140;460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4;0|194;114904;408;1|195;115312;460;0|196;115772;408;1|197;116180;460;0|198;116640;408;1|199;117048;464;0|200;117512;408;1|201;117920;460;0|202;118380;408;1|203;118788;460;0|204;119248;412;1|205;119660;460;0|206;120120;408;1|207;120528;460;0|208;120988;408;1|209;121396;460;0|210;121856;412;1|211;122268;460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12;1|235;133572;460;0|236;134032;408;1|237;134440;460;0|238;134900;408;1|239;135308;1332;0|240;136640;408;1|241;137048;460;0|242;137508;408;1|243;137916;1332;0|244;139248;408;1|245;139656;460;0|246;140116;408;1|247;140524;464;0|248;140988;408;1|249;141396;460;0|250;141856;408;1|251;142264;464;0|252;142728;408;1|253;143136;460;0|254;143596;408;1|255;144004;460;0|256;144464;408;1|257;144872;464;0|258;145336;408;1|259;145744;460;0|260;146204;408;1|261;146612;460;0|262;147072;408;1|263;147480;1332;0|264;148812;408;1|265;149220;1332;0|266;150552;408;1|267;150960;1328;0|268;152288;412;1|269;152700;1328;0|270;154028;412;1|271;154440;1328;0|272;155768;408;1|273;156176;460;0|274;156636;408;1|275;157044;1332;0|276;158376;408;1|277;158784;460;0|278;159244;412;1|279;159656;1328;0|280;160984;412;1|281;161396;456;0|282;161852;412;1|283;162264;460;0|284;162724;408;1|285;163132;460;0|286;163592;408;1|287;164000;464;0|288;164464;408;1|289;164872;460;0|290;165332;408;1|291;165740;460;0|292;166200;412;1|293;166612;460;0|294;167072;408;1|295;167480;460;0|296;167940;408;1|297;168348;464;0|298;168812;408;1|299;169220;460;0|300;169680;408;1|301;170088;460;0|302;170548;408;1|303;170956;464;0|304;171420;408;1|305;171828;460;0|306;172288;408;1|307;172696;460;0|308;173156;412;1|309;173568;460;0|310;174028;408;1|311;174436;460;0|312;174896;408;1|313;175304;460;0|314;175764;408;1|315;176172;1332;0|316;177504;408;1|317;177912;1332;0|318;179244;408;1|319;179652;1332;0|320;180984;408;1|321;181392;460;0|322;181852;408;1|323;182260;460;0|324;182720;408;1|325;183128;464;0|326;183592;408;1|327;184000;460;0|328;184460;408;1|329;184868;464;0|330;185332;408;1|331;185740;460;0|332;186200;408;1|333;186608;460;0|334;187068;408;1|335;187476;464;0|336;187940;408;1|337;188348;460;0|338;188808;408;1|339;189216;1332;0|340;190548;408;1|341;190956;1332;0|342;192288;408;1|343;192696;1328;0|344;194024;408;1|345;194432;460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12;1|385;213564;456;0|386;214020;412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12;1|407;223128;460;0|408;223588;408;1|409;223996;460;0|410;224456;408;1|411;224864;1332;0|412;226196;408;1|413;226604;1332;0|414;227936;408;1|415;228344;460;0|416;228804;408;1|417;229212;460;0|418;229672;408;1|419;230080;464;0|420;230544;408;1|421;230952;460;0|422;231412;408;1|423;231820;460;0|424;232280;412;1|425;232692;460;0|426;233152;408;1|427;233560;1328;0|428;234888;412;1|429;235300;460;0|430;235760;408;1|431;236168;1332;0|432;237500;408;1|433;237908;460;0|434;238368;408;1|435;238776;1332;0|436;240108;408;1|437;240516;1332;0|438;241848;408;1|439;242256;460;0|440;242716;408;1|</text:p>
          </table:table-cell>
          <table:table-cell table:style-name="ce8" table:formula="of:=LEFT([.D13];16)" office:value-type="string" office:string-value="4004072000000060" calcext:value-type="string">
            <text:p>4004072000000060</text:p>
          </table:table-cell>
          <table:table-cell table:style-name="ce10" table:formula="of:=RIGHT([.D13];(27*2)-16)" office:value-type="string" office:string-value="4004072000101401F500007007080080006056" calcext:value-type="string">
            <text:p>4004072000101401F500007007080080006056</text:p>
          </table:table-cell>
          <table:table-cell table:style-name="ce8"/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/>
          <table:table-cell table:style-name="ce7" table:formula="of:=BIN2HEX(RIGHT(HEX2BIN(RIGHT(LEFT([.$J13];2*[.Q$1]);2);8);4) &amp; LEFT(HEX2BIN(RIGHT(LEFT([.$J13];2*[.Q$1]);2);8);4);2)" office:value-type="string" office:string-value="04" calcext:value-type="string">
            <text:p>04</text:p>
          </table:table-cell>
          <table:table-cell table:style-name="ce7" table:formula="of:=BIN2HEX(RIGHT(HEX2BIN(RIGHT(LEFT([.$J13];2*[.R$1]);2);8);4) &amp; LEFT(HEX2BIN(RIGHT(LEFT([.$J13];2*[.R$1]);2);8);4);2)" office:value-type="string" office:string-value="40" calcext:value-type="string">
            <text:p>40</text:p>
          </table:table-cell>
          <table:table-cell table:style-name="ce7" table:formula="of:=BIN2HEX(RIGHT(HEX2BIN(RIGHT(LEFT([.$J13];2*[.S$1]);2);8);4) &amp; LEFT(HEX2BIN(RIGHT(LEFT([.$J13];2*[.S$1]);2);8);4);2)" office:value-type="string" office:string-value="70" calcext:value-type="string">
            <text:p>70</text:p>
          </table:table-cell>
          <table:table-cell table:style-name="ce7" table:formula="of:=BIN2HEX(RIGHT(HEX2BIN(RIGHT(LEFT([.$J13];2*[.T$1]);2);8);4) &amp; LEFT(HEX2BIN(RIGHT(LEFT([.$J13];2*[.T$1]);2);8);4);2)" office:value-type="string" office:string-value="02" calcext:value-type="string">
            <text:p>02</text:p>
          </table:table-cell>
          <table:table-cell table:style-name="ce7" table:formula="of:=BIN2HEX(RIGHT(HEX2BIN(RIGHT(LEFT([.$J13];2*[.U$1]);2);8);4) &amp; LEFT(HEX2BIN(RIGHT(LEFT([.$J13];2*[.U$1]);2);8);4);2)" office:value-type="string" office:string-value="00" calcext:value-type="string">
            <text:p>00</text:p>
          </table:table-cell>
          <table:table-cell table:style-name="ce7" table:formula="of:=BIN2HEX(RIGHT(HEX2BIN(RIGHT(LEFT([.$J13];2*[.V$1]);2);8);4) &amp; LEFT(HEX2BIN(RIGHT(LEFT([.$J13];2*[.V$1]);2);8);4);2)" office:value-type="string" office:string-value="01" calcext:value-type="string">
            <text:p>01</text:p>
          </table:table-cell>
          <table:table-cell table:style-name="ce20" table:formula="of:=BIN2HEX(RIGHT(HEX2BIN(RIGHT(LEFT([.$J13];2*[.W$1]);2);8);4) &amp; LEFT(HEX2BIN(RIGHT(LEFT([.$J13];2*[.W$1]);2);8);4);2)" office:value-type="string" office:string-value="41" calcext:value-type="string">
            <text:p>41</text:p>
          </table:table-cell>
          <table:table-cell table:style-name="ce7" table:formula="of:=BIN2HEX(RIGHT(HEX2BIN(RIGHT(LEFT([.$J13];2*[.X$1]);2);8);4) &amp; LEFT(HEX2BIN(RIGHT(LEFT([.$J13];2*[.X$1]);2);8);4);2)" office:value-type="string" office:string-value="10" calcext:value-type="string">
            <text:p>10</text:p>
          </table:table-cell>
          <table:table-cell table:style-name="ce20" table:formula="of:=BIN2HEX(RIGHT(HEX2BIN(RIGHT(LEFT([.$J13];2*[.Y$1]);2);8);4) &amp; LEFT(HEX2BIN(RIGHT(LEFT([.$J13];2*[.Y$1]);2);8);4);2)" office:value-type="string" office:string-value="5F" calcext:value-type="string">
            <text:p>5F</text:p>
          </table:table-cell>
          <table:table-cell table:style-name="ce7" table:formula="of:=BIN2HEX(RIGHT(HEX2BIN(RIGHT(LEFT([.$J13];2*[.Z$1]);2);8);4) &amp; LEFT(HEX2BIN(RIGHT(LEFT([.$J13];2*[.Z$1]);2);8);4);2)" office:value-type="string" office:string-value="00" calcext:value-type="string">
            <text:p>00</text:p>
          </table:table-cell>
          <table:table-cell table:style-name="ce7" table:formula="of:=BIN2HEX(RIGHT(HEX2BIN(RIGHT(LEFT([.$J13];2*[.AA$1]);2);8);4) &amp; LEFT(HEX2BIN(RIGHT(LEFT([.$J13];2*[.AA$1]);2);8);4);2)" office:value-type="string" office:string-value="00" calcext:value-type="string">
            <text:p>00</text:p>
          </table:table-cell>
          <table:table-cell table:style-name="ce7" table:formula="of:=BIN2HEX(RIGHT(HEX2BIN(RIGHT(LEFT([.$J13];2*[.AB$1]);2);8);4) &amp; LEFT(HEX2BIN(RIGHT(LEFT([.$J13];2*[.AB$1]);2);8);4);2)" office:value-type="string" office:string-value="07" calcext:value-type="string">
            <text:p>07</text:p>
          </table:table-cell>
          <table:table-cell table:style-name="ce7" table:formula="of:=BIN2HEX(RIGHT(HEX2BIN(RIGHT(LEFT([.$J13];2*[.AC$1]);2);8);4) &amp; LEFT(HEX2BIN(RIGHT(LEFT([.$J13];2*[.AC$1]);2);8);4);2)" office:value-type="string" office:string-value="70" calcext:value-type="string">
            <text:p>70</text:p>
          </table:table-cell>
          <table:table-cell table:style-name="ce7" table:formula="of:=BIN2HEX(RIGHT(HEX2BIN(RIGHT(LEFT([.$J13];2*[.AD$1]);2);8);4) &amp; LEFT(HEX2BIN(RIGHT(LEFT([.$J13];2*[.AD$1]);2);8);4);2)" office:value-type="string" office:string-value="80" calcext:value-type="string">
            <text:p>80</text:p>
          </table:table-cell>
          <table:table-cell table:style-name="ce7" table:formula="of:=BIN2HEX(RIGHT(HEX2BIN(RIGHT(LEFT([.$J13];2*[.AE$1]);2);8);4) &amp; LEFT(HEX2BIN(RIGHT(LEFT([.$J13];2*[.AE$1]);2);8);4);2)" office:value-type="string" office:string-value="00" calcext:value-type="string">
            <text:p>00</text:p>
          </table:table-cell>
          <table:table-cell table:style-name="ce7" table:formula="of:=BIN2HEX(RIGHT(HEX2BIN(RIGHT(LEFT([.$J13];2*[.AF$1]);2);8);4) &amp; LEFT(HEX2BIN(RIGHT(LEFT([.$J13];2*[.AF$1]);2);8);4);2)" office:value-type="string" office:string-value="08" calcext:value-type="string">
            <text:p>08</text:p>
          </table:table-cell>
          <table:table-cell table:style-name="ce7" table:formula="of:=BIN2HEX(RIGHT(HEX2BIN(RIGHT(LEFT([.$J13];2*[.AG$1]);2);8);4) &amp; LEFT(HEX2BIN(RIGHT(LEFT([.$J13];2*[.AG$1]);2);8);4);2)" office:value-type="string" office:string-value="00" calcext:value-type="string">
            <text:p>00</text:p>
          </table:table-cell>
          <table:table-cell table:style-name="ce7" table:formula="of:=BIN2HEX(RIGHT(HEX2BIN(RIGHT(LEFT([.$J13];2*[.AH$1]);2);8);4) &amp; LEFT(HEX2BIN(RIGHT(LEFT([.$J13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3];1);4)" office:value-type="string" office:string-value="0100" calcext:value-type="string">
            <text:p>0100</text:p>
          </table:table-cell>
          <table:table-cell table:style-name="ce7" table:formula="of:=HEX2BIN(RIGHT([.W13];1);4)" office:value-type="string" office:string-value="0001" calcext:value-type="string">
            <text:p>0001</text:p>
          </table:table-cell>
          <table:table-cell/>
          <table:table-cell table:style-name="ce23" table:formula="of:=LEFT([.AK13];1)" office:value-type="string" office:string-value="0" calcext:value-type="string">
            <text:p>0</text:p>
          </table:table-cell>
          <table:table-cell table:formula="of:=RIGHT(LEFT([.AK13];2);1)" office:value-type="string" office:string-value="1" calcext:value-type="string">
            <text:p>1</text:p>
          </table:table-cell>
          <table:table-cell table:formula="of:=LEFT(RIGHT([.AK13];2);1)" office:value-type="string" office:string-value="0" calcext:value-type="string">
            <text:p>0</text:p>
          </table:table-cell>
          <table:table-cell table:formula="of:=RIGHT(RIGHT([.AK13];2);1)" office:value-type="string" office:string-value="0" calcext:value-type="string">
            <text:p>0</text:p>
          </table:table-cell>
          <table:table-cell table:formula="of:=LEFT(LEFT([.AL13];2);1)" office:value-type="string" office:string-value="0" calcext:value-type="string">
            <text:p>0</text:p>
          </table:table-cell>
          <table:table-cell table:style-name="ce23" table:formula="of:=RIGHT(LEFT([.AL13];2);1)" office:value-type="string" office:string-value="0" calcext:value-type="string">
            <text:p>0</text:p>
          </table:table-cell>
          <table:table-cell table:style-name="ce23" table:formula="of:=LEFT(RIGHT([.AL13];2);1)" office:value-type="string" office:string-value="0" calcext:value-type="string">
            <text:p>0</text:p>
          </table:table-cell>
          <table:table-cell table:style-name="ce23" table:formula="of:=RIGHT(RIGHT([.AL13];2);1)" office:value-type="string" office:string-value="1" calcext:value-type="string">
            <text:p>1</text:p>
          </table:table-cell>
          <table:table-cell/>
          <table:table-cell table:formula="of:=[.AN13]&amp;[.AU13]&amp;[.AT13]&amp;[.AS13]" office:value-type="string" office:string-value="0100" calcext:value-type="string">
            <text:p>0100</text:p>
          </table:table-cell>
          <table:table-cell table:formula="of:=BIN2DEC([.AW13])" office:value-type="float" office:value="4" calcext:value-type="float">
            <text:p>4</text:p>
          </table:table-cell>
          <table:table-cell table:formula="of:=[.AX13]+16" office:value-type="float" office:value="20" calcext:value-type="float">
            <text:p>20</text:p>
          </table:table-cell>
          <table:table-cell table:style-name="ce7" table:formula="of:=HEX2BIN(LEFT([.Y13];1);4)" office:value-type="string" office:string-value="0101" calcext:value-type="string">
            <text:p>0101</text:p>
          </table:table-cell>
          <table:table-cell table:style-name="ce7" table:formula="of:=HEX2BIN(RIGHT([.Y13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9.1S" calcext:value-type="time">
            <text:p>09:54:49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6401F50000700708008000601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28;0|8;8824;412;1|9;9236;460;0|10;9696;408;1|11;10104;460;0|12;10564;408;1|13;10972;464;0|14;11436;408;1|15;11844;460;0|16;12304;412;1|17;12716;456;0|18;13172;408;1|19;13580;464;0|20;14044;408;1|21;14452;460;0|22;14912;408;1|23;15320;460;0|24;15780;412;1|25;16192;460;0|26;16652;408;1|27;17060;460;0|28;17520;408;1|29;17928;464;0|30;18392;408;1|31;18800;1332;0|32;20132;404;1|33;20536;464;0|34;21000;408;1|35;21408;460;0|36;21868;408;1|37;22276;460;0|38;22736;408;1|39;23144;464;0|40;23608;408;1|41;24016;460;0|42;24476;408;1|43;24884;464;0|44;25348;404;1|45;25752;464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0;0|68;39256;408;1|69;39664;464;0|70;40128;408;1|71;40536;460;0|72;40996;408;1|73;41404;464;0|74;41868;404;1|75;42272;464;0|76;42736;408;1|77;43144;460;0|78;43604;408;1|79;44012;464;0|80;44476;408;1|81;44884;460;0|82;45344;408;1|83;45752;460;0|84;46212;408;1|85;46620;464;0|86;47084;408;1|87;47492;460;0|88;47952;408;1|89;48360;460;0|90;48820;412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08;1|111;57924;464;0|112;58388;408;1|113;58796;460;0|114;59256;408;1|115;59664;460;0|116;60124;408;1|117;60532;464;0|118;60996;408;1|119;61404;1328;0|120;62732;408;1|121;63140;1332;0|122;64472;408;1|123;64880;464;0|124;65344;408;1|125;65752;460;0|126;66212;408;1|127;66620;460;0|128;67080;408;1|129;67488;464;0|130;67952;408;1|131;68360;460;0|132;68820;408;1|133;69228;10032;0|134;79260;3452;1|135;82712;1764;0|136;84476;412;1|137;84888;460;0|138;85348;408;1|139;85756;1332;0|140;87088;408;1|141;87496;460;0|142;87956;408;1|143;88364;460;0|144;88824;408;1|145;89232;460;0|146;89692;408;1|147;90100;464;0|148;90564;408;1|149;90972;460;0|150;91432;408;1|151;91840;464;0|152;92304;408;1|153;92712;460;0|154;93172;408;1|155;93580;460;0|156;94040;408;1|157;94448;464;0|158;94912;408;1|159;95320;460;0|160;95780;408;1|161;96188;460;0|162;96648;408;1|163;97056;1332;0|164;98388;408;1|165;98796;460;0|166;99256;412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28;0|190;113168;412;1|191;113580;460;0|192;114040;408;1|193;114448;460;0|194;114908;408;1|195;115316;464;0|196;115780;404;1|197;116184;464;0|198;116648;408;1|199;117056;460;0|200;117516;408;1|201;117924;464;0|202;118388;408;1|203;118796;460;0|204;119256;408;1|205;119664;460;0|206;120124;408;1|207;120532;464;0|208;120996;408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12;1|227;130100;460;0|228;130560;408;1|229;130968;460;0|230;131428;408;1|231;131836;464;0|232;132300;408;1|233;132708;460;0|234;133168;408;1|235;133576;1332;0|236;134908;408;1|237;135316;1332;0|238;136648;408;1|239;137056;460;0|240;137516;408;1|241;137924;460;0|242;138384;408;1|243;138792;1332;0|244;140124;408;1|245;140532;460;0|246;140992;408;1|247;141400;460;0|248;141860;412;1|249;142272;460;0|250;142732;408;1|251;143140;460;0|252;143600;408;1|253;144008;464;0|254;144472;408;1|255;144880;460;0|256;145340;408;1|257;145748;460;0|258;146208;408;1|259;146616;464;0|260;147080;408;1|261;147488;460;0|262;147948;408;1|263;148356;1332;0|264;149688;408;1|265;150096;1332;0|266;151428;408;1|267;151836;1328;0|268;153164;412;1|269;153576;1328;0|270;154904;408;1|271;155312;1332;0|272;156644;408;1|273;157052;460;0|274;157512;408;1|275;157920;1332;0|276;159252;408;1|277;159660;460;0|278;160120;408;1|279;160528;1332;0|280;161860;412;1|281;162272;456;0|282;162728;412;1|283;163140;460;0|284;163600;408;1|285;164008;460;0|286;164468;408;1|287;164876;464;0|288;165340;408;1|289;165748;460;0|290;166208;408;1|291;166616;460;0|292;167076;408;1|293;167484;464;0|294;167948;408;1|295;168356;460;0|296;168816;408;1|297;169224;460;0|298;169684;408;1|299;170092;464;0|300;170556;408;1|301;170964;460;0|302;171424;408;1|303;171832;464;0|304;172296;408;1|305;172704;460;0|306;173164;408;1|307;173572;460;0|308;174032;408;1|309;174440;464;0|310;174904;408;1|311;175312;460;0|312;175772;408;1|313;176180;460;0|314;176640;408;1|315;177048;1332;0|316;178380;408;1|317;178788;1332;0|318;180120;408;1|319;180528;1332;0|320;181860;408;1|321;182268;460;0|322;182728;408;1|323;183136;460;0|324;183596;408;1|325;184004;464;0|326;184468;408;1|327;184876;460;0|328;185336;408;1|329;185744;464;0|330;186208;404;1|331;186612;464;0|332;187076;408;1|333;187484;460;0|334;187944;408;1|335;188352;464;0|336;188816;408;1|337;189224;460;0|338;189684;408;1|339;190092;1332;0|340;191424;408;1|341;191832;1328;0|342;193160;412;1|343;193572;1328;0|344;194900;408;1|345;195308;460;0|346;195768;412;1|347;196180;460;0|348;196640;408;1|349;197048;460;0|350;197508;408;1|351;197916;464;0|352;198380;408;1|353;198788;1328;0|354;200116;408;1|355;200524;464;0|356;200988;408;1|357;201396;460;0|358;201856;408;1|359;202264;460;0|360;202724;412;1|361;203136;460;0|362;203596;408;1|363;204004;460;0|364;204464;408;1|365;204872;464;0|366;205336;408;1|367;205744;460;0|368;206204;408;1|369;206612;464;0|370;207076;404;1|371;207480;464;0|372;207944;408;1|373;208352;460;0|374;208812;408;1|375;209220;464;0|376;209684;404;1|377;210088;1332;0|378;211420;408;1|379;211828;464;0|380;212292;408;1|381;212700;460;0|382;213160;408;1|383;213568;460;0|384;214028;408;1|385;214436;460;0|386;214896;412;1|387;215308;460;0|388;215768;408;1|389;216176;460;0|390;216636;408;1|391;217044;464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32;0|414;228812;408;1|415;229220;460;0|416;229680;408;1|417;230088;460;0|418;230548;408;1|419;230956;464;0|420;231420;408;1|421;231828;460;0|422;232288;408;1|423;232696;460;0|424;233156;412;1|425;233568;460;0|426;234028;408;1|427;234436;460;0|428;234896;408;1|429;235304;464;0|430;235768;408;1|431;236176;1328;0|432;237504;408;1|433;237912;464;0|434;238376;408;1|435;238784;1328;0|436;240112;408;1|437;240520;1332;0|438;241852;408;1|439;242260;460;0|440;242720;412;1|</text:p>
          </table:table-cell>
          <table:table-cell table:style-name="ce8" table:formula="of:=LEFT([.D14];16)" office:value-type="string" office:string-value="4004072000000060" calcext:value-type="string">
            <text:p>4004072000000060</text:p>
          </table:table-cell>
          <table:table-cell table:style-name="ce10" table:formula="of:=RIGHT([.D14];(27*2)-16)" office:value-type="string" office:string-value="4004072000106401F500007007080080006016" calcext:value-type="string">
            <text:p>4004072000106401F500007007080080006016</text:p>
          </table:table-cell>
          <table:table-cell table:style-name="ce8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8"/>
          <table:table-cell table:style-name="ce7" table:formula="of:=BIN2HEX(RIGHT(HEX2BIN(RIGHT(LEFT([.$J14];2*[.Q$1]);2);8);4) &amp; LEFT(HEX2BIN(RIGHT(LEFT([.$J14];2*[.Q$1]);2);8);4);2)" office:value-type="string" office:string-value="04" calcext:value-type="string">
            <text:p>04</text:p>
          </table:table-cell>
          <table:table-cell table:style-name="ce7" table:formula="of:=BIN2HEX(RIGHT(HEX2BIN(RIGHT(LEFT([.$J14];2*[.R$1]);2);8);4) &amp; LEFT(HEX2BIN(RIGHT(LEFT([.$J14];2*[.R$1]);2);8);4);2)" office:value-type="string" office:string-value="40" calcext:value-type="string">
            <text:p>40</text:p>
          </table:table-cell>
          <table:table-cell table:style-name="ce7" table:formula="of:=BIN2HEX(RIGHT(HEX2BIN(RIGHT(LEFT([.$J14];2*[.S$1]);2);8);4) &amp; LEFT(HEX2BIN(RIGHT(LEFT([.$J14];2*[.S$1]);2);8);4);2)" office:value-type="string" office:string-value="70" calcext:value-type="string">
            <text:p>70</text:p>
          </table:table-cell>
          <table:table-cell table:style-name="ce7" table:formula="of:=BIN2HEX(RIGHT(HEX2BIN(RIGHT(LEFT([.$J14];2*[.T$1]);2);8);4) &amp; LEFT(HEX2BIN(RIGHT(LEFT([.$J14];2*[.T$1]);2);8);4);2)" office:value-type="string" office:string-value="02" calcext:value-type="string">
            <text:p>02</text:p>
          </table:table-cell>
          <table:table-cell table:style-name="ce7" table:formula="of:=BIN2HEX(RIGHT(HEX2BIN(RIGHT(LEFT([.$J14];2*[.U$1]);2);8);4) &amp; LEFT(HEX2BIN(RIGHT(LEFT([.$J14];2*[.U$1]);2);8);4);2)" office:value-type="string" office:string-value="00" calcext:value-type="string">
            <text:p>00</text:p>
          </table:table-cell>
          <table:table-cell table:style-name="ce7" table:formula="of:=BIN2HEX(RIGHT(HEX2BIN(RIGHT(LEFT([.$J14];2*[.V$1]);2);8);4) &amp; LEFT(HEX2BIN(RIGHT(LEFT([.$J14];2*[.V$1]);2);8);4);2)" office:value-type="string" office:string-value="01" calcext:value-type="string">
            <text:p>01</text:p>
          </table:table-cell>
          <table:table-cell table:style-name="ce20" table:formula="of:=BIN2HEX(RIGHT(HEX2BIN(RIGHT(LEFT([.$J14];2*[.W$1]);2);8);4) &amp; LEFT(HEX2BIN(RIGHT(LEFT([.$J14];2*[.W$1]);2);8);4);2)" office:value-type="string" office:string-value="46" calcext:value-type="string">
            <text:p>46</text:p>
          </table:table-cell>
          <table:table-cell table:style-name="ce7" table:formula="of:=BIN2HEX(RIGHT(HEX2BIN(RIGHT(LEFT([.$J14];2*[.X$1]);2);8);4) &amp; LEFT(HEX2BIN(RIGHT(LEFT([.$J14];2*[.X$1]);2);8);4);2)" office:value-type="string" office:string-value="10" calcext:value-type="string">
            <text:p>10</text:p>
          </table:table-cell>
          <table:table-cell table:style-name="ce20" table:formula="of:=BIN2HEX(RIGHT(HEX2BIN(RIGHT(LEFT([.$J14];2*[.Y$1]);2);8);4) &amp; LEFT(HEX2BIN(RIGHT(LEFT([.$J14];2*[.Y$1]);2);8);4);2)" office:value-type="string" office:string-value="5F" calcext:value-type="string">
            <text:p>5F</text:p>
          </table:table-cell>
          <table:table-cell table:style-name="ce7" table:formula="of:=BIN2HEX(RIGHT(HEX2BIN(RIGHT(LEFT([.$J14];2*[.Z$1]);2);8);4) &amp; LEFT(HEX2BIN(RIGHT(LEFT([.$J14];2*[.Z$1]);2);8);4);2)" office:value-type="string" office:string-value="00" calcext:value-type="string">
            <text:p>00</text:p>
          </table:table-cell>
          <table:table-cell table:style-name="ce7" table:formula="of:=BIN2HEX(RIGHT(HEX2BIN(RIGHT(LEFT([.$J14];2*[.AA$1]);2);8);4) &amp; LEFT(HEX2BIN(RIGHT(LEFT([.$J14];2*[.AA$1]);2);8);4);2)" office:value-type="string" office:string-value="00" calcext:value-type="string">
            <text:p>00</text:p>
          </table:table-cell>
          <table:table-cell table:style-name="ce7" table:formula="of:=BIN2HEX(RIGHT(HEX2BIN(RIGHT(LEFT([.$J14];2*[.AB$1]);2);8);4) &amp; LEFT(HEX2BIN(RIGHT(LEFT([.$J14];2*[.AB$1]);2);8);4);2)" office:value-type="string" office:string-value="07" calcext:value-type="string">
            <text:p>07</text:p>
          </table:table-cell>
          <table:table-cell table:style-name="ce7" table:formula="of:=BIN2HEX(RIGHT(HEX2BIN(RIGHT(LEFT([.$J14];2*[.AC$1]);2);8);4) &amp; LEFT(HEX2BIN(RIGHT(LEFT([.$J14];2*[.AC$1]);2);8);4);2)" office:value-type="string" office:string-value="70" calcext:value-type="string">
            <text:p>70</text:p>
          </table:table-cell>
          <table:table-cell table:style-name="ce7" table:formula="of:=BIN2HEX(RIGHT(HEX2BIN(RIGHT(LEFT([.$J14];2*[.AD$1]);2);8);4) &amp; LEFT(HEX2BIN(RIGHT(LEFT([.$J14];2*[.AD$1]);2);8);4);2)" office:value-type="string" office:string-value="80" calcext:value-type="string">
            <text:p>80</text:p>
          </table:table-cell>
          <table:table-cell table:style-name="ce7" table:formula="of:=BIN2HEX(RIGHT(HEX2BIN(RIGHT(LEFT([.$J14];2*[.AE$1]);2);8);4) &amp; LEFT(HEX2BIN(RIGHT(LEFT([.$J14];2*[.AE$1]);2);8);4);2)" office:value-type="string" office:string-value="00" calcext:value-type="string">
            <text:p>00</text:p>
          </table:table-cell>
          <table:table-cell table:style-name="ce7" table:formula="of:=BIN2HEX(RIGHT(HEX2BIN(RIGHT(LEFT([.$J14];2*[.AF$1]);2);8);4) &amp; LEFT(HEX2BIN(RIGHT(LEFT([.$J14];2*[.AF$1]);2);8);4);2)" office:value-type="string" office:string-value="08" calcext:value-type="string">
            <text:p>08</text:p>
          </table:table-cell>
          <table:table-cell table:style-name="ce7" table:formula="of:=BIN2HEX(RIGHT(HEX2BIN(RIGHT(LEFT([.$J14];2*[.AG$1]);2);8);4) &amp; LEFT(HEX2BIN(RIGHT(LEFT([.$J14];2*[.AG$1]);2);8);4);2)" office:value-type="string" office:string-value="00" calcext:value-type="string">
            <text:p>00</text:p>
          </table:table-cell>
          <table:table-cell table:style-name="ce7" table:formula="of:=BIN2HEX(RIGHT(HEX2BIN(RIGHT(LEFT([.$J14];2*[.AH$1]);2);8);4) &amp; LEFT(HEX2BIN(RIGHT(LEFT([.$J14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4];1);4)" office:value-type="string" office:string-value="0100" calcext:value-type="string">
            <text:p>0100</text:p>
          </table:table-cell>
          <table:table-cell table:style-name="ce7" table:formula="of:=HEX2BIN(RIGHT([.W14];1);4)" office:value-type="string" office:string-value="0110" calcext:value-type="string">
            <text:p>0110</text:p>
          </table:table-cell>
          <table:table-cell/>
          <table:table-cell table:style-name="ce23" table:formula="of:=LEFT([.AK14];1)" office:value-type="string" office:string-value="0" calcext:value-type="string">
            <text:p>0</text:p>
          </table:table-cell>
          <table:table-cell table:formula="of:=RIGHT(LEFT([.AK14];2);1)" office:value-type="string" office:string-value="1" calcext:value-type="string">
            <text:p>1</text:p>
          </table:table-cell>
          <table:table-cell table:formula="of:=LEFT(RIGHT([.AK14];2);1)" office:value-type="string" office:string-value="0" calcext:value-type="string">
            <text:p>0</text:p>
          </table:table-cell>
          <table:table-cell table:formula="of:=RIGHT(RIGHT([.AK14];2);1)" office:value-type="string" office:string-value="0" calcext:value-type="string">
            <text:p>0</text:p>
          </table:table-cell>
          <table:table-cell table:formula="of:=LEFT(LEFT([.AL14];2);1)" office:value-type="string" office:string-value="0" calcext:value-type="string">
            <text:p>0</text:p>
          </table:table-cell>
          <table:table-cell table:style-name="ce23" table:formula="of:=RIGHT(LEFT([.AL14];2);1)" office:value-type="string" office:string-value="1" calcext:value-type="string">
            <text:p>1</text:p>
          </table:table-cell>
          <table:table-cell table:style-name="ce23" table:formula="of:=LEFT(RIGHT([.AL14];2);1)" office:value-type="string" office:string-value="1" calcext:value-type="string">
            <text:p>1</text:p>
          </table:table-cell>
          <table:table-cell table:style-name="ce23" table:formula="of:=RIGHT(RIGHT([.AL14];2);1)" office:value-type="string" office:string-value="0" calcext:value-type="string">
            <text:p>0</text:p>
          </table:table-cell>
          <table:table-cell/>
          <table:table-cell table:formula="of:=[.AN14]&amp;[.AU14]&amp;[.AT14]&amp;[.AS14]" office:value-type="string" office:string-value="0011" calcext:value-type="string">
            <text:p>0011</text:p>
          </table:table-cell>
          <table:table-cell table:formula="of:=BIN2DEC([.AW14])" office:value-type="float" office:value="3" calcext:value-type="float">
            <text:p>3</text:p>
          </table:table-cell>
          <table:table-cell table:formula="of:=[.AX14]+16" office:value-type="float" office:value="19" calcext:value-type="float">
            <text:p>19</text:p>
          </table:table-cell>
          <table:table-cell table:style-name="ce7" table:formula="of:=HEX2BIN(LEFT([.Y14];1);4)" office:value-type="string" office:string-value="0101" calcext:value-type="string">
            <text:p>0101</text:p>
          </table:table-cell>
          <table:table-cell table:style-name="ce7" table:formula="of:=HEX2BIN(RIGHT([.Y14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6.7S" calcext:value-type="time">
            <text:p>09:54:46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2401F50000700708008000606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6;0|6;7088;408;1|7;7496;1332;0|8;8828;408;1|9;9236;460;0|10;9696;408;1|11;10104;460;0|12;10564;408;1|13;10972;464;0|14;11436;408;1|15;11844;460;0|16;12304;408;1|17;12712;460;0|18;13172;412;1|19;13584;460;0|20;14044;408;1|21;14452;460;0|22;14912;408;1|23;15320;464;0|24;15784;408;1|25;16192;460;0|26;16652;408;1|27;17060;460;0|28;17520;412;1|29;17932;460;0|30;18392;408;1|31;18800;1328;0|32;20128;412;1|33;20540;460;0|34;21000;408;1|35;21408;460;0|36;21868;408;1|37;22276;464;0|38;22740;404;1|39;23144;464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4;1|75;42272;464;0|76;42736;408;1|77;43144;460;0|78;43604;408;1|79;44012;464;0|80;44476;408;1|81;44884;460;0|82;45344;408;1|83;45752;460;0|84;46212;412;1|85;46624;460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12;1|111;57928;460;0|112;58388;408;1|113;58796;460;0|114;59256;408;1|115;59664;460;0|116;60124;408;1|117;60532;464;0|118;60996;408;1|119;61404;1332;0|120;62736;408;1|121;63144;1328;0|122;64472;408;1|123;64880;464;0|124;65344;408;1|125;65752;460;0|126;66212;408;1|127;66620;460;0|128;67080;408;1|129;67488;464;0|130;67952;408;1|131;68360;460;0|132;68820;408;1|133;69228;10024;0|134;79252;3452;1|135;82704;1764;0|136;84468;412;1|137;84880;460;0|138;85340;408;1|139;85748;1332;0|140;87080;408;1|141;87488;460;0|142;87948;408;1|143;88356;460;0|144;88816;412;1|145;89228;460;0|146;89688;408;1|147;90096;460;0|148;90556;408;1|149;90964;460;0|150;91424;412;1|151;91836;460;0|152;92296;408;1|153;92704;460;0|154;93164;408;1|155;93572;464;0|156;94036;408;1|157;94444;460;0|158;94904;408;1|159;95312;464;0|160;95776;408;1|161;96184;460;0|162;96644;408;1|163;97052;1328;0|164;98380;412;1|165;98792;460;0|166;99252;408;1|167;99660;460;0|168;100120;408;1|169;100528;464;0|170;100992;408;1|171;101400;460;0|172;101860;408;1|173;102268;464;0|174;102732;404;1|175;103136;464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0;0|194;114900;412;1|195;115312;460;0|196;115772;408;1|197;116180;460;0|198;116640;408;1|199;117048;464;0|200;117512;408;1|201;117920;460;0|202;118380;408;1|203;118788;460;0|204;119248;408;1|205;119656;464;0|206;120120;408;1|207;120528;460;0|208;120988;408;1|209;121396;464;0|210;121860;404;1|211;122264;464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08;1|235;133568;464;0|236;134032;408;1|237;134440;1332;0|238;135772;408;1|239;136180;460;0|240;136640;408;1|241;137048;460;0|242;137508;408;1|243;137916;1332;0|244;139248;408;1|245;139656;460;0|246;140116;408;1|247;140524;464;0|248;140988;408;1|249;141396;460;0|250;141856;408;1|251;142264;460;0|252;142724;408;1|253;143132;464;0|254;143596;408;1|255;144004;460;0|256;144464;408;1|257;144872;464;0|258;145336;408;1|259;145744;460;0|260;146204;408;1|261;146612;460;0|262;147072;408;1|263;147480;1332;0|264;148812;408;1|265;149220;1332;0|266;150552;408;1|267;150960;1332;0|268;152292;404;1|269;152696;1332;0|270;154028;408;1|271;154436;1332;0|272;155768;408;1|273;156176;460;0|274;156636;408;1|275;157044;1332;0|276;158376;408;1|277;158784;460;0|278;159244;412;1|279;159656;1328;0|280;160984;408;1|281;161392;464;0|282;161856;408;1|283;162264;460;0|284;162724;408;1|285;163132;460;0|286;163592;408;1|287;164000;464;0|288;164464;408;1|289;164872;460;0|290;165332;408;1|291;165740;460;0|292;166200;408;1|293;166608;464;0|294;167072;408;1|295;167480;460;0|296;167940;408;1|297;168348;460;0|298;168808;408;1|299;169216;464;0|300;169680;408;1|301;170088;460;0|302;170548;408;1|303;170956;464;0|304;171420;408;1|305;171828;460;0|306;172288;408;1|307;172696;460;0|308;173156;408;1|309;173564;464;0|310;174028;408;1|311;174436;460;0|312;174896;408;1|313;175304;464;0|314;175768;408;1|315;176176;1328;0|316;177504;408;1|317;177912;1332;0|318;179244;408;1|319;179652;1328;0|320;180980;412;1|321;181392;460;0|322;181852;408;1|323;182260;460;0|324;182720;408;1|325;183128;464;0|326;183592;408;1|327;184000;460;0|328;184460;408;1|329;184868;464;0|330;185332;404;1|331;185736;464;0|332;186200;408;1|333;186608;460;0|334;187068;408;1|335;187476;464;0|336;187940;408;1|337;188348;460;0|338;188808;408;1|339;189216;1332;0|340;190548;408;1|341;190956;1332;0|342;192288;408;1|343;192696;1328;0|344;194024;416;1|345;194440;452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08;1|385;213560;464;0|386;214024;408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08;1|407;223124;464;0|408;223588;408;1|409;223996;460;0|410;224456;408;1|411;224864;1332;0|412;226196;408;1|413;226604;1332;0|414;227936;408;1|415;228344;460;0|416;228804;408;1|417;229212;460;0|418;229672;408;1|419;230080;464;0|420;230544;408;1|421;230952;460;0|422;231412;408;1|423;231820;464;0|424;232284;408;1|425;232692;460;0|426;233152;408;1|427;233560;1332;0|428;234892;408;1|429;235300;1328;0|430;236628;412;1|431;237040;456;0|432;237496;412;1|433;237908;460;0|434;238368;408;1|435;238776;1332;0|436;240108;408;1|437;240516;1328;0|438;241844;408;1|439;242252;464;0|440;242716;408;1|</text:p>
          </table:table-cell>
          <table:table-cell table:style-name="ce8" table:formula="of:=LEFT([.D15];16)" office:value-type="string" office:string-value="4004072000000060" calcext:value-type="string">
            <text:p>4004072000000060</text:p>
          </table:table-cell>
          <table:table-cell table:style-name="ce10" table:formula="of:=RIGHT([.D15];(27*2)-16)" office:value-type="string" office:string-value="4004072000102401F500007007080080006066" calcext:value-type="string">
            <text:p>4004072000102401F500007007080080006066</text:p>
          </table:table-cell>
          <table:table-cell table:style-name="ce8"/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8"/>
          <table:table-cell table:style-name="ce7" table:formula="of:=BIN2HEX(RIGHT(HEX2BIN(RIGHT(LEFT([.$J15];2*[.Q$1]);2);8);4) &amp; LEFT(HEX2BIN(RIGHT(LEFT([.$J15];2*[.Q$1]);2);8);4);2)" office:value-type="string" office:string-value="04" calcext:value-type="string">
            <text:p>04</text:p>
          </table:table-cell>
          <table:table-cell table:style-name="ce7" table:formula="of:=BIN2HEX(RIGHT(HEX2BIN(RIGHT(LEFT([.$J15];2*[.R$1]);2);8);4) &amp; LEFT(HEX2BIN(RIGHT(LEFT([.$J15];2*[.R$1]);2);8);4);2)" office:value-type="string" office:string-value="40" calcext:value-type="string">
            <text:p>40</text:p>
          </table:table-cell>
          <table:table-cell table:style-name="ce7" table:formula="of:=BIN2HEX(RIGHT(HEX2BIN(RIGHT(LEFT([.$J15];2*[.S$1]);2);8);4) &amp; LEFT(HEX2BIN(RIGHT(LEFT([.$J15];2*[.S$1]);2);8);4);2)" office:value-type="string" office:string-value="70" calcext:value-type="string">
            <text:p>70</text:p>
          </table:table-cell>
          <table:table-cell table:style-name="ce7" table:formula="of:=BIN2HEX(RIGHT(HEX2BIN(RIGHT(LEFT([.$J15];2*[.T$1]);2);8);4) &amp; LEFT(HEX2BIN(RIGHT(LEFT([.$J15];2*[.T$1]);2);8);4);2)" office:value-type="string" office:string-value="02" calcext:value-type="string">
            <text:p>02</text:p>
          </table:table-cell>
          <table:table-cell table:style-name="ce7" table:formula="of:=BIN2HEX(RIGHT(HEX2BIN(RIGHT(LEFT([.$J15];2*[.U$1]);2);8);4) &amp; LEFT(HEX2BIN(RIGHT(LEFT([.$J15];2*[.U$1]);2);8);4);2)" office:value-type="string" office:string-value="00" calcext:value-type="string">
            <text:p>00</text:p>
          </table:table-cell>
          <table:table-cell table:style-name="ce7" table:formula="of:=BIN2HEX(RIGHT(HEX2BIN(RIGHT(LEFT([.$J15];2*[.V$1]);2);8);4) &amp; LEFT(HEX2BIN(RIGHT(LEFT([.$J15];2*[.V$1]);2);8);4);2)" office:value-type="string" office:string-value="01" calcext:value-type="string">
            <text:p>01</text:p>
          </table:table-cell>
          <table:table-cell table:style-name="ce20" table:formula="of:=BIN2HEX(RIGHT(HEX2BIN(RIGHT(LEFT([.$J15];2*[.W$1]);2);8);4) &amp; LEFT(HEX2BIN(RIGHT(LEFT([.$J15];2*[.W$1]);2);8);4);2)" office:value-type="string" office:string-value="42" calcext:value-type="string">
            <text:p>42</text:p>
          </table:table-cell>
          <table:table-cell table:style-name="ce7" table:formula="of:=BIN2HEX(RIGHT(HEX2BIN(RIGHT(LEFT([.$J15];2*[.X$1]);2);8);4) &amp; LEFT(HEX2BIN(RIGHT(LEFT([.$J15];2*[.X$1]);2);8);4);2)" office:value-type="string" office:string-value="10" calcext:value-type="string">
            <text:p>10</text:p>
          </table:table-cell>
          <table:table-cell table:style-name="ce20" table:formula="of:=BIN2HEX(RIGHT(HEX2BIN(RIGHT(LEFT([.$J15];2*[.Y$1]);2);8);4) &amp; LEFT(HEX2BIN(RIGHT(LEFT([.$J15];2*[.Y$1]);2);8);4);2)" office:value-type="string" office:string-value="5F" calcext:value-type="string">
            <text:p>5F</text:p>
          </table:table-cell>
          <table:table-cell table:style-name="ce7" table:formula="of:=BIN2HEX(RIGHT(HEX2BIN(RIGHT(LEFT([.$J15];2*[.Z$1]);2);8);4) &amp; LEFT(HEX2BIN(RIGHT(LEFT([.$J15];2*[.Z$1]);2);8);4);2)" office:value-type="string" office:string-value="00" calcext:value-type="string">
            <text:p>00</text:p>
          </table:table-cell>
          <table:table-cell table:style-name="ce7" table:formula="of:=BIN2HEX(RIGHT(HEX2BIN(RIGHT(LEFT([.$J15];2*[.AA$1]);2);8);4) &amp; LEFT(HEX2BIN(RIGHT(LEFT([.$J15];2*[.AA$1]);2);8);4);2)" office:value-type="string" office:string-value="00" calcext:value-type="string">
            <text:p>00</text:p>
          </table:table-cell>
          <table:table-cell table:style-name="ce7" table:formula="of:=BIN2HEX(RIGHT(HEX2BIN(RIGHT(LEFT([.$J15];2*[.AB$1]);2);8);4) &amp; LEFT(HEX2BIN(RIGHT(LEFT([.$J15];2*[.AB$1]);2);8);4);2)" office:value-type="string" office:string-value="07" calcext:value-type="string">
            <text:p>07</text:p>
          </table:table-cell>
          <table:table-cell table:style-name="ce7" table:formula="of:=BIN2HEX(RIGHT(HEX2BIN(RIGHT(LEFT([.$J15];2*[.AC$1]);2);8);4) &amp; LEFT(HEX2BIN(RIGHT(LEFT([.$J15];2*[.AC$1]);2);8);4);2)" office:value-type="string" office:string-value="70" calcext:value-type="string">
            <text:p>70</text:p>
          </table:table-cell>
          <table:table-cell table:style-name="ce7" table:formula="of:=BIN2HEX(RIGHT(HEX2BIN(RIGHT(LEFT([.$J15];2*[.AD$1]);2);8);4) &amp; LEFT(HEX2BIN(RIGHT(LEFT([.$J15];2*[.AD$1]);2);8);4);2)" office:value-type="string" office:string-value="80" calcext:value-type="string">
            <text:p>80</text:p>
          </table:table-cell>
          <table:table-cell table:style-name="ce7" table:formula="of:=BIN2HEX(RIGHT(HEX2BIN(RIGHT(LEFT([.$J15];2*[.AE$1]);2);8);4) &amp; LEFT(HEX2BIN(RIGHT(LEFT([.$J15];2*[.AE$1]);2);8);4);2)" office:value-type="string" office:string-value="00" calcext:value-type="string">
            <text:p>00</text:p>
          </table:table-cell>
          <table:table-cell table:style-name="ce7" table:formula="of:=BIN2HEX(RIGHT(HEX2BIN(RIGHT(LEFT([.$J15];2*[.AF$1]);2);8);4) &amp; LEFT(HEX2BIN(RIGHT(LEFT([.$J15];2*[.AF$1]);2);8);4);2)" office:value-type="string" office:string-value="08" calcext:value-type="string">
            <text:p>08</text:p>
          </table:table-cell>
          <table:table-cell table:style-name="ce7" table:formula="of:=BIN2HEX(RIGHT(HEX2BIN(RIGHT(LEFT([.$J15];2*[.AG$1]);2);8);4) &amp; LEFT(HEX2BIN(RIGHT(LEFT([.$J15];2*[.AG$1]);2);8);4);2)" office:value-type="string" office:string-value="00" calcext:value-type="string">
            <text:p>00</text:p>
          </table:table-cell>
          <table:table-cell table:style-name="ce7" table:formula="of:=BIN2HEX(RIGHT(HEX2BIN(RIGHT(LEFT([.$J15];2*[.AH$1]);2);8);4) &amp; LEFT(HEX2BIN(RIGHT(LEFT([.$J15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5];1);4)" office:value-type="string" office:string-value="0100" calcext:value-type="string">
            <text:p>0100</text:p>
          </table:table-cell>
          <table:table-cell table:style-name="ce7" table:formula="of:=HEX2BIN(RIGHT([.W15];1);4)" office:value-type="string" office:string-value="0010" calcext:value-type="string">
            <text:p>0010</text:p>
          </table:table-cell>
          <table:table-cell/>
          <table:table-cell table:style-name="ce23" table:formula="of:=LEFT([.AK15];1)" office:value-type="string" office:string-value="0" calcext:value-type="string">
            <text:p>0</text:p>
          </table:table-cell>
          <table:table-cell table:formula="of:=RIGHT(LEFT([.AK15];2);1)" office:value-type="string" office:string-value="1" calcext:value-type="string">
            <text:p>1</text:p>
          </table:table-cell>
          <table:table-cell table:formula="of:=LEFT(RIGHT([.AK15];2);1)" office:value-type="string" office:string-value="0" calcext:value-type="string">
            <text:p>0</text:p>
          </table:table-cell>
          <table:table-cell table:formula="of:=RIGHT(RIGHT([.AK15];2);1)" office:value-type="string" office:string-value="0" calcext:value-type="string">
            <text:p>0</text:p>
          </table:table-cell>
          <table:table-cell table:formula="of:=LEFT(LEFT([.AL15];2);1)" office:value-type="string" office:string-value="0" calcext:value-type="string">
            <text:p>0</text:p>
          </table:table-cell>
          <table:table-cell table:style-name="ce23" table:formula="of:=RIGHT(LEFT([.AL15];2);1)" office:value-type="string" office:string-value="0" calcext:value-type="string">
            <text:p>0</text:p>
          </table:table-cell>
          <table:table-cell table:style-name="ce23" table:formula="of:=LEFT(RIGHT([.AL15];2);1)" office:value-type="string" office:string-value="1" calcext:value-type="string">
            <text:p>1</text:p>
          </table:table-cell>
          <table:table-cell table:style-name="ce23" table:formula="of:=RIGHT(RIGHT([.AL15];2);1)" office:value-type="string" office:string-value="0" calcext:value-type="string">
            <text:p>0</text:p>
          </table:table-cell>
          <table:table-cell/>
          <table:table-cell table:formula="of:=[.AN15]&amp;[.AU15]&amp;[.AT15]&amp;[.AS15]" office:value-type="string" office:string-value="0010" calcext:value-type="string">
            <text:p>0010</text:p>
          </table:table-cell>
          <table:table-cell table:formula="of:=BIN2DEC([.AW15])" office:value-type="float" office:value="2" calcext:value-type="float">
            <text:p>2</text:p>
          </table:table-cell>
          <table:table-cell table:formula="of:=[.AX15]+16" office:value-type="float" office:value="18" calcext:value-type="float">
            <text:p>18</text:p>
          </table:table-cell>
          <table:table-cell table:style-name="ce7" table:formula="of:=HEX2BIN(LEFT([.Y15];1);4)" office:value-type="string" office:string-value="0101" calcext:value-type="string">
            <text:p>0101</text:p>
          </table:table-cell>
          <table:table-cell table:style-name="ce7" table:formula="of:=HEX2BIN(RIGHT([.Y15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4.1S" calcext:value-type="time">
            <text:p>09:54:44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4401F50000700708008000602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4;0|10;9700;404;1|11;10104;464;0|12;10568;408;1|13;10976;460;0|14;11436;408;1|15;11844;464;0|16;12308;408;1|17;12716;460;0|18;13176;408;1|19;13584;460;0|20;14044;408;1|21;14452;464;0|22;14916;408;1|23;15324;460;0|24;15784;408;1|25;16192;460;0|26;16652;412;1|27;17064;460;0|28;17524;408;1|29;17932;460;0|30;18392;408;1|31;18800;1332;0|32;20132;408;1|33;20540;460;0|34;21000;412;1|35;21412;460;0|36;21872;408;1|37;22280;460;0|38;22740;408;1|39;23148;460;0|40;23608;408;1|41;24016;464;0|42;24480;408;1|43;24888;460;0|44;25348;408;1|45;25756;460;0|46;26216;412;1|47;26628;1328;0|48;27956;408;1|49;28364;1332;0|50;29696;408;1|51;30104;1328;0|52;31432;412;1|53;31844;460;0|54;32304;408;1|55;32712;460;0|56;33172;408;1|57;33580;1332;0|58;34912;408;1|59;35320;460;0|60;35780;412;1|61;36192;460;0|62;36652;408;1|63;37060;460;0|64;37520;408;1|65;37928;464;0|66;38392;408;1|67;38800;460;0|68;39260;408;1|69;39668;464;0|70;40132;408;1|71;40540;460;0|72;41000;408;1|73;41408;460;0|74;41868;408;1|75;42276;460;0|76;42736;412;1|77;43148;460;0|78;43608;408;1|79;44016;460;0|80;44476;408;1|81;44884;464;0|82;45348;408;1|83;45756;460;0|84;46216;408;1|85;46624;460;0|86;47084;408;1|87;47492;464;0|88;47956;408;1|89;48364;460;0|90;48824;408;1|91;49232;460;0|92;49692;412;1|93;50104;460;0|94;50564;408;1|95;50972;460;0|96;51432;408;1|97;51840;464;0|98;52304;408;1|99;52712;460;0|100;53172;408;1|101;53580;460;0|102;54040;408;1|103;54448;464;0|104;54912;408;1|105;55320;460;0|106;55780;408;1|107;56188;460;0|108;56648;412;1|109;57060;460;0|110;57520;408;1|111;57928;460;0|112;58388;408;1|113;58796;464;0|114;59260;408;1|115;59668;460;0|116;60128;408;1|117;60536;460;0|118;60996;408;1|119;61404;1332;0|120;62736;408;1|121;63144;1332;0|122;64476;408;1|123;64884;460;0|124;65344;408;1|125;65752;460;0|126;66212;408;1|127;66620;464;0|128;67084;408;1|129;67492;460;0|130;67952;408;1|131;68360;460;0|132;68820;412;1|133;69232;10028;0|134;79260;3456;1|135;82716;1764;0|136;84480;432;1|137;84912;436;0|138;85348;408;1|139;85756;1332;0|140;87088;408;1|141;87496;460;0|142;87956;408;1|143;88364;464;0|144;88828;408;1|145;89236;460;0|146;89696;408;1|147;90104;460;0|148;90564;412;1|149;90976;460;0|150;91436;408;1|151;91844;460;0|152;92304;408;1|153;92712;464;0|154;93176;404;1|155;93580;464;0|156;94044;408;1|157;94452;460;0|158;94912;408;1|159;95320;464;0|160;95784;408;1|161;96192;460;0|162;96652;408;1|163;97060;1332;0|164;98392;408;1|165;98800;460;0|166;99260;408;1|167;99668;464;0|168;100132;408;1|169;100540;460;0|170;101000;408;1|171;101408;460;0|172;101868;408;1|173;102276;464;0|174;102740;408;1|175;103148;460;0|176;103608;408;1|177;104016;460;0|178;104476;408;1|179;104884;1332;0|180;106216;408;1|181;106624;1332;0|182;107956;408;1|183;108364;1328;0|184;109692;412;1|185;110104;460;0|186;110564;408;1|187;110972;460;0|188;111432;408;1|189;111840;1332;0|190;113172;408;1|191;113580;460;0|192;114040;408;1|193;114448;464;0|194;114912;408;1|195;115320;460;0|196;115780;408;1|197;116188;460;0|198;116648;412;1|199;117060;460;0|200;117520;408;1|201;117928;460;0|202;118388;408;1|203;118796;464;0|204;119260;408;1|205;119668;460;0|206;120128;408;1|207;120536;464;0|208;121000;404;1|209;121404;464;0|210;121868;408;1|211;122276;460;0|212;122736;408;1|213;123144;460;0|214;123604;412;1|215;124016;460;0|216;124476;408;1|217;124884;460;0|218;125344;408;1|219;125752;464;0|220;126216;408;1|221;126624;460;0|222;127084;408;1|223;127492;1332;0|224;128824;408;1|225;129232;460;0|226;129692;408;1|227;130100;464;0|228;130564;404;1|229;130968;464;0|230;131432;408;1|231;131840;460;0|232;132300;408;1|233;132708;464;0|234;133172;408;1|235;133580;1328;0|236;134908;408;1|237;135316;464;0|238;135780;408;1|239;136188;460;0|240;136648;408;1|241;137056;460;0|242;137516;408;1|243;137924;1332;0|244;139256;408;1|245;139664;464;0|246;140128;404;1|247;140532;464;0|248;140996;408;1|249;141404;460;0|250;141864;408;1|251;142272;464;0|252;142736;408;1|253;143144;460;0|254;143604;408;1|255;144012;460;0|256;144472;412;1|257;144884;460;0|258;145344;408;1|259;145752;460;0|260;146212;408;1|261;146620;460;0|262;147080;412;1|263;147492;1328;0|264;148820;408;1|265;149228;1332;0|266;150560;408;1|267;150968;1332;0|268;152300;408;1|269;152708;1328;0|270;154036;412;1|271;154448;1328;0|272;155776;408;1|273;156184;460;0|274;156644;412;1|275;157056;1328;0|276;158384;408;1|277;158792;464;0|278;159256;408;1|279;159664;1328;0|280;160992;408;1|281;161400;464;0|282;161864;408;1|283;162272;460;0|284;162732;408;1|285;163140;460;0|286;163600;412;1|287;164012;460;0|288;164472;408;1|289;164880;460;0|290;165340;408;1|291;165748;460;0|292;166208;412;1|293;166620;460;0|294;167080;408;1|295;167488;460;0|296;167948;408;1|297;168356;464;0|298;168820;408;1|299;169228;460;0|300;169688;408;1|301;170096;460;0|302;170556;408;1|303;170964;464;0|304;171428;408;1|305;171836;460;0|306;172296;408;1|307;172704;464;0|308;173168;408;1|309;173576;460;0|310;174036;408;1|311;174444;460;0|312;174904;408;1|313;175312;464;0|314;175776;408;1|315;176184;1328;0|316;177512;412;1|317;177924;1328;0|318;179252;408;1|319;179660;1332;0|320;180992;408;1|321;181400;460;0|322;181860;408;1|323;182268;464;0|324;182732;408;1|325;183140;460;0|326;183600;408;1|327;184008;460;0|328;184468;408;1|329;184876;464;0|330;185340;408;1|331;185748;460;0|332;186208;408;1|333;186616;460;0|334;187076;408;1|335;187484;464;0|336;187948;408;1|337;188356;460;0|338;188816;408;1|339;189224;1332;0|340;190556;408;1|341;190964;1328;0|342;192292;412;1|343;192704;1328;0|344;194032;412;1|345;194444;460;0|346;194904;408;1|347;195312;460;0|348;195772;408;1|349;196180;464;0|350;196644;408;1|351;197052;460;0|352;197512;408;1|353;197920;1332;0|354;199252;408;1|355;199660;460;0|356;200120;408;1|357;200528;460;0|358;200988;408;1|359;201396;464;0|360;201860;408;1|361;202268;460;0|362;202728;408;1|363;203136;464;0|364;203600;408;1|365;204008;460;0|366;204468;408;1|367;204876;460;0|368;205336;408;1|369;205744;464;0|370;206208;408;1|371;206616;460;0|372;207076;408;1|373;207484;460;0|374;207944;408;1|375;208352;464;0|376;208816;408;1|377;209224;1328;0|378;210552;412;1|379;210964;460;0|380;211424;408;1|381;211832;460;0|382;212292;408;1|383;212700;464;0|384;213164;408;1|385;213572;460;0|386;214032;408;1|387;214440;460;0|388;214900;408;1|389;215308;464;0|390;215772;408;1|391;216180;460;0|392;216640;408;1|393;217048;460;0|394;217508;408;1|395;217916;464;0|396;218380;408;1|397;218788;460;0|398;219248;408;1|399;219656;460;0|400;220116;408;1|401;220524;464;0|402;220988;408;1|403;221396;460;0|404;221856;408;1|405;222264;464;0|406;222728;412;1|407;223140;456;0|408;223596;408;1|409;224004;460;0|410;224464;408;1|411;224872;1332;0|412;226204;408;1|413;226612;1332;0|414;227944;408;1|415;228352;460;0|416;228812;408;1|417;229220;464;0|418;229684;408;1|419;230092;460;0|420;230552;408;1|421;230960;460;0|422;231420;408;1|423;231828;464;0|424;232292;408;1|425;232700;460;0|426;233160;408;1|427;233568;460;0|428;234028;408;1|429;234436;1332;0|430;235768;408;1|431;236176;460;0|432;236636;412;1|433;237048;460;0|434;237508;408;1|435;237916;1332;0|436;239248;408;1|437;239656;1328;0|438;240984;408;1|439;241392;464;0|440;241856;408;1|</text:p>
          </table:table-cell>
          <table:table-cell table:style-name="ce8" table:formula="of:=LEFT([.D16];16)" office:value-type="string" office:string-value="4004072000000060" calcext:value-type="string">
            <text:p>4004072000000060</text:p>
          </table:table-cell>
          <table:table-cell table:style-name="ce10" table:formula="of:=RIGHT([.D16];(27*2)-16)" office:value-type="string" office:string-value="4004072000104401F500007007080080006026" calcext:value-type="string">
            <text:p>4004072000104401F500007007080080006026</text:p>
          </table:table-cell>
          <table:table-cell table:style-name="ce8"/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8"/>
          <table:table-cell table:style-name="ce7" table:formula="of:=BIN2HEX(RIGHT(HEX2BIN(RIGHT(LEFT([.$J16];2*[.Q$1]);2);8);4) &amp; LEFT(HEX2BIN(RIGHT(LEFT([.$J16];2*[.Q$1]);2);8);4);2)" office:value-type="string" office:string-value="04" calcext:value-type="string">
            <text:p>04</text:p>
          </table:table-cell>
          <table:table-cell table:style-name="ce7" table:formula="of:=BIN2HEX(RIGHT(HEX2BIN(RIGHT(LEFT([.$J16];2*[.R$1]);2);8);4) &amp; LEFT(HEX2BIN(RIGHT(LEFT([.$J16];2*[.R$1]);2);8);4);2)" office:value-type="string" office:string-value="40" calcext:value-type="string">
            <text:p>40</text:p>
          </table:table-cell>
          <table:table-cell table:style-name="ce7" table:formula="of:=BIN2HEX(RIGHT(HEX2BIN(RIGHT(LEFT([.$J16];2*[.S$1]);2);8);4) &amp; LEFT(HEX2BIN(RIGHT(LEFT([.$J16];2*[.S$1]);2);8);4);2)" office:value-type="string" office:string-value="70" calcext:value-type="string">
            <text:p>70</text:p>
          </table:table-cell>
          <table:table-cell table:style-name="ce7" table:formula="of:=BIN2HEX(RIGHT(HEX2BIN(RIGHT(LEFT([.$J16];2*[.T$1]);2);8);4) &amp; LEFT(HEX2BIN(RIGHT(LEFT([.$J16];2*[.T$1]);2);8);4);2)" office:value-type="string" office:string-value="02" calcext:value-type="string">
            <text:p>02</text:p>
          </table:table-cell>
          <table:table-cell table:style-name="ce7" table:formula="of:=BIN2HEX(RIGHT(HEX2BIN(RIGHT(LEFT([.$J16];2*[.U$1]);2);8);4) &amp; LEFT(HEX2BIN(RIGHT(LEFT([.$J16];2*[.U$1]);2);8);4);2)" office:value-type="string" office:string-value="00" calcext:value-type="string">
            <text:p>00</text:p>
          </table:table-cell>
          <table:table-cell table:style-name="ce7" table:formula="of:=BIN2HEX(RIGHT(HEX2BIN(RIGHT(LEFT([.$J16];2*[.V$1]);2);8);4) &amp; LEFT(HEX2BIN(RIGHT(LEFT([.$J16];2*[.V$1]);2);8);4);2)" office:value-type="string" office:string-value="01" calcext:value-type="string">
            <text:p>01</text:p>
          </table:table-cell>
          <table:table-cell table:style-name="ce20" table:formula="of:=BIN2HEX(RIGHT(HEX2BIN(RIGHT(LEFT([.$J16];2*[.W$1]);2);8);4) &amp; LEFT(HEX2BIN(RIGHT(LEFT([.$J16];2*[.W$1]);2);8);4);2)" office:value-type="string" office:string-value="44" calcext:value-type="string">
            <text:p>44</text:p>
          </table:table-cell>
          <table:table-cell table:style-name="ce7" table:formula="of:=BIN2HEX(RIGHT(HEX2BIN(RIGHT(LEFT([.$J16];2*[.X$1]);2);8);4) &amp; LEFT(HEX2BIN(RIGHT(LEFT([.$J16];2*[.X$1]);2);8);4);2)" office:value-type="string" office:string-value="10" calcext:value-type="string">
            <text:p>10</text:p>
          </table:table-cell>
          <table:table-cell table:style-name="ce20" table:formula="of:=BIN2HEX(RIGHT(HEX2BIN(RIGHT(LEFT([.$J16];2*[.Y$1]);2);8);4) &amp; LEFT(HEX2BIN(RIGHT(LEFT([.$J16];2*[.Y$1]);2);8);4);2)" office:value-type="string" office:string-value="5F" calcext:value-type="string">
            <text:p>5F</text:p>
          </table:table-cell>
          <table:table-cell table:style-name="ce7" table:formula="of:=BIN2HEX(RIGHT(HEX2BIN(RIGHT(LEFT([.$J16];2*[.Z$1]);2);8);4) &amp; LEFT(HEX2BIN(RIGHT(LEFT([.$J16];2*[.Z$1]);2);8);4);2)" office:value-type="string" office:string-value="00" calcext:value-type="string">
            <text:p>00</text:p>
          </table:table-cell>
          <table:table-cell table:style-name="ce7" table:formula="of:=BIN2HEX(RIGHT(HEX2BIN(RIGHT(LEFT([.$J16];2*[.AA$1]);2);8);4) &amp; LEFT(HEX2BIN(RIGHT(LEFT([.$J16];2*[.AA$1]);2);8);4);2)" office:value-type="string" office:string-value="00" calcext:value-type="string">
            <text:p>00</text:p>
          </table:table-cell>
          <table:table-cell table:style-name="ce7" table:formula="of:=BIN2HEX(RIGHT(HEX2BIN(RIGHT(LEFT([.$J16];2*[.AB$1]);2);8);4) &amp; LEFT(HEX2BIN(RIGHT(LEFT([.$J16];2*[.AB$1]);2);8);4);2)" office:value-type="string" office:string-value="07" calcext:value-type="string">
            <text:p>07</text:p>
          </table:table-cell>
          <table:table-cell table:style-name="ce7" table:formula="of:=BIN2HEX(RIGHT(HEX2BIN(RIGHT(LEFT([.$J16];2*[.AC$1]);2);8);4) &amp; LEFT(HEX2BIN(RIGHT(LEFT([.$J16];2*[.AC$1]);2);8);4);2)" office:value-type="string" office:string-value="70" calcext:value-type="string">
            <text:p>70</text:p>
          </table:table-cell>
          <table:table-cell table:style-name="ce7" table:formula="of:=BIN2HEX(RIGHT(HEX2BIN(RIGHT(LEFT([.$J16];2*[.AD$1]);2);8);4) &amp; LEFT(HEX2BIN(RIGHT(LEFT([.$J16];2*[.AD$1]);2);8);4);2)" office:value-type="string" office:string-value="80" calcext:value-type="string">
            <text:p>80</text:p>
          </table:table-cell>
          <table:table-cell table:style-name="ce7" table:formula="of:=BIN2HEX(RIGHT(HEX2BIN(RIGHT(LEFT([.$J16];2*[.AE$1]);2);8);4) &amp; LEFT(HEX2BIN(RIGHT(LEFT([.$J16];2*[.AE$1]);2);8);4);2)" office:value-type="string" office:string-value="00" calcext:value-type="string">
            <text:p>00</text:p>
          </table:table-cell>
          <table:table-cell table:style-name="ce7" table:formula="of:=BIN2HEX(RIGHT(HEX2BIN(RIGHT(LEFT([.$J16];2*[.AF$1]);2);8);4) &amp; LEFT(HEX2BIN(RIGHT(LEFT([.$J16];2*[.AF$1]);2);8);4);2)" office:value-type="string" office:string-value="08" calcext:value-type="string">
            <text:p>08</text:p>
          </table:table-cell>
          <table:table-cell table:style-name="ce7" table:formula="of:=BIN2HEX(RIGHT(HEX2BIN(RIGHT(LEFT([.$J16];2*[.AG$1]);2);8);4) &amp; LEFT(HEX2BIN(RIGHT(LEFT([.$J16];2*[.AG$1]);2);8);4);2)" office:value-type="string" office:string-value="00" calcext:value-type="string">
            <text:p>00</text:p>
          </table:table-cell>
          <table:table-cell table:style-name="ce7" table:formula="of:=BIN2HEX(RIGHT(HEX2BIN(RIGHT(LEFT([.$J16];2*[.AH$1]);2);8);4) &amp; LEFT(HEX2BIN(RIGHT(LEFT([.$J16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6];1);4)" office:value-type="string" office:string-value="0100" calcext:value-type="string">
            <text:p>0100</text:p>
          </table:table-cell>
          <table:table-cell table:style-name="ce7" table:formula="of:=HEX2BIN(RIGHT([.W16];1);4)" office:value-type="string" office:string-value="0100" calcext:value-type="string">
            <text:p>0100</text:p>
          </table:table-cell>
          <table:table-cell/>
          <table:table-cell table:style-name="ce23" table:formula="of:=LEFT([.AK16];1)" office:value-type="string" office:string-value="0" calcext:value-type="string">
            <text:p>0</text:p>
          </table:table-cell>
          <table:table-cell table:formula="of:=RIGHT(LEFT([.AK16];2);1)" office:value-type="string" office:string-value="1" calcext:value-type="string">
            <text:p>1</text:p>
          </table:table-cell>
          <table:table-cell table:formula="of:=LEFT(RIGHT([.AK16];2);1)" office:value-type="string" office:string-value="0" calcext:value-type="string">
            <text:p>0</text:p>
          </table:table-cell>
          <table:table-cell table:formula="of:=RIGHT(RIGHT([.AK16];2);1)" office:value-type="string" office:string-value="0" calcext:value-type="string">
            <text:p>0</text:p>
          </table:table-cell>
          <table:table-cell table:formula="of:=LEFT(LEFT([.AL16];2);1)" office:value-type="string" office:string-value="0" calcext:value-type="string">
            <text:p>0</text:p>
          </table:table-cell>
          <table:table-cell table:style-name="ce23" table:formula="of:=RIGHT(LEFT([.AL16];2);1)" office:value-type="string" office:string-value="1" calcext:value-type="string">
            <text:p>1</text:p>
          </table:table-cell>
          <table:table-cell table:style-name="ce23" table:formula="of:=LEFT(RIGHT([.AL16];2);1)" office:value-type="string" office:string-value="0" calcext:value-type="string">
            <text:p>0</text:p>
          </table:table-cell>
          <table:table-cell table:style-name="ce23" table:formula="of:=RIGHT(RIGHT([.AL16];2);1)" office:value-type="string" office:string-value="0" calcext:value-type="string">
            <text:p>0</text:p>
          </table:table-cell>
          <table:table-cell/>
          <table:table-cell table:formula="of:=[.AN16]&amp;[.AU16]&amp;[.AT16]&amp;[.AS16]" office:value-type="string" office:string-value="0001" calcext:value-type="string">
            <text:p>0001</text:p>
          </table:table-cell>
          <table:table-cell table:formula="of:=BIN2DEC([.AW16])" office:value-type="float" office:value="1" calcext:value-type="float">
            <text:p>1</text:p>
          </table:table-cell>
          <table:table-cell table:formula="of:=[.AX16]+16" office:value-type="float" office:value="17" calcext:value-type="float">
            <text:p>17</text:p>
          </table:table-cell>
          <table:table-cell table:style-name="ce7" table:formula="of:=HEX2BIN(LEFT([.Y16];1);4)" office:value-type="string" office:string-value="0101" calcext:value-type="string">
            <text:p>0101</text:p>
          </table:table-cell>
          <table:table-cell table:style-name="ce7" table:formula="of:=HEX2BIN(RIGHT([.Y16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9" table:number-columns-repeated="2"/>
          <table:table-cell table:style-name="ce1" table:number-columns-repeated="916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4004072000000060400407200012040125000070070800800060E9</text:p>
          </table:table-cell>
          <table:table-cell table:number-columns-repeated="4"/>
          <table:table-cell table:style-name="ce8" table:formula="of:=LEFT([.D18];16)" office:value-type="string" office:string-value="4004072000000060" calcext:value-type="string">
            <text:p>4004072000000060</text:p>
          </table:table-cell>
          <table:table-cell table:style-name="ce10" table:formula="of:=RIGHT([.D18];(27*2)-16)" office:value-type="string" office:string-value="400407200012040125000070070800800060E9" calcext:value-type="string">
            <text:p>400407200012040125000070070800800060E9</text:p>
          </table:table-cell>
          <table:table-cell table:style-name="ce8"/>
          <table:table-cell table:style-name="ce7" table:number-columns-repeated="2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/>
          <table:table-cell table:style-name="ce7" table:formula="of:=BIN2HEX(RIGHT(HEX2BIN(RIGHT(LEFT([.$J18];2*[.Q$1]);2);8);4) &amp; LEFT(HEX2BIN(RIGHT(LEFT([.$J18];2*[.Q$1]);2);8);4);2)" office:value-type="string" office:string-value="04" calcext:value-type="string">
            <text:p>04</text:p>
          </table:table-cell>
          <table:table-cell table:style-name="ce7" table:formula="of:=BIN2HEX(RIGHT(HEX2BIN(RIGHT(LEFT([.$J18];2*[.R$1]);2);8);4) &amp; LEFT(HEX2BIN(RIGHT(LEFT([.$J18];2*[.R$1]);2);8);4);2)" office:value-type="string" office:string-value="40" calcext:value-type="string">
            <text:p>40</text:p>
          </table:table-cell>
          <table:table-cell table:style-name="ce7" table:formula="of:=BIN2HEX(RIGHT(HEX2BIN(RIGHT(LEFT([.$J18];2*[.S$1]);2);8);4) &amp; LEFT(HEX2BIN(RIGHT(LEFT([.$J18];2*[.S$1]);2);8);4);2)" office:value-type="string" office:string-value="70" calcext:value-type="string">
            <text:p>70</text:p>
          </table:table-cell>
          <table:table-cell table:style-name="ce7" table:formula="of:=BIN2HEX(RIGHT(HEX2BIN(RIGHT(LEFT([.$J18];2*[.T$1]);2);8);4) &amp; LEFT(HEX2BIN(RIGHT(LEFT([.$J18];2*[.T$1]);2);8);4);2)" office:value-type="string" office:string-value="02" calcext:value-type="string">
            <text:p>02</text:p>
          </table:table-cell>
          <table:table-cell table:style-name="ce7" table:formula="of:=BIN2HEX(RIGHT(HEX2BIN(RIGHT(LEFT([.$J18];2*[.U$1]);2);8);4) &amp; LEFT(HEX2BIN(RIGHT(LEFT([.$J18];2*[.U$1]);2);8);4);2)" office:value-type="string" office:string-value="00" calcext:value-type="string">
            <text:p>00</text:p>
          </table:table-cell>
          <table:table-cell table:style-name="ce7" table:formula="of:=BIN2HEX(RIGHT(HEX2BIN(RIGHT(LEFT([.$J18];2*[.V$1]);2);8);4) &amp; LEFT(HEX2BIN(RIGHT(LEFT([.$J18];2*[.V$1]);2);8);4);2)" office:value-type="string" office:string-value="21" calcext:value-type="string">
            <text:p>21</text:p>
          </table:table-cell>
          <table:table-cell table:style-name="ce20" table:formula="of:=BIN2HEX(RIGHT(HEX2BIN(RIGHT(LEFT([.$J18];2*[.W$1]);2);8);4) &amp; LEFT(HEX2BIN(RIGHT(LEFT([.$J18];2*[.W$1]);2);8);4);2)" office:value-type="string" office:string-value="40" calcext:value-type="string">
            <text:p>40</text:p>
          </table:table-cell>
          <table:table-cell table:style-name="ce7" table:formula="of:=BIN2HEX(RIGHT(HEX2BIN(RIGHT(LEFT([.$J18];2*[.X$1]);2);8);4) &amp; LEFT(HEX2BIN(RIGHT(LEFT([.$J18];2*[.X$1]);2);8);4);2)" office:value-type="string" office:string-value="10" calcext:value-type="string">
            <text:p>10</text:p>
          </table:table-cell>
          <table:table-cell table:style-name="ce20" table:formula="of:=BIN2HEX(RIGHT(HEX2BIN(RIGHT(LEFT([.$J18];2*[.Y$1]);2);8);4) &amp; LEFT(HEX2BIN(RIGHT(LEFT([.$J18];2*[.Y$1]);2);8);4);2)" office:value-type="string" office:string-value="52" calcext:value-type="string">
            <text:p>52</text:p>
          </table:table-cell>
          <table:table-cell table:style-name="ce7" table:formula="of:=BIN2HEX(RIGHT(HEX2BIN(RIGHT(LEFT([.$J18];2*[.Z$1]);2);8);4) &amp; LEFT(HEX2BIN(RIGHT(LEFT([.$J18];2*[.Z$1]);2);8);4);2)" office:value-type="string" office:string-value="00" calcext:value-type="string">
            <text:p>00</text:p>
          </table:table-cell>
          <table:table-cell table:style-name="ce7" table:formula="of:=BIN2HEX(RIGHT(HEX2BIN(RIGHT(LEFT([.$J18];2*[.AA$1]);2);8);4) &amp; LEFT(HEX2BIN(RIGHT(LEFT([.$J18];2*[.AA$1]);2);8);4);2)" office:value-type="string" office:string-value="00" calcext:value-type="string">
            <text:p>00</text:p>
          </table:table-cell>
          <table:table-cell table:style-name="ce7" table:formula="of:=BIN2HEX(RIGHT(HEX2BIN(RIGHT(LEFT([.$J18];2*[.AB$1]);2);8);4) &amp; LEFT(HEX2BIN(RIGHT(LEFT([.$J18];2*[.AB$1]);2);8);4);2)" office:value-type="string" office:string-value="07" calcext:value-type="string">
            <text:p>07</text:p>
          </table:table-cell>
          <table:table-cell table:style-name="ce7" table:formula="of:=BIN2HEX(RIGHT(HEX2BIN(RIGHT(LEFT([.$J18];2*[.AC$1]);2);8);4) &amp; LEFT(HEX2BIN(RIGHT(LEFT([.$J18];2*[.AC$1]);2);8);4);2)" office:value-type="string" office:string-value="70" calcext:value-type="string">
            <text:p>70</text:p>
          </table:table-cell>
          <table:table-cell table:style-name="ce7" table:formula="of:=BIN2HEX(RIGHT(HEX2BIN(RIGHT(LEFT([.$J18];2*[.AD$1]);2);8);4) &amp; LEFT(HEX2BIN(RIGHT(LEFT([.$J18];2*[.AD$1]);2);8);4);2)" office:value-type="string" office:string-value="80" calcext:value-type="string">
            <text:p>80</text:p>
          </table:table-cell>
          <table:table-cell table:style-name="ce7" table:formula="of:=BIN2HEX(RIGHT(HEX2BIN(RIGHT(LEFT([.$J18];2*[.AE$1]);2);8);4) &amp; LEFT(HEX2BIN(RIGHT(LEFT([.$J18];2*[.AE$1]);2);8);4);2)" office:value-type="string" office:string-value="00" calcext:value-type="string">
            <text:p>00</text:p>
          </table:table-cell>
          <table:table-cell table:style-name="ce7" table:formula="of:=BIN2HEX(RIGHT(HEX2BIN(RIGHT(LEFT([.$J18];2*[.AF$1]);2);8);4) &amp; LEFT(HEX2BIN(RIGHT(LEFT([.$J18];2*[.AF$1]);2);8);4);2)" office:value-type="string" office:string-value="08" calcext:value-type="string">
            <text:p>08</text:p>
          </table:table-cell>
          <table:table-cell table:style-name="ce7" table:formula="of:=BIN2HEX(RIGHT(HEX2BIN(RIGHT(LEFT([.$J18];2*[.AG$1]);2);8);4) &amp; LEFT(HEX2BIN(RIGHT(LEFT([.$J18];2*[.AG$1]);2);8);4);2)" office:value-type="string" office:string-value="00" calcext:value-type="string">
            <text:p>00</text:p>
          </table:table-cell>
          <table:table-cell table:style-name="ce7" table:formula="of:=BIN2HEX(RIGHT(HEX2BIN(RIGHT(LEFT([.$J18];2*[.AH$1]);2);8);4) &amp; LEFT(HEX2BIN(RIGHT(LEFT([.$J18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8];1);4)" office:value-type="string" office:string-value="0100" calcext:value-type="string">
            <text:p>0100</text:p>
          </table:table-cell>
          <table:table-cell table:style-name="ce7" table:formula="of:=HEX2BIN(RIGHT([.W18];1);4)" office:value-type="string" office:string-value="0000" calcext:value-type="string">
            <text:p>0000</text:p>
          </table:table-cell>
          <table:table-cell/>
          <table:table-cell table:style-name="ce23" table:formula="of:=LEFT([.AK18];1)" office:value-type="string" office:string-value="0" calcext:value-type="string">
            <text:p>0</text:p>
          </table:table-cell>
          <table:table-cell table:formula="of:=RIGHT(LEFT([.AK18];2);1)" office:value-type="string" office:string-value="1" calcext:value-type="string">
            <text:p>1</text:p>
          </table:table-cell>
          <table:table-cell table:formula="of:=LEFT(RIGHT([.AK18];2);1)" office:value-type="string" office:string-value="0" calcext:value-type="string">
            <text:p>0</text:p>
          </table:table-cell>
          <table:table-cell table:formula="of:=RIGHT(RIGHT([.AK18];2);1)" office:value-type="string" office:string-value="0" calcext:value-type="string">
            <text:p>0</text:p>
          </table:table-cell>
          <table:table-cell table:formula="of:=LEFT(LEFT([.AL18];2);1)" office:value-type="string" office:string-value="0" calcext:value-type="string">
            <text:p>0</text:p>
          </table:table-cell>
          <table:table-cell table:style-name="ce23" table:formula="of:=RIGHT(LEFT([.AL18];2);1)" office:value-type="string" office:string-value="0" calcext:value-type="string">
            <text:p>0</text:p>
          </table:table-cell>
          <table:table-cell table:style-name="ce23" table:formula="of:=LEFT(RIGHT([.AL18];2);1)" office:value-type="string" office:string-value="0" calcext:value-type="string">
            <text:p>0</text:p>
          </table:table-cell>
          <table:table-cell table:style-name="ce23" table:formula="of:=RIGHT(RIGHT([.AL18];2);1)" office:value-type="string" office:string-value="0" calcext:value-type="string">
            <text:p>0</text:p>
          </table:table-cell>
          <table:table-cell/>
          <table:table-cell table:formula="of:=[.AN18]&amp;[.AU18]&amp;[.AT18]&amp;[.AS18]" office:value-type="string" office:string-value="0000" calcext:value-type="string">
            <text:p>0000</text:p>
          </table:table-cell>
          <table:table-cell table:formula="of:=BIN2DEC([.AW18])" office:value-type="float" office:value="0" calcext:value-type="float">
            <text:p>0</text:p>
          </table:table-cell>
          <table:table-cell table:formula="of:=[.AX18]+16" office:value-type="float" office:value="16" calcext:value-type="float">
            <text:p>16</text:p>
          </table:table-cell>
          <table:table-cell table:style-name="ce7" table:formula="of:=HEX2BIN(LEFT([.Y18];1);4)" office:value-type="string" office:string-value="0101" calcext:value-type="string">
            <text:p>0101</text:p>
          </table:table-cell>
          <table:table-cell table:style-name="ce7" table:formula="of:=HEX2BIN(RIGHT([.Y18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44012500007007080080006099</text:p>
          </table:table-cell>
          <table:table-cell table:number-columns-repeated="4"/>
          <table:table-cell table:style-name="ce8" table:formula="of:=LEFT([.D19];16)" office:value-type="string" office:string-value="4004072000000060" calcext:value-type="string">
            <text:p>4004072000000060</text:p>
          </table:table-cell>
          <table:table-cell table:style-name="ce10" table:formula="of:=RIGHT([.D19];(27*2)-16)" office:value-type="string" office:string-value="40040720001244012500007007080080006099" calcext:value-type="string">
            <text:p>40040720001244012500007007080080006099</text:p>
          </table:table-cell>
          <table:table-cell table:style-name="ce8"/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8"/>
          <table:table-cell table:style-name="ce7" table:formula="of:=BIN2HEX(RIGHT(HEX2BIN(RIGHT(LEFT([.$J19];2*[.Q$1]);2);8);4) &amp; LEFT(HEX2BIN(RIGHT(LEFT([.$J19];2*[.Q$1]);2);8);4);2)" office:value-type="string" office:string-value="04" calcext:value-type="string">
            <text:p>04</text:p>
          </table:table-cell>
          <table:table-cell table:style-name="ce7" table:formula="of:=BIN2HEX(RIGHT(HEX2BIN(RIGHT(LEFT([.$J19];2*[.R$1]);2);8);4) &amp; LEFT(HEX2BIN(RIGHT(LEFT([.$J19];2*[.R$1]);2);8);4);2)" office:value-type="string" office:string-value="40" calcext:value-type="string">
            <text:p>40</text:p>
          </table:table-cell>
          <table:table-cell table:style-name="ce7" table:formula="of:=BIN2HEX(RIGHT(HEX2BIN(RIGHT(LEFT([.$J19];2*[.S$1]);2);8);4) &amp; LEFT(HEX2BIN(RIGHT(LEFT([.$J19];2*[.S$1]);2);8);4);2)" office:value-type="string" office:string-value="70" calcext:value-type="string">
            <text:p>70</text:p>
          </table:table-cell>
          <table:table-cell table:style-name="ce7" table:formula="of:=BIN2HEX(RIGHT(HEX2BIN(RIGHT(LEFT([.$J19];2*[.T$1]);2);8);4) &amp; LEFT(HEX2BIN(RIGHT(LEFT([.$J19];2*[.T$1]);2);8);4);2)" office:value-type="string" office:string-value="02" calcext:value-type="string">
            <text:p>02</text:p>
          </table:table-cell>
          <table:table-cell table:style-name="ce7" table:formula="of:=BIN2HEX(RIGHT(HEX2BIN(RIGHT(LEFT([.$J19];2*[.U$1]);2);8);4) &amp; LEFT(HEX2BIN(RIGHT(LEFT([.$J19];2*[.U$1]);2);8);4);2)" office:value-type="string" office:string-value="00" calcext:value-type="string">
            <text:p>00</text:p>
          </table:table-cell>
          <table:table-cell table:style-name="ce7" table:formula="of:=BIN2HEX(RIGHT(HEX2BIN(RIGHT(LEFT([.$J19];2*[.V$1]);2);8);4) &amp; LEFT(HEX2BIN(RIGHT(LEFT([.$J19];2*[.V$1]);2);8);4);2)" office:value-type="string" office:string-value="21" calcext:value-type="string">
            <text:p>21</text:p>
          </table:table-cell>
          <table:table-cell table:style-name="ce20" table:formula="of:=BIN2HEX(RIGHT(HEX2BIN(RIGHT(LEFT([.$J19];2*[.W$1]);2);8);4) &amp; LEFT(HEX2BIN(RIGHT(LEFT([.$J19];2*[.W$1]);2);8);4);2)" office:value-type="string" office:string-value="44" calcext:value-type="string">
            <text:p>44</text:p>
          </table:table-cell>
          <table:table-cell table:style-name="ce7" table:formula="of:=BIN2HEX(RIGHT(HEX2BIN(RIGHT(LEFT([.$J19];2*[.X$1]);2);8);4) &amp; LEFT(HEX2BIN(RIGHT(LEFT([.$J19];2*[.X$1]);2);8);4);2)" office:value-type="string" office:string-value="10" calcext:value-type="string">
            <text:p>10</text:p>
          </table:table-cell>
          <table:table-cell table:style-name="ce20" table:formula="of:=BIN2HEX(RIGHT(HEX2BIN(RIGHT(LEFT([.$J19];2*[.Y$1]);2);8);4) &amp; LEFT(HEX2BIN(RIGHT(LEFT([.$J19];2*[.Y$1]);2);8);4);2)" office:value-type="string" office:string-value="52" calcext:value-type="string">
            <text:p>52</text:p>
          </table:table-cell>
          <table:table-cell table:style-name="ce7" table:formula="of:=BIN2HEX(RIGHT(HEX2BIN(RIGHT(LEFT([.$J19];2*[.Z$1]);2);8);4) &amp; LEFT(HEX2BIN(RIGHT(LEFT([.$J19];2*[.Z$1]);2);8);4);2)" office:value-type="string" office:string-value="00" calcext:value-type="string">
            <text:p>00</text:p>
          </table:table-cell>
          <table:table-cell table:style-name="ce7" table:formula="of:=BIN2HEX(RIGHT(HEX2BIN(RIGHT(LEFT([.$J19];2*[.AA$1]);2);8);4) &amp; LEFT(HEX2BIN(RIGHT(LEFT([.$J19];2*[.AA$1]);2);8);4);2)" office:value-type="string" office:string-value="00" calcext:value-type="string">
            <text:p>00</text:p>
          </table:table-cell>
          <table:table-cell table:style-name="ce7" table:formula="of:=BIN2HEX(RIGHT(HEX2BIN(RIGHT(LEFT([.$J19];2*[.AB$1]);2);8);4) &amp; LEFT(HEX2BIN(RIGHT(LEFT([.$J19];2*[.AB$1]);2);8);4);2)" office:value-type="string" office:string-value="07" calcext:value-type="string">
            <text:p>07</text:p>
          </table:table-cell>
          <table:table-cell table:style-name="ce7" table:formula="of:=BIN2HEX(RIGHT(HEX2BIN(RIGHT(LEFT([.$J19];2*[.AC$1]);2);8);4) &amp; LEFT(HEX2BIN(RIGHT(LEFT([.$J19];2*[.AC$1]);2);8);4);2)" office:value-type="string" office:string-value="70" calcext:value-type="string">
            <text:p>70</text:p>
          </table:table-cell>
          <table:table-cell table:style-name="ce7" table:formula="of:=BIN2HEX(RIGHT(HEX2BIN(RIGHT(LEFT([.$J19];2*[.AD$1]);2);8);4) &amp; LEFT(HEX2BIN(RIGHT(LEFT([.$J19];2*[.AD$1]);2);8);4);2)" office:value-type="string" office:string-value="80" calcext:value-type="string">
            <text:p>80</text:p>
          </table:table-cell>
          <table:table-cell table:style-name="ce7" table:formula="of:=BIN2HEX(RIGHT(HEX2BIN(RIGHT(LEFT([.$J19];2*[.AE$1]);2);8);4) &amp; LEFT(HEX2BIN(RIGHT(LEFT([.$J19];2*[.AE$1]);2);8);4);2)" office:value-type="string" office:string-value="00" calcext:value-type="string">
            <text:p>00</text:p>
          </table:table-cell>
          <table:table-cell table:style-name="ce7" table:formula="of:=BIN2HEX(RIGHT(HEX2BIN(RIGHT(LEFT([.$J19];2*[.AF$1]);2);8);4) &amp; LEFT(HEX2BIN(RIGHT(LEFT([.$J19];2*[.AF$1]);2);8);4);2)" office:value-type="string" office:string-value="08" calcext:value-type="string">
            <text:p>08</text:p>
          </table:table-cell>
          <table:table-cell table:style-name="ce7" table:formula="of:=BIN2HEX(RIGHT(HEX2BIN(RIGHT(LEFT([.$J19];2*[.AG$1]);2);8);4) &amp; LEFT(HEX2BIN(RIGHT(LEFT([.$J19];2*[.AG$1]);2);8);4);2)" office:value-type="string" office:string-value="00" calcext:value-type="string">
            <text:p>00</text:p>
          </table:table-cell>
          <table:table-cell table:style-name="ce7" table:formula="of:=BIN2HEX(RIGHT(HEX2BIN(RIGHT(LEFT([.$J19];2*[.AH$1]);2);8);4) &amp; LEFT(HEX2BIN(RIGHT(LEFT([.$J19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19];1);4)" office:value-type="string" office:string-value="0100" calcext:value-type="string">
            <text:p>0100</text:p>
          </table:table-cell>
          <table:table-cell table:style-name="ce7" table:formula="of:=HEX2BIN(RIGHT([.W19];1);4)" office:value-type="string" office:string-value="0100" calcext:value-type="string">
            <text:p>0100</text:p>
          </table:table-cell>
          <table:table-cell/>
          <table:table-cell table:style-name="ce23" table:formula="of:=LEFT([.AK19];1)" office:value-type="string" office:string-value="0" calcext:value-type="string">
            <text:p>0</text:p>
          </table:table-cell>
          <table:table-cell table:formula="of:=RIGHT(LEFT([.AK19];2);1)" office:value-type="string" office:string-value="1" calcext:value-type="string">
            <text:p>1</text:p>
          </table:table-cell>
          <table:table-cell table:formula="of:=LEFT(RIGHT([.AK19];2);1)" office:value-type="string" office:string-value="0" calcext:value-type="string">
            <text:p>0</text:p>
          </table:table-cell>
          <table:table-cell table:formula="of:=RIGHT(RIGHT([.AK19];2);1)" office:value-type="string" office:string-value="0" calcext:value-type="string">
            <text:p>0</text:p>
          </table:table-cell>
          <table:table-cell table:formula="of:=LEFT(LEFT([.AL19];2);1)" office:value-type="string" office:string-value="0" calcext:value-type="string">
            <text:p>0</text:p>
          </table:table-cell>
          <table:table-cell table:style-name="ce23" table:formula="of:=RIGHT(LEFT([.AL19];2);1)" office:value-type="string" office:string-value="1" calcext:value-type="string">
            <text:p>1</text:p>
          </table:table-cell>
          <table:table-cell table:style-name="ce23" table:formula="of:=LEFT(RIGHT([.AL19];2);1)" office:value-type="string" office:string-value="0" calcext:value-type="string">
            <text:p>0</text:p>
          </table:table-cell>
          <table:table-cell table:style-name="ce23" table:formula="of:=RIGHT(RIGHT([.AL19];2);1)" office:value-type="string" office:string-value="0" calcext:value-type="string">
            <text:p>0</text:p>
          </table:table-cell>
          <table:table-cell/>
          <table:table-cell table:formula="of:=[.AN19]&amp;[.AU19]&amp;[.AT19]&amp;[.AS19]" office:value-type="string" office:string-value="0001" calcext:value-type="string">
            <text:p>0001</text:p>
          </table:table-cell>
          <table:table-cell table:formula="of:=BIN2DEC([.AW19])" office:value-type="float" office:value="1" calcext:value-type="float">
            <text:p>1</text:p>
          </table:table-cell>
          <table:table-cell table:formula="of:=[.AX19]+16" office:value-type="float" office:value="17" calcext:value-type="float">
            <text:p>17</text:p>
          </table:table-cell>
          <table:table-cell table:style-name="ce7" table:formula="of:=HEX2BIN(LEFT([.Y19];1);4)" office:value-type="string" office:string-value="0101" calcext:value-type="string">
            <text:p>0101</text:p>
          </table:table-cell>
          <table:table-cell table:style-name="ce7" table:formula="of:=HEX2BIN(RIGHT([.Y19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240125000070070800800060D9</text:p>
          </table:table-cell>
          <table:table-cell table:number-columns-repeated="4"/>
          <table:table-cell table:style-name="ce8" table:formula="of:=LEFT([.D20];16)" office:value-type="string" office:string-value="4004072000000060" calcext:value-type="string">
            <text:p>4004072000000060</text:p>
          </table:table-cell>
          <table:table-cell table:style-name="ce10" table:formula="of:=RIGHT([.D20];(27*2)-16)" office:value-type="string" office:string-value="400407200012240125000070070800800060D9" calcext:value-type="string">
            <text:p>400407200012240125000070070800800060D9</text:p>
          </table:table-cell>
          <table:table-cell table:style-name="ce8"/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8"/>
          <table:table-cell table:style-name="ce7" table:formula="of:=BIN2HEX(RIGHT(HEX2BIN(RIGHT(LEFT([.$J20];2*[.Q$1]);2);8);4) &amp; LEFT(HEX2BIN(RIGHT(LEFT([.$J20];2*[.Q$1]);2);8);4);2)" office:value-type="string" office:string-value="04" calcext:value-type="string">
            <text:p>04</text:p>
          </table:table-cell>
          <table:table-cell table:style-name="ce7" table:formula="of:=BIN2HEX(RIGHT(HEX2BIN(RIGHT(LEFT([.$J20];2*[.R$1]);2);8);4) &amp; LEFT(HEX2BIN(RIGHT(LEFT([.$J20];2*[.R$1]);2);8);4);2)" office:value-type="string" office:string-value="40" calcext:value-type="string">
            <text:p>40</text:p>
          </table:table-cell>
          <table:table-cell table:style-name="ce7" table:formula="of:=BIN2HEX(RIGHT(HEX2BIN(RIGHT(LEFT([.$J20];2*[.S$1]);2);8);4) &amp; LEFT(HEX2BIN(RIGHT(LEFT([.$J20];2*[.S$1]);2);8);4);2)" office:value-type="string" office:string-value="70" calcext:value-type="string">
            <text:p>70</text:p>
          </table:table-cell>
          <table:table-cell table:style-name="ce7" table:formula="of:=BIN2HEX(RIGHT(HEX2BIN(RIGHT(LEFT([.$J20];2*[.T$1]);2);8);4) &amp; LEFT(HEX2BIN(RIGHT(LEFT([.$J20];2*[.T$1]);2);8);4);2)" office:value-type="string" office:string-value="02" calcext:value-type="string">
            <text:p>02</text:p>
          </table:table-cell>
          <table:table-cell table:style-name="ce7" table:formula="of:=BIN2HEX(RIGHT(HEX2BIN(RIGHT(LEFT([.$J20];2*[.U$1]);2);8);4) &amp; LEFT(HEX2BIN(RIGHT(LEFT([.$J20];2*[.U$1]);2);8);4);2)" office:value-type="string" office:string-value="00" calcext:value-type="string">
            <text:p>00</text:p>
          </table:table-cell>
          <table:table-cell table:style-name="ce7" table:formula="of:=BIN2HEX(RIGHT(HEX2BIN(RIGHT(LEFT([.$J20];2*[.V$1]);2);8);4) &amp; LEFT(HEX2BIN(RIGHT(LEFT([.$J20];2*[.V$1]);2);8);4);2)" office:value-type="string" office:string-value="21" calcext:value-type="string">
            <text:p>21</text:p>
          </table:table-cell>
          <table:table-cell table:style-name="ce20" table:formula="of:=BIN2HEX(RIGHT(HEX2BIN(RIGHT(LEFT([.$J20];2*[.W$1]);2);8);4) &amp; LEFT(HEX2BIN(RIGHT(LEFT([.$J20];2*[.W$1]);2);8);4);2)" office:value-type="string" office:string-value="42" calcext:value-type="string">
            <text:p>42</text:p>
          </table:table-cell>
          <table:table-cell table:style-name="ce7" table:formula="of:=BIN2HEX(RIGHT(HEX2BIN(RIGHT(LEFT([.$J20];2*[.X$1]);2);8);4) &amp; LEFT(HEX2BIN(RIGHT(LEFT([.$J20];2*[.X$1]);2);8);4);2)" office:value-type="string" office:string-value="10" calcext:value-type="string">
            <text:p>10</text:p>
          </table:table-cell>
          <table:table-cell table:style-name="ce20" table:formula="of:=BIN2HEX(RIGHT(HEX2BIN(RIGHT(LEFT([.$J20];2*[.Y$1]);2);8);4) &amp; LEFT(HEX2BIN(RIGHT(LEFT([.$J20];2*[.Y$1]);2);8);4);2)" office:value-type="string" office:string-value="52" calcext:value-type="string">
            <text:p>52</text:p>
          </table:table-cell>
          <table:table-cell table:style-name="ce7" table:formula="of:=BIN2HEX(RIGHT(HEX2BIN(RIGHT(LEFT([.$J20];2*[.Z$1]);2);8);4) &amp; LEFT(HEX2BIN(RIGHT(LEFT([.$J20];2*[.Z$1]);2);8);4);2)" office:value-type="string" office:string-value="00" calcext:value-type="string">
            <text:p>00</text:p>
          </table:table-cell>
          <table:table-cell table:style-name="ce7" table:formula="of:=BIN2HEX(RIGHT(HEX2BIN(RIGHT(LEFT([.$J20];2*[.AA$1]);2);8);4) &amp; LEFT(HEX2BIN(RIGHT(LEFT([.$J20];2*[.AA$1]);2);8);4);2)" office:value-type="string" office:string-value="00" calcext:value-type="string">
            <text:p>00</text:p>
          </table:table-cell>
          <table:table-cell table:style-name="ce7" table:formula="of:=BIN2HEX(RIGHT(HEX2BIN(RIGHT(LEFT([.$J20];2*[.AB$1]);2);8);4) &amp; LEFT(HEX2BIN(RIGHT(LEFT([.$J20];2*[.AB$1]);2);8);4);2)" office:value-type="string" office:string-value="07" calcext:value-type="string">
            <text:p>07</text:p>
          </table:table-cell>
          <table:table-cell table:style-name="ce7" table:formula="of:=BIN2HEX(RIGHT(HEX2BIN(RIGHT(LEFT([.$J20];2*[.AC$1]);2);8);4) &amp; LEFT(HEX2BIN(RIGHT(LEFT([.$J20];2*[.AC$1]);2);8);4);2)" office:value-type="string" office:string-value="70" calcext:value-type="string">
            <text:p>70</text:p>
          </table:table-cell>
          <table:table-cell table:style-name="ce7" table:formula="of:=BIN2HEX(RIGHT(HEX2BIN(RIGHT(LEFT([.$J20];2*[.AD$1]);2);8);4) &amp; LEFT(HEX2BIN(RIGHT(LEFT([.$J20];2*[.AD$1]);2);8);4);2)" office:value-type="string" office:string-value="80" calcext:value-type="string">
            <text:p>80</text:p>
          </table:table-cell>
          <table:table-cell table:style-name="ce7" table:formula="of:=BIN2HEX(RIGHT(HEX2BIN(RIGHT(LEFT([.$J20];2*[.AE$1]);2);8);4) &amp; LEFT(HEX2BIN(RIGHT(LEFT([.$J20];2*[.AE$1]);2);8);4);2)" office:value-type="string" office:string-value="00" calcext:value-type="string">
            <text:p>00</text:p>
          </table:table-cell>
          <table:table-cell table:style-name="ce7" table:formula="of:=BIN2HEX(RIGHT(HEX2BIN(RIGHT(LEFT([.$J20];2*[.AF$1]);2);8);4) &amp; LEFT(HEX2BIN(RIGHT(LEFT([.$J20];2*[.AF$1]);2);8);4);2)" office:value-type="string" office:string-value="08" calcext:value-type="string">
            <text:p>08</text:p>
          </table:table-cell>
          <table:table-cell table:style-name="ce7" table:formula="of:=BIN2HEX(RIGHT(HEX2BIN(RIGHT(LEFT([.$J20];2*[.AG$1]);2);8);4) &amp; LEFT(HEX2BIN(RIGHT(LEFT([.$J20];2*[.AG$1]);2);8);4);2)" office:value-type="string" office:string-value="00" calcext:value-type="string">
            <text:p>00</text:p>
          </table:table-cell>
          <table:table-cell table:style-name="ce7" table:formula="of:=BIN2HEX(RIGHT(HEX2BIN(RIGHT(LEFT([.$J20];2*[.AH$1]);2);8);4) &amp; LEFT(HEX2BIN(RIGHT(LEFT([.$J20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0];1);4)" office:value-type="string" office:string-value="0100" calcext:value-type="string">
            <text:p>0100</text:p>
          </table:table-cell>
          <table:table-cell table:style-name="ce7" table:formula="of:=HEX2BIN(RIGHT([.W20];1);4)" office:value-type="string" office:string-value="0010" calcext:value-type="string">
            <text:p>0010</text:p>
          </table:table-cell>
          <table:table-cell/>
          <table:table-cell table:style-name="ce23" table:formula="of:=LEFT([.AK20];1)" office:value-type="string" office:string-value="0" calcext:value-type="string">
            <text:p>0</text:p>
          </table:table-cell>
          <table:table-cell table:formula="of:=RIGHT(LEFT([.AK20];2);1)" office:value-type="string" office:string-value="1" calcext:value-type="string">
            <text:p>1</text:p>
          </table:table-cell>
          <table:table-cell table:formula="of:=LEFT(RIGHT([.AK20];2);1)" office:value-type="string" office:string-value="0" calcext:value-type="string">
            <text:p>0</text:p>
          </table:table-cell>
          <table:table-cell table:formula="of:=RIGHT(RIGHT([.AK20];2);1)" office:value-type="string" office:string-value="0" calcext:value-type="string">
            <text:p>0</text:p>
          </table:table-cell>
          <table:table-cell table:formula="of:=LEFT(LEFT([.AL20];2);1)" office:value-type="string" office:string-value="0" calcext:value-type="string">
            <text:p>0</text:p>
          </table:table-cell>
          <table:table-cell table:style-name="ce23" table:formula="of:=RIGHT(LEFT([.AL20];2);1)" office:value-type="string" office:string-value="0" calcext:value-type="string">
            <text:p>0</text:p>
          </table:table-cell>
          <table:table-cell table:style-name="ce23" table:formula="of:=LEFT(RIGHT([.AL20];2);1)" office:value-type="string" office:string-value="1" calcext:value-type="string">
            <text:p>1</text:p>
          </table:table-cell>
          <table:table-cell table:style-name="ce23" table:formula="of:=RIGHT(RIGHT([.AL20];2);1)" office:value-type="string" office:string-value="0" calcext:value-type="string">
            <text:p>0</text:p>
          </table:table-cell>
          <table:table-cell/>
          <table:table-cell table:formula="of:=[.AN20]&amp;[.AU20]&amp;[.AT20]&amp;[.AS20]" office:value-type="string" office:string-value="0010" calcext:value-type="string">
            <text:p>0010</text:p>
          </table:table-cell>
          <table:table-cell table:formula="of:=BIN2DEC([.AW20])" office:value-type="float" office:value="2" calcext:value-type="float">
            <text:p>2</text:p>
          </table:table-cell>
          <table:table-cell table:formula="of:=[.AX20]+16" office:value-type="float" office:value="18" calcext:value-type="float">
            <text:p>18</text:p>
          </table:table-cell>
          <table:table-cell table:style-name="ce7" table:formula="of:=HEX2BIN(LEFT([.Y20];1);4)" office:value-type="string" office:string-value="0101" calcext:value-type="string">
            <text:p>0101</text:p>
          </table:table-cell>
          <table:table-cell table:style-name="ce7" table:formula="of:=HEX2BIN(RIGHT([.Y20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640125000070070800800060B9</text:p>
          </table:table-cell>
          <table:table-cell table:number-columns-repeated="4"/>
          <table:table-cell table:style-name="ce8" table:formula="of:=LEFT([.D21];16)" office:value-type="string" office:string-value="4004072000000060" calcext:value-type="string">
            <text:p>4004072000000060</text:p>
          </table:table-cell>
          <table:table-cell table:style-name="ce10" table:formula="of:=RIGHT([.D21];(27*2)-16)" office:value-type="string" office:string-value="400407200012640125000070070800800060B9" calcext:value-type="string">
            <text:p>400407200012640125000070070800800060B9</text:p>
          </table:table-cell>
          <table:table-cell table:style-name="ce8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8"/>
          <table:table-cell table:style-name="ce7" table:formula="of:=BIN2HEX(RIGHT(HEX2BIN(RIGHT(LEFT([.$J21];2*[.Q$1]);2);8);4) &amp; LEFT(HEX2BIN(RIGHT(LEFT([.$J21];2*[.Q$1]);2);8);4);2)" office:value-type="string" office:string-value="04" calcext:value-type="string">
            <text:p>04</text:p>
          </table:table-cell>
          <table:table-cell table:style-name="ce7" table:formula="of:=BIN2HEX(RIGHT(HEX2BIN(RIGHT(LEFT([.$J21];2*[.R$1]);2);8);4) &amp; LEFT(HEX2BIN(RIGHT(LEFT([.$J21];2*[.R$1]);2);8);4);2)" office:value-type="string" office:string-value="40" calcext:value-type="string">
            <text:p>40</text:p>
          </table:table-cell>
          <table:table-cell table:style-name="ce7" table:formula="of:=BIN2HEX(RIGHT(HEX2BIN(RIGHT(LEFT([.$J21];2*[.S$1]);2);8);4) &amp; LEFT(HEX2BIN(RIGHT(LEFT([.$J21];2*[.S$1]);2);8);4);2)" office:value-type="string" office:string-value="70" calcext:value-type="string">
            <text:p>70</text:p>
          </table:table-cell>
          <table:table-cell table:style-name="ce7" table:formula="of:=BIN2HEX(RIGHT(HEX2BIN(RIGHT(LEFT([.$J21];2*[.T$1]);2);8);4) &amp; LEFT(HEX2BIN(RIGHT(LEFT([.$J21];2*[.T$1]);2);8);4);2)" office:value-type="string" office:string-value="02" calcext:value-type="string">
            <text:p>02</text:p>
          </table:table-cell>
          <table:table-cell table:style-name="ce7" table:formula="of:=BIN2HEX(RIGHT(HEX2BIN(RIGHT(LEFT([.$J21];2*[.U$1]);2);8);4) &amp; LEFT(HEX2BIN(RIGHT(LEFT([.$J21];2*[.U$1]);2);8);4);2)" office:value-type="string" office:string-value="00" calcext:value-type="string">
            <text:p>00</text:p>
          </table:table-cell>
          <table:table-cell table:style-name="ce7" table:formula="of:=BIN2HEX(RIGHT(HEX2BIN(RIGHT(LEFT([.$J21];2*[.V$1]);2);8);4) &amp; LEFT(HEX2BIN(RIGHT(LEFT([.$J21];2*[.V$1]);2);8);4);2)" office:value-type="string" office:string-value="21" calcext:value-type="string">
            <text:p>21</text:p>
          </table:table-cell>
          <table:table-cell table:style-name="ce20" table:formula="of:=BIN2HEX(RIGHT(HEX2BIN(RIGHT(LEFT([.$J21];2*[.W$1]);2);8);4) &amp; LEFT(HEX2BIN(RIGHT(LEFT([.$J21];2*[.W$1]);2);8);4);2)" office:value-type="string" office:string-value="46" calcext:value-type="string">
            <text:p>46</text:p>
          </table:table-cell>
          <table:table-cell table:style-name="ce7" table:formula="of:=BIN2HEX(RIGHT(HEX2BIN(RIGHT(LEFT([.$J21];2*[.X$1]);2);8);4) &amp; LEFT(HEX2BIN(RIGHT(LEFT([.$J21];2*[.X$1]);2);8);4);2)" office:value-type="string" office:string-value="10" calcext:value-type="string">
            <text:p>10</text:p>
          </table:table-cell>
          <table:table-cell table:style-name="ce20" table:formula="of:=BIN2HEX(RIGHT(HEX2BIN(RIGHT(LEFT([.$J21];2*[.Y$1]);2);8);4) &amp; LEFT(HEX2BIN(RIGHT(LEFT([.$J21];2*[.Y$1]);2);8);4);2)" office:value-type="string" office:string-value="52" calcext:value-type="string">
            <text:p>52</text:p>
          </table:table-cell>
          <table:table-cell table:style-name="ce7" table:formula="of:=BIN2HEX(RIGHT(HEX2BIN(RIGHT(LEFT([.$J21];2*[.Z$1]);2);8);4) &amp; LEFT(HEX2BIN(RIGHT(LEFT([.$J21];2*[.Z$1]);2);8);4);2)" office:value-type="string" office:string-value="00" calcext:value-type="string">
            <text:p>00</text:p>
          </table:table-cell>
          <table:table-cell table:style-name="ce7" table:formula="of:=BIN2HEX(RIGHT(HEX2BIN(RIGHT(LEFT([.$J21];2*[.AA$1]);2);8);4) &amp; LEFT(HEX2BIN(RIGHT(LEFT([.$J21];2*[.AA$1]);2);8);4);2)" office:value-type="string" office:string-value="00" calcext:value-type="string">
            <text:p>00</text:p>
          </table:table-cell>
          <table:table-cell table:style-name="ce7" table:formula="of:=BIN2HEX(RIGHT(HEX2BIN(RIGHT(LEFT([.$J21];2*[.AB$1]);2);8);4) &amp; LEFT(HEX2BIN(RIGHT(LEFT([.$J21];2*[.AB$1]);2);8);4);2)" office:value-type="string" office:string-value="07" calcext:value-type="string">
            <text:p>07</text:p>
          </table:table-cell>
          <table:table-cell table:style-name="ce7" table:formula="of:=BIN2HEX(RIGHT(HEX2BIN(RIGHT(LEFT([.$J21];2*[.AC$1]);2);8);4) &amp; LEFT(HEX2BIN(RIGHT(LEFT([.$J21];2*[.AC$1]);2);8);4);2)" office:value-type="string" office:string-value="70" calcext:value-type="string">
            <text:p>70</text:p>
          </table:table-cell>
          <table:table-cell table:style-name="ce7" table:formula="of:=BIN2HEX(RIGHT(HEX2BIN(RIGHT(LEFT([.$J21];2*[.AD$1]);2);8);4) &amp; LEFT(HEX2BIN(RIGHT(LEFT([.$J21];2*[.AD$1]);2);8);4);2)" office:value-type="string" office:string-value="80" calcext:value-type="string">
            <text:p>80</text:p>
          </table:table-cell>
          <table:table-cell table:style-name="ce7" table:formula="of:=BIN2HEX(RIGHT(HEX2BIN(RIGHT(LEFT([.$J21];2*[.AE$1]);2);8);4) &amp; LEFT(HEX2BIN(RIGHT(LEFT([.$J21];2*[.AE$1]);2);8);4);2)" office:value-type="string" office:string-value="00" calcext:value-type="string">
            <text:p>00</text:p>
          </table:table-cell>
          <table:table-cell table:style-name="ce7" table:formula="of:=BIN2HEX(RIGHT(HEX2BIN(RIGHT(LEFT([.$J21];2*[.AF$1]);2);8);4) &amp; LEFT(HEX2BIN(RIGHT(LEFT([.$J21];2*[.AF$1]);2);8);4);2)" office:value-type="string" office:string-value="08" calcext:value-type="string">
            <text:p>08</text:p>
          </table:table-cell>
          <table:table-cell table:style-name="ce7" table:formula="of:=BIN2HEX(RIGHT(HEX2BIN(RIGHT(LEFT([.$J21];2*[.AG$1]);2);8);4) &amp; LEFT(HEX2BIN(RIGHT(LEFT([.$J21];2*[.AG$1]);2);8);4);2)" office:value-type="string" office:string-value="00" calcext:value-type="string">
            <text:p>00</text:p>
          </table:table-cell>
          <table:table-cell table:style-name="ce7" table:formula="of:=BIN2HEX(RIGHT(HEX2BIN(RIGHT(LEFT([.$J21];2*[.AH$1]);2);8);4) &amp; LEFT(HEX2BIN(RIGHT(LEFT([.$J21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1];1);4)" office:value-type="string" office:string-value="0100" calcext:value-type="string">
            <text:p>0100</text:p>
          </table:table-cell>
          <table:table-cell table:style-name="ce7" table:formula="of:=HEX2BIN(RIGHT([.W21];1);4)" office:value-type="string" office:string-value="0110" calcext:value-type="string">
            <text:p>0110</text:p>
          </table:table-cell>
          <table:table-cell/>
          <table:table-cell table:style-name="ce23" table:formula="of:=LEFT([.AK21];1)" office:value-type="string" office:string-value="0" calcext:value-type="string">
            <text:p>0</text:p>
          </table:table-cell>
          <table:table-cell table:formula="of:=RIGHT(LEFT([.AK21];2);1)" office:value-type="string" office:string-value="1" calcext:value-type="string">
            <text:p>1</text:p>
          </table:table-cell>
          <table:table-cell table:formula="of:=LEFT(RIGHT([.AK21];2);1)" office:value-type="string" office:string-value="0" calcext:value-type="string">
            <text:p>0</text:p>
          </table:table-cell>
          <table:table-cell table:formula="of:=RIGHT(RIGHT([.AK21];2);1)" office:value-type="string" office:string-value="0" calcext:value-type="string">
            <text:p>0</text:p>
          </table:table-cell>
          <table:table-cell table:formula="of:=LEFT(LEFT([.AL21];2);1)" office:value-type="string" office:string-value="0" calcext:value-type="string">
            <text:p>0</text:p>
          </table:table-cell>
          <table:table-cell table:style-name="ce23" table:formula="of:=RIGHT(LEFT([.AL21];2);1)" office:value-type="string" office:string-value="1" calcext:value-type="string">
            <text:p>1</text:p>
          </table:table-cell>
          <table:table-cell table:style-name="ce23" table:formula="of:=LEFT(RIGHT([.AL21];2);1)" office:value-type="string" office:string-value="1" calcext:value-type="string">
            <text:p>1</text:p>
          </table:table-cell>
          <table:table-cell table:style-name="ce23" table:formula="of:=RIGHT(RIGHT([.AL21];2);1)" office:value-type="string" office:string-value="0" calcext:value-type="string">
            <text:p>0</text:p>
          </table:table-cell>
          <table:table-cell/>
          <table:table-cell table:formula="of:=[.AN21]&amp;[.AU21]&amp;[.AT21]&amp;[.AS21]" office:value-type="string" office:string-value="0011" calcext:value-type="string">
            <text:p>0011</text:p>
          </table:table-cell>
          <table:table-cell table:formula="of:=BIN2DEC([.AW21])" office:value-type="float" office:value="3" calcext:value-type="float">
            <text:p>3</text:p>
          </table:table-cell>
          <table:table-cell table:formula="of:=[.AX21]+16" office:value-type="float" office:value="19" calcext:value-type="float">
            <text:p>19</text:p>
          </table:table-cell>
          <table:table-cell table:style-name="ce7" table:formula="of:=HEX2BIN(LEFT([.Y21];1);4)" office:value-type="string" office:string-value="0101" calcext:value-type="string">
            <text:p>0101</text:p>
          </table:table-cell>
          <table:table-cell table:style-name="ce7" table:formula="of:=HEX2BIN(RIGHT([.Y21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6"/>
          <table:table-cell table:style-name="ce1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9" table:number-columns-repeated="2"/>
          <table:table-cell table:style-name="ce1" table:number-columns-repeated="922"/>
          <table:table-cell table:number-columns-repeated="4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36;0|4;6188;436;1|5;6624;464;0|6;7088;408;1|7;7496;1328;0|8;8824;408;1|9;9232;464;0|10;9696;408;1|11;10104;460;0|12;10564;408;1|13;10972;460;0|14;11432;408;1|15;11840;464;0|16;12304;408;1|17;12712;460;0|18;13172;408;1|19;13580;460;0|20;14040;408;1|21;14448;464;0|22;14912;408;1|23;15320;460;0|24;15780;408;1|25;16188;460;0|26;16648;412;1|27;17060;460;0|28;17520;408;1|29;17928;460;0|30;18388;408;1|31;18796;1332;0|32;20128;408;1|33;20536;460;0|34;20996;408;1|35;21404;464;0|36;21868;408;1|37;22276;460;0|38;22736;408;1|39;23144;460;0|40;23604;408;1|41;24012;464;0|42;24476;408;1|43;24884;460;0|44;25344;408;1|45;25752;464;0|46;26216;404;1|47;26620;1332;0|48;27952;408;1|49;28360;1332;0|50;29692;408;1|51;30100;1332;0|52;31432;408;1|53;31840;460;0|54;32300;408;1|55;32708;460;0|56;33168;412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0;0|76;42732;408;1|77;43140;464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0;0|98;52296;408;1|99;52704;464;0|100;53168;408;1|101;53576;460;0|102;54036;408;1|103;54444;464;0|104;54908;408;1|105;55316;460;0|106;55776;408;1|107;56184;460;0|108;56644;408;1|109;57052;464;0|110;57516;408;1|111;57924;460;0|112;58384;408;1|113;58792;464;0|114;59256;404;1|115;59660;464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0;0|134;79248;3456;1|135;82704;1764;0|136;84468;408;1|137;84876;460;0|138;85336;412;1|139;85748;1328;0|140;87076;408;1|141;87484;460;0|142;87944;412;1|143;88356;460;0|144;88816;408;1|145;89224;460;0|146;89684;408;1|147;90092;464;0|148;90556;408;1|149;90964;460;0|150;91424;408;1|151;91832;460;0|152;92292;408;1|153;92700;464;0|154;93164;408;1|155;93572;460;0|156;94032;408;1|157;94440;460;0|158;94900;408;1|159;95308;464;0|160;95772;408;1|161;96180;460;0|162;96640;408;1|163;97048;1332;0|164;98380;408;1|165;98788;460;0|166;99248;408;1|167;99656;464;0|168;100120;408;1|169;100528;460;0|170;100988;408;1|171;101396;460;0|172;101856;408;1|173;102264;464;0|174;102728;408;1|175;103136;460;0|176;103596;408;1|177;104004;460;0|178;104464;412;1|179;104876;1328;0|180;106204;408;1|181;106612;1332;0|182;107944;408;1|183;108352;1332;0|184;109684;408;1|185;110092;460;0|186;110552;408;1|187;110960;460;0|188;111420;408;1|189;111828;1332;0|190;113160;408;1|191;113568;464;0|192;114032;408;1|193;114440;460;0|194;114900;408;1|195;115308;460;0|196;115768;408;1|197;116176;464;0|198;116640;408;1|199;117048;460;0|200;117508;408;1|201;117916;460;0|202;118376;408;1|203;118784;464;0|204;119248;408;1|205;119656;460;0|206;120116;408;1|207;120524;460;0|208;120984;408;1|209;121392;464;0|210;121856;408;1|211;122264;460;0|212;122724;408;1|213;123132;464;0|214;123596;408;1|215;124004;460;0|216;124464;408;1|217;124872;460;0|218;125332;408;1|219;125740;464;0|220;126204;408;1|221;126612;460;0|222;127072;408;1|223;127480;1328;0|224;128808;412;1|225;129220;460;0|226;129680;408;1|227;130088;464;0|228;130552;404;1|229;130956;464;0|230;131420;408;1|231;131828;460;0|232;132288;408;1|233;132696;464;0|234;133160;408;1|235;133568;460;0|236;134028;408;1|237;134436;1332;0|238;135768;408;1|239;136176;1332;0|240;137508;408;1|241;137916;1328;0|242;139244;408;1|243;139652;1332;0|244;140984;408;1|245;141392;460;0|246;141852;408;1|247;142260;464;0|248;142724;404;1|249;143128;464;0|250;143592;408;1|251;144000;460;0|252;144460;408;1|253;144868;464;0|254;145332;408;1|255;145740;460;0|256;146200;408;1|257;146608;460;0|258;147068;408;1|259;147476;464;0|260;147940;408;1|261;148348;460;0|262;148808;408;1|263;149216;1332;0|264;150548;412;1|265;150960;1328;0|266;152288;408;1|267;152696;460;0|268;153156;408;1|269;153564;460;0|270;154024;408;1|271;154432;464;0|272;154896;408;1|273;155304;460;0|274;155764;408;1|275;156172;1332;0|276;157504;408;1|277;157912;460;0|278;158372;408;1|279;158780;1332;0|280;160112;408;1|281;160520;460;0|282;160980;408;1|283;161388;460;0|284;161848;412;1|285;162260;460;0|286;162720;408;1|287;163128;460;0|288;163588;408;1|289;163996;464;0|290;164460;408;1|291;164868;460;0|292;165328;408;1|293;165736;460;0|294;166196;412;1|295;166608;460;0|296;167068;408;1|297;167476;460;0|298;167936;408;1|299;168344;464;0|300;168808;408;1|301;169216;460;0|302;169676;408;1|303;170084;460;0|304;170544;412;1|305;170956;460;0|306;171416;408;1|307;171824;460;0|308;172284;408;1|309;172692;460;0|310;173152;408;1|311;173560;464;0|312;174024;408;1|313;174432;460;0|314;174892;408;1|315;175300;1332;0|316;176632;408;1|317;177040;1328;0|318;178368;412;1|319;178780;1328;0|320;180108;408;1|321;180516;464;0|322;180980;408;1|323;181388;460;0|324;181848;408;1|325;182256;464;0|326;182720;408;1|327;183128;460;0|328;183588;408;1|329;183996;460;0|330;184456;408;1|331;184864;460;0|332;185324;412;1|333;185736;460;0|334;186196;408;1|335;186604;460;0|336;187064;408;1|337;187472;464;0|338;187936;408;1|339;188344;1328;0|340;189672;412;1|341;190084;1328;0|342;191412;408;1|343;191820;1332;0|344;193152;408;1|345;193560;460;0|346;194020;408;1|347;194428;464;0|348;194892;408;1|349;195300;460;0|350;195760;408;1|351;196168;460;0|352;196628;412;1|353;197040;1328;0|354;198368;408;1|355;198776;464;0|356;199240;404;1|357;199644;464;0|358;200108;408;1|359;200516;460;0|360;200976;408;1|361;201384;464;0|362;201848;408;1|363;202256;460;0|364;202716;408;1|365;203124;460;0|366;203584;408;1|367;203992;464;0|368;204456;408;1|369;204864;460;0|370;205324;408;1|371;205732;460;0|372;206192;408;1|373;206600;464;0|374;207064;408;1|375;207472;460;0|376;207932;408;1|377;208340;1332;0|378;209672;408;1|379;210080;460;0|380;210540;408;1|381;210948;460;0|382;211408;412;1|383;211820;460;0|384;212280;408;1|385;212688;460;0|386;213148;408;1|387;213556;464;0|388;214020;408;1|389;214428;460;0|390;214888;408;1|391;215296;460;0|392;215756;408;1|393;216164;464;0|394;216628;408;1|395;217036;460;0|396;217496;408;1|397;217904;464;0|398;218368;404;1|399;218772;464;0|400;219236;408;1|401;219644;460;0|402;220104;408;1|403;220512;464;0|404;220976;408;1|405;221384;460;0|406;221844;408;1|407;222252;460;0|408;222712;408;1|409;223120;464;0|410;223584;408;1|411;223992;1332;0|412;225324;408;1|413;225732;1332;0|414;227064;404;1|415;227468;460;0|416;227928;412;1|417;228340;460;0|418;228800;408;1|419;229208;460;0|420;229668;408;1|421;230076;464;0|422;230540;408;1|423;230948;460;0|424;231408;408;1|425;231816;460;0|426;232276;408;1|427;232684;460;0|428;233144;412;1|429;233556;460;0|430;234016;408;1|431;234424;460;0|432;234884;412;1|433;235296;1328;0|434;236624;408;1|435;237032;1332;0|436;238364;408;1|437;238772;1328;0|438;240100;412;1|439;240512;460;0|440;240972;408;1|</text:p>
          </table:table-cell>
          <table:table-cell table:style-name="ce8" table:formula="of:=LEFT([.D23];16)" office:value-type="string" office:string-value="4004072000000060" calcext:value-type="string">
            <text:p>4004072000000060</text:p>
          </table:table-cell>
          <table:table-cell table:style-name="ce10" table:formula="of:=RIGHT([.D23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3];2*[.Q$1]);2);8);4) &amp; LEFT(HEX2BIN(RIGHT(LEFT([.$J23];2*[.Q$1]);2);8);4);2)" office:value-type="string" office:string-value="04" calcext:value-type="string">
            <text:p>04</text:p>
          </table:table-cell>
          <table:table-cell table:style-name="ce7" table:formula="of:=BIN2HEX(RIGHT(HEX2BIN(RIGHT(LEFT([.$J23];2*[.R$1]);2);8);4) &amp; LEFT(HEX2BIN(RIGHT(LEFT([.$J23];2*[.R$1]);2);8);4);2)" office:value-type="string" office:string-value="40" calcext:value-type="string">
            <text:p>40</text:p>
          </table:table-cell>
          <table:table-cell table:style-name="ce7" table:formula="of:=BIN2HEX(RIGHT(HEX2BIN(RIGHT(LEFT([.$J23];2*[.S$1]);2);8);4) &amp; LEFT(HEX2BIN(RIGHT(LEFT([.$J23];2*[.S$1]);2);8);4);2)" office:value-type="string" office:string-value="70" calcext:value-type="string">
            <text:p>70</text:p>
          </table:table-cell>
          <table:table-cell table:style-name="ce7" table:formula="of:=BIN2HEX(RIGHT(HEX2BIN(RIGHT(LEFT([.$J23];2*[.T$1]);2);8);4) &amp; LEFT(HEX2BIN(RIGHT(LEFT([.$J23];2*[.T$1]);2);8);4);2)" office:value-type="string" office:string-value="02" calcext:value-type="string">
            <text:p>02</text:p>
          </table:table-cell>
          <table:table-cell table:style-name="ce7" table:formula="of:=BIN2HEX(RIGHT(HEX2BIN(RIGHT(LEFT([.$J23];2*[.U$1]);2);8);4) &amp; LEFT(HEX2BIN(RIGHT(LEFT([.$J23];2*[.U$1]);2);8);4);2)" office:value-type="string" office:string-value="00" calcext:value-type="string">
            <text:p>00</text:p>
          </table:table-cell>
          <table:table-cell table:style-name="ce7" table:formula="of:=BIN2HEX(RIGHT(HEX2BIN(RIGHT(LEFT([.$J23];2*[.V$1]);2);8);4) &amp; LEFT(HEX2BIN(RIGHT(LEFT([.$J23];2*[.V$1]);2);8);4);2)" office:value-type="string" office:string-value="21" calcext:value-type="string">
            <text:p>21</text:p>
          </table:table-cell>
          <table:table-cell table:style-name="ce21" table:formula="of:=BIN2HEX(RIGHT(HEX2BIN(RIGHT(LEFT([.$J23];2*[.W$1]);2);8);4) &amp; LEFT(HEX2BIN(RIGHT(LEFT([.$J23];2*[.W$1]);2);8);4);2)" office:value-type="string" office:string-value="43" calcext:value-type="string">
            <text:p>43</text:p>
          </table:table-cell>
          <table:table-cell table:style-name="ce21" table:formula="of:=BIN2HEX(RIGHT(HEX2BIN(RIGHT(LEFT([.$J23];2*[.X$1]);2);8);4) &amp; LEFT(HEX2BIN(RIGHT(LEFT([.$J23];2*[.X$1]);2);8);4);2)" office:value-type="string" office:string-value="10" calcext:value-type="string">
            <text:p>10</text:p>
          </table:table-cell>
          <table:table-cell table:style-name="ce21" table:formula="of:=BIN2HEX(RIGHT(HEX2BIN(RIGHT(LEFT([.$J23];2*[.Y$1]);2);8);4) &amp; LEFT(HEX2BIN(RIGHT(LEFT([.$J23];2*[.Y$1]);2);8);4);2)" office:value-type="string" office:string-value="5F" calcext:value-type="string">
            <text:p>5F</text:p>
          </table:table-cell>
          <table:table-cell table:style-name="ce7" table:formula="of:=BIN2HEX(RIGHT(HEX2BIN(RIGHT(LEFT([.$J23];2*[.Z$1]);2);8);4) &amp; LEFT(HEX2BIN(RIGHT(LEFT([.$J23];2*[.Z$1]);2);8);4);2)" office:value-type="string" office:string-value="00" calcext:value-type="string">
            <text:p>00</text:p>
          </table:table-cell>
          <table:table-cell table:style-name="ce7" table:formula="of:=BIN2HEX(RIGHT(HEX2BIN(RIGHT(LEFT([.$J23];2*[.AA$1]);2);8);4) &amp; LEFT(HEX2BIN(RIGHT(LEFT([.$J23];2*[.AA$1]);2);8);4);2)" office:value-type="string" office:string-value="00" calcext:value-type="string">
            <text:p>00</text:p>
          </table:table-cell>
          <table:table-cell table:style-name="ce7" table:formula="of:=BIN2HEX(RIGHT(HEX2BIN(RIGHT(LEFT([.$J23];2*[.AB$1]);2);8);4) &amp; LEFT(HEX2BIN(RIGHT(LEFT([.$J23];2*[.AB$1]);2);8);4);2)" office:value-type="string" office:string-value="07" calcext:value-type="string">
            <text:p>07</text:p>
          </table:table-cell>
          <table:table-cell table:style-name="ce7" table:formula="of:=BIN2HEX(RIGHT(HEX2BIN(RIGHT(LEFT([.$J23];2*[.AC$1]);2);8);4) &amp; LEFT(HEX2BIN(RIGHT(LEFT([.$J23];2*[.AC$1]);2);8);4);2)" office:value-type="string" office:string-value="70" calcext:value-type="string">
            <text:p>70</text:p>
          </table:table-cell>
          <table:table-cell table:style-name="ce7" table:formula="of:=BIN2HEX(RIGHT(HEX2BIN(RIGHT(LEFT([.$J23];2*[.AD$1]);2);8);4) &amp; LEFT(HEX2BIN(RIGHT(LEFT([.$J23];2*[.AD$1]);2);8);4);2)" office:value-type="string" office:string-value="80" calcext:value-type="string">
            <text:p>80</text:p>
          </table:table-cell>
          <table:table-cell table:style-name="ce7" table:formula="of:=BIN2HEX(RIGHT(HEX2BIN(RIGHT(LEFT([.$J23];2*[.AE$1]);2);8);4) &amp; LEFT(HEX2BIN(RIGHT(LEFT([.$J23];2*[.AE$1]);2);8);4);2)" office:value-type="string" office:string-value="00" calcext:value-type="string">
            <text:p>00</text:p>
          </table:table-cell>
          <table:table-cell table:style-name="ce7" table:formula="of:=BIN2HEX(RIGHT(HEX2BIN(RIGHT(LEFT([.$J23];2*[.AF$1]);2);8);4) &amp; LEFT(HEX2BIN(RIGHT(LEFT([.$J23];2*[.AF$1]);2);8);4);2)" office:value-type="string" office:string-value="08" calcext:value-type="string">
            <text:p>08</text:p>
          </table:table-cell>
          <table:table-cell table:style-name="ce7" table:formula="of:=BIN2HEX(RIGHT(HEX2BIN(RIGHT(LEFT([.$J23];2*[.AG$1]);2);8);4) &amp; LEFT(HEX2BIN(RIGHT(LEFT([.$J23];2*[.AG$1]);2);8);4);2)" office:value-type="string" office:string-value="00" calcext:value-type="string">
            <text:p>00</text:p>
          </table:table-cell>
          <table:table-cell table:style-name="ce7" table:formula="of:=BIN2HEX(RIGHT(HEX2BIN(RIGHT(LEFT([.$J23];2*[.AH$1]);2);8);4) &amp; LEFT(HEX2BIN(RIGHT(LEFT([.$J23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3];1);4)" office:value-type="string" office:string-value="0100" calcext:value-type="string">
            <text:p>0100</text:p>
          </table:table-cell>
          <table:table-cell table:style-name="ce7" table:formula="of:=HEX2BIN(RIGHT([.W23];1);4)" office:value-type="string" office:string-value="0011" calcext:value-type="string">
            <text:p>0011</text:p>
          </table:table-cell>
          <table:table-cell/>
          <table:table-cell table:style-name="ce23" table:formula="of:=LEFT([.AK23];1)" office:value-type="string" office:string-value="0" calcext:value-type="string">
            <text:p>0</text:p>
          </table:table-cell>
          <table:table-cell table:formula="of:=RIGHT(LEFT([.AK23];2);1)" office:value-type="string" office:string-value="1" calcext:value-type="string">
            <text:p>1</text:p>
          </table:table-cell>
          <table:table-cell table:formula="of:=LEFT(RIGHT([.AK23];2);1)" office:value-type="string" office:string-value="0" calcext:value-type="string">
            <text:p>0</text:p>
          </table:table-cell>
          <table:table-cell table:formula="of:=RIGHT(RIGHT([.AK23];2);1)" office:value-type="string" office:string-value="0" calcext:value-type="string">
            <text:p>0</text:p>
          </table:table-cell>
          <table:table-cell table:formula="of:=LEFT(LEFT([.AL23];2);1)" office:value-type="string" office:string-value="0" calcext:value-type="string">
            <text:p>0</text:p>
          </table:table-cell>
          <table:table-cell table:style-name="ce23" table:formula="of:=RIGHT(LEFT([.AL23];2);1)" office:value-type="string" office:string-value="0" calcext:value-type="string">
            <text:p>0</text:p>
          </table:table-cell>
          <table:table-cell table:style-name="ce23" table:formula="of:=LEFT(RIGHT([.AL23];2);1)" office:value-type="string" office:string-value="1" calcext:value-type="string">
            <text:p>1</text:p>
          </table:table-cell>
          <table:table-cell table:style-name="ce23" table:formula="of:=RIGHT(RIGHT([.AL23];2);1)" office:value-type="string" office:string-value="1" calcext:value-type="string">
            <text:p>1</text:p>
          </table:table-cell>
          <table:table-cell/>
          <table:table-cell table:formula="of:=[.AN23]&amp;[.AU23]&amp;[.AT23]&amp;[.AS23]" office:value-type="string" office:string-value="0110" calcext:value-type="string">
            <text:p>0110</text:p>
          </table:table-cell>
          <table:table-cell table:formula="of:=BIN2DEC([.AW23])" office:value-type="float" office:value="6" calcext:value-type="float">
            <text:p>6</text:p>
          </table:table-cell>
          <table:table-cell table:formula="of:=[.AX23]+16" office:value-type="float" office:value="22" calcext:value-type="float">
            <text:p>22</text:p>
          </table:table-cell>
          <table:table-cell table:style-name="ce7" table:formula="of:=HEX2BIN(LEFT([.Y23];1);4)" office:value-type="string" office:string-value="0101" calcext:value-type="string">
            <text:p>0101</text:p>
          </table:table-cell>
          <table:table-cell table:style-name="ce7" table:formula="of:=HEX2BIN(RIGHT([.Y23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BA23])" office:value-type="float" office:value="15" calcext:value-type="float">
            <text:p>15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A50000700708008000602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4;0|12;10568;408;1|13;10976;460;0|14;11436;408;1|15;11844;464;0|16;12308;404;1|17;12712;464;0|18;13176;408;1|19;13584;460;0|20;14044;408;1|21;14452;460;0|22;14912;412;1|23;15324;460;0|24;15784;408;1|25;16192;460;0|26;16652;408;1|27;17060;464;0|28;17524;408;1|29;17932;460;0|30;18392;408;1|31;18800;1328;0|32;20128;412;1|33;20540;460;0|34;21000;408;1|35;21408;460;0|36;21868;408;1|37;22276;464;0|38;22740;408;1|39;23148;460;0|40;23608;408;1|41;24016;460;0|42;24476;412;1|43;24888;460;0|44;25348;408;1|45;25756;460;0|46;26216;408;1|47;26624;1332;0|48;27956;408;1|49;28364;1332;0|50;29696;408;1|51;30104;1328;0|52;31432;412;1|53;31844;460;0|54;32304;408;1|55;32712;460;0|56;33172;408;1|57;33580;1332;0|58;34912;408;1|59;35320;460;0|60;35780;408;1|61;36188;464;0|62;36652;408;1|63;37060;460;0|64;37520;408;1|65;37928;460;0|66;38388;408;1|67;38796;460;0|68;39256;412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08;1|89;48360;464;0|90;48824;408;1|91;49232;460;0|92;49692;408;1|93;50100;464;0|94;50564;404;1|95;50968;464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4;1|117;60532;464;0|118;60996;408;1|119;61404;1328;0|120;62732;412;1|121;63144;1328;0|122;64472;408;1|123;64880;464;0|124;65344;408;1|125;65752;460;0|126;66212;408;1|127;66620;460;0|128;67080;412;1|129;67492;460;0|130;67952;408;1|131;68360;460;0|132;68820;408;1|133;69228;10028;0|134;79256;3452;1|135;82708;1764;0|136;84472;408;1|137;84880;464;0|138;85344;408;1|139;85752;1328;0|140;87080;412;1|141;87492;460;0|142;87952;408;1|143;88360;460;0|144;88820;408;1|145;89228;464;0|146;89692;408;1|147;90100;460;0|148;90560;408;1|149;90968;460;0|150;91428;408;1|151;91836;464;0|152;92300;408;1|153;92708;460;0|154;93168;408;1|155;93576;460;0|156;94036;408;1|157;94444;464;0|158;94908;408;1|159;95316;460;0|160;95776;408;1|161;96184;464;0|162;96648;404;1|163;97052;1332;0|164;98384;428;1|165;98812;444;0|166;99256;408;1|167;99664;460;0|168;100124;408;1|169;100532;460;0|170;100992;408;1|171;101400;464;0|172;101864;408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12;1|191;113576;460;0|192;114036;408;1|193;114444;460;0|194;114904;408;1|195;115312;464;0|196;115776;404;1|197;116180;464;0|198;116644;408;1|199;117052;460;0|200;117512;408;1|201;117920;464;0|202;118384;408;1|203;118792;460;0|204;119252;408;1|205;119660;460;0|206;120120;412;1|207;120532;460;0|208;120992;408;1|209;121400;460;0|210;121860;408;1|211;122268;460;0|212;122728;408;1|213;123136;464;0|214;123600;408;1|215;124008;460;0|216;124468;408;1|217;124876;464;0|218;125340;408;1|219;125748;460;0|220;126208;408;1|221;126616;460;0|222;127076;408;1|223;127484;1332;0|224;128816;408;1|225;129224;460;0|226;129684;412;1|227;130096;460;0|228;130556;408;1|229;130964;460;0|230;131424;408;1|231;131832;460;0|232;132292;408;1|233;132700;464;0|234;133164;408;1|235;133572;460;0|236;134032;408;1|237;134440;1332;0|238;135772;408;1|239;136180;1328;0|240;137508;412;1|241;137920;1328;0|242;139248;412;1|243;139660;1328;0|244;140988;408;1|245;141396;460;0|246;141856;412;1|247;142268;460;0|248;142728;408;1|249;143136;460;0|250;143596;408;1|251;144004;464;0|252;144468;408;1|253;144876;460;0|254;145336;408;1|255;145744;460;0|256;146204;408;1|257;146612;464;0|258;147076;408;1|259;147484;460;0|260;147944;408;1|261;148352;460;0|262;148812;412;1|263;149224;1328;0|264;150552;408;1|265;150960;1332;0|266;152292;408;1|267;152700;1328;0|268;154028;412;1|269;154440;1328;0|270;155768;408;1|271;156176;1332;0|272;157508;408;1|273;157916;460;0|274;158376;412;1|275;158788;1328;0|276;160116;408;1|277;160524;464;0|278;160988;408;1|279;161396;1328;0|280;162724;408;1|281;163132;464;0|282;163596;408;1|283;164004;460;0|284;164464;408;1|285;164872;460;0|286;165332;408;1|287;165740;464;0|288;166204;408;1|289;166612;460;0|290;167072;408;1|291;167480;460;0|292;167940;412;1|293;168352;460;0|294;168812;408;1|295;169220;460;0|296;169680;408;1|297;170088;464;0|298;170552;408;1|299;170960;460;0|300;171420;408;1|301;171828;460;0|302;172288;408;1|303;172696;464;0|304;173160;408;1|305;173568;460;0|306;174028;408;1|307;174436;464;0|308;174900;404;1|309;175304;464;0|310;175768;408;1|311;176176;460;0|312;176636;408;1|313;177044;460;0|314;177504;408;1|315;177912;1332;0|316;179244;412;1|317;179656;1328;0|318;180984;408;1|319;181392;1332;0|320;182724;408;1|321;183132;460;0|322;183592;408;1|323;184000;464;0|324;184464;404;1|325;184868;464;0|326;185332;408;1|327;185740;460;0|328;186200;408;1|329;186608;464;0|330;187072;408;1|331;187480;460;0|332;187940;408;1|333;188348;460;0|334;188808;408;1|335;189216;464;0|336;189680;408;1|337;190088;460;0|338;190548;408;1|339;190956;1332;0|340;192288;408;1|341;192696;1328;0|342;194024;412;1|343;194436;1328;0|344;195764;408;1|345;196172;464;0|346;196636;408;1|347;197044;460;0|348;197504;408;1|349;197912;464;0|350;198376;404;1|351;198780;464;0|352;199244;408;1|353;199652;1328;0|354;200980;412;1|355;201392;460;0|356;201852;408;1|357;202260;460;0|358;202720;408;1|359;203128;464;0|360;203592;404;1|361;203996;464;0|362;204460;408;1|363;204868;460;0|364;205328;408;1|365;205736;464;0|366;206200;408;1|367;206608;460;0|368;207068;408;1|369;207476;460;0|370;207936;408;1|371;208344;464;0|372;208808;408;1|373;209216;460;0|374;209676;408;1|375;210084;460;0|376;210544;412;1|377;210956;1328;0|378;212284;408;1|379;212692;464;0|380;213156;408;1|381;213564;460;0|382;214024;408;1|383;214432;460;0|384;214892;408;1|385;215300;464;0|386;215764;408;1|387;216172;460;0|388;216632;408;1|389;217040;460;0|390;217500;408;1|391;217908;464;0|392;218372;408;1|393;218780;460;0|394;219240;408;1|395;219648;460;0|396;220108;412;1|397;220520;460;0|398;220980;408;1|399;221388;460;0|400;221848;408;1|401;222256;464;0|402;222720;408;1|403;223128;460;0|404;223588;408;1|405;223996;460;0|406;224456;412;1|407;224868;460;0|408;225328;408;1|409;225736;460;0|410;226196;408;1|411;226604;1332;0|412;227936;408;1|413;228344;1328;0|414;229672;412;1|415;230084;460;0|416;230544;408;1|417;230952;460;0|418;231412;408;1|419;231820;464;0|420;232284;408;1|421;232692;460;0|422;233152;408;1|423;233560;460;0|424;234020;408;1|425;234428;464;0|426;234892;408;1|427;235300;1332;0|428;236632;408;1|429;237040;1328;0|430;238368;408;1|431;238776;1332;0|432;240108;412;1|433;240520;1328;0|434;241848;408;1|435;242256;1328;0|436;243584;408;1|437;243992;1332;0|438;245324;408;1|439;245732;460;0|440;246192;412;1|</text:p>
          </table:table-cell>
          <table:table-cell table:style-name="ce8" table:formula="of:=LEFT([.D24];16)" office:value-type="string" office:string-value="4004072000000060" calcext:value-type="string">
            <text:p>4004072000000060</text:p>
          </table:table-cell>
          <table:table-cell table:style-name="ce10" table:formula="of:=RIGHT([.D24];(27*2)-16)" office:value-type="string" office:string-value="4004072000123401A500007007080080006025" calcext:value-type="string">
            <text:p>4004072000123401A50000700708008000602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4];2*[.Q$1]);2);8);4) &amp; LEFT(HEX2BIN(RIGHT(LEFT([.$J24];2*[.Q$1]);2);8);4);2)" office:value-type="string" office:string-value="04" calcext:value-type="string">
            <text:p>04</text:p>
          </table:table-cell>
          <table:table-cell table:style-name="ce7" table:formula="of:=BIN2HEX(RIGHT(HEX2BIN(RIGHT(LEFT([.$J24];2*[.R$1]);2);8);4) &amp; LEFT(HEX2BIN(RIGHT(LEFT([.$J24];2*[.R$1]);2);8);4);2)" office:value-type="string" office:string-value="40" calcext:value-type="string">
            <text:p>40</text:p>
          </table:table-cell>
          <table:table-cell table:style-name="ce7" table:formula="of:=BIN2HEX(RIGHT(HEX2BIN(RIGHT(LEFT([.$J24];2*[.S$1]);2);8);4) &amp; LEFT(HEX2BIN(RIGHT(LEFT([.$J24];2*[.S$1]);2);8);4);2)" office:value-type="string" office:string-value="70" calcext:value-type="string">
            <text:p>70</text:p>
          </table:table-cell>
          <table:table-cell table:style-name="ce7" table:formula="of:=BIN2HEX(RIGHT(HEX2BIN(RIGHT(LEFT([.$J24];2*[.T$1]);2);8);4) &amp; LEFT(HEX2BIN(RIGHT(LEFT([.$J24];2*[.T$1]);2);8);4);2)" office:value-type="string" office:string-value="02" calcext:value-type="string">
            <text:p>02</text:p>
          </table:table-cell>
          <table:table-cell table:style-name="ce7" table:formula="of:=BIN2HEX(RIGHT(HEX2BIN(RIGHT(LEFT([.$J24];2*[.U$1]);2);8);4) &amp; LEFT(HEX2BIN(RIGHT(LEFT([.$J24];2*[.U$1]);2);8);4);2)" office:value-type="string" office:string-value="00" calcext:value-type="string">
            <text:p>00</text:p>
          </table:table-cell>
          <table:table-cell table:style-name="ce7" table:formula="of:=BIN2HEX(RIGHT(HEX2BIN(RIGHT(LEFT([.$J24];2*[.V$1]);2);8);4) &amp; LEFT(HEX2BIN(RIGHT(LEFT([.$J24];2*[.V$1]);2);8);4);2)" office:value-type="string" office:string-value="21" calcext:value-type="string">
            <text:p>21</text:p>
          </table:table-cell>
          <table:table-cell table:style-name="ce21" table:formula="of:=BIN2HEX(RIGHT(HEX2BIN(RIGHT(LEFT([.$J24];2*[.W$1]);2);8);4) &amp; LEFT(HEX2BIN(RIGHT(LEFT([.$J24];2*[.W$1]);2);8);4);2)" office:value-type="string" office:string-value="43" calcext:value-type="string">
            <text:p>43</text:p>
          </table:table-cell>
          <table:table-cell table:style-name="ce21" table:formula="of:=BIN2HEX(RIGHT(HEX2BIN(RIGHT(LEFT([.$J24];2*[.X$1]);2);8);4) &amp; LEFT(HEX2BIN(RIGHT(LEFT([.$J24];2*[.X$1]);2);8);4);2)" office:value-type="string" office:string-value="10" calcext:value-type="string">
            <text:p>10</text:p>
          </table:table-cell>
          <table:table-cell table:style-name="ce21" table:formula="of:=BIN2HEX(RIGHT(HEX2BIN(RIGHT(LEFT([.$J24];2*[.Y$1]);2);8);4) &amp; LEFT(HEX2BIN(RIGHT(LEFT([.$J24];2*[.Y$1]);2);8);4);2)" office:value-type="string" office:string-value="5A" calcext:value-type="string">
            <text:p>5A</text:p>
          </table:table-cell>
          <table:table-cell table:style-name="ce7" table:formula="of:=BIN2HEX(RIGHT(HEX2BIN(RIGHT(LEFT([.$J24];2*[.Z$1]);2);8);4) &amp; LEFT(HEX2BIN(RIGHT(LEFT([.$J24];2*[.Z$1]);2);8);4);2)" office:value-type="string" office:string-value="00" calcext:value-type="string">
            <text:p>00</text:p>
          </table:table-cell>
          <table:table-cell table:style-name="ce7" table:formula="of:=BIN2HEX(RIGHT(HEX2BIN(RIGHT(LEFT([.$J24];2*[.AA$1]);2);8);4) &amp; LEFT(HEX2BIN(RIGHT(LEFT([.$J24];2*[.AA$1]);2);8);4);2)" office:value-type="string" office:string-value="00" calcext:value-type="string">
            <text:p>00</text:p>
          </table:table-cell>
          <table:table-cell table:style-name="ce7" table:formula="of:=BIN2HEX(RIGHT(HEX2BIN(RIGHT(LEFT([.$J24];2*[.AB$1]);2);8);4) &amp; LEFT(HEX2BIN(RIGHT(LEFT([.$J24];2*[.AB$1]);2);8);4);2)" office:value-type="string" office:string-value="07" calcext:value-type="string">
            <text:p>07</text:p>
          </table:table-cell>
          <table:table-cell table:style-name="ce7" table:formula="of:=BIN2HEX(RIGHT(HEX2BIN(RIGHT(LEFT([.$J24];2*[.AC$1]);2);8);4) &amp; LEFT(HEX2BIN(RIGHT(LEFT([.$J24];2*[.AC$1]);2);8);4);2)" office:value-type="string" office:string-value="70" calcext:value-type="string">
            <text:p>70</text:p>
          </table:table-cell>
          <table:table-cell table:style-name="ce7" table:formula="of:=BIN2HEX(RIGHT(HEX2BIN(RIGHT(LEFT([.$J24];2*[.AD$1]);2);8);4) &amp; LEFT(HEX2BIN(RIGHT(LEFT([.$J24];2*[.AD$1]);2);8);4);2)" office:value-type="string" office:string-value="80" calcext:value-type="string">
            <text:p>80</text:p>
          </table:table-cell>
          <table:table-cell table:style-name="ce7" table:formula="of:=BIN2HEX(RIGHT(HEX2BIN(RIGHT(LEFT([.$J24];2*[.AE$1]);2);8);4) &amp; LEFT(HEX2BIN(RIGHT(LEFT([.$J24];2*[.AE$1]);2);8);4);2)" office:value-type="string" office:string-value="00" calcext:value-type="string">
            <text:p>00</text:p>
          </table:table-cell>
          <table:table-cell table:style-name="ce7" table:formula="of:=BIN2HEX(RIGHT(HEX2BIN(RIGHT(LEFT([.$J24];2*[.AF$1]);2);8);4) &amp; LEFT(HEX2BIN(RIGHT(LEFT([.$J24];2*[.AF$1]);2);8);4);2)" office:value-type="string" office:string-value="08" calcext:value-type="string">
            <text:p>08</text:p>
          </table:table-cell>
          <table:table-cell table:style-name="ce7" table:formula="of:=BIN2HEX(RIGHT(HEX2BIN(RIGHT(LEFT([.$J24];2*[.AG$1]);2);8);4) &amp; LEFT(HEX2BIN(RIGHT(LEFT([.$J24];2*[.AG$1]);2);8);4);2)" office:value-type="string" office:string-value="00" calcext:value-type="string">
            <text:p>00</text:p>
          </table:table-cell>
          <table:table-cell table:style-name="ce7" table:formula="of:=BIN2HEX(RIGHT(HEX2BIN(RIGHT(LEFT([.$J24];2*[.AH$1]);2);8);4) &amp; LEFT(HEX2BIN(RIGHT(LEFT([.$J24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4];1);4)" office:value-type="string" office:string-value="0100" calcext:value-type="string">
            <text:p>0100</text:p>
          </table:table-cell>
          <table:table-cell table:style-name="ce7" table:formula="of:=HEX2BIN(RIGHT([.W24];1);4)" office:value-type="string" office:string-value="0011" calcext:value-type="string">
            <text:p>0011</text:p>
          </table:table-cell>
          <table:table-cell/>
          <table:table-cell table:style-name="ce23" table:formula="of:=LEFT([.AK24];1)" office:value-type="string" office:string-value="0" calcext:value-type="string">
            <text:p>0</text:p>
          </table:table-cell>
          <table:table-cell table:formula="of:=RIGHT(LEFT([.AK24];2);1)" office:value-type="string" office:string-value="1" calcext:value-type="string">
            <text:p>1</text:p>
          </table:table-cell>
          <table:table-cell table:formula="of:=LEFT(RIGHT([.AK24];2);1)" office:value-type="string" office:string-value="0" calcext:value-type="string">
            <text:p>0</text:p>
          </table:table-cell>
          <table:table-cell table:formula="of:=RIGHT(RIGHT([.AK24];2);1)" office:value-type="string" office:string-value="0" calcext:value-type="string">
            <text:p>0</text:p>
          </table:table-cell>
          <table:table-cell table:formula="of:=LEFT(LEFT([.AL24];2);1)" office:value-type="string" office:string-value="0" calcext:value-type="string">
            <text:p>0</text:p>
          </table:table-cell>
          <table:table-cell table:style-name="ce23" table:formula="of:=RIGHT(LEFT([.AL24];2);1)" office:value-type="string" office:string-value="0" calcext:value-type="string">
            <text:p>0</text:p>
          </table:table-cell>
          <table:table-cell table:style-name="ce23" table:formula="of:=LEFT(RIGHT([.AL24];2);1)" office:value-type="string" office:string-value="1" calcext:value-type="string">
            <text:p>1</text:p>
          </table:table-cell>
          <table:table-cell table:style-name="ce23" table:formula="of:=RIGHT(RIGHT([.AL24];2);1)" office:value-type="string" office:string-value="1" calcext:value-type="string">
            <text:p>1</text:p>
          </table:table-cell>
          <table:table-cell/>
          <table:table-cell table:formula="of:=[.AN24]&amp;[.AU24]&amp;[.AT24]&amp;[.AS24]" office:value-type="string" office:string-value="0110" calcext:value-type="string">
            <text:p>0110</text:p>
          </table:table-cell>
          <table:table-cell table:formula="of:=BIN2DEC([.AW24])" office:value-type="float" office:value="6" calcext:value-type="float">
            <text:p>6</text:p>
          </table:table-cell>
          <table:table-cell table:formula="of:=[.AX24]+16" office:value-type="float" office:value="22" calcext:value-type="float">
            <text:p>22</text:p>
          </table:table-cell>
          <table:table-cell table:style-name="ce7" table:formula="of:=HEX2BIN(LEFT([.Y24];1);4)" office:value-type="string" office:string-value="0101" calcext:value-type="string">
            <text:p>0101</text:p>
          </table:table-cell>
          <table:table-cell table:style-name="ce7" table:formula="of:=HEX2BIN(RIGHT([.Y24];1);4)" office:value-type="string" office:string-value="1010" calcext:value-type="string">
            <text:p>1010</text:p>
          </table:table-cell>
          <table:table-cell office:value-type="string" calcext:value-type="string">
            <text:p>P1 (plat</text:p>
          </table:table-cell>
          <table:table-cell table:formula="of:=BIN2DEC([.BA24])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25000070070800800060C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28;0|8;8824;412;1|9;9236;460;0|10;9696;408;1|11;10104;460;0|12;10564;412;1|13;10976;460;0|14;11436;408;1|15;11844;460;0|16;12304;408;1|17;12712;464;0|18;13176;408;1|19;13584;460;0|20;14044;408;1|21;14452;460;0|22;14912;412;1|23;15324;460;0|24;15784;408;1|25;16192;460;0|26;16652;408;1|27;17060;464;0|28;17524;404;1|29;17928;464;0|30;18392;408;1|31;18800;1332;0|32;20132;408;1|33;20540;460;0|34;21000;408;1|35;21408;460;0|36;21868;408;1|37;22276;464;0|38;22740;408;1|39;23148;460;0|40;23608;412;1|41;24020;456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4;0|68;39260;408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12;1|89;48364;460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28;0|120;62732;408;1|121;63140;1332;0|122;64472;408;1|123;64880;464;0|124;65344;408;1|125;65752;460;0|126;66212;408;1|127;66620;460;0|128;67080;412;1|129;67492;460;0|130;67952;408;1|131;68360;460;0|132;68820;408;1|133;69228;10028;0|134;79256;3456;1|135;82712;1764;0|136;84476;408;1|137;84884;464;0|138;85348;408;1|139;85756;1328;0|140;87084;412;1|141;87496;460;0|142;87956;408;1|143;88364;460;0|144;88824;408;1|145;89232;464;0|146;89696;408;1|147;90104;460;0|148;90564;408;1|149;90972;460;0|150;91432;408;1|151;91840;464;0|152;92304;408;1|153;92712;460;0|154;93172;408;1|155;93580;460;0|156;94040;408;1|157;94448;464;0|158;94912;408;1|159;95320;460;0|160;95780;408;1|161;96188;460;0|162;96648;412;1|163;97060;1328;0|164;98388;408;1|165;98796;464;0|166;99260;408;1|167;99668;460;0|168;100128;408;1|169;100536;460;0|170;100996;408;1|171;101404;464;0|172;101868;408;1|173;102276;460;0|174;102736;408;1|175;103144;460;0|176;103604;408;1|177;104012;464;0|178;104476;408;1|179;104884;1328;0|180;106212;412;1|181;106624;1328;0|182;107952;408;1|183;108360;1332;0|184;109692;408;1|185;110100;460;0|186;110560;412;1|187;110972;460;0|188;111432;408;1|189;111840;1328;0|190;113168;408;1|191;113576;464;0|192;114040;408;1|193;114448;460;0|194;114908;408;1|195;115316;460;0|196;115776;412;1|197;116188;460;0|198;116648;408;1|199;117056;460;0|200;117516;408;1|201;117924;464;0|202;118388;408;1|203;118796;460;0|204;119256;408;1|205;119664;460;0|206;120124;412;1|207;120536;456;0|208;120992;412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08;1|227;130096;464;0|228;130560;408;1|229;130968;460;0|230;131428;408;1|231;131836;460;0|232;132296;412;1|233;132708;460;0|234;133168;408;1|235;133576;1332;0|236;134908;408;1|237;135316;460;0|238;135776;408;1|239;136184;1332;0|240;137516;408;1|241;137924;1328;0|242;139252;412;1|243;139664;1328;0|244;140992;408;1|245;141400;464;0|246;141864;408;1|247;142272;460;0|248;142732;408;1|249;143140;460;0|250;143600;408;1|251;144008;464;0|252;144472;408;1|253;144880;460;0|254;145340;408;1|255;145748;460;0|256;146208;408;1|257;146616;464;0|258;147080;408;1|259;147488;460;0|260;147948;408;1|261;148356;464;0|262;148820;408;1|263;149228;1328;0|264;150556;408;1|265;150964;1332;0|266;152296;408;1|267;152704;1328;0|268;154032;412;1|269;154444;1332;0|270;155776;408;1|271;156184;1328;0|272;157512;408;1|273;157920;464;0|274;158384;408;1|275;158792;1328;0|276;160120;408;1|277;160528;460;0|278;160988;412;1|279;161400;1328;0|280;162728;408;1|281;163136;464;0|282;163600;408;1|283;164008;460;0|284;164468;408;1|285;164876;460;0|286;165336;412;1|287;165748;460;0|288;166208;408;1|289;166616;460;0|290;167076;408;1|291;167484;464;0|292;167948;408;1|293;168356;460;0|294;168816;408;1|295;169224;460;0|296;169684;408;1|297;170092;464;0|298;170556;408;1|299;170964;460;0|300;171424;408;1|301;171832;460;0|302;172292;408;1|303;172700;464;0|304;173164;408;1|305;173572;460;0|306;174032;408;1|307;174440;464;0|308;174904;408;1|309;175312;460;0|310;175772;408;1|311;176180;460;0|312;176640;408;1|313;177048;460;0|314;177508;412;1|315;177920;1328;0|316;179248;408;1|317;179656;1332;0|318;180988;428;1|319;181416;1312;0|320;182728;408;1|321;183136;460;0|322;183596;408;1|323;184004;460;0|324;184464;412;1|325;184876;460;0|326;185336;408;1|327;185744;460;0|328;186204;408;1|329;186612;464;0|330;187076;408;1|331;187484;460;0|332;187944;408;1|333;188352;464;0|334;188816;404;1|335;189220;464;0|336;189684;408;1|337;190092;460;0|338;190552;408;1|339;190960;1328;0|340;192288;412;1|341;192700;1328;0|342;194028;412;1|343;194440;1328;0|344;195768;408;1|345;196176;464;0|346;196640;408;1|347;197048;460;0|348;197508;408;1|349;197916;464;0|350;198380;404;1|351;198784;464;0|352;199248;408;1|353;199656;1332;0|354;200988;408;1|355;201396;460;0|356;201856;408;1|357;202264;460;0|358;202724;408;1|359;203132;464;0|360;203596;408;1|361;204004;460;0|362;204464;408;1|363;204872;460;0|364;205332;408;1|365;205740;464;0|366;206204;408;1|367;206612;460;0|368;207072;408;1|369;207480;460;0|370;207940;408;1|371;208348;464;0|372;208812;408;1|373;209220;460;0|374;209680;408;1|375;210088;464;0|376;210552;408;1|377;210960;1328;0|378;212288;436;1|379;212724;436;0|380;213160;408;1|381;213568;460;0|382;214028;408;1|383;214436;460;0|384;214896;412;1|385;215308;460;0|386;215768;408;1|387;216176;460;0|388;216636;408;1|389;217044;460;0|390;217504;408;1|391;217912;464;0|392;218376;408;1|393;218784;460;0|394;219244;408;1|395;219652;464;0|396;220116;408;1|397;220524;460;0|398;220984;408;1|399;221392;460;0|400;221852;408;1|401;222260;464;0|402;222724;408;1|403;223132;460;0|404;223592;408;1|405;224000;460;0|406;224460;408;1|407;224868;464;0|408;225332;408;1|409;225740;460;0|410;226200;408;1|411;226608;1332;0|412;227940;408;1|413;228348;1332;0|414;229680;408;1|415;230088;460;0|416;230548;408;1|417;230956;460;0|418;231416;408;1|419;231824;464;0|420;232288;408;1|421;232696;460;0|422;233156;408;1|423;233564;460;0|424;234024;412;1|425;234436;460;0|426;234896;408;1|427;235304;460;0|428;235764;408;1|429;236172;1332;0|430;237504;408;1|431;237912;1332;0|432;239244;408;1|433;239652;1328;0|434;240980;412;1|435;241392;1328;0|436;242720;408;1|437;243128;1332;0|438;244460;408;1|439;244868;460;0|440;245328;408;1|</text:p>
          </table:table-cell>
          <table:table-cell table:style-name="ce8" table:formula="of:=LEFT([.D25];16)" office:value-type="string" office:string-value="4004072000000060" calcext:value-type="string">
            <text:p>4004072000000060</text:p>
          </table:table-cell>
          <table:table-cell table:style-name="ce10" table:formula="of:=RIGHT([.D25];(27*2)-16)" office:value-type="string" office:string-value="400407200012340125000070070800800060C5" calcext:value-type="string">
            <text:p>400407200012340125000070070800800060C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5];2*[.Q$1]);2);8);4) &amp; LEFT(HEX2BIN(RIGHT(LEFT([.$J25];2*[.Q$1]);2);8);4);2)" office:value-type="string" office:string-value="04" calcext:value-type="string">
            <text:p>04</text:p>
          </table:table-cell>
          <table:table-cell table:style-name="ce7" table:formula="of:=BIN2HEX(RIGHT(HEX2BIN(RIGHT(LEFT([.$J25];2*[.R$1]);2);8);4) &amp; LEFT(HEX2BIN(RIGHT(LEFT([.$J25];2*[.R$1]);2);8);4);2)" office:value-type="string" office:string-value="40" calcext:value-type="string">
            <text:p>40</text:p>
          </table:table-cell>
          <table:table-cell table:style-name="ce7" table:formula="of:=BIN2HEX(RIGHT(HEX2BIN(RIGHT(LEFT([.$J25];2*[.S$1]);2);8);4) &amp; LEFT(HEX2BIN(RIGHT(LEFT([.$J25];2*[.S$1]);2);8);4);2)" office:value-type="string" office:string-value="70" calcext:value-type="string">
            <text:p>70</text:p>
          </table:table-cell>
          <table:table-cell table:style-name="ce7" table:formula="of:=BIN2HEX(RIGHT(HEX2BIN(RIGHT(LEFT([.$J25];2*[.T$1]);2);8);4) &amp; LEFT(HEX2BIN(RIGHT(LEFT([.$J25];2*[.T$1]);2);8);4);2)" office:value-type="string" office:string-value="02" calcext:value-type="string">
            <text:p>02</text:p>
          </table:table-cell>
          <table:table-cell table:style-name="ce7" table:formula="of:=BIN2HEX(RIGHT(HEX2BIN(RIGHT(LEFT([.$J25];2*[.U$1]);2);8);4) &amp; LEFT(HEX2BIN(RIGHT(LEFT([.$J25];2*[.U$1]);2);8);4);2)" office:value-type="string" office:string-value="00" calcext:value-type="string">
            <text:p>00</text:p>
          </table:table-cell>
          <table:table-cell table:style-name="ce7" table:formula="of:=BIN2HEX(RIGHT(HEX2BIN(RIGHT(LEFT([.$J25];2*[.V$1]);2);8);4) &amp; LEFT(HEX2BIN(RIGHT(LEFT([.$J25];2*[.V$1]);2);8);4);2)" office:value-type="string" office:string-value="21" calcext:value-type="string">
            <text:p>21</text:p>
          </table:table-cell>
          <table:table-cell table:style-name="ce21" table:formula="of:=BIN2HEX(RIGHT(HEX2BIN(RIGHT(LEFT([.$J25];2*[.W$1]);2);8);4) &amp; LEFT(HEX2BIN(RIGHT(LEFT([.$J25];2*[.W$1]);2);8);4);2)" office:value-type="string" office:string-value="43" calcext:value-type="string">
            <text:p>43</text:p>
          </table:table-cell>
          <table:table-cell table:style-name="ce21" table:formula="of:=BIN2HEX(RIGHT(HEX2BIN(RIGHT(LEFT([.$J25];2*[.X$1]);2);8);4) &amp; LEFT(HEX2BIN(RIGHT(LEFT([.$J25];2*[.X$1]);2);8);4);2)" office:value-type="string" office:string-value="10" calcext:value-type="string">
            <text:p>10</text:p>
          </table:table-cell>
          <table:table-cell table:style-name="ce21" table:formula="of:=BIN2HEX(RIGHT(HEX2BIN(RIGHT(LEFT([.$J25];2*[.Y$1]);2);8);4) &amp; LEFT(HEX2BIN(RIGHT(LEFT([.$J25];2*[.Y$1]);2);8);4);2)" office:value-type="string" office:string-value="52" calcext:value-type="string">
            <text:p>52</text:p>
          </table:table-cell>
          <table:table-cell table:style-name="ce7" table:formula="of:=BIN2HEX(RIGHT(HEX2BIN(RIGHT(LEFT([.$J25];2*[.Z$1]);2);8);4) &amp; LEFT(HEX2BIN(RIGHT(LEFT([.$J25];2*[.Z$1]);2);8);4);2)" office:value-type="string" office:string-value="00" calcext:value-type="string">
            <text:p>00</text:p>
          </table:table-cell>
          <table:table-cell table:style-name="ce7" table:formula="of:=BIN2HEX(RIGHT(HEX2BIN(RIGHT(LEFT([.$J25];2*[.AA$1]);2);8);4) &amp; LEFT(HEX2BIN(RIGHT(LEFT([.$J25];2*[.AA$1]);2);8);4);2)" office:value-type="string" office:string-value="00" calcext:value-type="string">
            <text:p>00</text:p>
          </table:table-cell>
          <table:table-cell table:style-name="ce7" table:formula="of:=BIN2HEX(RIGHT(HEX2BIN(RIGHT(LEFT([.$J25];2*[.AB$1]);2);8);4) &amp; LEFT(HEX2BIN(RIGHT(LEFT([.$J25];2*[.AB$1]);2);8);4);2)" office:value-type="string" office:string-value="07" calcext:value-type="string">
            <text:p>07</text:p>
          </table:table-cell>
          <table:table-cell table:style-name="ce7" table:formula="of:=BIN2HEX(RIGHT(HEX2BIN(RIGHT(LEFT([.$J25];2*[.AC$1]);2);8);4) &amp; LEFT(HEX2BIN(RIGHT(LEFT([.$J25];2*[.AC$1]);2);8);4);2)" office:value-type="string" office:string-value="70" calcext:value-type="string">
            <text:p>70</text:p>
          </table:table-cell>
          <table:table-cell table:style-name="ce7" table:formula="of:=BIN2HEX(RIGHT(HEX2BIN(RIGHT(LEFT([.$J25];2*[.AD$1]);2);8);4) &amp; LEFT(HEX2BIN(RIGHT(LEFT([.$J25];2*[.AD$1]);2);8);4);2)" office:value-type="string" office:string-value="80" calcext:value-type="string">
            <text:p>80</text:p>
          </table:table-cell>
          <table:table-cell table:style-name="ce7" table:formula="of:=BIN2HEX(RIGHT(HEX2BIN(RIGHT(LEFT([.$J25];2*[.AE$1]);2);8);4) &amp; LEFT(HEX2BIN(RIGHT(LEFT([.$J25];2*[.AE$1]);2);8);4);2)" office:value-type="string" office:string-value="00" calcext:value-type="string">
            <text:p>00</text:p>
          </table:table-cell>
          <table:table-cell table:style-name="ce7" table:formula="of:=BIN2HEX(RIGHT(HEX2BIN(RIGHT(LEFT([.$J25];2*[.AF$1]);2);8);4) &amp; LEFT(HEX2BIN(RIGHT(LEFT([.$J25];2*[.AF$1]);2);8);4);2)" office:value-type="string" office:string-value="08" calcext:value-type="string">
            <text:p>08</text:p>
          </table:table-cell>
          <table:table-cell table:style-name="ce7" table:formula="of:=BIN2HEX(RIGHT(HEX2BIN(RIGHT(LEFT([.$J25];2*[.AG$1]);2);8);4) &amp; LEFT(HEX2BIN(RIGHT(LEFT([.$J25];2*[.AG$1]);2);8);4);2)" office:value-type="string" office:string-value="00" calcext:value-type="string">
            <text:p>00</text:p>
          </table:table-cell>
          <table:table-cell table:style-name="ce7" table:formula="of:=BIN2HEX(RIGHT(HEX2BIN(RIGHT(LEFT([.$J25];2*[.AH$1]);2);8);4) &amp; LEFT(HEX2BIN(RIGHT(LEFT([.$J25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5];1);4)" office:value-type="string" office:string-value="0100" calcext:value-type="string">
            <text:p>0100</text:p>
          </table:table-cell>
          <table:table-cell table:style-name="ce7" table:formula="of:=HEX2BIN(RIGHT([.W25];1);4)" office:value-type="string" office:string-value="0011" calcext:value-type="string">
            <text:p>0011</text:p>
          </table:table-cell>
          <table:table-cell/>
          <table:table-cell table:style-name="ce23" table:formula="of:=LEFT([.AK25];1)" office:value-type="string" office:string-value="0" calcext:value-type="string">
            <text:p>0</text:p>
          </table:table-cell>
          <table:table-cell table:formula="of:=RIGHT(LEFT([.AK25];2);1)" office:value-type="string" office:string-value="1" calcext:value-type="string">
            <text:p>1</text:p>
          </table:table-cell>
          <table:table-cell table:formula="of:=LEFT(RIGHT([.AK25];2);1)" office:value-type="string" office:string-value="0" calcext:value-type="string">
            <text:p>0</text:p>
          </table:table-cell>
          <table:table-cell table:formula="of:=RIGHT(RIGHT([.AK25];2);1)" office:value-type="string" office:string-value="0" calcext:value-type="string">
            <text:p>0</text:p>
          </table:table-cell>
          <table:table-cell table:formula="of:=LEFT(LEFT([.AL25];2);1)" office:value-type="string" office:string-value="0" calcext:value-type="string">
            <text:p>0</text:p>
          </table:table-cell>
          <table:table-cell table:style-name="ce23" table:formula="of:=RIGHT(LEFT([.AL25];2);1)" office:value-type="string" office:string-value="0" calcext:value-type="string">
            <text:p>0</text:p>
          </table:table-cell>
          <table:table-cell table:style-name="ce23" table:formula="of:=LEFT(RIGHT([.AL25];2);1)" office:value-type="string" office:string-value="1" calcext:value-type="string">
            <text:p>1</text:p>
          </table:table-cell>
          <table:table-cell table:style-name="ce23" table:formula="of:=RIGHT(RIGHT([.AL25];2);1)" office:value-type="string" office:string-value="1" calcext:value-type="string">
            <text:p>1</text:p>
          </table:table-cell>
          <table:table-cell/>
          <table:table-cell table:formula="of:=[.AN25]&amp;[.AU25]&amp;[.AT25]&amp;[.AS25]" office:value-type="string" office:string-value="0110" calcext:value-type="string">
            <text:p>0110</text:p>
          </table:table-cell>
          <table:table-cell table:formula="of:=BIN2DEC([.AW25])" office:value-type="float" office:value="6" calcext:value-type="float">
            <text:p>6</text:p>
          </table:table-cell>
          <table:table-cell table:formula="of:=[.AX25]+16" office:value-type="float" office:value="22" calcext:value-type="float">
            <text:p>22</text:p>
          </table:table-cell>
          <table:table-cell table:style-name="ce7" table:formula="of:=HEX2BIN(LEFT([.Y25];1);4)" office:value-type="string" office:string-value="0101" calcext:value-type="string">
            <text:p>0101</text:p>
          </table:table-cell>
          <table:table-cell table:style-name="ce7" table:formula="of:=HEX2BIN(RIGHT([.Y25];1);4)" office:value-type="string" office:string-value="0010" calcext:value-type="string">
            <text:p>0010</text:p>
          </table:table-cell>
          <table:table-cell office:value-type="string" calcext:value-type="string">
            <text:p>P2</text:p>
          </table:table-cell>
          <table:table-cell table:formula="of:=BIN2DEC([.BA25])"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C50000700708008000604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0;0|12;10564;408;1|13;10972;464;0|14;11436;408;1|15;11844;460;0|16;12304;408;1|17;12712;460;0|18;13172;408;1|19;13580;464;0|20;14044;408;1|21;14452;460;0|22;14912;408;1|23;15320;464;0|24;15784;404;1|25;16188;464;0|26;16652;408;1|27;17060;460;0|28;17520;412;1|29;17932;460;0|30;18392;408;1|31;18800;1332;0|32;20132;408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8;1|75;42276;460;0|76;42736;408;1|77;43144;460;0|78;43604;408;1|79;44012;464;0|80;44476;408;1|81;44884;460;0|82;45344;408;1|83;45752;464;0|84;46216;404;1|85;46620;464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0;0|106;55776;408;1|107;56184;464;0|108;56648;408;1|109;57056;460;0|110;57516;408;1|111;57924;464;0|112;58388;408;1|113;58796;460;0|114;59256;408;1|115;59664;460;0|116;60124;408;1|117;60532;464;0|118;60996;408;1|119;61404;1332;0|120;62736;404;1|121;63140;1332;0|122;64472;408;1|123;64880;464;0|124;65344;408;1|125;65752;460;0|126;66212;408;1|127;66620;460;0|128;67080;408;1|129;67488;464;0|130;67952;412;1|131;68364;456;0|132;68820;408;1|133;69228;10024;0|134;79252;3456;1|135;82708;1764;0|136;84472;408;1|137;84880;460;0|138;85340;412;1|139;85752;1328;0|140;87080;408;1|141;87488;464;0|142;87952;408;1|143;88360;460;0|144;88820;408;1|145;89228;460;0|146;89688;408;1|147;90096;464;0|148;90560;408;1|149;90968;460;0|150;91428;408;1|151;91836;460;0|152;92296;412;1|153;92708;460;0|154;93168;408;1|155;93576;460;0|156;94036;408;1|157;94444;460;0|158;94904;412;1|159;95316;460;0|160;95776;408;1|161;96184;460;0|162;96644;408;1|163;97052;1332;0|164;98384;432;1|165;98816;440;0|166;99256;404;1|167;99660;464;0|168;100124;408;1|169;100532;460;0|170;100992;408;1|171;101400;460;0|172;101860;412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08;1|191;113572;460;0|192;114032;412;1|193;114444;460;0|194;114904;408;1|195;115312;460;0|196;115772;408;1|197;116180;464;0|198;116644;408;1|199;117052;464;0|200;117516;404;1|201;117920;460;0|202;118380;408;1|203;118788;464;0|204;119252;408;1|205;119660;460;0|206;120120;408;1|207;120528;460;0|208;120988;412;1|209;121400;460;0|210;121860;408;1|211;122268;460;0|212;122728;408;1|213;123136;464;0|214;123600;408;1|215;124008;460;0|216;124468;408;1|217;124876;460;0|218;125336;408;1|219;125744;464;0|220;126208;408;1|221;126616;460;0|222;127076;408;1|223;127484;1332;0|224;128816;408;1|225;129224;460;0|226;129684;408;1|227;130092;464;0|228;130556;408;1|229;130964;460;0|230;131424;408;1|231;131832;460;0|232;132292;408;1|233;132700;464;0|234;133164;408;1|235;133572;460;0|236;134032;408;1|237;134440;460;0|238;134900;408;1|239;135308;1332;0|240;136640;408;1|241;137048;1332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4;0|260;147076;408;1|261;147484;460;0|262;147944;408;1|263;148352;1332;0|264;149684;408;1|265;150092;1328;0|266;151420;412;1|267;151832;1328;0|268;153160;408;1|269;153568;1332;0|270;154900;408;1|271;155308;1332;0|272;156640;408;1|273;157048;460;0|274;157508;408;1|275;157916;1332;0|276;159248;408;1|277;159656;460;0|278;160116;408;1|279;160524;1332;0|280;161856;408;1|281;162264;460;0|282;162724;408;1|283;163132;464;0|284;163596;408;1|285;164004;460;0|286;164464;408;1|287;164872;460;0|288;165332;408;1|289;165740;464;0|290;166204;408;1|291;166612;460;0|292;167072;408;1|293;167480;460;0|294;167940;408;1|295;168348;464;0|296;168812;408;1|297;169220;460;0|298;169680;408;1|299;170088;460;0|300;170548;408;1|301;170956;464;0|302;171420;408;1|303;171828;460;0|304;172288;408;1|305;172696;464;0|306;173160;408;1|307;173568;460;0|308;174028;408;1|309;174436;460;0|310;174896;408;1|311;175304;464;0|312;175768;408;1|313;176176;460;0|314;176636;408;1|315;177044;1332;0|316;178376;408;1|317;178784;1328;0|318;180112;412;1|319;180524;1328;0|320;181852;412;1|321;182264;460;0|322;182724;408;1|323;183132;460;0|324;183592;408;1|325;184000;460;0|326;184460;408;1|327;184868;460;0|328;185328;412;1|329;185740;460;0|330;186200;408;1|331;186608;460;0|332;187068;408;1|333;187476;464;0|334;187940;408;1|335;188348;460;0|336;188808;408;1|337;189216;460;0|338;189676;412;1|339;190088;1328;0|340;191416;408;1|341;191824;1332;0|342;193156;436;1|343;193592;1304;0|344;194896;408;1|345;195304;460;0|346;195764;408;1|347;196172;460;0|348;196632;412;1|349;197044;460;0|350;197504;408;1|351;197912;460;0|352;198372;408;1|353;198780;1332;0|354;200112;408;1|355;200520;460;0|356;200980;408;1|357;201388;464;0|358;201852;408;1|359;202260;460;0|360;202720;408;1|361;203128;460;0|362;203588;412;1|363;204000;460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12;1|383;213564;460;0|384;214024;408;1|385;214432;460;0|386;214892;408;1|387;215300;464;0|388;215764;408;1|389;216172;460;0|390;216632;408;1|391;217040;460;0|392;217500;412;1|393;217912;460;0|394;218372;408;1|395;218780;460;0|396;219240;408;1|397;219648;464;0|398;220112;404;1|399;220516;464;0|400;220980;408;1|401;221388;460;0|402;221848;408;1|403;222256;464;0|404;222720;404;1|405;223124;464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12;1|427;234432;1328;0|428;235760;408;1|429;236168;460;0|430;236628;408;1|431;237036;1332;0|432;238368;408;1|433;238776;1332;0|434;240108;408;1|435;240516;1328;0|436;241844;412;1|437;242256;1328;0|438;243584;412;1|439;243996;460;0|440;244456;408;1|</text:p>
          </table:table-cell>
          <table:table-cell table:style-name="ce8" table:formula="of:=LEFT([.D26];16)" office:value-type="string" office:string-value="4004072000000060" calcext:value-type="string">
            <text:p>4004072000000060</text:p>
          </table:table-cell>
          <table:table-cell table:style-name="ce10" table:formula="of:=RIGHT([.D26];(27*2)-16)" office:value-type="string" office:string-value="4004072000123401C500007007080080006045" calcext:value-type="string">
            <text:p>4004072000123401C50000700708008000604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6];2*[.Q$1]);2);8);4) &amp; LEFT(HEX2BIN(RIGHT(LEFT([.$J26];2*[.Q$1]);2);8);4);2)" office:value-type="string" office:string-value="04" calcext:value-type="string">
            <text:p>04</text:p>
          </table:table-cell>
          <table:table-cell table:style-name="ce7" table:formula="of:=BIN2HEX(RIGHT(HEX2BIN(RIGHT(LEFT([.$J26];2*[.R$1]);2);8);4) &amp; LEFT(HEX2BIN(RIGHT(LEFT([.$J26];2*[.R$1]);2);8);4);2)" office:value-type="string" office:string-value="40" calcext:value-type="string">
            <text:p>40</text:p>
          </table:table-cell>
          <table:table-cell table:style-name="ce7" table:formula="of:=BIN2HEX(RIGHT(HEX2BIN(RIGHT(LEFT([.$J26];2*[.S$1]);2);8);4) &amp; LEFT(HEX2BIN(RIGHT(LEFT([.$J26];2*[.S$1]);2);8);4);2)" office:value-type="string" office:string-value="70" calcext:value-type="string">
            <text:p>70</text:p>
          </table:table-cell>
          <table:table-cell table:style-name="ce7" table:formula="of:=BIN2HEX(RIGHT(HEX2BIN(RIGHT(LEFT([.$J26];2*[.T$1]);2);8);4) &amp; LEFT(HEX2BIN(RIGHT(LEFT([.$J26];2*[.T$1]);2);8);4);2)" office:value-type="string" office:string-value="02" calcext:value-type="string">
            <text:p>02</text:p>
          </table:table-cell>
          <table:table-cell table:style-name="ce7" table:formula="of:=BIN2HEX(RIGHT(HEX2BIN(RIGHT(LEFT([.$J26];2*[.U$1]);2);8);4) &amp; LEFT(HEX2BIN(RIGHT(LEFT([.$J26];2*[.U$1]);2);8);4);2)" office:value-type="string" office:string-value="00" calcext:value-type="string">
            <text:p>00</text:p>
          </table:table-cell>
          <table:table-cell table:style-name="ce7" table:formula="of:=BIN2HEX(RIGHT(HEX2BIN(RIGHT(LEFT([.$J26];2*[.V$1]);2);8);4) &amp; LEFT(HEX2BIN(RIGHT(LEFT([.$J26];2*[.V$1]);2);8);4);2)" office:value-type="string" office:string-value="21" calcext:value-type="string">
            <text:p>21</text:p>
          </table:table-cell>
          <table:table-cell table:style-name="ce21" table:formula="of:=BIN2HEX(RIGHT(HEX2BIN(RIGHT(LEFT([.$J26];2*[.W$1]);2);8);4) &amp; LEFT(HEX2BIN(RIGHT(LEFT([.$J26];2*[.W$1]);2);8);4);2)" office:value-type="string" office:string-value="43" calcext:value-type="string">
            <text:p>43</text:p>
          </table:table-cell>
          <table:table-cell table:style-name="ce21" table:formula="of:=BIN2HEX(RIGHT(HEX2BIN(RIGHT(LEFT([.$J26];2*[.X$1]);2);8);4) &amp; LEFT(HEX2BIN(RIGHT(LEFT([.$J26];2*[.X$1]);2);8);4);2)" office:value-type="string" office:string-value="10" calcext:value-type="string">
            <text:p>10</text:p>
          </table:table-cell>
          <table:table-cell table:style-name="ce21" table:formula="of:=BIN2HEX(RIGHT(HEX2BIN(RIGHT(LEFT([.$J26];2*[.Y$1]);2);8);4) &amp; LEFT(HEX2BIN(RIGHT(LEFT([.$J26];2*[.Y$1]);2);8);4);2)" office:value-type="string" office:string-value="5C" calcext:value-type="string">
            <text:p>5C</text:p>
          </table:table-cell>
          <table:table-cell table:style-name="ce7" table:formula="of:=BIN2HEX(RIGHT(HEX2BIN(RIGHT(LEFT([.$J26];2*[.Z$1]);2);8);4) &amp; LEFT(HEX2BIN(RIGHT(LEFT([.$J26];2*[.Z$1]);2);8);4);2)" office:value-type="string" office:string-value="00" calcext:value-type="string">
            <text:p>00</text:p>
          </table:table-cell>
          <table:table-cell table:style-name="ce7" table:formula="of:=BIN2HEX(RIGHT(HEX2BIN(RIGHT(LEFT([.$J26];2*[.AA$1]);2);8);4) &amp; LEFT(HEX2BIN(RIGHT(LEFT([.$J26];2*[.AA$1]);2);8);4);2)" office:value-type="string" office:string-value="00" calcext:value-type="string">
            <text:p>00</text:p>
          </table:table-cell>
          <table:table-cell table:style-name="ce7" table:formula="of:=BIN2HEX(RIGHT(HEX2BIN(RIGHT(LEFT([.$J26];2*[.AB$1]);2);8);4) &amp; LEFT(HEX2BIN(RIGHT(LEFT([.$J26];2*[.AB$1]);2);8);4);2)" office:value-type="string" office:string-value="07" calcext:value-type="string">
            <text:p>07</text:p>
          </table:table-cell>
          <table:table-cell table:style-name="ce7" table:formula="of:=BIN2HEX(RIGHT(HEX2BIN(RIGHT(LEFT([.$J26];2*[.AC$1]);2);8);4) &amp; LEFT(HEX2BIN(RIGHT(LEFT([.$J26];2*[.AC$1]);2);8);4);2)" office:value-type="string" office:string-value="70" calcext:value-type="string">
            <text:p>70</text:p>
          </table:table-cell>
          <table:table-cell table:style-name="ce7" table:formula="of:=BIN2HEX(RIGHT(HEX2BIN(RIGHT(LEFT([.$J26];2*[.AD$1]);2);8);4) &amp; LEFT(HEX2BIN(RIGHT(LEFT([.$J26];2*[.AD$1]);2);8);4);2)" office:value-type="string" office:string-value="80" calcext:value-type="string">
            <text:p>80</text:p>
          </table:table-cell>
          <table:table-cell table:style-name="ce7" table:formula="of:=BIN2HEX(RIGHT(HEX2BIN(RIGHT(LEFT([.$J26];2*[.AE$1]);2);8);4) &amp; LEFT(HEX2BIN(RIGHT(LEFT([.$J26];2*[.AE$1]);2);8);4);2)" office:value-type="string" office:string-value="00" calcext:value-type="string">
            <text:p>00</text:p>
          </table:table-cell>
          <table:table-cell table:style-name="ce7" table:formula="of:=BIN2HEX(RIGHT(HEX2BIN(RIGHT(LEFT([.$J26];2*[.AF$1]);2);8);4) &amp; LEFT(HEX2BIN(RIGHT(LEFT([.$J26];2*[.AF$1]);2);8);4);2)" office:value-type="string" office:string-value="08" calcext:value-type="string">
            <text:p>08</text:p>
          </table:table-cell>
          <table:table-cell table:style-name="ce7" table:formula="of:=BIN2HEX(RIGHT(HEX2BIN(RIGHT(LEFT([.$J26];2*[.AG$1]);2);8);4) &amp; LEFT(HEX2BIN(RIGHT(LEFT([.$J26];2*[.AG$1]);2);8);4);2)" office:value-type="string" office:string-value="00" calcext:value-type="string">
            <text:p>00</text:p>
          </table:table-cell>
          <table:table-cell table:style-name="ce7" table:formula="of:=BIN2HEX(RIGHT(HEX2BIN(RIGHT(LEFT([.$J26];2*[.AH$1]);2);8);4) &amp; LEFT(HEX2BIN(RIGHT(LEFT([.$J26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6];1);4)" office:value-type="string" office:string-value="0100" calcext:value-type="string">
            <text:p>0100</text:p>
          </table:table-cell>
          <table:table-cell table:style-name="ce7" table:formula="of:=HEX2BIN(RIGHT([.W26];1);4)" office:value-type="string" office:string-value="0011" calcext:value-type="string">
            <text:p>0011</text:p>
          </table:table-cell>
          <table:table-cell/>
          <table:table-cell table:style-name="ce23" table:formula="of:=LEFT([.AK26];1)" office:value-type="string" office:string-value="0" calcext:value-type="string">
            <text:p>0</text:p>
          </table:table-cell>
          <table:table-cell table:formula="of:=RIGHT(LEFT([.AK26];2);1)" office:value-type="string" office:string-value="1" calcext:value-type="string">
            <text:p>1</text:p>
          </table:table-cell>
          <table:table-cell table:formula="of:=LEFT(RIGHT([.AK26];2);1)" office:value-type="string" office:string-value="0" calcext:value-type="string">
            <text:p>0</text:p>
          </table:table-cell>
          <table:table-cell table:formula="of:=RIGHT(RIGHT([.AK26];2);1)" office:value-type="string" office:string-value="0" calcext:value-type="string">
            <text:p>0</text:p>
          </table:table-cell>
          <table:table-cell table:formula="of:=LEFT(LEFT([.AL26];2);1)" office:value-type="string" office:string-value="0" calcext:value-type="string">
            <text:p>0</text:p>
          </table:table-cell>
          <table:table-cell table:style-name="ce23" table:formula="of:=RIGHT(LEFT([.AL26];2);1)" office:value-type="string" office:string-value="0" calcext:value-type="string">
            <text:p>0</text:p>
          </table:table-cell>
          <table:table-cell table:style-name="ce23" table:formula="of:=LEFT(RIGHT([.AL26];2);1)" office:value-type="string" office:string-value="1" calcext:value-type="string">
            <text:p>1</text:p>
          </table:table-cell>
          <table:table-cell table:style-name="ce23" table:formula="of:=RIGHT(RIGHT([.AL26];2);1)" office:value-type="string" office:string-value="1" calcext:value-type="string">
            <text:p>1</text:p>
          </table:table-cell>
          <table:table-cell/>
          <table:table-cell table:formula="of:=[.AN26]&amp;[.AU26]&amp;[.AT26]&amp;[.AS26]" office:value-type="string" office:string-value="0110" calcext:value-type="string">
            <text:p>0110</text:p>
          </table:table-cell>
          <table:table-cell table:formula="of:=BIN2DEC([.AW26])" office:value-type="float" office:value="6" calcext:value-type="float">
            <text:p>6</text:p>
          </table:table-cell>
          <table:table-cell table:formula="of:=[.AX26]+16" office:value-type="float" office:value="22" calcext:value-type="float">
            <text:p>22</text:p>
          </table:table-cell>
          <table:table-cell table:style-name="ce7" table:formula="of:=HEX2BIN(LEFT([.Y26];1);4)" office:value-type="string" office:string-value="0101" calcext:value-type="string">
            <text:p>0101</text:p>
          </table:table-cell>
          <table:table-cell table:style-name="ce7" table:formula="of:=HEX2BIN(RIGHT([.Y26];1);4)" office:value-type="string" office:string-value="1100" calcext:value-type="string">
            <text:p>1100</text:p>
          </table:table-cell>
          <table:table-cell office:value-type="string" calcext:value-type="string">
            <text:p>P3</text:p>
          </table:table-cell>
          <table:table-cell table:formula="of:=BIN2DEC([.BA26])" office:value-type="float" office:value="12" calcext:value-type="float">
            <text:p>1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450000700708008000608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4;0|12;10568;408;1|13;10976;460;0|14;11436;408;1|15;11844;460;0|16;12304;408;1|17;12712;464;0|18;13176;408;1|19;13584;460;0|20;14044;408;1|21;14452;460;0|22;14912;408;1|23;15320;464;0|24;15784;408;1|25;16192;460;0|26;16652;408;1|27;17060;460;0|28;17520;408;1|29;17928;464;0|30;18392;408;1|31;18800;1328;0|32;20128;412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0;0|68;39256;412;1|69;39668;460;0|70;40128;408;1|71;40536;460;0|72;40996;408;1|73;41404;464;0|74;41868;408;1|75;42276;460;0|76;42736;408;1|77;43144;464;0|78;43608;404;1|79;44012;464;0|80;44476;408;1|81;44884;460;0|82;45344;408;1|83;45752;460;0|84;46212;408;1|85;46620;464;0|86;47084;408;1|87;47492;460;0|88;47952;408;1|89;48360;464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32;0|120;62736;408;1|121;63144;1328;0|122;64472;408;1|123;64880;464;0|124;65344;408;1|125;65752;460;0|126;66212;408;1|127;66620;460;0|128;67080;408;1|129;67488;464;0|130;67952;408;1|131;68360;460;0|132;68820;408;1|133;69228;10024;0|134;79252;3456;1|135;82708;1764;0|136;84472;432;1|137;84904;436;0|138;85340;408;1|139;85748;1332;0|140;87080;408;1|141;87488;460;0|142;87948;408;1|143;88356;460;0|144;88816;408;1|145;89224;464;0|146;89688;408;1|147;90096;460;0|148;90556;408;1|149;90964;464;0|150;91428;408;1|151;91836;460;0|152;92296;408;1|153;92704;460;0|154;93164;408;1|155;93572;464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32;0|182;107948;408;1|183;108356;1328;0|184;109684;408;1|185;110092;464;0|186;110556;408;1|187;110964;460;0|188;111424;408;1|189;111832;1328;0|190;113160;412;1|191;113572;460;0|192;114032;408;1|193;114440;460;0|194;114900;412;1|195;115312;460;0|196;115772;408;1|197;116180;460;0|198;116640;408;1|199;117048;464;0|200;117512;404;1|201;117916;464;0|202;118380;408;1|203;118788;460;0|204;119248;408;1|205;119656;464;0|206;120120;408;1|207;120528;460;0|208;120988;408;1|209;121396;464;0|210;121860;408;1|211;122268;460;0|212;122728;408;1|213;123136;460;0|214;123596;408;1|215;124004;464;0|216;124468;404;1|217;124872;464;0|218;125336;408;1|219;125744;460;0|220;126204;408;1|221;126612;464;0|222;127076;408;1|223;127484;1328;0|224;128812;436;1|225;129248;436;0|226;129684;408;1|227;130092;460;0|228;130552;408;1|229;130960;464;0|230;131424;404;1|231;131828;464;0|232;132292;408;1|233;132700;460;0|234;133160;408;1|235;133568;1332;0|236;134900;432;1|237;135332;1308;0|238;136640;408;1|239;137048;460;0|240;137508;408;1|241;137916;1328;0|242;139244;412;1|243;139656;1332;0|244;140988;408;1|245;141396;460;0|246;141856;408;1|247;142264;460;0|248;142724;408;1|249;143132;464;0|250;143596;408;1|251;144004;460;0|252;144464;408;1|253;144872;460;0|254;145332;408;1|255;145740;464;0|256;146204;408;1|257;146612;460;0|258;147072;408;1|259;147480;460;0|260;147940;408;1|261;148348;464;0|262;148812;408;1|263;149220;1328;0|264;150548;412;1|265;150960;1328;0|266;152288;408;1|267;152696;1332;0|268;154028;408;1|269;154436;1332;0|270;155768;408;1|271;156176;1328;0|272;157504;412;1|273;157916;460;0|274;158376;408;1|275;158784;1328;0|276;160112;412;1|277;160524;460;0|278;160984;408;1|279;161392;1332;0|280;162724;408;1|281;163132;460;0|282;163592;408;1|283;164000;460;0|284;164460;412;1|285;164872;460;0|286;165332;408;1|287;165740;460;0|288;166200;408;1|289;166608;464;0|290;167072;404;1|291;167476;464;0|292;167940;408;1|293;168348;460;0|294;168808;408;1|295;169216;464;0|296;169680;408;1|297;170088;460;0|298;170548;408;1|299;170956;460;0|300;171416;408;1|301;171824;464;0|302;172288;408;1|303;172696;460;0|304;173156;408;1|305;173564;464;0|306;174028;404;1|307;174432;464;0|308;174896;408;1|309;175304;460;0|310;175764;408;1|311;176172;464;0|312;176636;404;1|313;177040;464;0|314;177504;408;1|315;177912;1332;0|316;179244;408;1|317;179652;1328;0|318;180980;408;1|319;181388;1332;0|320;182720;408;1|321;183128;460;0|322;183588;412;1|323;184000;460;0|324;184460;408;1|325;184868;460;0|326;185328;408;1|327;185736;464;0|328;186200;408;1|329;186608;460;0|330;187068;408;1|331;187476;460;0|332;187936;408;1|333;188344;464;0|334;188808;408;1|335;189216;460;0|336;189676;408;1|337;190084;460;0|338;190544;408;1|339;190952;1332;0|340;192284;408;1|341;192692;1332;0|342;194024;432;1|343;194456;1308;0|344;195764;408;1|345;196172;460;0|346;196632;408;1|347;197040;460;0|348;197500;408;1|349;197908;464;0|350;198372;408;1|351;198780;460;0|352;199240;408;1|353;199648;1332;0|354;200980;408;1|355;201388;460;0|356;201848;408;1|357;202256;464;0|358;202720;408;1|359;203128;460;0|360;203588;408;1|361;203996;460;0|362;204456;408;1|363;204864;464;0|364;205328;408;1|365;205736;460;0|366;206196;408;1|367;206604;460;0|368;207064;408;1|369;207472;464;0|370;207936;408;1|371;208344;460;0|372;208804;408;1|373;209212;464;0|374;209676;408;1|375;210084;460;0|376;210544;408;1|377;210952;1328;0|378;212280;412;1|379;212692;460;0|380;213152;408;1|381;213560;460;0|382;214020;408;1|383;214428;464;0|384;214892;408;1|385;215300;460;0|386;215760;408;1|387;216168;460;0|388;216628;412;1|389;217040;460;0|390;217500;408;1|391;217908;460;0|392;218368;408;1|393;218776;460;0|394;219236;412;1|395;219648;460;0|396;220108;408;1|397;220516;460;0|398;220976;408;1|399;221384;464;0|400;221848;408;1|401;222256;460;0|402;222716;408;1|403;223124;460;0|404;223584;412;1|405;223996;460;0|406;224456;408;1|407;224864;460;0|408;225324;408;1|409;225732;460;0|410;226192;412;1|411;226604;1328;0|412;227932;408;1|413;228340;1332;0|414;229672;408;1|415;230080;460;0|416;230540;408;1|417;230948;464;0|418;231412;408;1|419;231820;460;0|420;232280;408;1|421;232688;460;0|422;233148;412;1|423;233560;460;0|424;234020;408;1|425;234428;460;0|426;234888;408;1|427;235296;460;0|428;235756;412;1|429;236168;460;0|430;236628;408;1|431;237036;1332;0|432;238368;408;1|433;238776;1328;0|434;240104;412;1|435;240516;1328;0|436;241844;408;1|437;242252;1332;0|438;243584;408;1|439;243992;460;0|440;244452;412;1|</text:p>
          </table:table-cell>
          <table:table-cell table:style-name="ce8" table:formula="of:=LEFT([.D27];16)" office:value-type="string" office:string-value="4004072000000060" calcext:value-type="string">
            <text:p>4004072000000060</text:p>
          </table:table-cell>
          <table:table-cell table:style-name="ce10" table:formula="of:=RIGHT([.D27];(27*2)-16)" office:value-type="string" office:string-value="40040720001234014500007007080080006085" calcext:value-type="string">
            <text:p>4004072000123401450000700708008000608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7];2*[.Q$1]);2);8);4) &amp; LEFT(HEX2BIN(RIGHT(LEFT([.$J27];2*[.Q$1]);2);8);4);2)" office:value-type="string" office:string-value="04" calcext:value-type="string">
            <text:p>04</text:p>
          </table:table-cell>
          <table:table-cell table:style-name="ce7" table:formula="of:=BIN2HEX(RIGHT(HEX2BIN(RIGHT(LEFT([.$J27];2*[.R$1]);2);8);4) &amp; LEFT(HEX2BIN(RIGHT(LEFT([.$J27];2*[.R$1]);2);8);4);2)" office:value-type="string" office:string-value="40" calcext:value-type="string">
            <text:p>40</text:p>
          </table:table-cell>
          <table:table-cell table:style-name="ce7" table:formula="of:=BIN2HEX(RIGHT(HEX2BIN(RIGHT(LEFT([.$J27];2*[.S$1]);2);8);4) &amp; LEFT(HEX2BIN(RIGHT(LEFT([.$J27];2*[.S$1]);2);8);4);2)" office:value-type="string" office:string-value="70" calcext:value-type="string">
            <text:p>70</text:p>
          </table:table-cell>
          <table:table-cell table:style-name="ce7" table:formula="of:=BIN2HEX(RIGHT(HEX2BIN(RIGHT(LEFT([.$J27];2*[.T$1]);2);8);4) &amp; LEFT(HEX2BIN(RIGHT(LEFT([.$J27];2*[.T$1]);2);8);4);2)" office:value-type="string" office:string-value="02" calcext:value-type="string">
            <text:p>02</text:p>
          </table:table-cell>
          <table:table-cell table:style-name="ce7" table:formula="of:=BIN2HEX(RIGHT(HEX2BIN(RIGHT(LEFT([.$J27];2*[.U$1]);2);8);4) &amp; LEFT(HEX2BIN(RIGHT(LEFT([.$J27];2*[.U$1]);2);8);4);2)" office:value-type="string" office:string-value="00" calcext:value-type="string">
            <text:p>00</text:p>
          </table:table-cell>
          <table:table-cell table:style-name="ce7" table:formula="of:=BIN2HEX(RIGHT(HEX2BIN(RIGHT(LEFT([.$J27];2*[.V$1]);2);8);4) &amp; LEFT(HEX2BIN(RIGHT(LEFT([.$J27];2*[.V$1]);2);8);4);2)" office:value-type="string" office:string-value="21" calcext:value-type="string">
            <text:p>21</text:p>
          </table:table-cell>
          <table:table-cell table:style-name="ce21" table:formula="of:=BIN2HEX(RIGHT(HEX2BIN(RIGHT(LEFT([.$J27];2*[.W$1]);2);8);4) &amp; LEFT(HEX2BIN(RIGHT(LEFT([.$J27];2*[.W$1]);2);8);4);2)" office:value-type="string" office:string-value="43" calcext:value-type="string">
            <text:p>43</text:p>
          </table:table-cell>
          <table:table-cell table:style-name="ce21" table:formula="of:=BIN2HEX(RIGHT(HEX2BIN(RIGHT(LEFT([.$J27];2*[.X$1]);2);8);4) &amp; LEFT(HEX2BIN(RIGHT(LEFT([.$J27];2*[.X$1]);2);8);4);2)" office:value-type="string" office:string-value="10" calcext:value-type="string">
            <text:p>10</text:p>
          </table:table-cell>
          <table:table-cell table:style-name="ce21" table:formula="of:=BIN2HEX(RIGHT(HEX2BIN(RIGHT(LEFT([.$J27];2*[.Y$1]);2);8);4) &amp; LEFT(HEX2BIN(RIGHT(LEFT([.$J27];2*[.Y$1]);2);8);4);2)" office:value-type="string" office:string-value="54" calcext:value-type="string">
            <text:p>54</text:p>
          </table:table-cell>
          <table:table-cell table:style-name="ce7" table:formula="of:=BIN2HEX(RIGHT(HEX2BIN(RIGHT(LEFT([.$J27];2*[.Z$1]);2);8);4) &amp; LEFT(HEX2BIN(RIGHT(LEFT([.$J27];2*[.Z$1]);2);8);4);2)" office:value-type="string" office:string-value="00" calcext:value-type="string">
            <text:p>00</text:p>
          </table:table-cell>
          <table:table-cell table:style-name="ce7" table:formula="of:=BIN2HEX(RIGHT(HEX2BIN(RIGHT(LEFT([.$J27];2*[.AA$1]);2);8);4) &amp; LEFT(HEX2BIN(RIGHT(LEFT([.$J27];2*[.AA$1]);2);8);4);2)" office:value-type="string" office:string-value="00" calcext:value-type="string">
            <text:p>00</text:p>
          </table:table-cell>
          <table:table-cell table:style-name="ce7" table:formula="of:=BIN2HEX(RIGHT(HEX2BIN(RIGHT(LEFT([.$J27];2*[.AB$1]);2);8);4) &amp; LEFT(HEX2BIN(RIGHT(LEFT([.$J27];2*[.AB$1]);2);8);4);2)" office:value-type="string" office:string-value="07" calcext:value-type="string">
            <text:p>07</text:p>
          </table:table-cell>
          <table:table-cell table:style-name="ce7" table:formula="of:=BIN2HEX(RIGHT(HEX2BIN(RIGHT(LEFT([.$J27];2*[.AC$1]);2);8);4) &amp; LEFT(HEX2BIN(RIGHT(LEFT([.$J27];2*[.AC$1]);2);8);4);2)" office:value-type="string" office:string-value="70" calcext:value-type="string">
            <text:p>70</text:p>
          </table:table-cell>
          <table:table-cell table:style-name="ce7" table:formula="of:=BIN2HEX(RIGHT(HEX2BIN(RIGHT(LEFT([.$J27];2*[.AD$1]);2);8);4) &amp; LEFT(HEX2BIN(RIGHT(LEFT([.$J27];2*[.AD$1]);2);8);4);2)" office:value-type="string" office:string-value="80" calcext:value-type="string">
            <text:p>80</text:p>
          </table:table-cell>
          <table:table-cell table:style-name="ce7" table:formula="of:=BIN2HEX(RIGHT(HEX2BIN(RIGHT(LEFT([.$J27];2*[.AE$1]);2);8);4) &amp; LEFT(HEX2BIN(RIGHT(LEFT([.$J27];2*[.AE$1]);2);8);4);2)" office:value-type="string" office:string-value="00" calcext:value-type="string">
            <text:p>00</text:p>
          </table:table-cell>
          <table:table-cell table:style-name="ce7" table:formula="of:=BIN2HEX(RIGHT(HEX2BIN(RIGHT(LEFT([.$J27];2*[.AF$1]);2);8);4) &amp; LEFT(HEX2BIN(RIGHT(LEFT([.$J27];2*[.AF$1]);2);8);4);2)" office:value-type="string" office:string-value="08" calcext:value-type="string">
            <text:p>08</text:p>
          </table:table-cell>
          <table:table-cell table:style-name="ce7" table:formula="of:=BIN2HEX(RIGHT(HEX2BIN(RIGHT(LEFT([.$J27];2*[.AG$1]);2);8);4) &amp; LEFT(HEX2BIN(RIGHT(LEFT([.$J27];2*[.AG$1]);2);8);4);2)" office:value-type="string" office:string-value="00" calcext:value-type="string">
            <text:p>00</text:p>
          </table:table-cell>
          <table:table-cell table:style-name="ce7" table:formula="of:=BIN2HEX(RIGHT(HEX2BIN(RIGHT(LEFT([.$J27];2*[.AH$1]);2);8);4) &amp; LEFT(HEX2BIN(RIGHT(LEFT([.$J27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7];1);4)" office:value-type="string" office:string-value="0100" calcext:value-type="string">
            <text:p>0100</text:p>
          </table:table-cell>
          <table:table-cell table:style-name="ce7" table:formula="of:=HEX2BIN(RIGHT([.W27];1);4)" office:value-type="string" office:string-value="0011" calcext:value-type="string">
            <text:p>0011</text:p>
          </table:table-cell>
          <table:table-cell/>
          <table:table-cell table:style-name="ce23" table:formula="of:=LEFT([.AK27];1)" office:value-type="string" office:string-value="0" calcext:value-type="string">
            <text:p>0</text:p>
          </table:table-cell>
          <table:table-cell table:formula="of:=RIGHT(LEFT([.AK27];2);1)" office:value-type="string" office:string-value="1" calcext:value-type="string">
            <text:p>1</text:p>
          </table:table-cell>
          <table:table-cell table:formula="of:=LEFT(RIGHT([.AK27];2);1)" office:value-type="string" office:string-value="0" calcext:value-type="string">
            <text:p>0</text:p>
          </table:table-cell>
          <table:table-cell table:formula="of:=RIGHT(RIGHT([.AK27];2);1)" office:value-type="string" office:string-value="0" calcext:value-type="string">
            <text:p>0</text:p>
          </table:table-cell>
          <table:table-cell table:formula="of:=LEFT(LEFT([.AL27];2);1)" office:value-type="string" office:string-value="0" calcext:value-type="string">
            <text:p>0</text:p>
          </table:table-cell>
          <table:table-cell table:style-name="ce23" table:formula="of:=RIGHT(LEFT([.AL27];2);1)" office:value-type="string" office:string-value="0" calcext:value-type="string">
            <text:p>0</text:p>
          </table:table-cell>
          <table:table-cell table:style-name="ce23" table:formula="of:=LEFT(RIGHT([.AL27];2);1)" office:value-type="string" office:string-value="1" calcext:value-type="string">
            <text:p>1</text:p>
          </table:table-cell>
          <table:table-cell table:style-name="ce23" table:formula="of:=RIGHT(RIGHT([.AL27];2);1)" office:value-type="string" office:string-value="1" calcext:value-type="string">
            <text:p>1</text:p>
          </table:table-cell>
          <table:table-cell/>
          <table:table-cell table:formula="of:=[.AN27]&amp;[.AU27]&amp;[.AT27]&amp;[.AS27]" office:value-type="string" office:string-value="0110" calcext:value-type="string">
            <text:p>0110</text:p>
          </table:table-cell>
          <table:table-cell table:formula="of:=BIN2DEC([.AW27])" office:value-type="float" office:value="6" calcext:value-type="float">
            <text:p>6</text:p>
          </table:table-cell>
          <table:table-cell table:formula="of:=[.AX27]+16" office:value-type="float" office:value="22" calcext:value-type="float">
            <text:p>22</text:p>
          </table:table-cell>
          <table:table-cell table:style-name="ce7" table:formula="of:=HEX2BIN(LEFT([.Y27];1);4)" office:value-type="string" office:string-value="0101" calcext:value-type="string">
            <text:p>0101</text:p>
          </table:table-cell>
          <table:table-cell table:style-name="ce7" table:formula="of:=HEX2BIN(RIGHT([.Y27];1);4)" office:value-type="string" office:string-value="0100" calcext:value-type="string">
            <text:p>0100</text:p>
          </table:table-cell>
          <table:table-cell office:value-type="string" calcext:value-type="string">
            <text:p>P4</text:p>
          </table:table-cell>
          <table:table-cell table:formula="of:=BIN2DEC([.BA27])"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850000700708008000600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28;0|8;8824;440;1|9;9264;432;0|10;9696;408;1|11;10104;464;0|12;10568;412;1|13;10980;456;0|14;11436;408;1|15;11844;460;0|16;12304;412;1|17;12716;460;0|18;13176;408;1|19;13584;460;0|20;14044;412;1|21;14456;460;0|22;14916;408;1|23;15324;460;0|24;15784;408;1|25;16192;460;0|26;16652;408;1|27;17060;464;0|28;17524;408;1|29;17932;460;0|30;18392;408;1|31;18800;1332;0|32;20132;408;1|33;20540;460;0|34;21000;408;1|35;21408;464;0|36;21872;408;1|37;22280;460;0|38;22740;408;1|39;23148;460;0|40;23608;408;1|41;24016;464;0|42;24480;408;1|43;24888;460;0|44;25348;408;1|45;25756;460;0|46;26216;408;1|47;26624;1332;0|48;27956;408;1|49;28364;1332;0|50;29696;432;1|51;30128;1304;0|52;31432;412;1|53;31844;460;0|54;32304;408;1|55;32712;460;0|56;33172;408;1|57;33580;1332;0|58;34912;408;1|59;35320;460;0|60;35780;408;1|61;36188;464;0|62;36652;408;1|63;37060;460;0|64;37520;408;1|65;37928;460;0|66;38388;412;1|67;38800;460;0|68;39260;408;1|69;39668;460;0|70;40128;408;1|71;40536;464;0|72;41000;408;1|73;41408;460;0|74;41868;408;1|75;42276;460;0|76;42736;408;1|77;43144;464;0|78;43608;408;1|79;44016;460;0|80;44476;408;1|81;44884;460;0|82;45344;412;1|83;45756;460;0|84;46216;408;1|85;46624;460;0|86;47084;408;1|87;47492;464;0|88;47956;408;1|89;48364;460;0|90;48824;408;1|91;49232;460;0|92;49692;408;1|93;50100;464;0|94;50564;408;1|95;50972;460;0|96;51432;408;1|97;51840;460;0|98;52300;412;1|99;52712;460;0|100;53172;408;1|101;53580;460;0|102;54040;408;1|103;54448;464;0|104;54912;408;1|105;55320;460;0|106;55780;408;1|107;56188;460;0|108;56648;412;1|109;57060;460;0|110;57520;408;1|111;57928;460;0|112;58388;408;1|113;58796;460;0|114;59256;408;1|115;59664;468;0|116;60132;404;1|117;60536;460;0|118;60996;408;1|119;61404;1332;0|120;62736;408;1|121;63144;1328;0|122;64472;412;1|123;64884;460;0|124;65344;408;1|125;65752;460;0|126;66212;408;1|127;66620;464;0|128;67084;408;1|129;67492;460;0|130;67952;408;1|131;68360;460;0|132;68820;408;1|133;69228;10032;0|134;79260;3452;1|135;82712;1704;0|136;84416;472;1|137;84888;460;0|138;85348;408;1|139;85756;1328;0|140;87084;412;1|141;87496;460;0|142;87956;408;1|143;88364;460;0|144;88824;412;1|145;89236;460;0|146;89696;408;1|147;90104;460;0|148;90564;408;1|149;90972;464;0|150;91436;408;1|151;91844;460;0|152;92304;408;1|153;92712;460;0|154;93172;408;1|155;93580;460;0|156;94040;412;1|157;94452;460;0|158;94912;408;1|159;95320;460;0|160;95780;408;1|161;96188;464;0|162;96652;408;1|163;97060;1328;0|164;98388;412;1|165;98800;460;0|166;99260;408;1|167;99668;460;0|168;100128;408;1|169;100536;464;0|170;101000;408;1|171;101408;460;0|172;101868;408;1|173;102276;460;0|174;102736;408;1|175;103144;464;0|176;103608;408;1|177;104016;460;0|178;104476;408;1|179;104884;1332;0|180;106216;408;1|181;106624;1328;0|182;107952;412;1|183;108364;1332;0|184;109696;404;1|185;110100;464;0|186;110564;408;1|187;110972;460;0|188;111432;408;1|189;111840;1332;0|190;113172;408;1|191;113580;460;0|192;114040;408;1|193;114448;464;0|194;114912;408;1|195;115320;460;0|196;115780;408;1|197;116188;460;0|198;116648;408;1|199;117056;464;0|200;117520;408;1|201;117928;460;0|202;118388;408;1|203;118796;460;0|204;119256;408;1|205;119664;464;0|206;120128;408;1|207;120536;460;0|208;120996;408;1|209;121404;460;0|210;121864;408;1|211;122272;464;0|212;122736;408;1|213;123144;460;0|214;123604;408;1|215;124012;464;0|216;124476;408;1|217;124884;460;0|218;125344;408;1|219;125752;460;0|220;126212;408;1|221;126620;464;0|222;127084;408;1|223;127492;1328;0|224;128820;436;1|225;129256;436;0|226;129692;408;1|227;130100;460;0|228;130560;408;1|229;130968;464;0|230;131432;408;1|231;131840;460;0|232;132300;408;1|233;132708;460;0|234;133168;408;1|235;133576;460;0|236;134036;412;1|237;134448;1332;0|238;135780;404;1|239;136184;464;0|240;136648;408;1|241;137056;1328;0|242;138384;412;1|243;138796;1328;0|244;140124;408;1|245;140532;460;0|246;140992;412;1|247;141404;460;0|248;141864;408;1|249;142272;460;0|250;142732;408;1|251;143140;464;0|252;143604;408;1|253;144012;460;0|254;144472;408;1|255;144880;460;0|256;145340;408;1|257;145748;464;0|258;146212;408;1|259;146620;460;0|260;147080;408;1|261;147488;460;0|262;147948;408;1|263;148356;1332;0|264;149688;432;1|265;150120;1308;0|266;151428;408;1|267;151836;1328;0|268;153164;412;1|269;153576;1328;0|270;154904;412;1|271;155316;1328;0|272;156644;408;1|273;157052;464;0|274;157516;408;1|275;157924;1328;0|276;159252;408;1|277;159660;460;0|278;160120;412;1|279;160532;1328;0|280;161860;408;1|281;162268;464;0|282;162732;408;1|283;163140;460;0|284;163600;408;1|285;164008;464;0|286;164472;404;1|287;164876;464;0|288;165340;408;1|289;165748;460;0|290;166208;408;1|291;166616;464;0|292;167080;404;1|293;167484;464;0|294;167948;408;1|295;168356;460;0|296;168816;408;1|297;169224;464;0|298;169688;408;1|299;170096;460;0|300;170556;408;1|301;170964;460;0|302;171424;412;1|303;171836;460;0|304;172296;408;1|305;172704;460;0|306;173164;408;1|307;173572;460;0|308;174032;412;1|309;174444;460;0|310;174904;408;1|311;175312;460;0|312;175772;408;1|313;176180;464;0|314;176644;404;1|315;177048;1336;0|316;178384;404;1|317;178788;1332;0|318;180120;432;1|319;180552;1304;0|320;181856;412;1|321;182268;460;0|322;182728;408;1|323;183136;464;0|324;183600;408;1|325;184008;460;0|326;184468;408;1|327;184876;460;0|328;185336;408;1|329;185744;460;0|330;186204;412;1|331;186616;460;0|332;187076;408;1|333;187484;460;0|334;187944;408;1|335;188352;464;0|336;188816;408;1|337;189224;460;0|338;189684;408;1|339;190092;1332;0|340;191424;408;1|341;191832;1328;0|342;193160;412;1|343;193572;1328;0|344;194900;412;1|345;195312;456;0|346;195768;412;1|347;196180;460;0|348;196640;408;1|349;197048;464;0|350;197512;404;1|351;197916;464;0|352;198380;408;1|353;198788;1332;0|354;200120;408;1|355;200528;460;0|356;200988;408;1|357;201396;460;0|358;201856;408;1|359;202264;464;0|360;202728;408;1|361;203136;460;0|362;203596;408;1|363;204004;460;0|364;204464;408;1|365;204872;464;0|366;205336;408;1|367;205744;460;0|368;206204;408;1|369;206612;460;0|370;207072;408;1|371;207480;464;0|372;207944;408;1|373;208352;460;0|374;208812;408;1|375;209220;464;0|376;209684;408;1|377;210092;1328;0|378;211420;408;1|379;211828;460;0|380;212288;412;1|381;212700;460;0|382;213160;408;1|383;213568;464;0|384;214032;404;1|385;214436;464;0|386;214900;408;1|387;215308;460;0|388;215768;408;1|389;216176;460;0|390;216636;412;1|391;217048;460;0|392;217508;408;1|393;217916;460;0|394;218376;408;1|395;218784;464;0|396;219248;408;1|397;219656;460;0|398;220116;408;1|399;220524;460;0|400;220984;408;1|401;221392;464;0|402;221856;408;1|403;222264;460;0|404;222724;408;1|405;223132;460;0|406;223592;412;1|407;224004;460;0|408;224464;408;1|409;224872;460;0|410;225332;408;1|411;225740;1332;0|412;227072;408;1|413;227480;1332;0|414;228812;408;1|415;229220;460;0|416;229680;408;1|417;230088;460;0|418;230548;408;1|419;230956;464;0|420;231420;408;1|421;231828;460;0|422;232288;408;1|423;232696;464;0|424;233160;404;1|425;233564;464;0|426;234028;408;1|427;234436;1332;0|428;235768;408;1|429;236176;1328;0|430;237504;408;1|431;237912;464;0|432;238376;408;1|433;238784;1328;0|434;240112;412;1|435;240524;1328;0|436;241852;436;1|437;242288;1304;0|438;243592;408;1|439;244000;460;0|440;244460;408;1|</text:p>
          </table:table-cell>
          <table:table-cell table:style-name="ce8" table:formula="of:=LEFT([.D28];16)" office:value-type="string" office:string-value="4004072000000060" calcext:value-type="string">
            <text:p>4004072000000060</text:p>
          </table:table-cell>
          <table:table-cell table:style-name="ce10" table:formula="of:=RIGHT([.D28];(27*2)-16)" office:value-type="string" office:string-value="40040720001234018500007007080080006005" calcext:value-type="string">
            <text:p>4004072000123401850000700708008000600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8];2*[.Q$1]);2);8);4) &amp; LEFT(HEX2BIN(RIGHT(LEFT([.$J28];2*[.Q$1]);2);8);4);2)" office:value-type="string" office:string-value="04" calcext:value-type="string">
            <text:p>04</text:p>
          </table:table-cell>
          <table:table-cell table:style-name="ce7" table:formula="of:=BIN2HEX(RIGHT(HEX2BIN(RIGHT(LEFT([.$J28];2*[.R$1]);2);8);4) &amp; LEFT(HEX2BIN(RIGHT(LEFT([.$J28];2*[.R$1]);2);8);4);2)" office:value-type="string" office:string-value="40" calcext:value-type="string">
            <text:p>40</text:p>
          </table:table-cell>
          <table:table-cell table:style-name="ce7" table:formula="of:=BIN2HEX(RIGHT(HEX2BIN(RIGHT(LEFT([.$J28];2*[.S$1]);2);8);4) &amp; LEFT(HEX2BIN(RIGHT(LEFT([.$J28];2*[.S$1]);2);8);4);2)" office:value-type="string" office:string-value="70" calcext:value-type="string">
            <text:p>70</text:p>
          </table:table-cell>
          <table:table-cell table:style-name="ce7" table:formula="of:=BIN2HEX(RIGHT(HEX2BIN(RIGHT(LEFT([.$J28];2*[.T$1]);2);8);4) &amp; LEFT(HEX2BIN(RIGHT(LEFT([.$J28];2*[.T$1]);2);8);4);2)" office:value-type="string" office:string-value="02" calcext:value-type="string">
            <text:p>02</text:p>
          </table:table-cell>
          <table:table-cell table:style-name="ce7" table:formula="of:=BIN2HEX(RIGHT(HEX2BIN(RIGHT(LEFT([.$J28];2*[.U$1]);2);8);4) &amp; LEFT(HEX2BIN(RIGHT(LEFT([.$J28];2*[.U$1]);2);8);4);2)" office:value-type="string" office:string-value="00" calcext:value-type="string">
            <text:p>00</text:p>
          </table:table-cell>
          <table:table-cell table:style-name="ce7" table:formula="of:=BIN2HEX(RIGHT(HEX2BIN(RIGHT(LEFT([.$J28];2*[.V$1]);2);8);4) &amp; LEFT(HEX2BIN(RIGHT(LEFT([.$J28];2*[.V$1]);2);8);4);2)" office:value-type="string" office:string-value="21" calcext:value-type="string">
            <text:p>21</text:p>
          </table:table-cell>
          <table:table-cell table:style-name="ce21" table:formula="of:=BIN2HEX(RIGHT(HEX2BIN(RIGHT(LEFT([.$J28];2*[.W$1]);2);8);4) &amp; LEFT(HEX2BIN(RIGHT(LEFT([.$J28];2*[.W$1]);2);8);4);2)" office:value-type="string" office:string-value="43" calcext:value-type="string">
            <text:p>43</text:p>
          </table:table-cell>
          <table:table-cell table:style-name="ce21" table:formula="of:=BIN2HEX(RIGHT(HEX2BIN(RIGHT(LEFT([.$J28];2*[.X$1]);2);8);4) &amp; LEFT(HEX2BIN(RIGHT(LEFT([.$J28];2*[.X$1]);2);8);4);2)" office:value-type="string" office:string-value="10" calcext:value-type="string">
            <text:p>10</text:p>
          </table:table-cell>
          <table:table-cell table:style-name="ce21" table:formula="of:=BIN2HEX(RIGHT(HEX2BIN(RIGHT(LEFT([.$J28];2*[.Y$1]);2);8);4) &amp; LEFT(HEX2BIN(RIGHT(LEFT([.$J28];2*[.Y$1]);2);8);4);2)" office:value-type="string" office:string-value="58" calcext:value-type="string">
            <text:p>58</text:p>
          </table:table-cell>
          <table:table-cell table:style-name="ce7" table:formula="of:=BIN2HEX(RIGHT(HEX2BIN(RIGHT(LEFT([.$J28];2*[.Z$1]);2);8);4) &amp; LEFT(HEX2BIN(RIGHT(LEFT([.$J28];2*[.Z$1]);2);8);4);2)" office:value-type="string" office:string-value="00" calcext:value-type="string">
            <text:p>00</text:p>
          </table:table-cell>
          <table:table-cell table:style-name="ce7" table:formula="of:=BIN2HEX(RIGHT(HEX2BIN(RIGHT(LEFT([.$J28];2*[.AA$1]);2);8);4) &amp; LEFT(HEX2BIN(RIGHT(LEFT([.$J28];2*[.AA$1]);2);8);4);2)" office:value-type="string" office:string-value="00" calcext:value-type="string">
            <text:p>00</text:p>
          </table:table-cell>
          <table:table-cell table:style-name="ce7" table:formula="of:=BIN2HEX(RIGHT(HEX2BIN(RIGHT(LEFT([.$J28];2*[.AB$1]);2);8);4) &amp; LEFT(HEX2BIN(RIGHT(LEFT([.$J28];2*[.AB$1]);2);8);4);2)" office:value-type="string" office:string-value="07" calcext:value-type="string">
            <text:p>07</text:p>
          </table:table-cell>
          <table:table-cell table:style-name="ce7" table:formula="of:=BIN2HEX(RIGHT(HEX2BIN(RIGHT(LEFT([.$J28];2*[.AC$1]);2);8);4) &amp; LEFT(HEX2BIN(RIGHT(LEFT([.$J28];2*[.AC$1]);2);8);4);2)" office:value-type="string" office:string-value="70" calcext:value-type="string">
            <text:p>70</text:p>
          </table:table-cell>
          <table:table-cell table:style-name="ce7" table:formula="of:=BIN2HEX(RIGHT(HEX2BIN(RIGHT(LEFT([.$J28];2*[.AD$1]);2);8);4) &amp; LEFT(HEX2BIN(RIGHT(LEFT([.$J28];2*[.AD$1]);2);8);4);2)" office:value-type="string" office:string-value="80" calcext:value-type="string">
            <text:p>80</text:p>
          </table:table-cell>
          <table:table-cell table:style-name="ce7" table:formula="of:=BIN2HEX(RIGHT(HEX2BIN(RIGHT(LEFT([.$J28];2*[.AE$1]);2);8);4) &amp; LEFT(HEX2BIN(RIGHT(LEFT([.$J28];2*[.AE$1]);2);8);4);2)" office:value-type="string" office:string-value="00" calcext:value-type="string">
            <text:p>00</text:p>
          </table:table-cell>
          <table:table-cell table:style-name="ce7" table:formula="of:=BIN2HEX(RIGHT(HEX2BIN(RIGHT(LEFT([.$J28];2*[.AF$1]);2);8);4) &amp; LEFT(HEX2BIN(RIGHT(LEFT([.$J28];2*[.AF$1]);2);8);4);2)" office:value-type="string" office:string-value="08" calcext:value-type="string">
            <text:p>08</text:p>
          </table:table-cell>
          <table:table-cell table:style-name="ce7" table:formula="of:=BIN2HEX(RIGHT(HEX2BIN(RIGHT(LEFT([.$J28];2*[.AG$1]);2);8);4) &amp; LEFT(HEX2BIN(RIGHT(LEFT([.$J28];2*[.AG$1]);2);8);4);2)" office:value-type="string" office:string-value="00" calcext:value-type="string">
            <text:p>00</text:p>
          </table:table-cell>
          <table:table-cell table:style-name="ce7" table:formula="of:=BIN2HEX(RIGHT(HEX2BIN(RIGHT(LEFT([.$J28];2*[.AH$1]);2);8);4) &amp; LEFT(HEX2BIN(RIGHT(LEFT([.$J28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8];1);4)" office:value-type="string" office:string-value="0100" calcext:value-type="string">
            <text:p>0100</text:p>
          </table:table-cell>
          <table:table-cell table:style-name="ce7" table:formula="of:=HEX2BIN(RIGHT([.W28];1);4)" office:value-type="string" office:string-value="0011" calcext:value-type="string">
            <text:p>0011</text:p>
          </table:table-cell>
          <table:table-cell/>
          <table:table-cell table:style-name="ce23" table:formula="of:=LEFT([.AK28];1)" office:value-type="string" office:string-value="0" calcext:value-type="string">
            <text:p>0</text:p>
          </table:table-cell>
          <table:table-cell table:formula="of:=RIGHT(LEFT([.AK28];2);1)" office:value-type="string" office:string-value="1" calcext:value-type="string">
            <text:p>1</text:p>
          </table:table-cell>
          <table:table-cell table:formula="of:=LEFT(RIGHT([.AK28];2);1)" office:value-type="string" office:string-value="0" calcext:value-type="string">
            <text:p>0</text:p>
          </table:table-cell>
          <table:table-cell table:formula="of:=RIGHT(RIGHT([.AK28];2);1)" office:value-type="string" office:string-value="0" calcext:value-type="string">
            <text:p>0</text:p>
          </table:table-cell>
          <table:table-cell table:formula="of:=LEFT(LEFT([.AL28];2);1)" office:value-type="string" office:string-value="0" calcext:value-type="string">
            <text:p>0</text:p>
          </table:table-cell>
          <table:table-cell table:style-name="ce23" table:formula="of:=RIGHT(LEFT([.AL28];2);1)" office:value-type="string" office:string-value="0" calcext:value-type="string">
            <text:p>0</text:p>
          </table:table-cell>
          <table:table-cell table:style-name="ce23" table:formula="of:=LEFT(RIGHT([.AL28];2);1)" office:value-type="string" office:string-value="1" calcext:value-type="string">
            <text:p>1</text:p>
          </table:table-cell>
          <table:table-cell table:style-name="ce23" table:formula="of:=RIGHT(RIGHT([.AL28];2);1)" office:value-type="string" office:string-value="1" calcext:value-type="string">
            <text:p>1</text:p>
          </table:table-cell>
          <table:table-cell/>
          <table:table-cell table:formula="of:=[.AN28]&amp;[.AU28]&amp;[.AT28]&amp;[.AS28]" office:value-type="string" office:string-value="0110" calcext:value-type="string">
            <text:p>0110</text:p>
          </table:table-cell>
          <table:table-cell table:formula="of:=BIN2DEC([.AW28])" office:value-type="float" office:value="6" calcext:value-type="float">
            <text:p>6</text:p>
          </table:table-cell>
          <table:table-cell table:formula="of:=[.AX28]+16" office:value-type="float" office:value="22" calcext:value-type="float">
            <text:p>22</text:p>
          </table:table-cell>
          <table:table-cell table:style-name="ce7" table:formula="of:=HEX2BIN(LEFT([.Y28];1);4)" office:value-type="string" office:string-value="0101" calcext:value-type="string">
            <text:p>0101</text:p>
          </table:table-cell>
          <table:table-cell table:style-name="ce7" table:formula="of:=HEX2BIN(RIGHT([.Y28];1);4)" office:value-type="string" office:string-value="1000" calcext:value-type="string">
            <text:p>1000</text:p>
          </table:table-cell>
          <table:table-cell office:value-type="string" calcext:value-type="string">
            <text:p>P5</text:p>
          </table:table-cell>
          <table:table-cell table:formula="of:=BIN2DEC([.BA28])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0;0|16;12304;408;1|17;12712;464;0|18;13176;408;1|19;13584;460;0|20;14044;408;1|21;14452;464;0|22;14916;408;1|23;15324;460;0|24;15784;408;1|25;16192;460;0|26;16652;408;1|27;17060;460;0|28;17520;412;1|29;17932;460;0|30;18392;408;1|31;18800;1332;0|32;20132;408;1|33;20540;460;0|34;21000;408;1|35;21408;460;0|36;21868;408;1|37;22276;464;0|38;22740;408;1|39;23148;460;0|40;23608;408;1|41;24016;460;0|42;24476;412;1|43;24888;460;0|44;25348;408;1|45;25756;460;0|46;26216;408;1|47;26624;1332;0|48;27956;408;1|49;28364;1328;0|50;29692;412;1|51;30104;1332;0|52;31436;404;1|53;31840;464;0|54;32304;408;1|55;32712;460;0|56;33172;408;1|57;33580;1332;0|58;34912;408;1|59;35320;460;0|60;35780;408;1|61;36188;464;0|62;36652;408;1|63;37060;460;0|64;37520;408;1|65;37928;460;0|66;38388;408;1|67;38796;464;0|68;39260;408;1|69;39668;460;0|70;40128;408;1|71;40536;460;0|72;40996;408;1|73;41404;464;0|74;41868;408;1|75;42276;460;0|76;42736;408;1|77;43144;464;0|78;43608;408;1|79;44016;460;0|80;44476;408;1|81;44884;460;0|82;45344;408;1|83;45752;464;0|84;46216;408;1|85;46624;460;0|86;47084;408;1|87;47492;460;0|88;47952;408;1|89;48360;464;0|90;48824;408;1|91;49232;460;0|92;49692;408;1|93;50100;464;0|94;50564;408;1|95;50972;460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8;1|117;60536;460;0|118;60996;408;1|119;61404;1332;0|120;62736;408;1|121;63144;1328;0|122;64472;412;1|123;64884;460;0|124;65344;408;1|125;65752;460;0|126;66212;408;1|127;66620;460;0|128;67080;412;1|129;67492;460;0|130;67952;408;1|131;68360;460;0|132;68820;408;1|133;69228;10032;0|134;79260;3452;1|135;82712;1764;0|136;84476;436;1|137;84912;436;0|138;85348;408;1|139;85756;1332;0|140;87088;408;1|141;87496;460;0|142;87956;408;1|143;88364;464;0|144;88828;404;1|145;89232;464;0|146;89696;408;1|147;90104;460;0|148;90564;408;1|149;90972;460;0|150;91432;408;1|151;91840;464;0|152;92304;408;1|153;92712;460;0|154;93172;408;1|155;93580;460;0|156;94040;412;1|157;94452;460;0|158;94912;408;1|159;95320;460;0|160;95780;412;1|161;96192;460;0|162;96652;408;1|163;97060;1332;0|164;98392;404;1|165;98796;464;0|166;99260;408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32;0|190;113172;408;1|191;113580;460;0|192;114040;408;1|193;114448;460;0|194;114908;408;1|195;115316;464;0|196;115780;408;1|197;116188;460;0|198;116648;408;1|199;117056;460;0|200;117516;412;1|201;117928;460;0|202;118388;408;1|203;118796;460;0|204;119256;408;1|205;119664;464;0|206;120128;408;1|207;120536;460;0|208;120996;408;1|209;121404;460;0|210;121864;408;1|211;122272;464;0|212;122736;408;1|213;123144;460;0|214;123604;408;1|215;124012;460;0|216;124472;408;1|217;124880;464;0|218;125344;408;1|219;125752;460;0|220;126212;408;1|221;126620;464;0|222;127084;408;1|223;127492;1328;0|224;128820;408;1|225;129228;464;0|226;129692;408;1|227;130100;460;0|228;130560;408;1|229;130968;460;0|230;131428;408;1|231;131836;464;0|232;132300;408;1|233;132708;460;0|234;133168;408;1|235;133576;1332;0|236;134908;408;1|237;135316;460;0|238;135776;408;1|239;136184;464;0|240;136648;408;1|241;137056;1328;0|242;138384;408;1|243;138792;1332;0|244;140124;408;1|245;140532;460;0|246;140992;408;1|247;141400;464;0|248;141864;408;1|249;142272;460;0|250;142732;408;1|251;143140;464;0|252;143604;404;1|253;144008;464;0|254;144472;408;1|255;144880;460;0|256;145340;408;1|257;145748;464;0|258;146212;408;1|259;146620;460;0|260;147080;408;1|261;147488;460;0|262;147948;408;1|263;148356;1332;0|264;149688;408;1|265;150096;1332;0|266;151428;408;1|267;151836;1332;0|268;153168;408;1|269;153576;1328;0|270;154904;412;1|271;155316;1328;0|272;156644;408;1|273;157052;460;0|274;157512;408;1|275;157920;1332;0|276;159252;408;1|277;159660;460;0|278;160120;412;1|279;160532;1328;0|280;161860;408;1|281;162268;464;0|282;162732;404;1|283;163136;464;0|284;163600;408;1|285;164008;460;0|286;164468;412;1|287;164880;460;0|288;165340;408;1|289;165748;460;0|290;166208;408;1|291;166616;460;0|292;167076;408;1|293;167484;464;0|294;167948;408;1|295;168356;460;0|296;168816;408;1|297;169224;464;0|298;169688;404;1|299;170092;464;0|300;170556;408;1|301;170964;460;0|302;171424;412;1|303;171836;460;0|304;172296;408;1|305;172704;460;0|306;173164;408;1|307;173572;460;0|308;174032;412;1|309;174444;460;0|310;174904;408;1|311;175312;460;0|312;175772;408;1|313;176180;464;0|314;176644;404;1|315;177048;1332;0|316;178380;412;1|317;178792;1328;0|318;180120;408;1|319;180528;1332;0|320;181860;408;1|321;182268;460;0|322;182728;408;1|323;183136;460;0|324;183596;408;1|325;184004;464;0|326;184468;408;1|327;184876;460;0|328;185336;408;1|329;185744;460;0|330;186204;408;1|331;186612;464;0|332;187076;408;1|333;187484;460;0|334;187944;408;1|335;188352;464;0|336;188816;408;1|337;189224;460;0|338;189684;408;1|339;190092;1332;0|340;191424;408;1|341;191832;1328;0|342;193160;412;1|343;193572;1328;0|344;194900;436;1|345;195336;432;0|346;195768;412;1|347;196180;460;0|348;196640;408;1|349;197048;460;0|350;197508;408;1|351;197916;464;0|352;198380;408;1|353;198788;1328;0|354;200116;408;1|355;200524;464;0|356;200988;408;1|357;201396;460;0|358;201856;408;1|359;202264;464;0|360;202728;404;1|361;203132;464;0|362;203596;408;1|363;204004;460;0|364;204464;408;1|365;204872;464;0|366;205336;408;1|367;205744;460;0|368;206204;408;1|369;206612;460;0|370;207072;408;1|371;207480;464;0|372;207944;408;1|373;208352;460;0|374;208812;408;1|375;209220;460;0|376;209680;412;1|377;210092;1328;0|378;211420;408;1|379;211828;460;0|380;212288;412;1|381;212700;460;0|382;213160;408;1|383;213568;460;0|384;214028;408;1|385;214436;464;0|386;214900;408;1|387;215308;460;0|388;215768;408;1|389;216176;460;0|390;216636;412;1|391;217048;460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28;0|414;228808;412;1|415;229220;460;0|416;229680;408;1|417;230088;460;0|418;230548;408;1|419;230956;460;0|420;231416;412;1|421;231828;460;0|422;232288;408;1|423;232696;460;0|424;233156;408;1|425;233564;464;0|426;234028;408;1|427;234436;460;0|428;234896;408;1|429;235304;1332;0|430;236636;408;1|431;237044;460;0|432;237504;408;1|433;237912;1332;0|434;239244;408;1|435;239652;1332;0|436;240984;408;1|437;241392;1328;0|438;242720;408;1|439;243128;464;0|440;243592;408;1|</text:p>
          </table:table-cell>
          <table:table-cell table:style-name="ce8" table:formula="of:=LEFT([.D29];16)" office:value-type="string" office:string-value="4004072000000060" calcext:value-type="string">
            <text:p>4004072000000060</text:p>
          </table:table-cell>
          <table:table-cell table:style-name="ce10" table:formula="of:=RIGHT([.D29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9];2*[.Q$1]);2);8);4) &amp; LEFT(HEX2BIN(RIGHT(LEFT([.$J29];2*[.Q$1]);2);8);4);2)" office:value-type="string" office:string-value="04" calcext:value-type="string">
            <text:p>04</text:p>
          </table:table-cell>
          <table:table-cell table:style-name="ce7" table:formula="of:=BIN2HEX(RIGHT(HEX2BIN(RIGHT(LEFT([.$J29];2*[.R$1]);2);8);4) &amp; LEFT(HEX2BIN(RIGHT(LEFT([.$J29];2*[.R$1]);2);8);4);2)" office:value-type="string" office:string-value="40" calcext:value-type="string">
            <text:p>40</text:p>
          </table:table-cell>
          <table:table-cell table:style-name="ce7" table:formula="of:=BIN2HEX(RIGHT(HEX2BIN(RIGHT(LEFT([.$J29];2*[.S$1]);2);8);4) &amp; LEFT(HEX2BIN(RIGHT(LEFT([.$J29];2*[.S$1]);2);8);4);2)" office:value-type="string" office:string-value="70" calcext:value-type="string">
            <text:p>70</text:p>
          </table:table-cell>
          <table:table-cell table:style-name="ce7" table:formula="of:=BIN2HEX(RIGHT(HEX2BIN(RIGHT(LEFT([.$J29];2*[.T$1]);2);8);4) &amp; LEFT(HEX2BIN(RIGHT(LEFT([.$J29];2*[.T$1]);2);8);4);2)" office:value-type="string" office:string-value="02" calcext:value-type="string">
            <text:p>02</text:p>
          </table:table-cell>
          <table:table-cell table:style-name="ce7" table:formula="of:=BIN2HEX(RIGHT(HEX2BIN(RIGHT(LEFT([.$J29];2*[.U$1]);2);8);4) &amp; LEFT(HEX2BIN(RIGHT(LEFT([.$J29];2*[.U$1]);2);8);4);2)" office:value-type="string" office:string-value="00" calcext:value-type="string">
            <text:p>00</text:p>
          </table:table-cell>
          <table:table-cell table:style-name="ce7" table:formula="of:=BIN2HEX(RIGHT(HEX2BIN(RIGHT(LEFT([.$J29];2*[.V$1]);2);8);4) &amp; LEFT(HEX2BIN(RIGHT(LEFT([.$J29];2*[.V$1]);2);8);4);2)" office:value-type="string" office:string-value="21" calcext:value-type="string">
            <text:p>21</text:p>
          </table:table-cell>
          <table:table-cell table:style-name="ce21" table:formula="of:=BIN2HEX(RIGHT(HEX2BIN(RIGHT(LEFT([.$J29];2*[.W$1]);2);8);4) &amp; LEFT(HEX2BIN(RIGHT(LEFT([.$J29];2*[.W$1]);2);8);4);2)" office:value-type="string" office:string-value="43" calcext:value-type="string">
            <text:p>43</text:p>
          </table:table-cell>
          <table:table-cell table:style-name="ce21" table:formula="of:=BIN2HEX(RIGHT(HEX2BIN(RIGHT(LEFT([.$J29];2*[.X$1]);2);8);4) &amp; LEFT(HEX2BIN(RIGHT(LEFT([.$J29];2*[.X$1]);2);8);4);2)" office:value-type="string" office:string-value="10" calcext:value-type="string">
            <text:p>10</text:p>
          </table:table-cell>
          <table:table-cell table:style-name="ce21" table:formula="of:=BIN2HEX(RIGHT(HEX2BIN(RIGHT(LEFT([.$J29];2*[.Y$1]);2);8);4) &amp; LEFT(HEX2BIN(RIGHT(LEFT([.$J29];2*[.Y$1]);2);8);4);2)" office:value-type="string" office:string-value="5F" calcext:value-type="string">
            <text:p>5F</text:p>
          </table:table-cell>
          <table:table-cell table:style-name="ce7" table:formula="of:=BIN2HEX(RIGHT(HEX2BIN(RIGHT(LEFT([.$J29];2*[.Z$1]);2);8);4) &amp; LEFT(HEX2BIN(RIGHT(LEFT([.$J29];2*[.Z$1]);2);8);4);2)" office:value-type="string" office:string-value="00" calcext:value-type="string">
            <text:p>00</text:p>
          </table:table-cell>
          <table:table-cell table:style-name="ce7" table:formula="of:=BIN2HEX(RIGHT(HEX2BIN(RIGHT(LEFT([.$J29];2*[.AA$1]);2);8);4) &amp; LEFT(HEX2BIN(RIGHT(LEFT([.$J29];2*[.AA$1]);2);8);4);2)" office:value-type="string" office:string-value="00" calcext:value-type="string">
            <text:p>00</text:p>
          </table:table-cell>
          <table:table-cell table:style-name="ce7" table:formula="of:=BIN2HEX(RIGHT(HEX2BIN(RIGHT(LEFT([.$J29];2*[.AB$1]);2);8);4) &amp; LEFT(HEX2BIN(RIGHT(LEFT([.$J29];2*[.AB$1]);2);8);4);2)" office:value-type="string" office:string-value="07" calcext:value-type="string">
            <text:p>07</text:p>
          </table:table-cell>
          <table:table-cell table:style-name="ce7" table:formula="of:=BIN2HEX(RIGHT(HEX2BIN(RIGHT(LEFT([.$J29];2*[.AC$1]);2);8);4) &amp; LEFT(HEX2BIN(RIGHT(LEFT([.$J29];2*[.AC$1]);2);8);4);2)" office:value-type="string" office:string-value="70" calcext:value-type="string">
            <text:p>70</text:p>
          </table:table-cell>
          <table:table-cell table:style-name="ce7" table:formula="of:=BIN2HEX(RIGHT(HEX2BIN(RIGHT(LEFT([.$J29];2*[.AD$1]);2);8);4) &amp; LEFT(HEX2BIN(RIGHT(LEFT([.$J29];2*[.AD$1]);2);8);4);2)" office:value-type="string" office:string-value="80" calcext:value-type="string">
            <text:p>80</text:p>
          </table:table-cell>
          <table:table-cell table:style-name="ce7" table:formula="of:=BIN2HEX(RIGHT(HEX2BIN(RIGHT(LEFT([.$J29];2*[.AE$1]);2);8);4) &amp; LEFT(HEX2BIN(RIGHT(LEFT([.$J29];2*[.AE$1]);2);8);4);2)" office:value-type="string" office:string-value="00" calcext:value-type="string">
            <text:p>00</text:p>
          </table:table-cell>
          <table:table-cell table:style-name="ce7" table:formula="of:=BIN2HEX(RIGHT(HEX2BIN(RIGHT(LEFT([.$J29];2*[.AF$1]);2);8);4) &amp; LEFT(HEX2BIN(RIGHT(LEFT([.$J29];2*[.AF$1]);2);8);4);2)" office:value-type="string" office:string-value="08" calcext:value-type="string">
            <text:p>08</text:p>
          </table:table-cell>
          <table:table-cell table:style-name="ce7" table:formula="of:=BIN2HEX(RIGHT(HEX2BIN(RIGHT(LEFT([.$J29];2*[.AG$1]);2);8);4) &amp; LEFT(HEX2BIN(RIGHT(LEFT([.$J29];2*[.AG$1]);2);8);4);2)" office:value-type="string" office:string-value="00" calcext:value-type="string">
            <text:p>00</text:p>
          </table:table-cell>
          <table:table-cell table:style-name="ce7" table:formula="of:=BIN2HEX(RIGHT(HEX2BIN(RIGHT(LEFT([.$J29];2*[.AH$1]);2);8);4) &amp; LEFT(HEX2BIN(RIGHT(LEFT([.$J29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29];1);4)" office:value-type="string" office:string-value="0100" calcext:value-type="string">
            <text:p>0100</text:p>
          </table:table-cell>
          <table:table-cell table:style-name="ce7" table:formula="of:=HEX2BIN(RIGHT([.W29];1);4)" office:value-type="string" office:string-value="0011" calcext:value-type="string">
            <text:p>0011</text:p>
          </table:table-cell>
          <table:table-cell/>
          <table:table-cell table:style-name="ce23" table:formula="of:=LEFT([.AK29];1)" office:value-type="string" office:string-value="0" calcext:value-type="string">
            <text:p>0</text:p>
          </table:table-cell>
          <table:table-cell table:formula="of:=RIGHT(LEFT([.AK29];2);1)" office:value-type="string" office:string-value="1" calcext:value-type="string">
            <text:p>1</text:p>
          </table:table-cell>
          <table:table-cell table:formula="of:=LEFT(RIGHT([.AK29];2);1)" office:value-type="string" office:string-value="0" calcext:value-type="string">
            <text:p>0</text:p>
          </table:table-cell>
          <table:table-cell table:formula="of:=RIGHT(RIGHT([.AK29];2);1)" office:value-type="string" office:string-value="0" calcext:value-type="string">
            <text:p>0</text:p>
          </table:table-cell>
          <table:table-cell table:formula="of:=LEFT(LEFT([.AL29];2);1)" office:value-type="string" office:string-value="0" calcext:value-type="string">
            <text:p>0</text:p>
          </table:table-cell>
          <table:table-cell table:style-name="ce23" table:formula="of:=RIGHT(LEFT([.AL29];2);1)" office:value-type="string" office:string-value="0" calcext:value-type="string">
            <text:p>0</text:p>
          </table:table-cell>
          <table:table-cell table:style-name="ce23" table:formula="of:=LEFT(RIGHT([.AL29];2);1)" office:value-type="string" office:string-value="1" calcext:value-type="string">
            <text:p>1</text:p>
          </table:table-cell>
          <table:table-cell table:style-name="ce23" table:formula="of:=RIGHT(RIGHT([.AL29];2);1)" office:value-type="string" office:string-value="1" calcext:value-type="string">
            <text:p>1</text:p>
          </table:table-cell>
          <table:table-cell/>
          <table:table-cell table:formula="of:=[.AN29]&amp;[.AU29]&amp;[.AT29]&amp;[.AS29]" office:value-type="string" office:string-value="0110" calcext:value-type="string">
            <text:p>0110</text:p>
          </table:table-cell>
          <table:table-cell table:formula="of:=BIN2DEC([.AW29])" office:value-type="float" office:value="6" calcext:value-type="float">
            <text:p>6</text:p>
          </table:table-cell>
          <table:table-cell table:formula="of:=[.AX29]+16" office:value-type="float" office:value="22" calcext:value-type="float">
            <text:p>22</text:p>
          </table:table-cell>
          <table:table-cell table:style-name="ce7" table:formula="of:=HEX2BIN(LEFT([.Y29];1);4)" office:value-type="string" office:string-value="0101" calcext:value-type="string">
            <text:p>0101</text:p>
          </table:table-cell>
          <table:table-cell table:style-name="ce7" table:formula="of:=HEX2BIN(RIGHT([.Y29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BA29])" office:value-type="float" office:value="15" calcext:value-type="float">
            <text:p>15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6"/>
          <table:table-cell table:style-name="ce1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12;1|11;10104;460;0|12;10564;408;1|13;10972;460;0|14;11432;408;1|15;11840;460;0|16;12300;412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0;0|40;23604;412;1|41;24016;460;0|42;24476;408;1|43;24884;460;0|44;25344;408;1|45;25752;464;0|46;26216;408;1|47;26624;1328;0|48;27952;412;1|49;28364;1328;0|50;29692;408;1|51;30100;1332;0|52;31432;408;1|53;31840;460;0|54;32300;408;1|55;32708;464;0|56;33172;408;1|57;33580;1328;0|58;34908;408;1|59;35316;460;0|60;35776;412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12;1|87;47492;460;0|88;47952;408;1|89;48360;460;0|90;48820;408;1|91;49228;460;0|92;49688;412;1|93;50100;460;0|94;50560;408;1|95;50968;460;0|96;51428;408;1|97;51836;464;0|98;52300;408;1|99;52708;460;0|100;53168;408;1|101;53576;460;0|102;54036;412;1|103;54448;460;0|104;54908;408;1|105;55316;460;0|106;55776;408;1|107;56184;464;0|108;56648;404;1|109;57052;464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4;0|134;79252;3452;1|135;82704;1764;0|136;84468;412;1|137;84880;460;0|138;85340;412;1|139;85752;1328;0|140;87080;408;1|141;87488;460;0|142;87948;408;1|143;88356;464;0|144;88820;408;1|145;89228;460;0|146;89688;408;1|147;90096;460;0|148;90556;408;1|149;90964;464;0|150;91428;408;1|151;91836;460;0|152;92296;408;1|153;92704;464;0|154;93168;404;1|155;93572;464;0|156;94036;408;1|157;94444;460;0|158;94904;408;1|159;95312;464;0|160;95776;408;1|161;96184;460;0|162;96644;408;1|163;97052;1332;0|164;98384;408;1|165;98792;460;0|166;99252;408;1|167;99660;460;0|168;100120;412;1|169;100532;460;0|170;100992;408;1|171;101400;460;0|172;101860;408;1|173;102268;464;0|174;102732;408;1|175;103140;456;0|176;103596;412;1|177;104008;460;0|178;104468;408;1|179;104876;1332;0|180;106208;408;1|181;106616;1332;0|182;107948;408;1|183;108356;1328;0|184;109684;412;1|185;110096;460;0|186;110556;408;1|187;110964;460;0|188;111424;412;1|189;111836;1328;0|190;113164;408;1|191;113572;460;0|192;114032;408;1|193;114440;464;0|194;114904;408;1|195;115312;460;0|196;115772;408;1|197;116180;460;0|198;116640;408;1|199;117048;464;0|200;117512;408;1|201;117920;460;0|202;118380;408;1|203;118788;464;0|204;119252;408;1|205;119660;460;0|206;120120;408;1|207;120528;460;0|208;120988;408;1|209;121396;464;0|210;121860;404;1|211;122264;464;0|212;122728;408;1|213;123136;460;0|214;123596;408;1|215;124004;460;0|216;124464;412;1|217;124876;460;0|218;125336;408;1|219;125744;464;0|220;126208;408;1|221;126616;460;0|222;127076;408;1|223;127484;1328;0|224;128812;412;1|225;129224;460;0|226;129684;408;1|227;130092;460;0|228;130552;408;1|229;130960;464;0|230;131424;408;1|231;131832;460;0|232;132292;408;1|233;132700;460;0|234;133160;408;1|235;133568;1332;0|236;134900;408;1|237;135308;1336;0|238;136644;404;1|239;137048;1328;0|240;138376;436;1|241;138812;436;0|242;139248;408;1|243;139656;1332;0|244;140988;408;1|245;141396;460;0|246;141856;408;1|247;142264;464;0|248;142728;404;1|249;143132;464;0|250;143596;408;1|251;144004;460;0|252;144464;408;1|253;144872;464;0|254;145336;408;1|255;145744;460;0|256;146204;408;1|257;146612;460;0|258;147072;408;1|259;147480;464;0|260;147944;408;1|261;148352;460;0|262;148812;408;1|263;149220;1332;0|264;150552;408;1|265;150960;1328;0|266;152288;408;1|267;152696;1332;0|268;154028;408;1|269;154436;1332;0|270;155768;408;1|271;156176;1332;0|272;157508;408;1|273;157916;460;0|274;158376;408;1|275;158784;1332;0|276;160116;408;1|277;160524;460;0|278;160984;408;1|279;161392;1332;0|280;162724;408;1|281;163132;460;0|282;163592;408;1|283;164000;464;0|284;164464;408;1|285;164872;460;0|286;165332;408;1|287;165740;460;0|288;166200;408;1|289;166608;464;0|290;167072;408;1|291;167480;460;0|292;167940;408;1|293;168348;464;0|294;168812;408;1|295;169220;460;0|296;169680;408;1|297;170088;460;0|298;170548;408;1|299;170956;464;0|300;171420;404;1|301;171824;464;0|302;172288;408;1|303;172696;460;0|304;173156;408;1|305;173564;464;0|306;174028;408;1|307;174436;460;0|308;174896;408;1|309;175304;460;0|310;175764;408;1|311;176172;464;0|312;176636;408;1|313;177044;460;0|314;177504;408;1|315;177912;1328;0|316;179240;412;1|317;179652;1328;0|318;180980;412;1|319;181392;1328;0|320;182720;408;1|321;183128;464;0|322;183592;408;1|323;184000;460;0|324;184460;408;1|325;184868;464;0|326;185332;404;1|327;185736;460;0|328;186196;412;1|329;186608;460;0|330;187068;408;1|331;187476;460;0|332;187936;412;1|333;188348;460;0|334;188808;408;1|335;189216;460;0|336;189676;412;1|337;190088;460;0|338;190548;408;1|339;190956;1328;0|340;192284;408;1|341;192692;1332;0|342;194024;408;1|343;194432;1332;0|344;195764;408;1|345;196172;460;0|346;196632;408;1|347;197040;464;0|348;197504;408;1|349;197912;460;0|350;198372;408;1|351;198780;460;0|352;199240;408;1|353;199648;1332;0|354;200980;408;1|355;201388;460;0|356;201848;412;1|357;202260;460;0|358;202720;408;1|359;203128;460;0|360;203588;408;1|361;203996;460;0|362;204456;412;1|363;204868;460;0|364;205328;408;1|365;205736;464;0|366;206200;404;1|367;206604;464;0|368;207068;408;1|369;207476;460;0|370;207936;408;1|371;208344;460;0|372;208804;412;1|373;209216;460;0|374;209676;408;1|375;210084;460;0|376;210544;408;1|377;210952;1332;0|378;212284;408;1|379;212692;460;0|380;213152;408;1|381;213560;464;0|382;214024;408;1|383;214432;460;0|384;214892;408;1|385;215300;460;0|386;215760;408;1|387;216168;464;0|388;216632;408;1|389;217040;460;0|390;217500;408;1|391;217908;460;0|392;218368;416;1|393;218784;456;0|394;219240;408;1|395;219648;460;0|396;220108;408;1|397;220516;464;0|398;220980;408;1|399;221388;460;0|400;221848;408;1|401;222256;460;0|402;222716;408;1|403;223124;464;0|404;223588;408;1|405;223996;460;0|406;224456;408;1|407;224864;460;0|408;225324;408;1|409;225732;464;0|410;226196;408;1|411;226604;1328;0|412;227932;412;1|413;228344;1328;0|414;229672;408;1|415;230080;460;0|416;230540;412;1|417;230952;460;0|418;231412;408;1|419;231820;460;0|420;232280;412;1|421;232692;460;0|422;233152;408;1|423;233560;460;0|424;234020;408;1|425;234428;460;0|426;234888;412;1|427;235300;460;0|428;235760;408;1|429;236168;460;0|430;236628;408;1|431;237036;464;0|432;237500;408;1|433;237908;1328;0|434;239236;408;1|435;239644;1332;0|436;240976;408;1|437;241384;1332;0|438;242716;408;1|439;243124;460;0|440;243584;408;1|</text:p>
          </table:table-cell>
          <table:table-cell table:style-name="ce8" table:formula="of:=LEFT([.D31];16)" office:value-type="string" office:string-value="4004072000000060" calcext:value-type="string">
            <text:p>4004072000000060</text:p>
          </table:table-cell>
          <table:table-cell table:style-name="ce10" table:formula="of:=RIGHT([.D31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1];2*[.Q$1]);2);8);4) &amp; LEFT(HEX2BIN(RIGHT(LEFT([.$J31];2*[.Q$1]);2);8);4);2)" office:value-type="string" office:string-value="04" calcext:value-type="string">
            <text:p>04</text:p>
          </table:table-cell>
          <table:table-cell table:style-name="ce7" table:formula="of:=BIN2HEX(RIGHT(HEX2BIN(RIGHT(LEFT([.$J31];2*[.R$1]);2);8);4) &amp; LEFT(HEX2BIN(RIGHT(LEFT([.$J31];2*[.R$1]);2);8);4);2)" office:value-type="string" office:string-value="40" calcext:value-type="string">
            <text:p>40</text:p>
          </table:table-cell>
          <table:table-cell table:style-name="ce7" table:formula="of:=BIN2HEX(RIGHT(HEX2BIN(RIGHT(LEFT([.$J31];2*[.S$1]);2);8);4) &amp; LEFT(HEX2BIN(RIGHT(LEFT([.$J31];2*[.S$1]);2);8);4);2)" office:value-type="string" office:string-value="70" calcext:value-type="string">
            <text:p>70</text:p>
          </table:table-cell>
          <table:table-cell table:style-name="ce7" table:formula="of:=BIN2HEX(RIGHT(HEX2BIN(RIGHT(LEFT([.$J31];2*[.T$1]);2);8);4) &amp; LEFT(HEX2BIN(RIGHT(LEFT([.$J31];2*[.T$1]);2);8);4);2)" office:value-type="string" office:string-value="02" calcext:value-type="string">
            <text:p>02</text:p>
          </table:table-cell>
          <table:table-cell table:style-name="ce7" table:formula="of:=BIN2HEX(RIGHT(HEX2BIN(RIGHT(LEFT([.$J31];2*[.U$1]);2);8);4) &amp; LEFT(HEX2BIN(RIGHT(LEFT([.$J31];2*[.U$1]);2);8);4);2)" office:value-type="string" office:string-value="00" calcext:value-type="string">
            <text:p>00</text:p>
          </table:table-cell>
          <table:table-cell table:style-name="ce7" table:formula="of:=BIN2HEX(RIGHT(HEX2BIN(RIGHT(LEFT([.$J31];2*[.V$1]);2);8);4) &amp; LEFT(HEX2BIN(RIGHT(LEFT([.$J31];2*[.V$1]);2);8);4);2)" office:value-type="string" office:string-value="21" calcext:value-type="string">
            <text:p>21</text:p>
          </table:table-cell>
          <table:table-cell table:style-name="ce21" table:formula="of:=BIN2HEX(RIGHT(HEX2BIN(RIGHT(LEFT([.$J31];2*[.W$1]);2);8);4) &amp; LEFT(HEX2BIN(RIGHT(LEFT([.$J31];2*[.W$1]);2);8);4);2)" office:value-type="string" office:string-value="43" calcext:value-type="string">
            <text:p>43</text:p>
          </table:table-cell>
          <table:table-cell table:style-name="ce21" table:formula="of:=BIN2HEX(RIGHT(HEX2BIN(RIGHT(LEFT([.$J31];2*[.X$1]);2);8);4) &amp; LEFT(HEX2BIN(RIGHT(LEFT([.$J31];2*[.X$1]);2);8);4);2)" office:value-type="string" office:string-value="10" calcext:value-type="string">
            <text:p>10</text:p>
          </table:table-cell>
          <table:table-cell table:style-name="ce21" table:formula="of:=BIN2HEX(RIGHT(HEX2BIN(RIGHT(LEFT([.$J31];2*[.Y$1]);2);8);4) &amp; LEFT(HEX2BIN(RIGHT(LEFT([.$J31];2*[.Y$1]);2);8);4);2)" office:value-type="string" office:string-value="5F" calcext:value-type="string">
            <text:p>5F</text:p>
          </table:table-cell>
          <table:table-cell table:style-name="ce7" table:formula="of:=BIN2HEX(RIGHT(HEX2BIN(RIGHT(LEFT([.$J31];2*[.Z$1]);2);8);4) &amp; LEFT(HEX2BIN(RIGHT(LEFT([.$J31];2*[.Z$1]);2);8);4);2)" office:value-type="string" office:string-value="00" calcext:value-type="string">
            <text:p>00</text:p>
          </table:table-cell>
          <table:table-cell table:style-name="ce7" table:formula="of:=BIN2HEX(RIGHT(HEX2BIN(RIGHT(LEFT([.$J31];2*[.AA$1]);2);8);4) &amp; LEFT(HEX2BIN(RIGHT(LEFT([.$J31];2*[.AA$1]);2);8);4);2)" office:value-type="string" office:string-value="00" calcext:value-type="string">
            <text:p>00</text:p>
          </table:table-cell>
          <table:table-cell table:style-name="ce7" table:formula="of:=BIN2HEX(RIGHT(HEX2BIN(RIGHT(LEFT([.$J31];2*[.AB$1]);2);8);4) &amp; LEFT(HEX2BIN(RIGHT(LEFT([.$J31];2*[.AB$1]);2);8);4);2)" office:value-type="string" office:string-value="07" calcext:value-type="string">
            <text:p>07</text:p>
          </table:table-cell>
          <table:table-cell table:style-name="ce7" table:formula="of:=BIN2HEX(RIGHT(HEX2BIN(RIGHT(LEFT([.$J31];2*[.AC$1]);2);8);4) &amp; LEFT(HEX2BIN(RIGHT(LEFT([.$J31];2*[.AC$1]);2);8);4);2)" office:value-type="string" office:string-value="70" calcext:value-type="string">
            <text:p>70</text:p>
          </table:table-cell>
          <table:table-cell table:style-name="ce7" table:formula="of:=BIN2HEX(RIGHT(HEX2BIN(RIGHT(LEFT([.$J31];2*[.AD$1]);2);8);4) &amp; LEFT(HEX2BIN(RIGHT(LEFT([.$J31];2*[.AD$1]);2);8);4);2)" office:value-type="string" office:string-value="80" calcext:value-type="string">
            <text:p>80</text:p>
          </table:table-cell>
          <table:table-cell table:style-name="ce7" table:formula="of:=BIN2HEX(RIGHT(HEX2BIN(RIGHT(LEFT([.$J31];2*[.AE$1]);2);8);4) &amp; LEFT(HEX2BIN(RIGHT(LEFT([.$J31];2*[.AE$1]);2);8);4);2)" office:value-type="string" office:string-value="00" calcext:value-type="string">
            <text:p>00</text:p>
          </table:table-cell>
          <table:table-cell table:style-name="ce7" table:formula="of:=BIN2HEX(RIGHT(HEX2BIN(RIGHT(LEFT([.$J31];2*[.AF$1]);2);8);4) &amp; LEFT(HEX2BIN(RIGHT(LEFT([.$J31];2*[.AF$1]);2);8);4);2)" office:value-type="string" office:string-value="08" calcext:value-type="string">
            <text:p>08</text:p>
          </table:table-cell>
          <table:table-cell table:style-name="ce7" table:formula="of:=BIN2HEX(RIGHT(HEX2BIN(RIGHT(LEFT([.$J31];2*[.AG$1]);2);8);4) &amp; LEFT(HEX2BIN(RIGHT(LEFT([.$J31];2*[.AG$1]);2);8);4);2)" office:value-type="string" office:string-value="00" calcext:value-type="string">
            <text:p>00</text:p>
          </table:table-cell>
          <table:table-cell table:style-name="ce7" table:formula="of:=BIN2HEX(RIGHT(HEX2BIN(RIGHT(LEFT([.$J31];2*[.AH$1]);2);8);4) &amp; LEFT(HEX2BIN(RIGHT(LEFT([.$J31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1];1);4)" office:value-type="string" office:string-value="0100" calcext:value-type="string">
            <text:p>0100</text:p>
          </table:table-cell>
          <table:table-cell table:style-name="ce7" table:formula="of:=HEX2BIN(RIGHT([.W31];1);4)" office:value-type="string" office:string-value="0011" calcext:value-type="string">
            <text:p>0011</text:p>
          </table:table-cell>
          <table:table-cell/>
          <table:table-cell table:style-name="ce23" table:formula="of:=LEFT([.AK31];1)" office:value-type="string" office:string-value="0" calcext:value-type="string">
            <text:p>0</text:p>
          </table:table-cell>
          <table:table-cell table:formula="of:=RIGHT(LEFT([.AK31];2);1)" office:value-type="string" office:string-value="1" calcext:value-type="string">
            <text:p>1</text:p>
          </table:table-cell>
          <table:table-cell table:formula="of:=LEFT(RIGHT([.AK31];2);1)" office:value-type="string" office:string-value="0" calcext:value-type="string">
            <text:p>0</text:p>
          </table:table-cell>
          <table:table-cell table:formula="of:=RIGHT(RIGHT([.AK31];2);1)" office:value-type="string" office:string-value="0" calcext:value-type="string">
            <text:p>0</text:p>
          </table:table-cell>
          <table:table-cell table:formula="of:=LEFT(LEFT([.AL31];2);1)" office:value-type="string" office:string-value="0" calcext:value-type="string">
            <text:p>0</text:p>
          </table:table-cell>
          <table:table-cell table:style-name="ce23" table:formula="of:=RIGHT(LEFT([.AL31];2);1)" office:value-type="string" office:string-value="0" calcext:value-type="string">
            <text:p>0</text:p>
          </table:table-cell>
          <table:table-cell table:style-name="ce23" table:formula="of:=LEFT(RIGHT([.AL31];2);1)" office:value-type="string" office:string-value="1" calcext:value-type="string">
            <text:p>1</text:p>
          </table:table-cell>
          <table:table-cell table:style-name="ce23" table:formula="of:=RIGHT(RIGHT([.AL31];2);1)" office:value-type="string" office:string-value="1" calcext:value-type="string">
            <text:p>1</text:p>
          </table:table-cell>
          <table:table-cell/>
          <table:table-cell table:formula="of:=[.AN31]&amp;[.AU31]&amp;[.AT31]&amp;[.AS31]" office:value-type="string" office:string-value="0110" calcext:value-type="string">
            <text:p>0110</text:p>
          </table:table-cell>
          <table:table-cell table:formula="of:=BIN2DEC([.AW31])" office:value-type="float" office:value="6" calcext:value-type="float">
            <text:p>6</text:p>
          </table:table-cell>
          <table:table-cell table:formula="of:=[.AX31]+16" office:value-type="float" office:value="22" calcext:value-type="float">
            <text:p>22</text:p>
          </table:table-cell>
          <table:table-cell table:style-name="ce7" table:formula="of:=HEX2BIN(LEFT([.Y31];1);4)" office:value-type="string" office:string-value="0101" calcext:value-type="string">
            <text:p>0101</text:p>
          </table:table-cell>
          <table:table-cell table:style-name="ce7" table:formula="of:=HEX2BIN(RIGHT([.Y31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AZ31])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E0000700708008000607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408;1|13;10972;460;0|14;11432;408;1|15;11840;460;0|16;12300;408;1|17;12708;464;0|18;13172;408;1|19;13580;460;0|20;14040;408;1|21;14448;464;0|22;14912;408;1|23;15320;460;0|24;15780;408;1|25;16188;460;0|26;16648;408;1|27;17056;464;0|28;17520;408;1|29;17928;460;0|30;18388;408;1|31;18796;1332;0|32;20128;408;1|33;20536;460;0|34;20996;408;1|35;21404;460;0|36;21864;412;1|37;22276;460;0|38;22736;408;1|39;23144;460;0|40;23604;408;1|41;24012;464;0|42;24476;408;1|43;24884;460;0|44;25344;408;1|45;25752;460;0|46;26212;408;1|47;26620;1332;0|48;27952;408;1|49;28360;1332;0|50;29692;408;1|51;30100;1332;0|52;31432;408;1|53;31840;460;0|54;32300;408;1|55;32708;460;0|56;33168;412;1|57;33580;1328;0|58;34908;408;1|59;35316;464;0|60;35780;404;1|61;36184;464;0|62;36648;408;1|63;37056;460;0|64;37516;408;1|65;37924;464;0|66;38388;404;1|67;38792;464;0|68;39256;408;1|69;39664;460;0|70;40124;408;1|71;40532;464;0|72;40996;408;1|73;41404;460;0|74;41864;408;1|75;42272;460;0|76;42732;408;1|77;43140;464;0|78;43604;408;1|79;44012;460;0|80;44472;408;1|81;44880;460;0|82;45340;408;1|83;45748;464;0|84;46212;408;1|85;46620;460;0|86;47080;408;1|87;47488;460;0|88;47948;412;1|89;48360;460;0|90;48820;408;1|91;49228;460;0|92;49688;408;1|93;50096;464;0|94;50560;408;1|95;50968;460;0|96;51428;408;1|97;51836;464;0|98;52300;404;1|99;52704;464;0|100;53168;408;1|101;53576;460;0|102;54036;408;1|103;54444;460;0|104;54904;412;1|105;55316;460;0|106;55776;408;1|107;56184;464;0|108;56648;404;1|109;57052;464;0|110;57516;408;1|111;57924;460;0|112;58384;408;1|113;58792;460;0|114;59252;408;1|115;59660;464;0|116;60124;408;1|117;60532;460;0|118;60992;408;1|119;61400;1332;0|120;62732;412;1|121;63144;1324;0|122;64468;412;1|123;64880;460;0|124;65340;408;1|125;65748;460;0|126;66208;408;1|127;66616;464;0|128;67080;408;1|129;67488;460;0|130;67948;408;1|131;68356;460;0|132;68816;408;1|133;69224;10028;0|134;79252;3452;1|135;82704;1768;0|136;84472;408;1|137;84880;460;0|138;85340;408;1|139;85748;1332;0|140;87080;408;1|141;87488;460;0|142;87948;408;1|143;88356;464;0|144;88820;408;1|145;89228;460;0|146;89688;408;1|147;90096;460;0|148;90556;408;1|149;90964;460;0|150;91424;408;1|151;91832;464;0|152;92296;408;1|153;92704;460;0|154;93164;412;1|155;93576;460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28;0|182;107944;412;1|183;108356;1328;0|184;109684;408;1|185;110092;464;0|186;110556;404;1|187;110960;464;0|188;111424;408;1|189;111832;1332;0|190;113164;408;1|191;113572;460;0|192;114032;408;1|193;114440;460;0|194;114900;412;1|195;115312;460;0|196;115772;408;1|197;116180;460;0|198;116640;408;1|199;117048;460;0|200;117508;412;1|201;117920;460;0|202;118380;408;1|203;118788;460;0|204;119248;408;1|205;119656;460;0|206;120116;412;1|207;120528;460;0|208;120988;408;1|209;121396;460;0|210;121856;412;1|211;122268;460;0|212;122728;408;1|213;123136;460;0|214;123596;408;1|215;124004;464;0|216;124468;404;1|217;124872;464;0|218;125336;408;1|219;125744;460;0|220;126204;408;1|221;126612;464;0|222;127076;408;1|223;127484;1328;0|224;128812;412;1|225;129224;460;0|226;129684;408;1|227;130092;460;0|228;130552;408;1|229;130960;464;0|230;131424;408;1|231;131832;460;0|232;132292;408;1|233;132700;460;0|234;133160;408;1|235;133568;464;0|236;134032;408;1|237;134440;1328;0|238;135768;412;1|239;136180;1328;0|240;137508;408;1|241;137916;460;0|242;138376;408;1|243;138784;1332;0|244;140116;408;1|245;140524;460;0|246;140984;408;1|247;141392;464;0|248;141856;408;1|249;142264;460;0|250;142724;408;1|251;143132;464;0|252;143596;408;1|253;144004;460;0|254;144464;408;1|255;144872;460;0|256;145332;408;1|257;145740;460;0|258;146200;412;1|259;146612;460;0|260;147072;408;1|261;147480;460;0|262;147940;412;1|263;148352;1328;0|264;149680;408;1|265;150088;1332;0|266;151420;408;1|267;151828;1328;0|268;153156;436;1|269;153592;1304;0|270;154896;412;1|271;155308;1328;0|272;156636;408;1|273;157044;460;0|274;157504;412;1|275;157916;1328;0|276;159244;408;1|277;159652;464;0|278;160116;408;1|279;160524;1328;0|280;161852;408;1|281;162260;464;0|282;162724;408;1|283;163132;460;0|284;163592;408;1|285;164000;460;0|286;164460;412;1|287;164872;460;0|288;165332;408;1|289;165740;460;0|290;166200;408;1|291;166608;464;0|292;167072;408;1|293;167480;460;0|294;167940;408;1|295;168348;460;0|296;168808;412;1|297;169220;460;0|298;169680;408;1|299;170088;460;0|300;170548;408;1|301;170956;460;0|302;171416;408;1|303;171824;464;0|304;172288;408;1|305;172696;460;0|306;173156;408;1|307;173564;464;0|308;174028;408;1|309;174436;460;0|310;174896;408;1|311;175304;460;0|312;175764;408;1|313;176172;464;0|314;176636;408;1|315;177044;1328;0|316;178372;412;1|317;178784;1328;0|318;180112;408;1|319;180520;1332;0|320;181852;408;1|321;182260;460;0|322;182720;408;1|323;183128;464;0|324;183592;408;1|325;184000;460;0|326;184460;408;1|327;184868;460;0|328;185328;408;1|329;185736;464;0|330;186200;408;1|331;186608;460;0|332;187068;408;1|333;187476;460;0|334;187936;412;1|335;188348;460;0|336;188808;408;1|337;189216;460;0|338;189676;408;1|339;190084;1332;0|340;191416;408;1|341;191824;1332;0|342;193156;408;1|343;193564;1328;0|344;194892;412;1|345;195304;460;0|346;195764;408;1|347;196172;460;0|348;196632;408;1|349;197040;464;0|350;197504;408;1|351;197912;460;0|352;198372;408;1|353;198780;1332;0|354;200112;408;1|355;200520;460;0|356;200980;408;1|357;201388;460;0|358;201848;408;1|359;202256;464;0|360;202720;408;1|361;203128;460;0|362;203588;408;1|363;203996;460;0|364;204456;408;1|365;204864;464;0|366;205328;408;1|367;205736;460;0|368;206196;408;1|369;206604;464;0|370;207068;408;1|371;207476;460;0|372;207936;408;1|373;208344;460;0|374;208804;408;1|375;209212;464;0|376;209676;408;1|377;210084;1328;0|378;211412;412;1|379;211824;460;0|380;212284;408;1|381;212692;460;0|382;213152;408;1|383;213560;464;0|384;214024;408;1|385;214432;460;0|386;214892;408;1|387;215300;460;0|388;215760;408;1|389;216168;464;0|390;216632;408;1|391;217040;460;0|392;217500;408;1|393;217908;460;0|394;218368;408;1|395;218776;464;0|396;219240;408;1|397;219648;460;0|398;220108;408;1|399;220516;460;0|400;220976;408;1|401;221384;464;0|402;221848;408;1|403;222256;460;0|404;222716;408;1|405;223124;464;0|406;223588;408;1|407;223996;460;0|408;224456;408;1|409;224864;464;0|410;225328;404;1|411;225732;1332;0|412;227064;408;1|413;227472;1332;0|414;228804;408;1|415;229212;460;0|416;229672;408;1|417;230080;460;0|418;230540;412;1|419;230952;460;0|420;231412;408;1|421;231820;460;0|422;232280;408;1|423;232688;464;0|424;233152;408;1|425;233560;460;0|426;234020;408;1|427;234428;1328;0|428;235756;412;1|429;236168;1328;0|430;237496;412;1|431;237908;1328;0|432;239236;408;1|433;239644;464;0|434;240108;408;1|435;240516;1328;0|436;241844;408;1|437;242252;1328;0|438;243580;412;1|439;243992;460;0|440;244452;408;1|</text:p>
          </table:table-cell>
          <table:table-cell table:style-name="ce8" table:formula="of:=LEFT([.D32];16)" office:value-type="string" office:string-value="4004072000000060" calcext:value-type="string">
            <text:p>4004072000000060</text:p>
          </table:table-cell>
          <table:table-cell table:style-name="ce10" table:formula="of:=RIGHT([.D32];(27*2)-16)" office:value-type="string" office:string-value="4004072000123401FE0000700708008000607E" calcext:value-type="string">
            <text:p>4004072000123401FE0000700708008000607E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2];2*[.Q$1]);2);8);4) &amp; LEFT(HEX2BIN(RIGHT(LEFT([.$J32];2*[.Q$1]);2);8);4);2)" office:value-type="string" office:string-value="04" calcext:value-type="string">
            <text:p>04</text:p>
          </table:table-cell>
          <table:table-cell table:style-name="ce7" table:formula="of:=BIN2HEX(RIGHT(HEX2BIN(RIGHT(LEFT([.$J32];2*[.R$1]);2);8);4) &amp; LEFT(HEX2BIN(RIGHT(LEFT([.$J32];2*[.R$1]);2);8);4);2)" office:value-type="string" office:string-value="40" calcext:value-type="string">
            <text:p>40</text:p>
          </table:table-cell>
          <table:table-cell table:style-name="ce7" table:formula="of:=BIN2HEX(RIGHT(HEX2BIN(RIGHT(LEFT([.$J32];2*[.S$1]);2);8);4) &amp; LEFT(HEX2BIN(RIGHT(LEFT([.$J32];2*[.S$1]);2);8);4);2)" office:value-type="string" office:string-value="70" calcext:value-type="string">
            <text:p>70</text:p>
          </table:table-cell>
          <table:table-cell table:style-name="ce7" table:formula="of:=BIN2HEX(RIGHT(HEX2BIN(RIGHT(LEFT([.$J32];2*[.T$1]);2);8);4) &amp; LEFT(HEX2BIN(RIGHT(LEFT([.$J32];2*[.T$1]);2);8);4);2)" office:value-type="string" office:string-value="02" calcext:value-type="string">
            <text:p>02</text:p>
          </table:table-cell>
          <table:table-cell table:style-name="ce7" table:formula="of:=BIN2HEX(RIGHT(HEX2BIN(RIGHT(LEFT([.$J32];2*[.U$1]);2);8);4) &amp; LEFT(HEX2BIN(RIGHT(LEFT([.$J32];2*[.U$1]);2);8);4);2)" office:value-type="string" office:string-value="00" calcext:value-type="string">
            <text:p>00</text:p>
          </table:table-cell>
          <table:table-cell table:style-name="ce7" table:formula="of:=BIN2HEX(RIGHT(HEX2BIN(RIGHT(LEFT([.$J32];2*[.V$1]);2);8);4) &amp; LEFT(HEX2BIN(RIGHT(LEFT([.$J32];2*[.V$1]);2);8);4);2)" office:value-type="string" office:string-value="21" calcext:value-type="string">
            <text:p>21</text:p>
          </table:table-cell>
          <table:table-cell table:style-name="ce21" table:formula="of:=BIN2HEX(RIGHT(HEX2BIN(RIGHT(LEFT([.$J32];2*[.W$1]);2);8);4) &amp; LEFT(HEX2BIN(RIGHT(LEFT([.$J32];2*[.W$1]);2);8);4);2)" office:value-type="string" office:string-value="43" calcext:value-type="string">
            <text:p>43</text:p>
          </table:table-cell>
          <table:table-cell table:style-name="ce21" table:formula="of:=BIN2HEX(RIGHT(HEX2BIN(RIGHT(LEFT([.$J32];2*[.X$1]);2);8);4) &amp; LEFT(HEX2BIN(RIGHT(LEFT([.$J32];2*[.X$1]);2);8);4);2)" office:value-type="string" office:string-value="10" calcext:value-type="string">
            <text:p>10</text:p>
          </table:table-cell>
          <table:table-cell table:style-name="ce21" table:formula="of:=BIN2HEX(RIGHT(HEX2BIN(RIGHT(LEFT([.$J32];2*[.Y$1]);2);8);4) &amp; LEFT(HEX2BIN(RIGHT(LEFT([.$J32];2*[.Y$1]);2);8);4);2)" office:value-type="string" office:string-value="EF" calcext:value-type="string">
            <text:p>EF</text:p>
          </table:table-cell>
          <table:table-cell table:style-name="ce7" table:formula="of:=BIN2HEX(RIGHT(HEX2BIN(RIGHT(LEFT([.$J32];2*[.Z$1]);2);8);4) &amp; LEFT(HEX2BIN(RIGHT(LEFT([.$J32];2*[.Z$1]);2);8);4);2)" office:value-type="string" office:string-value="00" calcext:value-type="string">
            <text:p>00</text:p>
          </table:table-cell>
          <table:table-cell table:style-name="ce7" table:formula="of:=BIN2HEX(RIGHT(HEX2BIN(RIGHT(LEFT([.$J32];2*[.AA$1]);2);8);4) &amp; LEFT(HEX2BIN(RIGHT(LEFT([.$J32];2*[.AA$1]);2);8);4);2)" office:value-type="string" office:string-value="00" calcext:value-type="string">
            <text:p>00</text:p>
          </table:table-cell>
          <table:table-cell table:style-name="ce7" table:formula="of:=BIN2HEX(RIGHT(HEX2BIN(RIGHT(LEFT([.$J32];2*[.AB$1]);2);8);4) &amp; LEFT(HEX2BIN(RIGHT(LEFT([.$J32];2*[.AB$1]);2);8);4);2)" office:value-type="string" office:string-value="07" calcext:value-type="string">
            <text:p>07</text:p>
          </table:table-cell>
          <table:table-cell table:style-name="ce7" table:formula="of:=BIN2HEX(RIGHT(HEX2BIN(RIGHT(LEFT([.$J32];2*[.AC$1]);2);8);4) &amp; LEFT(HEX2BIN(RIGHT(LEFT([.$J32];2*[.AC$1]);2);8);4);2)" office:value-type="string" office:string-value="70" calcext:value-type="string">
            <text:p>70</text:p>
          </table:table-cell>
          <table:table-cell table:style-name="ce7" table:formula="of:=BIN2HEX(RIGHT(HEX2BIN(RIGHT(LEFT([.$J32];2*[.AD$1]);2);8);4) &amp; LEFT(HEX2BIN(RIGHT(LEFT([.$J32];2*[.AD$1]);2);8);4);2)" office:value-type="string" office:string-value="80" calcext:value-type="string">
            <text:p>80</text:p>
          </table:table-cell>
          <table:table-cell table:style-name="ce7" table:formula="of:=BIN2HEX(RIGHT(HEX2BIN(RIGHT(LEFT([.$J32];2*[.AE$1]);2);8);4) &amp; LEFT(HEX2BIN(RIGHT(LEFT([.$J32];2*[.AE$1]);2);8);4);2)" office:value-type="string" office:string-value="00" calcext:value-type="string">
            <text:p>00</text:p>
          </table:table-cell>
          <table:table-cell table:style-name="ce7" table:formula="of:=BIN2HEX(RIGHT(HEX2BIN(RIGHT(LEFT([.$J32];2*[.AF$1]);2);8);4) &amp; LEFT(HEX2BIN(RIGHT(LEFT([.$J32];2*[.AF$1]);2);8);4);2)" office:value-type="string" office:string-value="08" calcext:value-type="string">
            <text:p>08</text:p>
          </table:table-cell>
          <table:table-cell table:style-name="ce7" table:formula="of:=BIN2HEX(RIGHT(HEX2BIN(RIGHT(LEFT([.$J32];2*[.AG$1]);2);8);4) &amp; LEFT(HEX2BIN(RIGHT(LEFT([.$J32];2*[.AG$1]);2);8);4);2)" office:value-type="string" office:string-value="00" calcext:value-type="string">
            <text:p>00</text:p>
          </table:table-cell>
          <table:table-cell table:style-name="ce7" table:formula="of:=BIN2HEX(RIGHT(HEX2BIN(RIGHT(LEFT([.$J32];2*[.AH$1]);2);8);4) &amp; LEFT(HEX2BIN(RIGHT(LEFT([.$J32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2];1);4)" office:value-type="string" office:string-value="0100" calcext:value-type="string">
            <text:p>0100</text:p>
          </table:table-cell>
          <table:table-cell table:style-name="ce7" table:formula="of:=HEX2BIN(RIGHT([.W32];1);4)" office:value-type="string" office:string-value="0011" calcext:value-type="string">
            <text:p>0011</text:p>
          </table:table-cell>
          <table:table-cell/>
          <table:table-cell table:style-name="ce23" table:formula="of:=LEFT([.AK32];1)" office:value-type="string" office:string-value="0" calcext:value-type="string">
            <text:p>0</text:p>
          </table:table-cell>
          <table:table-cell table:formula="of:=RIGHT(LEFT([.AK32];2);1)" office:value-type="string" office:string-value="1" calcext:value-type="string">
            <text:p>1</text:p>
          </table:table-cell>
          <table:table-cell table:formula="of:=LEFT(RIGHT([.AK32];2);1)" office:value-type="string" office:string-value="0" calcext:value-type="string">
            <text:p>0</text:p>
          </table:table-cell>
          <table:table-cell table:formula="of:=RIGHT(RIGHT([.AK32];2);1)" office:value-type="string" office:string-value="0" calcext:value-type="string">
            <text:p>0</text:p>
          </table:table-cell>
          <table:table-cell table:formula="of:=LEFT(LEFT([.AL32];2);1)" office:value-type="string" office:string-value="0" calcext:value-type="string">
            <text:p>0</text:p>
          </table:table-cell>
          <table:table-cell table:style-name="ce23" table:formula="of:=RIGHT(LEFT([.AL32];2);1)" office:value-type="string" office:string-value="0" calcext:value-type="string">
            <text:p>0</text:p>
          </table:table-cell>
          <table:table-cell table:style-name="ce23" table:formula="of:=LEFT(RIGHT([.AL32];2);1)" office:value-type="string" office:string-value="1" calcext:value-type="string">
            <text:p>1</text:p>
          </table:table-cell>
          <table:table-cell table:style-name="ce23" table:formula="of:=RIGHT(RIGHT([.AL32];2);1)" office:value-type="string" office:string-value="1" calcext:value-type="string">
            <text:p>1</text:p>
          </table:table-cell>
          <table:table-cell/>
          <table:table-cell table:formula="of:=[.AN32]&amp;[.AU32]&amp;[.AT32]&amp;[.AS32]" office:value-type="string" office:string-value="0110" calcext:value-type="string">
            <text:p>0110</text:p>
          </table:table-cell>
          <table:table-cell table:formula="of:=BIN2DEC([.AW32])" office:value-type="float" office:value="6" calcext:value-type="float">
            <text:p>6</text:p>
          </table:table-cell>
          <table:table-cell table:formula="of:=[.AX32]+16" office:value-type="float" office:value="22" calcext:value-type="float">
            <text:p>22</text:p>
          </table:table-cell>
          <table:table-cell table:style-name="ce7" table:formula="of:=HEX2BIN(LEFT([.Y32];1);4)" office:value-type="string" office:string-value="1110" calcext:value-type="string">
            <text:p>1110</text:p>
          </table:table-cell>
          <table:table-cell table:style-name="ce7" table:formula="of:=HEX2BIN(RIGHT([.Y32];1);4)" office:value-type="string" office:string-value="1111" calcext:value-type="string">
            <text:p>1111</text:p>
          </table:table-cell>
          <table:table-cell office:value-type="string" calcext:value-type="string">
            <text:p>F1</text:p>
          </table:table-cell>
          <table:table-cell table:formula="of:=BIN2DEC([.AZ32])" office:value-type="float" office:value="14" calcext:value-type="float">
            <text:p>14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60000700708008000607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12;1|15;11844;460;0|16;12304;408;1|17;12712;460;0|18;13172;408;1|19;13580;464;0|20;14044;408;1|21;14452;460;0|22;14912;408;1|23;15320;460;0|24;15780;408;1|25;16188;464;0|26;16652;408;1|27;17060;460;0|28;17520;408;1|29;17928;460;0|30;18388;412;1|31;18800;1328;0|32;20128;408;1|33;20536;460;0|34;20996;408;1|35;21404;464;0|36;21868;408;1|37;22276;460;0|38;22736;408;1|39;23144;460;0|40;23604;412;1|41;24016;460;0|42;24476;408;1|43;24884;460;0|44;25344;408;1|45;25752;464;0|46;26216;408;1|47;26624;1328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4;0|70;40128;408;1|71;40536;460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4;0|92;49692;408;1|93;50100;460;0|94;50560;408;1|95;50968;464;0|96;51432;404;1|97;51836;464;0|98;52300;408;1|99;52708;460;0|100;53168;408;1|101;53576;460;0|102;54036;408;1|103;54444;464;0|104;54908;408;1|105;55316;460;0|106;55776;408;1|107;56184;464;0|108;56648;408;1|109;57056;460;0|110;57516;408;1|111;57924;460;0|112;58384;408;1|113;58792;464;0|114;59256;408;1|115;59664;460;0|116;60124;408;1|117;60532;464;0|118;60996;404;1|119;61400;1332;0|120;62732;408;1|121;63140;1332;0|122;64472;408;1|123;64880;460;0|124;65340;408;1|125;65748;464;0|126;66212;408;1|127;66620;460;0|128;67080;408;1|129;67488;460;0|130;67948;408;1|131;68356;464;0|132;68820;408;1|133;69228;10024;0|134;79252;3452;1|135;82704;1768;0|136;84472;424;1|137;84896;444;0|138;85340;408;1|139;85748;1332;0|140;87080;408;1|141;87488;464;0|142;87952;404;1|143;88356;464;0|144;88820;408;1|145;89228;460;0|146;89688;408;1|147;90096;460;0|148;90556;408;1|149;90964;464;0|150;91428;408;1|151;91836;460;0|152;92296;408;1|153;92704;464;0|154;93168;408;1|155;93576;460;0|156;94036;408;1|157;94444;460;0|158;94904;408;1|159;95312;464;0|160;95776;408;1|161;96184;460;0|162;96644;408;1|163;97052;1332;0|164;98384;408;1|165;98792;460;0|166;99252;408;1|167;99660;460;0|168;100120;408;1|169;100528;464;0|170;100992;408;1|171;101400;460;0|172;101860;408;1|173;102268;464;0|174;102732;408;1|175;103140;460;0|176;103600;408;1|177;104008;460;0|178;104468;408;1|179;104876;1332;0|180;106208;408;1|181;106616;1332;0|182;107948;408;1|183;108356;1328;0|184;109684;412;1|185;110096;460;0|186;110556;408;1|187;110964;460;0|188;111424;408;1|189;111832;1332;0|190;113164;408;1|191;113572;464;0|192;114036;408;1|193;114444;460;0|194;114904;408;1|195;115312;460;0|196;115772;408;1|197;116180;464;0|198;116644;408;1|199;117052;460;0|200;117512;408;1|201;117920;460;0|202;118380;408;1|203;118788;464;0|204;119252;408;1|205;119660;460;0|206;120120;408;1|207;120528;460;0|208;120988;408;1|209;121396;460;0|210;121856;412;1|211;122268;460;0|212;122728;408;1|213;123136;460;0|214;123596;412;1|215;124008;460;0|216;124468;408;1|217;124876;460;0|218;125336;408;1|219;125744;464;0|220;126208;408;1|221;126616;460;0|222;127076;408;1|223;127484;1332;0|224;128816;408;1|225;129224;460;0|226;129684;408;1|227;130092;460;0|228;130552;408;1|229;130960;464;0|230;131424;408;1|231;131832;460;0|232;132292;408;1|233;132700;464;0|234;133164;408;1|235;133572;1328;0|236;134900;408;1|237;135308;464;0|238;135772;408;1|239;136180;1328;0|240;137508;412;1|241;137920;460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0;0|260;147072;408;1|261;147480;464;0|262;147944;408;1|263;148352;1332;0|264;149684;408;1|265;150092;1328;0|266;151420;408;1|267;151828;1332;0|268;153160;408;1|269;153568;1332;0|270;154900;408;1|271;155308;1332;0|272;156640;408;1|273;157048;460;0|274;157508;408;1|275;157916;1328;0|276;159244;412;1|277;159656;460;0|278;160116;408;1|279;160524;1332;0|280;161856;408;1|281;162264;460;0|282;162724;408;1|283;163132;460;0|284;163592;412;1|285;164004;460;0|286;164464;408;1|287;164872;460;0|288;165332;408;1|289;165740;460;0|290;166200;408;1|291;166608;464;0|292;167072;408;1|293;167480;460;0|294;167940;408;1|295;168348;464;0|296;168812;408;1|297;169220;460;0|298;169680;408;1|299;170088;460;0|300;170548;408;1|301;170956;464;0|302;171420;408;1|303;171828;460;0|304;172288;408;1|305;172696;464;0|306;173160;404;1|307;173564;464;0|308;174028;408;1|309;174436;460;0|310;174896;408;1|311;175304;460;0|312;175764;412;1|313;176176;460;0|314;176636;408;1|315;177044;1332;0|316;178376;408;1|317;178784;1328;0|318;180112;412;1|319;180524;1328;0|320;181852;408;1|321;182260;464;0|322;182724;408;1|323;183132;460;0|324;183592;408;1|325;184000;460;0|326;184460;408;1|327;184868;464;0|328;185332;408;1|329;185740;460;0|330;186200;408;1|331;186608;460;0|332;187068;408;1|333;187476;464;0|334;187940;408;1|335;188348;460;0|336;188808;408;1|337;189216;460;0|338;189676;412;1|339;190088;1328;0|340;191416;408;1|341;191824;1332;0|342;193156;408;1|343;193564;1332;0|344;194896;408;1|345;195304;460;0|346;195764;408;1|347;196172;464;0|348;196636;404;1|349;197040;464;0|350;197504;408;1|351;197912;460;0|352;198372;408;1|353;198780;1332;0|354;200112;408;1|355;200520;460;0|356;200980;408;1|357;201388;464;0|358;201852;408;1|359;202260;460;0|360;202720;408;1|361;203128;464;0|362;203592;404;1|363;203996;464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08;1|383;213560;464;0|384;214024;408;1|385;214432;460;0|386;214892;408;1|387;215300;464;0|388;215764;408;1|389;216172;460;0|390;216632;408;1|391;217040;460;0|392;217500;408;1|393;217908;464;0|394;218372;408;1|395;218780;460;0|396;219240;408;1|397;219648;460;0|398;220108;412;1|399;220520;460;0|400;220980;408;1|401;221388;460;0|402;221848;408;1|403;222256;460;0|404;222716;412;1|405;223128;460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08;1|427;234428;464;0|428;234892;408;1|429;235300;1328;0|430;236628;412;1|431;237040;1328;0|432;238368;408;1|433;238776;460;0|434;239236;412;1|435;239648;1328;0|436;240976;408;1|437;241384;1332;0|438;242716;408;1|439;243124;460;0|440;243584;408;1|</text:p>
          </table:table-cell>
          <table:table-cell table:style-name="ce8" table:formula="of:=LEFT([.D33];16)" office:value-type="string" office:string-value="4004072000000060" calcext:value-type="string">
            <text:p>4004072000000060</text:p>
          </table:table-cell>
          <table:table-cell table:style-name="ce10" table:formula="of:=RIGHT([.D33];(27*2)-16)" office:value-type="string" office:string-value="4004072000123401F600007007080080006076" calcext:value-type="string">
            <text:p>4004072000123401F600007007080080006076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3];2*[.Q$1]);2);8);4) &amp; LEFT(HEX2BIN(RIGHT(LEFT([.$J33];2*[.Q$1]);2);8);4);2)" office:value-type="string" office:string-value="04" calcext:value-type="string">
            <text:p>04</text:p>
          </table:table-cell>
          <table:table-cell table:style-name="ce7" table:formula="of:=BIN2HEX(RIGHT(HEX2BIN(RIGHT(LEFT([.$J33];2*[.R$1]);2);8);4) &amp; LEFT(HEX2BIN(RIGHT(LEFT([.$J33];2*[.R$1]);2);8);4);2)" office:value-type="string" office:string-value="40" calcext:value-type="string">
            <text:p>40</text:p>
          </table:table-cell>
          <table:table-cell table:style-name="ce7" table:formula="of:=BIN2HEX(RIGHT(HEX2BIN(RIGHT(LEFT([.$J33];2*[.S$1]);2);8);4) &amp; LEFT(HEX2BIN(RIGHT(LEFT([.$J33];2*[.S$1]);2);8);4);2)" office:value-type="string" office:string-value="70" calcext:value-type="string">
            <text:p>70</text:p>
          </table:table-cell>
          <table:table-cell table:style-name="ce7" table:formula="of:=BIN2HEX(RIGHT(HEX2BIN(RIGHT(LEFT([.$J33];2*[.T$1]);2);8);4) &amp; LEFT(HEX2BIN(RIGHT(LEFT([.$J33];2*[.T$1]);2);8);4);2)" office:value-type="string" office:string-value="02" calcext:value-type="string">
            <text:p>02</text:p>
          </table:table-cell>
          <table:table-cell table:style-name="ce7" table:formula="of:=BIN2HEX(RIGHT(HEX2BIN(RIGHT(LEFT([.$J33];2*[.U$1]);2);8);4) &amp; LEFT(HEX2BIN(RIGHT(LEFT([.$J33];2*[.U$1]);2);8);4);2)" office:value-type="string" office:string-value="00" calcext:value-type="string">
            <text:p>00</text:p>
          </table:table-cell>
          <table:table-cell table:style-name="ce7" table:formula="of:=BIN2HEX(RIGHT(HEX2BIN(RIGHT(LEFT([.$J33];2*[.V$1]);2);8);4) &amp; LEFT(HEX2BIN(RIGHT(LEFT([.$J33];2*[.V$1]);2);8);4);2)" office:value-type="string" office:string-value="21" calcext:value-type="string">
            <text:p>21</text:p>
          </table:table-cell>
          <table:table-cell table:style-name="ce21" table:formula="of:=BIN2HEX(RIGHT(HEX2BIN(RIGHT(LEFT([.$J33];2*[.W$1]);2);8);4) &amp; LEFT(HEX2BIN(RIGHT(LEFT([.$J33];2*[.W$1]);2);8);4);2)" office:value-type="string" office:string-value="43" calcext:value-type="string">
            <text:p>43</text:p>
          </table:table-cell>
          <table:table-cell table:style-name="ce21" table:formula="of:=BIN2HEX(RIGHT(HEX2BIN(RIGHT(LEFT([.$J33];2*[.X$1]);2);8);4) &amp; LEFT(HEX2BIN(RIGHT(LEFT([.$J33];2*[.X$1]);2);8);4);2)" office:value-type="string" office:string-value="10" calcext:value-type="string">
            <text:p>10</text:p>
          </table:table-cell>
          <table:table-cell table:style-name="ce21" table:formula="of:=BIN2HEX(RIGHT(HEX2BIN(RIGHT(LEFT([.$J33];2*[.Y$1]);2);8);4) &amp; LEFT(HEX2BIN(RIGHT(LEFT([.$J33];2*[.Y$1]);2);8);4);2)" office:value-type="string" office:string-value="6F" calcext:value-type="string">
            <text:p>6F</text:p>
          </table:table-cell>
          <table:table-cell table:style-name="ce7" table:formula="of:=BIN2HEX(RIGHT(HEX2BIN(RIGHT(LEFT([.$J33];2*[.Z$1]);2);8);4) &amp; LEFT(HEX2BIN(RIGHT(LEFT([.$J33];2*[.Z$1]);2);8);4);2)" office:value-type="string" office:string-value="00" calcext:value-type="string">
            <text:p>00</text:p>
          </table:table-cell>
          <table:table-cell table:style-name="ce7" table:formula="of:=BIN2HEX(RIGHT(HEX2BIN(RIGHT(LEFT([.$J33];2*[.AA$1]);2);8);4) &amp; LEFT(HEX2BIN(RIGHT(LEFT([.$J33];2*[.AA$1]);2);8);4);2)" office:value-type="string" office:string-value="00" calcext:value-type="string">
            <text:p>00</text:p>
          </table:table-cell>
          <table:table-cell table:style-name="ce7" table:formula="of:=BIN2HEX(RIGHT(HEX2BIN(RIGHT(LEFT([.$J33];2*[.AB$1]);2);8);4) &amp; LEFT(HEX2BIN(RIGHT(LEFT([.$J33];2*[.AB$1]);2);8);4);2)" office:value-type="string" office:string-value="07" calcext:value-type="string">
            <text:p>07</text:p>
          </table:table-cell>
          <table:table-cell table:style-name="ce7" table:formula="of:=BIN2HEX(RIGHT(HEX2BIN(RIGHT(LEFT([.$J33];2*[.AC$1]);2);8);4) &amp; LEFT(HEX2BIN(RIGHT(LEFT([.$J33];2*[.AC$1]);2);8);4);2)" office:value-type="string" office:string-value="70" calcext:value-type="string">
            <text:p>70</text:p>
          </table:table-cell>
          <table:table-cell table:style-name="ce7" table:formula="of:=BIN2HEX(RIGHT(HEX2BIN(RIGHT(LEFT([.$J33];2*[.AD$1]);2);8);4) &amp; LEFT(HEX2BIN(RIGHT(LEFT([.$J33];2*[.AD$1]);2);8);4);2)" office:value-type="string" office:string-value="80" calcext:value-type="string">
            <text:p>80</text:p>
          </table:table-cell>
          <table:table-cell table:style-name="ce7" table:formula="of:=BIN2HEX(RIGHT(HEX2BIN(RIGHT(LEFT([.$J33];2*[.AE$1]);2);8);4) &amp; LEFT(HEX2BIN(RIGHT(LEFT([.$J33];2*[.AE$1]);2);8);4);2)" office:value-type="string" office:string-value="00" calcext:value-type="string">
            <text:p>00</text:p>
          </table:table-cell>
          <table:table-cell table:style-name="ce7" table:formula="of:=BIN2HEX(RIGHT(HEX2BIN(RIGHT(LEFT([.$J33];2*[.AF$1]);2);8);4) &amp; LEFT(HEX2BIN(RIGHT(LEFT([.$J33];2*[.AF$1]);2);8);4);2)" office:value-type="string" office:string-value="08" calcext:value-type="string">
            <text:p>08</text:p>
          </table:table-cell>
          <table:table-cell table:style-name="ce7" table:formula="of:=BIN2HEX(RIGHT(HEX2BIN(RIGHT(LEFT([.$J33];2*[.AG$1]);2);8);4) &amp; LEFT(HEX2BIN(RIGHT(LEFT([.$J33];2*[.AG$1]);2);8);4);2)" office:value-type="string" office:string-value="00" calcext:value-type="string">
            <text:p>00</text:p>
          </table:table-cell>
          <table:table-cell table:style-name="ce7" table:formula="of:=BIN2HEX(RIGHT(HEX2BIN(RIGHT(LEFT([.$J33];2*[.AH$1]);2);8);4) &amp; LEFT(HEX2BIN(RIGHT(LEFT([.$J33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3];1);4)" office:value-type="string" office:string-value="0100" calcext:value-type="string">
            <text:p>0100</text:p>
          </table:table-cell>
          <table:table-cell table:style-name="ce7" table:formula="of:=HEX2BIN(RIGHT([.W33];1);4)" office:value-type="string" office:string-value="0011" calcext:value-type="string">
            <text:p>0011</text:p>
          </table:table-cell>
          <table:table-cell/>
          <table:table-cell table:style-name="ce23" table:formula="of:=LEFT([.AK33];1)" office:value-type="string" office:string-value="0" calcext:value-type="string">
            <text:p>0</text:p>
          </table:table-cell>
          <table:table-cell table:formula="of:=RIGHT(LEFT([.AK33];2);1)" office:value-type="string" office:string-value="1" calcext:value-type="string">
            <text:p>1</text:p>
          </table:table-cell>
          <table:table-cell table:formula="of:=LEFT(RIGHT([.AK33];2);1)" office:value-type="string" office:string-value="0" calcext:value-type="string">
            <text:p>0</text:p>
          </table:table-cell>
          <table:table-cell table:formula="of:=RIGHT(RIGHT([.AK33];2);1)" office:value-type="string" office:string-value="0" calcext:value-type="string">
            <text:p>0</text:p>
          </table:table-cell>
          <table:table-cell table:formula="of:=LEFT(LEFT([.AL33];2);1)" office:value-type="string" office:string-value="0" calcext:value-type="string">
            <text:p>0</text:p>
          </table:table-cell>
          <table:table-cell table:style-name="ce23" table:formula="of:=RIGHT(LEFT([.AL33];2);1)" office:value-type="string" office:string-value="0" calcext:value-type="string">
            <text:p>0</text:p>
          </table:table-cell>
          <table:table-cell table:style-name="ce23" table:formula="of:=LEFT(RIGHT([.AL33];2);1)" office:value-type="string" office:string-value="1" calcext:value-type="string">
            <text:p>1</text:p>
          </table:table-cell>
          <table:table-cell table:style-name="ce23" table:formula="of:=RIGHT(RIGHT([.AL33];2);1)" office:value-type="string" office:string-value="1" calcext:value-type="string">
            <text:p>1</text:p>
          </table:table-cell>
          <table:table-cell/>
          <table:table-cell table:formula="of:=[.AN33]&amp;[.AU33]&amp;[.AT33]&amp;[.AS33]" office:value-type="string" office:string-value="0110" calcext:value-type="string">
            <text:p>0110</text:p>
          </table:table-cell>
          <table:table-cell table:formula="of:=BIN2DEC([.AW33])" office:value-type="float" office:value="6" calcext:value-type="float">
            <text:p>6</text:p>
          </table:table-cell>
          <table:table-cell table:formula="of:=[.AX33]+16" office:value-type="float" office:value="22" calcext:value-type="float">
            <text:p>22</text:p>
          </table:table-cell>
          <table:table-cell table:style-name="ce7" table:formula="of:=HEX2BIN(LEFT([.Y33];1);4)" office:value-type="string" office:string-value="0110" calcext:value-type="string">
            <text:p>0110</text:p>
          </table:table-cell>
          <table:table-cell table:style-name="ce7" table:formula="of:=HEX2BIN(RIGHT([.Y33];1);4)" office:value-type="string" office:string-value="1111" calcext:value-type="string">
            <text:p>1111</text:p>
          </table:table-cell>
          <table:table-cell office:value-type="string" calcext:value-type="string">
            <text:p>F2</text:p>
          </table:table-cell>
          <table:table-cell table:formula="of:=BIN2DEC([.AZ33])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A0000700708008000607A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08;1|15;11840;464;0|16;12304;408;1|17;12712;460;0|18;13172;408;1|19;13580;460;0|20;14040;408;1|21;14448;464;0|22;14912;408;1|23;15320;460;0|24;15780;408;1|25;16188;464;0|26;16652;404;1|27;17056;464;0|28;17520;408;1|29;17928;460;0|30;18388;408;1|31;18796;1332;0|32;20128;408;1|33;20536;464;0|34;21000;404;1|35;21404;464;0|36;21868;408;1|37;22276;460;0|38;22736;408;1|39;23144;464;0|40;23608;408;1|41;24016;460;0|42;24476;408;1|43;24884;460;0|44;25344;408;1|45;25752;464;0|46;26216;404;1|47;26620;1332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0;0|82;45340;412;1|83;45752;460;0|84;46212;408;1|85;46620;460;0|86;47080;408;1|87;47488;464;0|88;47952;408;1|89;48360;460;0|90;48820;408;1|91;49228;464;0|92;49692;408;1|93;50100;460;0|94;50560;408;1|95;50968;460;0|96;51428;408;1|97;51836;464;0|98;52300;412;1|99;52712;456;0|100;53168;408;1|101;53576;460;0|102;54036;412;1|103;54448;460;0|104;54908;408;1|105;55316;460;0|106;55776;408;1|107;56184;460;0|108;56644;412;1|109;57056;460;0|110;57516;408;1|111;57924;460;0|112;58384;408;1|113;58792;464;0|114;59256;408;1|115;59664;460;0|116;60124;408;1|117;60532;460;0|118;60992;412;1|119;61404;1328;0|120;62732;408;1|121;63140;1332;0|122;64472;408;1|123;64880;460;0|124;65340;408;1|125;65748;464;0|126;66212;404;1|127;66616;464;0|128;67080;408;1|129;67488;460;0|130;67948;408;1|131;68356;464;0|132;68820;408;1|133;69228;10024;0|134;79252;3452;1|135;82704;1768;0|136;84472;432;1|137;84904;436;0|138;85340;408;1|139;85748;1332;0|140;87080;408;1|141;87488;460;0|142;87948;408;1|143;88356;464;0|144;88820;408;1|145;89228;460;0|146;89688;408;1|147;90096;464;0|148;90560;404;1|149;90964;464;0|150;91428;408;1|151;91836;460;0|152;92296;408;1|153;92704;464;0|154;93168;404;1|155;93572;464;0|156;94036;408;1|157;94444;460;0|158;94904;408;1|159;95312;460;0|160;95772;412;1|161;96184;460;0|162;96644;408;1|163;97052;1332;0|164;98384;408;1|165;98792;460;0|166;99252;408;1|167;99660;460;0|168;100120;408;1|169;100528;464;0|170;100992;408;1|171;101400;464;0|172;101864;404;1|173;102268;460;0|174;102728;412;1|175;103140;460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4;0|194;114904;408;1|195;115312;460;0|196;115772;408;1|197;116180;460;0|198;116640;408;1|199;117048;464;0|200;117512;408;1|201;117920;460;0|202;118380;408;1|203;118788;460;0|204;119248;412;1|205;119660;460;0|206;120120;408;1|207;120528;460;0|208;120988;408;1|209;121396;460;0|210;121856;412;1|211;122268;460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12;1|235;133572;460;0|236;134032;408;1|237;134440;460;0|238;134900;408;1|239;135308;1332;0|240;136640;408;1|241;137048;460;0|242;137508;408;1|243;137916;1332;0|244;139248;408;1|245;139656;460;0|246;140116;408;1|247;140524;464;0|248;140988;408;1|249;141396;460;0|250;141856;408;1|251;142264;464;0|252;142728;408;1|253;143136;460;0|254;143596;408;1|255;144004;460;0|256;144464;408;1|257;144872;464;0|258;145336;408;1|259;145744;460;0|260;146204;408;1|261;146612;460;0|262;147072;408;1|263;147480;1332;0|264;148812;408;1|265;149220;1332;0|266;150552;408;1|267;150960;1328;0|268;152288;412;1|269;152700;1328;0|270;154028;412;1|271;154440;1328;0|272;155768;408;1|273;156176;460;0|274;156636;408;1|275;157044;1332;0|276;158376;408;1|277;158784;460;0|278;159244;412;1|279;159656;1328;0|280;160984;412;1|281;161396;456;0|282;161852;412;1|283;162264;460;0|284;162724;408;1|285;163132;460;0|286;163592;408;1|287;164000;464;0|288;164464;408;1|289;164872;460;0|290;165332;408;1|291;165740;460;0|292;166200;412;1|293;166612;460;0|294;167072;408;1|295;167480;460;0|296;167940;408;1|297;168348;464;0|298;168812;408;1|299;169220;460;0|300;169680;408;1|301;170088;460;0|302;170548;408;1|303;170956;464;0|304;171420;408;1|305;171828;460;0|306;172288;408;1|307;172696;460;0|308;173156;412;1|309;173568;460;0|310;174028;408;1|311;174436;460;0|312;174896;408;1|313;175304;460;0|314;175764;408;1|315;176172;1332;0|316;177504;408;1|317;177912;1332;0|318;179244;408;1|319;179652;1332;0|320;180984;408;1|321;181392;460;0|322;181852;408;1|323;182260;460;0|324;182720;408;1|325;183128;464;0|326;183592;408;1|327;184000;460;0|328;184460;408;1|329;184868;464;0|330;185332;408;1|331;185740;460;0|332;186200;408;1|333;186608;460;0|334;187068;408;1|335;187476;464;0|336;187940;408;1|337;188348;460;0|338;188808;408;1|339;189216;1332;0|340;190548;408;1|341;190956;1332;0|342;192288;408;1|343;192696;1328;0|344;194024;408;1|345;194432;460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12;1|385;213564;456;0|386;214020;412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12;1|407;223128;460;0|408;223588;408;1|409;223996;460;0|410;224456;408;1|411;224864;1332;0|412;226196;408;1|413;226604;1332;0|414;227936;408;1|415;228344;460;0|416;228804;408;1|417;229212;460;0|418;229672;408;1|419;230080;464;0|420;230544;408;1|421;230952;460;0|422;231412;408;1|423;231820;460;0|424;232280;412;1|425;232692;460;0|426;233152;408;1|427;233560;1328;0|428;234888;412;1|429;235300;460;0|430;235760;408;1|431;236168;1332;0|432;237500;408;1|433;237908;460;0|434;238368;408;1|435;238776;1332;0|436;240108;408;1|437;240516;1332;0|438;241848;408;1|439;242256;460;0|440;242716;408;1|</text:p>
          </table:table-cell>
          <table:table-cell table:style-name="ce8" table:formula="of:=LEFT([.D34];16)" office:value-type="string" office:string-value="4004072000000060" calcext:value-type="string">
            <text:p>4004072000000060</text:p>
          </table:table-cell>
          <table:table-cell table:style-name="ce10" table:formula="of:=RIGHT([.D34];(27*2)-16)" office:value-type="string" office:string-value="4004072000123401FA0000700708008000607A" calcext:value-type="string">
            <text:p>4004072000123401FA0000700708008000607A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4];2*[.Q$1]);2);8);4) &amp; LEFT(HEX2BIN(RIGHT(LEFT([.$J34];2*[.Q$1]);2);8);4);2)" office:value-type="string" office:string-value="04" calcext:value-type="string">
            <text:p>04</text:p>
          </table:table-cell>
          <table:table-cell table:style-name="ce7" table:formula="of:=BIN2HEX(RIGHT(HEX2BIN(RIGHT(LEFT([.$J34];2*[.R$1]);2);8);4) &amp; LEFT(HEX2BIN(RIGHT(LEFT([.$J34];2*[.R$1]);2);8);4);2)" office:value-type="string" office:string-value="40" calcext:value-type="string">
            <text:p>40</text:p>
          </table:table-cell>
          <table:table-cell table:style-name="ce7" table:formula="of:=BIN2HEX(RIGHT(HEX2BIN(RIGHT(LEFT([.$J34];2*[.S$1]);2);8);4) &amp; LEFT(HEX2BIN(RIGHT(LEFT([.$J34];2*[.S$1]);2);8);4);2)" office:value-type="string" office:string-value="70" calcext:value-type="string">
            <text:p>70</text:p>
          </table:table-cell>
          <table:table-cell table:style-name="ce7" table:formula="of:=BIN2HEX(RIGHT(HEX2BIN(RIGHT(LEFT([.$J34];2*[.T$1]);2);8);4) &amp; LEFT(HEX2BIN(RIGHT(LEFT([.$J34];2*[.T$1]);2);8);4);2)" office:value-type="string" office:string-value="02" calcext:value-type="string">
            <text:p>02</text:p>
          </table:table-cell>
          <table:table-cell table:style-name="ce7" table:formula="of:=BIN2HEX(RIGHT(HEX2BIN(RIGHT(LEFT([.$J34];2*[.U$1]);2);8);4) &amp; LEFT(HEX2BIN(RIGHT(LEFT([.$J34];2*[.U$1]);2);8);4);2)" office:value-type="string" office:string-value="00" calcext:value-type="string">
            <text:p>00</text:p>
          </table:table-cell>
          <table:table-cell table:style-name="ce7" table:formula="of:=BIN2HEX(RIGHT(HEX2BIN(RIGHT(LEFT([.$J34];2*[.V$1]);2);8);4) &amp; LEFT(HEX2BIN(RIGHT(LEFT([.$J34];2*[.V$1]);2);8);4);2)" office:value-type="string" office:string-value="21" calcext:value-type="string">
            <text:p>21</text:p>
          </table:table-cell>
          <table:table-cell table:style-name="ce21" table:formula="of:=BIN2HEX(RIGHT(HEX2BIN(RIGHT(LEFT([.$J34];2*[.W$1]);2);8);4) &amp; LEFT(HEX2BIN(RIGHT(LEFT([.$J34];2*[.W$1]);2);8);4);2)" office:value-type="string" office:string-value="43" calcext:value-type="string">
            <text:p>43</text:p>
          </table:table-cell>
          <table:table-cell table:style-name="ce21" table:formula="of:=BIN2HEX(RIGHT(HEX2BIN(RIGHT(LEFT([.$J34];2*[.X$1]);2);8);4) &amp; LEFT(HEX2BIN(RIGHT(LEFT([.$J34];2*[.X$1]);2);8);4);2)" office:value-type="string" office:string-value="10" calcext:value-type="string">
            <text:p>10</text:p>
          </table:table-cell>
          <table:table-cell table:style-name="ce21" table:formula="of:=BIN2HEX(RIGHT(HEX2BIN(RIGHT(LEFT([.$J34];2*[.Y$1]);2);8);4) &amp; LEFT(HEX2BIN(RIGHT(LEFT([.$J34];2*[.Y$1]);2);8);4);2)" office:value-type="string" office:string-value="AF" calcext:value-type="string">
            <text:p>AF</text:p>
          </table:table-cell>
          <table:table-cell table:style-name="ce7" table:formula="of:=BIN2HEX(RIGHT(HEX2BIN(RIGHT(LEFT([.$J34];2*[.Z$1]);2);8);4) &amp; LEFT(HEX2BIN(RIGHT(LEFT([.$J34];2*[.Z$1]);2);8);4);2)" office:value-type="string" office:string-value="00" calcext:value-type="string">
            <text:p>00</text:p>
          </table:table-cell>
          <table:table-cell table:style-name="ce7" table:formula="of:=BIN2HEX(RIGHT(HEX2BIN(RIGHT(LEFT([.$J34];2*[.AA$1]);2);8);4) &amp; LEFT(HEX2BIN(RIGHT(LEFT([.$J34];2*[.AA$1]);2);8);4);2)" office:value-type="string" office:string-value="00" calcext:value-type="string">
            <text:p>00</text:p>
          </table:table-cell>
          <table:table-cell table:style-name="ce7" table:formula="of:=BIN2HEX(RIGHT(HEX2BIN(RIGHT(LEFT([.$J34];2*[.AB$1]);2);8);4) &amp; LEFT(HEX2BIN(RIGHT(LEFT([.$J34];2*[.AB$1]);2);8);4);2)" office:value-type="string" office:string-value="07" calcext:value-type="string">
            <text:p>07</text:p>
          </table:table-cell>
          <table:table-cell table:style-name="ce7" table:formula="of:=BIN2HEX(RIGHT(HEX2BIN(RIGHT(LEFT([.$J34];2*[.AC$1]);2);8);4) &amp; LEFT(HEX2BIN(RIGHT(LEFT([.$J34];2*[.AC$1]);2);8);4);2)" office:value-type="string" office:string-value="70" calcext:value-type="string">
            <text:p>70</text:p>
          </table:table-cell>
          <table:table-cell table:style-name="ce7" table:formula="of:=BIN2HEX(RIGHT(HEX2BIN(RIGHT(LEFT([.$J34];2*[.AD$1]);2);8);4) &amp; LEFT(HEX2BIN(RIGHT(LEFT([.$J34];2*[.AD$1]);2);8);4);2)" office:value-type="string" office:string-value="80" calcext:value-type="string">
            <text:p>80</text:p>
          </table:table-cell>
          <table:table-cell table:style-name="ce7" table:formula="of:=BIN2HEX(RIGHT(HEX2BIN(RIGHT(LEFT([.$J34];2*[.AE$1]);2);8);4) &amp; LEFT(HEX2BIN(RIGHT(LEFT([.$J34];2*[.AE$1]);2);8);4);2)" office:value-type="string" office:string-value="00" calcext:value-type="string">
            <text:p>00</text:p>
          </table:table-cell>
          <table:table-cell table:style-name="ce7" table:formula="of:=BIN2HEX(RIGHT(HEX2BIN(RIGHT(LEFT([.$J34];2*[.AF$1]);2);8);4) &amp; LEFT(HEX2BIN(RIGHT(LEFT([.$J34];2*[.AF$1]);2);8);4);2)" office:value-type="string" office:string-value="08" calcext:value-type="string">
            <text:p>08</text:p>
          </table:table-cell>
          <table:table-cell table:style-name="ce7" table:formula="of:=BIN2HEX(RIGHT(HEX2BIN(RIGHT(LEFT([.$J34];2*[.AG$1]);2);8);4) &amp; LEFT(HEX2BIN(RIGHT(LEFT([.$J34];2*[.AG$1]);2);8);4);2)" office:value-type="string" office:string-value="00" calcext:value-type="string">
            <text:p>00</text:p>
          </table:table-cell>
          <table:table-cell table:style-name="ce7" table:formula="of:=BIN2HEX(RIGHT(HEX2BIN(RIGHT(LEFT([.$J34];2*[.AH$1]);2);8);4) &amp; LEFT(HEX2BIN(RIGHT(LEFT([.$J34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4];1);4)" office:value-type="string" office:string-value="0100" calcext:value-type="string">
            <text:p>0100</text:p>
          </table:table-cell>
          <table:table-cell table:style-name="ce7" table:formula="of:=HEX2BIN(RIGHT([.W34];1);4)" office:value-type="string" office:string-value="0011" calcext:value-type="string">
            <text:p>0011</text:p>
          </table:table-cell>
          <table:table-cell/>
          <table:table-cell table:style-name="ce23" table:formula="of:=LEFT([.AK34];1)" office:value-type="string" office:string-value="0" calcext:value-type="string">
            <text:p>0</text:p>
          </table:table-cell>
          <table:table-cell table:formula="of:=RIGHT(LEFT([.AK34];2);1)" office:value-type="string" office:string-value="1" calcext:value-type="string">
            <text:p>1</text:p>
          </table:table-cell>
          <table:table-cell table:formula="of:=LEFT(RIGHT([.AK34];2);1)" office:value-type="string" office:string-value="0" calcext:value-type="string">
            <text:p>0</text:p>
          </table:table-cell>
          <table:table-cell table:formula="of:=RIGHT(RIGHT([.AK34];2);1)" office:value-type="string" office:string-value="0" calcext:value-type="string">
            <text:p>0</text:p>
          </table:table-cell>
          <table:table-cell table:formula="of:=LEFT(LEFT([.AL34];2);1)" office:value-type="string" office:string-value="0" calcext:value-type="string">
            <text:p>0</text:p>
          </table:table-cell>
          <table:table-cell table:style-name="ce23" table:formula="of:=RIGHT(LEFT([.AL34];2);1)" office:value-type="string" office:string-value="0" calcext:value-type="string">
            <text:p>0</text:p>
          </table:table-cell>
          <table:table-cell table:style-name="ce23" table:formula="of:=LEFT(RIGHT([.AL34];2);1)" office:value-type="string" office:string-value="1" calcext:value-type="string">
            <text:p>1</text:p>
          </table:table-cell>
          <table:table-cell table:style-name="ce23" table:formula="of:=RIGHT(RIGHT([.AL34];2);1)" office:value-type="string" office:string-value="1" calcext:value-type="string">
            <text:p>1</text:p>
          </table:table-cell>
          <table:table-cell/>
          <table:table-cell table:formula="of:=[.AN34]&amp;[.AU34]&amp;[.AT34]&amp;[.AS34]" office:value-type="string" office:string-value="0110" calcext:value-type="string">
            <text:p>0110</text:p>
          </table:table-cell>
          <table:table-cell table:formula="of:=BIN2DEC([.AW34])" office:value-type="float" office:value="6" calcext:value-type="float">
            <text:p>6</text:p>
          </table:table-cell>
          <table:table-cell table:formula="of:=[.AX34]+16" office:value-type="float" office:value="22" calcext:value-type="float">
            <text:p>22</text:p>
          </table:table-cell>
          <table:table-cell table:style-name="ce7" table:formula="of:=HEX2BIN(LEFT([.Y34];1);4)" office:value-type="string" office:string-value="1010" calcext:value-type="string">
            <text:p>1010</text:p>
          </table:table-cell>
          <table:table-cell table:style-name="ce7" table:formula="of:=HEX2BIN(RIGHT([.Y34];1);4)" office:value-type="string" office:string-value="1111" calcext:value-type="string">
            <text:p>1111</text:p>
          </table:table-cell>
          <table:table-cell office:value-type="string" calcext:value-type="string">
            <text:p>F3</text:p>
          </table:table-cell>
          <table:table-cell table:formula="of:=BIN2DEC([.AZ34])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20000700708008000607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28;0|8;8824;412;1|9;9236;460;0|10;9696;408;1|11;10104;460;0|12;10564;408;1|13;10972;464;0|14;11436;408;1|15;11844;460;0|16;12304;412;1|17;12716;456;0|18;13172;408;1|19;13580;464;0|20;14044;408;1|21;14452;460;0|22;14912;408;1|23;15320;460;0|24;15780;412;1|25;16192;460;0|26;16652;408;1|27;17060;460;0|28;17520;408;1|29;17928;464;0|30;18392;408;1|31;18800;1332;0|32;20132;404;1|33;20536;464;0|34;21000;408;1|35;21408;460;0|36;21868;408;1|37;22276;460;0|38;22736;408;1|39;23144;464;0|40;23608;408;1|41;24016;460;0|42;24476;408;1|43;24884;464;0|44;25348;404;1|45;25752;464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0;0|68;39256;408;1|69;39664;464;0|70;40128;408;1|71;40536;460;0|72;40996;408;1|73;41404;464;0|74;41868;404;1|75;42272;464;0|76;42736;408;1|77;43144;460;0|78;43604;408;1|79;44012;464;0|80;44476;408;1|81;44884;460;0|82;45344;408;1|83;45752;460;0|84;46212;408;1|85;46620;464;0|86;47084;408;1|87;47492;460;0|88;47952;408;1|89;48360;460;0|90;48820;412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08;1|111;57924;464;0|112;58388;408;1|113;58796;460;0|114;59256;408;1|115;59664;460;0|116;60124;408;1|117;60532;464;0|118;60996;408;1|119;61404;1328;0|120;62732;408;1|121;63140;1332;0|122;64472;408;1|123;64880;464;0|124;65344;408;1|125;65752;460;0|126;66212;408;1|127;66620;460;0|128;67080;408;1|129;67488;464;0|130;67952;408;1|131;68360;460;0|132;68820;408;1|133;69228;10032;0|134;79260;3452;1|135;82712;1764;0|136;84476;412;1|137;84888;460;0|138;85348;408;1|139;85756;1332;0|140;87088;408;1|141;87496;460;0|142;87956;408;1|143;88364;460;0|144;88824;408;1|145;89232;460;0|146;89692;408;1|147;90100;464;0|148;90564;408;1|149;90972;460;0|150;91432;408;1|151;91840;464;0|152;92304;408;1|153;92712;460;0|154;93172;408;1|155;93580;460;0|156;94040;408;1|157;94448;464;0|158;94912;408;1|159;95320;460;0|160;95780;408;1|161;96188;460;0|162;96648;408;1|163;97056;1332;0|164;98388;408;1|165;98796;460;0|166;99256;412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28;0|190;113168;412;1|191;113580;460;0|192;114040;408;1|193;114448;460;0|194;114908;408;1|195;115316;464;0|196;115780;404;1|197;116184;464;0|198;116648;408;1|199;117056;460;0|200;117516;408;1|201;117924;464;0|202;118388;408;1|203;118796;460;0|204;119256;408;1|205;119664;460;0|206;120124;408;1|207;120532;464;0|208;120996;408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12;1|227;130100;460;0|228;130560;408;1|229;130968;460;0|230;131428;408;1|231;131836;464;0|232;132300;408;1|233;132708;460;0|234;133168;408;1|235;133576;1332;0|236;134908;408;1|237;135316;1332;0|238;136648;408;1|239;137056;460;0|240;137516;408;1|241;137924;460;0|242;138384;408;1|243;138792;1332;0|244;140124;408;1|245;140532;460;0|246;140992;408;1|247;141400;460;0|248;141860;412;1|249;142272;460;0|250;142732;408;1|251;143140;460;0|252;143600;408;1|253;144008;464;0|254;144472;408;1|255;144880;460;0|256;145340;408;1|257;145748;460;0|258;146208;408;1|259;146616;464;0|260;147080;408;1|261;147488;460;0|262;147948;408;1|263;148356;1332;0|264;149688;408;1|265;150096;1332;0|266;151428;408;1|267;151836;1328;0|268;153164;412;1|269;153576;1328;0|270;154904;408;1|271;155312;1332;0|272;156644;408;1|273;157052;460;0|274;157512;408;1|275;157920;1332;0|276;159252;408;1|277;159660;460;0|278;160120;408;1|279;160528;1332;0|280;161860;412;1|281;162272;456;0|282;162728;412;1|283;163140;460;0|284;163600;408;1|285;164008;460;0|286;164468;408;1|287;164876;464;0|288;165340;408;1|289;165748;460;0|290;166208;408;1|291;166616;460;0|292;167076;408;1|293;167484;464;0|294;167948;408;1|295;168356;460;0|296;168816;408;1|297;169224;460;0|298;169684;408;1|299;170092;464;0|300;170556;408;1|301;170964;460;0|302;171424;408;1|303;171832;464;0|304;172296;408;1|305;172704;460;0|306;173164;408;1|307;173572;460;0|308;174032;408;1|309;174440;464;0|310;174904;408;1|311;175312;460;0|312;175772;408;1|313;176180;460;0|314;176640;408;1|315;177048;1332;0|316;178380;408;1|317;178788;1332;0|318;180120;408;1|319;180528;1332;0|320;181860;408;1|321;182268;460;0|322;182728;408;1|323;183136;460;0|324;183596;408;1|325;184004;464;0|326;184468;408;1|327;184876;460;0|328;185336;408;1|329;185744;464;0|330;186208;404;1|331;186612;464;0|332;187076;408;1|333;187484;460;0|334;187944;408;1|335;188352;464;0|336;188816;408;1|337;189224;460;0|338;189684;408;1|339;190092;1332;0|340;191424;408;1|341;191832;1328;0|342;193160;412;1|343;193572;1328;0|344;194900;408;1|345;195308;460;0|346;195768;412;1|347;196180;460;0|348;196640;408;1|349;197048;460;0|350;197508;408;1|351;197916;464;0|352;198380;408;1|353;198788;1328;0|354;200116;408;1|355;200524;464;0|356;200988;408;1|357;201396;460;0|358;201856;408;1|359;202264;460;0|360;202724;412;1|361;203136;460;0|362;203596;408;1|363;204004;460;0|364;204464;408;1|365;204872;464;0|366;205336;408;1|367;205744;460;0|368;206204;408;1|369;206612;464;0|370;207076;404;1|371;207480;464;0|372;207944;408;1|373;208352;460;0|374;208812;408;1|375;209220;464;0|376;209684;404;1|377;210088;1332;0|378;211420;408;1|379;211828;464;0|380;212292;408;1|381;212700;460;0|382;213160;408;1|383;213568;460;0|384;214028;408;1|385;214436;460;0|386;214896;412;1|387;215308;460;0|388;215768;408;1|389;216176;460;0|390;216636;408;1|391;217044;464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32;0|414;228812;408;1|415;229220;460;0|416;229680;408;1|417;230088;460;0|418;230548;408;1|419;230956;464;0|420;231420;408;1|421;231828;460;0|422;232288;408;1|423;232696;460;0|424;233156;412;1|425;233568;460;0|426;234028;408;1|427;234436;460;0|428;234896;408;1|429;235304;464;0|430;235768;408;1|431;236176;1328;0|432;237504;408;1|433;237912;464;0|434;238376;408;1|435;238784;1328;0|436;240112;408;1|437;240520;1332;0|438;241852;408;1|439;242260;460;0|440;242720;412;1|</text:p>
          </table:table-cell>
          <table:table-cell table:style-name="ce8" table:formula="of:=LEFT([.D35];16)" office:value-type="string" office:string-value="4004072000000060" calcext:value-type="string">
            <text:p>4004072000000060</text:p>
          </table:table-cell>
          <table:table-cell table:style-name="ce10" table:formula="of:=RIGHT([.D35];(27*2)-16)" office:value-type="string" office:string-value="4004072000123401F200007007080080006072" calcext:value-type="string">
            <text:p>4004072000123401F200007007080080006072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5];2*[.Q$1]);2);8);4) &amp; LEFT(HEX2BIN(RIGHT(LEFT([.$J35];2*[.Q$1]);2);8);4);2)" office:value-type="string" office:string-value="04" calcext:value-type="string">
            <text:p>04</text:p>
          </table:table-cell>
          <table:table-cell table:style-name="ce7" table:formula="of:=BIN2HEX(RIGHT(HEX2BIN(RIGHT(LEFT([.$J35];2*[.R$1]);2);8);4) &amp; LEFT(HEX2BIN(RIGHT(LEFT([.$J35];2*[.R$1]);2);8);4);2)" office:value-type="string" office:string-value="40" calcext:value-type="string">
            <text:p>40</text:p>
          </table:table-cell>
          <table:table-cell table:style-name="ce7" table:formula="of:=BIN2HEX(RIGHT(HEX2BIN(RIGHT(LEFT([.$J35];2*[.S$1]);2);8);4) &amp; LEFT(HEX2BIN(RIGHT(LEFT([.$J35];2*[.S$1]);2);8);4);2)" office:value-type="string" office:string-value="70" calcext:value-type="string">
            <text:p>70</text:p>
          </table:table-cell>
          <table:table-cell table:style-name="ce7" table:formula="of:=BIN2HEX(RIGHT(HEX2BIN(RIGHT(LEFT([.$J35];2*[.T$1]);2);8);4) &amp; LEFT(HEX2BIN(RIGHT(LEFT([.$J35];2*[.T$1]);2);8);4);2)" office:value-type="string" office:string-value="02" calcext:value-type="string">
            <text:p>02</text:p>
          </table:table-cell>
          <table:table-cell table:style-name="ce7" table:formula="of:=BIN2HEX(RIGHT(HEX2BIN(RIGHT(LEFT([.$J35];2*[.U$1]);2);8);4) &amp; LEFT(HEX2BIN(RIGHT(LEFT([.$J35];2*[.U$1]);2);8);4);2)" office:value-type="string" office:string-value="00" calcext:value-type="string">
            <text:p>00</text:p>
          </table:table-cell>
          <table:table-cell table:style-name="ce7" table:formula="of:=BIN2HEX(RIGHT(HEX2BIN(RIGHT(LEFT([.$J35];2*[.V$1]);2);8);4) &amp; LEFT(HEX2BIN(RIGHT(LEFT([.$J35];2*[.V$1]);2);8);4);2)" office:value-type="string" office:string-value="21" calcext:value-type="string">
            <text:p>21</text:p>
          </table:table-cell>
          <table:table-cell table:style-name="ce21" table:formula="of:=BIN2HEX(RIGHT(HEX2BIN(RIGHT(LEFT([.$J35];2*[.W$1]);2);8);4) &amp; LEFT(HEX2BIN(RIGHT(LEFT([.$J35];2*[.W$1]);2);8);4);2)" office:value-type="string" office:string-value="43" calcext:value-type="string">
            <text:p>43</text:p>
          </table:table-cell>
          <table:table-cell table:style-name="ce21" table:formula="of:=BIN2HEX(RIGHT(HEX2BIN(RIGHT(LEFT([.$J35];2*[.X$1]);2);8);4) &amp; LEFT(HEX2BIN(RIGHT(LEFT([.$J35];2*[.X$1]);2);8);4);2)" office:value-type="string" office:string-value="10" calcext:value-type="string">
            <text:p>10</text:p>
          </table:table-cell>
          <table:table-cell table:style-name="ce21" table:formula="of:=BIN2HEX(RIGHT(HEX2BIN(RIGHT(LEFT([.$J35];2*[.Y$1]);2);8);4) &amp; LEFT(HEX2BIN(RIGHT(LEFT([.$J35];2*[.Y$1]);2);8);4);2)" office:value-type="string" office:string-value="2F" calcext:value-type="string">
            <text:p>2F</text:p>
          </table:table-cell>
          <table:table-cell table:style-name="ce7" table:formula="of:=BIN2HEX(RIGHT(HEX2BIN(RIGHT(LEFT([.$J35];2*[.Z$1]);2);8);4) &amp; LEFT(HEX2BIN(RIGHT(LEFT([.$J35];2*[.Z$1]);2);8);4);2)" office:value-type="string" office:string-value="00" calcext:value-type="string">
            <text:p>00</text:p>
          </table:table-cell>
          <table:table-cell table:style-name="ce7" table:formula="of:=BIN2HEX(RIGHT(HEX2BIN(RIGHT(LEFT([.$J35];2*[.AA$1]);2);8);4) &amp; LEFT(HEX2BIN(RIGHT(LEFT([.$J35];2*[.AA$1]);2);8);4);2)" office:value-type="string" office:string-value="00" calcext:value-type="string">
            <text:p>00</text:p>
          </table:table-cell>
          <table:table-cell table:style-name="ce7" table:formula="of:=BIN2HEX(RIGHT(HEX2BIN(RIGHT(LEFT([.$J35];2*[.AB$1]);2);8);4) &amp; LEFT(HEX2BIN(RIGHT(LEFT([.$J35];2*[.AB$1]);2);8);4);2)" office:value-type="string" office:string-value="07" calcext:value-type="string">
            <text:p>07</text:p>
          </table:table-cell>
          <table:table-cell table:style-name="ce7" table:formula="of:=BIN2HEX(RIGHT(HEX2BIN(RIGHT(LEFT([.$J35];2*[.AC$1]);2);8);4) &amp; LEFT(HEX2BIN(RIGHT(LEFT([.$J35];2*[.AC$1]);2);8);4);2)" office:value-type="string" office:string-value="70" calcext:value-type="string">
            <text:p>70</text:p>
          </table:table-cell>
          <table:table-cell table:style-name="ce7" table:formula="of:=BIN2HEX(RIGHT(HEX2BIN(RIGHT(LEFT([.$J35];2*[.AD$1]);2);8);4) &amp; LEFT(HEX2BIN(RIGHT(LEFT([.$J35];2*[.AD$1]);2);8);4);2)" office:value-type="string" office:string-value="80" calcext:value-type="string">
            <text:p>80</text:p>
          </table:table-cell>
          <table:table-cell table:style-name="ce7" table:formula="of:=BIN2HEX(RIGHT(HEX2BIN(RIGHT(LEFT([.$J35];2*[.AE$1]);2);8);4) &amp; LEFT(HEX2BIN(RIGHT(LEFT([.$J35];2*[.AE$1]);2);8);4);2)" office:value-type="string" office:string-value="00" calcext:value-type="string">
            <text:p>00</text:p>
          </table:table-cell>
          <table:table-cell table:style-name="ce7" table:formula="of:=BIN2HEX(RIGHT(HEX2BIN(RIGHT(LEFT([.$J35];2*[.AF$1]);2);8);4) &amp; LEFT(HEX2BIN(RIGHT(LEFT([.$J35];2*[.AF$1]);2);8);4);2)" office:value-type="string" office:string-value="08" calcext:value-type="string">
            <text:p>08</text:p>
          </table:table-cell>
          <table:table-cell table:style-name="ce7" table:formula="of:=BIN2HEX(RIGHT(HEX2BIN(RIGHT(LEFT([.$J35];2*[.AG$1]);2);8);4) &amp; LEFT(HEX2BIN(RIGHT(LEFT([.$J35];2*[.AG$1]);2);8);4);2)" office:value-type="string" office:string-value="00" calcext:value-type="string">
            <text:p>00</text:p>
          </table:table-cell>
          <table:table-cell table:style-name="ce7" table:formula="of:=BIN2HEX(RIGHT(HEX2BIN(RIGHT(LEFT([.$J35];2*[.AH$1]);2);8);4) &amp; LEFT(HEX2BIN(RIGHT(LEFT([.$J35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5];1);4)" office:value-type="string" office:string-value="0100" calcext:value-type="string">
            <text:p>0100</text:p>
          </table:table-cell>
          <table:table-cell table:style-name="ce7" table:formula="of:=HEX2BIN(RIGHT([.W35];1);4)" office:value-type="string" office:string-value="0011" calcext:value-type="string">
            <text:p>0011</text:p>
          </table:table-cell>
          <table:table-cell/>
          <table:table-cell table:style-name="ce23" table:formula="of:=LEFT([.AK35];1)" office:value-type="string" office:string-value="0" calcext:value-type="string">
            <text:p>0</text:p>
          </table:table-cell>
          <table:table-cell table:formula="of:=RIGHT(LEFT([.AK35];2);1)" office:value-type="string" office:string-value="1" calcext:value-type="string">
            <text:p>1</text:p>
          </table:table-cell>
          <table:table-cell table:formula="of:=LEFT(RIGHT([.AK35];2);1)" office:value-type="string" office:string-value="0" calcext:value-type="string">
            <text:p>0</text:p>
          </table:table-cell>
          <table:table-cell table:formula="of:=RIGHT(RIGHT([.AK35];2);1)" office:value-type="string" office:string-value="0" calcext:value-type="string">
            <text:p>0</text:p>
          </table:table-cell>
          <table:table-cell table:formula="of:=LEFT(LEFT([.AL35];2);1)" office:value-type="string" office:string-value="0" calcext:value-type="string">
            <text:p>0</text:p>
          </table:table-cell>
          <table:table-cell table:style-name="ce23" table:formula="of:=RIGHT(LEFT([.AL35];2);1)" office:value-type="string" office:string-value="0" calcext:value-type="string">
            <text:p>0</text:p>
          </table:table-cell>
          <table:table-cell table:style-name="ce23" table:formula="of:=LEFT(RIGHT([.AL35];2);1)" office:value-type="string" office:string-value="1" calcext:value-type="string">
            <text:p>1</text:p>
          </table:table-cell>
          <table:table-cell table:style-name="ce23" table:formula="of:=RIGHT(RIGHT([.AL35];2);1)" office:value-type="string" office:string-value="1" calcext:value-type="string">
            <text:p>1</text:p>
          </table:table-cell>
          <table:table-cell/>
          <table:table-cell table:formula="of:=[.AN35]&amp;[.AU35]&amp;[.AT35]&amp;[.AS35]" office:value-type="string" office:string-value="0110" calcext:value-type="string">
            <text:p>0110</text:p>
          </table:table-cell>
          <table:table-cell table:formula="of:=BIN2DEC([.AW35])" office:value-type="float" office:value="6" calcext:value-type="float">
            <text:p>6</text:p>
          </table:table-cell>
          <table:table-cell table:formula="of:=[.AX35]+16" office:value-type="float" office:value="22" calcext:value-type="float">
            <text:p>22</text:p>
          </table:table-cell>
          <table:table-cell table:style-name="ce7" table:formula="of:=HEX2BIN(LEFT([.Y35];1);4)" office:value-type="string" office:string-value="0010" calcext:value-type="string">
            <text:p>0010</text:p>
          </table:table-cell>
          <table:table-cell table:style-name="ce7" table:formula="of:=HEX2BIN(RIGHT([.Y35];1);4)" office:value-type="string" office:string-value="1111" calcext:value-type="string">
            <text:p>1111</text:p>
          </table:table-cell>
          <table:table-cell office:value-type="string" calcext:value-type="string">
            <text:p>F4</text:p>
          </table:table-cell>
          <table:table-cell table:formula="of:=BIN2DEC([.AZ35])"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C0000700708008000607C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6;0|6;7088;408;1|7;7496;1332;0|8;8828;408;1|9;9236;460;0|10;9696;408;1|11;10104;460;0|12;10564;408;1|13;10972;464;0|14;11436;408;1|15;11844;460;0|16;12304;408;1|17;12712;460;0|18;13172;412;1|19;13584;460;0|20;14044;408;1|21;14452;460;0|22;14912;408;1|23;15320;464;0|24;15784;408;1|25;16192;460;0|26;16652;408;1|27;17060;460;0|28;17520;412;1|29;17932;460;0|30;18392;408;1|31;18800;1328;0|32;20128;412;1|33;20540;460;0|34;21000;408;1|35;21408;460;0|36;21868;408;1|37;22276;464;0|38;22740;404;1|39;23144;464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4;1|75;42272;464;0|76;42736;408;1|77;43144;460;0|78;43604;408;1|79;44012;464;0|80;44476;408;1|81;44884;460;0|82;45344;408;1|83;45752;460;0|84;46212;412;1|85;46624;460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12;1|111;57928;460;0|112;58388;408;1|113;58796;460;0|114;59256;408;1|115;59664;460;0|116;60124;408;1|117;60532;464;0|118;60996;408;1|119;61404;1332;0|120;62736;408;1|121;63144;1328;0|122;64472;408;1|123;64880;464;0|124;65344;408;1|125;65752;460;0|126;66212;408;1|127;66620;460;0|128;67080;408;1|129;67488;464;0|130;67952;408;1|131;68360;460;0|132;68820;408;1|133;69228;10024;0|134;79252;3452;1|135;82704;1764;0|136;84468;412;1|137;84880;460;0|138;85340;408;1|139;85748;1332;0|140;87080;408;1|141;87488;460;0|142;87948;408;1|143;88356;460;0|144;88816;412;1|145;89228;460;0|146;89688;408;1|147;90096;460;0|148;90556;408;1|149;90964;460;0|150;91424;412;1|151;91836;460;0|152;92296;408;1|153;92704;460;0|154;93164;408;1|155;93572;464;0|156;94036;408;1|157;94444;460;0|158;94904;408;1|159;95312;464;0|160;95776;408;1|161;96184;460;0|162;96644;408;1|163;97052;1328;0|164;98380;412;1|165;98792;460;0|166;99252;408;1|167;99660;460;0|168;100120;408;1|169;100528;464;0|170;100992;408;1|171;101400;460;0|172;101860;408;1|173;102268;464;0|174;102732;404;1|175;103136;464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0;0|194;114900;412;1|195;115312;460;0|196;115772;408;1|197;116180;460;0|198;116640;408;1|199;117048;464;0|200;117512;408;1|201;117920;460;0|202;118380;408;1|203;118788;460;0|204;119248;408;1|205;119656;464;0|206;120120;408;1|207;120528;460;0|208;120988;408;1|209;121396;464;0|210;121860;404;1|211;122264;464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08;1|235;133568;464;0|236;134032;408;1|237;134440;1332;0|238;135772;408;1|239;136180;460;0|240;136640;408;1|241;137048;460;0|242;137508;408;1|243;137916;1332;0|244;139248;408;1|245;139656;460;0|246;140116;408;1|247;140524;464;0|248;140988;408;1|249;141396;460;0|250;141856;408;1|251;142264;460;0|252;142724;408;1|253;143132;464;0|254;143596;408;1|255;144004;460;0|256;144464;408;1|257;144872;464;0|258;145336;408;1|259;145744;460;0|260;146204;408;1|261;146612;460;0|262;147072;408;1|263;147480;1332;0|264;148812;408;1|265;149220;1332;0|266;150552;408;1|267;150960;1332;0|268;152292;404;1|269;152696;1332;0|270;154028;408;1|271;154436;1332;0|272;155768;408;1|273;156176;460;0|274;156636;408;1|275;157044;1332;0|276;158376;408;1|277;158784;460;0|278;159244;412;1|279;159656;1328;0|280;160984;408;1|281;161392;464;0|282;161856;408;1|283;162264;460;0|284;162724;408;1|285;163132;460;0|286;163592;408;1|287;164000;464;0|288;164464;408;1|289;164872;460;0|290;165332;408;1|291;165740;460;0|292;166200;408;1|293;166608;464;0|294;167072;408;1|295;167480;460;0|296;167940;408;1|297;168348;460;0|298;168808;408;1|299;169216;464;0|300;169680;408;1|301;170088;460;0|302;170548;408;1|303;170956;464;0|304;171420;408;1|305;171828;460;0|306;172288;408;1|307;172696;460;0|308;173156;408;1|309;173564;464;0|310;174028;408;1|311;174436;460;0|312;174896;408;1|313;175304;464;0|314;175768;408;1|315;176176;1328;0|316;177504;408;1|317;177912;1332;0|318;179244;408;1|319;179652;1328;0|320;180980;412;1|321;181392;460;0|322;181852;408;1|323;182260;460;0|324;182720;408;1|325;183128;464;0|326;183592;408;1|327;184000;460;0|328;184460;408;1|329;184868;464;0|330;185332;404;1|331;185736;464;0|332;186200;408;1|333;186608;460;0|334;187068;408;1|335;187476;464;0|336;187940;408;1|337;188348;460;0|338;188808;408;1|339;189216;1332;0|340;190548;408;1|341;190956;1332;0|342;192288;408;1|343;192696;1328;0|344;194024;416;1|345;194440;452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08;1|385;213560;464;0|386;214024;408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08;1|407;223124;464;0|408;223588;408;1|409;223996;460;0|410;224456;408;1|411;224864;1332;0|412;226196;408;1|413;226604;1332;0|414;227936;408;1|415;228344;460;0|416;228804;408;1|417;229212;460;0|418;229672;408;1|419;230080;464;0|420;230544;408;1|421;230952;460;0|422;231412;408;1|423;231820;464;0|424;232284;408;1|425;232692;460;0|426;233152;408;1|427;233560;1332;0|428;234892;408;1|429;235300;1328;0|430;236628;412;1|431;237040;456;0|432;237496;412;1|433;237908;460;0|434;238368;408;1|435;238776;1332;0|436;240108;408;1|437;240516;1328;0|438;241844;408;1|439;242252;464;0|440;242716;408;1|</text:p>
          </table:table-cell>
          <table:table-cell table:style-name="ce8" table:formula="of:=LEFT([.D36];16)" office:value-type="string" office:string-value="4004072000000060" calcext:value-type="string">
            <text:p>4004072000000060</text:p>
          </table:table-cell>
          <table:table-cell table:style-name="ce10" table:formula="of:=RIGHT([.D36];(27*2)-16)" office:value-type="string" office:string-value="4004072000123401FC0000700708008000607C" calcext:value-type="string">
            <text:p>4004072000123401FC0000700708008000607C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6];2*[.Q$1]);2);8);4) &amp; LEFT(HEX2BIN(RIGHT(LEFT([.$J36];2*[.Q$1]);2);8);4);2)" office:value-type="string" office:string-value="04" calcext:value-type="string">
            <text:p>04</text:p>
          </table:table-cell>
          <table:table-cell table:style-name="ce7" table:formula="of:=BIN2HEX(RIGHT(HEX2BIN(RIGHT(LEFT([.$J36];2*[.R$1]);2);8);4) &amp; LEFT(HEX2BIN(RIGHT(LEFT([.$J36];2*[.R$1]);2);8);4);2)" office:value-type="string" office:string-value="40" calcext:value-type="string">
            <text:p>40</text:p>
          </table:table-cell>
          <table:table-cell table:style-name="ce7" table:formula="of:=BIN2HEX(RIGHT(HEX2BIN(RIGHT(LEFT([.$J36];2*[.S$1]);2);8);4) &amp; LEFT(HEX2BIN(RIGHT(LEFT([.$J36];2*[.S$1]);2);8);4);2)" office:value-type="string" office:string-value="70" calcext:value-type="string">
            <text:p>70</text:p>
          </table:table-cell>
          <table:table-cell table:style-name="ce7" table:formula="of:=BIN2HEX(RIGHT(HEX2BIN(RIGHT(LEFT([.$J36];2*[.T$1]);2);8);4) &amp; LEFT(HEX2BIN(RIGHT(LEFT([.$J36];2*[.T$1]);2);8);4);2)" office:value-type="string" office:string-value="02" calcext:value-type="string">
            <text:p>02</text:p>
          </table:table-cell>
          <table:table-cell table:style-name="ce7" table:formula="of:=BIN2HEX(RIGHT(HEX2BIN(RIGHT(LEFT([.$J36];2*[.U$1]);2);8);4) &amp; LEFT(HEX2BIN(RIGHT(LEFT([.$J36];2*[.U$1]);2);8);4);2)" office:value-type="string" office:string-value="00" calcext:value-type="string">
            <text:p>00</text:p>
          </table:table-cell>
          <table:table-cell table:style-name="ce7" table:formula="of:=BIN2HEX(RIGHT(HEX2BIN(RIGHT(LEFT([.$J36];2*[.V$1]);2);8);4) &amp; LEFT(HEX2BIN(RIGHT(LEFT([.$J36];2*[.V$1]);2);8);4);2)" office:value-type="string" office:string-value="21" calcext:value-type="string">
            <text:p>21</text:p>
          </table:table-cell>
          <table:table-cell table:style-name="ce21" table:formula="of:=BIN2HEX(RIGHT(HEX2BIN(RIGHT(LEFT([.$J36];2*[.W$1]);2);8);4) &amp; LEFT(HEX2BIN(RIGHT(LEFT([.$J36];2*[.W$1]);2);8);4);2)" office:value-type="string" office:string-value="43" calcext:value-type="string">
            <text:p>43</text:p>
          </table:table-cell>
          <table:table-cell table:style-name="ce21" table:formula="of:=BIN2HEX(RIGHT(HEX2BIN(RIGHT(LEFT([.$J36];2*[.X$1]);2);8);4) &amp; LEFT(HEX2BIN(RIGHT(LEFT([.$J36];2*[.X$1]);2);8);4);2)" office:value-type="string" office:string-value="10" calcext:value-type="string">
            <text:p>10</text:p>
          </table:table-cell>
          <table:table-cell table:style-name="ce21" table:formula="of:=BIN2HEX(RIGHT(HEX2BIN(RIGHT(LEFT([.$J36];2*[.Y$1]);2);8);4) &amp; LEFT(HEX2BIN(RIGHT(LEFT([.$J36];2*[.Y$1]);2);8);4);2)" office:value-type="string" office:string-value="CF" calcext:value-type="string">
            <text:p>CF</text:p>
          </table:table-cell>
          <table:table-cell table:style-name="ce7" table:formula="of:=BIN2HEX(RIGHT(HEX2BIN(RIGHT(LEFT([.$J36];2*[.Z$1]);2);8);4) &amp; LEFT(HEX2BIN(RIGHT(LEFT([.$J36];2*[.Z$1]);2);8);4);2)" office:value-type="string" office:string-value="00" calcext:value-type="string">
            <text:p>00</text:p>
          </table:table-cell>
          <table:table-cell table:style-name="ce7" table:formula="of:=BIN2HEX(RIGHT(HEX2BIN(RIGHT(LEFT([.$J36];2*[.AA$1]);2);8);4) &amp; LEFT(HEX2BIN(RIGHT(LEFT([.$J36];2*[.AA$1]);2);8);4);2)" office:value-type="string" office:string-value="00" calcext:value-type="string">
            <text:p>00</text:p>
          </table:table-cell>
          <table:table-cell table:style-name="ce7" table:formula="of:=BIN2HEX(RIGHT(HEX2BIN(RIGHT(LEFT([.$J36];2*[.AB$1]);2);8);4) &amp; LEFT(HEX2BIN(RIGHT(LEFT([.$J36];2*[.AB$1]);2);8);4);2)" office:value-type="string" office:string-value="07" calcext:value-type="string">
            <text:p>07</text:p>
          </table:table-cell>
          <table:table-cell table:style-name="ce7" table:formula="of:=BIN2HEX(RIGHT(HEX2BIN(RIGHT(LEFT([.$J36];2*[.AC$1]);2);8);4) &amp; LEFT(HEX2BIN(RIGHT(LEFT([.$J36];2*[.AC$1]);2);8);4);2)" office:value-type="string" office:string-value="70" calcext:value-type="string">
            <text:p>70</text:p>
          </table:table-cell>
          <table:table-cell table:style-name="ce7" table:formula="of:=BIN2HEX(RIGHT(HEX2BIN(RIGHT(LEFT([.$J36];2*[.AD$1]);2);8);4) &amp; LEFT(HEX2BIN(RIGHT(LEFT([.$J36];2*[.AD$1]);2);8);4);2)" office:value-type="string" office:string-value="80" calcext:value-type="string">
            <text:p>80</text:p>
          </table:table-cell>
          <table:table-cell table:style-name="ce7" table:formula="of:=BIN2HEX(RIGHT(HEX2BIN(RIGHT(LEFT([.$J36];2*[.AE$1]);2);8);4) &amp; LEFT(HEX2BIN(RIGHT(LEFT([.$J36];2*[.AE$1]);2);8);4);2)" office:value-type="string" office:string-value="00" calcext:value-type="string">
            <text:p>00</text:p>
          </table:table-cell>
          <table:table-cell table:style-name="ce7" table:formula="of:=BIN2HEX(RIGHT(HEX2BIN(RIGHT(LEFT([.$J36];2*[.AF$1]);2);8);4) &amp; LEFT(HEX2BIN(RIGHT(LEFT([.$J36];2*[.AF$1]);2);8);4);2)" office:value-type="string" office:string-value="08" calcext:value-type="string">
            <text:p>08</text:p>
          </table:table-cell>
          <table:table-cell table:style-name="ce7" table:formula="of:=BIN2HEX(RIGHT(HEX2BIN(RIGHT(LEFT([.$J36];2*[.AG$1]);2);8);4) &amp; LEFT(HEX2BIN(RIGHT(LEFT([.$J36];2*[.AG$1]);2);8);4);2)" office:value-type="string" office:string-value="00" calcext:value-type="string">
            <text:p>00</text:p>
          </table:table-cell>
          <table:table-cell table:style-name="ce7" table:formula="of:=BIN2HEX(RIGHT(HEX2BIN(RIGHT(LEFT([.$J36];2*[.AH$1]);2);8);4) &amp; LEFT(HEX2BIN(RIGHT(LEFT([.$J36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6];1);4)" office:value-type="string" office:string-value="0100" calcext:value-type="string">
            <text:p>0100</text:p>
          </table:table-cell>
          <table:table-cell table:style-name="ce7" table:formula="of:=HEX2BIN(RIGHT([.W36];1);4)" office:value-type="string" office:string-value="0011" calcext:value-type="string">
            <text:p>0011</text:p>
          </table:table-cell>
          <table:table-cell/>
          <table:table-cell table:style-name="ce23" table:formula="of:=LEFT([.AK36];1)" office:value-type="string" office:string-value="0" calcext:value-type="string">
            <text:p>0</text:p>
          </table:table-cell>
          <table:table-cell table:formula="of:=RIGHT(LEFT([.AK36];2);1)" office:value-type="string" office:string-value="1" calcext:value-type="string">
            <text:p>1</text:p>
          </table:table-cell>
          <table:table-cell table:formula="of:=LEFT(RIGHT([.AK36];2);1)" office:value-type="string" office:string-value="0" calcext:value-type="string">
            <text:p>0</text:p>
          </table:table-cell>
          <table:table-cell table:formula="of:=RIGHT(RIGHT([.AK36];2);1)" office:value-type="string" office:string-value="0" calcext:value-type="string">
            <text:p>0</text:p>
          </table:table-cell>
          <table:table-cell table:formula="of:=LEFT(LEFT([.AL36];2);1)" office:value-type="string" office:string-value="0" calcext:value-type="string">
            <text:p>0</text:p>
          </table:table-cell>
          <table:table-cell table:style-name="ce23" table:formula="of:=RIGHT(LEFT([.AL36];2);1)" office:value-type="string" office:string-value="0" calcext:value-type="string">
            <text:p>0</text:p>
          </table:table-cell>
          <table:table-cell table:style-name="ce23" table:formula="of:=LEFT(RIGHT([.AL36];2);1)" office:value-type="string" office:string-value="1" calcext:value-type="string">
            <text:p>1</text:p>
          </table:table-cell>
          <table:table-cell table:style-name="ce23" table:formula="of:=RIGHT(RIGHT([.AL36];2);1)" office:value-type="string" office:string-value="1" calcext:value-type="string">
            <text:p>1</text:p>
          </table:table-cell>
          <table:table-cell/>
          <table:table-cell table:formula="of:=[.AN36]&amp;[.AU36]&amp;[.AT36]&amp;[.AS36]" office:value-type="string" office:string-value="0110" calcext:value-type="string">
            <text:p>0110</text:p>
          </table:table-cell>
          <table:table-cell table:formula="of:=BIN2DEC([.AW36])" office:value-type="float" office:value="6" calcext:value-type="float">
            <text:p>6</text:p>
          </table:table-cell>
          <table:table-cell table:formula="of:=[.AX36]+16" office:value-type="float" office:value="22" calcext:value-type="float">
            <text:p>22</text:p>
          </table:table-cell>
          <table:table-cell table:style-name="ce7" table:formula="of:=HEX2BIN(LEFT([.Y36];1);4)" office:value-type="string" office:string-value="1100" calcext:value-type="string">
            <text:p>1100</text:p>
          </table:table-cell>
          <table:table-cell table:style-name="ce7" table:formula="of:=HEX2BIN(RIGHT([.Y36];1);4)" office:value-type="string" office:string-value="1111" calcext:value-type="string">
            <text:p>1111</text:p>
          </table:table-cell>
          <table:table-cell office:value-type="string" calcext:value-type="string">
            <text:p>F5</text:p>
          </table:table-cell>
          <table:table-cell table:formula="of:=BIN2DEC([.AZ36])" office:value-type="float" office:value="12" calcext:value-type="float">
            <text:p>1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4;0|10;9700;404;1|11;10104;464;0|12;10568;408;1|13;10976;460;0|14;11436;408;1|15;11844;464;0|16;12308;408;1|17;12716;460;0|18;13176;408;1|19;13584;460;0|20;14044;408;1|21;14452;464;0|22;14916;408;1|23;15324;460;0|24;15784;408;1|25;16192;460;0|26;16652;412;1|27;17064;460;0|28;17524;408;1|29;17932;460;0|30;18392;408;1|31;18800;1332;0|32;20132;408;1|33;20540;460;0|34;21000;412;1|35;21412;460;0|36;21872;408;1|37;22280;460;0|38;22740;408;1|39;23148;460;0|40;23608;408;1|41;24016;464;0|42;24480;408;1|43;24888;460;0|44;25348;408;1|45;25756;460;0|46;26216;412;1|47;26628;1328;0|48;27956;408;1|49;28364;1332;0|50;29696;408;1|51;30104;1328;0|52;31432;412;1|53;31844;460;0|54;32304;408;1|55;32712;460;0|56;33172;408;1|57;33580;1332;0|58;34912;408;1|59;35320;460;0|60;35780;412;1|61;36192;460;0|62;36652;408;1|63;37060;460;0|64;37520;408;1|65;37928;464;0|66;38392;408;1|67;38800;460;0|68;39260;408;1|69;39668;464;0|70;40132;408;1|71;40540;460;0|72;41000;408;1|73;41408;460;0|74;41868;408;1|75;42276;460;0|76;42736;412;1|77;43148;460;0|78;43608;408;1|79;44016;460;0|80;44476;408;1|81;44884;464;0|82;45348;408;1|83;45756;460;0|84;46216;408;1|85;46624;460;0|86;47084;408;1|87;47492;464;0|88;47956;408;1|89;48364;460;0|90;48824;408;1|91;49232;460;0|92;49692;412;1|93;50104;460;0|94;50564;408;1|95;50972;460;0|96;51432;408;1|97;51840;464;0|98;52304;408;1|99;52712;460;0|100;53172;408;1|101;53580;460;0|102;54040;408;1|103;54448;464;0|104;54912;408;1|105;55320;460;0|106;55780;408;1|107;56188;460;0|108;56648;412;1|109;57060;460;0|110;57520;408;1|111;57928;460;0|112;58388;408;1|113;58796;464;0|114;59260;408;1|115;59668;460;0|116;60128;408;1|117;60536;460;0|118;60996;408;1|119;61404;1332;0|120;62736;408;1|121;63144;1332;0|122;64476;408;1|123;64884;460;0|124;65344;408;1|125;65752;460;0|126;66212;408;1|127;66620;464;0|128;67084;408;1|129;67492;460;0|130;67952;408;1|131;68360;460;0|132;68820;412;1|133;69232;10028;0|134;79260;3456;1|135;82716;1764;0|136;84480;432;1|137;84912;436;0|138;85348;408;1|139;85756;1332;0|140;87088;408;1|141;87496;460;0|142;87956;408;1|143;88364;464;0|144;88828;408;1|145;89236;460;0|146;89696;408;1|147;90104;460;0|148;90564;412;1|149;90976;460;0|150;91436;408;1|151;91844;460;0|152;92304;408;1|153;92712;464;0|154;93176;404;1|155;93580;464;0|156;94044;408;1|157;94452;460;0|158;94912;408;1|159;95320;464;0|160;95784;408;1|161;96192;460;0|162;96652;408;1|163;97060;1332;0|164;98392;408;1|165;98800;460;0|166;99260;408;1|167;99668;464;0|168;100132;408;1|169;100540;460;0|170;101000;408;1|171;101408;460;0|172;101868;408;1|173;102276;464;0|174;102740;408;1|175;103148;460;0|176;103608;408;1|177;104016;460;0|178;104476;408;1|179;104884;1332;0|180;106216;408;1|181;106624;1332;0|182;107956;408;1|183;108364;1328;0|184;109692;412;1|185;110104;460;0|186;110564;408;1|187;110972;460;0|188;111432;408;1|189;111840;1332;0|190;113172;408;1|191;113580;460;0|192;114040;408;1|193;114448;464;0|194;114912;408;1|195;115320;460;0|196;115780;408;1|197;116188;460;0|198;116648;412;1|199;117060;460;0|200;117520;408;1|201;117928;460;0|202;118388;408;1|203;118796;464;0|204;119260;408;1|205;119668;460;0|206;120128;408;1|207;120536;464;0|208;121000;404;1|209;121404;464;0|210;121868;408;1|211;122276;460;0|212;122736;408;1|213;123144;460;0|214;123604;412;1|215;124016;460;0|216;124476;408;1|217;124884;460;0|218;125344;408;1|219;125752;464;0|220;126216;408;1|221;126624;460;0|222;127084;408;1|223;127492;1332;0|224;128824;408;1|225;129232;460;0|226;129692;408;1|227;130100;464;0|228;130564;404;1|229;130968;464;0|230;131432;408;1|231;131840;460;0|232;132300;408;1|233;132708;464;0|234;133172;408;1|235;133580;1328;0|236;134908;408;1|237;135316;464;0|238;135780;408;1|239;136188;460;0|240;136648;408;1|241;137056;460;0|242;137516;408;1|243;137924;1332;0|244;139256;408;1|245;139664;464;0|246;140128;404;1|247;140532;464;0|248;140996;408;1|249;141404;460;0|250;141864;408;1|251;142272;464;0|252;142736;408;1|253;143144;460;0|254;143604;408;1|255;144012;460;0|256;144472;412;1|257;144884;460;0|258;145344;408;1|259;145752;460;0|260;146212;408;1|261;146620;460;0|262;147080;412;1|263;147492;1328;0|264;148820;408;1|265;149228;1332;0|266;150560;408;1|267;150968;1332;0|268;152300;408;1|269;152708;1328;0|270;154036;412;1|271;154448;1328;0|272;155776;408;1|273;156184;460;0|274;156644;412;1|275;157056;1328;0|276;158384;408;1|277;158792;464;0|278;159256;408;1|279;159664;1328;0|280;160992;408;1|281;161400;464;0|282;161864;408;1|283;162272;460;0|284;162732;408;1|285;163140;460;0|286;163600;412;1|287;164012;460;0|288;164472;408;1|289;164880;460;0|290;165340;408;1|291;165748;460;0|292;166208;412;1|293;166620;460;0|294;167080;408;1|295;167488;460;0|296;167948;408;1|297;168356;464;0|298;168820;408;1|299;169228;460;0|300;169688;408;1|301;170096;460;0|302;170556;408;1|303;170964;464;0|304;171428;408;1|305;171836;460;0|306;172296;408;1|307;172704;464;0|308;173168;408;1|309;173576;460;0|310;174036;408;1|311;174444;460;0|312;174904;408;1|313;175312;464;0|314;175776;408;1|315;176184;1328;0|316;177512;412;1|317;177924;1328;0|318;179252;408;1|319;179660;1332;0|320;180992;408;1|321;181400;460;0|322;181860;408;1|323;182268;464;0|324;182732;408;1|325;183140;460;0|326;183600;408;1|327;184008;460;0|328;184468;408;1|329;184876;464;0|330;185340;408;1|331;185748;460;0|332;186208;408;1|333;186616;460;0|334;187076;408;1|335;187484;464;0|336;187948;408;1|337;188356;460;0|338;188816;408;1|339;189224;1332;0|340;190556;408;1|341;190964;1328;0|342;192292;412;1|343;192704;1328;0|344;194032;412;1|345;194444;460;0|346;194904;408;1|347;195312;460;0|348;195772;408;1|349;196180;464;0|350;196644;408;1|351;197052;460;0|352;197512;408;1|353;197920;1332;0|354;199252;408;1|355;199660;460;0|356;200120;408;1|357;200528;460;0|358;200988;408;1|359;201396;464;0|360;201860;408;1|361;202268;460;0|362;202728;408;1|363;203136;464;0|364;203600;408;1|365;204008;460;0|366;204468;408;1|367;204876;460;0|368;205336;408;1|369;205744;464;0|370;206208;408;1|371;206616;460;0|372;207076;408;1|373;207484;460;0|374;207944;408;1|375;208352;464;0|376;208816;408;1|377;209224;1328;0|378;210552;412;1|379;210964;460;0|380;211424;408;1|381;211832;460;0|382;212292;408;1|383;212700;464;0|384;213164;408;1|385;213572;460;0|386;214032;408;1|387;214440;460;0|388;214900;408;1|389;215308;464;0|390;215772;408;1|391;216180;460;0|392;216640;408;1|393;217048;460;0|394;217508;408;1|395;217916;464;0|396;218380;408;1|397;218788;460;0|398;219248;408;1|399;219656;460;0|400;220116;408;1|401;220524;464;0|402;220988;408;1|403;221396;460;0|404;221856;408;1|405;222264;464;0|406;222728;412;1|407;223140;456;0|408;223596;408;1|409;224004;460;0|410;224464;408;1|411;224872;1332;0|412;226204;408;1|413;226612;1332;0|414;227944;408;1|415;228352;460;0|416;228812;408;1|417;229220;464;0|418;229684;408;1|419;230092;460;0|420;230552;408;1|421;230960;460;0|422;231420;408;1|423;231828;464;0|424;232292;408;1|425;232700;460;0|426;233160;408;1|427;233568;460;0|428;234028;408;1|429;234436;1332;0|430;235768;408;1|431;236176;460;0|432;236636;412;1|433;237048;460;0|434;237508;408;1|435;237916;1332;0|436;239248;408;1|437;239656;1328;0|438;240984;408;1|439;241392;464;0|440;241856;408;1|</text:p>
          </table:table-cell>
          <table:table-cell table:style-name="ce8" table:formula="of:=LEFT([.D37];16)" office:value-type="string" office:string-value="4004072000000060" calcext:value-type="string">
            <text:p>4004072000000060</text:p>
          </table:table-cell>
          <table:table-cell table:style-name="ce10" table:formula="of:=RIGHT([.D37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7];2*[.Q$1]);2);8);4) &amp; LEFT(HEX2BIN(RIGHT(LEFT([.$J37];2*[.Q$1]);2);8);4);2)" office:value-type="string" office:string-value="04" calcext:value-type="string">
            <text:p>04</text:p>
          </table:table-cell>
          <table:table-cell table:style-name="ce7" table:formula="of:=BIN2HEX(RIGHT(HEX2BIN(RIGHT(LEFT([.$J37];2*[.R$1]);2);8);4) &amp; LEFT(HEX2BIN(RIGHT(LEFT([.$J37];2*[.R$1]);2);8);4);2)" office:value-type="string" office:string-value="40" calcext:value-type="string">
            <text:p>40</text:p>
          </table:table-cell>
          <table:table-cell table:style-name="ce7" table:formula="of:=BIN2HEX(RIGHT(HEX2BIN(RIGHT(LEFT([.$J37];2*[.S$1]);2);8);4) &amp; LEFT(HEX2BIN(RIGHT(LEFT([.$J37];2*[.S$1]);2);8);4);2)" office:value-type="string" office:string-value="70" calcext:value-type="string">
            <text:p>70</text:p>
          </table:table-cell>
          <table:table-cell table:style-name="ce7" table:formula="of:=BIN2HEX(RIGHT(HEX2BIN(RIGHT(LEFT([.$J37];2*[.T$1]);2);8);4) &amp; LEFT(HEX2BIN(RIGHT(LEFT([.$J37];2*[.T$1]);2);8);4);2)" office:value-type="string" office:string-value="02" calcext:value-type="string">
            <text:p>02</text:p>
          </table:table-cell>
          <table:table-cell table:style-name="ce7" table:formula="of:=BIN2HEX(RIGHT(HEX2BIN(RIGHT(LEFT([.$J37];2*[.U$1]);2);8);4) &amp; LEFT(HEX2BIN(RIGHT(LEFT([.$J37];2*[.U$1]);2);8);4);2)" office:value-type="string" office:string-value="00" calcext:value-type="string">
            <text:p>00</text:p>
          </table:table-cell>
          <table:table-cell table:style-name="ce7" table:formula="of:=BIN2HEX(RIGHT(HEX2BIN(RIGHT(LEFT([.$J37];2*[.V$1]);2);8);4) &amp; LEFT(HEX2BIN(RIGHT(LEFT([.$J37];2*[.V$1]);2);8);4);2)" office:value-type="string" office:string-value="21" calcext:value-type="string">
            <text:p>21</text:p>
          </table:table-cell>
          <table:table-cell table:style-name="ce21" table:formula="of:=BIN2HEX(RIGHT(HEX2BIN(RIGHT(LEFT([.$J37];2*[.W$1]);2);8);4) &amp; LEFT(HEX2BIN(RIGHT(LEFT([.$J37];2*[.W$1]);2);8);4);2)" office:value-type="string" office:string-value="43" calcext:value-type="string">
            <text:p>43</text:p>
          </table:table-cell>
          <table:table-cell table:style-name="ce21" table:formula="of:=BIN2HEX(RIGHT(HEX2BIN(RIGHT(LEFT([.$J37];2*[.X$1]);2);8);4) &amp; LEFT(HEX2BIN(RIGHT(LEFT([.$J37];2*[.X$1]);2);8);4);2)" office:value-type="string" office:string-value="10" calcext:value-type="string">
            <text:p>10</text:p>
          </table:table-cell>
          <table:table-cell table:style-name="ce21" table:formula="of:=BIN2HEX(RIGHT(HEX2BIN(RIGHT(LEFT([.$J37];2*[.Y$1]);2);8);4) &amp; LEFT(HEX2BIN(RIGHT(LEFT([.$J37];2*[.Y$1]);2);8);4);2)" office:value-type="string" office:string-value="5F" calcext:value-type="string">
            <text:p>5F</text:p>
          </table:table-cell>
          <table:table-cell table:style-name="ce7" table:formula="of:=BIN2HEX(RIGHT(HEX2BIN(RIGHT(LEFT([.$J37];2*[.Z$1]);2);8);4) &amp; LEFT(HEX2BIN(RIGHT(LEFT([.$J37];2*[.Z$1]);2);8);4);2)" office:value-type="string" office:string-value="00" calcext:value-type="string">
            <text:p>00</text:p>
          </table:table-cell>
          <table:table-cell table:style-name="ce7" table:formula="of:=BIN2HEX(RIGHT(HEX2BIN(RIGHT(LEFT([.$J37];2*[.AA$1]);2);8);4) &amp; LEFT(HEX2BIN(RIGHT(LEFT([.$J37];2*[.AA$1]);2);8);4);2)" office:value-type="string" office:string-value="00" calcext:value-type="string">
            <text:p>00</text:p>
          </table:table-cell>
          <table:table-cell table:style-name="ce7" table:formula="of:=BIN2HEX(RIGHT(HEX2BIN(RIGHT(LEFT([.$J37];2*[.AB$1]);2);8);4) &amp; LEFT(HEX2BIN(RIGHT(LEFT([.$J37];2*[.AB$1]);2);8);4);2)" office:value-type="string" office:string-value="07" calcext:value-type="string">
            <text:p>07</text:p>
          </table:table-cell>
          <table:table-cell table:style-name="ce7" table:formula="of:=BIN2HEX(RIGHT(HEX2BIN(RIGHT(LEFT([.$J37];2*[.AC$1]);2);8);4) &amp; LEFT(HEX2BIN(RIGHT(LEFT([.$J37];2*[.AC$1]);2);8);4);2)" office:value-type="string" office:string-value="70" calcext:value-type="string">
            <text:p>70</text:p>
          </table:table-cell>
          <table:table-cell table:style-name="ce7" table:formula="of:=BIN2HEX(RIGHT(HEX2BIN(RIGHT(LEFT([.$J37];2*[.AD$1]);2);8);4) &amp; LEFT(HEX2BIN(RIGHT(LEFT([.$J37];2*[.AD$1]);2);8);4);2)" office:value-type="string" office:string-value="80" calcext:value-type="string">
            <text:p>80</text:p>
          </table:table-cell>
          <table:table-cell table:style-name="ce7" table:formula="of:=BIN2HEX(RIGHT(HEX2BIN(RIGHT(LEFT([.$J37];2*[.AE$1]);2);8);4) &amp; LEFT(HEX2BIN(RIGHT(LEFT([.$J37];2*[.AE$1]);2);8);4);2)" office:value-type="string" office:string-value="00" calcext:value-type="string">
            <text:p>00</text:p>
          </table:table-cell>
          <table:table-cell table:style-name="ce7" table:formula="of:=BIN2HEX(RIGHT(HEX2BIN(RIGHT(LEFT([.$J37];2*[.AF$1]);2);8);4) &amp; LEFT(HEX2BIN(RIGHT(LEFT([.$J37];2*[.AF$1]);2);8);4);2)" office:value-type="string" office:string-value="08" calcext:value-type="string">
            <text:p>08</text:p>
          </table:table-cell>
          <table:table-cell table:style-name="ce7" table:formula="of:=BIN2HEX(RIGHT(HEX2BIN(RIGHT(LEFT([.$J37];2*[.AG$1]);2);8);4) &amp; LEFT(HEX2BIN(RIGHT(LEFT([.$J37];2*[.AG$1]);2);8);4);2)" office:value-type="string" office:string-value="00" calcext:value-type="string">
            <text:p>00</text:p>
          </table:table-cell>
          <table:table-cell table:style-name="ce7" table:formula="of:=BIN2HEX(RIGHT(HEX2BIN(RIGHT(LEFT([.$J37];2*[.AH$1]);2);8);4) &amp; LEFT(HEX2BIN(RIGHT(LEFT([.$J37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7];1);4)" office:value-type="string" office:string-value="0100" calcext:value-type="string">
            <text:p>0100</text:p>
          </table:table-cell>
          <table:table-cell table:style-name="ce7" table:formula="of:=HEX2BIN(RIGHT([.W37];1);4)" office:value-type="string" office:string-value="0011" calcext:value-type="string">
            <text:p>0011</text:p>
          </table:table-cell>
          <table:table-cell/>
          <table:table-cell table:style-name="ce23" table:formula="of:=LEFT([.AK37];1)" office:value-type="string" office:string-value="0" calcext:value-type="string">
            <text:p>0</text:p>
          </table:table-cell>
          <table:table-cell table:formula="of:=RIGHT(LEFT([.AK37];2);1)" office:value-type="string" office:string-value="1" calcext:value-type="string">
            <text:p>1</text:p>
          </table:table-cell>
          <table:table-cell table:formula="of:=LEFT(RIGHT([.AK37];2);1)" office:value-type="string" office:string-value="0" calcext:value-type="string">
            <text:p>0</text:p>
          </table:table-cell>
          <table:table-cell table:formula="of:=RIGHT(RIGHT([.AK37];2);1)" office:value-type="string" office:string-value="0" calcext:value-type="string">
            <text:p>0</text:p>
          </table:table-cell>
          <table:table-cell table:formula="of:=LEFT(LEFT([.AL37];2);1)" office:value-type="string" office:string-value="0" calcext:value-type="string">
            <text:p>0</text:p>
          </table:table-cell>
          <table:table-cell table:style-name="ce23" table:formula="of:=RIGHT(LEFT([.AL37];2);1)" office:value-type="string" office:string-value="0" calcext:value-type="string">
            <text:p>0</text:p>
          </table:table-cell>
          <table:table-cell table:style-name="ce23" table:formula="of:=LEFT(RIGHT([.AL37];2);1)" office:value-type="string" office:string-value="1" calcext:value-type="string">
            <text:p>1</text:p>
          </table:table-cell>
          <table:table-cell table:style-name="ce23" table:formula="of:=RIGHT(RIGHT([.AL37];2);1)" office:value-type="string" office:string-value="1" calcext:value-type="string">
            <text:p>1</text:p>
          </table:table-cell>
          <table:table-cell/>
          <table:table-cell table:formula="of:=[.AN37]&amp;[.AU37]&amp;[.AT37]&amp;[.AS37]" office:value-type="string" office:string-value="0110" calcext:value-type="string">
            <text:p>0110</text:p>
          </table:table-cell>
          <table:table-cell table:formula="of:=BIN2DEC([.AW37])" office:value-type="float" office:value="6" calcext:value-type="float">
            <text:p>6</text:p>
          </table:table-cell>
          <table:table-cell table:formula="of:=[.AX37]+16" office:value-type="float" office:value="22" calcext:value-type="float">
            <text:p>22</text:p>
          </table:table-cell>
          <table:table-cell table:style-name="ce7" table:formula="of:=HEX2BIN(LEFT([.Y37];1);4)" office:value-type="string" office:string-value="0101" calcext:value-type="string">
            <text:p>0101</text:p>
          </table:table-cell>
          <table:table-cell table:style-name="ce7" table:formula="of:=HEX2BIN(RIGHT([.Y37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AZ37])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66C01F50000700708008000601B</text:p>
          </table:table-cell>
          <table:table-cell table:number-columns-repeated="4"/>
          <table:table-cell table:style-name="ce8" table:formula="of:=LEFT([.D39];16)" office:value-type="string" office:string-value="4004072000000060" calcext:value-type="string">
            <text:p>4004072000000060</text:p>
          </table:table-cell>
          <table:table-cell table:style-name="ce10" table:formula="of:=RIGHT([.D39];(27*2)-16)" office:value-type="string" office:string-value="4004072000166C01F50000700708008000601B" calcext:value-type="string">
            <text:p>4004072000166C01F50000700708008000601B</text:p>
          </table:table-cell>
          <table:table-cell table:style-name="ce8"/>
          <table:table-cell table:style-name="ce14" office:value-type="string" calcext:value-type="string">
            <text:p>FAN</text:p>
          </table:table-cell>
          <table:table-cell table:style-name="ce7" table:number-columns-repeated="3"/>
          <table:table-cell table:style-name="ce8"/>
          <table:table-cell table:style-name="ce7" table:formula="of:=BIN2HEX(RIGHT(HEX2BIN(RIGHT(LEFT([.$J39];2*[.Q$1]);2);8);4) &amp; LEFT(HEX2BIN(RIGHT(LEFT([.$J39];2*[.Q$1]);2);8);4);2)" office:value-type="string" office:string-value="04" calcext:value-type="string">
            <text:p>04</text:p>
          </table:table-cell>
          <table:table-cell table:style-name="ce7" table:formula="of:=BIN2HEX(RIGHT(HEX2BIN(RIGHT(LEFT([.$J39];2*[.R$1]);2);8);4) &amp; LEFT(HEX2BIN(RIGHT(LEFT([.$J39];2*[.R$1]);2);8);4);2)" office:value-type="string" office:string-value="40" calcext:value-type="string">
            <text:p>40</text:p>
          </table:table-cell>
          <table:table-cell table:style-name="ce7" table:formula="of:=BIN2HEX(RIGHT(HEX2BIN(RIGHT(LEFT([.$J39];2*[.S$1]);2);8);4) &amp; LEFT(HEX2BIN(RIGHT(LEFT([.$J39];2*[.S$1]);2);8);4);2)" office:value-type="string" office:string-value="70" calcext:value-type="string">
            <text:p>70</text:p>
          </table:table-cell>
          <table:table-cell table:style-name="ce7" table:formula="of:=BIN2HEX(RIGHT(HEX2BIN(RIGHT(LEFT([.$J39];2*[.T$1]);2);8);4) &amp; LEFT(HEX2BIN(RIGHT(LEFT([.$J39];2*[.T$1]);2);8);4);2)" office:value-type="string" office:string-value="02" calcext:value-type="string">
            <text:p>02</text:p>
          </table:table-cell>
          <table:table-cell table:style-name="ce7" table:formula="of:=BIN2HEX(RIGHT(HEX2BIN(RIGHT(LEFT([.$J39];2*[.U$1]);2);8);4) &amp; LEFT(HEX2BIN(RIGHT(LEFT([.$J39];2*[.U$1]);2);8);4);2)" office:value-type="string" office:string-value="00" calcext:value-type="string">
            <text:p>00</text:p>
          </table:table-cell>
          <table:table-cell table:style-name="ce14" table:formula="of:=BIN2HEX(RIGHT(HEX2BIN(RIGHT(LEFT([.$J39];2*[.V$1]);2);8);4) &amp; LEFT(HEX2BIN(RIGHT(LEFT([.$J39];2*[.V$1]);2);8);4);2)" office:value-type="string" office:string-value="61" calcext:value-type="string">
            <text:p>61</text:p>
          </table:table-cell>
          <table:table-cell table:style-name="ce21" table:formula="of:=BIN2HEX(RIGHT(HEX2BIN(RIGHT(LEFT([.$J39];2*[.W$1]);2);8);4) &amp; LEFT(HEX2BIN(RIGHT(LEFT([.$J39];2*[.W$1]);2);8);4);2)" office:value-type="string" office:string-value="C6" calcext:value-type="string">
            <text:p>C6</text:p>
          </table:table-cell>
          <table:table-cell table:style-name="ce21" table:formula="of:=BIN2HEX(RIGHT(HEX2BIN(RIGHT(LEFT([.$J39];2*[.X$1]);2);8);4) &amp; LEFT(HEX2BIN(RIGHT(LEFT([.$J39];2*[.X$1]);2);8);4);2)" office:value-type="string" office:string-value="10" calcext:value-type="string">
            <text:p>10</text:p>
          </table:table-cell>
          <table:table-cell table:style-name="ce21" table:formula="of:=BIN2HEX(RIGHT(HEX2BIN(RIGHT(LEFT([.$J39];2*[.Y$1]);2);8);4) &amp; LEFT(HEX2BIN(RIGHT(LEFT([.$J39];2*[.Y$1]);2);8);4);2)" office:value-type="string" office:string-value="5F" calcext:value-type="string">
            <text:p>5F</text:p>
          </table:table-cell>
          <table:table-cell table:style-name="ce7" table:formula="of:=BIN2HEX(RIGHT(HEX2BIN(RIGHT(LEFT([.$J39];2*[.Z$1]);2);8);4) &amp; LEFT(HEX2BIN(RIGHT(LEFT([.$J39];2*[.Z$1]);2);8);4);2)" office:value-type="string" office:string-value="00" calcext:value-type="string">
            <text:p>00</text:p>
          </table:table-cell>
          <table:table-cell table:style-name="ce7" table:formula="of:=BIN2HEX(RIGHT(HEX2BIN(RIGHT(LEFT([.$J39];2*[.AA$1]);2);8);4) &amp; LEFT(HEX2BIN(RIGHT(LEFT([.$J39];2*[.AA$1]);2);8);4);2)" office:value-type="string" office:string-value="00" calcext:value-type="string">
            <text:p>00</text:p>
          </table:table-cell>
          <table:table-cell table:style-name="ce7" table:formula="of:=BIN2HEX(RIGHT(HEX2BIN(RIGHT(LEFT([.$J39];2*[.AB$1]);2);8);4) &amp; LEFT(HEX2BIN(RIGHT(LEFT([.$J39];2*[.AB$1]);2);8);4);2)" office:value-type="string" office:string-value="07" calcext:value-type="string">
            <text:p>07</text:p>
          </table:table-cell>
          <table:table-cell table:style-name="ce7" table:formula="of:=BIN2HEX(RIGHT(HEX2BIN(RIGHT(LEFT([.$J39];2*[.AC$1]);2);8);4) &amp; LEFT(HEX2BIN(RIGHT(LEFT([.$J39];2*[.AC$1]);2);8);4);2)" office:value-type="string" office:string-value="70" calcext:value-type="string">
            <text:p>70</text:p>
          </table:table-cell>
          <table:table-cell table:style-name="ce7" table:formula="of:=BIN2HEX(RIGHT(HEX2BIN(RIGHT(LEFT([.$J39];2*[.AD$1]);2);8);4) &amp; LEFT(HEX2BIN(RIGHT(LEFT([.$J39];2*[.AD$1]);2);8);4);2)" office:value-type="string" office:string-value="80" calcext:value-type="string">
            <text:p>80</text:p>
          </table:table-cell>
          <table:table-cell table:style-name="ce7" table:formula="of:=BIN2HEX(RIGHT(HEX2BIN(RIGHT(LEFT([.$J39];2*[.AE$1]);2);8);4) &amp; LEFT(HEX2BIN(RIGHT(LEFT([.$J39];2*[.AE$1]);2);8);4);2)" office:value-type="string" office:string-value="00" calcext:value-type="string">
            <text:p>00</text:p>
          </table:table-cell>
          <table:table-cell table:style-name="ce7" table:formula="of:=BIN2HEX(RIGHT(HEX2BIN(RIGHT(LEFT([.$J39];2*[.AF$1]);2);8);4) &amp; LEFT(HEX2BIN(RIGHT(LEFT([.$J39];2*[.AF$1]);2);8);4);2)" office:value-type="string" office:string-value="08" calcext:value-type="string">
            <text:p>08</text:p>
          </table:table-cell>
          <table:table-cell table:style-name="ce7" table:formula="of:=BIN2HEX(RIGHT(HEX2BIN(RIGHT(LEFT([.$J39];2*[.AG$1]);2);8);4) &amp; LEFT(HEX2BIN(RIGHT(LEFT([.$J39];2*[.AG$1]);2);8);4);2)" office:value-type="string" office:string-value="00" calcext:value-type="string">
            <text:p>00</text:p>
          </table:table-cell>
          <table:table-cell table:style-name="ce7" table:formula="of:=BIN2HEX(RIGHT(HEX2BIN(RIGHT(LEFT([.$J39];2*[.AH$1]);2);8);4) &amp; LEFT(HEX2BIN(RIGHT(LEFT([.$J39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39];1);4)" office:value-type="string" office:string-value="1100" calcext:value-type="string">
            <text:p>1100</text:p>
          </table:table-cell>
          <table:table-cell table:style-name="ce7" table:formula="of:=HEX2BIN(RIGHT([.W39];1);4)" office:value-type="string" office:string-value="0110" calcext:value-type="string">
            <text:p>0110</text:p>
          </table:table-cell>
          <table:table-cell/>
          <table:table-cell table:style-name="ce23" table:formula="of:=LEFT([.AK39];1)" office:value-type="string" office:string-value="1" calcext:value-type="string">
            <text:p>1</text:p>
          </table:table-cell>
          <table:table-cell table:formula="of:=RIGHT(LEFT([.AK39];2);1)" office:value-type="string" office:string-value="1" calcext:value-type="string">
            <text:p>1</text:p>
          </table:table-cell>
          <table:table-cell table:formula="of:=LEFT(RIGHT([.AK39];2);1)" office:value-type="string" office:string-value="0" calcext:value-type="string">
            <text:p>0</text:p>
          </table:table-cell>
          <table:table-cell table:formula="of:=RIGHT(RIGHT([.AK39];2);1)" office:value-type="string" office:string-value="0" calcext:value-type="string">
            <text:p>0</text:p>
          </table:table-cell>
          <table:table-cell table:formula="of:=LEFT(LEFT([.AL39];2);1)" office:value-type="string" office:string-value="0" calcext:value-type="string">
            <text:p>0</text:p>
          </table:table-cell>
          <table:table-cell table:style-name="ce23" table:formula="of:=RIGHT(LEFT([.AL39];2);1)" office:value-type="string" office:string-value="1" calcext:value-type="string">
            <text:p>1</text:p>
          </table:table-cell>
          <table:table-cell table:style-name="ce23" table:formula="of:=LEFT(RIGHT([.AL39];2);1)" office:value-type="string" office:string-value="1" calcext:value-type="string">
            <text:p>1</text:p>
          </table:table-cell>
          <table:table-cell table:style-name="ce23" table:formula="of:=RIGHT(RIGHT([.AL39];2);1)" office:value-type="string" office:string-value="0" calcext:value-type="string">
            <text:p>0</text:p>
          </table:table-cell>
          <table:table-cell/>
          <table:table-cell table:formula="of:=[.AN39]&amp;[.AU39]&amp;[.AT39]&amp;[.AS39]" office:value-type="string" office:string-value="1011" calcext:value-type="string">
            <text:p>1011</text:p>
          </table:table-cell>
          <table:table-cell table:formula="of:=BIN2DEC([.AW39])" office:value-type="float" office:value="11" calcext:value-type="float">
            <text:p>11</text:p>
          </table:table-cell>
          <table:table-cell table:formula="of:=[.AX39]+16" office:value-type="float" office:value="27" calcext:value-type="float">
            <text:p>27</text:p>
          </table:table-cell>
          <table:table-cell table:style-name="ce7" table:formula="of:=HEX2BIN(LEFT([.Y39];1);4)" office:value-type="string" office:string-value="0101" calcext:value-type="string">
            <text:p>0101</text:p>
          </table:table-cell>
          <table:table-cell table:style-name="ce7" table:formula="of:=HEX2BIN(RIGHT([.Y39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39];1);4)" office:value-type="string" office:string-value="0110" calcext:value-type="string">
            <text:p>0110</text:p>
          </table:table-cell>
          <table:table-cell table:style-name="ce7" table:formula="of:=HEX2BIN(RIGHT([.V39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44C01F500007007080080006029</text:p>
          </table:table-cell>
          <table:table-cell table:number-columns-repeated="4"/>
          <table:table-cell table:style-name="ce8" table:formula="of:=LEFT([.D40];16)" office:value-type="string" office:string-value="4004072000000060" calcext:value-type="string">
            <text:p>4004072000000060</text:p>
          </table:table-cell>
          <table:table-cell table:style-name="ce10" table:formula="of:=RIGHT([.D40];(27*2)-16)" office:value-type="string" office:string-value="4004072000144C01F500007007080080006029" calcext:value-type="string">
            <text:p>4004072000144C01F500007007080080006029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DRY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/>
          <table:table-cell table:style-name="ce7" table:formula="of:=BIN2HEX(RIGHT(HEX2BIN(RIGHT(LEFT([.$J40];2*[.Q$1]);2);8);4) &amp; LEFT(HEX2BIN(RIGHT(LEFT([.$J40];2*[.Q$1]);2);8);4);2)" office:value-type="string" office:string-value="04" calcext:value-type="string">
            <text:p>04</text:p>
          </table:table-cell>
          <table:table-cell table:style-name="ce7" table:formula="of:=BIN2HEX(RIGHT(HEX2BIN(RIGHT(LEFT([.$J40];2*[.R$1]);2);8);4) &amp; LEFT(HEX2BIN(RIGHT(LEFT([.$J40];2*[.R$1]);2);8);4);2)" office:value-type="string" office:string-value="40" calcext:value-type="string">
            <text:p>40</text:p>
          </table:table-cell>
          <table:table-cell table:style-name="ce7" table:formula="of:=BIN2HEX(RIGHT(HEX2BIN(RIGHT(LEFT([.$J40];2*[.S$1]);2);8);4) &amp; LEFT(HEX2BIN(RIGHT(LEFT([.$J40];2*[.S$1]);2);8);4);2)" office:value-type="string" office:string-value="70" calcext:value-type="string">
            <text:p>70</text:p>
          </table:table-cell>
          <table:table-cell table:style-name="ce7" table:formula="of:=BIN2HEX(RIGHT(HEX2BIN(RIGHT(LEFT([.$J40];2*[.T$1]);2);8);4) &amp; LEFT(HEX2BIN(RIGHT(LEFT([.$J40];2*[.T$1]);2);8);4);2)" office:value-type="string" office:string-value="02" calcext:value-type="string">
            <text:p>02</text:p>
          </table:table-cell>
          <table:table-cell table:style-name="ce7" table:formula="of:=BIN2HEX(RIGHT(HEX2BIN(RIGHT(LEFT([.$J40];2*[.U$1]);2);8);4) &amp; LEFT(HEX2BIN(RIGHT(LEFT([.$J40];2*[.U$1]);2);8);4);2)" office:value-type="string" office:string-value="00" calcext:value-type="string">
            <text:p>00</text:p>
          </table:table-cell>
          <table:table-cell table:style-name="ce14" table:formula="of:=BIN2HEX(RIGHT(HEX2BIN(RIGHT(LEFT([.$J40];2*[.V$1]);2);8);4) &amp; LEFT(HEX2BIN(RIGHT(LEFT([.$J40];2*[.V$1]);2);8);4);2)" office:value-type="string" office:string-value="41" calcext:value-type="string">
            <text:p>41</text:p>
          </table:table-cell>
          <table:table-cell table:style-name="ce21" table:formula="of:=BIN2HEX(RIGHT(HEX2BIN(RIGHT(LEFT([.$J40];2*[.W$1]);2);8);4) &amp; LEFT(HEX2BIN(RIGHT(LEFT([.$J40];2*[.W$1]);2);8);4);2)" office:value-type="string" office:string-value="C4" calcext:value-type="string">
            <text:p>C4</text:p>
          </table:table-cell>
          <table:table-cell table:style-name="ce21" table:formula="of:=BIN2HEX(RIGHT(HEX2BIN(RIGHT(LEFT([.$J40];2*[.X$1]);2);8);4) &amp; LEFT(HEX2BIN(RIGHT(LEFT([.$J40];2*[.X$1]);2);8);4);2)" office:value-type="string" office:string-value="10" calcext:value-type="string">
            <text:p>10</text:p>
          </table:table-cell>
          <table:table-cell table:style-name="ce21" table:formula="of:=BIN2HEX(RIGHT(HEX2BIN(RIGHT(LEFT([.$J40];2*[.Y$1]);2);8);4) &amp; LEFT(HEX2BIN(RIGHT(LEFT([.$J40];2*[.Y$1]);2);8);4);2)" office:value-type="string" office:string-value="5F" calcext:value-type="string">
            <text:p>5F</text:p>
          </table:table-cell>
          <table:table-cell table:style-name="ce7" table:formula="of:=BIN2HEX(RIGHT(HEX2BIN(RIGHT(LEFT([.$J40];2*[.Z$1]);2);8);4) &amp; LEFT(HEX2BIN(RIGHT(LEFT([.$J40];2*[.Z$1]);2);8);4);2)" office:value-type="string" office:string-value="00" calcext:value-type="string">
            <text:p>00</text:p>
          </table:table-cell>
          <table:table-cell table:style-name="ce7" table:formula="of:=BIN2HEX(RIGHT(HEX2BIN(RIGHT(LEFT([.$J40];2*[.AA$1]);2);8);4) &amp; LEFT(HEX2BIN(RIGHT(LEFT([.$J40];2*[.AA$1]);2);8);4);2)" office:value-type="string" office:string-value="00" calcext:value-type="string">
            <text:p>00</text:p>
          </table:table-cell>
          <table:table-cell table:style-name="ce7" table:formula="of:=BIN2HEX(RIGHT(HEX2BIN(RIGHT(LEFT([.$J40];2*[.AB$1]);2);8);4) &amp; LEFT(HEX2BIN(RIGHT(LEFT([.$J40];2*[.AB$1]);2);8);4);2)" office:value-type="string" office:string-value="07" calcext:value-type="string">
            <text:p>07</text:p>
          </table:table-cell>
          <table:table-cell table:style-name="ce7" table:formula="of:=BIN2HEX(RIGHT(HEX2BIN(RIGHT(LEFT([.$J40];2*[.AC$1]);2);8);4) &amp; LEFT(HEX2BIN(RIGHT(LEFT([.$J40];2*[.AC$1]);2);8);4);2)" office:value-type="string" office:string-value="70" calcext:value-type="string">
            <text:p>70</text:p>
          </table:table-cell>
          <table:table-cell table:style-name="ce7" table:formula="of:=BIN2HEX(RIGHT(HEX2BIN(RIGHT(LEFT([.$J40];2*[.AD$1]);2);8);4) &amp; LEFT(HEX2BIN(RIGHT(LEFT([.$J40];2*[.AD$1]);2);8);4);2)" office:value-type="string" office:string-value="80" calcext:value-type="string">
            <text:p>80</text:p>
          </table:table-cell>
          <table:table-cell table:style-name="ce7" table:formula="of:=BIN2HEX(RIGHT(HEX2BIN(RIGHT(LEFT([.$J40];2*[.AE$1]);2);8);4) &amp; LEFT(HEX2BIN(RIGHT(LEFT([.$J40];2*[.AE$1]);2);8);4);2)" office:value-type="string" office:string-value="00" calcext:value-type="string">
            <text:p>00</text:p>
          </table:table-cell>
          <table:table-cell table:style-name="ce7" table:formula="of:=BIN2HEX(RIGHT(HEX2BIN(RIGHT(LEFT([.$J40];2*[.AF$1]);2);8);4) &amp; LEFT(HEX2BIN(RIGHT(LEFT([.$J40];2*[.AF$1]);2);8);4);2)" office:value-type="string" office:string-value="08" calcext:value-type="string">
            <text:p>08</text:p>
          </table:table-cell>
          <table:table-cell table:style-name="ce7" table:formula="of:=BIN2HEX(RIGHT(HEX2BIN(RIGHT(LEFT([.$J40];2*[.AG$1]);2);8);4) &amp; LEFT(HEX2BIN(RIGHT(LEFT([.$J40];2*[.AG$1]);2);8);4);2)" office:value-type="string" office:string-value="00" calcext:value-type="string">
            <text:p>00</text:p>
          </table:table-cell>
          <table:table-cell table:style-name="ce7" table:formula="of:=BIN2HEX(RIGHT(HEX2BIN(RIGHT(LEFT([.$J40];2*[.AH$1]);2);8);4) &amp; LEFT(HEX2BIN(RIGHT(LEFT([.$J40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0];1);4)" office:value-type="string" office:string-value="1100" calcext:value-type="string">
            <text:p>1100</text:p>
          </table:table-cell>
          <table:table-cell table:style-name="ce7" table:formula="of:=HEX2BIN(RIGHT([.W40];1);4)" office:value-type="string" office:string-value="0100" calcext:value-type="string">
            <text:p>0100</text:p>
          </table:table-cell>
          <table:table-cell/>
          <table:table-cell table:style-name="ce23" table:formula="of:=LEFT([.AK40];1)" office:value-type="string" office:string-value="1" calcext:value-type="string">
            <text:p>1</text:p>
          </table:table-cell>
          <table:table-cell table:formula="of:=RIGHT(LEFT([.AK40];2);1)" office:value-type="string" office:string-value="1" calcext:value-type="string">
            <text:p>1</text:p>
          </table:table-cell>
          <table:table-cell table:formula="of:=LEFT(RIGHT([.AK40];2);1)" office:value-type="string" office:string-value="0" calcext:value-type="string">
            <text:p>0</text:p>
          </table:table-cell>
          <table:table-cell table:formula="of:=RIGHT(RIGHT([.AK40];2);1)" office:value-type="string" office:string-value="0" calcext:value-type="string">
            <text:p>0</text:p>
          </table:table-cell>
          <table:table-cell table:formula="of:=LEFT(LEFT([.AL40];2);1)" office:value-type="string" office:string-value="0" calcext:value-type="string">
            <text:p>0</text:p>
          </table:table-cell>
          <table:table-cell table:style-name="ce23" table:formula="of:=RIGHT(LEFT([.AL40];2);1)" office:value-type="string" office:string-value="1" calcext:value-type="string">
            <text:p>1</text:p>
          </table:table-cell>
          <table:table-cell table:style-name="ce23" table:formula="of:=LEFT(RIGHT([.AL40];2);1)" office:value-type="string" office:string-value="0" calcext:value-type="string">
            <text:p>0</text:p>
          </table:table-cell>
          <table:table-cell table:style-name="ce23" table:formula="of:=RIGHT(RIGHT([.AL40];2);1)" office:value-type="string" office:string-value="0" calcext:value-type="string">
            <text:p>0</text:p>
          </table:table-cell>
          <table:table-cell/>
          <table:table-cell table:formula="of:=[.AN40]&amp;[.AU40]&amp;[.AT40]&amp;[.AS40]" office:value-type="string" office:string-value="1001" calcext:value-type="string">
            <text:p>1001</text:p>
          </table:table-cell>
          <table:table-cell table:formula="of:=BIN2DEC([.AW40])" office:value-type="float" office:value="9" calcext:value-type="float">
            <text:p>9</text:p>
          </table:table-cell>
          <table:table-cell table:formula="of:=[.AX40]+16" office:value-type="float" office:value="25" calcext:value-type="float">
            <text:p>25</text:p>
          </table:table-cell>
          <table:table-cell table:style-name="ce7" table:formula="of:=HEX2BIN(LEFT([.Y40];1);4)" office:value-type="string" office:string-value="0101" calcext:value-type="string">
            <text:p>0101</text:p>
          </table:table-cell>
          <table:table-cell table:style-name="ce7" table:formula="of:=HEX2BIN(RIGHT([.Y40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0];1);4)" office:value-type="string" office:string-value="0100" calcext:value-type="string">
            <text:p>0100</text:p>
          </table:table-cell>
          <table:table-cell table:style-name="ce7" table:formula="of:=HEX2BIN(RIGHT([.V40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C3C01F500007007080080006075</text:p>
          </table:table-cell>
          <table:table-cell table:number-columns-repeated="4"/>
          <table:table-cell table:style-name="ce8" table:formula="of:=LEFT([.D41];16)" office:value-type="string" office:string-value="4004072000000060" calcext:value-type="string">
            <text:p>4004072000000060</text:p>
          </table:table-cell>
          <table:table-cell table:style-name="ce10" table:formula="of:=RIGHT([.D41];(27*2)-16)" office:value-type="string" office:string-value="40040720001C3C01F500007007080080006075" calcext:value-type="string">
            <text:p>40040720001C3C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COOL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41];2*[.Q$1]);2);8);4) &amp; LEFT(HEX2BIN(RIGHT(LEFT([.$J41];2*[.Q$1]);2);8);4);2)" office:value-type="string" office:string-value="04" calcext:value-type="string">
            <text:p>04</text:p>
          </table:table-cell>
          <table:table-cell table:style-name="ce7" table:formula="of:=BIN2HEX(RIGHT(HEX2BIN(RIGHT(LEFT([.$J41];2*[.R$1]);2);8);4) &amp; LEFT(HEX2BIN(RIGHT(LEFT([.$J41];2*[.R$1]);2);8);4);2)" office:value-type="string" office:string-value="40" calcext:value-type="string">
            <text:p>40</text:p>
          </table:table-cell>
          <table:table-cell table:style-name="ce7" table:formula="of:=BIN2HEX(RIGHT(HEX2BIN(RIGHT(LEFT([.$J41];2*[.S$1]);2);8);4) &amp; LEFT(HEX2BIN(RIGHT(LEFT([.$J41];2*[.S$1]);2);8);4);2)" office:value-type="string" office:string-value="70" calcext:value-type="string">
            <text:p>70</text:p>
          </table:table-cell>
          <table:table-cell table:style-name="ce7" table:formula="of:=BIN2HEX(RIGHT(HEX2BIN(RIGHT(LEFT([.$J41];2*[.T$1]);2);8);4) &amp; LEFT(HEX2BIN(RIGHT(LEFT([.$J41];2*[.T$1]);2);8);4);2)" office:value-type="string" office:string-value="02" calcext:value-type="string">
            <text:p>02</text:p>
          </table:table-cell>
          <table:table-cell table:style-name="ce7" table:formula="of:=BIN2HEX(RIGHT(HEX2BIN(RIGHT(LEFT([.$J41];2*[.U$1]);2);8);4) &amp; LEFT(HEX2BIN(RIGHT(LEFT([.$J41];2*[.U$1]);2);8);4);2)" office:value-type="string" office:string-value="00" calcext:value-type="string">
            <text:p>00</text:p>
          </table:table-cell>
          <table:table-cell table:style-name="ce14" table:formula="of:=BIN2HEX(RIGHT(HEX2BIN(RIGHT(LEFT([.$J41];2*[.V$1]);2);8);4) &amp; LEFT(HEX2BIN(RIGHT(LEFT([.$J41];2*[.V$1]);2);8);4);2)" office:value-type="string" office:string-value="C1" calcext:value-type="string">
            <text:p>C1</text:p>
          </table:table-cell>
          <table:table-cell table:style-name="ce21" table:formula="of:=BIN2HEX(RIGHT(HEX2BIN(RIGHT(LEFT([.$J41];2*[.W$1]);2);8);4) &amp; LEFT(HEX2BIN(RIGHT(LEFT([.$J41];2*[.W$1]);2);8);4);2)" office:value-type="string" office:string-value="C3" calcext:value-type="string">
            <text:p>C3</text:p>
          </table:table-cell>
          <table:table-cell table:style-name="ce21" table:formula="of:=BIN2HEX(RIGHT(HEX2BIN(RIGHT(LEFT([.$J41];2*[.X$1]);2);8);4) &amp; LEFT(HEX2BIN(RIGHT(LEFT([.$J41];2*[.X$1]);2);8);4);2)" office:value-type="string" office:string-value="10" calcext:value-type="string">
            <text:p>10</text:p>
          </table:table-cell>
          <table:table-cell table:style-name="ce21" table:formula="of:=BIN2HEX(RIGHT(HEX2BIN(RIGHT(LEFT([.$J41];2*[.Y$1]);2);8);4) &amp; LEFT(HEX2BIN(RIGHT(LEFT([.$J41];2*[.Y$1]);2);8);4);2)" office:value-type="string" office:string-value="5F" calcext:value-type="string">
            <text:p>5F</text:p>
          </table:table-cell>
          <table:table-cell table:style-name="ce7" table:formula="of:=BIN2HEX(RIGHT(HEX2BIN(RIGHT(LEFT([.$J41];2*[.Z$1]);2);8);4) &amp; LEFT(HEX2BIN(RIGHT(LEFT([.$J41];2*[.Z$1]);2);8);4);2)" office:value-type="string" office:string-value="00" calcext:value-type="string">
            <text:p>00</text:p>
          </table:table-cell>
          <table:table-cell table:style-name="ce7" table:formula="of:=BIN2HEX(RIGHT(HEX2BIN(RIGHT(LEFT([.$J41];2*[.AA$1]);2);8);4) &amp; LEFT(HEX2BIN(RIGHT(LEFT([.$J41];2*[.AA$1]);2);8);4);2)" office:value-type="string" office:string-value="00" calcext:value-type="string">
            <text:p>00</text:p>
          </table:table-cell>
          <table:table-cell table:style-name="ce7" table:formula="of:=BIN2HEX(RIGHT(HEX2BIN(RIGHT(LEFT([.$J41];2*[.AB$1]);2);8);4) &amp; LEFT(HEX2BIN(RIGHT(LEFT([.$J41];2*[.AB$1]);2);8);4);2)" office:value-type="string" office:string-value="07" calcext:value-type="string">
            <text:p>07</text:p>
          </table:table-cell>
          <table:table-cell table:style-name="ce7" table:formula="of:=BIN2HEX(RIGHT(HEX2BIN(RIGHT(LEFT([.$J41];2*[.AC$1]);2);8);4) &amp; LEFT(HEX2BIN(RIGHT(LEFT([.$J41];2*[.AC$1]);2);8);4);2)" office:value-type="string" office:string-value="70" calcext:value-type="string">
            <text:p>70</text:p>
          </table:table-cell>
          <table:table-cell table:style-name="ce7" table:formula="of:=BIN2HEX(RIGHT(HEX2BIN(RIGHT(LEFT([.$J41];2*[.AD$1]);2);8);4) &amp; LEFT(HEX2BIN(RIGHT(LEFT([.$J41];2*[.AD$1]);2);8);4);2)" office:value-type="string" office:string-value="80" calcext:value-type="string">
            <text:p>80</text:p>
          </table:table-cell>
          <table:table-cell table:style-name="ce7" table:formula="of:=BIN2HEX(RIGHT(HEX2BIN(RIGHT(LEFT([.$J41];2*[.AE$1]);2);8);4) &amp; LEFT(HEX2BIN(RIGHT(LEFT([.$J41];2*[.AE$1]);2);8);4);2)" office:value-type="string" office:string-value="00" calcext:value-type="string">
            <text:p>00</text:p>
          </table:table-cell>
          <table:table-cell table:style-name="ce7" table:formula="of:=BIN2HEX(RIGHT(HEX2BIN(RIGHT(LEFT([.$J41];2*[.AF$1]);2);8);4) &amp; LEFT(HEX2BIN(RIGHT(LEFT([.$J41];2*[.AF$1]);2);8);4);2)" office:value-type="string" office:string-value="08" calcext:value-type="string">
            <text:p>08</text:p>
          </table:table-cell>
          <table:table-cell table:style-name="ce7" table:formula="of:=BIN2HEX(RIGHT(HEX2BIN(RIGHT(LEFT([.$J41];2*[.AG$1]);2);8);4) &amp; LEFT(HEX2BIN(RIGHT(LEFT([.$J41];2*[.AG$1]);2);8);4);2)" office:value-type="string" office:string-value="00" calcext:value-type="string">
            <text:p>00</text:p>
          </table:table-cell>
          <table:table-cell table:style-name="ce7" table:formula="of:=BIN2HEX(RIGHT(HEX2BIN(RIGHT(LEFT([.$J41];2*[.AH$1]);2);8);4) &amp; LEFT(HEX2BIN(RIGHT(LEFT([.$J41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1];1);4)" office:value-type="string" office:string-value="1100" calcext:value-type="string">
            <text:p>1100</text:p>
          </table:table-cell>
          <table:table-cell table:style-name="ce7" table:formula="of:=HEX2BIN(RIGHT([.W41];1);4)" office:value-type="string" office:string-value="0011" calcext:value-type="string">
            <text:p>0011</text:p>
          </table:table-cell>
          <table:table-cell/>
          <table:table-cell table:style-name="ce23" table:formula="of:=LEFT([.AK41];1)" office:value-type="string" office:string-value="1" calcext:value-type="string">
            <text:p>1</text:p>
          </table:table-cell>
          <table:table-cell table:formula="of:=RIGHT(LEFT([.AK41];2);1)" office:value-type="string" office:string-value="1" calcext:value-type="string">
            <text:p>1</text:p>
          </table:table-cell>
          <table:table-cell table:formula="of:=LEFT(RIGHT([.AK41];2);1)" office:value-type="string" office:string-value="0" calcext:value-type="string">
            <text:p>0</text:p>
          </table:table-cell>
          <table:table-cell table:formula="of:=RIGHT(RIGHT([.AK41];2);1)" office:value-type="string" office:string-value="0" calcext:value-type="string">
            <text:p>0</text:p>
          </table:table-cell>
          <table:table-cell table:formula="of:=LEFT(LEFT([.AL41];2);1)" office:value-type="string" office:string-value="0" calcext:value-type="string">
            <text:p>0</text:p>
          </table:table-cell>
          <table:table-cell table:style-name="ce23" table:formula="of:=RIGHT(LEFT([.AL41];2);1)" office:value-type="string" office:string-value="0" calcext:value-type="string">
            <text:p>0</text:p>
          </table:table-cell>
          <table:table-cell table:style-name="ce23" table:formula="of:=LEFT(RIGHT([.AL41];2);1)" office:value-type="string" office:string-value="1" calcext:value-type="string">
            <text:p>1</text:p>
          </table:table-cell>
          <table:table-cell table:style-name="ce23" table:formula="of:=RIGHT(RIGHT([.AL41];2);1)" office:value-type="string" office:string-value="1" calcext:value-type="string">
            <text:p>1</text:p>
          </table:table-cell>
          <table:table-cell/>
          <table:table-cell table:formula="of:=[.AN41]&amp;[.AU41]&amp;[.AT41]&amp;[.AS41]" office:value-type="string" office:string-value="1110" calcext:value-type="string">
            <text:p>1110</text:p>
          </table:table-cell>
          <table:table-cell table:formula="of:=BIN2DEC([.AW41])" office:value-type="float" office:value="14" calcext:value-type="float">
            <text:p>14</text:p>
          </table:table-cell>
          <table:table-cell table:formula="of:=[.AX41]+16" office:value-type="float" office:value="30" calcext:value-type="float">
            <text:p>30</text:p>
          </table:table-cell>
          <table:table-cell table:style-name="ce7" table:formula="of:=HEX2BIN(LEFT([.Y41];1);4)" office:value-type="string" office:string-value="0101" calcext:value-type="string">
            <text:p>0101</text:p>
          </table:table-cell>
          <table:table-cell table:style-name="ce7" table:formula="of:=HEX2BIN(RIGHT([.Y41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1];1);4)" office:value-type="string" office:string-value="1100" calcext:value-type="string">
            <text:p>1100</text:p>
          </table:table-cell>
          <table:table-cell table:style-name="ce7" table:formula="of:=HEX2BIN(RIGHT([.V41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2];16)" office:value-type="string" office:string-value="4004072000000060" calcext:value-type="string">
            <text:p>4004072000000060</text:p>
          </table:table-cell>
          <table:table-cell table:style-name="ce10" table:formula="of:=RIGHT([.D42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42];2*[.Q$1]);2);8);4) &amp; LEFT(HEX2BIN(RIGHT(LEFT([.$J42];2*[.Q$1]);2);8);4);2)" office:value-type="string" office:string-value="04" calcext:value-type="string">
            <text:p>04</text:p>
          </table:table-cell>
          <table:table-cell table:style-name="ce7" table:formula="of:=BIN2HEX(RIGHT(HEX2BIN(RIGHT(LEFT([.$J42];2*[.R$1]);2);8);4) &amp; LEFT(HEX2BIN(RIGHT(LEFT([.$J42];2*[.R$1]);2);8);4);2)" office:value-type="string" office:string-value="40" calcext:value-type="string">
            <text:p>40</text:p>
          </table:table-cell>
          <table:table-cell table:style-name="ce7" table:formula="of:=BIN2HEX(RIGHT(HEX2BIN(RIGHT(LEFT([.$J42];2*[.S$1]);2);8);4) &amp; LEFT(HEX2BIN(RIGHT(LEFT([.$J42];2*[.S$1]);2);8);4);2)" office:value-type="string" office:string-value="70" calcext:value-type="string">
            <text:p>70</text:p>
          </table:table-cell>
          <table:table-cell table:style-name="ce7" table:formula="of:=BIN2HEX(RIGHT(HEX2BIN(RIGHT(LEFT([.$J42];2*[.T$1]);2);8);4) &amp; LEFT(HEX2BIN(RIGHT(LEFT([.$J42];2*[.T$1]);2);8);4);2)" office:value-type="string" office:string-value="02" calcext:value-type="string">
            <text:p>02</text:p>
          </table:table-cell>
          <table:table-cell table:style-name="ce7" table:formula="of:=BIN2HEX(RIGHT(HEX2BIN(RIGHT(LEFT([.$J42];2*[.U$1]);2);8);4) &amp; LEFT(HEX2BIN(RIGHT(LEFT([.$J42];2*[.U$1]);2);8);4);2)" office:value-type="string" office:string-value="00" calcext:value-type="string">
            <text:p>00</text:p>
          </table:table-cell>
          <table:table-cell table:style-name="ce14" table:formula="of:=BIN2HEX(RIGHT(HEX2BIN(RIGHT(LEFT([.$J42];2*[.V$1]);2);8);4) &amp; LEFT(HEX2BIN(RIGHT(LEFT([.$J42];2*[.V$1]);2);8);4);2)" office:value-type="string" office:string-value="21" calcext:value-type="string">
            <text:p>21</text:p>
          </table:table-cell>
          <table:table-cell table:style-name="ce21" table:formula="of:=BIN2HEX(RIGHT(HEX2BIN(RIGHT(LEFT([.$J42];2*[.W$1]);2);8);4) &amp; LEFT(HEX2BIN(RIGHT(LEFT([.$J42];2*[.W$1]);2);8);4);2)" office:value-type="string" office:string-value="43" calcext:value-type="string">
            <text:p>43</text:p>
          </table:table-cell>
          <table:table-cell table:style-name="ce21" table:formula="of:=BIN2HEX(RIGHT(HEX2BIN(RIGHT(LEFT([.$J42];2*[.X$1]);2);8);4) &amp; LEFT(HEX2BIN(RIGHT(LEFT([.$J42];2*[.X$1]);2);8);4);2)" office:value-type="string" office:string-value="10" calcext:value-type="string">
            <text:p>10</text:p>
          </table:table-cell>
          <table:table-cell table:style-name="ce21" table:formula="of:=BIN2HEX(RIGHT(HEX2BIN(RIGHT(LEFT([.$J42];2*[.Y$1]);2);8);4) &amp; LEFT(HEX2BIN(RIGHT(LEFT([.$J42];2*[.Y$1]);2);8);4);2)" office:value-type="string" office:string-value="5F" calcext:value-type="string">
            <text:p>5F</text:p>
          </table:table-cell>
          <table:table-cell table:style-name="ce7" table:formula="of:=BIN2HEX(RIGHT(HEX2BIN(RIGHT(LEFT([.$J42];2*[.Z$1]);2);8);4) &amp; LEFT(HEX2BIN(RIGHT(LEFT([.$J42];2*[.Z$1]);2);8);4);2)" office:value-type="string" office:string-value="00" calcext:value-type="string">
            <text:p>00</text:p>
          </table:table-cell>
          <table:table-cell table:style-name="ce7" table:formula="of:=BIN2HEX(RIGHT(HEX2BIN(RIGHT(LEFT([.$J42];2*[.AA$1]);2);8);4) &amp; LEFT(HEX2BIN(RIGHT(LEFT([.$J42];2*[.AA$1]);2);8);4);2)" office:value-type="string" office:string-value="00" calcext:value-type="string">
            <text:p>00</text:p>
          </table:table-cell>
          <table:table-cell table:style-name="ce7" table:formula="of:=BIN2HEX(RIGHT(HEX2BIN(RIGHT(LEFT([.$J42];2*[.AB$1]);2);8);4) &amp; LEFT(HEX2BIN(RIGHT(LEFT([.$J42];2*[.AB$1]);2);8);4);2)" office:value-type="string" office:string-value="07" calcext:value-type="string">
            <text:p>07</text:p>
          </table:table-cell>
          <table:table-cell table:style-name="ce7" table:formula="of:=BIN2HEX(RIGHT(HEX2BIN(RIGHT(LEFT([.$J42];2*[.AC$1]);2);8);4) &amp; LEFT(HEX2BIN(RIGHT(LEFT([.$J42];2*[.AC$1]);2);8);4);2)" office:value-type="string" office:string-value="70" calcext:value-type="string">
            <text:p>70</text:p>
          </table:table-cell>
          <table:table-cell table:style-name="ce7" table:formula="of:=BIN2HEX(RIGHT(HEX2BIN(RIGHT(LEFT([.$J42];2*[.AD$1]);2);8);4) &amp; LEFT(HEX2BIN(RIGHT(LEFT([.$J42];2*[.AD$1]);2);8);4);2)" office:value-type="string" office:string-value="80" calcext:value-type="string">
            <text:p>80</text:p>
          </table:table-cell>
          <table:table-cell table:style-name="ce7" table:formula="of:=BIN2HEX(RIGHT(HEX2BIN(RIGHT(LEFT([.$J42];2*[.AE$1]);2);8);4) &amp; LEFT(HEX2BIN(RIGHT(LEFT([.$J42];2*[.AE$1]);2);8);4);2)" office:value-type="string" office:string-value="00" calcext:value-type="string">
            <text:p>00</text:p>
          </table:table-cell>
          <table:table-cell table:style-name="ce7" table:formula="of:=BIN2HEX(RIGHT(HEX2BIN(RIGHT(LEFT([.$J42];2*[.AF$1]);2);8);4) &amp; LEFT(HEX2BIN(RIGHT(LEFT([.$J42];2*[.AF$1]);2);8);4);2)" office:value-type="string" office:string-value="08" calcext:value-type="string">
            <text:p>08</text:p>
          </table:table-cell>
          <table:table-cell table:style-name="ce7" table:formula="of:=BIN2HEX(RIGHT(HEX2BIN(RIGHT(LEFT([.$J42];2*[.AG$1]);2);8);4) &amp; LEFT(HEX2BIN(RIGHT(LEFT([.$J42];2*[.AG$1]);2);8);4);2)" office:value-type="string" office:string-value="00" calcext:value-type="string">
            <text:p>00</text:p>
          </table:table-cell>
          <table:table-cell table:style-name="ce7" table:formula="of:=BIN2HEX(RIGHT(HEX2BIN(RIGHT(LEFT([.$J42];2*[.AH$1]);2);8);4) &amp; LEFT(HEX2BIN(RIGHT(LEFT([.$J42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2];1);4)" office:value-type="string" office:string-value="0100" calcext:value-type="string">
            <text:p>0100</text:p>
          </table:table-cell>
          <table:table-cell table:style-name="ce7" table:formula="of:=HEX2BIN(RIGHT([.W42];1);4)" office:value-type="string" office:string-value="0011" calcext:value-type="string">
            <text:p>0011</text:p>
          </table:table-cell>
          <table:table-cell/>
          <table:table-cell table:style-name="ce23" table:formula="of:=LEFT([.AK42];1)" office:value-type="string" office:string-value="0" calcext:value-type="string">
            <text:p>0</text:p>
          </table:table-cell>
          <table:table-cell table:formula="of:=RIGHT(LEFT([.AK42];2);1)" office:value-type="string" office:string-value="1" calcext:value-type="string">
            <text:p>1</text:p>
          </table:table-cell>
          <table:table-cell table:formula="of:=LEFT(RIGHT([.AK42];2);1)" office:value-type="string" office:string-value="0" calcext:value-type="string">
            <text:p>0</text:p>
          </table:table-cell>
          <table:table-cell table:formula="of:=RIGHT(RIGHT([.AK42];2);1)" office:value-type="string" office:string-value="0" calcext:value-type="string">
            <text:p>0</text:p>
          </table:table-cell>
          <table:table-cell table:formula="of:=LEFT(LEFT([.AL42];2);1)" office:value-type="string" office:string-value="0" calcext:value-type="string">
            <text:p>0</text:p>
          </table:table-cell>
          <table:table-cell table:style-name="ce23" table:formula="of:=RIGHT(LEFT([.AL42];2);1)" office:value-type="string" office:string-value="0" calcext:value-type="string">
            <text:p>0</text:p>
          </table:table-cell>
          <table:table-cell table:style-name="ce23" table:formula="of:=LEFT(RIGHT([.AL42];2);1)" office:value-type="string" office:string-value="1" calcext:value-type="string">
            <text:p>1</text:p>
          </table:table-cell>
          <table:table-cell table:style-name="ce23" table:formula="of:=RIGHT(RIGHT([.AL42];2);1)" office:value-type="string" office:string-value="1" calcext:value-type="string">
            <text:p>1</text:p>
          </table:table-cell>
          <table:table-cell/>
          <table:table-cell table:formula="of:=[.AN42]&amp;[.AU42]&amp;[.AT42]&amp;[.AS42]" office:value-type="string" office:string-value="0110" calcext:value-type="string">
            <text:p>0110</text:p>
          </table:table-cell>
          <table:table-cell table:formula="of:=BIN2DEC([.AW42])" office:value-type="float" office:value="6" calcext:value-type="float">
            <text:p>6</text:p>
          </table:table-cell>
          <table:table-cell table:formula="of:=[.AX42]+16" office:value-type="float" office:value="22" calcext:value-type="float">
            <text:p>22</text:p>
          </table:table-cell>
          <table:table-cell table:style-name="ce7" table:formula="of:=HEX2BIN(LEFT([.Y42];1);4)" office:value-type="string" office:string-value="0101" calcext:value-type="string">
            <text:p>0101</text:p>
          </table:table-cell>
          <table:table-cell table:style-name="ce7" table:formula="of:=HEX2BIN(RIGHT([.Y42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2];1);4)" office:value-type="string" office:string-value="0010" calcext:value-type="string">
            <text:p>0010</text:p>
          </table:table-cell>
          <table:table-cell table:style-name="ce7" table:formula="of:=HEX2BIN(RIGHT([.V42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00401F500007007080080006046</text:p>
          </table:table-cell>
          <table:table-cell table:number-columns-repeated="4"/>
          <table:table-cell table:style-name="ce8" table:formula="of:=LEFT([.D43];16)" office:value-type="string" office:string-value="4004072000000060" calcext:value-type="string">
            <text:p>4004072000000060</text:p>
          </table:table-cell>
          <table:table-cell table:style-name="ce10" table:formula="of:=RIGHT([.D43];(27*2)-16)" office:value-type="string" office:string-value="4004072000100401F500007007080080006046" calcext:value-type="string">
            <text:p>4004072000100401F500007007080080006046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AUTO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/>
          <table:table-cell table:style-name="ce7" table:formula="of:=BIN2HEX(RIGHT(HEX2BIN(RIGHT(LEFT([.$J43];2*[.Q$1]);2);8);4) &amp; LEFT(HEX2BIN(RIGHT(LEFT([.$J43];2*[.Q$1]);2);8);4);2)" office:value-type="string" office:string-value="04" calcext:value-type="string">
            <text:p>04</text:p>
          </table:table-cell>
          <table:table-cell table:style-name="ce7" table:formula="of:=BIN2HEX(RIGHT(HEX2BIN(RIGHT(LEFT([.$J43];2*[.R$1]);2);8);4) &amp; LEFT(HEX2BIN(RIGHT(LEFT([.$J43];2*[.R$1]);2);8);4);2)" office:value-type="string" office:string-value="40" calcext:value-type="string">
            <text:p>40</text:p>
          </table:table-cell>
          <table:table-cell table:style-name="ce7" table:formula="of:=BIN2HEX(RIGHT(HEX2BIN(RIGHT(LEFT([.$J43];2*[.S$1]);2);8);4) &amp; LEFT(HEX2BIN(RIGHT(LEFT([.$J43];2*[.S$1]);2);8);4);2)" office:value-type="string" office:string-value="70" calcext:value-type="string">
            <text:p>70</text:p>
          </table:table-cell>
          <table:table-cell table:style-name="ce7" table:formula="of:=BIN2HEX(RIGHT(HEX2BIN(RIGHT(LEFT([.$J43];2*[.T$1]);2);8);4) &amp; LEFT(HEX2BIN(RIGHT(LEFT([.$J43];2*[.T$1]);2);8);4);2)" office:value-type="string" office:string-value="02" calcext:value-type="string">
            <text:p>02</text:p>
          </table:table-cell>
          <table:table-cell table:style-name="ce7" table:formula="of:=BIN2HEX(RIGHT(HEX2BIN(RIGHT(LEFT([.$J43];2*[.U$1]);2);8);4) &amp; LEFT(HEX2BIN(RIGHT(LEFT([.$J43];2*[.U$1]);2);8);4);2)" office:value-type="string" office:string-value="00" calcext:value-type="string">
            <text:p>00</text:p>
          </table:table-cell>
          <table:table-cell table:style-name="ce14" table:formula="of:=BIN2HEX(RIGHT(HEX2BIN(RIGHT(LEFT([.$J43];2*[.V$1]);2);8);4) &amp; LEFT(HEX2BIN(RIGHT(LEFT([.$J43];2*[.V$1]);2);8);4);2)" office:value-type="string" office:string-value="01" calcext:value-type="string">
            <text:p>01</text:p>
          </table:table-cell>
          <table:table-cell table:style-name="ce21" table:formula="of:=BIN2HEX(RIGHT(HEX2BIN(RIGHT(LEFT([.$J43];2*[.W$1]);2);8);4) &amp; LEFT(HEX2BIN(RIGHT(LEFT([.$J43];2*[.W$1]);2);8);4);2)" office:value-type="string" office:string-value="40" calcext:value-type="string">
            <text:p>40</text:p>
          </table:table-cell>
          <table:table-cell table:style-name="ce21" table:formula="of:=BIN2HEX(RIGHT(HEX2BIN(RIGHT(LEFT([.$J43];2*[.X$1]);2);8);4) &amp; LEFT(HEX2BIN(RIGHT(LEFT([.$J43];2*[.X$1]);2);8);4);2)" office:value-type="string" office:string-value="10" calcext:value-type="string">
            <text:p>10</text:p>
          </table:table-cell>
          <table:table-cell table:style-name="ce21" table:formula="of:=BIN2HEX(RIGHT(HEX2BIN(RIGHT(LEFT([.$J43];2*[.Y$1]);2);8);4) &amp; LEFT(HEX2BIN(RIGHT(LEFT([.$J43];2*[.Y$1]);2);8);4);2)" office:value-type="string" office:string-value="5F" calcext:value-type="string">
            <text:p>5F</text:p>
          </table:table-cell>
          <table:table-cell table:style-name="ce7" table:formula="of:=BIN2HEX(RIGHT(HEX2BIN(RIGHT(LEFT([.$J43];2*[.Z$1]);2);8);4) &amp; LEFT(HEX2BIN(RIGHT(LEFT([.$J43];2*[.Z$1]);2);8);4);2)" office:value-type="string" office:string-value="00" calcext:value-type="string">
            <text:p>00</text:p>
          </table:table-cell>
          <table:table-cell table:style-name="ce7" table:formula="of:=BIN2HEX(RIGHT(HEX2BIN(RIGHT(LEFT([.$J43];2*[.AA$1]);2);8);4) &amp; LEFT(HEX2BIN(RIGHT(LEFT([.$J43];2*[.AA$1]);2);8);4);2)" office:value-type="string" office:string-value="00" calcext:value-type="string">
            <text:p>00</text:p>
          </table:table-cell>
          <table:table-cell table:style-name="ce7" table:formula="of:=BIN2HEX(RIGHT(HEX2BIN(RIGHT(LEFT([.$J43];2*[.AB$1]);2);8);4) &amp; LEFT(HEX2BIN(RIGHT(LEFT([.$J43];2*[.AB$1]);2);8);4);2)" office:value-type="string" office:string-value="07" calcext:value-type="string">
            <text:p>07</text:p>
          </table:table-cell>
          <table:table-cell table:style-name="ce7" table:formula="of:=BIN2HEX(RIGHT(HEX2BIN(RIGHT(LEFT([.$J43];2*[.AC$1]);2);8);4) &amp; LEFT(HEX2BIN(RIGHT(LEFT([.$J43];2*[.AC$1]);2);8);4);2)" office:value-type="string" office:string-value="70" calcext:value-type="string">
            <text:p>70</text:p>
          </table:table-cell>
          <table:table-cell table:style-name="ce7" table:formula="of:=BIN2HEX(RIGHT(HEX2BIN(RIGHT(LEFT([.$J43];2*[.AD$1]);2);8);4) &amp; LEFT(HEX2BIN(RIGHT(LEFT([.$J43];2*[.AD$1]);2);8);4);2)" office:value-type="string" office:string-value="80" calcext:value-type="string">
            <text:p>80</text:p>
          </table:table-cell>
          <table:table-cell table:style-name="ce7" table:formula="of:=BIN2HEX(RIGHT(HEX2BIN(RIGHT(LEFT([.$J43];2*[.AE$1]);2);8);4) &amp; LEFT(HEX2BIN(RIGHT(LEFT([.$J43];2*[.AE$1]);2);8);4);2)" office:value-type="string" office:string-value="00" calcext:value-type="string">
            <text:p>00</text:p>
          </table:table-cell>
          <table:table-cell table:style-name="ce7" table:formula="of:=BIN2HEX(RIGHT(HEX2BIN(RIGHT(LEFT([.$J43];2*[.AF$1]);2);8);4) &amp; LEFT(HEX2BIN(RIGHT(LEFT([.$J43];2*[.AF$1]);2);8);4);2)" office:value-type="string" office:string-value="08" calcext:value-type="string">
            <text:p>08</text:p>
          </table:table-cell>
          <table:table-cell table:style-name="ce7" table:formula="of:=BIN2HEX(RIGHT(HEX2BIN(RIGHT(LEFT([.$J43];2*[.AG$1]);2);8);4) &amp; LEFT(HEX2BIN(RIGHT(LEFT([.$J43];2*[.AG$1]);2);8);4);2)" office:value-type="string" office:string-value="00" calcext:value-type="string">
            <text:p>00</text:p>
          </table:table-cell>
          <table:table-cell table:style-name="ce7" table:formula="of:=BIN2HEX(RIGHT(HEX2BIN(RIGHT(LEFT([.$J43];2*[.AH$1]);2);8);4) &amp; LEFT(HEX2BIN(RIGHT(LEFT([.$J43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3];1);4)" office:value-type="string" office:string-value="0100" calcext:value-type="string">
            <text:p>0100</text:p>
          </table:table-cell>
          <table:table-cell table:style-name="ce7" table:formula="of:=HEX2BIN(RIGHT([.W43];1);4)" office:value-type="string" office:string-value="0000" calcext:value-type="string">
            <text:p>0000</text:p>
          </table:table-cell>
          <table:table-cell/>
          <table:table-cell table:style-name="ce23" table:formula="of:=LEFT([.AK43];1)" office:value-type="string" office:string-value="0" calcext:value-type="string">
            <text:p>0</text:p>
          </table:table-cell>
          <table:table-cell table:formula="of:=RIGHT(LEFT([.AK43];2);1)" office:value-type="string" office:string-value="1" calcext:value-type="string">
            <text:p>1</text:p>
          </table:table-cell>
          <table:table-cell table:formula="of:=LEFT(RIGHT([.AK43];2);1)" office:value-type="string" office:string-value="0" calcext:value-type="string">
            <text:p>0</text:p>
          </table:table-cell>
          <table:table-cell table:formula="of:=RIGHT(RIGHT([.AK43];2);1)" office:value-type="string" office:string-value="0" calcext:value-type="string">
            <text:p>0</text:p>
          </table:table-cell>
          <table:table-cell table:formula="of:=LEFT(LEFT([.AL43];2);1)" office:value-type="string" office:string-value="0" calcext:value-type="string">
            <text:p>0</text:p>
          </table:table-cell>
          <table:table-cell table:style-name="ce23" table:formula="of:=RIGHT(LEFT([.AL43];2);1)" office:value-type="string" office:string-value="0" calcext:value-type="string">
            <text:p>0</text:p>
          </table:table-cell>
          <table:table-cell table:style-name="ce23" table:formula="of:=LEFT(RIGHT([.AL43];2);1)" office:value-type="string" office:string-value="0" calcext:value-type="string">
            <text:p>0</text:p>
          </table:table-cell>
          <table:table-cell table:style-name="ce23" table:formula="of:=RIGHT(RIGHT([.AL43];2);1)" office:value-type="string" office:string-value="0" calcext:value-type="string">
            <text:p>0</text:p>
          </table:table-cell>
          <table:table-cell/>
          <table:table-cell table:formula="of:=[.AN43]&amp;[.AU43]&amp;[.AT43]&amp;[.AS43]" office:value-type="string" office:string-value="0000" calcext:value-type="string">
            <text:p>0000</text:p>
          </table:table-cell>
          <table:table-cell table:formula="of:=BIN2DEC([.AW43])" office:value-type="float" office:value="0" calcext:value-type="float">
            <text:p>0</text:p>
          </table:table-cell>
          <table:table-cell table:formula="of:=[.AX43]+16" office:value-type="float" office:value="16" calcext:value-type="float">
            <text:p>16</text:p>
          </table:table-cell>
          <table:table-cell table:style-name="ce7" table:formula="of:=HEX2BIN(LEFT([.Y43];1);4)" office:value-type="string" office:string-value="0101" calcext:value-type="string">
            <text:p>0101</text:p>
          </table:table-cell>
          <table:table-cell table:style-name="ce7" table:formula="of:=HEX2BIN(RIGHT([.Y43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3];1);4)" office:value-type="string" office:string-value="0000" calcext:value-type="string">
            <text:p>0000</text:p>
          </table:table-cell>
          <table:table-cell table:style-name="ce7" table:formula="of:=HEX2BIN(RIGHT([.V43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1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5];16)" office:value-type="string" office:string-value="4004072000000060" calcext:value-type="string">
            <text:p>4004072000000060</text:p>
          </table:table-cell>
          <table:table-cell table:style-name="ce10" table:formula="of:=RIGHT([.D45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7" table:formula="of:=BIN2HEX(RIGHT(HEX2BIN(RIGHT(LEFT([.$J45];2*[.Q$1]);2);8);4) &amp; LEFT(HEX2BIN(RIGHT(LEFT([.$J45];2*[.Q$1]);2);8);4);2)" office:value-type="string" office:string-value="04" calcext:value-type="string">
            <text:p>04</text:p>
          </table:table-cell>
          <table:table-cell table:style-name="ce7" table:formula="of:=BIN2HEX(RIGHT(HEX2BIN(RIGHT(LEFT([.$J45];2*[.R$1]);2);8);4) &amp; LEFT(HEX2BIN(RIGHT(LEFT([.$J45];2*[.R$1]);2);8);4);2)" office:value-type="string" office:string-value="40" calcext:value-type="string">
            <text:p>40</text:p>
          </table:table-cell>
          <table:table-cell table:style-name="ce7" table:formula="of:=BIN2HEX(RIGHT(HEX2BIN(RIGHT(LEFT([.$J45];2*[.S$1]);2);8);4) &amp; LEFT(HEX2BIN(RIGHT(LEFT([.$J45];2*[.S$1]);2);8);4);2)" office:value-type="string" office:string-value="70" calcext:value-type="string">
            <text:p>70</text:p>
          </table:table-cell>
          <table:table-cell table:style-name="ce7" table:formula="of:=BIN2HEX(RIGHT(HEX2BIN(RIGHT(LEFT([.$J45];2*[.T$1]);2);8);4) &amp; LEFT(HEX2BIN(RIGHT(LEFT([.$J45];2*[.T$1]);2);8);4);2)" office:value-type="string" office:string-value="02" calcext:value-type="string">
            <text:p>02</text:p>
          </table:table-cell>
          <table:table-cell table:style-name="ce7" table:formula="of:=BIN2HEX(RIGHT(HEX2BIN(RIGHT(LEFT([.$J45];2*[.U$1]);2);8);4) &amp; LEFT(HEX2BIN(RIGHT(LEFT([.$J45];2*[.U$1]);2);8);4);2)" office:value-type="string" office:string-value="00" calcext:value-type="string">
            <text:p>00</text:p>
          </table:table-cell>
          <table:table-cell table:style-name="ce7" table:formula="of:=BIN2HEX(RIGHT(HEX2BIN(RIGHT(LEFT([.$J45];2*[.V$1]);2);8);4) &amp; LEFT(HEX2BIN(RIGHT(LEFT([.$J45];2*[.V$1]);2);8);4);2)" office:value-type="string" office:string-value="21" calcext:value-type="string">
            <text:p>21</text:p>
          </table:table-cell>
          <table:table-cell table:style-name="ce21" table:formula="of:=BIN2HEX(RIGHT(HEX2BIN(RIGHT(LEFT([.$J45];2*[.W$1]);2);8);4) &amp; LEFT(HEX2BIN(RIGHT(LEFT([.$J45];2*[.W$1]);2);8);4);2)" office:value-type="string" office:string-value="43" calcext:value-type="string">
            <text:p>43</text:p>
          </table:table-cell>
          <table:table-cell table:style-name="ce21" table:formula="of:=BIN2HEX(RIGHT(HEX2BIN(RIGHT(LEFT([.$J45];2*[.X$1]);2);8);4) &amp; LEFT(HEX2BIN(RIGHT(LEFT([.$J45];2*[.X$1]);2);8);4);2)" office:value-type="string" office:string-value="10" calcext:value-type="string">
            <text:p>10</text:p>
          </table:table-cell>
          <table:table-cell table:style-name="ce21" table:formula="of:=BIN2HEX(RIGHT(HEX2BIN(RIGHT(LEFT([.$J45];2*[.Y$1]);2);8);4) &amp; LEFT(HEX2BIN(RIGHT(LEFT([.$J45];2*[.Y$1]);2);8);4);2)" office:value-type="string" office:string-value="5F" calcext:value-type="string">
            <text:p>5F</text:p>
          </table:table-cell>
          <table:table-cell table:style-name="ce7" table:formula="of:=BIN2HEX(RIGHT(HEX2BIN(RIGHT(LEFT([.$J45];2*[.Z$1]);2);8);4) &amp; LEFT(HEX2BIN(RIGHT(LEFT([.$J45];2*[.Z$1]);2);8);4);2)" office:value-type="string" office:string-value="00" calcext:value-type="string">
            <text:p>00</text:p>
          </table:table-cell>
          <table:table-cell table:style-name="ce7" table:formula="of:=BIN2HEX(RIGHT(HEX2BIN(RIGHT(LEFT([.$J45];2*[.AA$1]);2);8);4) &amp; LEFT(HEX2BIN(RIGHT(LEFT([.$J45];2*[.AA$1]);2);8);4);2)" office:value-type="string" office:string-value="00" calcext:value-type="string">
            <text:p>00</text:p>
          </table:table-cell>
          <table:table-cell table:style-name="ce7" table:formula="of:=BIN2HEX(RIGHT(HEX2BIN(RIGHT(LEFT([.$J45];2*[.AB$1]);2);8);4) &amp; LEFT(HEX2BIN(RIGHT(LEFT([.$J45];2*[.AB$1]);2);8);4);2)" office:value-type="string" office:string-value="07" calcext:value-type="string">
            <text:p>07</text:p>
          </table:table-cell>
          <table:table-cell table:style-name="ce7" table:formula="of:=BIN2HEX(RIGHT(HEX2BIN(RIGHT(LEFT([.$J45];2*[.AC$1]);2);8);4) &amp; LEFT(HEX2BIN(RIGHT(LEFT([.$J45];2*[.AC$1]);2);8);4);2)" office:value-type="string" office:string-value="70" calcext:value-type="string">
            <text:p>70</text:p>
          </table:table-cell>
          <table:table-cell table:style-name="ce15" table:formula="of:=BIN2HEX(RIGHT(HEX2BIN(RIGHT(LEFT([.$J45];2*[.AD$1]);2);8);4) &amp; LEFT(HEX2BIN(RIGHT(LEFT([.$J45];2*[.AD$1]);2);8);4);2)" office:value-type="string" office:string-value="80" calcext:value-type="string">
            <text:p>80</text:p>
          </table:table-cell>
          <table:table-cell table:style-name="ce7" table:formula="of:=BIN2HEX(RIGHT(HEX2BIN(RIGHT(LEFT([.$J45];2*[.AE$1]);2);8);4) &amp; LEFT(HEX2BIN(RIGHT(LEFT([.$J45];2*[.AE$1]);2);8);4);2)" office:value-type="string" office:string-value="00" calcext:value-type="string">
            <text:p>00</text:p>
          </table:table-cell>
          <table:table-cell table:style-name="ce7" table:formula="of:=BIN2HEX(RIGHT(HEX2BIN(RIGHT(LEFT([.$J45];2*[.AF$1]);2);8);4) &amp; LEFT(HEX2BIN(RIGHT(LEFT([.$J45];2*[.AF$1]);2);8);4);2)" office:value-type="string" office:string-value="08" calcext:value-type="string">
            <text:p>08</text:p>
          </table:table-cell>
          <table:table-cell table:style-name="ce7" table:formula="of:=BIN2HEX(RIGHT(HEX2BIN(RIGHT(LEFT([.$J45];2*[.AG$1]);2);8);4) &amp; LEFT(HEX2BIN(RIGHT(LEFT([.$J45];2*[.AG$1]);2);8);4);2)" office:value-type="string" office:string-value="00" calcext:value-type="string">
            <text:p>00</text:p>
          </table:table-cell>
          <table:table-cell table:style-name="ce7" table:formula="of:=BIN2HEX(RIGHT(HEX2BIN(RIGHT(LEFT([.$J45];2*[.AH$1]);2);8);4) &amp; LEFT(HEX2BIN(RIGHT(LEFT([.$J45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5];1);4)" office:value-type="string" office:string-value="0100" calcext:value-type="string">
            <text:p>0100</text:p>
          </table:table-cell>
          <table:table-cell table:style-name="ce7" table:formula="of:=HEX2BIN(RIGHT([.W45];1);4)" office:value-type="string" office:string-value="0011" calcext:value-type="string">
            <text:p>0011</text:p>
          </table:table-cell>
          <table:table-cell/>
          <table:table-cell table:style-name="ce23" table:formula="of:=LEFT([.AK45];1)" office:value-type="string" office:string-value="0" calcext:value-type="string">
            <text:p>0</text:p>
          </table:table-cell>
          <table:table-cell table:formula="of:=RIGHT(LEFT([.AK45];2);1)" office:value-type="string" office:string-value="1" calcext:value-type="string">
            <text:p>1</text:p>
          </table:table-cell>
          <table:table-cell table:formula="of:=LEFT(RIGHT([.AK45];2);1)" office:value-type="string" office:string-value="0" calcext:value-type="string">
            <text:p>0</text:p>
          </table:table-cell>
          <table:table-cell table:formula="of:=RIGHT(RIGHT([.AK45];2);1)" office:value-type="string" office:string-value="0" calcext:value-type="string">
            <text:p>0</text:p>
          </table:table-cell>
          <table:table-cell table:formula="of:=LEFT(LEFT([.AL45];2);1)" office:value-type="string" office:string-value="0" calcext:value-type="string">
            <text:p>0</text:p>
          </table:table-cell>
          <table:table-cell table:style-name="ce23" table:formula="of:=RIGHT(LEFT([.AL45];2);1)" office:value-type="string" office:string-value="0" calcext:value-type="string">
            <text:p>0</text:p>
          </table:table-cell>
          <table:table-cell table:style-name="ce23" table:formula="of:=LEFT(RIGHT([.AL45];2);1)" office:value-type="string" office:string-value="1" calcext:value-type="string">
            <text:p>1</text:p>
          </table:table-cell>
          <table:table-cell table:style-name="ce23" table:formula="of:=RIGHT(RIGHT([.AL45];2);1)" office:value-type="string" office:string-value="1" calcext:value-type="string">
            <text:p>1</text:p>
          </table:table-cell>
          <table:table-cell/>
          <table:table-cell table:formula="of:=[.AN45]&amp;[.AU45]&amp;[.AT45]&amp;[.AS45]" office:value-type="string" office:string-value="0110" calcext:value-type="string">
            <text:p>0110</text:p>
          </table:table-cell>
          <table:table-cell table:formula="of:=BIN2DEC([.AW45])" office:value-type="float" office:value="6" calcext:value-type="float">
            <text:p>6</text:p>
          </table:table-cell>
          <table:table-cell/>
          <table:table-cell table:style-name="ce7" table:formula="of:=HEX2BIN(LEFT([.Y45];1);4)" office:value-type="string" office:string-value="0101" calcext:value-type="string">
            <text:p>0101</text:p>
          </table:table-cell>
          <table:table-cell table:style-name="ce7" table:formula="of:=HEX2BIN(RIGHT([.Y45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5];1);4)" office:value-type="string" office:string-value="1000" calcext:value-type="string">
            <text:p>1000</text:p>
          </table:table-cell>
          <table:table-cell table:style-name="ce7" table:formula="of:=HEX2BIN(RIGHT([.AD45];1);4)" office:value-type="string" office:string-value="0000" calcext:value-type="string">
            <text:p>000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8800800060F5</text:p>
          </table:table-cell>
          <table:table-cell table:number-columns-repeated="4"/>
          <table:table-cell table:style-name="ce8" table:formula="of:=LEFT([.D46];16)" office:value-type="string" office:string-value="4004072000000060" calcext:value-type="string">
            <text:p>4004072000000060</text:p>
          </table:table-cell>
          <table:table-cell table:style-name="ce10" table:formula="of:=RIGHT([.D46];(27*2)-16)" office:value-type="string" office:string-value="4004072000123401F5000070078800800060F5" calcext:value-type="string">
            <text:p>4004072000123401F5000070078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7" table:formula="of:=BIN2HEX(RIGHT(HEX2BIN(RIGHT(LEFT([.$J46];2*[.Q$1]);2);8);4) &amp; LEFT(HEX2BIN(RIGHT(LEFT([.$J46];2*[.Q$1]);2);8);4);2)" office:value-type="string" office:string-value="04" calcext:value-type="string">
            <text:p>04</text:p>
          </table:table-cell>
          <table:table-cell table:style-name="ce7" table:formula="of:=BIN2HEX(RIGHT(HEX2BIN(RIGHT(LEFT([.$J46];2*[.R$1]);2);8);4) &amp; LEFT(HEX2BIN(RIGHT(LEFT([.$J46];2*[.R$1]);2);8);4);2)" office:value-type="string" office:string-value="40" calcext:value-type="string">
            <text:p>40</text:p>
          </table:table-cell>
          <table:table-cell table:style-name="ce7" table:formula="of:=BIN2HEX(RIGHT(HEX2BIN(RIGHT(LEFT([.$J46];2*[.S$1]);2);8);4) &amp; LEFT(HEX2BIN(RIGHT(LEFT([.$J46];2*[.S$1]);2);8);4);2)" office:value-type="string" office:string-value="70" calcext:value-type="string">
            <text:p>70</text:p>
          </table:table-cell>
          <table:table-cell table:style-name="ce7" table:formula="of:=BIN2HEX(RIGHT(HEX2BIN(RIGHT(LEFT([.$J46];2*[.T$1]);2);8);4) &amp; LEFT(HEX2BIN(RIGHT(LEFT([.$J46];2*[.T$1]);2);8);4);2)" office:value-type="string" office:string-value="02" calcext:value-type="string">
            <text:p>02</text:p>
          </table:table-cell>
          <table:table-cell table:style-name="ce7" table:formula="of:=BIN2HEX(RIGHT(HEX2BIN(RIGHT(LEFT([.$J46];2*[.U$1]);2);8);4) &amp; LEFT(HEX2BIN(RIGHT(LEFT([.$J46];2*[.U$1]);2);8);4);2)" office:value-type="string" office:string-value="00" calcext:value-type="string">
            <text:p>00</text:p>
          </table:table-cell>
          <table:table-cell table:style-name="ce7" table:formula="of:=BIN2HEX(RIGHT(HEX2BIN(RIGHT(LEFT([.$J46];2*[.V$1]);2);8);4) &amp; LEFT(HEX2BIN(RIGHT(LEFT([.$J46];2*[.V$1]);2);8);4);2)" office:value-type="string" office:string-value="21" calcext:value-type="string">
            <text:p>21</text:p>
          </table:table-cell>
          <table:table-cell table:style-name="ce21" table:formula="of:=BIN2HEX(RIGHT(HEX2BIN(RIGHT(LEFT([.$J46];2*[.W$1]);2);8);4) &amp; LEFT(HEX2BIN(RIGHT(LEFT([.$J46];2*[.W$1]);2);8);4);2)" office:value-type="string" office:string-value="43" calcext:value-type="string">
            <text:p>43</text:p>
          </table:table-cell>
          <table:table-cell table:style-name="ce21" table:formula="of:=BIN2HEX(RIGHT(HEX2BIN(RIGHT(LEFT([.$J46];2*[.X$1]);2);8);4) &amp; LEFT(HEX2BIN(RIGHT(LEFT([.$J46];2*[.X$1]);2);8);4);2)" office:value-type="string" office:string-value="10" calcext:value-type="string">
            <text:p>10</text:p>
          </table:table-cell>
          <table:table-cell table:style-name="ce21" table:formula="of:=BIN2HEX(RIGHT(HEX2BIN(RIGHT(LEFT([.$J46];2*[.Y$1]);2);8);4) &amp; LEFT(HEX2BIN(RIGHT(LEFT([.$J46];2*[.Y$1]);2);8);4);2)" office:value-type="string" office:string-value="5F" calcext:value-type="string">
            <text:p>5F</text:p>
          </table:table-cell>
          <table:table-cell table:style-name="ce7" table:formula="of:=BIN2HEX(RIGHT(HEX2BIN(RIGHT(LEFT([.$J46];2*[.Z$1]);2);8);4) &amp; LEFT(HEX2BIN(RIGHT(LEFT([.$J46];2*[.Z$1]);2);8);4);2)" office:value-type="string" office:string-value="00" calcext:value-type="string">
            <text:p>00</text:p>
          </table:table-cell>
          <table:table-cell table:style-name="ce7" table:formula="of:=BIN2HEX(RIGHT(HEX2BIN(RIGHT(LEFT([.$J46];2*[.AA$1]);2);8);4) &amp; LEFT(HEX2BIN(RIGHT(LEFT([.$J46];2*[.AA$1]);2);8);4);2)" office:value-type="string" office:string-value="00" calcext:value-type="string">
            <text:p>00</text:p>
          </table:table-cell>
          <table:table-cell table:style-name="ce7" table:formula="of:=BIN2HEX(RIGHT(HEX2BIN(RIGHT(LEFT([.$J46];2*[.AB$1]);2);8);4) &amp; LEFT(HEX2BIN(RIGHT(LEFT([.$J46];2*[.AB$1]);2);8);4);2)" office:value-type="string" office:string-value="07" calcext:value-type="string">
            <text:p>07</text:p>
          </table:table-cell>
          <table:table-cell table:style-name="ce7" table:formula="of:=BIN2HEX(RIGHT(HEX2BIN(RIGHT(LEFT([.$J46];2*[.AC$1]);2);8);4) &amp; LEFT(HEX2BIN(RIGHT(LEFT([.$J46];2*[.AC$1]);2);8);4);2)" office:value-type="string" office:string-value="70" calcext:value-type="string">
            <text:p>70</text:p>
          </table:table-cell>
          <table:table-cell table:style-name="ce15" table:formula="of:=BIN2HEX(RIGHT(HEX2BIN(RIGHT(LEFT([.$J46];2*[.AD$1]);2);8);4) &amp; LEFT(HEX2BIN(RIGHT(LEFT([.$J46];2*[.AD$1]);2);8);4);2)" office:value-type="string" office:string-value="88" calcext:value-type="string">
            <text:p>88</text:p>
          </table:table-cell>
          <table:table-cell table:style-name="ce7" table:formula="of:=BIN2HEX(RIGHT(HEX2BIN(RIGHT(LEFT([.$J46];2*[.AE$1]);2);8);4) &amp; LEFT(HEX2BIN(RIGHT(LEFT([.$J46];2*[.AE$1]);2);8);4);2)" office:value-type="string" office:string-value="00" calcext:value-type="string">
            <text:p>00</text:p>
          </table:table-cell>
          <table:table-cell table:style-name="ce7" table:formula="of:=BIN2HEX(RIGHT(HEX2BIN(RIGHT(LEFT([.$J46];2*[.AF$1]);2);8);4) &amp; LEFT(HEX2BIN(RIGHT(LEFT([.$J46];2*[.AF$1]);2);8);4);2)" office:value-type="string" office:string-value="08" calcext:value-type="string">
            <text:p>08</text:p>
          </table:table-cell>
          <table:table-cell table:style-name="ce7" table:formula="of:=BIN2HEX(RIGHT(HEX2BIN(RIGHT(LEFT([.$J46];2*[.AG$1]);2);8);4) &amp; LEFT(HEX2BIN(RIGHT(LEFT([.$J46];2*[.AG$1]);2);8);4);2)" office:value-type="string" office:string-value="00" calcext:value-type="string">
            <text:p>00</text:p>
          </table:table-cell>
          <table:table-cell table:style-name="ce7" table:formula="of:=BIN2HEX(RIGHT(HEX2BIN(RIGHT(LEFT([.$J46];2*[.AH$1]);2);8);4) &amp; LEFT(HEX2BIN(RIGHT(LEFT([.$J46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6];1);4)" office:value-type="string" office:string-value="0100" calcext:value-type="string">
            <text:p>0100</text:p>
          </table:table-cell>
          <table:table-cell table:style-name="ce7" table:formula="of:=HEX2BIN(RIGHT([.W46];1);4)" office:value-type="string" office:string-value="0011" calcext:value-type="string">
            <text:p>0011</text:p>
          </table:table-cell>
          <table:table-cell/>
          <table:table-cell table:style-name="ce23" table:formula="of:=LEFT([.AK46];1)" office:value-type="string" office:string-value="0" calcext:value-type="string">
            <text:p>0</text:p>
          </table:table-cell>
          <table:table-cell table:formula="of:=RIGHT(LEFT([.AK46];2);1)" office:value-type="string" office:string-value="1" calcext:value-type="string">
            <text:p>1</text:p>
          </table:table-cell>
          <table:table-cell table:formula="of:=LEFT(RIGHT([.AK46];2);1)" office:value-type="string" office:string-value="0" calcext:value-type="string">
            <text:p>0</text:p>
          </table:table-cell>
          <table:table-cell table:formula="of:=RIGHT(RIGHT([.AK46];2);1)" office:value-type="string" office:string-value="0" calcext:value-type="string">
            <text:p>0</text:p>
          </table:table-cell>
          <table:table-cell table:formula="of:=LEFT(LEFT([.AL46];2);1)" office:value-type="string" office:string-value="0" calcext:value-type="string">
            <text:p>0</text:p>
          </table:table-cell>
          <table:table-cell table:style-name="ce23" table:formula="of:=RIGHT(LEFT([.AL46];2);1)" office:value-type="string" office:string-value="0" calcext:value-type="string">
            <text:p>0</text:p>
          </table:table-cell>
          <table:table-cell table:style-name="ce23" table:formula="of:=LEFT(RIGHT([.AL46];2);1)" office:value-type="string" office:string-value="1" calcext:value-type="string">
            <text:p>1</text:p>
          </table:table-cell>
          <table:table-cell table:style-name="ce23" table:formula="of:=RIGHT(RIGHT([.AL46];2);1)" office:value-type="string" office:string-value="1" calcext:value-type="string">
            <text:p>1</text:p>
          </table:table-cell>
          <table:table-cell/>
          <table:table-cell table:formula="of:=[.AN46]&amp;[.AU46]&amp;[.AT46]&amp;[.AS46]" office:value-type="string" office:string-value="0110" calcext:value-type="string">
            <text:p>0110</text:p>
          </table:table-cell>
          <table:table-cell table:formula="of:=BIN2DEC([.AW46])" office:value-type="float" office:value="6" calcext:value-type="float">
            <text:p>6</text:p>
          </table:table-cell>
          <table:table-cell/>
          <table:table-cell table:style-name="ce7" table:formula="of:=HEX2BIN(LEFT([.Y46];1);4)" office:value-type="string" office:string-value="0101" calcext:value-type="string">
            <text:p>0101</text:p>
          </table:table-cell>
          <table:table-cell table:style-name="ce7" table:formula="of:=HEX2BIN(RIGHT([.Y46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6];1);4)" office:value-type="string" office:string-value="1000" calcext:value-type="string">
            <text:p>1000</text:p>
          </table:table-cell>
          <table:table-cell table:style-name="ce7" table:formula="of:=HEX2BIN(RIGHT([.AD46];1);4)" office:value-type="string" office:string-value="1000" calcext:value-type="string">
            <text:p>100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C0080006073</text:p>
          </table:table-cell>
          <table:table-cell table:number-columns-repeated="4"/>
          <table:table-cell table:style-name="ce8" table:formula="of:=LEFT([.D47];16)" office:value-type="string" office:string-value="4004072000000060" calcext:value-type="string">
            <text:p>4004072000000060</text:p>
          </table:table-cell>
          <table:table-cell table:style-name="ce10" table:formula="of:=RIGHT([.D47];(27*2)-16)" office:value-type="string" office:string-value="4004072000123401F5000070070C0080006073" calcext:value-type="string">
            <text:p>4004072000123401F5000070070C0080006073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YES</text:p>
          </table:table-cell>
          <table:table-cell table:style-name="ce16"/>
          <table:table-cell table:style-name="ce7" table:formula="of:=BIN2HEX(RIGHT(HEX2BIN(RIGHT(LEFT([.$J47];2*[.Q$1]);2);8);4) &amp; LEFT(HEX2BIN(RIGHT(LEFT([.$J47];2*[.Q$1]);2);8);4);2)" office:value-type="string" office:string-value="04" calcext:value-type="string">
            <text:p>04</text:p>
          </table:table-cell>
          <table:table-cell table:style-name="ce7" table:formula="of:=BIN2HEX(RIGHT(HEX2BIN(RIGHT(LEFT([.$J47];2*[.R$1]);2);8);4) &amp; LEFT(HEX2BIN(RIGHT(LEFT([.$J47];2*[.R$1]);2);8);4);2)" office:value-type="string" office:string-value="40" calcext:value-type="string">
            <text:p>40</text:p>
          </table:table-cell>
          <table:table-cell table:style-name="ce7" table:formula="of:=BIN2HEX(RIGHT(HEX2BIN(RIGHT(LEFT([.$J47];2*[.S$1]);2);8);4) &amp; LEFT(HEX2BIN(RIGHT(LEFT([.$J47];2*[.S$1]);2);8);4);2)" office:value-type="string" office:string-value="70" calcext:value-type="string">
            <text:p>70</text:p>
          </table:table-cell>
          <table:table-cell table:style-name="ce7" table:formula="of:=BIN2HEX(RIGHT(HEX2BIN(RIGHT(LEFT([.$J47];2*[.T$1]);2);8);4) &amp; LEFT(HEX2BIN(RIGHT(LEFT([.$J47];2*[.T$1]);2);8);4);2)" office:value-type="string" office:string-value="02" calcext:value-type="string">
            <text:p>02</text:p>
          </table:table-cell>
          <table:table-cell table:style-name="ce7" table:formula="of:=BIN2HEX(RIGHT(HEX2BIN(RIGHT(LEFT([.$J47];2*[.U$1]);2);8);4) &amp; LEFT(HEX2BIN(RIGHT(LEFT([.$J47];2*[.U$1]);2);8);4);2)" office:value-type="string" office:string-value="00" calcext:value-type="string">
            <text:p>00</text:p>
          </table:table-cell>
          <table:table-cell table:style-name="ce7" table:formula="of:=BIN2HEX(RIGHT(HEX2BIN(RIGHT(LEFT([.$J47];2*[.V$1]);2);8);4) &amp; LEFT(HEX2BIN(RIGHT(LEFT([.$J47];2*[.V$1]);2);8);4);2)" office:value-type="string" office:string-value="21" calcext:value-type="string">
            <text:p>21</text:p>
          </table:table-cell>
          <table:table-cell table:style-name="ce21" table:formula="of:=BIN2HEX(RIGHT(HEX2BIN(RIGHT(LEFT([.$J47];2*[.W$1]);2);8);4) &amp; LEFT(HEX2BIN(RIGHT(LEFT([.$J47];2*[.W$1]);2);8);4);2)" office:value-type="string" office:string-value="43" calcext:value-type="string">
            <text:p>43</text:p>
          </table:table-cell>
          <table:table-cell table:style-name="ce21" table:formula="of:=BIN2HEX(RIGHT(HEX2BIN(RIGHT(LEFT([.$J47];2*[.X$1]);2);8);4) &amp; LEFT(HEX2BIN(RIGHT(LEFT([.$J47];2*[.X$1]);2);8);4);2)" office:value-type="string" office:string-value="10" calcext:value-type="string">
            <text:p>10</text:p>
          </table:table-cell>
          <table:table-cell table:style-name="ce21" table:formula="of:=BIN2HEX(RIGHT(HEX2BIN(RIGHT(LEFT([.$J47];2*[.Y$1]);2);8);4) &amp; LEFT(HEX2BIN(RIGHT(LEFT([.$J47];2*[.Y$1]);2);8);4);2)" office:value-type="string" office:string-value="5F" calcext:value-type="string">
            <text:p>5F</text:p>
          </table:table-cell>
          <table:table-cell table:style-name="ce7" table:formula="of:=BIN2HEX(RIGHT(HEX2BIN(RIGHT(LEFT([.$J47];2*[.Z$1]);2);8);4) &amp; LEFT(HEX2BIN(RIGHT(LEFT([.$J47];2*[.Z$1]);2);8);4);2)" office:value-type="string" office:string-value="00" calcext:value-type="string">
            <text:p>00</text:p>
          </table:table-cell>
          <table:table-cell table:style-name="ce7" table:formula="of:=BIN2HEX(RIGHT(HEX2BIN(RIGHT(LEFT([.$J47];2*[.AA$1]);2);8);4) &amp; LEFT(HEX2BIN(RIGHT(LEFT([.$J47];2*[.AA$1]);2);8);4);2)" office:value-type="string" office:string-value="00" calcext:value-type="string">
            <text:p>00</text:p>
          </table:table-cell>
          <table:table-cell table:style-name="ce7" table:formula="of:=BIN2HEX(RIGHT(HEX2BIN(RIGHT(LEFT([.$J47];2*[.AB$1]);2);8);4) &amp; LEFT(HEX2BIN(RIGHT(LEFT([.$J47];2*[.AB$1]);2);8);4);2)" office:value-type="string" office:string-value="07" calcext:value-type="string">
            <text:p>07</text:p>
          </table:table-cell>
          <table:table-cell table:style-name="ce7" table:formula="of:=BIN2HEX(RIGHT(HEX2BIN(RIGHT(LEFT([.$J47];2*[.AC$1]);2);8);4) &amp; LEFT(HEX2BIN(RIGHT(LEFT([.$J47];2*[.AC$1]);2);8);4);2)" office:value-type="string" office:string-value="70" calcext:value-type="string">
            <text:p>70</text:p>
          </table:table-cell>
          <table:table-cell table:style-name="ce15" table:formula="of:=BIN2HEX(RIGHT(HEX2BIN(RIGHT(LEFT([.$J47];2*[.AD$1]);2);8);4) &amp; LEFT(HEX2BIN(RIGHT(LEFT([.$J47];2*[.AD$1]);2);8);4);2)" office:value-type="string" office:string-value="C0" calcext:value-type="string">
            <text:p>C0</text:p>
          </table:table-cell>
          <table:table-cell table:style-name="ce7" table:formula="of:=BIN2HEX(RIGHT(HEX2BIN(RIGHT(LEFT([.$J47];2*[.AE$1]);2);8);4) &amp; LEFT(HEX2BIN(RIGHT(LEFT([.$J47];2*[.AE$1]);2);8);4);2)" office:value-type="string" office:string-value="00" calcext:value-type="string">
            <text:p>00</text:p>
          </table:table-cell>
          <table:table-cell table:style-name="ce7" table:formula="of:=BIN2HEX(RIGHT(HEX2BIN(RIGHT(LEFT([.$J47];2*[.AF$1]);2);8);4) &amp; LEFT(HEX2BIN(RIGHT(LEFT([.$J47];2*[.AF$1]);2);8);4);2)" office:value-type="string" office:string-value="08" calcext:value-type="string">
            <text:p>08</text:p>
          </table:table-cell>
          <table:table-cell table:style-name="ce7" table:formula="of:=BIN2HEX(RIGHT(HEX2BIN(RIGHT(LEFT([.$J47];2*[.AG$1]);2);8);4) &amp; LEFT(HEX2BIN(RIGHT(LEFT([.$J47];2*[.AG$1]);2);8);4);2)" office:value-type="string" office:string-value="00" calcext:value-type="string">
            <text:p>00</text:p>
          </table:table-cell>
          <table:table-cell table:style-name="ce7" table:formula="of:=BIN2HEX(RIGHT(HEX2BIN(RIGHT(LEFT([.$J47];2*[.AH$1]);2);8);4) &amp; LEFT(HEX2BIN(RIGHT(LEFT([.$J47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7];1);4)" office:value-type="string" office:string-value="0100" calcext:value-type="string">
            <text:p>0100</text:p>
          </table:table-cell>
          <table:table-cell table:style-name="ce7" table:formula="of:=HEX2BIN(RIGHT([.W47];1);4)" office:value-type="string" office:string-value="0011" calcext:value-type="string">
            <text:p>0011</text:p>
          </table:table-cell>
          <table:table-cell/>
          <table:table-cell table:style-name="ce23" table:formula="of:=LEFT([.AK47];1)" office:value-type="string" office:string-value="0" calcext:value-type="string">
            <text:p>0</text:p>
          </table:table-cell>
          <table:table-cell table:formula="of:=RIGHT(LEFT([.AK47];2);1)" office:value-type="string" office:string-value="1" calcext:value-type="string">
            <text:p>1</text:p>
          </table:table-cell>
          <table:table-cell table:formula="of:=LEFT(RIGHT([.AK47];2);1)" office:value-type="string" office:string-value="0" calcext:value-type="string">
            <text:p>0</text:p>
          </table:table-cell>
          <table:table-cell table:formula="of:=RIGHT(RIGHT([.AK47];2);1)" office:value-type="string" office:string-value="0" calcext:value-type="string">
            <text:p>0</text:p>
          </table:table-cell>
          <table:table-cell table:formula="of:=LEFT(LEFT([.AL47];2);1)" office:value-type="string" office:string-value="0" calcext:value-type="string">
            <text:p>0</text:p>
          </table:table-cell>
          <table:table-cell table:style-name="ce23" table:formula="of:=RIGHT(LEFT([.AL47];2);1)" office:value-type="string" office:string-value="0" calcext:value-type="string">
            <text:p>0</text:p>
          </table:table-cell>
          <table:table-cell table:style-name="ce23" table:formula="of:=LEFT(RIGHT([.AL47];2);1)" office:value-type="string" office:string-value="1" calcext:value-type="string">
            <text:p>1</text:p>
          </table:table-cell>
          <table:table-cell table:style-name="ce23" table:formula="of:=RIGHT(RIGHT([.AL47];2);1)" office:value-type="string" office:string-value="1" calcext:value-type="string">
            <text:p>1</text:p>
          </table:table-cell>
          <table:table-cell/>
          <table:table-cell table:formula="of:=[.AN47]&amp;[.AU47]&amp;[.AT47]&amp;[.AS47]" office:value-type="string" office:string-value="0110" calcext:value-type="string">
            <text:p>0110</text:p>
          </table:table-cell>
          <table:table-cell table:formula="of:=BIN2DEC([.AW47])" office:value-type="float" office:value="6" calcext:value-type="float">
            <text:p>6</text:p>
          </table:table-cell>
          <table:table-cell/>
          <table:table-cell table:style-name="ce7" table:formula="of:=HEX2BIN(LEFT([.Y47];1);4)" office:value-type="string" office:string-value="0101" calcext:value-type="string">
            <text:p>0101</text:p>
          </table:table-cell>
          <table:table-cell table:style-name="ce7" table:formula="of:=HEX2BIN(RIGHT([.Y47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7];1);4)" office:value-type="string" office:string-value="1100" calcext:value-type="string">
            <text:p>1100</text:p>
          </table:table-cell>
          <table:table-cell table:style-name="ce7" table:formula="of:=HEX2BIN(RIGHT([.AD47];1);4)" office:value-type="string" office:string-value="0000" calcext:value-type="string">
            <text:p>0000</text:p>
          </table:table-cell>
          <table:table-cell table:number-columns-repeated="962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24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SELECT</text:p>
          </table:table-cell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9];16)" office:value-type="string" office:string-value="4004072000000060" calcext:value-type="string">
            <text:p>4004072000000060</text:p>
          </table:table-cell>
          <table:table-cell table:style-name="ce10" table:formula="of:=RIGHT([.D49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49];2*[.Q$1]);2);8);4) &amp; LEFT(HEX2BIN(RIGHT(LEFT([.$J49];2*[.Q$1]);2);8);4);2)" office:value-type="string" office:string-value="04" calcext:value-type="string">
            <text:p>04</text:p>
          </table:table-cell>
          <table:table-cell table:style-name="ce7" table:formula="of:=BIN2HEX(RIGHT(HEX2BIN(RIGHT(LEFT([.$J49];2*[.R$1]);2);8);4) &amp; LEFT(HEX2BIN(RIGHT(LEFT([.$J49];2*[.R$1]);2);8);4);2)" office:value-type="string" office:string-value="40" calcext:value-type="string">
            <text:p>40</text:p>
          </table:table-cell>
          <table:table-cell table:style-name="ce7" table:formula="of:=BIN2HEX(RIGHT(HEX2BIN(RIGHT(LEFT([.$J49];2*[.S$1]);2);8);4) &amp; LEFT(HEX2BIN(RIGHT(LEFT([.$J49];2*[.S$1]);2);8);4);2)" office:value-type="string" office:string-value="70" calcext:value-type="string">
            <text:p>70</text:p>
          </table:table-cell>
          <table:table-cell table:style-name="ce7" table:formula="of:=BIN2HEX(RIGHT(HEX2BIN(RIGHT(LEFT([.$J49];2*[.T$1]);2);8);4) &amp; LEFT(HEX2BIN(RIGHT(LEFT([.$J49];2*[.T$1]);2);8);4);2)" office:value-type="string" office:string-value="02" calcext:value-type="string">
            <text:p>02</text:p>
          </table:table-cell>
          <table:table-cell table:style-name="ce7" table:formula="of:=BIN2HEX(RIGHT(HEX2BIN(RIGHT(LEFT([.$J49];2*[.U$1]);2);8);4) &amp; LEFT(HEX2BIN(RIGHT(LEFT([.$J49];2*[.U$1]);2);8);4);2)" office:value-type="string" office:string-value="00" calcext:value-type="string">
            <text:p>00</text:p>
          </table:table-cell>
          <table:table-cell table:style-name="ce18" table:formula="of:=BIN2HEX(RIGHT(HEX2BIN(RIGHT(LEFT([.$J49];2*[.V$1]);2);8);4) &amp; LEFT(HEX2BIN(RIGHT(LEFT([.$J49];2*[.V$1]);2);8);4);2)" office:value-type="string" office:string-value="21" calcext:value-type="string">
            <text:p>21</text:p>
          </table:table-cell>
          <table:table-cell table:style-name="ce21" table:formula="of:=BIN2HEX(RIGHT(HEX2BIN(RIGHT(LEFT([.$J49];2*[.W$1]);2);8);4) &amp; LEFT(HEX2BIN(RIGHT(LEFT([.$J49];2*[.W$1]);2);8);4);2)" office:value-type="string" office:string-value="43" calcext:value-type="string">
            <text:p>43</text:p>
          </table:table-cell>
          <table:table-cell table:style-name="ce21" table:formula="of:=BIN2HEX(RIGHT(HEX2BIN(RIGHT(LEFT([.$J49];2*[.X$1]);2);8);4) &amp; LEFT(HEX2BIN(RIGHT(LEFT([.$J49];2*[.X$1]);2);8);4);2)" office:value-type="string" office:string-value="10" calcext:value-type="string">
            <text:p>10</text:p>
          </table:table-cell>
          <table:table-cell table:style-name="ce21" table:formula="of:=BIN2HEX(RIGHT(HEX2BIN(RIGHT(LEFT([.$J49];2*[.Y$1]);2);8);4) &amp; LEFT(HEX2BIN(RIGHT(LEFT([.$J49];2*[.Y$1]);2);8);4);2)" office:value-type="string" office:string-value="5F" calcext:value-type="string">
            <text:p>5F</text:p>
          </table:table-cell>
          <table:table-cell table:style-name="ce7" table:formula="of:=BIN2HEX(RIGHT(HEX2BIN(RIGHT(LEFT([.$J49];2*[.Z$1]);2);8);4) &amp; LEFT(HEX2BIN(RIGHT(LEFT([.$J49];2*[.Z$1]);2);8);4);2)" office:value-type="string" office:string-value="00" calcext:value-type="string">
            <text:p>00</text:p>
          </table:table-cell>
          <table:table-cell table:style-name="ce7" table:formula="of:=BIN2HEX(RIGHT(HEX2BIN(RIGHT(LEFT([.$J49];2*[.AA$1]);2);8);4) &amp; LEFT(HEX2BIN(RIGHT(LEFT([.$J49];2*[.AA$1]);2);8);4);2)" office:value-type="string" office:string-value="00" calcext:value-type="string">
            <text:p>00</text:p>
          </table:table-cell>
          <table:table-cell table:style-name="ce7" table:formula="of:=BIN2HEX(RIGHT(HEX2BIN(RIGHT(LEFT([.$J49];2*[.AB$1]);2);8);4) &amp; LEFT(HEX2BIN(RIGHT(LEFT([.$J49];2*[.AB$1]);2);8);4);2)" office:value-type="string" office:string-value="07" calcext:value-type="string">
            <text:p>07</text:p>
          </table:table-cell>
          <table:table-cell table:style-name="ce7" table:formula="of:=BIN2HEX(RIGHT(HEX2BIN(RIGHT(LEFT([.$J49];2*[.AC$1]);2);8);4) &amp; LEFT(HEX2BIN(RIGHT(LEFT([.$J49];2*[.AC$1]);2);8);4);2)" office:value-type="string" office:string-value="70" calcext:value-type="string">
            <text:p>70</text:p>
          </table:table-cell>
          <table:table-cell table:style-name="ce7" table:formula="of:=BIN2HEX(RIGHT(HEX2BIN(RIGHT(LEFT([.$J49];2*[.AD$1]);2);8);4) &amp; LEFT(HEX2BIN(RIGHT(LEFT([.$J49];2*[.AD$1]);2);8);4);2)" office:value-type="string" office:string-value="80" calcext:value-type="string">
            <text:p>80</text:p>
          </table:table-cell>
          <table:table-cell table:style-name="ce7" table:formula="of:=BIN2HEX(RIGHT(HEX2BIN(RIGHT(LEFT([.$J49];2*[.AE$1]);2);8);4) &amp; LEFT(HEX2BIN(RIGHT(LEFT([.$J49];2*[.AE$1]);2);8);4);2)" office:value-type="string" office:string-value="00" calcext:value-type="string">
            <text:p>00</text:p>
          </table:table-cell>
          <table:table-cell table:style-name="ce7" table:formula="of:=BIN2HEX(RIGHT(HEX2BIN(RIGHT(LEFT([.$J49];2*[.AF$1]);2);8);4) &amp; LEFT(HEX2BIN(RIGHT(LEFT([.$J49];2*[.AF$1]);2);8);4);2)" office:value-type="string" office:string-value="08" calcext:value-type="string">
            <text:p>08</text:p>
          </table:table-cell>
          <table:table-cell table:style-name="ce7" table:formula="of:=BIN2HEX(RIGHT(HEX2BIN(RIGHT(LEFT([.$J49];2*[.AG$1]);2);8);4) &amp; LEFT(HEX2BIN(RIGHT(LEFT([.$J49];2*[.AG$1]);2);8);4);2)" office:value-type="string" office:string-value="00" calcext:value-type="string">
            <text:p>00</text:p>
          </table:table-cell>
          <table:table-cell table:style-name="ce7" table:formula="of:=BIN2HEX(RIGHT(HEX2BIN(RIGHT(LEFT([.$J49];2*[.AH$1]);2);8);4) &amp; LEFT(HEX2BIN(RIGHT(LEFT([.$J49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49];1);4)" office:value-type="string" office:string-value="0100" calcext:value-type="string">
            <text:p>0100</text:p>
          </table:table-cell>
          <table:table-cell table:style-name="ce7" table:formula="of:=HEX2BIN(RIGHT([.W49];1);4)" office:value-type="string" office:string-value="0011" calcext:value-type="string">
            <text:p>0011</text:p>
          </table:table-cell>
          <table:table-cell/>
          <table:table-cell table:style-name="ce23" table:formula="of:=LEFT([.AK49];1)" office:value-type="string" office:string-value="0" calcext:value-type="string">
            <text:p>0</text:p>
          </table:table-cell>
          <table:table-cell table:formula="of:=RIGHT(LEFT([.AK49];2);1)" office:value-type="string" office:string-value="1" calcext:value-type="string">
            <text:p>1</text:p>
          </table:table-cell>
          <table:table-cell table:formula="of:=LEFT(RIGHT([.AK49];2);1)" office:value-type="string" office:string-value="0" calcext:value-type="string">
            <text:p>0</text:p>
          </table:table-cell>
          <table:table-cell table:formula="of:=RIGHT(RIGHT([.AK49];2);1)" office:value-type="string" office:string-value="0" calcext:value-type="string">
            <text:p>0</text:p>
          </table:table-cell>
          <table:table-cell table:formula="of:=LEFT(LEFT([.AL49];2);1)" office:value-type="string" office:string-value="0" calcext:value-type="string">
            <text:p>0</text:p>
          </table:table-cell>
          <table:table-cell table:style-name="ce23" table:formula="of:=RIGHT(LEFT([.AL49];2);1)" office:value-type="string" office:string-value="0" calcext:value-type="string">
            <text:p>0</text:p>
          </table:table-cell>
          <table:table-cell table:style-name="ce23" table:formula="of:=LEFT(RIGHT([.AL49];2);1)" office:value-type="string" office:string-value="1" calcext:value-type="string">
            <text:p>1</text:p>
          </table:table-cell>
          <table:table-cell table:style-name="ce23" table:formula="of:=RIGHT(RIGHT([.AL49];2);1)" office:value-type="string" office:string-value="1" calcext:value-type="string">
            <text:p>1</text:p>
          </table:table-cell>
          <table:table-cell/>
          <table:table-cell table:formula="of:=[.AN49]&amp;[.AU49]&amp;[.AT49]&amp;[.AS49]" office:value-type="string" office:string-value="0110" calcext:value-type="string">
            <text:p>0110</text:p>
          </table:table-cell>
          <table:table-cell table:formula="of:=BIN2DEC([.AW49])" office:value-type="float" office:value="6" calcext:value-type="float">
            <text:p>6</text:p>
          </table:table-cell>
          <table:table-cell/>
          <table:table-cell table:style-name="ce7" table:formula="of:=HEX2BIN(LEFT([.Y49];1);4)" office:value-type="string" office:string-value="0101" calcext:value-type="string">
            <text:p>0101</text:p>
          </table:table-cell>
          <table:table-cell table:style-name="ce7" table:formula="of:=HEX2BIN(RIGHT([.Y49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ON</text:p>
          </table:table-cell>
          <table:table-cell office:value-type="string" calcext:value-type="string">
            <text:p>40040720000000604004072000923401F5000070070800800060F5</text:p>
          </table:table-cell>
          <table:table-cell table:number-columns-repeated="4"/>
          <table:table-cell table:style-name="ce8" table:formula="of:=LEFT([.D50];16)" office:value-type="string" office:string-value="4004072000000060" calcext:value-type="string">
            <text:p>4004072000000060</text:p>
          </table:table-cell>
          <table:table-cell table:style-name="ce10" table:formula="of:=RIGHT([.D50];(27*2)-16)" office:value-type="string" office:string-value="4004072000923401F5000070070800800060F5" calcext:value-type="string">
            <text:p>4004072000923401F5000070070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50];2*[.Q$1]);2);8);4) &amp; LEFT(HEX2BIN(RIGHT(LEFT([.$J50];2*[.Q$1]);2);8);4);2)" office:value-type="string" office:string-value="04" calcext:value-type="string">
            <text:p>04</text:p>
          </table:table-cell>
          <table:table-cell table:style-name="ce7" table:formula="of:=BIN2HEX(RIGHT(HEX2BIN(RIGHT(LEFT([.$J50];2*[.R$1]);2);8);4) &amp; LEFT(HEX2BIN(RIGHT(LEFT([.$J50];2*[.R$1]);2);8);4);2)" office:value-type="string" office:string-value="40" calcext:value-type="string">
            <text:p>40</text:p>
          </table:table-cell>
          <table:table-cell table:style-name="ce7" table:formula="of:=BIN2HEX(RIGHT(HEX2BIN(RIGHT(LEFT([.$J50];2*[.S$1]);2);8);4) &amp; LEFT(HEX2BIN(RIGHT(LEFT([.$J50];2*[.S$1]);2);8);4);2)" office:value-type="string" office:string-value="70" calcext:value-type="string">
            <text:p>70</text:p>
          </table:table-cell>
          <table:table-cell table:style-name="ce7" table:formula="of:=BIN2HEX(RIGHT(HEX2BIN(RIGHT(LEFT([.$J50];2*[.T$1]);2);8);4) &amp; LEFT(HEX2BIN(RIGHT(LEFT([.$J50];2*[.T$1]);2);8);4);2)" office:value-type="string" office:string-value="02" calcext:value-type="string">
            <text:p>02</text:p>
          </table:table-cell>
          <table:table-cell table:style-name="ce7" table:formula="of:=BIN2HEX(RIGHT(HEX2BIN(RIGHT(LEFT([.$J50];2*[.U$1]);2);8);4) &amp; LEFT(HEX2BIN(RIGHT(LEFT([.$J50];2*[.U$1]);2);8);4);2)" office:value-type="string" office:string-value="00" calcext:value-type="string">
            <text:p>00</text:p>
          </table:table-cell>
          <table:table-cell table:style-name="ce18" table:formula="of:=BIN2HEX(RIGHT(HEX2BIN(RIGHT(LEFT([.$J50];2*[.V$1]);2);8);4) &amp; LEFT(HEX2BIN(RIGHT(LEFT([.$J50];2*[.V$1]);2);8);4);2)" office:value-type="string" office:string-value="29" calcext:value-type="string">
            <text:p>29</text:p>
          </table:table-cell>
          <table:table-cell table:style-name="ce21" table:formula="of:=BIN2HEX(RIGHT(HEX2BIN(RIGHT(LEFT([.$J50];2*[.W$1]);2);8);4) &amp; LEFT(HEX2BIN(RIGHT(LEFT([.$J50];2*[.W$1]);2);8);4);2)" office:value-type="string" office:string-value="43" calcext:value-type="string">
            <text:p>43</text:p>
          </table:table-cell>
          <table:table-cell table:style-name="ce21" table:formula="of:=BIN2HEX(RIGHT(HEX2BIN(RIGHT(LEFT([.$J50];2*[.X$1]);2);8);4) &amp; LEFT(HEX2BIN(RIGHT(LEFT([.$J50];2*[.X$1]);2);8);4);2)" office:value-type="string" office:string-value="10" calcext:value-type="string">
            <text:p>10</text:p>
          </table:table-cell>
          <table:table-cell table:style-name="ce21" table:formula="of:=BIN2HEX(RIGHT(HEX2BIN(RIGHT(LEFT([.$J50];2*[.Y$1]);2);8);4) &amp; LEFT(HEX2BIN(RIGHT(LEFT([.$J50];2*[.Y$1]);2);8);4);2)" office:value-type="string" office:string-value="5F" calcext:value-type="string">
            <text:p>5F</text:p>
          </table:table-cell>
          <table:table-cell table:style-name="ce7" table:formula="of:=BIN2HEX(RIGHT(HEX2BIN(RIGHT(LEFT([.$J50];2*[.Z$1]);2);8);4) &amp; LEFT(HEX2BIN(RIGHT(LEFT([.$J50];2*[.Z$1]);2);8);4);2)" office:value-type="string" office:string-value="00" calcext:value-type="string">
            <text:p>00</text:p>
          </table:table-cell>
          <table:table-cell table:style-name="ce7" table:formula="of:=BIN2HEX(RIGHT(HEX2BIN(RIGHT(LEFT([.$J50];2*[.AA$1]);2);8);4) &amp; LEFT(HEX2BIN(RIGHT(LEFT([.$J50];2*[.AA$1]);2);8);4);2)" office:value-type="string" office:string-value="00" calcext:value-type="string">
            <text:p>00</text:p>
          </table:table-cell>
          <table:table-cell table:style-name="ce7" table:formula="of:=BIN2HEX(RIGHT(HEX2BIN(RIGHT(LEFT([.$J50];2*[.AB$1]);2);8);4) &amp; LEFT(HEX2BIN(RIGHT(LEFT([.$J50];2*[.AB$1]);2);8);4);2)" office:value-type="string" office:string-value="07" calcext:value-type="string">
            <text:p>07</text:p>
          </table:table-cell>
          <table:table-cell table:style-name="ce7" table:formula="of:=BIN2HEX(RIGHT(HEX2BIN(RIGHT(LEFT([.$J50];2*[.AC$1]);2);8);4) &amp; LEFT(HEX2BIN(RIGHT(LEFT([.$J50];2*[.AC$1]);2);8);4);2)" office:value-type="string" office:string-value="70" calcext:value-type="string">
            <text:p>70</text:p>
          </table:table-cell>
          <table:table-cell table:style-name="ce7" table:formula="of:=BIN2HEX(RIGHT(HEX2BIN(RIGHT(LEFT([.$J50];2*[.AD$1]);2);8);4) &amp; LEFT(HEX2BIN(RIGHT(LEFT([.$J50];2*[.AD$1]);2);8);4);2)" office:value-type="string" office:string-value="80" calcext:value-type="string">
            <text:p>80</text:p>
          </table:table-cell>
          <table:table-cell table:style-name="ce7" table:formula="of:=BIN2HEX(RIGHT(HEX2BIN(RIGHT(LEFT([.$J50];2*[.AE$1]);2);8);4) &amp; LEFT(HEX2BIN(RIGHT(LEFT([.$J50];2*[.AE$1]);2);8);4);2)" office:value-type="string" office:string-value="00" calcext:value-type="string">
            <text:p>00</text:p>
          </table:table-cell>
          <table:table-cell table:style-name="ce7" table:formula="of:=BIN2HEX(RIGHT(HEX2BIN(RIGHT(LEFT([.$J50];2*[.AF$1]);2);8);4) &amp; LEFT(HEX2BIN(RIGHT(LEFT([.$J50];2*[.AF$1]);2);8);4);2)" office:value-type="string" office:string-value="08" calcext:value-type="string">
            <text:p>08</text:p>
          </table:table-cell>
          <table:table-cell table:style-name="ce7" table:formula="of:=BIN2HEX(RIGHT(HEX2BIN(RIGHT(LEFT([.$J50];2*[.AG$1]);2);8);4) &amp; LEFT(HEX2BIN(RIGHT(LEFT([.$J50];2*[.AG$1]);2);8);4);2)" office:value-type="string" office:string-value="00" calcext:value-type="string">
            <text:p>00</text:p>
          </table:table-cell>
          <table:table-cell table:style-name="ce7" table:formula="of:=BIN2HEX(RIGHT(HEX2BIN(RIGHT(LEFT([.$J50];2*[.AH$1]);2);8);4) &amp; LEFT(HEX2BIN(RIGHT(LEFT([.$J50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50];1);4)" office:value-type="string" office:string-value="0100" calcext:value-type="string">
            <text:p>0100</text:p>
          </table:table-cell>
          <table:table-cell table:style-name="ce7" table:formula="of:=HEX2BIN(RIGHT([.W50];1);4)" office:value-type="string" office:string-value="0011" calcext:value-type="string">
            <text:p>0011</text:p>
          </table:table-cell>
          <table:table-cell/>
          <table:table-cell table:style-name="ce23" table:formula="of:=LEFT([.AK50];1)" office:value-type="string" office:string-value="0" calcext:value-type="string">
            <text:p>0</text:p>
          </table:table-cell>
          <table:table-cell table:formula="of:=RIGHT(LEFT([.AK50];2);1)" office:value-type="string" office:string-value="1" calcext:value-type="string">
            <text:p>1</text:p>
          </table:table-cell>
          <table:table-cell table:formula="of:=LEFT(RIGHT([.AK50];2);1)" office:value-type="string" office:string-value="0" calcext:value-type="string">
            <text:p>0</text:p>
          </table:table-cell>
          <table:table-cell table:formula="of:=RIGHT(RIGHT([.AK50];2);1)" office:value-type="string" office:string-value="0" calcext:value-type="string">
            <text:p>0</text:p>
          </table:table-cell>
          <table:table-cell table:formula="of:=LEFT(LEFT([.AL50];2);1)" office:value-type="string" office:string-value="0" calcext:value-type="string">
            <text:p>0</text:p>
          </table:table-cell>
          <table:table-cell table:style-name="ce23" table:formula="of:=RIGHT(LEFT([.AL50];2);1)" office:value-type="string" office:string-value="0" calcext:value-type="string">
            <text:p>0</text:p>
          </table:table-cell>
          <table:table-cell table:style-name="ce23" table:formula="of:=LEFT(RIGHT([.AL50];2);1)" office:value-type="string" office:string-value="1" calcext:value-type="string">
            <text:p>1</text:p>
          </table:table-cell>
          <table:table-cell table:style-name="ce23" table:formula="of:=RIGHT(RIGHT([.AL50];2);1)" office:value-type="string" office:string-value="1" calcext:value-type="string">
            <text:p>1</text:p>
          </table:table-cell>
          <table:table-cell/>
          <table:table-cell table:formula="of:=[.AN50]&amp;[.AU50]&amp;[.AT50]&amp;[.AS50]" office:value-type="string" office:string-value="0110" calcext:value-type="string">
            <text:p>0110</text:p>
          </table:table-cell>
          <table:table-cell table:formula="of:=BIN2DEC([.AW50])" office:value-type="float" office:value="6" calcext:value-type="float">
            <text:p>6</text:p>
          </table:table-cell>
          <table:table-cell/>
          <table:table-cell table:style-name="ce7" table:formula="of:=HEX2BIN(LEFT([.Y50];1);4)" office:value-type="string" office:string-value="0101" calcext:value-type="string">
            <text:p>0101</text:p>
          </table:table-cell>
          <table:table-cell table:style-name="ce7" table:formula="of:=HEX2BIN(RIGHT([.Y50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OFF</text:p>
          </table:table-cell>
          <table:table-cell office:value-type="string" calcext:value-type="string">
            <text:p>40040720000000604004072000923401F5000070070800800060F5</text:p>
          </table:table-cell>
          <table:table-cell table:number-columns-repeated="4"/>
          <table:table-cell table:style-name="ce8" table:formula="of:=LEFT([.D51];16)" office:value-type="string" office:string-value="4004072000000060" calcext:value-type="string">
            <text:p>4004072000000060</text:p>
          </table:table-cell>
          <table:table-cell table:style-name="ce10" table:formula="of:=RIGHT([.D51];(27*2)-16)" office:value-type="string" office:string-value="4004072000923401F5000070070800800060F5" calcext:value-type="string">
            <text:p>4004072000923401F5000070070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51];2*[.Q$1]);2);8);4) &amp; LEFT(HEX2BIN(RIGHT(LEFT([.$J51];2*[.Q$1]);2);8);4);2)" office:value-type="string" office:string-value="04" calcext:value-type="string">
            <text:p>04</text:p>
          </table:table-cell>
          <table:table-cell table:style-name="ce7" table:formula="of:=BIN2HEX(RIGHT(HEX2BIN(RIGHT(LEFT([.$J51];2*[.R$1]);2);8);4) &amp; LEFT(HEX2BIN(RIGHT(LEFT([.$J51];2*[.R$1]);2);8);4);2)" office:value-type="string" office:string-value="40" calcext:value-type="string">
            <text:p>40</text:p>
          </table:table-cell>
          <table:table-cell table:style-name="ce7" table:formula="of:=BIN2HEX(RIGHT(HEX2BIN(RIGHT(LEFT([.$J51];2*[.S$1]);2);8);4) &amp; LEFT(HEX2BIN(RIGHT(LEFT([.$J51];2*[.S$1]);2);8);4);2)" office:value-type="string" office:string-value="70" calcext:value-type="string">
            <text:p>70</text:p>
          </table:table-cell>
          <table:table-cell table:style-name="ce7" table:formula="of:=BIN2HEX(RIGHT(HEX2BIN(RIGHT(LEFT([.$J51];2*[.T$1]);2);8);4) &amp; LEFT(HEX2BIN(RIGHT(LEFT([.$J51];2*[.T$1]);2);8);4);2)" office:value-type="string" office:string-value="02" calcext:value-type="string">
            <text:p>02</text:p>
          </table:table-cell>
          <table:table-cell table:style-name="ce7" table:formula="of:=BIN2HEX(RIGHT(HEX2BIN(RIGHT(LEFT([.$J51];2*[.U$1]);2);8);4) &amp; LEFT(HEX2BIN(RIGHT(LEFT([.$J51];2*[.U$1]);2);8);4);2)" office:value-type="string" office:string-value="00" calcext:value-type="string">
            <text:p>00</text:p>
          </table:table-cell>
          <table:table-cell table:style-name="ce18" table:formula="of:=BIN2HEX(RIGHT(HEX2BIN(RIGHT(LEFT([.$J51];2*[.V$1]);2);8);4) &amp; LEFT(HEX2BIN(RIGHT(LEFT([.$J51];2*[.V$1]);2);8);4);2)" office:value-type="string" office:string-value="29" calcext:value-type="string">
            <text:p>29</text:p>
          </table:table-cell>
          <table:table-cell table:style-name="ce21" table:formula="of:=BIN2HEX(RIGHT(HEX2BIN(RIGHT(LEFT([.$J51];2*[.W$1]);2);8);4) &amp; LEFT(HEX2BIN(RIGHT(LEFT([.$J51];2*[.W$1]);2);8);4);2)" office:value-type="string" office:string-value="43" calcext:value-type="string">
            <text:p>43</text:p>
          </table:table-cell>
          <table:table-cell table:style-name="ce21" table:formula="of:=BIN2HEX(RIGHT(HEX2BIN(RIGHT(LEFT([.$J51];2*[.X$1]);2);8);4) &amp; LEFT(HEX2BIN(RIGHT(LEFT([.$J51];2*[.X$1]);2);8);4);2)" office:value-type="string" office:string-value="10" calcext:value-type="string">
            <text:p>10</text:p>
          </table:table-cell>
          <table:table-cell table:style-name="ce21" table:formula="of:=BIN2HEX(RIGHT(HEX2BIN(RIGHT(LEFT([.$J51];2*[.Y$1]);2);8);4) &amp; LEFT(HEX2BIN(RIGHT(LEFT([.$J51];2*[.Y$1]);2);8);4);2)" office:value-type="string" office:string-value="5F" calcext:value-type="string">
            <text:p>5F</text:p>
          </table:table-cell>
          <table:table-cell table:style-name="ce7" table:formula="of:=BIN2HEX(RIGHT(HEX2BIN(RIGHT(LEFT([.$J51];2*[.Z$1]);2);8);4) &amp; LEFT(HEX2BIN(RIGHT(LEFT([.$J51];2*[.Z$1]);2);8);4);2)" office:value-type="string" office:string-value="00" calcext:value-type="string">
            <text:p>00</text:p>
          </table:table-cell>
          <table:table-cell table:style-name="ce7" table:formula="of:=BIN2HEX(RIGHT(HEX2BIN(RIGHT(LEFT([.$J51];2*[.AA$1]);2);8);4) &amp; LEFT(HEX2BIN(RIGHT(LEFT([.$J51];2*[.AA$1]);2);8);4);2)" office:value-type="string" office:string-value="00" calcext:value-type="string">
            <text:p>00</text:p>
          </table:table-cell>
          <table:table-cell table:style-name="ce7" table:formula="of:=BIN2HEX(RIGHT(HEX2BIN(RIGHT(LEFT([.$J51];2*[.AB$1]);2);8);4) &amp; LEFT(HEX2BIN(RIGHT(LEFT([.$J51];2*[.AB$1]);2);8);4);2)" office:value-type="string" office:string-value="07" calcext:value-type="string">
            <text:p>07</text:p>
          </table:table-cell>
          <table:table-cell table:style-name="ce7" table:formula="of:=BIN2HEX(RIGHT(HEX2BIN(RIGHT(LEFT([.$J51];2*[.AC$1]);2);8);4) &amp; LEFT(HEX2BIN(RIGHT(LEFT([.$J51];2*[.AC$1]);2);8);4);2)" office:value-type="string" office:string-value="70" calcext:value-type="string">
            <text:p>70</text:p>
          </table:table-cell>
          <table:table-cell table:style-name="ce7" table:formula="of:=BIN2HEX(RIGHT(HEX2BIN(RIGHT(LEFT([.$J51];2*[.AD$1]);2);8);4) &amp; LEFT(HEX2BIN(RIGHT(LEFT([.$J51];2*[.AD$1]);2);8);4);2)" office:value-type="string" office:string-value="80" calcext:value-type="string">
            <text:p>80</text:p>
          </table:table-cell>
          <table:table-cell table:style-name="ce7" table:formula="of:=BIN2HEX(RIGHT(HEX2BIN(RIGHT(LEFT([.$J51];2*[.AE$1]);2);8);4) &amp; LEFT(HEX2BIN(RIGHT(LEFT([.$J51];2*[.AE$1]);2);8);4);2)" office:value-type="string" office:string-value="00" calcext:value-type="string">
            <text:p>00</text:p>
          </table:table-cell>
          <table:table-cell table:style-name="ce7" table:formula="of:=BIN2HEX(RIGHT(HEX2BIN(RIGHT(LEFT([.$J51];2*[.AF$1]);2);8);4) &amp; LEFT(HEX2BIN(RIGHT(LEFT([.$J51];2*[.AF$1]);2);8);4);2)" office:value-type="string" office:string-value="08" calcext:value-type="string">
            <text:p>08</text:p>
          </table:table-cell>
          <table:table-cell table:style-name="ce7" table:formula="of:=BIN2HEX(RIGHT(HEX2BIN(RIGHT(LEFT([.$J51];2*[.AG$1]);2);8);4) &amp; LEFT(HEX2BIN(RIGHT(LEFT([.$J51];2*[.AG$1]);2);8);4);2)" office:value-type="string" office:string-value="00" calcext:value-type="string">
            <text:p>00</text:p>
          </table:table-cell>
          <table:table-cell table:style-name="ce7" table:formula="of:=BIN2HEX(RIGHT(HEX2BIN(RIGHT(LEFT([.$J51];2*[.AH$1]);2);8);4) &amp; LEFT(HEX2BIN(RIGHT(LEFT([.$J51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51];1);4)" office:value-type="string" office:string-value="0100" calcext:value-type="string">
            <text:p>0100</text:p>
          </table:table-cell>
          <table:table-cell table:style-name="ce7" table:formula="of:=HEX2BIN(RIGHT([.W51];1);4)" office:value-type="string" office:string-value="0011" calcext:value-type="string">
            <text:p>0011</text:p>
          </table:table-cell>
          <table:table-cell/>
          <table:table-cell table:style-name="ce23" table:formula="of:=LEFT([.AK51];1)" office:value-type="string" office:string-value="0" calcext:value-type="string">
            <text:p>0</text:p>
          </table:table-cell>
          <table:table-cell table:formula="of:=RIGHT(LEFT([.AK51];2);1)" office:value-type="string" office:string-value="1" calcext:value-type="string">
            <text:p>1</text:p>
          </table:table-cell>
          <table:table-cell table:formula="of:=LEFT(RIGHT([.AK51];2);1)" office:value-type="string" office:string-value="0" calcext:value-type="string">
            <text:p>0</text:p>
          </table:table-cell>
          <table:table-cell table:formula="of:=RIGHT(RIGHT([.AK51];2);1)" office:value-type="string" office:string-value="0" calcext:value-type="string">
            <text:p>0</text:p>
          </table:table-cell>
          <table:table-cell table:formula="of:=LEFT(LEFT([.AL51];2);1)" office:value-type="string" office:string-value="0" calcext:value-type="string">
            <text:p>0</text:p>
          </table:table-cell>
          <table:table-cell table:style-name="ce23" table:formula="of:=RIGHT(LEFT([.AL51];2);1)" office:value-type="string" office:string-value="0" calcext:value-type="string">
            <text:p>0</text:p>
          </table:table-cell>
          <table:table-cell table:style-name="ce23" table:formula="of:=LEFT(RIGHT([.AL51];2);1)" office:value-type="string" office:string-value="1" calcext:value-type="string">
            <text:p>1</text:p>
          </table:table-cell>
          <table:table-cell table:style-name="ce23" table:formula="of:=RIGHT(RIGHT([.AL51];2);1)" office:value-type="string" office:string-value="1" calcext:value-type="string">
            <text:p>1</text:p>
          </table:table-cell>
          <table:table-cell/>
          <table:table-cell table:formula="of:=[.AN51]&amp;[.AU51]&amp;[.AT51]&amp;[.AS51]" office:value-type="string" office:string-value="0110" calcext:value-type="string">
            <text:p>0110</text:p>
          </table:table-cell>
          <table:table-cell table:formula="of:=BIN2DEC([.AW51])" office:value-type="float" office:value="6" calcext:value-type="float">
            <text:p>6</text:p>
          </table:table-cell>
          <table:table-cell/>
          <table:table-cell table:style-name="ce7" table:formula="of:=HEX2BIN(LEFT([.Y51];1);4)" office:value-type="string" office:string-value="0101" calcext:value-type="string">
            <text:p>0101</text:p>
          </table:table-cell>
          <table:table-cell table:style-name="ce7" table:formula="of:=HEX2BIN(RIGHT([.Y51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2];16)">
            <text:p/>
          </table:table-cell>
          <table:table-cell table:style-name="ce10" table:formula="of:=RIGHT([.D5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2];2*[.Q$1]);2);8);4) &amp; LEFT(HEX2BIN(RIGHT(LEFT([.$J52];2*[.Q$1]);2);8);4);2)" office:value-type="string" office:string-value="00" calcext:value-type="string">
            <text:p>00</text:p>
          </table:table-cell>
          <table:table-cell table:style-name="ce7" table:formula="of:=BIN2HEX(RIGHT(HEX2BIN(RIGHT(LEFT([.$J52];2*[.R$1]);2);8);4) &amp; LEFT(HEX2BIN(RIGHT(LEFT([.$J52];2*[.R$1]);2);8);4);2)" office:value-type="string" office:string-value="00" calcext:value-type="string">
            <text:p>00</text:p>
          </table:table-cell>
          <table:table-cell table:style-name="ce7" table:formula="of:=BIN2HEX(RIGHT(HEX2BIN(RIGHT(LEFT([.$J52];2*[.S$1]);2);8);4) &amp; LEFT(HEX2BIN(RIGHT(LEFT([.$J52];2*[.S$1]);2);8);4);2)" office:value-type="string" office:string-value="00" calcext:value-type="string">
            <text:p>00</text:p>
          </table:table-cell>
          <table:table-cell table:style-name="ce7" table:formula="of:=BIN2HEX(RIGHT(HEX2BIN(RIGHT(LEFT([.$J52];2*[.T$1]);2);8);4) &amp; LEFT(HEX2BIN(RIGHT(LEFT([.$J52];2*[.T$1]);2);8);4);2)" office:value-type="string" office:string-value="00" calcext:value-type="string">
            <text:p>00</text:p>
          </table:table-cell>
          <table:table-cell table:style-name="ce7" table:formula="of:=BIN2HEX(RIGHT(HEX2BIN(RIGHT(LEFT([.$J52];2*[.U$1]);2);8);4) &amp; LEFT(HEX2BIN(RIGHT(LEFT([.$J52];2*[.U$1]);2);8);4);2)" office:value-type="string" office:string-value="00" calcext:value-type="string">
            <text:p>00</text:p>
          </table:table-cell>
          <table:table-cell table:style-name="ce7" table:formula="of:=BIN2HEX(RIGHT(HEX2BIN(RIGHT(LEFT([.$J52];2*[.V$1]);2);8);4) &amp; LEFT(HEX2BIN(RIGHT(LEFT([.$J52];2*[.V$1]);2);8);4);2)" office:value-type="string" office:string-value="00" calcext:value-type="string">
            <text:p>00</text:p>
          </table:table-cell>
          <table:table-cell table:style-name="ce21" table:formula="of:=BIN2HEX(RIGHT(HEX2BIN(RIGHT(LEFT([.$J52];2*[.W$1]);2);8);4) &amp; LEFT(HEX2BIN(RIGHT(LEFT([.$J52];2*[.W$1]);2);8);4);2)" office:value-type="string" office:string-value="00" calcext:value-type="string">
            <text:p>00</text:p>
          </table:table-cell>
          <table:table-cell table:style-name="ce21" table:formula="of:=BIN2HEX(RIGHT(HEX2BIN(RIGHT(LEFT([.$J52];2*[.X$1]);2);8);4) &amp; LEFT(HEX2BIN(RIGHT(LEFT([.$J52];2*[.X$1]);2);8);4);2)" office:value-type="string" office:string-value="00" calcext:value-type="string">
            <text:p>00</text:p>
          </table:table-cell>
          <table:table-cell table:style-name="ce21" table:formula="of:=BIN2HEX(RIGHT(HEX2BIN(RIGHT(LEFT([.$J52];2*[.Y$1]);2);8);4) &amp; LEFT(HEX2BIN(RIGHT(LEFT([.$J52];2*[.Y$1]);2);8);4);2)" office:value-type="string" office:string-value="00" calcext:value-type="string">
            <text:p>00</text:p>
          </table:table-cell>
          <table:table-cell table:style-name="ce7" table:formula="of:=BIN2HEX(RIGHT(HEX2BIN(RIGHT(LEFT([.$J52];2*[.Z$1]);2);8);4) &amp; LEFT(HEX2BIN(RIGHT(LEFT([.$J52];2*[.Z$1]);2);8);4);2)" office:value-type="string" office:string-value="00" calcext:value-type="string">
            <text:p>00</text:p>
          </table:table-cell>
          <table:table-cell table:style-name="ce7" table:formula="of:=BIN2HEX(RIGHT(HEX2BIN(RIGHT(LEFT([.$J52];2*[.AA$1]);2);8);4) &amp; LEFT(HEX2BIN(RIGHT(LEFT([.$J52];2*[.AA$1]);2);8);4);2)" office:value-type="string" office:string-value="00" calcext:value-type="string">
            <text:p>00</text:p>
          </table:table-cell>
          <table:table-cell table:style-name="ce7" table:formula="of:=BIN2HEX(RIGHT(HEX2BIN(RIGHT(LEFT([.$J52];2*[.AB$1]);2);8);4) &amp; LEFT(HEX2BIN(RIGHT(LEFT([.$J52];2*[.AB$1]);2);8);4);2)" office:value-type="string" office:string-value="00" calcext:value-type="string">
            <text:p>00</text:p>
          </table:table-cell>
          <table:table-cell table:style-name="ce7" table:formula="of:=BIN2HEX(RIGHT(HEX2BIN(RIGHT(LEFT([.$J52];2*[.AC$1]);2);8);4) &amp; LEFT(HEX2BIN(RIGHT(LEFT([.$J52];2*[.AC$1]);2);8);4);2)" office:value-type="string" office:string-value="00" calcext:value-type="string">
            <text:p>00</text:p>
          </table:table-cell>
          <table:table-cell table:style-name="ce7" table:formula="of:=BIN2HEX(RIGHT(HEX2BIN(RIGHT(LEFT([.$J52];2*[.AD$1]);2);8);4) &amp; LEFT(HEX2BIN(RIGHT(LEFT([.$J52];2*[.AD$1]);2);8);4);2)" office:value-type="string" office:string-value="00" calcext:value-type="string">
            <text:p>00</text:p>
          </table:table-cell>
          <table:table-cell table:style-name="ce7" table:formula="of:=BIN2HEX(RIGHT(HEX2BIN(RIGHT(LEFT([.$J52];2*[.AE$1]);2);8);4) &amp; LEFT(HEX2BIN(RIGHT(LEFT([.$J52];2*[.AE$1]);2);8);4);2)" office:value-type="string" office:string-value="00" calcext:value-type="string">
            <text:p>00</text:p>
          </table:table-cell>
          <table:table-cell table:style-name="ce7" table:formula="of:=BIN2HEX(RIGHT(HEX2BIN(RIGHT(LEFT([.$J52];2*[.AF$1]);2);8);4) &amp; LEFT(HEX2BIN(RIGHT(LEFT([.$J52];2*[.AF$1]);2);8);4);2)" office:value-type="string" office:string-value="00" calcext:value-type="string">
            <text:p>00</text:p>
          </table:table-cell>
          <table:table-cell table:style-name="ce7" table:formula="of:=BIN2HEX(RIGHT(HEX2BIN(RIGHT(LEFT([.$J52];2*[.AG$1]);2);8);4) &amp; LEFT(HEX2BIN(RIGHT(LEFT([.$J52];2*[.AG$1]);2);8);4);2)" office:value-type="string" office:string-value="00" calcext:value-type="string">
            <text:p>00</text:p>
          </table:table-cell>
          <table:table-cell table:style-name="ce7" table:formula="of:=BIN2HEX(RIGHT(HEX2BIN(RIGHT(LEFT([.$J52];2*[.AH$1]);2);8);4) &amp; LEFT(HEX2BIN(RIGHT(LEFT([.$J5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2];1);4)" office:value-type="string" office:string-value="0000" calcext:value-type="string">
            <text:p>0000</text:p>
          </table:table-cell>
          <table:table-cell table:style-name="ce7" table:formula="of:=HEX2BIN(RIGHT([.W52];1);4)" office:value-type="string" office:string-value="0000" calcext:value-type="string">
            <text:p>0000</text:p>
          </table:table-cell>
          <table:table-cell/>
          <table:table-cell table:style-name="ce23" table:formula="of:=LEFT([.AK52];1)" office:value-type="string" office:string-value="0" calcext:value-type="string">
            <text:p>0</text:p>
          </table:table-cell>
          <table:table-cell table:formula="of:=RIGHT(LEFT([.AK52];2);1)" office:value-type="string" office:string-value="0" calcext:value-type="string">
            <text:p>0</text:p>
          </table:table-cell>
          <table:table-cell table:formula="of:=LEFT(RIGHT([.AK52];2);1)" office:value-type="string" office:string-value="0" calcext:value-type="string">
            <text:p>0</text:p>
          </table:table-cell>
          <table:table-cell table:formula="of:=RIGHT(RIGHT([.AK52];2);1)" office:value-type="string" office:string-value="0" calcext:value-type="string">
            <text:p>0</text:p>
          </table:table-cell>
          <table:table-cell table:formula="of:=LEFT(LEFT([.AL52];2);1)" office:value-type="string" office:string-value="0" calcext:value-type="string">
            <text:p>0</text:p>
          </table:table-cell>
          <table:table-cell table:style-name="ce23" table:formula="of:=RIGHT(LEFT([.AL52];2);1)" office:value-type="string" office:string-value="0" calcext:value-type="string">
            <text:p>0</text:p>
          </table:table-cell>
          <table:table-cell table:style-name="ce23" table:formula="of:=LEFT(RIGHT([.AL52];2);1)" office:value-type="string" office:string-value="0" calcext:value-type="string">
            <text:p>0</text:p>
          </table:table-cell>
          <table:table-cell table:style-name="ce23" table:formula="of:=RIGHT(RIGHT([.AL52];2);1)" office:value-type="string" office:string-value="0" calcext:value-type="string">
            <text:p>0</text:p>
          </table:table-cell>
          <table:table-cell/>
          <table:table-cell table:formula="of:=[.AN52]&amp;[.AU52]&amp;[.AT52]&amp;[.AS52]" office:value-type="string" office:string-value="0000" calcext:value-type="string">
            <text:p>0000</text:p>
          </table:table-cell>
          <table:table-cell table:formula="of:=BIN2DEC([.AW52])" office:value-type="float" office:value="0" calcext:value-type="float">
            <text:p>0</text:p>
          </table:table-cell>
          <table:table-cell/>
          <table:table-cell table:style-name="ce7" table:formula="of:=HEX2BIN(LEFT([.Y52];1);4)" office:value-type="string" office:string-value="0000" calcext:value-type="string">
            <text:p>0000</text:p>
          </table:table-cell>
          <table:table-cell table:style-name="ce7" table:formula="of:=HEX2BIN(RIGHT([.Y5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3];16)">
            <text:p/>
          </table:table-cell>
          <table:table-cell table:style-name="ce10" table:formula="of:=RIGHT([.D5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3];2*[.Q$1]);2);8);4) &amp; LEFT(HEX2BIN(RIGHT(LEFT([.$J53];2*[.Q$1]);2);8);4);2)" office:value-type="string" office:string-value="00" calcext:value-type="string">
            <text:p>00</text:p>
          </table:table-cell>
          <table:table-cell table:style-name="ce7" table:formula="of:=BIN2HEX(RIGHT(HEX2BIN(RIGHT(LEFT([.$J53];2*[.R$1]);2);8);4) &amp; LEFT(HEX2BIN(RIGHT(LEFT([.$J53];2*[.R$1]);2);8);4);2)" office:value-type="string" office:string-value="00" calcext:value-type="string">
            <text:p>00</text:p>
          </table:table-cell>
          <table:table-cell table:style-name="ce7" table:formula="of:=BIN2HEX(RIGHT(HEX2BIN(RIGHT(LEFT([.$J53];2*[.S$1]);2);8);4) &amp; LEFT(HEX2BIN(RIGHT(LEFT([.$J53];2*[.S$1]);2);8);4);2)" office:value-type="string" office:string-value="00" calcext:value-type="string">
            <text:p>00</text:p>
          </table:table-cell>
          <table:table-cell table:style-name="ce7" table:formula="of:=BIN2HEX(RIGHT(HEX2BIN(RIGHT(LEFT([.$J53];2*[.T$1]);2);8);4) &amp; LEFT(HEX2BIN(RIGHT(LEFT([.$J53];2*[.T$1]);2);8);4);2)" office:value-type="string" office:string-value="00" calcext:value-type="string">
            <text:p>00</text:p>
          </table:table-cell>
          <table:table-cell table:style-name="ce7" table:formula="of:=BIN2HEX(RIGHT(HEX2BIN(RIGHT(LEFT([.$J53];2*[.U$1]);2);8);4) &amp; LEFT(HEX2BIN(RIGHT(LEFT([.$J53];2*[.U$1]);2);8);4);2)" office:value-type="string" office:string-value="00" calcext:value-type="string">
            <text:p>00</text:p>
          </table:table-cell>
          <table:table-cell table:style-name="ce7" table:formula="of:=BIN2HEX(RIGHT(HEX2BIN(RIGHT(LEFT([.$J53];2*[.V$1]);2);8);4) &amp; LEFT(HEX2BIN(RIGHT(LEFT([.$J53];2*[.V$1]);2);8);4);2)" office:value-type="string" office:string-value="00" calcext:value-type="string">
            <text:p>00</text:p>
          </table:table-cell>
          <table:table-cell table:style-name="ce21" table:formula="of:=BIN2HEX(RIGHT(HEX2BIN(RIGHT(LEFT([.$J53];2*[.W$1]);2);8);4) &amp; LEFT(HEX2BIN(RIGHT(LEFT([.$J53];2*[.W$1]);2);8);4);2)" office:value-type="string" office:string-value="00" calcext:value-type="string">
            <text:p>00</text:p>
          </table:table-cell>
          <table:table-cell table:style-name="ce21" table:formula="of:=BIN2HEX(RIGHT(HEX2BIN(RIGHT(LEFT([.$J53];2*[.X$1]);2);8);4) &amp; LEFT(HEX2BIN(RIGHT(LEFT([.$J53];2*[.X$1]);2);8);4);2)" office:value-type="string" office:string-value="00" calcext:value-type="string">
            <text:p>00</text:p>
          </table:table-cell>
          <table:table-cell table:style-name="ce21" table:formula="of:=BIN2HEX(RIGHT(HEX2BIN(RIGHT(LEFT([.$J53];2*[.Y$1]);2);8);4) &amp; LEFT(HEX2BIN(RIGHT(LEFT([.$J53];2*[.Y$1]);2);8);4);2)" office:value-type="string" office:string-value="00" calcext:value-type="string">
            <text:p>00</text:p>
          </table:table-cell>
          <table:table-cell table:style-name="ce7" table:formula="of:=BIN2HEX(RIGHT(HEX2BIN(RIGHT(LEFT([.$J53];2*[.Z$1]);2);8);4) &amp; LEFT(HEX2BIN(RIGHT(LEFT([.$J53];2*[.Z$1]);2);8);4);2)" office:value-type="string" office:string-value="00" calcext:value-type="string">
            <text:p>00</text:p>
          </table:table-cell>
          <table:table-cell table:style-name="ce7" table:formula="of:=BIN2HEX(RIGHT(HEX2BIN(RIGHT(LEFT([.$J53];2*[.AA$1]);2);8);4) &amp; LEFT(HEX2BIN(RIGHT(LEFT([.$J53];2*[.AA$1]);2);8);4);2)" office:value-type="string" office:string-value="00" calcext:value-type="string">
            <text:p>00</text:p>
          </table:table-cell>
          <table:table-cell table:style-name="ce7" table:formula="of:=BIN2HEX(RIGHT(HEX2BIN(RIGHT(LEFT([.$J53];2*[.AB$1]);2);8);4) &amp; LEFT(HEX2BIN(RIGHT(LEFT([.$J53];2*[.AB$1]);2);8);4);2)" office:value-type="string" office:string-value="00" calcext:value-type="string">
            <text:p>00</text:p>
          </table:table-cell>
          <table:table-cell table:style-name="ce7" table:formula="of:=BIN2HEX(RIGHT(HEX2BIN(RIGHT(LEFT([.$J53];2*[.AC$1]);2);8);4) &amp; LEFT(HEX2BIN(RIGHT(LEFT([.$J53];2*[.AC$1]);2);8);4);2)" office:value-type="string" office:string-value="00" calcext:value-type="string">
            <text:p>00</text:p>
          </table:table-cell>
          <table:table-cell table:style-name="ce7" table:formula="of:=BIN2HEX(RIGHT(HEX2BIN(RIGHT(LEFT([.$J53];2*[.AD$1]);2);8);4) &amp; LEFT(HEX2BIN(RIGHT(LEFT([.$J53];2*[.AD$1]);2);8);4);2)" office:value-type="string" office:string-value="00" calcext:value-type="string">
            <text:p>00</text:p>
          </table:table-cell>
          <table:table-cell table:style-name="ce7" table:formula="of:=BIN2HEX(RIGHT(HEX2BIN(RIGHT(LEFT([.$J53];2*[.AE$1]);2);8);4) &amp; LEFT(HEX2BIN(RIGHT(LEFT([.$J53];2*[.AE$1]);2);8);4);2)" office:value-type="string" office:string-value="00" calcext:value-type="string">
            <text:p>00</text:p>
          </table:table-cell>
          <table:table-cell table:style-name="ce7" table:formula="of:=BIN2HEX(RIGHT(HEX2BIN(RIGHT(LEFT([.$J53];2*[.AF$1]);2);8);4) &amp; LEFT(HEX2BIN(RIGHT(LEFT([.$J53];2*[.AF$1]);2);8);4);2)" office:value-type="string" office:string-value="00" calcext:value-type="string">
            <text:p>00</text:p>
          </table:table-cell>
          <table:table-cell table:style-name="ce7" table:formula="of:=BIN2HEX(RIGHT(HEX2BIN(RIGHT(LEFT([.$J53];2*[.AG$1]);2);8);4) &amp; LEFT(HEX2BIN(RIGHT(LEFT([.$J53];2*[.AG$1]);2);8);4);2)" office:value-type="string" office:string-value="00" calcext:value-type="string">
            <text:p>00</text:p>
          </table:table-cell>
          <table:table-cell table:style-name="ce7" table:formula="of:=BIN2HEX(RIGHT(HEX2BIN(RIGHT(LEFT([.$J53];2*[.AH$1]);2);8);4) &amp; LEFT(HEX2BIN(RIGHT(LEFT([.$J5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3];1);4)" office:value-type="string" office:string-value="0000" calcext:value-type="string">
            <text:p>0000</text:p>
          </table:table-cell>
          <table:table-cell table:style-name="ce7" table:formula="of:=HEX2BIN(RIGHT([.W53];1);4)" office:value-type="string" office:string-value="0000" calcext:value-type="string">
            <text:p>0000</text:p>
          </table:table-cell>
          <table:table-cell/>
          <table:table-cell table:style-name="ce23" table:formula="of:=LEFT([.AK53];1)" office:value-type="string" office:string-value="0" calcext:value-type="string">
            <text:p>0</text:p>
          </table:table-cell>
          <table:table-cell table:formula="of:=RIGHT(LEFT([.AK53];2);1)" office:value-type="string" office:string-value="0" calcext:value-type="string">
            <text:p>0</text:p>
          </table:table-cell>
          <table:table-cell table:formula="of:=LEFT(RIGHT([.AK53];2);1)" office:value-type="string" office:string-value="0" calcext:value-type="string">
            <text:p>0</text:p>
          </table:table-cell>
          <table:table-cell table:formula="of:=RIGHT(RIGHT([.AK53];2);1)" office:value-type="string" office:string-value="0" calcext:value-type="string">
            <text:p>0</text:p>
          </table:table-cell>
          <table:table-cell table:formula="of:=LEFT(LEFT([.AL53];2);1)" office:value-type="string" office:string-value="0" calcext:value-type="string">
            <text:p>0</text:p>
          </table:table-cell>
          <table:table-cell table:style-name="ce23" table:formula="of:=RIGHT(LEFT([.AL53];2);1)" office:value-type="string" office:string-value="0" calcext:value-type="string">
            <text:p>0</text:p>
          </table:table-cell>
          <table:table-cell table:style-name="ce23" table:formula="of:=LEFT(RIGHT([.AL53];2);1)" office:value-type="string" office:string-value="0" calcext:value-type="string">
            <text:p>0</text:p>
          </table:table-cell>
          <table:table-cell table:style-name="ce23" table:formula="of:=RIGHT(RIGHT([.AL53];2);1)" office:value-type="string" office:string-value="0" calcext:value-type="string">
            <text:p>0</text:p>
          </table:table-cell>
          <table:table-cell/>
          <table:table-cell table:formula="of:=[.AN53]&amp;[.AU53]&amp;[.AT53]&amp;[.AS53]" office:value-type="string" office:string-value="0000" calcext:value-type="string">
            <text:p>0000</text:p>
          </table:table-cell>
          <table:table-cell table:formula="of:=BIN2DEC([.AW53])" office:value-type="float" office:value="0" calcext:value-type="float">
            <text:p>0</text:p>
          </table:table-cell>
          <table:table-cell/>
          <table:table-cell table:style-name="ce7" table:formula="of:=HEX2BIN(LEFT([.Y53];1);4)" office:value-type="string" office:string-value="0000" calcext:value-type="string">
            <text:p>0000</text:p>
          </table:table-cell>
          <table:table-cell table:style-name="ce7" table:formula="of:=HEX2BIN(RIGHT([.Y5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4];16)">
            <text:p/>
          </table:table-cell>
          <table:table-cell table:style-name="ce10" table:formula="of:=RIGHT([.D5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4];2*[.Q$1]);2);8);4) &amp; LEFT(HEX2BIN(RIGHT(LEFT([.$J54];2*[.Q$1]);2);8);4);2)" office:value-type="string" office:string-value="00" calcext:value-type="string">
            <text:p>00</text:p>
          </table:table-cell>
          <table:table-cell table:style-name="ce7" table:formula="of:=BIN2HEX(RIGHT(HEX2BIN(RIGHT(LEFT([.$J54];2*[.R$1]);2);8);4) &amp; LEFT(HEX2BIN(RIGHT(LEFT([.$J54];2*[.R$1]);2);8);4);2)" office:value-type="string" office:string-value="00" calcext:value-type="string">
            <text:p>00</text:p>
          </table:table-cell>
          <table:table-cell table:style-name="ce7" table:formula="of:=BIN2HEX(RIGHT(HEX2BIN(RIGHT(LEFT([.$J54];2*[.S$1]);2);8);4) &amp; LEFT(HEX2BIN(RIGHT(LEFT([.$J54];2*[.S$1]);2);8);4);2)" office:value-type="string" office:string-value="00" calcext:value-type="string">
            <text:p>00</text:p>
          </table:table-cell>
          <table:table-cell table:style-name="ce7" table:formula="of:=BIN2HEX(RIGHT(HEX2BIN(RIGHT(LEFT([.$J54];2*[.T$1]);2);8);4) &amp; LEFT(HEX2BIN(RIGHT(LEFT([.$J54];2*[.T$1]);2);8);4);2)" office:value-type="string" office:string-value="00" calcext:value-type="string">
            <text:p>00</text:p>
          </table:table-cell>
          <table:table-cell table:style-name="ce7" table:formula="of:=BIN2HEX(RIGHT(HEX2BIN(RIGHT(LEFT([.$J54];2*[.U$1]);2);8);4) &amp; LEFT(HEX2BIN(RIGHT(LEFT([.$J54];2*[.U$1]);2);8);4);2)" office:value-type="string" office:string-value="00" calcext:value-type="string">
            <text:p>00</text:p>
          </table:table-cell>
          <table:table-cell table:style-name="ce7" table:formula="of:=BIN2HEX(RIGHT(HEX2BIN(RIGHT(LEFT([.$J54];2*[.V$1]);2);8);4) &amp; LEFT(HEX2BIN(RIGHT(LEFT([.$J54];2*[.V$1]);2);8);4);2)" office:value-type="string" office:string-value="00" calcext:value-type="string">
            <text:p>00</text:p>
          </table:table-cell>
          <table:table-cell table:style-name="ce21" table:formula="of:=BIN2HEX(RIGHT(HEX2BIN(RIGHT(LEFT([.$J54];2*[.W$1]);2);8);4) &amp; LEFT(HEX2BIN(RIGHT(LEFT([.$J54];2*[.W$1]);2);8);4);2)" office:value-type="string" office:string-value="00" calcext:value-type="string">
            <text:p>00</text:p>
          </table:table-cell>
          <table:table-cell table:style-name="ce21" table:formula="of:=BIN2HEX(RIGHT(HEX2BIN(RIGHT(LEFT([.$J54];2*[.X$1]);2);8);4) &amp; LEFT(HEX2BIN(RIGHT(LEFT([.$J54];2*[.X$1]);2);8);4);2)" office:value-type="string" office:string-value="00" calcext:value-type="string">
            <text:p>00</text:p>
          </table:table-cell>
          <table:table-cell table:style-name="ce21" table:formula="of:=BIN2HEX(RIGHT(HEX2BIN(RIGHT(LEFT([.$J54];2*[.Y$1]);2);8);4) &amp; LEFT(HEX2BIN(RIGHT(LEFT([.$J54];2*[.Y$1]);2);8);4);2)" office:value-type="string" office:string-value="00" calcext:value-type="string">
            <text:p>00</text:p>
          </table:table-cell>
          <table:table-cell table:style-name="ce7" table:formula="of:=BIN2HEX(RIGHT(HEX2BIN(RIGHT(LEFT([.$J54];2*[.Z$1]);2);8);4) &amp; LEFT(HEX2BIN(RIGHT(LEFT([.$J54];2*[.Z$1]);2);8);4);2)" office:value-type="string" office:string-value="00" calcext:value-type="string">
            <text:p>00</text:p>
          </table:table-cell>
          <table:table-cell table:style-name="ce7" table:formula="of:=BIN2HEX(RIGHT(HEX2BIN(RIGHT(LEFT([.$J54];2*[.AA$1]);2);8);4) &amp; LEFT(HEX2BIN(RIGHT(LEFT([.$J54];2*[.AA$1]);2);8);4);2)" office:value-type="string" office:string-value="00" calcext:value-type="string">
            <text:p>00</text:p>
          </table:table-cell>
          <table:table-cell table:style-name="ce7" table:formula="of:=BIN2HEX(RIGHT(HEX2BIN(RIGHT(LEFT([.$J54];2*[.AB$1]);2);8);4) &amp; LEFT(HEX2BIN(RIGHT(LEFT([.$J54];2*[.AB$1]);2);8);4);2)" office:value-type="string" office:string-value="00" calcext:value-type="string">
            <text:p>00</text:p>
          </table:table-cell>
          <table:table-cell table:style-name="ce7" table:formula="of:=BIN2HEX(RIGHT(HEX2BIN(RIGHT(LEFT([.$J54];2*[.AC$1]);2);8);4) &amp; LEFT(HEX2BIN(RIGHT(LEFT([.$J54];2*[.AC$1]);2);8);4);2)" office:value-type="string" office:string-value="00" calcext:value-type="string">
            <text:p>00</text:p>
          </table:table-cell>
          <table:table-cell table:style-name="ce7" table:formula="of:=BIN2HEX(RIGHT(HEX2BIN(RIGHT(LEFT([.$J54];2*[.AD$1]);2);8);4) &amp; LEFT(HEX2BIN(RIGHT(LEFT([.$J54];2*[.AD$1]);2);8);4);2)" office:value-type="string" office:string-value="00" calcext:value-type="string">
            <text:p>00</text:p>
          </table:table-cell>
          <table:table-cell table:style-name="ce7" table:formula="of:=BIN2HEX(RIGHT(HEX2BIN(RIGHT(LEFT([.$J54];2*[.AE$1]);2);8);4) &amp; LEFT(HEX2BIN(RIGHT(LEFT([.$J54];2*[.AE$1]);2);8);4);2)" office:value-type="string" office:string-value="00" calcext:value-type="string">
            <text:p>00</text:p>
          </table:table-cell>
          <table:table-cell table:style-name="ce7" table:formula="of:=BIN2HEX(RIGHT(HEX2BIN(RIGHT(LEFT([.$J54];2*[.AF$1]);2);8);4) &amp; LEFT(HEX2BIN(RIGHT(LEFT([.$J54];2*[.AF$1]);2);8);4);2)" office:value-type="string" office:string-value="00" calcext:value-type="string">
            <text:p>00</text:p>
          </table:table-cell>
          <table:table-cell table:style-name="ce7" table:formula="of:=BIN2HEX(RIGHT(HEX2BIN(RIGHT(LEFT([.$J54];2*[.AG$1]);2);8);4) &amp; LEFT(HEX2BIN(RIGHT(LEFT([.$J54];2*[.AG$1]);2);8);4);2)" office:value-type="string" office:string-value="00" calcext:value-type="string">
            <text:p>00</text:p>
          </table:table-cell>
          <table:table-cell table:style-name="ce7" table:formula="of:=BIN2HEX(RIGHT(HEX2BIN(RIGHT(LEFT([.$J54];2*[.AH$1]);2);8);4) &amp; LEFT(HEX2BIN(RIGHT(LEFT([.$J5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4];1);4)" office:value-type="string" office:string-value="0000" calcext:value-type="string">
            <text:p>0000</text:p>
          </table:table-cell>
          <table:table-cell table:style-name="ce7" table:formula="of:=HEX2BIN(RIGHT([.W54];1);4)" office:value-type="string" office:string-value="0000" calcext:value-type="string">
            <text:p>0000</text:p>
          </table:table-cell>
          <table:table-cell/>
          <table:table-cell table:style-name="ce23" table:formula="of:=LEFT([.AK54];1)" office:value-type="string" office:string-value="0" calcext:value-type="string">
            <text:p>0</text:p>
          </table:table-cell>
          <table:table-cell table:formula="of:=RIGHT(LEFT([.AK54];2);1)" office:value-type="string" office:string-value="0" calcext:value-type="string">
            <text:p>0</text:p>
          </table:table-cell>
          <table:table-cell table:formula="of:=LEFT(RIGHT([.AK54];2);1)" office:value-type="string" office:string-value="0" calcext:value-type="string">
            <text:p>0</text:p>
          </table:table-cell>
          <table:table-cell table:formula="of:=RIGHT(RIGHT([.AK54];2);1)" office:value-type="string" office:string-value="0" calcext:value-type="string">
            <text:p>0</text:p>
          </table:table-cell>
          <table:table-cell table:formula="of:=LEFT(LEFT([.AL54];2);1)" office:value-type="string" office:string-value="0" calcext:value-type="string">
            <text:p>0</text:p>
          </table:table-cell>
          <table:table-cell table:style-name="ce23" table:formula="of:=RIGHT(LEFT([.AL54];2);1)" office:value-type="string" office:string-value="0" calcext:value-type="string">
            <text:p>0</text:p>
          </table:table-cell>
          <table:table-cell table:style-name="ce23" table:formula="of:=LEFT(RIGHT([.AL54];2);1)" office:value-type="string" office:string-value="0" calcext:value-type="string">
            <text:p>0</text:p>
          </table:table-cell>
          <table:table-cell table:style-name="ce23" table:formula="of:=RIGHT(RIGHT([.AL54];2);1)" office:value-type="string" office:string-value="0" calcext:value-type="string">
            <text:p>0</text:p>
          </table:table-cell>
          <table:table-cell/>
          <table:table-cell table:formula="of:=[.AN54]&amp;[.AU54]&amp;[.AT54]&amp;[.AS54]" office:value-type="string" office:string-value="0000" calcext:value-type="string">
            <text:p>0000</text:p>
          </table:table-cell>
          <table:table-cell table:formula="of:=BIN2DEC([.AW54])" office:value-type="float" office:value="0" calcext:value-type="float">
            <text:p>0</text:p>
          </table:table-cell>
          <table:table-cell/>
          <table:table-cell table:style-name="ce7" table:formula="of:=HEX2BIN(LEFT([.Y54];1);4)" office:value-type="string" office:string-value="0000" calcext:value-type="string">
            <text:p>0000</text:p>
          </table:table-cell>
          <table:table-cell table:style-name="ce7" table:formula="of:=HEX2BIN(RIGHT([.Y5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5];16)">
            <text:p/>
          </table:table-cell>
          <table:table-cell table:style-name="ce10" table:formula="of:=RIGHT([.D5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5];2*[.Q$1]);2);8);4) &amp; LEFT(HEX2BIN(RIGHT(LEFT([.$J55];2*[.Q$1]);2);8);4);2)" office:value-type="string" office:string-value="00" calcext:value-type="string">
            <text:p>00</text:p>
          </table:table-cell>
          <table:table-cell table:style-name="ce7" table:formula="of:=BIN2HEX(RIGHT(HEX2BIN(RIGHT(LEFT([.$J55];2*[.R$1]);2);8);4) &amp; LEFT(HEX2BIN(RIGHT(LEFT([.$J55];2*[.R$1]);2);8);4);2)" office:value-type="string" office:string-value="00" calcext:value-type="string">
            <text:p>00</text:p>
          </table:table-cell>
          <table:table-cell table:style-name="ce7" table:formula="of:=BIN2HEX(RIGHT(HEX2BIN(RIGHT(LEFT([.$J55];2*[.S$1]);2);8);4) &amp; LEFT(HEX2BIN(RIGHT(LEFT([.$J55];2*[.S$1]);2);8);4);2)" office:value-type="string" office:string-value="00" calcext:value-type="string">
            <text:p>00</text:p>
          </table:table-cell>
          <table:table-cell table:style-name="ce7" table:formula="of:=BIN2HEX(RIGHT(HEX2BIN(RIGHT(LEFT([.$J55];2*[.T$1]);2);8);4) &amp; LEFT(HEX2BIN(RIGHT(LEFT([.$J55];2*[.T$1]);2);8);4);2)" office:value-type="string" office:string-value="00" calcext:value-type="string">
            <text:p>00</text:p>
          </table:table-cell>
          <table:table-cell table:style-name="ce7" table:formula="of:=BIN2HEX(RIGHT(HEX2BIN(RIGHT(LEFT([.$J55];2*[.U$1]);2);8);4) &amp; LEFT(HEX2BIN(RIGHT(LEFT([.$J55];2*[.U$1]);2);8);4);2)" office:value-type="string" office:string-value="00" calcext:value-type="string">
            <text:p>00</text:p>
          </table:table-cell>
          <table:table-cell table:style-name="ce7" table:formula="of:=BIN2HEX(RIGHT(HEX2BIN(RIGHT(LEFT([.$J55];2*[.V$1]);2);8);4) &amp; LEFT(HEX2BIN(RIGHT(LEFT([.$J55];2*[.V$1]);2);8);4);2)" office:value-type="string" office:string-value="00" calcext:value-type="string">
            <text:p>00</text:p>
          </table:table-cell>
          <table:table-cell table:style-name="ce21" table:formula="of:=BIN2HEX(RIGHT(HEX2BIN(RIGHT(LEFT([.$J55];2*[.W$1]);2);8);4) &amp; LEFT(HEX2BIN(RIGHT(LEFT([.$J55];2*[.W$1]);2);8);4);2)" office:value-type="string" office:string-value="00" calcext:value-type="string">
            <text:p>00</text:p>
          </table:table-cell>
          <table:table-cell table:style-name="ce21" table:formula="of:=BIN2HEX(RIGHT(HEX2BIN(RIGHT(LEFT([.$J55];2*[.X$1]);2);8);4) &amp; LEFT(HEX2BIN(RIGHT(LEFT([.$J55];2*[.X$1]);2);8);4);2)" office:value-type="string" office:string-value="00" calcext:value-type="string">
            <text:p>00</text:p>
          </table:table-cell>
          <table:table-cell table:style-name="ce21" table:formula="of:=BIN2HEX(RIGHT(HEX2BIN(RIGHT(LEFT([.$J55];2*[.Y$1]);2);8);4) &amp; LEFT(HEX2BIN(RIGHT(LEFT([.$J55];2*[.Y$1]);2);8);4);2)" office:value-type="string" office:string-value="00" calcext:value-type="string">
            <text:p>00</text:p>
          </table:table-cell>
          <table:table-cell table:style-name="ce7" table:formula="of:=BIN2HEX(RIGHT(HEX2BIN(RIGHT(LEFT([.$J55];2*[.Z$1]);2);8);4) &amp; LEFT(HEX2BIN(RIGHT(LEFT([.$J55];2*[.Z$1]);2);8);4);2)" office:value-type="string" office:string-value="00" calcext:value-type="string">
            <text:p>00</text:p>
          </table:table-cell>
          <table:table-cell table:style-name="ce7" table:formula="of:=BIN2HEX(RIGHT(HEX2BIN(RIGHT(LEFT([.$J55];2*[.AA$1]);2);8);4) &amp; LEFT(HEX2BIN(RIGHT(LEFT([.$J55];2*[.AA$1]);2);8);4);2)" office:value-type="string" office:string-value="00" calcext:value-type="string">
            <text:p>00</text:p>
          </table:table-cell>
          <table:table-cell table:style-name="ce7" table:formula="of:=BIN2HEX(RIGHT(HEX2BIN(RIGHT(LEFT([.$J55];2*[.AB$1]);2);8);4) &amp; LEFT(HEX2BIN(RIGHT(LEFT([.$J55];2*[.AB$1]);2);8);4);2)" office:value-type="string" office:string-value="00" calcext:value-type="string">
            <text:p>00</text:p>
          </table:table-cell>
          <table:table-cell table:style-name="ce7" table:formula="of:=BIN2HEX(RIGHT(HEX2BIN(RIGHT(LEFT([.$J55];2*[.AC$1]);2);8);4) &amp; LEFT(HEX2BIN(RIGHT(LEFT([.$J55];2*[.AC$1]);2);8);4);2)" office:value-type="string" office:string-value="00" calcext:value-type="string">
            <text:p>00</text:p>
          </table:table-cell>
          <table:table-cell table:style-name="ce7" table:formula="of:=BIN2HEX(RIGHT(HEX2BIN(RIGHT(LEFT([.$J55];2*[.AD$1]);2);8);4) &amp; LEFT(HEX2BIN(RIGHT(LEFT([.$J55];2*[.AD$1]);2);8);4);2)" office:value-type="string" office:string-value="00" calcext:value-type="string">
            <text:p>00</text:p>
          </table:table-cell>
          <table:table-cell table:style-name="ce7" table:formula="of:=BIN2HEX(RIGHT(HEX2BIN(RIGHT(LEFT([.$J55];2*[.AE$1]);2);8);4) &amp; LEFT(HEX2BIN(RIGHT(LEFT([.$J55];2*[.AE$1]);2);8);4);2)" office:value-type="string" office:string-value="00" calcext:value-type="string">
            <text:p>00</text:p>
          </table:table-cell>
          <table:table-cell table:style-name="ce7" table:formula="of:=BIN2HEX(RIGHT(HEX2BIN(RIGHT(LEFT([.$J55];2*[.AF$1]);2);8);4) &amp; LEFT(HEX2BIN(RIGHT(LEFT([.$J55];2*[.AF$1]);2);8);4);2)" office:value-type="string" office:string-value="00" calcext:value-type="string">
            <text:p>00</text:p>
          </table:table-cell>
          <table:table-cell table:style-name="ce7" table:formula="of:=BIN2HEX(RIGHT(HEX2BIN(RIGHT(LEFT([.$J55];2*[.AG$1]);2);8);4) &amp; LEFT(HEX2BIN(RIGHT(LEFT([.$J55];2*[.AG$1]);2);8);4);2)" office:value-type="string" office:string-value="00" calcext:value-type="string">
            <text:p>00</text:p>
          </table:table-cell>
          <table:table-cell table:style-name="ce7" table:formula="of:=BIN2HEX(RIGHT(HEX2BIN(RIGHT(LEFT([.$J55];2*[.AH$1]);2);8);4) &amp; LEFT(HEX2BIN(RIGHT(LEFT([.$J5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5];1);4)" office:value-type="string" office:string-value="0000" calcext:value-type="string">
            <text:p>0000</text:p>
          </table:table-cell>
          <table:table-cell table:style-name="ce7" table:formula="of:=HEX2BIN(RIGHT([.W55];1);4)" office:value-type="string" office:string-value="0000" calcext:value-type="string">
            <text:p>0000</text:p>
          </table:table-cell>
          <table:table-cell/>
          <table:table-cell table:style-name="ce23" table:formula="of:=LEFT([.AK55];1)" office:value-type="string" office:string-value="0" calcext:value-type="string">
            <text:p>0</text:p>
          </table:table-cell>
          <table:table-cell table:formula="of:=RIGHT(LEFT([.AK55];2);1)" office:value-type="string" office:string-value="0" calcext:value-type="string">
            <text:p>0</text:p>
          </table:table-cell>
          <table:table-cell table:formula="of:=LEFT(RIGHT([.AK55];2);1)" office:value-type="string" office:string-value="0" calcext:value-type="string">
            <text:p>0</text:p>
          </table:table-cell>
          <table:table-cell table:formula="of:=RIGHT(RIGHT([.AK55];2);1)" office:value-type="string" office:string-value="0" calcext:value-type="string">
            <text:p>0</text:p>
          </table:table-cell>
          <table:table-cell table:formula="of:=LEFT(LEFT([.AL55];2);1)" office:value-type="string" office:string-value="0" calcext:value-type="string">
            <text:p>0</text:p>
          </table:table-cell>
          <table:table-cell table:style-name="ce23" table:formula="of:=RIGHT(LEFT([.AL55];2);1)" office:value-type="string" office:string-value="0" calcext:value-type="string">
            <text:p>0</text:p>
          </table:table-cell>
          <table:table-cell table:style-name="ce23" table:formula="of:=LEFT(RIGHT([.AL55];2);1)" office:value-type="string" office:string-value="0" calcext:value-type="string">
            <text:p>0</text:p>
          </table:table-cell>
          <table:table-cell table:style-name="ce23" table:formula="of:=RIGHT(RIGHT([.AL55];2);1)" office:value-type="string" office:string-value="0" calcext:value-type="string">
            <text:p>0</text:p>
          </table:table-cell>
          <table:table-cell/>
          <table:table-cell table:formula="of:=[.AN55]&amp;[.AU55]&amp;[.AT55]&amp;[.AS55]" office:value-type="string" office:string-value="0000" calcext:value-type="string">
            <text:p>0000</text:p>
          </table:table-cell>
          <table:table-cell table:formula="of:=BIN2DEC([.AW55])" office:value-type="float" office:value="0" calcext:value-type="float">
            <text:p>0</text:p>
          </table:table-cell>
          <table:table-cell/>
          <table:table-cell table:style-name="ce7" table:formula="of:=HEX2BIN(LEFT([.Y55];1);4)" office:value-type="string" office:string-value="0000" calcext:value-type="string">
            <text:p>0000</text:p>
          </table:table-cell>
          <table:table-cell table:style-name="ce7" table:formula="of:=HEX2BIN(RIGHT([.Y5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6];16)">
            <text:p/>
          </table:table-cell>
          <table:table-cell table:style-name="ce10" table:formula="of:=RIGHT([.D5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6];2*[.Q$1]);2);8);4) &amp; LEFT(HEX2BIN(RIGHT(LEFT([.$J56];2*[.Q$1]);2);8);4);2)" office:value-type="string" office:string-value="00" calcext:value-type="string">
            <text:p>00</text:p>
          </table:table-cell>
          <table:table-cell table:style-name="ce7" table:formula="of:=BIN2HEX(RIGHT(HEX2BIN(RIGHT(LEFT([.$J56];2*[.R$1]);2);8);4) &amp; LEFT(HEX2BIN(RIGHT(LEFT([.$J56];2*[.R$1]);2);8);4);2)" office:value-type="string" office:string-value="00" calcext:value-type="string">
            <text:p>00</text:p>
          </table:table-cell>
          <table:table-cell table:style-name="ce7" table:formula="of:=BIN2HEX(RIGHT(HEX2BIN(RIGHT(LEFT([.$J56];2*[.S$1]);2);8);4) &amp; LEFT(HEX2BIN(RIGHT(LEFT([.$J56];2*[.S$1]);2);8);4);2)" office:value-type="string" office:string-value="00" calcext:value-type="string">
            <text:p>00</text:p>
          </table:table-cell>
          <table:table-cell table:style-name="ce7" table:formula="of:=BIN2HEX(RIGHT(HEX2BIN(RIGHT(LEFT([.$J56];2*[.T$1]);2);8);4) &amp; LEFT(HEX2BIN(RIGHT(LEFT([.$J56];2*[.T$1]);2);8);4);2)" office:value-type="string" office:string-value="00" calcext:value-type="string">
            <text:p>00</text:p>
          </table:table-cell>
          <table:table-cell table:style-name="ce7" table:formula="of:=BIN2HEX(RIGHT(HEX2BIN(RIGHT(LEFT([.$J56];2*[.U$1]);2);8);4) &amp; LEFT(HEX2BIN(RIGHT(LEFT([.$J56];2*[.U$1]);2);8);4);2)" office:value-type="string" office:string-value="00" calcext:value-type="string">
            <text:p>00</text:p>
          </table:table-cell>
          <table:table-cell table:style-name="ce7" table:formula="of:=BIN2HEX(RIGHT(HEX2BIN(RIGHT(LEFT([.$J56];2*[.V$1]);2);8);4) &amp; LEFT(HEX2BIN(RIGHT(LEFT([.$J56];2*[.V$1]);2);8);4);2)" office:value-type="string" office:string-value="00" calcext:value-type="string">
            <text:p>00</text:p>
          </table:table-cell>
          <table:table-cell table:style-name="ce21" table:formula="of:=BIN2HEX(RIGHT(HEX2BIN(RIGHT(LEFT([.$J56];2*[.W$1]);2);8);4) &amp; LEFT(HEX2BIN(RIGHT(LEFT([.$J56];2*[.W$1]);2);8);4);2)" office:value-type="string" office:string-value="00" calcext:value-type="string">
            <text:p>00</text:p>
          </table:table-cell>
          <table:table-cell table:style-name="ce21" table:formula="of:=BIN2HEX(RIGHT(HEX2BIN(RIGHT(LEFT([.$J56];2*[.X$1]);2);8);4) &amp; LEFT(HEX2BIN(RIGHT(LEFT([.$J56];2*[.X$1]);2);8);4);2)" office:value-type="string" office:string-value="00" calcext:value-type="string">
            <text:p>00</text:p>
          </table:table-cell>
          <table:table-cell table:style-name="ce21" table:formula="of:=BIN2HEX(RIGHT(HEX2BIN(RIGHT(LEFT([.$J56];2*[.Y$1]);2);8);4) &amp; LEFT(HEX2BIN(RIGHT(LEFT([.$J56];2*[.Y$1]);2);8);4);2)" office:value-type="string" office:string-value="00" calcext:value-type="string">
            <text:p>00</text:p>
          </table:table-cell>
          <table:table-cell table:style-name="ce7" table:formula="of:=BIN2HEX(RIGHT(HEX2BIN(RIGHT(LEFT([.$J56];2*[.Z$1]);2);8);4) &amp; LEFT(HEX2BIN(RIGHT(LEFT([.$J56];2*[.Z$1]);2);8);4);2)" office:value-type="string" office:string-value="00" calcext:value-type="string">
            <text:p>00</text:p>
          </table:table-cell>
          <table:table-cell table:style-name="ce7" table:formula="of:=BIN2HEX(RIGHT(HEX2BIN(RIGHT(LEFT([.$J56];2*[.AA$1]);2);8);4) &amp; LEFT(HEX2BIN(RIGHT(LEFT([.$J56];2*[.AA$1]);2);8);4);2)" office:value-type="string" office:string-value="00" calcext:value-type="string">
            <text:p>00</text:p>
          </table:table-cell>
          <table:table-cell table:style-name="ce7" table:formula="of:=BIN2HEX(RIGHT(HEX2BIN(RIGHT(LEFT([.$J56];2*[.AB$1]);2);8);4) &amp; LEFT(HEX2BIN(RIGHT(LEFT([.$J56];2*[.AB$1]);2);8);4);2)" office:value-type="string" office:string-value="00" calcext:value-type="string">
            <text:p>00</text:p>
          </table:table-cell>
          <table:table-cell table:style-name="ce7" table:formula="of:=BIN2HEX(RIGHT(HEX2BIN(RIGHT(LEFT([.$J56];2*[.AC$1]);2);8);4) &amp; LEFT(HEX2BIN(RIGHT(LEFT([.$J56];2*[.AC$1]);2);8);4);2)" office:value-type="string" office:string-value="00" calcext:value-type="string">
            <text:p>00</text:p>
          </table:table-cell>
          <table:table-cell table:style-name="ce7" table:formula="of:=BIN2HEX(RIGHT(HEX2BIN(RIGHT(LEFT([.$J56];2*[.AD$1]);2);8);4) &amp; LEFT(HEX2BIN(RIGHT(LEFT([.$J56];2*[.AD$1]);2);8);4);2)" office:value-type="string" office:string-value="00" calcext:value-type="string">
            <text:p>00</text:p>
          </table:table-cell>
          <table:table-cell table:style-name="ce7" table:formula="of:=BIN2HEX(RIGHT(HEX2BIN(RIGHT(LEFT([.$J56];2*[.AE$1]);2);8);4) &amp; LEFT(HEX2BIN(RIGHT(LEFT([.$J56];2*[.AE$1]);2);8);4);2)" office:value-type="string" office:string-value="00" calcext:value-type="string">
            <text:p>00</text:p>
          </table:table-cell>
          <table:table-cell table:style-name="ce7" table:formula="of:=BIN2HEX(RIGHT(HEX2BIN(RIGHT(LEFT([.$J56];2*[.AF$1]);2);8);4) &amp; LEFT(HEX2BIN(RIGHT(LEFT([.$J56];2*[.AF$1]);2);8);4);2)" office:value-type="string" office:string-value="00" calcext:value-type="string">
            <text:p>00</text:p>
          </table:table-cell>
          <table:table-cell table:style-name="ce7" table:formula="of:=BIN2HEX(RIGHT(HEX2BIN(RIGHT(LEFT([.$J56];2*[.AG$1]);2);8);4) &amp; LEFT(HEX2BIN(RIGHT(LEFT([.$J56];2*[.AG$1]);2);8);4);2)" office:value-type="string" office:string-value="00" calcext:value-type="string">
            <text:p>00</text:p>
          </table:table-cell>
          <table:table-cell table:style-name="ce7" table:formula="of:=BIN2HEX(RIGHT(HEX2BIN(RIGHT(LEFT([.$J56];2*[.AH$1]);2);8);4) &amp; LEFT(HEX2BIN(RIGHT(LEFT([.$J5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6];1);4)" office:value-type="string" office:string-value="0000" calcext:value-type="string">
            <text:p>0000</text:p>
          </table:table-cell>
          <table:table-cell table:style-name="ce7" table:formula="of:=HEX2BIN(RIGHT([.W56];1);4)" office:value-type="string" office:string-value="0000" calcext:value-type="string">
            <text:p>0000</text:p>
          </table:table-cell>
          <table:table-cell/>
          <table:table-cell table:style-name="ce23" table:formula="of:=LEFT([.AK56];1)" office:value-type="string" office:string-value="0" calcext:value-type="string">
            <text:p>0</text:p>
          </table:table-cell>
          <table:table-cell table:formula="of:=RIGHT(LEFT([.AK56];2);1)" office:value-type="string" office:string-value="0" calcext:value-type="string">
            <text:p>0</text:p>
          </table:table-cell>
          <table:table-cell table:formula="of:=LEFT(RIGHT([.AK56];2);1)" office:value-type="string" office:string-value="0" calcext:value-type="string">
            <text:p>0</text:p>
          </table:table-cell>
          <table:table-cell table:formula="of:=RIGHT(RIGHT([.AK56];2);1)" office:value-type="string" office:string-value="0" calcext:value-type="string">
            <text:p>0</text:p>
          </table:table-cell>
          <table:table-cell table:formula="of:=LEFT(LEFT([.AL56];2);1)" office:value-type="string" office:string-value="0" calcext:value-type="string">
            <text:p>0</text:p>
          </table:table-cell>
          <table:table-cell table:style-name="ce23" table:formula="of:=RIGHT(LEFT([.AL56];2);1)" office:value-type="string" office:string-value="0" calcext:value-type="string">
            <text:p>0</text:p>
          </table:table-cell>
          <table:table-cell table:style-name="ce23" table:formula="of:=LEFT(RIGHT([.AL56];2);1)" office:value-type="string" office:string-value="0" calcext:value-type="string">
            <text:p>0</text:p>
          </table:table-cell>
          <table:table-cell table:style-name="ce23" table:formula="of:=RIGHT(RIGHT([.AL56];2);1)" office:value-type="string" office:string-value="0" calcext:value-type="string">
            <text:p>0</text:p>
          </table:table-cell>
          <table:table-cell/>
          <table:table-cell table:formula="of:=[.AN56]&amp;[.AU56]&amp;[.AT56]&amp;[.AS56]" office:value-type="string" office:string-value="0000" calcext:value-type="string">
            <text:p>0000</text:p>
          </table:table-cell>
          <table:table-cell table:formula="of:=BIN2DEC([.AW56])" office:value-type="float" office:value="0" calcext:value-type="float">
            <text:p>0</text:p>
          </table:table-cell>
          <table:table-cell/>
          <table:table-cell table:style-name="ce7" table:formula="of:=HEX2BIN(LEFT([.Y56];1);4)" office:value-type="string" office:string-value="0000" calcext:value-type="string">
            <text:p>0000</text:p>
          </table:table-cell>
          <table:table-cell table:style-name="ce7" table:formula="of:=HEX2BIN(RIGHT([.Y5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7];16)">
            <text:p/>
          </table:table-cell>
          <table:table-cell table:style-name="ce10" table:formula="of:=RIGHT([.D5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7];2*[.Q$1]);2);8);4) &amp; LEFT(HEX2BIN(RIGHT(LEFT([.$J57];2*[.Q$1]);2);8);4);2)" office:value-type="string" office:string-value="00" calcext:value-type="string">
            <text:p>00</text:p>
          </table:table-cell>
          <table:table-cell table:style-name="ce7" table:formula="of:=BIN2HEX(RIGHT(HEX2BIN(RIGHT(LEFT([.$J57];2*[.R$1]);2);8);4) &amp; LEFT(HEX2BIN(RIGHT(LEFT([.$J57];2*[.R$1]);2);8);4);2)" office:value-type="string" office:string-value="00" calcext:value-type="string">
            <text:p>00</text:p>
          </table:table-cell>
          <table:table-cell table:style-name="ce7" table:formula="of:=BIN2HEX(RIGHT(HEX2BIN(RIGHT(LEFT([.$J57];2*[.S$1]);2);8);4) &amp; LEFT(HEX2BIN(RIGHT(LEFT([.$J57];2*[.S$1]);2);8);4);2)" office:value-type="string" office:string-value="00" calcext:value-type="string">
            <text:p>00</text:p>
          </table:table-cell>
          <table:table-cell table:style-name="ce7" table:formula="of:=BIN2HEX(RIGHT(HEX2BIN(RIGHT(LEFT([.$J57];2*[.T$1]);2);8);4) &amp; LEFT(HEX2BIN(RIGHT(LEFT([.$J57];2*[.T$1]);2);8);4);2)" office:value-type="string" office:string-value="00" calcext:value-type="string">
            <text:p>00</text:p>
          </table:table-cell>
          <table:table-cell table:style-name="ce7" table:formula="of:=BIN2HEX(RIGHT(HEX2BIN(RIGHT(LEFT([.$J57];2*[.U$1]);2);8);4) &amp; LEFT(HEX2BIN(RIGHT(LEFT([.$J57];2*[.U$1]);2);8);4);2)" office:value-type="string" office:string-value="00" calcext:value-type="string">
            <text:p>00</text:p>
          </table:table-cell>
          <table:table-cell table:style-name="ce7" table:formula="of:=BIN2HEX(RIGHT(HEX2BIN(RIGHT(LEFT([.$J57];2*[.V$1]);2);8);4) &amp; LEFT(HEX2BIN(RIGHT(LEFT([.$J57];2*[.V$1]);2);8);4);2)" office:value-type="string" office:string-value="00" calcext:value-type="string">
            <text:p>00</text:p>
          </table:table-cell>
          <table:table-cell table:style-name="ce21" table:formula="of:=BIN2HEX(RIGHT(HEX2BIN(RIGHT(LEFT([.$J57];2*[.W$1]);2);8);4) &amp; LEFT(HEX2BIN(RIGHT(LEFT([.$J57];2*[.W$1]);2);8);4);2)" office:value-type="string" office:string-value="00" calcext:value-type="string">
            <text:p>00</text:p>
          </table:table-cell>
          <table:table-cell table:style-name="ce21" table:formula="of:=BIN2HEX(RIGHT(HEX2BIN(RIGHT(LEFT([.$J57];2*[.X$1]);2);8);4) &amp; LEFT(HEX2BIN(RIGHT(LEFT([.$J57];2*[.X$1]);2);8);4);2)" office:value-type="string" office:string-value="00" calcext:value-type="string">
            <text:p>00</text:p>
          </table:table-cell>
          <table:table-cell table:style-name="ce21" table:formula="of:=BIN2HEX(RIGHT(HEX2BIN(RIGHT(LEFT([.$J57];2*[.Y$1]);2);8);4) &amp; LEFT(HEX2BIN(RIGHT(LEFT([.$J57];2*[.Y$1]);2);8);4);2)" office:value-type="string" office:string-value="00" calcext:value-type="string">
            <text:p>00</text:p>
          </table:table-cell>
          <table:table-cell table:style-name="ce7" table:formula="of:=BIN2HEX(RIGHT(HEX2BIN(RIGHT(LEFT([.$J57];2*[.Z$1]);2);8);4) &amp; LEFT(HEX2BIN(RIGHT(LEFT([.$J57];2*[.Z$1]);2);8);4);2)" office:value-type="string" office:string-value="00" calcext:value-type="string">
            <text:p>00</text:p>
          </table:table-cell>
          <table:table-cell table:style-name="ce7" table:formula="of:=BIN2HEX(RIGHT(HEX2BIN(RIGHT(LEFT([.$J57];2*[.AA$1]);2);8);4) &amp; LEFT(HEX2BIN(RIGHT(LEFT([.$J57];2*[.AA$1]);2);8);4);2)" office:value-type="string" office:string-value="00" calcext:value-type="string">
            <text:p>00</text:p>
          </table:table-cell>
          <table:table-cell table:style-name="ce7" table:formula="of:=BIN2HEX(RIGHT(HEX2BIN(RIGHT(LEFT([.$J57];2*[.AB$1]);2);8);4) &amp; LEFT(HEX2BIN(RIGHT(LEFT([.$J57];2*[.AB$1]);2);8);4);2)" office:value-type="string" office:string-value="00" calcext:value-type="string">
            <text:p>00</text:p>
          </table:table-cell>
          <table:table-cell table:style-name="ce7" table:formula="of:=BIN2HEX(RIGHT(HEX2BIN(RIGHT(LEFT([.$J57];2*[.AC$1]);2);8);4) &amp; LEFT(HEX2BIN(RIGHT(LEFT([.$J57];2*[.AC$1]);2);8);4);2)" office:value-type="string" office:string-value="00" calcext:value-type="string">
            <text:p>00</text:p>
          </table:table-cell>
          <table:table-cell table:style-name="ce7" table:formula="of:=BIN2HEX(RIGHT(HEX2BIN(RIGHT(LEFT([.$J57];2*[.AD$1]);2);8);4) &amp; LEFT(HEX2BIN(RIGHT(LEFT([.$J57];2*[.AD$1]);2);8);4);2)" office:value-type="string" office:string-value="00" calcext:value-type="string">
            <text:p>00</text:p>
          </table:table-cell>
          <table:table-cell table:style-name="ce7" table:formula="of:=BIN2HEX(RIGHT(HEX2BIN(RIGHT(LEFT([.$J57];2*[.AE$1]);2);8);4) &amp; LEFT(HEX2BIN(RIGHT(LEFT([.$J57];2*[.AE$1]);2);8);4);2)" office:value-type="string" office:string-value="00" calcext:value-type="string">
            <text:p>00</text:p>
          </table:table-cell>
          <table:table-cell table:style-name="ce7" table:formula="of:=BIN2HEX(RIGHT(HEX2BIN(RIGHT(LEFT([.$J57];2*[.AF$1]);2);8);4) &amp; LEFT(HEX2BIN(RIGHT(LEFT([.$J57];2*[.AF$1]);2);8);4);2)" office:value-type="string" office:string-value="00" calcext:value-type="string">
            <text:p>00</text:p>
          </table:table-cell>
          <table:table-cell table:style-name="ce7" table:formula="of:=BIN2HEX(RIGHT(HEX2BIN(RIGHT(LEFT([.$J57];2*[.AG$1]);2);8);4) &amp; LEFT(HEX2BIN(RIGHT(LEFT([.$J57];2*[.AG$1]);2);8);4);2)" office:value-type="string" office:string-value="00" calcext:value-type="string">
            <text:p>00</text:p>
          </table:table-cell>
          <table:table-cell table:style-name="ce7" table:formula="of:=BIN2HEX(RIGHT(HEX2BIN(RIGHT(LEFT([.$J57];2*[.AH$1]);2);8);4) &amp; LEFT(HEX2BIN(RIGHT(LEFT([.$J5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7];1);4)" office:value-type="string" office:string-value="0000" calcext:value-type="string">
            <text:p>0000</text:p>
          </table:table-cell>
          <table:table-cell table:style-name="ce7" table:formula="of:=HEX2BIN(RIGHT([.W57];1);4)" office:value-type="string" office:string-value="0000" calcext:value-type="string">
            <text:p>0000</text:p>
          </table:table-cell>
          <table:table-cell/>
          <table:table-cell table:style-name="ce23" table:formula="of:=LEFT([.AK57];1)" office:value-type="string" office:string-value="0" calcext:value-type="string">
            <text:p>0</text:p>
          </table:table-cell>
          <table:table-cell table:formula="of:=RIGHT(LEFT([.AK57];2);1)" office:value-type="string" office:string-value="0" calcext:value-type="string">
            <text:p>0</text:p>
          </table:table-cell>
          <table:table-cell table:formula="of:=LEFT(RIGHT([.AK57];2);1)" office:value-type="string" office:string-value="0" calcext:value-type="string">
            <text:p>0</text:p>
          </table:table-cell>
          <table:table-cell table:formula="of:=RIGHT(RIGHT([.AK57];2);1)" office:value-type="string" office:string-value="0" calcext:value-type="string">
            <text:p>0</text:p>
          </table:table-cell>
          <table:table-cell table:formula="of:=LEFT(LEFT([.AL57];2);1)" office:value-type="string" office:string-value="0" calcext:value-type="string">
            <text:p>0</text:p>
          </table:table-cell>
          <table:table-cell table:style-name="ce23" table:formula="of:=RIGHT(LEFT([.AL57];2);1)" office:value-type="string" office:string-value="0" calcext:value-type="string">
            <text:p>0</text:p>
          </table:table-cell>
          <table:table-cell table:style-name="ce23" table:formula="of:=LEFT(RIGHT([.AL57];2);1)" office:value-type="string" office:string-value="0" calcext:value-type="string">
            <text:p>0</text:p>
          </table:table-cell>
          <table:table-cell table:style-name="ce23" table:formula="of:=RIGHT(RIGHT([.AL57];2);1)" office:value-type="string" office:string-value="0" calcext:value-type="string">
            <text:p>0</text:p>
          </table:table-cell>
          <table:table-cell/>
          <table:table-cell table:formula="of:=[.AN57]&amp;[.AU57]&amp;[.AT57]&amp;[.AS57]" office:value-type="string" office:string-value="0000" calcext:value-type="string">
            <text:p>0000</text:p>
          </table:table-cell>
          <table:table-cell table:formula="of:=BIN2DEC([.AW57])" office:value-type="float" office:value="0" calcext:value-type="float">
            <text:p>0</text:p>
          </table:table-cell>
          <table:table-cell/>
          <table:table-cell table:style-name="ce7" table:formula="of:=HEX2BIN(LEFT([.Y57];1);4)" office:value-type="string" office:string-value="0000" calcext:value-type="string">
            <text:p>0000</text:p>
          </table:table-cell>
          <table:table-cell table:style-name="ce7" table:formula="of:=HEX2BIN(RIGHT([.Y5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8];16)">
            <text:p/>
          </table:table-cell>
          <table:table-cell table:style-name="ce10" table:formula="of:=RIGHT([.D5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8];2*[.Q$1]);2);8);4) &amp; LEFT(HEX2BIN(RIGHT(LEFT([.$J58];2*[.Q$1]);2);8);4);2)" office:value-type="string" office:string-value="00" calcext:value-type="string">
            <text:p>00</text:p>
          </table:table-cell>
          <table:table-cell table:style-name="ce7" table:formula="of:=BIN2HEX(RIGHT(HEX2BIN(RIGHT(LEFT([.$J58];2*[.R$1]);2);8);4) &amp; LEFT(HEX2BIN(RIGHT(LEFT([.$J58];2*[.R$1]);2);8);4);2)" office:value-type="string" office:string-value="00" calcext:value-type="string">
            <text:p>00</text:p>
          </table:table-cell>
          <table:table-cell table:style-name="ce7" table:formula="of:=BIN2HEX(RIGHT(HEX2BIN(RIGHT(LEFT([.$J58];2*[.S$1]);2);8);4) &amp; LEFT(HEX2BIN(RIGHT(LEFT([.$J58];2*[.S$1]);2);8);4);2)" office:value-type="string" office:string-value="00" calcext:value-type="string">
            <text:p>00</text:p>
          </table:table-cell>
          <table:table-cell table:style-name="ce7" table:formula="of:=BIN2HEX(RIGHT(HEX2BIN(RIGHT(LEFT([.$J58];2*[.T$1]);2);8);4) &amp; LEFT(HEX2BIN(RIGHT(LEFT([.$J58];2*[.T$1]);2);8);4);2)" office:value-type="string" office:string-value="00" calcext:value-type="string">
            <text:p>00</text:p>
          </table:table-cell>
          <table:table-cell table:style-name="ce7" table:formula="of:=BIN2HEX(RIGHT(HEX2BIN(RIGHT(LEFT([.$J58];2*[.U$1]);2);8);4) &amp; LEFT(HEX2BIN(RIGHT(LEFT([.$J58];2*[.U$1]);2);8);4);2)" office:value-type="string" office:string-value="00" calcext:value-type="string">
            <text:p>00</text:p>
          </table:table-cell>
          <table:table-cell table:style-name="ce7" table:formula="of:=BIN2HEX(RIGHT(HEX2BIN(RIGHT(LEFT([.$J58];2*[.V$1]);2);8);4) &amp; LEFT(HEX2BIN(RIGHT(LEFT([.$J58];2*[.V$1]);2);8);4);2)" office:value-type="string" office:string-value="00" calcext:value-type="string">
            <text:p>00</text:p>
          </table:table-cell>
          <table:table-cell table:style-name="ce21" table:formula="of:=BIN2HEX(RIGHT(HEX2BIN(RIGHT(LEFT([.$J58];2*[.W$1]);2);8);4) &amp; LEFT(HEX2BIN(RIGHT(LEFT([.$J58];2*[.W$1]);2);8);4);2)" office:value-type="string" office:string-value="00" calcext:value-type="string">
            <text:p>00</text:p>
          </table:table-cell>
          <table:table-cell table:style-name="ce21" table:formula="of:=BIN2HEX(RIGHT(HEX2BIN(RIGHT(LEFT([.$J58];2*[.X$1]);2);8);4) &amp; LEFT(HEX2BIN(RIGHT(LEFT([.$J58];2*[.X$1]);2);8);4);2)" office:value-type="string" office:string-value="00" calcext:value-type="string">
            <text:p>00</text:p>
          </table:table-cell>
          <table:table-cell table:style-name="ce21" table:formula="of:=BIN2HEX(RIGHT(HEX2BIN(RIGHT(LEFT([.$J58];2*[.Y$1]);2);8);4) &amp; LEFT(HEX2BIN(RIGHT(LEFT([.$J58];2*[.Y$1]);2);8);4);2)" office:value-type="string" office:string-value="00" calcext:value-type="string">
            <text:p>00</text:p>
          </table:table-cell>
          <table:table-cell table:style-name="ce7" table:formula="of:=BIN2HEX(RIGHT(HEX2BIN(RIGHT(LEFT([.$J58];2*[.Z$1]);2);8);4) &amp; LEFT(HEX2BIN(RIGHT(LEFT([.$J58];2*[.Z$1]);2);8);4);2)" office:value-type="string" office:string-value="00" calcext:value-type="string">
            <text:p>00</text:p>
          </table:table-cell>
          <table:table-cell table:style-name="ce7" table:formula="of:=BIN2HEX(RIGHT(HEX2BIN(RIGHT(LEFT([.$J58];2*[.AA$1]);2);8);4) &amp; LEFT(HEX2BIN(RIGHT(LEFT([.$J58];2*[.AA$1]);2);8);4);2)" office:value-type="string" office:string-value="00" calcext:value-type="string">
            <text:p>00</text:p>
          </table:table-cell>
          <table:table-cell table:style-name="ce7" table:formula="of:=BIN2HEX(RIGHT(HEX2BIN(RIGHT(LEFT([.$J58];2*[.AB$1]);2);8);4) &amp; LEFT(HEX2BIN(RIGHT(LEFT([.$J58];2*[.AB$1]);2);8);4);2)" office:value-type="string" office:string-value="00" calcext:value-type="string">
            <text:p>00</text:p>
          </table:table-cell>
          <table:table-cell table:style-name="ce7" table:formula="of:=BIN2HEX(RIGHT(HEX2BIN(RIGHT(LEFT([.$J58];2*[.AC$1]);2);8);4) &amp; LEFT(HEX2BIN(RIGHT(LEFT([.$J58];2*[.AC$1]);2);8);4);2)" office:value-type="string" office:string-value="00" calcext:value-type="string">
            <text:p>00</text:p>
          </table:table-cell>
          <table:table-cell table:style-name="ce7" table:formula="of:=BIN2HEX(RIGHT(HEX2BIN(RIGHT(LEFT([.$J58];2*[.AD$1]);2);8);4) &amp; LEFT(HEX2BIN(RIGHT(LEFT([.$J58];2*[.AD$1]);2);8);4);2)" office:value-type="string" office:string-value="00" calcext:value-type="string">
            <text:p>00</text:p>
          </table:table-cell>
          <table:table-cell table:style-name="ce7" table:formula="of:=BIN2HEX(RIGHT(HEX2BIN(RIGHT(LEFT([.$J58];2*[.AE$1]);2);8);4) &amp; LEFT(HEX2BIN(RIGHT(LEFT([.$J58];2*[.AE$1]);2);8);4);2)" office:value-type="string" office:string-value="00" calcext:value-type="string">
            <text:p>00</text:p>
          </table:table-cell>
          <table:table-cell table:style-name="ce7" table:formula="of:=BIN2HEX(RIGHT(HEX2BIN(RIGHT(LEFT([.$J58];2*[.AF$1]);2);8);4) &amp; LEFT(HEX2BIN(RIGHT(LEFT([.$J58];2*[.AF$1]);2);8);4);2)" office:value-type="string" office:string-value="00" calcext:value-type="string">
            <text:p>00</text:p>
          </table:table-cell>
          <table:table-cell table:style-name="ce7" table:formula="of:=BIN2HEX(RIGHT(HEX2BIN(RIGHT(LEFT([.$J58];2*[.AG$1]);2);8);4) &amp; LEFT(HEX2BIN(RIGHT(LEFT([.$J58];2*[.AG$1]);2);8);4);2)" office:value-type="string" office:string-value="00" calcext:value-type="string">
            <text:p>00</text:p>
          </table:table-cell>
          <table:table-cell table:style-name="ce7" table:formula="of:=BIN2HEX(RIGHT(HEX2BIN(RIGHT(LEFT([.$J58];2*[.AH$1]);2);8);4) &amp; LEFT(HEX2BIN(RIGHT(LEFT([.$J5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8];1);4)" office:value-type="string" office:string-value="0000" calcext:value-type="string">
            <text:p>0000</text:p>
          </table:table-cell>
          <table:table-cell table:style-name="ce7" table:formula="of:=HEX2BIN(RIGHT([.W58];1);4)" office:value-type="string" office:string-value="0000" calcext:value-type="string">
            <text:p>0000</text:p>
          </table:table-cell>
          <table:table-cell/>
          <table:table-cell table:style-name="ce23" table:formula="of:=LEFT([.AK58];1)" office:value-type="string" office:string-value="0" calcext:value-type="string">
            <text:p>0</text:p>
          </table:table-cell>
          <table:table-cell table:formula="of:=RIGHT(LEFT([.AK58];2);1)" office:value-type="string" office:string-value="0" calcext:value-type="string">
            <text:p>0</text:p>
          </table:table-cell>
          <table:table-cell table:formula="of:=LEFT(RIGHT([.AK58];2);1)" office:value-type="string" office:string-value="0" calcext:value-type="string">
            <text:p>0</text:p>
          </table:table-cell>
          <table:table-cell table:formula="of:=RIGHT(RIGHT([.AK58];2);1)" office:value-type="string" office:string-value="0" calcext:value-type="string">
            <text:p>0</text:p>
          </table:table-cell>
          <table:table-cell table:formula="of:=LEFT(LEFT([.AL58];2);1)" office:value-type="string" office:string-value="0" calcext:value-type="string">
            <text:p>0</text:p>
          </table:table-cell>
          <table:table-cell table:style-name="ce23" table:formula="of:=RIGHT(LEFT([.AL58];2);1)" office:value-type="string" office:string-value="0" calcext:value-type="string">
            <text:p>0</text:p>
          </table:table-cell>
          <table:table-cell table:style-name="ce23" table:formula="of:=LEFT(RIGHT([.AL58];2);1)" office:value-type="string" office:string-value="0" calcext:value-type="string">
            <text:p>0</text:p>
          </table:table-cell>
          <table:table-cell table:style-name="ce23" table:formula="of:=RIGHT(RIGHT([.AL58];2);1)" office:value-type="string" office:string-value="0" calcext:value-type="string">
            <text:p>0</text:p>
          </table:table-cell>
          <table:table-cell/>
          <table:table-cell table:formula="of:=[.AN58]&amp;[.AU58]&amp;[.AT58]&amp;[.AS58]" office:value-type="string" office:string-value="0000" calcext:value-type="string">
            <text:p>0000</text:p>
          </table:table-cell>
          <table:table-cell table:formula="of:=BIN2DEC([.AW58])" office:value-type="float" office:value="0" calcext:value-type="float">
            <text:p>0</text:p>
          </table:table-cell>
          <table:table-cell/>
          <table:table-cell table:style-name="ce7" table:formula="of:=HEX2BIN(LEFT([.Y58];1);4)" office:value-type="string" office:string-value="0000" calcext:value-type="string">
            <text:p>0000</text:p>
          </table:table-cell>
          <table:table-cell table:style-name="ce7" table:formula="of:=HEX2BIN(RIGHT([.Y5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9];16)">
            <text:p/>
          </table:table-cell>
          <table:table-cell table:style-name="ce10" table:formula="of:=RIGHT([.D5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9];2*[.Q$1]);2);8);4) &amp; LEFT(HEX2BIN(RIGHT(LEFT([.$J59];2*[.Q$1]);2);8);4);2)" office:value-type="string" office:string-value="00" calcext:value-type="string">
            <text:p>00</text:p>
          </table:table-cell>
          <table:table-cell table:style-name="ce7" table:formula="of:=BIN2HEX(RIGHT(HEX2BIN(RIGHT(LEFT([.$J59];2*[.R$1]);2);8);4) &amp; LEFT(HEX2BIN(RIGHT(LEFT([.$J59];2*[.R$1]);2);8);4);2)" office:value-type="string" office:string-value="00" calcext:value-type="string">
            <text:p>00</text:p>
          </table:table-cell>
          <table:table-cell table:style-name="ce7" table:formula="of:=BIN2HEX(RIGHT(HEX2BIN(RIGHT(LEFT([.$J59];2*[.S$1]);2);8);4) &amp; LEFT(HEX2BIN(RIGHT(LEFT([.$J59];2*[.S$1]);2);8);4);2)" office:value-type="string" office:string-value="00" calcext:value-type="string">
            <text:p>00</text:p>
          </table:table-cell>
          <table:table-cell table:style-name="ce7" table:formula="of:=BIN2HEX(RIGHT(HEX2BIN(RIGHT(LEFT([.$J59];2*[.T$1]);2);8);4) &amp; LEFT(HEX2BIN(RIGHT(LEFT([.$J59];2*[.T$1]);2);8);4);2)" office:value-type="string" office:string-value="00" calcext:value-type="string">
            <text:p>00</text:p>
          </table:table-cell>
          <table:table-cell table:style-name="ce7" table:formula="of:=BIN2HEX(RIGHT(HEX2BIN(RIGHT(LEFT([.$J59];2*[.U$1]);2);8);4) &amp; LEFT(HEX2BIN(RIGHT(LEFT([.$J59];2*[.U$1]);2);8);4);2)" office:value-type="string" office:string-value="00" calcext:value-type="string">
            <text:p>00</text:p>
          </table:table-cell>
          <table:table-cell table:style-name="ce7" table:formula="of:=BIN2HEX(RIGHT(HEX2BIN(RIGHT(LEFT([.$J59];2*[.V$1]);2);8);4) &amp; LEFT(HEX2BIN(RIGHT(LEFT([.$J59];2*[.V$1]);2);8);4);2)" office:value-type="string" office:string-value="00" calcext:value-type="string">
            <text:p>00</text:p>
          </table:table-cell>
          <table:table-cell table:style-name="ce21" table:formula="of:=BIN2HEX(RIGHT(HEX2BIN(RIGHT(LEFT([.$J59];2*[.W$1]);2);8);4) &amp; LEFT(HEX2BIN(RIGHT(LEFT([.$J59];2*[.W$1]);2);8);4);2)" office:value-type="string" office:string-value="00" calcext:value-type="string">
            <text:p>00</text:p>
          </table:table-cell>
          <table:table-cell table:style-name="ce21" table:formula="of:=BIN2HEX(RIGHT(HEX2BIN(RIGHT(LEFT([.$J59];2*[.X$1]);2);8);4) &amp; LEFT(HEX2BIN(RIGHT(LEFT([.$J59];2*[.X$1]);2);8);4);2)" office:value-type="string" office:string-value="00" calcext:value-type="string">
            <text:p>00</text:p>
          </table:table-cell>
          <table:table-cell table:style-name="ce21" table:formula="of:=BIN2HEX(RIGHT(HEX2BIN(RIGHT(LEFT([.$J59];2*[.Y$1]);2);8);4) &amp; LEFT(HEX2BIN(RIGHT(LEFT([.$J59];2*[.Y$1]);2);8);4);2)" office:value-type="string" office:string-value="00" calcext:value-type="string">
            <text:p>00</text:p>
          </table:table-cell>
          <table:table-cell table:style-name="ce7" table:formula="of:=BIN2HEX(RIGHT(HEX2BIN(RIGHT(LEFT([.$J59];2*[.Z$1]);2);8);4) &amp; LEFT(HEX2BIN(RIGHT(LEFT([.$J59];2*[.Z$1]);2);8);4);2)" office:value-type="string" office:string-value="00" calcext:value-type="string">
            <text:p>00</text:p>
          </table:table-cell>
          <table:table-cell table:style-name="ce7" table:formula="of:=BIN2HEX(RIGHT(HEX2BIN(RIGHT(LEFT([.$J59];2*[.AA$1]);2);8);4) &amp; LEFT(HEX2BIN(RIGHT(LEFT([.$J59];2*[.AA$1]);2);8);4);2)" office:value-type="string" office:string-value="00" calcext:value-type="string">
            <text:p>00</text:p>
          </table:table-cell>
          <table:table-cell table:style-name="ce7" table:formula="of:=BIN2HEX(RIGHT(HEX2BIN(RIGHT(LEFT([.$J59];2*[.AB$1]);2);8);4) &amp; LEFT(HEX2BIN(RIGHT(LEFT([.$J59];2*[.AB$1]);2);8);4);2)" office:value-type="string" office:string-value="00" calcext:value-type="string">
            <text:p>00</text:p>
          </table:table-cell>
          <table:table-cell table:style-name="ce7" table:formula="of:=BIN2HEX(RIGHT(HEX2BIN(RIGHT(LEFT([.$J59];2*[.AC$1]);2);8);4) &amp; LEFT(HEX2BIN(RIGHT(LEFT([.$J59];2*[.AC$1]);2);8);4);2)" office:value-type="string" office:string-value="00" calcext:value-type="string">
            <text:p>00</text:p>
          </table:table-cell>
          <table:table-cell table:style-name="ce7" table:formula="of:=BIN2HEX(RIGHT(HEX2BIN(RIGHT(LEFT([.$J59];2*[.AD$1]);2);8);4) &amp; LEFT(HEX2BIN(RIGHT(LEFT([.$J59];2*[.AD$1]);2);8);4);2)" office:value-type="string" office:string-value="00" calcext:value-type="string">
            <text:p>00</text:p>
          </table:table-cell>
          <table:table-cell table:style-name="ce7" table:formula="of:=BIN2HEX(RIGHT(HEX2BIN(RIGHT(LEFT([.$J59];2*[.AE$1]);2);8);4) &amp; LEFT(HEX2BIN(RIGHT(LEFT([.$J59];2*[.AE$1]);2);8);4);2)" office:value-type="string" office:string-value="00" calcext:value-type="string">
            <text:p>00</text:p>
          </table:table-cell>
          <table:table-cell table:style-name="ce7" table:formula="of:=BIN2HEX(RIGHT(HEX2BIN(RIGHT(LEFT([.$J59];2*[.AF$1]);2);8);4) &amp; LEFT(HEX2BIN(RIGHT(LEFT([.$J59];2*[.AF$1]);2);8);4);2)" office:value-type="string" office:string-value="00" calcext:value-type="string">
            <text:p>00</text:p>
          </table:table-cell>
          <table:table-cell table:style-name="ce7" table:formula="of:=BIN2HEX(RIGHT(HEX2BIN(RIGHT(LEFT([.$J59];2*[.AG$1]);2);8);4) &amp; LEFT(HEX2BIN(RIGHT(LEFT([.$J59];2*[.AG$1]);2);8);4);2)" office:value-type="string" office:string-value="00" calcext:value-type="string">
            <text:p>00</text:p>
          </table:table-cell>
          <table:table-cell table:style-name="ce7" table:formula="of:=BIN2HEX(RIGHT(HEX2BIN(RIGHT(LEFT([.$J59];2*[.AH$1]);2);8);4) &amp; LEFT(HEX2BIN(RIGHT(LEFT([.$J5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9];1);4)" office:value-type="string" office:string-value="0000" calcext:value-type="string">
            <text:p>0000</text:p>
          </table:table-cell>
          <table:table-cell table:style-name="ce7" table:formula="of:=HEX2BIN(RIGHT([.W59];1);4)" office:value-type="string" office:string-value="0000" calcext:value-type="string">
            <text:p>0000</text:p>
          </table:table-cell>
          <table:table-cell/>
          <table:table-cell table:style-name="ce23" table:formula="of:=LEFT([.AK59];1)" office:value-type="string" office:string-value="0" calcext:value-type="string">
            <text:p>0</text:p>
          </table:table-cell>
          <table:table-cell table:formula="of:=RIGHT(LEFT([.AK59];2);1)" office:value-type="string" office:string-value="0" calcext:value-type="string">
            <text:p>0</text:p>
          </table:table-cell>
          <table:table-cell table:formula="of:=LEFT(RIGHT([.AK59];2);1)" office:value-type="string" office:string-value="0" calcext:value-type="string">
            <text:p>0</text:p>
          </table:table-cell>
          <table:table-cell table:formula="of:=RIGHT(RIGHT([.AK59];2);1)" office:value-type="string" office:string-value="0" calcext:value-type="string">
            <text:p>0</text:p>
          </table:table-cell>
          <table:table-cell table:formula="of:=LEFT(LEFT([.AL59];2);1)" office:value-type="string" office:string-value="0" calcext:value-type="string">
            <text:p>0</text:p>
          </table:table-cell>
          <table:table-cell table:style-name="ce23" table:formula="of:=RIGHT(LEFT([.AL59];2);1)" office:value-type="string" office:string-value="0" calcext:value-type="string">
            <text:p>0</text:p>
          </table:table-cell>
          <table:table-cell table:style-name="ce23" table:formula="of:=LEFT(RIGHT([.AL59];2);1)" office:value-type="string" office:string-value="0" calcext:value-type="string">
            <text:p>0</text:p>
          </table:table-cell>
          <table:table-cell table:style-name="ce23" table:formula="of:=RIGHT(RIGHT([.AL59];2);1)" office:value-type="string" office:string-value="0" calcext:value-type="string">
            <text:p>0</text:p>
          </table:table-cell>
          <table:table-cell/>
          <table:table-cell table:formula="of:=[.AN59]&amp;[.AU59]&amp;[.AT59]&amp;[.AS59]" office:value-type="string" office:string-value="0000" calcext:value-type="string">
            <text:p>0000</text:p>
          </table:table-cell>
          <table:table-cell table:formula="of:=BIN2DEC([.AW59])" office:value-type="float" office:value="0" calcext:value-type="float">
            <text:p>0</text:p>
          </table:table-cell>
          <table:table-cell/>
          <table:table-cell table:style-name="ce7" table:formula="of:=HEX2BIN(LEFT([.Y59];1);4)" office:value-type="string" office:string-value="0000" calcext:value-type="string">
            <text:p>0000</text:p>
          </table:table-cell>
          <table:table-cell table:style-name="ce7" table:formula="of:=HEX2BIN(RIGHT([.Y5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0];16)">
            <text:p/>
          </table:table-cell>
          <table:table-cell table:style-name="ce10" table:formula="of:=RIGHT([.D6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0];2*[.Q$1]);2);8);4) &amp; LEFT(HEX2BIN(RIGHT(LEFT([.$J60];2*[.Q$1]);2);8);4);2)" office:value-type="string" office:string-value="00" calcext:value-type="string">
            <text:p>00</text:p>
          </table:table-cell>
          <table:table-cell table:style-name="ce7" table:formula="of:=BIN2HEX(RIGHT(HEX2BIN(RIGHT(LEFT([.$J60];2*[.R$1]);2);8);4) &amp; LEFT(HEX2BIN(RIGHT(LEFT([.$J60];2*[.R$1]);2);8);4);2)" office:value-type="string" office:string-value="00" calcext:value-type="string">
            <text:p>00</text:p>
          </table:table-cell>
          <table:table-cell table:style-name="ce7" table:formula="of:=BIN2HEX(RIGHT(HEX2BIN(RIGHT(LEFT([.$J60];2*[.S$1]);2);8);4) &amp; LEFT(HEX2BIN(RIGHT(LEFT([.$J60];2*[.S$1]);2);8);4);2)" office:value-type="string" office:string-value="00" calcext:value-type="string">
            <text:p>00</text:p>
          </table:table-cell>
          <table:table-cell table:style-name="ce7" table:formula="of:=BIN2HEX(RIGHT(HEX2BIN(RIGHT(LEFT([.$J60];2*[.T$1]);2);8);4) &amp; LEFT(HEX2BIN(RIGHT(LEFT([.$J60];2*[.T$1]);2);8);4);2)" office:value-type="string" office:string-value="00" calcext:value-type="string">
            <text:p>00</text:p>
          </table:table-cell>
          <table:table-cell table:style-name="ce7" table:formula="of:=BIN2HEX(RIGHT(HEX2BIN(RIGHT(LEFT([.$J60];2*[.U$1]);2);8);4) &amp; LEFT(HEX2BIN(RIGHT(LEFT([.$J60];2*[.U$1]);2);8);4);2)" office:value-type="string" office:string-value="00" calcext:value-type="string">
            <text:p>00</text:p>
          </table:table-cell>
          <table:table-cell table:style-name="ce7" table:formula="of:=BIN2HEX(RIGHT(HEX2BIN(RIGHT(LEFT([.$J60];2*[.V$1]);2);8);4) &amp; LEFT(HEX2BIN(RIGHT(LEFT([.$J60];2*[.V$1]);2);8);4);2)" office:value-type="string" office:string-value="00" calcext:value-type="string">
            <text:p>00</text:p>
          </table:table-cell>
          <table:table-cell table:style-name="ce21" table:formula="of:=BIN2HEX(RIGHT(HEX2BIN(RIGHT(LEFT([.$J60];2*[.W$1]);2);8);4) &amp; LEFT(HEX2BIN(RIGHT(LEFT([.$J60];2*[.W$1]);2);8);4);2)" office:value-type="string" office:string-value="00" calcext:value-type="string">
            <text:p>00</text:p>
          </table:table-cell>
          <table:table-cell table:style-name="ce21" table:formula="of:=BIN2HEX(RIGHT(HEX2BIN(RIGHT(LEFT([.$J60];2*[.X$1]);2);8);4) &amp; LEFT(HEX2BIN(RIGHT(LEFT([.$J60];2*[.X$1]);2);8);4);2)" office:value-type="string" office:string-value="00" calcext:value-type="string">
            <text:p>00</text:p>
          </table:table-cell>
          <table:table-cell table:style-name="ce21" table:formula="of:=BIN2HEX(RIGHT(HEX2BIN(RIGHT(LEFT([.$J60];2*[.Y$1]);2);8);4) &amp; LEFT(HEX2BIN(RIGHT(LEFT([.$J60];2*[.Y$1]);2);8);4);2)" office:value-type="string" office:string-value="00" calcext:value-type="string">
            <text:p>00</text:p>
          </table:table-cell>
          <table:table-cell table:style-name="ce7" table:formula="of:=BIN2HEX(RIGHT(HEX2BIN(RIGHT(LEFT([.$J60];2*[.Z$1]);2);8);4) &amp; LEFT(HEX2BIN(RIGHT(LEFT([.$J60];2*[.Z$1]);2);8);4);2)" office:value-type="string" office:string-value="00" calcext:value-type="string">
            <text:p>00</text:p>
          </table:table-cell>
          <table:table-cell table:style-name="ce7" table:formula="of:=BIN2HEX(RIGHT(HEX2BIN(RIGHT(LEFT([.$J60];2*[.AA$1]);2);8);4) &amp; LEFT(HEX2BIN(RIGHT(LEFT([.$J60];2*[.AA$1]);2);8);4);2)" office:value-type="string" office:string-value="00" calcext:value-type="string">
            <text:p>00</text:p>
          </table:table-cell>
          <table:table-cell table:style-name="ce7" table:formula="of:=BIN2HEX(RIGHT(HEX2BIN(RIGHT(LEFT([.$J60];2*[.AB$1]);2);8);4) &amp; LEFT(HEX2BIN(RIGHT(LEFT([.$J60];2*[.AB$1]);2);8);4);2)" office:value-type="string" office:string-value="00" calcext:value-type="string">
            <text:p>00</text:p>
          </table:table-cell>
          <table:table-cell table:style-name="ce7" table:formula="of:=BIN2HEX(RIGHT(HEX2BIN(RIGHT(LEFT([.$J60];2*[.AC$1]);2);8);4) &amp; LEFT(HEX2BIN(RIGHT(LEFT([.$J60];2*[.AC$1]);2);8);4);2)" office:value-type="string" office:string-value="00" calcext:value-type="string">
            <text:p>00</text:p>
          </table:table-cell>
          <table:table-cell table:style-name="ce7" table:formula="of:=BIN2HEX(RIGHT(HEX2BIN(RIGHT(LEFT([.$J60];2*[.AD$1]);2);8);4) &amp; LEFT(HEX2BIN(RIGHT(LEFT([.$J60];2*[.AD$1]);2);8);4);2)" office:value-type="string" office:string-value="00" calcext:value-type="string">
            <text:p>00</text:p>
          </table:table-cell>
          <table:table-cell table:style-name="ce7" table:formula="of:=BIN2HEX(RIGHT(HEX2BIN(RIGHT(LEFT([.$J60];2*[.AE$1]);2);8);4) &amp; LEFT(HEX2BIN(RIGHT(LEFT([.$J60];2*[.AE$1]);2);8);4);2)" office:value-type="string" office:string-value="00" calcext:value-type="string">
            <text:p>00</text:p>
          </table:table-cell>
          <table:table-cell table:style-name="ce7" table:formula="of:=BIN2HEX(RIGHT(HEX2BIN(RIGHT(LEFT([.$J60];2*[.AF$1]);2);8);4) &amp; LEFT(HEX2BIN(RIGHT(LEFT([.$J60];2*[.AF$1]);2);8);4);2)" office:value-type="string" office:string-value="00" calcext:value-type="string">
            <text:p>00</text:p>
          </table:table-cell>
          <table:table-cell table:style-name="ce7" table:formula="of:=BIN2HEX(RIGHT(HEX2BIN(RIGHT(LEFT([.$J60];2*[.AG$1]);2);8);4) &amp; LEFT(HEX2BIN(RIGHT(LEFT([.$J60];2*[.AG$1]);2);8);4);2)" office:value-type="string" office:string-value="00" calcext:value-type="string">
            <text:p>00</text:p>
          </table:table-cell>
          <table:table-cell table:style-name="ce7" table:formula="of:=BIN2HEX(RIGHT(HEX2BIN(RIGHT(LEFT([.$J60];2*[.AH$1]);2);8);4) &amp; LEFT(HEX2BIN(RIGHT(LEFT([.$J6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0];1);4)" office:value-type="string" office:string-value="0000" calcext:value-type="string">
            <text:p>0000</text:p>
          </table:table-cell>
          <table:table-cell table:style-name="ce7" table:formula="of:=HEX2BIN(RIGHT([.W60];1);4)" office:value-type="string" office:string-value="0000" calcext:value-type="string">
            <text:p>0000</text:p>
          </table:table-cell>
          <table:table-cell/>
          <table:table-cell table:style-name="ce23" table:formula="of:=LEFT([.AK60];1)" office:value-type="string" office:string-value="0" calcext:value-type="string">
            <text:p>0</text:p>
          </table:table-cell>
          <table:table-cell table:formula="of:=RIGHT(LEFT([.AK60];2);1)" office:value-type="string" office:string-value="0" calcext:value-type="string">
            <text:p>0</text:p>
          </table:table-cell>
          <table:table-cell table:formula="of:=LEFT(RIGHT([.AK60];2);1)" office:value-type="string" office:string-value="0" calcext:value-type="string">
            <text:p>0</text:p>
          </table:table-cell>
          <table:table-cell table:formula="of:=RIGHT(RIGHT([.AK60];2);1)" office:value-type="string" office:string-value="0" calcext:value-type="string">
            <text:p>0</text:p>
          </table:table-cell>
          <table:table-cell table:formula="of:=LEFT(LEFT([.AL60];2);1)" office:value-type="string" office:string-value="0" calcext:value-type="string">
            <text:p>0</text:p>
          </table:table-cell>
          <table:table-cell table:style-name="ce23" table:formula="of:=RIGHT(LEFT([.AL60];2);1)" office:value-type="string" office:string-value="0" calcext:value-type="string">
            <text:p>0</text:p>
          </table:table-cell>
          <table:table-cell table:style-name="ce23" table:formula="of:=LEFT(RIGHT([.AL60];2);1)" office:value-type="string" office:string-value="0" calcext:value-type="string">
            <text:p>0</text:p>
          </table:table-cell>
          <table:table-cell table:style-name="ce23" table:formula="of:=RIGHT(RIGHT([.AL60];2);1)" office:value-type="string" office:string-value="0" calcext:value-type="string">
            <text:p>0</text:p>
          </table:table-cell>
          <table:table-cell/>
          <table:table-cell table:formula="of:=[.AN60]&amp;[.AU60]&amp;[.AT60]&amp;[.AS60]" office:value-type="string" office:string-value="0000" calcext:value-type="string">
            <text:p>0000</text:p>
          </table:table-cell>
          <table:table-cell table:formula="of:=BIN2DEC([.AW60])" office:value-type="float" office:value="0" calcext:value-type="float">
            <text:p>0</text:p>
          </table:table-cell>
          <table:table-cell/>
          <table:table-cell table:style-name="ce7" table:formula="of:=HEX2BIN(LEFT([.Y60];1);4)" office:value-type="string" office:string-value="0000" calcext:value-type="string">
            <text:p>0000</text:p>
          </table:table-cell>
          <table:table-cell table:style-name="ce7" table:formula="of:=HEX2BIN(RIGHT([.Y6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1];16)">
            <text:p/>
          </table:table-cell>
          <table:table-cell table:style-name="ce10" table:formula="of:=RIGHT([.D6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1];2*[.Q$1]);2);8);4) &amp; LEFT(HEX2BIN(RIGHT(LEFT([.$J61];2*[.Q$1]);2);8);4);2)" office:value-type="string" office:string-value="00" calcext:value-type="string">
            <text:p>00</text:p>
          </table:table-cell>
          <table:table-cell table:style-name="ce7" table:formula="of:=BIN2HEX(RIGHT(HEX2BIN(RIGHT(LEFT([.$J61];2*[.R$1]);2);8);4) &amp; LEFT(HEX2BIN(RIGHT(LEFT([.$J61];2*[.R$1]);2);8);4);2)" office:value-type="string" office:string-value="00" calcext:value-type="string">
            <text:p>00</text:p>
          </table:table-cell>
          <table:table-cell table:style-name="ce7" table:formula="of:=BIN2HEX(RIGHT(HEX2BIN(RIGHT(LEFT([.$J61];2*[.S$1]);2);8);4) &amp; LEFT(HEX2BIN(RIGHT(LEFT([.$J61];2*[.S$1]);2);8);4);2)" office:value-type="string" office:string-value="00" calcext:value-type="string">
            <text:p>00</text:p>
          </table:table-cell>
          <table:table-cell table:style-name="ce7" table:formula="of:=BIN2HEX(RIGHT(HEX2BIN(RIGHT(LEFT([.$J61];2*[.T$1]);2);8);4) &amp; LEFT(HEX2BIN(RIGHT(LEFT([.$J61];2*[.T$1]);2);8);4);2)" office:value-type="string" office:string-value="00" calcext:value-type="string">
            <text:p>00</text:p>
          </table:table-cell>
          <table:table-cell table:style-name="ce7" table:formula="of:=BIN2HEX(RIGHT(HEX2BIN(RIGHT(LEFT([.$J61];2*[.U$1]);2);8);4) &amp; LEFT(HEX2BIN(RIGHT(LEFT([.$J61];2*[.U$1]);2);8);4);2)" office:value-type="string" office:string-value="00" calcext:value-type="string">
            <text:p>00</text:p>
          </table:table-cell>
          <table:table-cell table:style-name="ce7" table:formula="of:=BIN2HEX(RIGHT(HEX2BIN(RIGHT(LEFT([.$J61];2*[.V$1]);2);8);4) &amp; LEFT(HEX2BIN(RIGHT(LEFT([.$J61];2*[.V$1]);2);8);4);2)" office:value-type="string" office:string-value="00" calcext:value-type="string">
            <text:p>00</text:p>
          </table:table-cell>
          <table:table-cell table:style-name="ce21" table:formula="of:=BIN2HEX(RIGHT(HEX2BIN(RIGHT(LEFT([.$J61];2*[.W$1]);2);8);4) &amp; LEFT(HEX2BIN(RIGHT(LEFT([.$J61];2*[.W$1]);2);8);4);2)" office:value-type="string" office:string-value="00" calcext:value-type="string">
            <text:p>00</text:p>
          </table:table-cell>
          <table:table-cell table:style-name="ce21" table:formula="of:=BIN2HEX(RIGHT(HEX2BIN(RIGHT(LEFT([.$J61];2*[.X$1]);2);8);4) &amp; LEFT(HEX2BIN(RIGHT(LEFT([.$J61];2*[.X$1]);2);8);4);2)" office:value-type="string" office:string-value="00" calcext:value-type="string">
            <text:p>00</text:p>
          </table:table-cell>
          <table:table-cell table:style-name="ce21" table:formula="of:=BIN2HEX(RIGHT(HEX2BIN(RIGHT(LEFT([.$J61];2*[.Y$1]);2);8);4) &amp; LEFT(HEX2BIN(RIGHT(LEFT([.$J61];2*[.Y$1]);2);8);4);2)" office:value-type="string" office:string-value="00" calcext:value-type="string">
            <text:p>00</text:p>
          </table:table-cell>
          <table:table-cell table:style-name="ce7" table:formula="of:=BIN2HEX(RIGHT(HEX2BIN(RIGHT(LEFT([.$J61];2*[.Z$1]);2);8);4) &amp; LEFT(HEX2BIN(RIGHT(LEFT([.$J61];2*[.Z$1]);2);8);4);2)" office:value-type="string" office:string-value="00" calcext:value-type="string">
            <text:p>00</text:p>
          </table:table-cell>
          <table:table-cell table:style-name="ce7" table:formula="of:=BIN2HEX(RIGHT(HEX2BIN(RIGHT(LEFT([.$J61];2*[.AA$1]);2);8);4) &amp; LEFT(HEX2BIN(RIGHT(LEFT([.$J61];2*[.AA$1]);2);8);4);2)" office:value-type="string" office:string-value="00" calcext:value-type="string">
            <text:p>00</text:p>
          </table:table-cell>
          <table:table-cell table:style-name="ce7" table:formula="of:=BIN2HEX(RIGHT(HEX2BIN(RIGHT(LEFT([.$J61];2*[.AB$1]);2);8);4) &amp; LEFT(HEX2BIN(RIGHT(LEFT([.$J61];2*[.AB$1]);2);8);4);2)" office:value-type="string" office:string-value="00" calcext:value-type="string">
            <text:p>00</text:p>
          </table:table-cell>
          <table:table-cell table:style-name="ce7" table:formula="of:=BIN2HEX(RIGHT(HEX2BIN(RIGHT(LEFT([.$J61];2*[.AC$1]);2);8);4) &amp; LEFT(HEX2BIN(RIGHT(LEFT([.$J61];2*[.AC$1]);2);8);4);2)" office:value-type="string" office:string-value="00" calcext:value-type="string">
            <text:p>00</text:p>
          </table:table-cell>
          <table:table-cell table:style-name="ce7" table:formula="of:=BIN2HEX(RIGHT(HEX2BIN(RIGHT(LEFT([.$J61];2*[.AD$1]);2);8);4) &amp; LEFT(HEX2BIN(RIGHT(LEFT([.$J61];2*[.AD$1]);2);8);4);2)" office:value-type="string" office:string-value="00" calcext:value-type="string">
            <text:p>00</text:p>
          </table:table-cell>
          <table:table-cell table:style-name="ce7" table:formula="of:=BIN2HEX(RIGHT(HEX2BIN(RIGHT(LEFT([.$J61];2*[.AE$1]);2);8);4) &amp; LEFT(HEX2BIN(RIGHT(LEFT([.$J61];2*[.AE$1]);2);8);4);2)" office:value-type="string" office:string-value="00" calcext:value-type="string">
            <text:p>00</text:p>
          </table:table-cell>
          <table:table-cell table:style-name="ce7" table:formula="of:=BIN2HEX(RIGHT(HEX2BIN(RIGHT(LEFT([.$J61];2*[.AF$1]);2);8);4) &amp; LEFT(HEX2BIN(RIGHT(LEFT([.$J61];2*[.AF$1]);2);8);4);2)" office:value-type="string" office:string-value="00" calcext:value-type="string">
            <text:p>00</text:p>
          </table:table-cell>
          <table:table-cell table:style-name="ce7" table:formula="of:=BIN2HEX(RIGHT(HEX2BIN(RIGHT(LEFT([.$J61];2*[.AG$1]);2);8);4) &amp; LEFT(HEX2BIN(RIGHT(LEFT([.$J61];2*[.AG$1]);2);8);4);2)" office:value-type="string" office:string-value="00" calcext:value-type="string">
            <text:p>00</text:p>
          </table:table-cell>
          <table:table-cell table:style-name="ce7" table:formula="of:=BIN2HEX(RIGHT(HEX2BIN(RIGHT(LEFT([.$J61];2*[.AH$1]);2);8);4) &amp; LEFT(HEX2BIN(RIGHT(LEFT([.$J6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1];1);4)" office:value-type="string" office:string-value="0000" calcext:value-type="string">
            <text:p>0000</text:p>
          </table:table-cell>
          <table:table-cell table:style-name="ce7" table:formula="of:=HEX2BIN(RIGHT([.W61];1);4)" office:value-type="string" office:string-value="0000" calcext:value-type="string">
            <text:p>0000</text:p>
          </table:table-cell>
          <table:table-cell/>
          <table:table-cell table:style-name="ce23" table:formula="of:=LEFT([.AK61];1)" office:value-type="string" office:string-value="0" calcext:value-type="string">
            <text:p>0</text:p>
          </table:table-cell>
          <table:table-cell table:formula="of:=RIGHT(LEFT([.AK61];2);1)" office:value-type="string" office:string-value="0" calcext:value-type="string">
            <text:p>0</text:p>
          </table:table-cell>
          <table:table-cell table:formula="of:=LEFT(RIGHT([.AK61];2);1)" office:value-type="string" office:string-value="0" calcext:value-type="string">
            <text:p>0</text:p>
          </table:table-cell>
          <table:table-cell table:formula="of:=RIGHT(RIGHT([.AK61];2);1)" office:value-type="string" office:string-value="0" calcext:value-type="string">
            <text:p>0</text:p>
          </table:table-cell>
          <table:table-cell table:formula="of:=LEFT(LEFT([.AL61];2);1)" office:value-type="string" office:string-value="0" calcext:value-type="string">
            <text:p>0</text:p>
          </table:table-cell>
          <table:table-cell table:style-name="ce23" table:formula="of:=RIGHT(LEFT([.AL61];2);1)" office:value-type="string" office:string-value="0" calcext:value-type="string">
            <text:p>0</text:p>
          </table:table-cell>
          <table:table-cell table:style-name="ce23" table:formula="of:=LEFT(RIGHT([.AL61];2);1)" office:value-type="string" office:string-value="0" calcext:value-type="string">
            <text:p>0</text:p>
          </table:table-cell>
          <table:table-cell table:style-name="ce23" table:formula="of:=RIGHT(RIGHT([.AL61];2);1)" office:value-type="string" office:string-value="0" calcext:value-type="string">
            <text:p>0</text:p>
          </table:table-cell>
          <table:table-cell/>
          <table:table-cell table:formula="of:=[.AN61]&amp;[.AU61]&amp;[.AT61]&amp;[.AS61]" office:value-type="string" office:string-value="0000" calcext:value-type="string">
            <text:p>0000</text:p>
          </table:table-cell>
          <table:table-cell table:formula="of:=BIN2DEC([.AW61])" office:value-type="float" office:value="0" calcext:value-type="float">
            <text:p>0</text:p>
          </table:table-cell>
          <table:table-cell/>
          <table:table-cell table:style-name="ce7" table:formula="of:=HEX2BIN(LEFT([.Y61];1);4)" office:value-type="string" office:string-value="0000" calcext:value-type="string">
            <text:p>0000</text:p>
          </table:table-cell>
          <table:table-cell table:style-name="ce7" table:formula="of:=HEX2BIN(RIGHT([.Y6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2];16)">
            <text:p/>
          </table:table-cell>
          <table:table-cell table:style-name="ce10" table:formula="of:=RIGHT([.D6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2];2*[.Q$1]);2);8);4) &amp; LEFT(HEX2BIN(RIGHT(LEFT([.$J62];2*[.Q$1]);2);8);4);2)" office:value-type="string" office:string-value="00" calcext:value-type="string">
            <text:p>00</text:p>
          </table:table-cell>
          <table:table-cell table:style-name="ce7" table:formula="of:=BIN2HEX(RIGHT(HEX2BIN(RIGHT(LEFT([.$J62];2*[.R$1]);2);8);4) &amp; LEFT(HEX2BIN(RIGHT(LEFT([.$J62];2*[.R$1]);2);8);4);2)" office:value-type="string" office:string-value="00" calcext:value-type="string">
            <text:p>00</text:p>
          </table:table-cell>
          <table:table-cell table:style-name="ce7" table:formula="of:=BIN2HEX(RIGHT(HEX2BIN(RIGHT(LEFT([.$J62];2*[.S$1]);2);8);4) &amp; LEFT(HEX2BIN(RIGHT(LEFT([.$J62];2*[.S$1]);2);8);4);2)" office:value-type="string" office:string-value="00" calcext:value-type="string">
            <text:p>00</text:p>
          </table:table-cell>
          <table:table-cell table:style-name="ce7" table:formula="of:=BIN2HEX(RIGHT(HEX2BIN(RIGHT(LEFT([.$J62];2*[.T$1]);2);8);4) &amp; LEFT(HEX2BIN(RIGHT(LEFT([.$J62];2*[.T$1]);2);8);4);2)" office:value-type="string" office:string-value="00" calcext:value-type="string">
            <text:p>00</text:p>
          </table:table-cell>
          <table:table-cell table:style-name="ce7" table:formula="of:=BIN2HEX(RIGHT(HEX2BIN(RIGHT(LEFT([.$J62];2*[.U$1]);2);8);4) &amp; LEFT(HEX2BIN(RIGHT(LEFT([.$J62];2*[.U$1]);2);8);4);2)" office:value-type="string" office:string-value="00" calcext:value-type="string">
            <text:p>00</text:p>
          </table:table-cell>
          <table:table-cell table:style-name="ce7" table:formula="of:=BIN2HEX(RIGHT(HEX2BIN(RIGHT(LEFT([.$J62];2*[.V$1]);2);8);4) &amp; LEFT(HEX2BIN(RIGHT(LEFT([.$J62];2*[.V$1]);2);8);4);2)" office:value-type="string" office:string-value="00" calcext:value-type="string">
            <text:p>00</text:p>
          </table:table-cell>
          <table:table-cell table:style-name="ce21" table:formula="of:=BIN2HEX(RIGHT(HEX2BIN(RIGHT(LEFT([.$J62];2*[.W$1]);2);8);4) &amp; LEFT(HEX2BIN(RIGHT(LEFT([.$J62];2*[.W$1]);2);8);4);2)" office:value-type="string" office:string-value="00" calcext:value-type="string">
            <text:p>00</text:p>
          </table:table-cell>
          <table:table-cell table:style-name="ce21" table:formula="of:=BIN2HEX(RIGHT(HEX2BIN(RIGHT(LEFT([.$J62];2*[.X$1]);2);8);4) &amp; LEFT(HEX2BIN(RIGHT(LEFT([.$J62];2*[.X$1]);2);8);4);2)" office:value-type="string" office:string-value="00" calcext:value-type="string">
            <text:p>00</text:p>
          </table:table-cell>
          <table:table-cell table:style-name="ce21" table:formula="of:=BIN2HEX(RIGHT(HEX2BIN(RIGHT(LEFT([.$J62];2*[.Y$1]);2);8);4) &amp; LEFT(HEX2BIN(RIGHT(LEFT([.$J62];2*[.Y$1]);2);8);4);2)" office:value-type="string" office:string-value="00" calcext:value-type="string">
            <text:p>00</text:p>
          </table:table-cell>
          <table:table-cell table:style-name="ce7" table:formula="of:=BIN2HEX(RIGHT(HEX2BIN(RIGHT(LEFT([.$J62];2*[.Z$1]);2);8);4) &amp; LEFT(HEX2BIN(RIGHT(LEFT([.$J62];2*[.Z$1]);2);8);4);2)" office:value-type="string" office:string-value="00" calcext:value-type="string">
            <text:p>00</text:p>
          </table:table-cell>
          <table:table-cell table:style-name="ce7" table:formula="of:=BIN2HEX(RIGHT(HEX2BIN(RIGHT(LEFT([.$J62];2*[.AA$1]);2);8);4) &amp; LEFT(HEX2BIN(RIGHT(LEFT([.$J62];2*[.AA$1]);2);8);4);2)" office:value-type="string" office:string-value="00" calcext:value-type="string">
            <text:p>00</text:p>
          </table:table-cell>
          <table:table-cell table:style-name="ce7" table:formula="of:=BIN2HEX(RIGHT(HEX2BIN(RIGHT(LEFT([.$J62];2*[.AB$1]);2);8);4) &amp; LEFT(HEX2BIN(RIGHT(LEFT([.$J62];2*[.AB$1]);2);8);4);2)" office:value-type="string" office:string-value="00" calcext:value-type="string">
            <text:p>00</text:p>
          </table:table-cell>
          <table:table-cell table:style-name="ce7" table:formula="of:=BIN2HEX(RIGHT(HEX2BIN(RIGHT(LEFT([.$J62];2*[.AC$1]);2);8);4) &amp; LEFT(HEX2BIN(RIGHT(LEFT([.$J62];2*[.AC$1]);2);8);4);2)" office:value-type="string" office:string-value="00" calcext:value-type="string">
            <text:p>00</text:p>
          </table:table-cell>
          <table:table-cell table:style-name="ce7" table:formula="of:=BIN2HEX(RIGHT(HEX2BIN(RIGHT(LEFT([.$J62];2*[.AD$1]);2);8);4) &amp; LEFT(HEX2BIN(RIGHT(LEFT([.$J62];2*[.AD$1]);2);8);4);2)" office:value-type="string" office:string-value="00" calcext:value-type="string">
            <text:p>00</text:p>
          </table:table-cell>
          <table:table-cell table:style-name="ce7" table:formula="of:=BIN2HEX(RIGHT(HEX2BIN(RIGHT(LEFT([.$J62];2*[.AE$1]);2);8);4) &amp; LEFT(HEX2BIN(RIGHT(LEFT([.$J62];2*[.AE$1]);2);8);4);2)" office:value-type="string" office:string-value="00" calcext:value-type="string">
            <text:p>00</text:p>
          </table:table-cell>
          <table:table-cell table:style-name="ce7" table:formula="of:=BIN2HEX(RIGHT(HEX2BIN(RIGHT(LEFT([.$J62];2*[.AF$1]);2);8);4) &amp; LEFT(HEX2BIN(RIGHT(LEFT([.$J62];2*[.AF$1]);2);8);4);2)" office:value-type="string" office:string-value="00" calcext:value-type="string">
            <text:p>00</text:p>
          </table:table-cell>
          <table:table-cell table:style-name="ce7" table:formula="of:=BIN2HEX(RIGHT(HEX2BIN(RIGHT(LEFT([.$J62];2*[.AG$1]);2);8);4) &amp; LEFT(HEX2BIN(RIGHT(LEFT([.$J62];2*[.AG$1]);2);8);4);2)" office:value-type="string" office:string-value="00" calcext:value-type="string">
            <text:p>00</text:p>
          </table:table-cell>
          <table:table-cell table:style-name="ce7" table:formula="of:=BIN2HEX(RIGHT(HEX2BIN(RIGHT(LEFT([.$J62];2*[.AH$1]);2);8);4) &amp; LEFT(HEX2BIN(RIGHT(LEFT([.$J6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2];1);4)" office:value-type="string" office:string-value="0000" calcext:value-type="string">
            <text:p>0000</text:p>
          </table:table-cell>
          <table:table-cell table:style-name="ce7" table:formula="of:=HEX2BIN(RIGHT([.W62];1);4)" office:value-type="string" office:string-value="0000" calcext:value-type="string">
            <text:p>0000</text:p>
          </table:table-cell>
          <table:table-cell/>
          <table:table-cell table:style-name="ce23" table:formula="of:=LEFT([.AK62];1)" office:value-type="string" office:string-value="0" calcext:value-type="string">
            <text:p>0</text:p>
          </table:table-cell>
          <table:table-cell table:formula="of:=RIGHT(LEFT([.AK62];2);1)" office:value-type="string" office:string-value="0" calcext:value-type="string">
            <text:p>0</text:p>
          </table:table-cell>
          <table:table-cell table:formula="of:=LEFT(RIGHT([.AK62];2);1)" office:value-type="string" office:string-value="0" calcext:value-type="string">
            <text:p>0</text:p>
          </table:table-cell>
          <table:table-cell table:formula="of:=RIGHT(RIGHT([.AK62];2);1)" office:value-type="string" office:string-value="0" calcext:value-type="string">
            <text:p>0</text:p>
          </table:table-cell>
          <table:table-cell table:formula="of:=LEFT(LEFT([.AL62];2);1)" office:value-type="string" office:string-value="0" calcext:value-type="string">
            <text:p>0</text:p>
          </table:table-cell>
          <table:table-cell table:style-name="ce23" table:formula="of:=RIGHT(LEFT([.AL62];2);1)" office:value-type="string" office:string-value="0" calcext:value-type="string">
            <text:p>0</text:p>
          </table:table-cell>
          <table:table-cell table:style-name="ce23" table:formula="of:=LEFT(RIGHT([.AL62];2);1)" office:value-type="string" office:string-value="0" calcext:value-type="string">
            <text:p>0</text:p>
          </table:table-cell>
          <table:table-cell table:style-name="ce23" table:formula="of:=RIGHT(RIGHT([.AL62];2);1)" office:value-type="string" office:string-value="0" calcext:value-type="string">
            <text:p>0</text:p>
          </table:table-cell>
          <table:table-cell/>
          <table:table-cell table:formula="of:=[.AN62]&amp;[.AU62]&amp;[.AT62]&amp;[.AS62]" office:value-type="string" office:string-value="0000" calcext:value-type="string">
            <text:p>0000</text:p>
          </table:table-cell>
          <table:table-cell table:formula="of:=BIN2DEC([.AW62])" office:value-type="float" office:value="0" calcext:value-type="float">
            <text:p>0</text:p>
          </table:table-cell>
          <table:table-cell/>
          <table:table-cell table:style-name="ce7" table:formula="of:=HEX2BIN(LEFT([.Y62];1);4)" office:value-type="string" office:string-value="0000" calcext:value-type="string">
            <text:p>0000</text:p>
          </table:table-cell>
          <table:table-cell table:style-name="ce7" table:formula="of:=HEX2BIN(RIGHT([.Y6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3];16)">
            <text:p/>
          </table:table-cell>
          <table:table-cell table:style-name="ce10" table:formula="of:=RIGHT([.D6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3];2*[.Q$1]);2);8);4) &amp; LEFT(HEX2BIN(RIGHT(LEFT([.$J63];2*[.Q$1]);2);8);4);2)" office:value-type="string" office:string-value="00" calcext:value-type="string">
            <text:p>00</text:p>
          </table:table-cell>
          <table:table-cell table:style-name="ce7" table:formula="of:=BIN2HEX(RIGHT(HEX2BIN(RIGHT(LEFT([.$J63];2*[.R$1]);2);8);4) &amp; LEFT(HEX2BIN(RIGHT(LEFT([.$J63];2*[.R$1]);2);8);4);2)" office:value-type="string" office:string-value="00" calcext:value-type="string">
            <text:p>00</text:p>
          </table:table-cell>
          <table:table-cell table:style-name="ce7" table:formula="of:=BIN2HEX(RIGHT(HEX2BIN(RIGHT(LEFT([.$J63];2*[.S$1]);2);8);4) &amp; LEFT(HEX2BIN(RIGHT(LEFT([.$J63];2*[.S$1]);2);8);4);2)" office:value-type="string" office:string-value="00" calcext:value-type="string">
            <text:p>00</text:p>
          </table:table-cell>
          <table:table-cell table:style-name="ce7" table:formula="of:=BIN2HEX(RIGHT(HEX2BIN(RIGHT(LEFT([.$J63];2*[.T$1]);2);8);4) &amp; LEFT(HEX2BIN(RIGHT(LEFT([.$J63];2*[.T$1]);2);8);4);2)" office:value-type="string" office:string-value="00" calcext:value-type="string">
            <text:p>00</text:p>
          </table:table-cell>
          <table:table-cell table:style-name="ce7" table:formula="of:=BIN2HEX(RIGHT(HEX2BIN(RIGHT(LEFT([.$J63];2*[.U$1]);2);8);4) &amp; LEFT(HEX2BIN(RIGHT(LEFT([.$J63];2*[.U$1]);2);8);4);2)" office:value-type="string" office:string-value="00" calcext:value-type="string">
            <text:p>00</text:p>
          </table:table-cell>
          <table:table-cell table:style-name="ce7" table:formula="of:=BIN2HEX(RIGHT(HEX2BIN(RIGHT(LEFT([.$J63];2*[.V$1]);2);8);4) &amp; LEFT(HEX2BIN(RIGHT(LEFT([.$J63];2*[.V$1]);2);8);4);2)" office:value-type="string" office:string-value="00" calcext:value-type="string">
            <text:p>00</text:p>
          </table:table-cell>
          <table:table-cell table:style-name="ce21" table:formula="of:=BIN2HEX(RIGHT(HEX2BIN(RIGHT(LEFT([.$J63];2*[.W$1]);2);8);4) &amp; LEFT(HEX2BIN(RIGHT(LEFT([.$J63];2*[.W$1]);2);8);4);2)" office:value-type="string" office:string-value="00" calcext:value-type="string">
            <text:p>00</text:p>
          </table:table-cell>
          <table:table-cell table:style-name="ce21" table:formula="of:=BIN2HEX(RIGHT(HEX2BIN(RIGHT(LEFT([.$J63];2*[.X$1]);2);8);4) &amp; LEFT(HEX2BIN(RIGHT(LEFT([.$J63];2*[.X$1]);2);8);4);2)" office:value-type="string" office:string-value="00" calcext:value-type="string">
            <text:p>00</text:p>
          </table:table-cell>
          <table:table-cell table:style-name="ce21" table:formula="of:=BIN2HEX(RIGHT(HEX2BIN(RIGHT(LEFT([.$J63];2*[.Y$1]);2);8);4) &amp; LEFT(HEX2BIN(RIGHT(LEFT([.$J63];2*[.Y$1]);2);8);4);2)" office:value-type="string" office:string-value="00" calcext:value-type="string">
            <text:p>00</text:p>
          </table:table-cell>
          <table:table-cell table:style-name="ce7" table:formula="of:=BIN2HEX(RIGHT(HEX2BIN(RIGHT(LEFT([.$J63];2*[.Z$1]);2);8);4) &amp; LEFT(HEX2BIN(RIGHT(LEFT([.$J63];2*[.Z$1]);2);8);4);2)" office:value-type="string" office:string-value="00" calcext:value-type="string">
            <text:p>00</text:p>
          </table:table-cell>
          <table:table-cell table:style-name="ce7" table:formula="of:=BIN2HEX(RIGHT(HEX2BIN(RIGHT(LEFT([.$J63];2*[.AA$1]);2);8);4) &amp; LEFT(HEX2BIN(RIGHT(LEFT([.$J63];2*[.AA$1]);2);8);4);2)" office:value-type="string" office:string-value="00" calcext:value-type="string">
            <text:p>00</text:p>
          </table:table-cell>
          <table:table-cell table:style-name="ce7" table:formula="of:=BIN2HEX(RIGHT(HEX2BIN(RIGHT(LEFT([.$J63];2*[.AB$1]);2);8);4) &amp; LEFT(HEX2BIN(RIGHT(LEFT([.$J63];2*[.AB$1]);2);8);4);2)" office:value-type="string" office:string-value="00" calcext:value-type="string">
            <text:p>00</text:p>
          </table:table-cell>
          <table:table-cell table:style-name="ce7" table:formula="of:=BIN2HEX(RIGHT(HEX2BIN(RIGHT(LEFT([.$J63];2*[.AC$1]);2);8);4) &amp; LEFT(HEX2BIN(RIGHT(LEFT([.$J63];2*[.AC$1]);2);8);4);2)" office:value-type="string" office:string-value="00" calcext:value-type="string">
            <text:p>00</text:p>
          </table:table-cell>
          <table:table-cell table:style-name="ce7" table:formula="of:=BIN2HEX(RIGHT(HEX2BIN(RIGHT(LEFT([.$J63];2*[.AD$1]);2);8);4) &amp; LEFT(HEX2BIN(RIGHT(LEFT([.$J63];2*[.AD$1]);2);8);4);2)" office:value-type="string" office:string-value="00" calcext:value-type="string">
            <text:p>00</text:p>
          </table:table-cell>
          <table:table-cell table:style-name="ce7" table:formula="of:=BIN2HEX(RIGHT(HEX2BIN(RIGHT(LEFT([.$J63];2*[.AE$1]);2);8);4) &amp; LEFT(HEX2BIN(RIGHT(LEFT([.$J63];2*[.AE$1]);2);8);4);2)" office:value-type="string" office:string-value="00" calcext:value-type="string">
            <text:p>00</text:p>
          </table:table-cell>
          <table:table-cell table:style-name="ce7" table:formula="of:=BIN2HEX(RIGHT(HEX2BIN(RIGHT(LEFT([.$J63];2*[.AF$1]);2);8);4) &amp; LEFT(HEX2BIN(RIGHT(LEFT([.$J63];2*[.AF$1]);2);8);4);2)" office:value-type="string" office:string-value="00" calcext:value-type="string">
            <text:p>00</text:p>
          </table:table-cell>
          <table:table-cell table:style-name="ce7" table:formula="of:=BIN2HEX(RIGHT(HEX2BIN(RIGHT(LEFT([.$J63];2*[.AG$1]);2);8);4) &amp; LEFT(HEX2BIN(RIGHT(LEFT([.$J63];2*[.AG$1]);2);8);4);2)" office:value-type="string" office:string-value="00" calcext:value-type="string">
            <text:p>00</text:p>
          </table:table-cell>
          <table:table-cell table:style-name="ce7" table:formula="of:=BIN2HEX(RIGHT(HEX2BIN(RIGHT(LEFT([.$J63];2*[.AH$1]);2);8);4) &amp; LEFT(HEX2BIN(RIGHT(LEFT([.$J6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3];1);4)" office:value-type="string" office:string-value="0000" calcext:value-type="string">
            <text:p>0000</text:p>
          </table:table-cell>
          <table:table-cell table:style-name="ce7" table:formula="of:=HEX2BIN(RIGHT([.W63];1);4)" office:value-type="string" office:string-value="0000" calcext:value-type="string">
            <text:p>0000</text:p>
          </table:table-cell>
          <table:table-cell/>
          <table:table-cell table:style-name="ce23" table:formula="of:=LEFT([.AK63];1)" office:value-type="string" office:string-value="0" calcext:value-type="string">
            <text:p>0</text:p>
          </table:table-cell>
          <table:table-cell table:formula="of:=RIGHT(LEFT([.AK63];2);1)" office:value-type="string" office:string-value="0" calcext:value-type="string">
            <text:p>0</text:p>
          </table:table-cell>
          <table:table-cell table:formula="of:=LEFT(RIGHT([.AK63];2);1)" office:value-type="string" office:string-value="0" calcext:value-type="string">
            <text:p>0</text:p>
          </table:table-cell>
          <table:table-cell table:formula="of:=RIGHT(RIGHT([.AK63];2);1)" office:value-type="string" office:string-value="0" calcext:value-type="string">
            <text:p>0</text:p>
          </table:table-cell>
          <table:table-cell table:formula="of:=LEFT(LEFT([.AL63];2);1)" office:value-type="string" office:string-value="0" calcext:value-type="string">
            <text:p>0</text:p>
          </table:table-cell>
          <table:table-cell table:style-name="ce23" table:formula="of:=RIGHT(LEFT([.AL63];2);1)" office:value-type="string" office:string-value="0" calcext:value-type="string">
            <text:p>0</text:p>
          </table:table-cell>
          <table:table-cell table:style-name="ce23" table:formula="of:=LEFT(RIGHT([.AL63];2);1)" office:value-type="string" office:string-value="0" calcext:value-type="string">
            <text:p>0</text:p>
          </table:table-cell>
          <table:table-cell table:style-name="ce23" table:formula="of:=RIGHT(RIGHT([.AL63];2);1)" office:value-type="string" office:string-value="0" calcext:value-type="string">
            <text:p>0</text:p>
          </table:table-cell>
          <table:table-cell/>
          <table:table-cell table:formula="of:=[.AN63]&amp;[.AU63]&amp;[.AT63]&amp;[.AS63]" office:value-type="string" office:string-value="0000" calcext:value-type="string">
            <text:p>0000</text:p>
          </table:table-cell>
          <table:table-cell table:formula="of:=BIN2DEC([.AW63])" office:value-type="float" office:value="0" calcext:value-type="float">
            <text:p>0</text:p>
          </table:table-cell>
          <table:table-cell/>
          <table:table-cell table:style-name="ce7" table:formula="of:=HEX2BIN(LEFT([.Y63];1);4)" office:value-type="string" office:string-value="0000" calcext:value-type="string">
            <text:p>0000</text:p>
          </table:table-cell>
          <table:table-cell table:style-name="ce7" table:formula="of:=HEX2BIN(RIGHT([.Y6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4];16)">
            <text:p/>
          </table:table-cell>
          <table:table-cell table:style-name="ce10" table:formula="of:=RIGHT([.D6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4];2*[.Q$1]);2);8);4) &amp; LEFT(HEX2BIN(RIGHT(LEFT([.$J64];2*[.Q$1]);2);8);4);2)" office:value-type="string" office:string-value="00" calcext:value-type="string">
            <text:p>00</text:p>
          </table:table-cell>
          <table:table-cell table:style-name="ce7" table:formula="of:=BIN2HEX(RIGHT(HEX2BIN(RIGHT(LEFT([.$J64];2*[.R$1]);2);8);4) &amp; LEFT(HEX2BIN(RIGHT(LEFT([.$J64];2*[.R$1]);2);8);4);2)" office:value-type="string" office:string-value="00" calcext:value-type="string">
            <text:p>00</text:p>
          </table:table-cell>
          <table:table-cell table:style-name="ce7" table:formula="of:=BIN2HEX(RIGHT(HEX2BIN(RIGHT(LEFT([.$J64];2*[.S$1]);2);8);4) &amp; LEFT(HEX2BIN(RIGHT(LEFT([.$J64];2*[.S$1]);2);8);4);2)" office:value-type="string" office:string-value="00" calcext:value-type="string">
            <text:p>00</text:p>
          </table:table-cell>
          <table:table-cell table:style-name="ce7" table:formula="of:=BIN2HEX(RIGHT(HEX2BIN(RIGHT(LEFT([.$J64];2*[.T$1]);2);8);4) &amp; LEFT(HEX2BIN(RIGHT(LEFT([.$J64];2*[.T$1]);2);8);4);2)" office:value-type="string" office:string-value="00" calcext:value-type="string">
            <text:p>00</text:p>
          </table:table-cell>
          <table:table-cell table:style-name="ce7" table:formula="of:=BIN2HEX(RIGHT(HEX2BIN(RIGHT(LEFT([.$J64];2*[.U$1]);2);8);4) &amp; LEFT(HEX2BIN(RIGHT(LEFT([.$J64];2*[.U$1]);2);8);4);2)" office:value-type="string" office:string-value="00" calcext:value-type="string">
            <text:p>00</text:p>
          </table:table-cell>
          <table:table-cell table:style-name="ce7" table:formula="of:=BIN2HEX(RIGHT(HEX2BIN(RIGHT(LEFT([.$J64];2*[.V$1]);2);8);4) &amp; LEFT(HEX2BIN(RIGHT(LEFT([.$J64];2*[.V$1]);2);8);4);2)" office:value-type="string" office:string-value="00" calcext:value-type="string">
            <text:p>00</text:p>
          </table:table-cell>
          <table:table-cell table:style-name="ce21" table:formula="of:=BIN2HEX(RIGHT(HEX2BIN(RIGHT(LEFT([.$J64];2*[.W$1]);2);8);4) &amp; LEFT(HEX2BIN(RIGHT(LEFT([.$J64];2*[.W$1]);2);8);4);2)" office:value-type="string" office:string-value="00" calcext:value-type="string">
            <text:p>00</text:p>
          </table:table-cell>
          <table:table-cell table:style-name="ce21" table:formula="of:=BIN2HEX(RIGHT(HEX2BIN(RIGHT(LEFT([.$J64];2*[.X$1]);2);8);4) &amp; LEFT(HEX2BIN(RIGHT(LEFT([.$J64];2*[.X$1]);2);8);4);2)" office:value-type="string" office:string-value="00" calcext:value-type="string">
            <text:p>00</text:p>
          </table:table-cell>
          <table:table-cell table:style-name="ce21" table:formula="of:=BIN2HEX(RIGHT(HEX2BIN(RIGHT(LEFT([.$J64];2*[.Y$1]);2);8);4) &amp; LEFT(HEX2BIN(RIGHT(LEFT([.$J64];2*[.Y$1]);2);8);4);2)" office:value-type="string" office:string-value="00" calcext:value-type="string">
            <text:p>00</text:p>
          </table:table-cell>
          <table:table-cell table:style-name="ce7" table:formula="of:=BIN2HEX(RIGHT(HEX2BIN(RIGHT(LEFT([.$J64];2*[.Z$1]);2);8);4) &amp; LEFT(HEX2BIN(RIGHT(LEFT([.$J64];2*[.Z$1]);2);8);4);2)" office:value-type="string" office:string-value="00" calcext:value-type="string">
            <text:p>00</text:p>
          </table:table-cell>
          <table:table-cell table:style-name="ce7" table:formula="of:=BIN2HEX(RIGHT(HEX2BIN(RIGHT(LEFT([.$J64];2*[.AA$1]);2);8);4) &amp; LEFT(HEX2BIN(RIGHT(LEFT([.$J64];2*[.AA$1]);2);8);4);2)" office:value-type="string" office:string-value="00" calcext:value-type="string">
            <text:p>00</text:p>
          </table:table-cell>
          <table:table-cell table:style-name="ce7" table:formula="of:=BIN2HEX(RIGHT(HEX2BIN(RIGHT(LEFT([.$J64];2*[.AB$1]);2);8);4) &amp; LEFT(HEX2BIN(RIGHT(LEFT([.$J64];2*[.AB$1]);2);8);4);2)" office:value-type="string" office:string-value="00" calcext:value-type="string">
            <text:p>00</text:p>
          </table:table-cell>
          <table:table-cell table:style-name="ce7" table:formula="of:=BIN2HEX(RIGHT(HEX2BIN(RIGHT(LEFT([.$J64];2*[.AC$1]);2);8);4) &amp; LEFT(HEX2BIN(RIGHT(LEFT([.$J64];2*[.AC$1]);2);8);4);2)" office:value-type="string" office:string-value="00" calcext:value-type="string">
            <text:p>00</text:p>
          </table:table-cell>
          <table:table-cell table:style-name="ce7" table:formula="of:=BIN2HEX(RIGHT(HEX2BIN(RIGHT(LEFT([.$J64];2*[.AD$1]);2);8);4) &amp; LEFT(HEX2BIN(RIGHT(LEFT([.$J64];2*[.AD$1]);2);8);4);2)" office:value-type="string" office:string-value="00" calcext:value-type="string">
            <text:p>00</text:p>
          </table:table-cell>
          <table:table-cell table:style-name="ce7" table:formula="of:=BIN2HEX(RIGHT(HEX2BIN(RIGHT(LEFT([.$J64];2*[.AE$1]);2);8);4) &amp; LEFT(HEX2BIN(RIGHT(LEFT([.$J64];2*[.AE$1]);2);8);4);2)" office:value-type="string" office:string-value="00" calcext:value-type="string">
            <text:p>00</text:p>
          </table:table-cell>
          <table:table-cell table:style-name="ce7" table:formula="of:=BIN2HEX(RIGHT(HEX2BIN(RIGHT(LEFT([.$J64];2*[.AF$1]);2);8);4) &amp; LEFT(HEX2BIN(RIGHT(LEFT([.$J64];2*[.AF$1]);2);8);4);2)" office:value-type="string" office:string-value="00" calcext:value-type="string">
            <text:p>00</text:p>
          </table:table-cell>
          <table:table-cell table:style-name="ce7" table:formula="of:=BIN2HEX(RIGHT(HEX2BIN(RIGHT(LEFT([.$J64];2*[.AG$1]);2);8);4) &amp; LEFT(HEX2BIN(RIGHT(LEFT([.$J64];2*[.AG$1]);2);8);4);2)" office:value-type="string" office:string-value="00" calcext:value-type="string">
            <text:p>00</text:p>
          </table:table-cell>
          <table:table-cell table:style-name="ce7" table:formula="of:=BIN2HEX(RIGHT(HEX2BIN(RIGHT(LEFT([.$J64];2*[.AH$1]);2);8);4) &amp; LEFT(HEX2BIN(RIGHT(LEFT([.$J6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4];1);4)" office:value-type="string" office:string-value="0000" calcext:value-type="string">
            <text:p>0000</text:p>
          </table:table-cell>
          <table:table-cell table:style-name="ce7" table:formula="of:=HEX2BIN(RIGHT([.W64];1);4)" office:value-type="string" office:string-value="0000" calcext:value-type="string">
            <text:p>0000</text:p>
          </table:table-cell>
          <table:table-cell/>
          <table:table-cell table:style-name="ce23" table:formula="of:=LEFT([.AK64];1)" office:value-type="string" office:string-value="0" calcext:value-type="string">
            <text:p>0</text:p>
          </table:table-cell>
          <table:table-cell table:formula="of:=RIGHT(LEFT([.AK64];2);1)" office:value-type="string" office:string-value="0" calcext:value-type="string">
            <text:p>0</text:p>
          </table:table-cell>
          <table:table-cell table:formula="of:=LEFT(RIGHT([.AK64];2);1)" office:value-type="string" office:string-value="0" calcext:value-type="string">
            <text:p>0</text:p>
          </table:table-cell>
          <table:table-cell table:formula="of:=RIGHT(RIGHT([.AK64];2);1)" office:value-type="string" office:string-value="0" calcext:value-type="string">
            <text:p>0</text:p>
          </table:table-cell>
          <table:table-cell table:formula="of:=LEFT(LEFT([.AL64];2);1)" office:value-type="string" office:string-value="0" calcext:value-type="string">
            <text:p>0</text:p>
          </table:table-cell>
          <table:table-cell table:style-name="ce23" table:formula="of:=RIGHT(LEFT([.AL64];2);1)" office:value-type="string" office:string-value="0" calcext:value-type="string">
            <text:p>0</text:p>
          </table:table-cell>
          <table:table-cell table:style-name="ce23" table:formula="of:=LEFT(RIGHT([.AL64];2);1)" office:value-type="string" office:string-value="0" calcext:value-type="string">
            <text:p>0</text:p>
          </table:table-cell>
          <table:table-cell table:style-name="ce23" table:formula="of:=RIGHT(RIGHT([.AL64];2);1)" office:value-type="string" office:string-value="0" calcext:value-type="string">
            <text:p>0</text:p>
          </table:table-cell>
          <table:table-cell/>
          <table:table-cell table:formula="of:=[.AN64]&amp;[.AU64]&amp;[.AT64]&amp;[.AS64]" office:value-type="string" office:string-value="0000" calcext:value-type="string">
            <text:p>0000</text:p>
          </table:table-cell>
          <table:table-cell table:formula="of:=BIN2DEC([.AW64])" office:value-type="float" office:value="0" calcext:value-type="float">
            <text:p>0</text:p>
          </table:table-cell>
          <table:table-cell/>
          <table:table-cell table:style-name="ce7" table:formula="of:=HEX2BIN(LEFT([.Y64];1);4)" office:value-type="string" office:string-value="0000" calcext:value-type="string">
            <text:p>0000</text:p>
          </table:table-cell>
          <table:table-cell table:style-name="ce7" table:formula="of:=HEX2BIN(RIGHT([.Y6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5];16)">
            <text:p/>
          </table:table-cell>
          <table:table-cell table:style-name="ce10" table:formula="of:=RIGHT([.D6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5];2*[.Q$1]);2);8);4) &amp; LEFT(HEX2BIN(RIGHT(LEFT([.$J65];2*[.Q$1]);2);8);4);2)" office:value-type="string" office:string-value="00" calcext:value-type="string">
            <text:p>00</text:p>
          </table:table-cell>
          <table:table-cell table:style-name="ce7" table:formula="of:=BIN2HEX(RIGHT(HEX2BIN(RIGHT(LEFT([.$J65];2*[.R$1]);2);8);4) &amp; LEFT(HEX2BIN(RIGHT(LEFT([.$J65];2*[.R$1]);2);8);4);2)" office:value-type="string" office:string-value="00" calcext:value-type="string">
            <text:p>00</text:p>
          </table:table-cell>
          <table:table-cell table:style-name="ce7" table:formula="of:=BIN2HEX(RIGHT(HEX2BIN(RIGHT(LEFT([.$J65];2*[.S$1]);2);8);4) &amp; LEFT(HEX2BIN(RIGHT(LEFT([.$J65];2*[.S$1]);2);8);4);2)" office:value-type="string" office:string-value="00" calcext:value-type="string">
            <text:p>00</text:p>
          </table:table-cell>
          <table:table-cell table:style-name="ce7" table:formula="of:=BIN2HEX(RIGHT(HEX2BIN(RIGHT(LEFT([.$J65];2*[.T$1]);2);8);4) &amp; LEFT(HEX2BIN(RIGHT(LEFT([.$J65];2*[.T$1]);2);8);4);2)" office:value-type="string" office:string-value="00" calcext:value-type="string">
            <text:p>00</text:p>
          </table:table-cell>
          <table:table-cell table:style-name="ce7" table:formula="of:=BIN2HEX(RIGHT(HEX2BIN(RIGHT(LEFT([.$J65];2*[.U$1]);2);8);4) &amp; LEFT(HEX2BIN(RIGHT(LEFT([.$J65];2*[.U$1]);2);8);4);2)" office:value-type="string" office:string-value="00" calcext:value-type="string">
            <text:p>00</text:p>
          </table:table-cell>
          <table:table-cell table:style-name="ce7" table:formula="of:=BIN2HEX(RIGHT(HEX2BIN(RIGHT(LEFT([.$J65];2*[.V$1]);2);8);4) &amp; LEFT(HEX2BIN(RIGHT(LEFT([.$J65];2*[.V$1]);2);8);4);2)" office:value-type="string" office:string-value="00" calcext:value-type="string">
            <text:p>00</text:p>
          </table:table-cell>
          <table:table-cell table:style-name="ce21" table:formula="of:=BIN2HEX(RIGHT(HEX2BIN(RIGHT(LEFT([.$J65];2*[.W$1]);2);8);4) &amp; LEFT(HEX2BIN(RIGHT(LEFT([.$J65];2*[.W$1]);2);8);4);2)" office:value-type="string" office:string-value="00" calcext:value-type="string">
            <text:p>00</text:p>
          </table:table-cell>
          <table:table-cell table:style-name="ce21" table:formula="of:=BIN2HEX(RIGHT(HEX2BIN(RIGHT(LEFT([.$J65];2*[.X$1]);2);8);4) &amp; LEFT(HEX2BIN(RIGHT(LEFT([.$J65];2*[.X$1]);2);8);4);2)" office:value-type="string" office:string-value="00" calcext:value-type="string">
            <text:p>00</text:p>
          </table:table-cell>
          <table:table-cell table:style-name="ce21" table:formula="of:=BIN2HEX(RIGHT(HEX2BIN(RIGHT(LEFT([.$J65];2*[.Y$1]);2);8);4) &amp; LEFT(HEX2BIN(RIGHT(LEFT([.$J65];2*[.Y$1]);2);8);4);2)" office:value-type="string" office:string-value="00" calcext:value-type="string">
            <text:p>00</text:p>
          </table:table-cell>
          <table:table-cell table:style-name="ce7" table:formula="of:=BIN2HEX(RIGHT(HEX2BIN(RIGHT(LEFT([.$J65];2*[.Z$1]);2);8);4) &amp; LEFT(HEX2BIN(RIGHT(LEFT([.$J65];2*[.Z$1]);2);8);4);2)" office:value-type="string" office:string-value="00" calcext:value-type="string">
            <text:p>00</text:p>
          </table:table-cell>
          <table:table-cell table:style-name="ce7" table:formula="of:=BIN2HEX(RIGHT(HEX2BIN(RIGHT(LEFT([.$J65];2*[.AA$1]);2);8);4) &amp; LEFT(HEX2BIN(RIGHT(LEFT([.$J65];2*[.AA$1]);2);8);4);2)" office:value-type="string" office:string-value="00" calcext:value-type="string">
            <text:p>00</text:p>
          </table:table-cell>
          <table:table-cell table:style-name="ce7" table:formula="of:=BIN2HEX(RIGHT(HEX2BIN(RIGHT(LEFT([.$J65];2*[.AB$1]);2);8);4) &amp; LEFT(HEX2BIN(RIGHT(LEFT([.$J65];2*[.AB$1]);2);8);4);2)" office:value-type="string" office:string-value="00" calcext:value-type="string">
            <text:p>00</text:p>
          </table:table-cell>
          <table:table-cell table:style-name="ce7" table:formula="of:=BIN2HEX(RIGHT(HEX2BIN(RIGHT(LEFT([.$J65];2*[.AC$1]);2);8);4) &amp; LEFT(HEX2BIN(RIGHT(LEFT([.$J65];2*[.AC$1]);2);8);4);2)" office:value-type="string" office:string-value="00" calcext:value-type="string">
            <text:p>00</text:p>
          </table:table-cell>
          <table:table-cell table:style-name="ce7" table:formula="of:=BIN2HEX(RIGHT(HEX2BIN(RIGHT(LEFT([.$J65];2*[.AD$1]);2);8);4) &amp; LEFT(HEX2BIN(RIGHT(LEFT([.$J65];2*[.AD$1]);2);8);4);2)" office:value-type="string" office:string-value="00" calcext:value-type="string">
            <text:p>00</text:p>
          </table:table-cell>
          <table:table-cell table:style-name="ce7" table:formula="of:=BIN2HEX(RIGHT(HEX2BIN(RIGHT(LEFT([.$J65];2*[.AE$1]);2);8);4) &amp; LEFT(HEX2BIN(RIGHT(LEFT([.$J65];2*[.AE$1]);2);8);4);2)" office:value-type="string" office:string-value="00" calcext:value-type="string">
            <text:p>00</text:p>
          </table:table-cell>
          <table:table-cell table:style-name="ce7" table:formula="of:=BIN2HEX(RIGHT(HEX2BIN(RIGHT(LEFT([.$J65];2*[.AF$1]);2);8);4) &amp; LEFT(HEX2BIN(RIGHT(LEFT([.$J65];2*[.AF$1]);2);8);4);2)" office:value-type="string" office:string-value="00" calcext:value-type="string">
            <text:p>00</text:p>
          </table:table-cell>
          <table:table-cell table:style-name="ce7" table:formula="of:=BIN2HEX(RIGHT(HEX2BIN(RIGHT(LEFT([.$J65];2*[.AG$1]);2);8);4) &amp; LEFT(HEX2BIN(RIGHT(LEFT([.$J65];2*[.AG$1]);2);8);4);2)" office:value-type="string" office:string-value="00" calcext:value-type="string">
            <text:p>00</text:p>
          </table:table-cell>
          <table:table-cell table:style-name="ce7" table:formula="of:=BIN2HEX(RIGHT(HEX2BIN(RIGHT(LEFT([.$J65];2*[.AH$1]);2);8);4) &amp; LEFT(HEX2BIN(RIGHT(LEFT([.$J6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5];1);4)" office:value-type="string" office:string-value="0000" calcext:value-type="string">
            <text:p>0000</text:p>
          </table:table-cell>
          <table:table-cell table:style-name="ce7" table:formula="of:=HEX2BIN(RIGHT([.W65];1);4)" office:value-type="string" office:string-value="0000" calcext:value-type="string">
            <text:p>0000</text:p>
          </table:table-cell>
          <table:table-cell/>
          <table:table-cell table:style-name="ce23" table:formula="of:=LEFT([.AK65];1)" office:value-type="string" office:string-value="0" calcext:value-type="string">
            <text:p>0</text:p>
          </table:table-cell>
          <table:table-cell table:formula="of:=RIGHT(LEFT([.AK65];2);1)" office:value-type="string" office:string-value="0" calcext:value-type="string">
            <text:p>0</text:p>
          </table:table-cell>
          <table:table-cell table:formula="of:=LEFT(RIGHT([.AK65];2);1)" office:value-type="string" office:string-value="0" calcext:value-type="string">
            <text:p>0</text:p>
          </table:table-cell>
          <table:table-cell table:formula="of:=RIGHT(RIGHT([.AK65];2);1)" office:value-type="string" office:string-value="0" calcext:value-type="string">
            <text:p>0</text:p>
          </table:table-cell>
          <table:table-cell table:formula="of:=LEFT(LEFT([.AL65];2);1)" office:value-type="string" office:string-value="0" calcext:value-type="string">
            <text:p>0</text:p>
          </table:table-cell>
          <table:table-cell table:style-name="ce23" table:formula="of:=RIGHT(LEFT([.AL65];2);1)" office:value-type="string" office:string-value="0" calcext:value-type="string">
            <text:p>0</text:p>
          </table:table-cell>
          <table:table-cell table:style-name="ce23" table:formula="of:=LEFT(RIGHT([.AL65];2);1)" office:value-type="string" office:string-value="0" calcext:value-type="string">
            <text:p>0</text:p>
          </table:table-cell>
          <table:table-cell table:style-name="ce23" table:formula="of:=RIGHT(RIGHT([.AL65];2);1)" office:value-type="string" office:string-value="0" calcext:value-type="string">
            <text:p>0</text:p>
          </table:table-cell>
          <table:table-cell/>
          <table:table-cell table:formula="of:=[.AN65]&amp;[.AU65]&amp;[.AT65]&amp;[.AS65]" office:value-type="string" office:string-value="0000" calcext:value-type="string">
            <text:p>0000</text:p>
          </table:table-cell>
          <table:table-cell table:formula="of:=BIN2DEC([.AW65])" office:value-type="float" office:value="0" calcext:value-type="float">
            <text:p>0</text:p>
          </table:table-cell>
          <table:table-cell/>
          <table:table-cell table:style-name="ce7" table:formula="of:=HEX2BIN(LEFT([.Y65];1);4)" office:value-type="string" office:string-value="0000" calcext:value-type="string">
            <text:p>0000</text:p>
          </table:table-cell>
          <table:table-cell table:style-name="ce7" table:formula="of:=HEX2BIN(RIGHT([.Y6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6];16)">
            <text:p/>
          </table:table-cell>
          <table:table-cell table:style-name="ce10" table:formula="of:=RIGHT([.D6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6];2*[.Q$1]);2);8);4) &amp; LEFT(HEX2BIN(RIGHT(LEFT([.$J66];2*[.Q$1]);2);8);4);2)" office:value-type="string" office:string-value="00" calcext:value-type="string">
            <text:p>00</text:p>
          </table:table-cell>
          <table:table-cell table:style-name="ce7" table:formula="of:=BIN2HEX(RIGHT(HEX2BIN(RIGHT(LEFT([.$J66];2*[.R$1]);2);8);4) &amp; LEFT(HEX2BIN(RIGHT(LEFT([.$J66];2*[.R$1]);2);8);4);2)" office:value-type="string" office:string-value="00" calcext:value-type="string">
            <text:p>00</text:p>
          </table:table-cell>
          <table:table-cell table:style-name="ce7" table:formula="of:=BIN2HEX(RIGHT(HEX2BIN(RIGHT(LEFT([.$J66];2*[.S$1]);2);8);4) &amp; LEFT(HEX2BIN(RIGHT(LEFT([.$J66];2*[.S$1]);2);8);4);2)" office:value-type="string" office:string-value="00" calcext:value-type="string">
            <text:p>00</text:p>
          </table:table-cell>
          <table:table-cell table:style-name="ce7" table:formula="of:=BIN2HEX(RIGHT(HEX2BIN(RIGHT(LEFT([.$J66];2*[.T$1]);2);8);4) &amp; LEFT(HEX2BIN(RIGHT(LEFT([.$J66];2*[.T$1]);2);8);4);2)" office:value-type="string" office:string-value="00" calcext:value-type="string">
            <text:p>00</text:p>
          </table:table-cell>
          <table:table-cell table:style-name="ce7" table:formula="of:=BIN2HEX(RIGHT(HEX2BIN(RIGHT(LEFT([.$J66];2*[.U$1]);2);8);4) &amp; LEFT(HEX2BIN(RIGHT(LEFT([.$J66];2*[.U$1]);2);8);4);2)" office:value-type="string" office:string-value="00" calcext:value-type="string">
            <text:p>00</text:p>
          </table:table-cell>
          <table:table-cell table:style-name="ce7" table:formula="of:=BIN2HEX(RIGHT(HEX2BIN(RIGHT(LEFT([.$J66];2*[.V$1]);2);8);4) &amp; LEFT(HEX2BIN(RIGHT(LEFT([.$J66];2*[.V$1]);2);8);4);2)" office:value-type="string" office:string-value="00" calcext:value-type="string">
            <text:p>00</text:p>
          </table:table-cell>
          <table:table-cell table:style-name="ce21" table:formula="of:=BIN2HEX(RIGHT(HEX2BIN(RIGHT(LEFT([.$J66];2*[.W$1]);2);8);4) &amp; LEFT(HEX2BIN(RIGHT(LEFT([.$J66];2*[.W$1]);2);8);4);2)" office:value-type="string" office:string-value="00" calcext:value-type="string">
            <text:p>00</text:p>
          </table:table-cell>
          <table:table-cell table:style-name="ce21" table:formula="of:=BIN2HEX(RIGHT(HEX2BIN(RIGHT(LEFT([.$J66];2*[.X$1]);2);8);4) &amp; LEFT(HEX2BIN(RIGHT(LEFT([.$J66];2*[.X$1]);2);8);4);2)" office:value-type="string" office:string-value="00" calcext:value-type="string">
            <text:p>00</text:p>
          </table:table-cell>
          <table:table-cell table:style-name="ce21" table:formula="of:=BIN2HEX(RIGHT(HEX2BIN(RIGHT(LEFT([.$J66];2*[.Y$1]);2);8);4) &amp; LEFT(HEX2BIN(RIGHT(LEFT([.$J66];2*[.Y$1]);2);8);4);2)" office:value-type="string" office:string-value="00" calcext:value-type="string">
            <text:p>00</text:p>
          </table:table-cell>
          <table:table-cell table:style-name="ce7" table:formula="of:=BIN2HEX(RIGHT(HEX2BIN(RIGHT(LEFT([.$J66];2*[.Z$1]);2);8);4) &amp; LEFT(HEX2BIN(RIGHT(LEFT([.$J66];2*[.Z$1]);2);8);4);2)" office:value-type="string" office:string-value="00" calcext:value-type="string">
            <text:p>00</text:p>
          </table:table-cell>
          <table:table-cell table:style-name="ce7" table:formula="of:=BIN2HEX(RIGHT(HEX2BIN(RIGHT(LEFT([.$J66];2*[.AA$1]);2);8);4) &amp; LEFT(HEX2BIN(RIGHT(LEFT([.$J66];2*[.AA$1]);2);8);4);2)" office:value-type="string" office:string-value="00" calcext:value-type="string">
            <text:p>00</text:p>
          </table:table-cell>
          <table:table-cell table:style-name="ce7" table:formula="of:=BIN2HEX(RIGHT(HEX2BIN(RIGHT(LEFT([.$J66];2*[.AB$1]);2);8);4) &amp; LEFT(HEX2BIN(RIGHT(LEFT([.$J66];2*[.AB$1]);2);8);4);2)" office:value-type="string" office:string-value="00" calcext:value-type="string">
            <text:p>00</text:p>
          </table:table-cell>
          <table:table-cell table:style-name="ce7" table:formula="of:=BIN2HEX(RIGHT(HEX2BIN(RIGHT(LEFT([.$J66];2*[.AC$1]);2);8);4) &amp; LEFT(HEX2BIN(RIGHT(LEFT([.$J66];2*[.AC$1]);2);8);4);2)" office:value-type="string" office:string-value="00" calcext:value-type="string">
            <text:p>00</text:p>
          </table:table-cell>
          <table:table-cell table:style-name="ce7" table:formula="of:=BIN2HEX(RIGHT(HEX2BIN(RIGHT(LEFT([.$J66];2*[.AD$1]);2);8);4) &amp; LEFT(HEX2BIN(RIGHT(LEFT([.$J66];2*[.AD$1]);2);8);4);2)" office:value-type="string" office:string-value="00" calcext:value-type="string">
            <text:p>00</text:p>
          </table:table-cell>
          <table:table-cell table:style-name="ce7" table:formula="of:=BIN2HEX(RIGHT(HEX2BIN(RIGHT(LEFT([.$J66];2*[.AE$1]);2);8);4) &amp; LEFT(HEX2BIN(RIGHT(LEFT([.$J66];2*[.AE$1]);2);8);4);2)" office:value-type="string" office:string-value="00" calcext:value-type="string">
            <text:p>00</text:p>
          </table:table-cell>
          <table:table-cell table:style-name="ce7" table:formula="of:=BIN2HEX(RIGHT(HEX2BIN(RIGHT(LEFT([.$J66];2*[.AF$1]);2);8);4) &amp; LEFT(HEX2BIN(RIGHT(LEFT([.$J66];2*[.AF$1]);2);8);4);2)" office:value-type="string" office:string-value="00" calcext:value-type="string">
            <text:p>00</text:p>
          </table:table-cell>
          <table:table-cell table:style-name="ce7" table:formula="of:=BIN2HEX(RIGHT(HEX2BIN(RIGHT(LEFT([.$J66];2*[.AG$1]);2);8);4) &amp; LEFT(HEX2BIN(RIGHT(LEFT([.$J66];2*[.AG$1]);2);8);4);2)" office:value-type="string" office:string-value="00" calcext:value-type="string">
            <text:p>00</text:p>
          </table:table-cell>
          <table:table-cell table:style-name="ce7" table:formula="of:=BIN2HEX(RIGHT(HEX2BIN(RIGHT(LEFT([.$J66];2*[.AH$1]);2);8);4) &amp; LEFT(HEX2BIN(RIGHT(LEFT([.$J6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6];1);4)" office:value-type="string" office:string-value="0000" calcext:value-type="string">
            <text:p>0000</text:p>
          </table:table-cell>
          <table:table-cell table:style-name="ce7" table:formula="of:=HEX2BIN(RIGHT([.W66];1);4)" office:value-type="string" office:string-value="0000" calcext:value-type="string">
            <text:p>0000</text:p>
          </table:table-cell>
          <table:table-cell/>
          <table:table-cell table:style-name="ce23" table:formula="of:=LEFT([.AK66];1)" office:value-type="string" office:string-value="0" calcext:value-type="string">
            <text:p>0</text:p>
          </table:table-cell>
          <table:table-cell table:formula="of:=RIGHT(LEFT([.AK66];2);1)" office:value-type="string" office:string-value="0" calcext:value-type="string">
            <text:p>0</text:p>
          </table:table-cell>
          <table:table-cell table:formula="of:=LEFT(RIGHT([.AK66];2);1)" office:value-type="string" office:string-value="0" calcext:value-type="string">
            <text:p>0</text:p>
          </table:table-cell>
          <table:table-cell table:formula="of:=RIGHT(RIGHT([.AK66];2);1)" office:value-type="string" office:string-value="0" calcext:value-type="string">
            <text:p>0</text:p>
          </table:table-cell>
          <table:table-cell table:formula="of:=LEFT(LEFT([.AL66];2);1)" office:value-type="string" office:string-value="0" calcext:value-type="string">
            <text:p>0</text:p>
          </table:table-cell>
          <table:table-cell table:style-name="ce23" table:formula="of:=RIGHT(LEFT([.AL66];2);1)" office:value-type="string" office:string-value="0" calcext:value-type="string">
            <text:p>0</text:p>
          </table:table-cell>
          <table:table-cell table:style-name="ce23" table:formula="of:=LEFT(RIGHT([.AL66];2);1)" office:value-type="string" office:string-value="0" calcext:value-type="string">
            <text:p>0</text:p>
          </table:table-cell>
          <table:table-cell table:style-name="ce23" table:formula="of:=RIGHT(RIGHT([.AL66];2);1)" office:value-type="string" office:string-value="0" calcext:value-type="string">
            <text:p>0</text:p>
          </table:table-cell>
          <table:table-cell/>
          <table:table-cell table:formula="of:=[.AN66]&amp;[.AU66]&amp;[.AT66]&amp;[.AS66]" office:value-type="string" office:string-value="0000" calcext:value-type="string">
            <text:p>0000</text:p>
          </table:table-cell>
          <table:table-cell table:formula="of:=BIN2DEC([.AW66])" office:value-type="float" office:value="0" calcext:value-type="float">
            <text:p>0</text:p>
          </table:table-cell>
          <table:table-cell/>
          <table:table-cell table:style-name="ce7" table:formula="of:=HEX2BIN(LEFT([.Y66];1);4)" office:value-type="string" office:string-value="0000" calcext:value-type="string">
            <text:p>0000</text:p>
          </table:table-cell>
          <table:table-cell table:style-name="ce7" table:formula="of:=HEX2BIN(RIGHT([.Y6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7];16)">
            <text:p/>
          </table:table-cell>
          <table:table-cell table:style-name="ce10" table:formula="of:=RIGHT([.D6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7];2*[.Q$1]);2);8);4) &amp; LEFT(HEX2BIN(RIGHT(LEFT([.$J67];2*[.Q$1]);2);8);4);2)" office:value-type="string" office:string-value="00" calcext:value-type="string">
            <text:p>00</text:p>
          </table:table-cell>
          <table:table-cell table:style-name="ce7" table:formula="of:=BIN2HEX(RIGHT(HEX2BIN(RIGHT(LEFT([.$J67];2*[.R$1]);2);8);4) &amp; LEFT(HEX2BIN(RIGHT(LEFT([.$J67];2*[.R$1]);2);8);4);2)" office:value-type="string" office:string-value="00" calcext:value-type="string">
            <text:p>00</text:p>
          </table:table-cell>
          <table:table-cell table:style-name="ce7" table:formula="of:=BIN2HEX(RIGHT(HEX2BIN(RIGHT(LEFT([.$J67];2*[.S$1]);2);8);4) &amp; LEFT(HEX2BIN(RIGHT(LEFT([.$J67];2*[.S$1]);2);8);4);2)" office:value-type="string" office:string-value="00" calcext:value-type="string">
            <text:p>00</text:p>
          </table:table-cell>
          <table:table-cell table:style-name="ce7" table:formula="of:=BIN2HEX(RIGHT(HEX2BIN(RIGHT(LEFT([.$J67];2*[.T$1]);2);8);4) &amp; LEFT(HEX2BIN(RIGHT(LEFT([.$J67];2*[.T$1]);2);8);4);2)" office:value-type="string" office:string-value="00" calcext:value-type="string">
            <text:p>00</text:p>
          </table:table-cell>
          <table:table-cell table:style-name="ce7" table:formula="of:=BIN2HEX(RIGHT(HEX2BIN(RIGHT(LEFT([.$J67];2*[.U$1]);2);8);4) &amp; LEFT(HEX2BIN(RIGHT(LEFT([.$J67];2*[.U$1]);2);8);4);2)" office:value-type="string" office:string-value="00" calcext:value-type="string">
            <text:p>00</text:p>
          </table:table-cell>
          <table:table-cell table:style-name="ce7" table:formula="of:=BIN2HEX(RIGHT(HEX2BIN(RIGHT(LEFT([.$J67];2*[.V$1]);2);8);4) &amp; LEFT(HEX2BIN(RIGHT(LEFT([.$J67];2*[.V$1]);2);8);4);2)" office:value-type="string" office:string-value="00" calcext:value-type="string">
            <text:p>00</text:p>
          </table:table-cell>
          <table:table-cell table:style-name="ce21" table:formula="of:=BIN2HEX(RIGHT(HEX2BIN(RIGHT(LEFT([.$J67];2*[.W$1]);2);8);4) &amp; LEFT(HEX2BIN(RIGHT(LEFT([.$J67];2*[.W$1]);2);8);4);2)" office:value-type="string" office:string-value="00" calcext:value-type="string">
            <text:p>00</text:p>
          </table:table-cell>
          <table:table-cell table:style-name="ce21" table:formula="of:=BIN2HEX(RIGHT(HEX2BIN(RIGHT(LEFT([.$J67];2*[.X$1]);2);8);4) &amp; LEFT(HEX2BIN(RIGHT(LEFT([.$J67];2*[.X$1]);2);8);4);2)" office:value-type="string" office:string-value="00" calcext:value-type="string">
            <text:p>00</text:p>
          </table:table-cell>
          <table:table-cell table:style-name="ce21" table:formula="of:=BIN2HEX(RIGHT(HEX2BIN(RIGHT(LEFT([.$J67];2*[.Y$1]);2);8);4) &amp; LEFT(HEX2BIN(RIGHT(LEFT([.$J67];2*[.Y$1]);2);8);4);2)" office:value-type="string" office:string-value="00" calcext:value-type="string">
            <text:p>00</text:p>
          </table:table-cell>
          <table:table-cell table:style-name="ce7" table:formula="of:=BIN2HEX(RIGHT(HEX2BIN(RIGHT(LEFT([.$J67];2*[.Z$1]);2);8);4) &amp; LEFT(HEX2BIN(RIGHT(LEFT([.$J67];2*[.Z$1]);2);8);4);2)" office:value-type="string" office:string-value="00" calcext:value-type="string">
            <text:p>00</text:p>
          </table:table-cell>
          <table:table-cell table:style-name="ce7" table:formula="of:=BIN2HEX(RIGHT(HEX2BIN(RIGHT(LEFT([.$J67];2*[.AA$1]);2);8);4) &amp; LEFT(HEX2BIN(RIGHT(LEFT([.$J67];2*[.AA$1]);2);8);4);2)" office:value-type="string" office:string-value="00" calcext:value-type="string">
            <text:p>00</text:p>
          </table:table-cell>
          <table:table-cell table:style-name="ce7" table:formula="of:=BIN2HEX(RIGHT(HEX2BIN(RIGHT(LEFT([.$J67];2*[.AB$1]);2);8);4) &amp; LEFT(HEX2BIN(RIGHT(LEFT([.$J67];2*[.AB$1]);2);8);4);2)" office:value-type="string" office:string-value="00" calcext:value-type="string">
            <text:p>00</text:p>
          </table:table-cell>
          <table:table-cell table:style-name="ce7" table:formula="of:=BIN2HEX(RIGHT(HEX2BIN(RIGHT(LEFT([.$J67];2*[.AC$1]);2);8);4) &amp; LEFT(HEX2BIN(RIGHT(LEFT([.$J67];2*[.AC$1]);2);8);4);2)" office:value-type="string" office:string-value="00" calcext:value-type="string">
            <text:p>00</text:p>
          </table:table-cell>
          <table:table-cell table:style-name="ce7" table:formula="of:=BIN2HEX(RIGHT(HEX2BIN(RIGHT(LEFT([.$J67];2*[.AD$1]);2);8);4) &amp; LEFT(HEX2BIN(RIGHT(LEFT([.$J67];2*[.AD$1]);2);8);4);2)" office:value-type="string" office:string-value="00" calcext:value-type="string">
            <text:p>00</text:p>
          </table:table-cell>
          <table:table-cell table:style-name="ce7" table:formula="of:=BIN2HEX(RIGHT(HEX2BIN(RIGHT(LEFT([.$J67];2*[.AE$1]);2);8);4) &amp; LEFT(HEX2BIN(RIGHT(LEFT([.$J67];2*[.AE$1]);2);8);4);2)" office:value-type="string" office:string-value="00" calcext:value-type="string">
            <text:p>00</text:p>
          </table:table-cell>
          <table:table-cell table:style-name="ce7" table:formula="of:=BIN2HEX(RIGHT(HEX2BIN(RIGHT(LEFT([.$J67];2*[.AF$1]);2);8);4) &amp; LEFT(HEX2BIN(RIGHT(LEFT([.$J67];2*[.AF$1]);2);8);4);2)" office:value-type="string" office:string-value="00" calcext:value-type="string">
            <text:p>00</text:p>
          </table:table-cell>
          <table:table-cell table:style-name="ce7" table:formula="of:=BIN2HEX(RIGHT(HEX2BIN(RIGHT(LEFT([.$J67];2*[.AG$1]);2);8);4) &amp; LEFT(HEX2BIN(RIGHT(LEFT([.$J67];2*[.AG$1]);2);8);4);2)" office:value-type="string" office:string-value="00" calcext:value-type="string">
            <text:p>00</text:p>
          </table:table-cell>
          <table:table-cell table:style-name="ce7" table:formula="of:=BIN2HEX(RIGHT(HEX2BIN(RIGHT(LEFT([.$J67];2*[.AH$1]);2);8);4) &amp; LEFT(HEX2BIN(RIGHT(LEFT([.$J6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7];1);4)" office:value-type="string" office:string-value="0000" calcext:value-type="string">
            <text:p>0000</text:p>
          </table:table-cell>
          <table:table-cell table:style-name="ce7" table:formula="of:=HEX2BIN(RIGHT([.W67];1);4)" office:value-type="string" office:string-value="0000" calcext:value-type="string">
            <text:p>0000</text:p>
          </table:table-cell>
          <table:table-cell/>
          <table:table-cell table:style-name="ce23" table:formula="of:=LEFT([.AK67];1)" office:value-type="string" office:string-value="0" calcext:value-type="string">
            <text:p>0</text:p>
          </table:table-cell>
          <table:table-cell table:formula="of:=RIGHT(LEFT([.AK67];2);1)" office:value-type="string" office:string-value="0" calcext:value-type="string">
            <text:p>0</text:p>
          </table:table-cell>
          <table:table-cell table:formula="of:=LEFT(RIGHT([.AK67];2);1)" office:value-type="string" office:string-value="0" calcext:value-type="string">
            <text:p>0</text:p>
          </table:table-cell>
          <table:table-cell table:formula="of:=RIGHT(RIGHT([.AK67];2);1)" office:value-type="string" office:string-value="0" calcext:value-type="string">
            <text:p>0</text:p>
          </table:table-cell>
          <table:table-cell table:formula="of:=LEFT(LEFT([.AL67];2);1)" office:value-type="string" office:string-value="0" calcext:value-type="string">
            <text:p>0</text:p>
          </table:table-cell>
          <table:table-cell table:style-name="ce23" table:formula="of:=RIGHT(LEFT([.AL67];2);1)" office:value-type="string" office:string-value="0" calcext:value-type="string">
            <text:p>0</text:p>
          </table:table-cell>
          <table:table-cell table:style-name="ce23" table:formula="of:=LEFT(RIGHT([.AL67];2);1)" office:value-type="string" office:string-value="0" calcext:value-type="string">
            <text:p>0</text:p>
          </table:table-cell>
          <table:table-cell table:style-name="ce23" table:formula="of:=RIGHT(RIGHT([.AL67];2);1)" office:value-type="string" office:string-value="0" calcext:value-type="string">
            <text:p>0</text:p>
          </table:table-cell>
          <table:table-cell/>
          <table:table-cell table:formula="of:=[.AN67]&amp;[.AU67]&amp;[.AT67]&amp;[.AS67]" office:value-type="string" office:string-value="0000" calcext:value-type="string">
            <text:p>0000</text:p>
          </table:table-cell>
          <table:table-cell table:formula="of:=BIN2DEC([.AW67])" office:value-type="float" office:value="0" calcext:value-type="float">
            <text:p>0</text:p>
          </table:table-cell>
          <table:table-cell/>
          <table:table-cell table:style-name="ce7" table:formula="of:=HEX2BIN(LEFT([.Y67];1);4)" office:value-type="string" office:string-value="0000" calcext:value-type="string">
            <text:p>0000</text:p>
          </table:table-cell>
          <table:table-cell table:style-name="ce7" table:formula="of:=HEX2BIN(RIGHT([.Y6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8];16)">
            <text:p/>
          </table:table-cell>
          <table:table-cell table:style-name="ce10" table:formula="of:=RIGHT([.D6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8];2*[.Q$1]);2);8);4) &amp; LEFT(HEX2BIN(RIGHT(LEFT([.$J68];2*[.Q$1]);2);8);4);2)" office:value-type="string" office:string-value="00" calcext:value-type="string">
            <text:p>00</text:p>
          </table:table-cell>
          <table:table-cell table:style-name="ce7" table:formula="of:=BIN2HEX(RIGHT(HEX2BIN(RIGHT(LEFT([.$J68];2*[.R$1]);2);8);4) &amp; LEFT(HEX2BIN(RIGHT(LEFT([.$J68];2*[.R$1]);2);8);4);2)" office:value-type="string" office:string-value="00" calcext:value-type="string">
            <text:p>00</text:p>
          </table:table-cell>
          <table:table-cell table:style-name="ce7" table:formula="of:=BIN2HEX(RIGHT(HEX2BIN(RIGHT(LEFT([.$J68];2*[.S$1]);2);8);4) &amp; LEFT(HEX2BIN(RIGHT(LEFT([.$J68];2*[.S$1]);2);8);4);2)" office:value-type="string" office:string-value="00" calcext:value-type="string">
            <text:p>00</text:p>
          </table:table-cell>
          <table:table-cell table:style-name="ce7" table:formula="of:=BIN2HEX(RIGHT(HEX2BIN(RIGHT(LEFT([.$J68];2*[.T$1]);2);8);4) &amp; LEFT(HEX2BIN(RIGHT(LEFT([.$J68];2*[.T$1]);2);8);4);2)" office:value-type="string" office:string-value="00" calcext:value-type="string">
            <text:p>00</text:p>
          </table:table-cell>
          <table:table-cell table:style-name="ce7" table:formula="of:=BIN2HEX(RIGHT(HEX2BIN(RIGHT(LEFT([.$J68];2*[.U$1]);2);8);4) &amp; LEFT(HEX2BIN(RIGHT(LEFT([.$J68];2*[.U$1]);2);8);4);2)" office:value-type="string" office:string-value="00" calcext:value-type="string">
            <text:p>00</text:p>
          </table:table-cell>
          <table:table-cell table:style-name="ce7" table:formula="of:=BIN2HEX(RIGHT(HEX2BIN(RIGHT(LEFT([.$J68];2*[.V$1]);2);8);4) &amp; LEFT(HEX2BIN(RIGHT(LEFT([.$J68];2*[.V$1]);2);8);4);2)" office:value-type="string" office:string-value="00" calcext:value-type="string">
            <text:p>00</text:p>
          </table:table-cell>
          <table:table-cell table:style-name="ce21" table:formula="of:=BIN2HEX(RIGHT(HEX2BIN(RIGHT(LEFT([.$J68];2*[.W$1]);2);8);4) &amp; LEFT(HEX2BIN(RIGHT(LEFT([.$J68];2*[.W$1]);2);8);4);2)" office:value-type="string" office:string-value="00" calcext:value-type="string">
            <text:p>00</text:p>
          </table:table-cell>
          <table:table-cell table:style-name="ce21" table:formula="of:=BIN2HEX(RIGHT(HEX2BIN(RIGHT(LEFT([.$J68];2*[.X$1]);2);8);4) &amp; LEFT(HEX2BIN(RIGHT(LEFT([.$J68];2*[.X$1]);2);8);4);2)" office:value-type="string" office:string-value="00" calcext:value-type="string">
            <text:p>00</text:p>
          </table:table-cell>
          <table:table-cell table:style-name="ce21" table:formula="of:=BIN2HEX(RIGHT(HEX2BIN(RIGHT(LEFT([.$J68];2*[.Y$1]);2);8);4) &amp; LEFT(HEX2BIN(RIGHT(LEFT([.$J68];2*[.Y$1]);2);8);4);2)" office:value-type="string" office:string-value="00" calcext:value-type="string">
            <text:p>00</text:p>
          </table:table-cell>
          <table:table-cell table:style-name="ce7" table:formula="of:=BIN2HEX(RIGHT(HEX2BIN(RIGHT(LEFT([.$J68];2*[.Z$1]);2);8);4) &amp; LEFT(HEX2BIN(RIGHT(LEFT([.$J68];2*[.Z$1]);2);8);4);2)" office:value-type="string" office:string-value="00" calcext:value-type="string">
            <text:p>00</text:p>
          </table:table-cell>
          <table:table-cell table:style-name="ce7" table:formula="of:=BIN2HEX(RIGHT(HEX2BIN(RIGHT(LEFT([.$J68];2*[.AA$1]);2);8);4) &amp; LEFT(HEX2BIN(RIGHT(LEFT([.$J68];2*[.AA$1]);2);8);4);2)" office:value-type="string" office:string-value="00" calcext:value-type="string">
            <text:p>00</text:p>
          </table:table-cell>
          <table:table-cell table:style-name="ce7" table:formula="of:=BIN2HEX(RIGHT(HEX2BIN(RIGHT(LEFT([.$J68];2*[.AB$1]);2);8);4) &amp; LEFT(HEX2BIN(RIGHT(LEFT([.$J68];2*[.AB$1]);2);8);4);2)" office:value-type="string" office:string-value="00" calcext:value-type="string">
            <text:p>00</text:p>
          </table:table-cell>
          <table:table-cell table:style-name="ce7" table:formula="of:=BIN2HEX(RIGHT(HEX2BIN(RIGHT(LEFT([.$J68];2*[.AC$1]);2);8);4) &amp; LEFT(HEX2BIN(RIGHT(LEFT([.$J68];2*[.AC$1]);2);8);4);2)" office:value-type="string" office:string-value="00" calcext:value-type="string">
            <text:p>00</text:p>
          </table:table-cell>
          <table:table-cell table:style-name="ce7" table:formula="of:=BIN2HEX(RIGHT(HEX2BIN(RIGHT(LEFT([.$J68];2*[.AD$1]);2);8);4) &amp; LEFT(HEX2BIN(RIGHT(LEFT([.$J68];2*[.AD$1]);2);8);4);2)" office:value-type="string" office:string-value="00" calcext:value-type="string">
            <text:p>00</text:p>
          </table:table-cell>
          <table:table-cell table:style-name="ce7" table:formula="of:=BIN2HEX(RIGHT(HEX2BIN(RIGHT(LEFT([.$J68];2*[.AE$1]);2);8);4) &amp; LEFT(HEX2BIN(RIGHT(LEFT([.$J68];2*[.AE$1]);2);8);4);2)" office:value-type="string" office:string-value="00" calcext:value-type="string">
            <text:p>00</text:p>
          </table:table-cell>
          <table:table-cell table:style-name="ce7" table:formula="of:=BIN2HEX(RIGHT(HEX2BIN(RIGHT(LEFT([.$J68];2*[.AF$1]);2);8);4) &amp; LEFT(HEX2BIN(RIGHT(LEFT([.$J68];2*[.AF$1]);2);8);4);2)" office:value-type="string" office:string-value="00" calcext:value-type="string">
            <text:p>00</text:p>
          </table:table-cell>
          <table:table-cell table:style-name="ce7" table:formula="of:=BIN2HEX(RIGHT(HEX2BIN(RIGHT(LEFT([.$J68];2*[.AG$1]);2);8);4) &amp; LEFT(HEX2BIN(RIGHT(LEFT([.$J68];2*[.AG$1]);2);8);4);2)" office:value-type="string" office:string-value="00" calcext:value-type="string">
            <text:p>00</text:p>
          </table:table-cell>
          <table:table-cell table:style-name="ce7" table:formula="of:=BIN2HEX(RIGHT(HEX2BIN(RIGHT(LEFT([.$J68];2*[.AH$1]);2);8);4) &amp; LEFT(HEX2BIN(RIGHT(LEFT([.$J6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8];1);4)" office:value-type="string" office:string-value="0000" calcext:value-type="string">
            <text:p>0000</text:p>
          </table:table-cell>
          <table:table-cell table:style-name="ce7" table:formula="of:=HEX2BIN(RIGHT([.W68];1);4)" office:value-type="string" office:string-value="0000" calcext:value-type="string">
            <text:p>0000</text:p>
          </table:table-cell>
          <table:table-cell/>
          <table:table-cell table:style-name="ce23" table:formula="of:=LEFT([.AK68];1)" office:value-type="string" office:string-value="0" calcext:value-type="string">
            <text:p>0</text:p>
          </table:table-cell>
          <table:table-cell table:formula="of:=RIGHT(LEFT([.AK68];2);1)" office:value-type="string" office:string-value="0" calcext:value-type="string">
            <text:p>0</text:p>
          </table:table-cell>
          <table:table-cell table:formula="of:=LEFT(RIGHT([.AK68];2);1)" office:value-type="string" office:string-value="0" calcext:value-type="string">
            <text:p>0</text:p>
          </table:table-cell>
          <table:table-cell table:formula="of:=RIGHT(RIGHT([.AK68];2);1)" office:value-type="string" office:string-value="0" calcext:value-type="string">
            <text:p>0</text:p>
          </table:table-cell>
          <table:table-cell table:formula="of:=LEFT(LEFT([.AL68];2);1)" office:value-type="string" office:string-value="0" calcext:value-type="string">
            <text:p>0</text:p>
          </table:table-cell>
          <table:table-cell table:style-name="ce23" table:formula="of:=RIGHT(LEFT([.AL68];2);1)" office:value-type="string" office:string-value="0" calcext:value-type="string">
            <text:p>0</text:p>
          </table:table-cell>
          <table:table-cell table:style-name="ce23" table:formula="of:=LEFT(RIGHT([.AL68];2);1)" office:value-type="string" office:string-value="0" calcext:value-type="string">
            <text:p>0</text:p>
          </table:table-cell>
          <table:table-cell table:style-name="ce23" table:formula="of:=RIGHT(RIGHT([.AL68];2);1)" office:value-type="string" office:string-value="0" calcext:value-type="string">
            <text:p>0</text:p>
          </table:table-cell>
          <table:table-cell/>
          <table:table-cell table:formula="of:=[.AN68]&amp;[.AU68]&amp;[.AT68]&amp;[.AS68]" office:value-type="string" office:string-value="0000" calcext:value-type="string">
            <text:p>0000</text:p>
          </table:table-cell>
          <table:table-cell table:formula="of:=BIN2DEC([.AW68])" office:value-type="float" office:value="0" calcext:value-type="float">
            <text:p>0</text:p>
          </table:table-cell>
          <table:table-cell/>
          <table:table-cell table:style-name="ce7" table:formula="of:=HEX2BIN(LEFT([.Y68];1);4)" office:value-type="string" office:string-value="0000" calcext:value-type="string">
            <text:p>0000</text:p>
          </table:table-cell>
          <table:table-cell table:style-name="ce7" table:formula="of:=HEX2BIN(RIGHT([.Y6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9];16)">
            <text:p/>
          </table:table-cell>
          <table:table-cell table:style-name="ce10" table:formula="of:=RIGHT([.D6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9];2*[.Q$1]);2);8);4) &amp; LEFT(HEX2BIN(RIGHT(LEFT([.$J69];2*[.Q$1]);2);8);4);2)" office:value-type="string" office:string-value="00" calcext:value-type="string">
            <text:p>00</text:p>
          </table:table-cell>
          <table:table-cell table:style-name="ce7" table:formula="of:=BIN2HEX(RIGHT(HEX2BIN(RIGHT(LEFT([.$J69];2*[.R$1]);2);8);4) &amp; LEFT(HEX2BIN(RIGHT(LEFT([.$J69];2*[.R$1]);2);8);4);2)" office:value-type="string" office:string-value="00" calcext:value-type="string">
            <text:p>00</text:p>
          </table:table-cell>
          <table:table-cell table:style-name="ce7" table:formula="of:=BIN2HEX(RIGHT(HEX2BIN(RIGHT(LEFT([.$J69];2*[.S$1]);2);8);4) &amp; LEFT(HEX2BIN(RIGHT(LEFT([.$J69];2*[.S$1]);2);8);4);2)" office:value-type="string" office:string-value="00" calcext:value-type="string">
            <text:p>00</text:p>
          </table:table-cell>
          <table:table-cell table:style-name="ce7" table:formula="of:=BIN2HEX(RIGHT(HEX2BIN(RIGHT(LEFT([.$J69];2*[.T$1]);2);8);4) &amp; LEFT(HEX2BIN(RIGHT(LEFT([.$J69];2*[.T$1]);2);8);4);2)" office:value-type="string" office:string-value="00" calcext:value-type="string">
            <text:p>00</text:p>
          </table:table-cell>
          <table:table-cell table:style-name="ce7" table:formula="of:=BIN2HEX(RIGHT(HEX2BIN(RIGHT(LEFT([.$J69];2*[.U$1]);2);8);4) &amp; LEFT(HEX2BIN(RIGHT(LEFT([.$J69];2*[.U$1]);2);8);4);2)" office:value-type="string" office:string-value="00" calcext:value-type="string">
            <text:p>00</text:p>
          </table:table-cell>
          <table:table-cell table:style-name="ce7" table:formula="of:=BIN2HEX(RIGHT(HEX2BIN(RIGHT(LEFT([.$J69];2*[.V$1]);2);8);4) &amp; LEFT(HEX2BIN(RIGHT(LEFT([.$J69];2*[.V$1]);2);8);4);2)" office:value-type="string" office:string-value="00" calcext:value-type="string">
            <text:p>00</text:p>
          </table:table-cell>
          <table:table-cell table:style-name="ce21" table:formula="of:=BIN2HEX(RIGHT(HEX2BIN(RIGHT(LEFT([.$J69];2*[.W$1]);2);8);4) &amp; LEFT(HEX2BIN(RIGHT(LEFT([.$J69];2*[.W$1]);2);8);4);2)" office:value-type="string" office:string-value="00" calcext:value-type="string">
            <text:p>00</text:p>
          </table:table-cell>
          <table:table-cell table:style-name="ce21" table:formula="of:=BIN2HEX(RIGHT(HEX2BIN(RIGHT(LEFT([.$J69];2*[.X$1]);2);8);4) &amp; LEFT(HEX2BIN(RIGHT(LEFT([.$J69];2*[.X$1]);2);8);4);2)" office:value-type="string" office:string-value="00" calcext:value-type="string">
            <text:p>00</text:p>
          </table:table-cell>
          <table:table-cell table:style-name="ce21" table:formula="of:=BIN2HEX(RIGHT(HEX2BIN(RIGHT(LEFT([.$J69];2*[.Y$1]);2);8);4) &amp; LEFT(HEX2BIN(RIGHT(LEFT([.$J69];2*[.Y$1]);2);8);4);2)" office:value-type="string" office:string-value="00" calcext:value-type="string">
            <text:p>00</text:p>
          </table:table-cell>
          <table:table-cell table:style-name="ce7" table:formula="of:=BIN2HEX(RIGHT(HEX2BIN(RIGHT(LEFT([.$J69];2*[.Z$1]);2);8);4) &amp; LEFT(HEX2BIN(RIGHT(LEFT([.$J69];2*[.Z$1]);2);8);4);2)" office:value-type="string" office:string-value="00" calcext:value-type="string">
            <text:p>00</text:p>
          </table:table-cell>
          <table:table-cell table:style-name="ce7" table:formula="of:=BIN2HEX(RIGHT(HEX2BIN(RIGHT(LEFT([.$J69];2*[.AA$1]);2);8);4) &amp; LEFT(HEX2BIN(RIGHT(LEFT([.$J69];2*[.AA$1]);2);8);4);2)" office:value-type="string" office:string-value="00" calcext:value-type="string">
            <text:p>00</text:p>
          </table:table-cell>
          <table:table-cell table:style-name="ce7" table:formula="of:=BIN2HEX(RIGHT(HEX2BIN(RIGHT(LEFT([.$J69];2*[.AB$1]);2);8);4) &amp; LEFT(HEX2BIN(RIGHT(LEFT([.$J69];2*[.AB$1]);2);8);4);2)" office:value-type="string" office:string-value="00" calcext:value-type="string">
            <text:p>00</text:p>
          </table:table-cell>
          <table:table-cell table:style-name="ce7" table:formula="of:=BIN2HEX(RIGHT(HEX2BIN(RIGHT(LEFT([.$J69];2*[.AC$1]);2);8);4) &amp; LEFT(HEX2BIN(RIGHT(LEFT([.$J69];2*[.AC$1]);2);8);4);2)" office:value-type="string" office:string-value="00" calcext:value-type="string">
            <text:p>00</text:p>
          </table:table-cell>
          <table:table-cell table:style-name="ce7" table:formula="of:=BIN2HEX(RIGHT(HEX2BIN(RIGHT(LEFT([.$J69];2*[.AD$1]);2);8);4) &amp; LEFT(HEX2BIN(RIGHT(LEFT([.$J69];2*[.AD$1]);2);8);4);2)" office:value-type="string" office:string-value="00" calcext:value-type="string">
            <text:p>00</text:p>
          </table:table-cell>
          <table:table-cell table:style-name="ce7" table:formula="of:=BIN2HEX(RIGHT(HEX2BIN(RIGHT(LEFT([.$J69];2*[.AE$1]);2);8);4) &amp; LEFT(HEX2BIN(RIGHT(LEFT([.$J69];2*[.AE$1]);2);8);4);2)" office:value-type="string" office:string-value="00" calcext:value-type="string">
            <text:p>00</text:p>
          </table:table-cell>
          <table:table-cell table:style-name="ce7" table:formula="of:=BIN2HEX(RIGHT(HEX2BIN(RIGHT(LEFT([.$J69];2*[.AF$1]);2);8);4) &amp; LEFT(HEX2BIN(RIGHT(LEFT([.$J69];2*[.AF$1]);2);8);4);2)" office:value-type="string" office:string-value="00" calcext:value-type="string">
            <text:p>00</text:p>
          </table:table-cell>
          <table:table-cell table:style-name="ce7" table:formula="of:=BIN2HEX(RIGHT(HEX2BIN(RIGHT(LEFT([.$J69];2*[.AG$1]);2);8);4) &amp; LEFT(HEX2BIN(RIGHT(LEFT([.$J69];2*[.AG$1]);2);8);4);2)" office:value-type="string" office:string-value="00" calcext:value-type="string">
            <text:p>00</text:p>
          </table:table-cell>
          <table:table-cell table:style-name="ce7" table:formula="of:=BIN2HEX(RIGHT(HEX2BIN(RIGHT(LEFT([.$J69];2*[.AH$1]);2);8);4) &amp; LEFT(HEX2BIN(RIGHT(LEFT([.$J6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9];1);4)" office:value-type="string" office:string-value="0000" calcext:value-type="string">
            <text:p>0000</text:p>
          </table:table-cell>
          <table:table-cell table:style-name="ce7" table:formula="of:=HEX2BIN(RIGHT([.W69];1);4)" office:value-type="string" office:string-value="0000" calcext:value-type="string">
            <text:p>0000</text:p>
          </table:table-cell>
          <table:table-cell/>
          <table:table-cell table:style-name="ce23" table:formula="of:=LEFT([.AK69];1)" office:value-type="string" office:string-value="0" calcext:value-type="string">
            <text:p>0</text:p>
          </table:table-cell>
          <table:table-cell table:formula="of:=RIGHT(LEFT([.AK69];2);1)" office:value-type="string" office:string-value="0" calcext:value-type="string">
            <text:p>0</text:p>
          </table:table-cell>
          <table:table-cell table:formula="of:=LEFT(RIGHT([.AK69];2);1)" office:value-type="string" office:string-value="0" calcext:value-type="string">
            <text:p>0</text:p>
          </table:table-cell>
          <table:table-cell table:formula="of:=RIGHT(RIGHT([.AK69];2);1)" office:value-type="string" office:string-value="0" calcext:value-type="string">
            <text:p>0</text:p>
          </table:table-cell>
          <table:table-cell table:formula="of:=LEFT(LEFT([.AL69];2);1)" office:value-type="string" office:string-value="0" calcext:value-type="string">
            <text:p>0</text:p>
          </table:table-cell>
          <table:table-cell table:style-name="ce23" table:formula="of:=RIGHT(LEFT([.AL69];2);1)" office:value-type="string" office:string-value="0" calcext:value-type="string">
            <text:p>0</text:p>
          </table:table-cell>
          <table:table-cell table:style-name="ce23" table:formula="of:=LEFT(RIGHT([.AL69];2);1)" office:value-type="string" office:string-value="0" calcext:value-type="string">
            <text:p>0</text:p>
          </table:table-cell>
          <table:table-cell table:style-name="ce23" table:formula="of:=RIGHT(RIGHT([.AL69];2);1)" office:value-type="string" office:string-value="0" calcext:value-type="string">
            <text:p>0</text:p>
          </table:table-cell>
          <table:table-cell/>
          <table:table-cell table:formula="of:=[.AN69]&amp;[.AU69]&amp;[.AT69]&amp;[.AS69]" office:value-type="string" office:string-value="0000" calcext:value-type="string">
            <text:p>0000</text:p>
          </table:table-cell>
          <table:table-cell table:formula="of:=BIN2DEC([.AW69])" office:value-type="float" office:value="0" calcext:value-type="float">
            <text:p>0</text:p>
          </table:table-cell>
          <table:table-cell/>
          <table:table-cell table:style-name="ce7" table:formula="of:=HEX2BIN(LEFT([.Y69];1);4)" office:value-type="string" office:string-value="0000" calcext:value-type="string">
            <text:p>0000</text:p>
          </table:table-cell>
          <table:table-cell table:style-name="ce7" table:formula="of:=HEX2BIN(RIGHT([.Y6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0];16)">
            <text:p/>
          </table:table-cell>
          <table:table-cell table:style-name="ce10" table:formula="of:=RIGHT([.D7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0];2*[.Q$1]);2);8);4) &amp; LEFT(HEX2BIN(RIGHT(LEFT([.$J70];2*[.Q$1]);2);8);4);2)" office:value-type="string" office:string-value="00" calcext:value-type="string">
            <text:p>00</text:p>
          </table:table-cell>
          <table:table-cell table:style-name="ce7" table:formula="of:=BIN2HEX(RIGHT(HEX2BIN(RIGHT(LEFT([.$J70];2*[.R$1]);2);8);4) &amp; LEFT(HEX2BIN(RIGHT(LEFT([.$J70];2*[.R$1]);2);8);4);2)" office:value-type="string" office:string-value="00" calcext:value-type="string">
            <text:p>00</text:p>
          </table:table-cell>
          <table:table-cell table:style-name="ce7" table:formula="of:=BIN2HEX(RIGHT(HEX2BIN(RIGHT(LEFT([.$J70];2*[.S$1]);2);8);4) &amp; LEFT(HEX2BIN(RIGHT(LEFT([.$J70];2*[.S$1]);2);8);4);2)" office:value-type="string" office:string-value="00" calcext:value-type="string">
            <text:p>00</text:p>
          </table:table-cell>
          <table:table-cell table:style-name="ce7" table:formula="of:=BIN2HEX(RIGHT(HEX2BIN(RIGHT(LEFT([.$J70];2*[.T$1]);2);8);4) &amp; LEFT(HEX2BIN(RIGHT(LEFT([.$J70];2*[.T$1]);2);8);4);2)" office:value-type="string" office:string-value="00" calcext:value-type="string">
            <text:p>00</text:p>
          </table:table-cell>
          <table:table-cell table:style-name="ce7" table:formula="of:=BIN2HEX(RIGHT(HEX2BIN(RIGHT(LEFT([.$J70];2*[.U$1]);2);8);4) &amp; LEFT(HEX2BIN(RIGHT(LEFT([.$J70];2*[.U$1]);2);8);4);2)" office:value-type="string" office:string-value="00" calcext:value-type="string">
            <text:p>00</text:p>
          </table:table-cell>
          <table:table-cell table:style-name="ce7" table:formula="of:=BIN2HEX(RIGHT(HEX2BIN(RIGHT(LEFT([.$J70];2*[.V$1]);2);8);4) &amp; LEFT(HEX2BIN(RIGHT(LEFT([.$J70];2*[.V$1]);2);8);4);2)" office:value-type="string" office:string-value="00" calcext:value-type="string">
            <text:p>00</text:p>
          </table:table-cell>
          <table:table-cell table:style-name="ce21" table:formula="of:=BIN2HEX(RIGHT(HEX2BIN(RIGHT(LEFT([.$J70];2*[.W$1]);2);8);4) &amp; LEFT(HEX2BIN(RIGHT(LEFT([.$J70];2*[.W$1]);2);8);4);2)" office:value-type="string" office:string-value="00" calcext:value-type="string">
            <text:p>00</text:p>
          </table:table-cell>
          <table:table-cell table:style-name="ce21" table:formula="of:=BIN2HEX(RIGHT(HEX2BIN(RIGHT(LEFT([.$J70];2*[.X$1]);2);8);4) &amp; LEFT(HEX2BIN(RIGHT(LEFT([.$J70];2*[.X$1]);2);8);4);2)" office:value-type="string" office:string-value="00" calcext:value-type="string">
            <text:p>00</text:p>
          </table:table-cell>
          <table:table-cell table:style-name="ce21" table:formula="of:=BIN2HEX(RIGHT(HEX2BIN(RIGHT(LEFT([.$J70];2*[.Y$1]);2);8);4) &amp; LEFT(HEX2BIN(RIGHT(LEFT([.$J70];2*[.Y$1]);2);8);4);2)" office:value-type="string" office:string-value="00" calcext:value-type="string">
            <text:p>00</text:p>
          </table:table-cell>
          <table:table-cell table:style-name="ce7" table:formula="of:=BIN2HEX(RIGHT(HEX2BIN(RIGHT(LEFT([.$J70];2*[.Z$1]);2);8);4) &amp; LEFT(HEX2BIN(RIGHT(LEFT([.$J70];2*[.Z$1]);2);8);4);2)" office:value-type="string" office:string-value="00" calcext:value-type="string">
            <text:p>00</text:p>
          </table:table-cell>
          <table:table-cell table:style-name="ce7" table:formula="of:=BIN2HEX(RIGHT(HEX2BIN(RIGHT(LEFT([.$J70];2*[.AA$1]);2);8);4) &amp; LEFT(HEX2BIN(RIGHT(LEFT([.$J70];2*[.AA$1]);2);8);4);2)" office:value-type="string" office:string-value="00" calcext:value-type="string">
            <text:p>00</text:p>
          </table:table-cell>
          <table:table-cell table:style-name="ce7" table:formula="of:=BIN2HEX(RIGHT(HEX2BIN(RIGHT(LEFT([.$J70];2*[.AB$1]);2);8);4) &amp; LEFT(HEX2BIN(RIGHT(LEFT([.$J70];2*[.AB$1]);2);8);4);2)" office:value-type="string" office:string-value="00" calcext:value-type="string">
            <text:p>00</text:p>
          </table:table-cell>
          <table:table-cell table:style-name="ce7" table:formula="of:=BIN2HEX(RIGHT(HEX2BIN(RIGHT(LEFT([.$J70];2*[.AC$1]);2);8);4) &amp; LEFT(HEX2BIN(RIGHT(LEFT([.$J70];2*[.AC$1]);2);8);4);2)" office:value-type="string" office:string-value="00" calcext:value-type="string">
            <text:p>00</text:p>
          </table:table-cell>
          <table:table-cell table:style-name="ce7" table:formula="of:=BIN2HEX(RIGHT(HEX2BIN(RIGHT(LEFT([.$J70];2*[.AD$1]);2);8);4) &amp; LEFT(HEX2BIN(RIGHT(LEFT([.$J70];2*[.AD$1]);2);8);4);2)" office:value-type="string" office:string-value="00" calcext:value-type="string">
            <text:p>00</text:p>
          </table:table-cell>
          <table:table-cell table:style-name="ce7" table:formula="of:=BIN2HEX(RIGHT(HEX2BIN(RIGHT(LEFT([.$J70];2*[.AE$1]);2);8);4) &amp; LEFT(HEX2BIN(RIGHT(LEFT([.$J70];2*[.AE$1]);2);8);4);2)" office:value-type="string" office:string-value="00" calcext:value-type="string">
            <text:p>00</text:p>
          </table:table-cell>
          <table:table-cell table:style-name="ce7" table:formula="of:=BIN2HEX(RIGHT(HEX2BIN(RIGHT(LEFT([.$J70];2*[.AF$1]);2);8);4) &amp; LEFT(HEX2BIN(RIGHT(LEFT([.$J70];2*[.AF$1]);2);8);4);2)" office:value-type="string" office:string-value="00" calcext:value-type="string">
            <text:p>00</text:p>
          </table:table-cell>
          <table:table-cell table:style-name="ce7" table:formula="of:=BIN2HEX(RIGHT(HEX2BIN(RIGHT(LEFT([.$J70];2*[.AG$1]);2);8);4) &amp; LEFT(HEX2BIN(RIGHT(LEFT([.$J70];2*[.AG$1]);2);8);4);2)" office:value-type="string" office:string-value="00" calcext:value-type="string">
            <text:p>00</text:p>
          </table:table-cell>
          <table:table-cell table:style-name="ce7" table:formula="of:=BIN2HEX(RIGHT(HEX2BIN(RIGHT(LEFT([.$J70];2*[.AH$1]);2);8);4) &amp; LEFT(HEX2BIN(RIGHT(LEFT([.$J7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0];1);4)" office:value-type="string" office:string-value="0000" calcext:value-type="string">
            <text:p>0000</text:p>
          </table:table-cell>
          <table:table-cell table:style-name="ce7" table:formula="of:=HEX2BIN(RIGHT([.W70];1);4)" office:value-type="string" office:string-value="0000" calcext:value-type="string">
            <text:p>0000</text:p>
          </table:table-cell>
          <table:table-cell/>
          <table:table-cell table:style-name="ce23" table:formula="of:=LEFT([.AK70];1)" office:value-type="string" office:string-value="0" calcext:value-type="string">
            <text:p>0</text:p>
          </table:table-cell>
          <table:table-cell table:formula="of:=RIGHT(LEFT([.AK70];2);1)" office:value-type="string" office:string-value="0" calcext:value-type="string">
            <text:p>0</text:p>
          </table:table-cell>
          <table:table-cell table:formula="of:=LEFT(RIGHT([.AK70];2);1)" office:value-type="string" office:string-value="0" calcext:value-type="string">
            <text:p>0</text:p>
          </table:table-cell>
          <table:table-cell table:formula="of:=RIGHT(RIGHT([.AK70];2);1)" office:value-type="string" office:string-value="0" calcext:value-type="string">
            <text:p>0</text:p>
          </table:table-cell>
          <table:table-cell table:formula="of:=LEFT(LEFT([.AL70];2);1)" office:value-type="string" office:string-value="0" calcext:value-type="string">
            <text:p>0</text:p>
          </table:table-cell>
          <table:table-cell table:style-name="ce23" table:formula="of:=RIGHT(LEFT([.AL70];2);1)" office:value-type="string" office:string-value="0" calcext:value-type="string">
            <text:p>0</text:p>
          </table:table-cell>
          <table:table-cell table:style-name="ce23" table:formula="of:=LEFT(RIGHT([.AL70];2);1)" office:value-type="string" office:string-value="0" calcext:value-type="string">
            <text:p>0</text:p>
          </table:table-cell>
          <table:table-cell table:style-name="ce23" table:formula="of:=RIGHT(RIGHT([.AL70];2);1)" office:value-type="string" office:string-value="0" calcext:value-type="string">
            <text:p>0</text:p>
          </table:table-cell>
          <table:table-cell/>
          <table:table-cell table:formula="of:=[.AN70]&amp;[.AU70]&amp;[.AT70]&amp;[.AS70]" office:value-type="string" office:string-value="0000" calcext:value-type="string">
            <text:p>0000</text:p>
          </table:table-cell>
          <table:table-cell table:formula="of:=BIN2DEC([.AW70])" office:value-type="float" office:value="0" calcext:value-type="float">
            <text:p>0</text:p>
          </table:table-cell>
          <table:table-cell/>
          <table:table-cell table:style-name="ce7" table:formula="of:=HEX2BIN(LEFT([.Y70];1);4)" office:value-type="string" office:string-value="0000" calcext:value-type="string">
            <text:p>0000</text:p>
          </table:table-cell>
          <table:table-cell table:style-name="ce7" table:formula="of:=HEX2BIN(RIGHT([.Y7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1];16)">
            <text:p/>
          </table:table-cell>
          <table:table-cell table:style-name="ce10" table:formula="of:=RIGHT([.D7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1];2*[.Q$1]);2);8);4) &amp; LEFT(HEX2BIN(RIGHT(LEFT([.$J71];2*[.Q$1]);2);8);4);2)" office:value-type="string" office:string-value="00" calcext:value-type="string">
            <text:p>00</text:p>
          </table:table-cell>
          <table:table-cell table:style-name="ce7" table:formula="of:=BIN2HEX(RIGHT(HEX2BIN(RIGHT(LEFT([.$J71];2*[.R$1]);2);8);4) &amp; LEFT(HEX2BIN(RIGHT(LEFT([.$J71];2*[.R$1]);2);8);4);2)" office:value-type="string" office:string-value="00" calcext:value-type="string">
            <text:p>00</text:p>
          </table:table-cell>
          <table:table-cell table:style-name="ce7" table:formula="of:=BIN2HEX(RIGHT(HEX2BIN(RIGHT(LEFT([.$J71];2*[.S$1]);2);8);4) &amp; LEFT(HEX2BIN(RIGHT(LEFT([.$J71];2*[.S$1]);2);8);4);2)" office:value-type="string" office:string-value="00" calcext:value-type="string">
            <text:p>00</text:p>
          </table:table-cell>
          <table:table-cell table:style-name="ce7" table:formula="of:=BIN2HEX(RIGHT(HEX2BIN(RIGHT(LEFT([.$J71];2*[.T$1]);2);8);4) &amp; LEFT(HEX2BIN(RIGHT(LEFT([.$J71];2*[.T$1]);2);8);4);2)" office:value-type="string" office:string-value="00" calcext:value-type="string">
            <text:p>00</text:p>
          </table:table-cell>
          <table:table-cell table:style-name="ce7" table:formula="of:=BIN2HEX(RIGHT(HEX2BIN(RIGHT(LEFT([.$J71];2*[.U$1]);2);8);4) &amp; LEFT(HEX2BIN(RIGHT(LEFT([.$J71];2*[.U$1]);2);8);4);2)" office:value-type="string" office:string-value="00" calcext:value-type="string">
            <text:p>00</text:p>
          </table:table-cell>
          <table:table-cell table:style-name="ce7" table:formula="of:=BIN2HEX(RIGHT(HEX2BIN(RIGHT(LEFT([.$J71];2*[.V$1]);2);8);4) &amp; LEFT(HEX2BIN(RIGHT(LEFT([.$J71];2*[.V$1]);2);8);4);2)" office:value-type="string" office:string-value="00" calcext:value-type="string">
            <text:p>00</text:p>
          </table:table-cell>
          <table:table-cell table:style-name="ce21" table:formula="of:=BIN2HEX(RIGHT(HEX2BIN(RIGHT(LEFT([.$J71];2*[.W$1]);2);8);4) &amp; LEFT(HEX2BIN(RIGHT(LEFT([.$J71];2*[.W$1]);2);8);4);2)" office:value-type="string" office:string-value="00" calcext:value-type="string">
            <text:p>00</text:p>
          </table:table-cell>
          <table:table-cell table:style-name="ce21" table:formula="of:=BIN2HEX(RIGHT(HEX2BIN(RIGHT(LEFT([.$J71];2*[.X$1]);2);8);4) &amp; LEFT(HEX2BIN(RIGHT(LEFT([.$J71];2*[.X$1]);2);8);4);2)" office:value-type="string" office:string-value="00" calcext:value-type="string">
            <text:p>00</text:p>
          </table:table-cell>
          <table:table-cell table:style-name="ce21" table:formula="of:=BIN2HEX(RIGHT(HEX2BIN(RIGHT(LEFT([.$J71];2*[.Y$1]);2);8);4) &amp; LEFT(HEX2BIN(RIGHT(LEFT([.$J71];2*[.Y$1]);2);8);4);2)" office:value-type="string" office:string-value="00" calcext:value-type="string">
            <text:p>00</text:p>
          </table:table-cell>
          <table:table-cell table:style-name="ce7" table:formula="of:=BIN2HEX(RIGHT(HEX2BIN(RIGHT(LEFT([.$J71];2*[.Z$1]);2);8);4) &amp; LEFT(HEX2BIN(RIGHT(LEFT([.$J71];2*[.Z$1]);2);8);4);2)" office:value-type="string" office:string-value="00" calcext:value-type="string">
            <text:p>00</text:p>
          </table:table-cell>
          <table:table-cell table:style-name="ce7" table:formula="of:=BIN2HEX(RIGHT(HEX2BIN(RIGHT(LEFT([.$J71];2*[.AA$1]);2);8);4) &amp; LEFT(HEX2BIN(RIGHT(LEFT([.$J71];2*[.AA$1]);2);8);4);2)" office:value-type="string" office:string-value="00" calcext:value-type="string">
            <text:p>00</text:p>
          </table:table-cell>
          <table:table-cell table:style-name="ce7" table:formula="of:=BIN2HEX(RIGHT(HEX2BIN(RIGHT(LEFT([.$J71];2*[.AB$1]);2);8);4) &amp; LEFT(HEX2BIN(RIGHT(LEFT([.$J71];2*[.AB$1]);2);8);4);2)" office:value-type="string" office:string-value="00" calcext:value-type="string">
            <text:p>00</text:p>
          </table:table-cell>
          <table:table-cell table:style-name="ce7" table:formula="of:=BIN2HEX(RIGHT(HEX2BIN(RIGHT(LEFT([.$J71];2*[.AC$1]);2);8);4) &amp; LEFT(HEX2BIN(RIGHT(LEFT([.$J71];2*[.AC$1]);2);8);4);2)" office:value-type="string" office:string-value="00" calcext:value-type="string">
            <text:p>00</text:p>
          </table:table-cell>
          <table:table-cell table:style-name="ce7" table:formula="of:=BIN2HEX(RIGHT(HEX2BIN(RIGHT(LEFT([.$J71];2*[.AD$1]);2);8);4) &amp; LEFT(HEX2BIN(RIGHT(LEFT([.$J71];2*[.AD$1]);2);8);4);2)" office:value-type="string" office:string-value="00" calcext:value-type="string">
            <text:p>00</text:p>
          </table:table-cell>
          <table:table-cell table:style-name="ce7" table:formula="of:=BIN2HEX(RIGHT(HEX2BIN(RIGHT(LEFT([.$J71];2*[.AE$1]);2);8);4) &amp; LEFT(HEX2BIN(RIGHT(LEFT([.$J71];2*[.AE$1]);2);8);4);2)" office:value-type="string" office:string-value="00" calcext:value-type="string">
            <text:p>00</text:p>
          </table:table-cell>
          <table:table-cell table:style-name="ce7" table:formula="of:=BIN2HEX(RIGHT(HEX2BIN(RIGHT(LEFT([.$J71];2*[.AF$1]);2);8);4) &amp; LEFT(HEX2BIN(RIGHT(LEFT([.$J71];2*[.AF$1]);2);8);4);2)" office:value-type="string" office:string-value="00" calcext:value-type="string">
            <text:p>00</text:p>
          </table:table-cell>
          <table:table-cell table:style-name="ce7" table:formula="of:=BIN2HEX(RIGHT(HEX2BIN(RIGHT(LEFT([.$J71];2*[.AG$1]);2);8);4) &amp; LEFT(HEX2BIN(RIGHT(LEFT([.$J71];2*[.AG$1]);2);8);4);2)" office:value-type="string" office:string-value="00" calcext:value-type="string">
            <text:p>00</text:p>
          </table:table-cell>
          <table:table-cell table:style-name="ce7" table:formula="of:=BIN2HEX(RIGHT(HEX2BIN(RIGHT(LEFT([.$J71];2*[.AH$1]);2);8);4) &amp; LEFT(HEX2BIN(RIGHT(LEFT([.$J7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1];1);4)" office:value-type="string" office:string-value="0000" calcext:value-type="string">
            <text:p>0000</text:p>
          </table:table-cell>
          <table:table-cell table:style-name="ce7" table:formula="of:=HEX2BIN(RIGHT([.W71];1);4)" office:value-type="string" office:string-value="0000" calcext:value-type="string">
            <text:p>0000</text:p>
          </table:table-cell>
          <table:table-cell/>
          <table:table-cell table:style-name="ce23" table:formula="of:=LEFT([.AK71];1)" office:value-type="string" office:string-value="0" calcext:value-type="string">
            <text:p>0</text:p>
          </table:table-cell>
          <table:table-cell table:formula="of:=RIGHT(LEFT([.AK71];2);1)" office:value-type="string" office:string-value="0" calcext:value-type="string">
            <text:p>0</text:p>
          </table:table-cell>
          <table:table-cell table:formula="of:=LEFT(RIGHT([.AK71];2);1)" office:value-type="string" office:string-value="0" calcext:value-type="string">
            <text:p>0</text:p>
          </table:table-cell>
          <table:table-cell table:formula="of:=RIGHT(RIGHT([.AK71];2);1)" office:value-type="string" office:string-value="0" calcext:value-type="string">
            <text:p>0</text:p>
          </table:table-cell>
          <table:table-cell table:formula="of:=LEFT(LEFT([.AL71];2);1)" office:value-type="string" office:string-value="0" calcext:value-type="string">
            <text:p>0</text:p>
          </table:table-cell>
          <table:table-cell table:style-name="ce23" table:formula="of:=RIGHT(LEFT([.AL71];2);1)" office:value-type="string" office:string-value="0" calcext:value-type="string">
            <text:p>0</text:p>
          </table:table-cell>
          <table:table-cell table:style-name="ce23" table:formula="of:=LEFT(RIGHT([.AL71];2);1)" office:value-type="string" office:string-value="0" calcext:value-type="string">
            <text:p>0</text:p>
          </table:table-cell>
          <table:table-cell table:style-name="ce23" table:formula="of:=RIGHT(RIGHT([.AL71];2);1)" office:value-type="string" office:string-value="0" calcext:value-type="string">
            <text:p>0</text:p>
          </table:table-cell>
          <table:table-cell/>
          <table:table-cell table:formula="of:=[.AN71]&amp;[.AU71]&amp;[.AT71]&amp;[.AS71]" office:value-type="string" office:string-value="0000" calcext:value-type="string">
            <text:p>0000</text:p>
          </table:table-cell>
          <table:table-cell table:formula="of:=BIN2DEC([.AW71])" office:value-type="float" office:value="0" calcext:value-type="float">
            <text:p>0</text:p>
          </table:table-cell>
          <table:table-cell/>
          <table:table-cell table:style-name="ce7" table:formula="of:=HEX2BIN(LEFT([.Y71];1);4)" office:value-type="string" office:string-value="0000" calcext:value-type="string">
            <text:p>0000</text:p>
          </table:table-cell>
          <table:table-cell table:style-name="ce7" table:formula="of:=HEX2BIN(RIGHT([.Y7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2];16)">
            <text:p/>
          </table:table-cell>
          <table:table-cell table:style-name="ce10" table:formula="of:=RIGHT([.D7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2];2*[.Q$1]);2);8);4) &amp; LEFT(HEX2BIN(RIGHT(LEFT([.$J72];2*[.Q$1]);2);8);4);2)" office:value-type="string" office:string-value="00" calcext:value-type="string">
            <text:p>00</text:p>
          </table:table-cell>
          <table:table-cell table:style-name="ce7" table:formula="of:=BIN2HEX(RIGHT(HEX2BIN(RIGHT(LEFT([.$J72];2*[.R$1]);2);8);4) &amp; LEFT(HEX2BIN(RIGHT(LEFT([.$J72];2*[.R$1]);2);8);4);2)" office:value-type="string" office:string-value="00" calcext:value-type="string">
            <text:p>00</text:p>
          </table:table-cell>
          <table:table-cell table:style-name="ce7" table:formula="of:=BIN2HEX(RIGHT(HEX2BIN(RIGHT(LEFT([.$J72];2*[.S$1]);2);8);4) &amp; LEFT(HEX2BIN(RIGHT(LEFT([.$J72];2*[.S$1]);2);8);4);2)" office:value-type="string" office:string-value="00" calcext:value-type="string">
            <text:p>00</text:p>
          </table:table-cell>
          <table:table-cell table:style-name="ce7" table:formula="of:=BIN2HEX(RIGHT(HEX2BIN(RIGHT(LEFT([.$J72];2*[.T$1]);2);8);4) &amp; LEFT(HEX2BIN(RIGHT(LEFT([.$J72];2*[.T$1]);2);8);4);2)" office:value-type="string" office:string-value="00" calcext:value-type="string">
            <text:p>00</text:p>
          </table:table-cell>
          <table:table-cell table:style-name="ce7" table:formula="of:=BIN2HEX(RIGHT(HEX2BIN(RIGHT(LEFT([.$J72];2*[.U$1]);2);8);4) &amp; LEFT(HEX2BIN(RIGHT(LEFT([.$J72];2*[.U$1]);2);8);4);2)" office:value-type="string" office:string-value="00" calcext:value-type="string">
            <text:p>00</text:p>
          </table:table-cell>
          <table:table-cell table:style-name="ce7" table:formula="of:=BIN2HEX(RIGHT(HEX2BIN(RIGHT(LEFT([.$J72];2*[.V$1]);2);8);4) &amp; LEFT(HEX2BIN(RIGHT(LEFT([.$J72];2*[.V$1]);2);8);4);2)" office:value-type="string" office:string-value="00" calcext:value-type="string">
            <text:p>00</text:p>
          </table:table-cell>
          <table:table-cell table:style-name="ce21" table:formula="of:=BIN2HEX(RIGHT(HEX2BIN(RIGHT(LEFT([.$J72];2*[.W$1]);2);8);4) &amp; LEFT(HEX2BIN(RIGHT(LEFT([.$J72];2*[.W$1]);2);8);4);2)" office:value-type="string" office:string-value="00" calcext:value-type="string">
            <text:p>00</text:p>
          </table:table-cell>
          <table:table-cell table:style-name="ce21" table:formula="of:=BIN2HEX(RIGHT(HEX2BIN(RIGHT(LEFT([.$J72];2*[.X$1]);2);8);4) &amp; LEFT(HEX2BIN(RIGHT(LEFT([.$J72];2*[.X$1]);2);8);4);2)" office:value-type="string" office:string-value="00" calcext:value-type="string">
            <text:p>00</text:p>
          </table:table-cell>
          <table:table-cell table:style-name="ce21" table:formula="of:=BIN2HEX(RIGHT(HEX2BIN(RIGHT(LEFT([.$J72];2*[.Y$1]);2);8);4) &amp; LEFT(HEX2BIN(RIGHT(LEFT([.$J72];2*[.Y$1]);2);8);4);2)" office:value-type="string" office:string-value="00" calcext:value-type="string">
            <text:p>00</text:p>
          </table:table-cell>
          <table:table-cell table:style-name="ce7" table:formula="of:=BIN2HEX(RIGHT(HEX2BIN(RIGHT(LEFT([.$J72];2*[.Z$1]);2);8);4) &amp; LEFT(HEX2BIN(RIGHT(LEFT([.$J72];2*[.Z$1]);2);8);4);2)" office:value-type="string" office:string-value="00" calcext:value-type="string">
            <text:p>00</text:p>
          </table:table-cell>
          <table:table-cell table:style-name="ce7" table:formula="of:=BIN2HEX(RIGHT(HEX2BIN(RIGHT(LEFT([.$J72];2*[.AA$1]);2);8);4) &amp; LEFT(HEX2BIN(RIGHT(LEFT([.$J72];2*[.AA$1]);2);8);4);2)" office:value-type="string" office:string-value="00" calcext:value-type="string">
            <text:p>00</text:p>
          </table:table-cell>
          <table:table-cell table:style-name="ce7" table:formula="of:=BIN2HEX(RIGHT(HEX2BIN(RIGHT(LEFT([.$J72];2*[.AB$1]);2);8);4) &amp; LEFT(HEX2BIN(RIGHT(LEFT([.$J72];2*[.AB$1]);2);8);4);2)" office:value-type="string" office:string-value="00" calcext:value-type="string">
            <text:p>00</text:p>
          </table:table-cell>
          <table:table-cell table:style-name="ce7" table:formula="of:=BIN2HEX(RIGHT(HEX2BIN(RIGHT(LEFT([.$J72];2*[.AC$1]);2);8);4) &amp; LEFT(HEX2BIN(RIGHT(LEFT([.$J72];2*[.AC$1]);2);8);4);2)" office:value-type="string" office:string-value="00" calcext:value-type="string">
            <text:p>00</text:p>
          </table:table-cell>
          <table:table-cell table:style-name="ce7" table:formula="of:=BIN2HEX(RIGHT(HEX2BIN(RIGHT(LEFT([.$J72];2*[.AD$1]);2);8);4) &amp; LEFT(HEX2BIN(RIGHT(LEFT([.$J72];2*[.AD$1]);2);8);4);2)" office:value-type="string" office:string-value="00" calcext:value-type="string">
            <text:p>00</text:p>
          </table:table-cell>
          <table:table-cell table:style-name="ce7" table:formula="of:=BIN2HEX(RIGHT(HEX2BIN(RIGHT(LEFT([.$J72];2*[.AE$1]);2);8);4) &amp; LEFT(HEX2BIN(RIGHT(LEFT([.$J72];2*[.AE$1]);2);8);4);2)" office:value-type="string" office:string-value="00" calcext:value-type="string">
            <text:p>00</text:p>
          </table:table-cell>
          <table:table-cell table:style-name="ce7" table:formula="of:=BIN2HEX(RIGHT(HEX2BIN(RIGHT(LEFT([.$J72];2*[.AF$1]);2);8);4) &amp; LEFT(HEX2BIN(RIGHT(LEFT([.$J72];2*[.AF$1]);2);8);4);2)" office:value-type="string" office:string-value="00" calcext:value-type="string">
            <text:p>00</text:p>
          </table:table-cell>
          <table:table-cell table:style-name="ce7" table:formula="of:=BIN2HEX(RIGHT(HEX2BIN(RIGHT(LEFT([.$J72];2*[.AG$1]);2);8);4) &amp; LEFT(HEX2BIN(RIGHT(LEFT([.$J72];2*[.AG$1]);2);8);4);2)" office:value-type="string" office:string-value="00" calcext:value-type="string">
            <text:p>00</text:p>
          </table:table-cell>
          <table:table-cell table:style-name="ce7" table:formula="of:=BIN2HEX(RIGHT(HEX2BIN(RIGHT(LEFT([.$J72];2*[.AH$1]);2);8);4) &amp; LEFT(HEX2BIN(RIGHT(LEFT([.$J7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2];1);4)" office:value-type="string" office:string-value="0000" calcext:value-type="string">
            <text:p>0000</text:p>
          </table:table-cell>
          <table:table-cell table:style-name="ce7" table:formula="of:=HEX2BIN(RIGHT([.W72];1);4)" office:value-type="string" office:string-value="0000" calcext:value-type="string">
            <text:p>0000</text:p>
          </table:table-cell>
          <table:table-cell/>
          <table:table-cell table:style-name="ce23" table:formula="of:=LEFT([.AK72];1)" office:value-type="string" office:string-value="0" calcext:value-type="string">
            <text:p>0</text:p>
          </table:table-cell>
          <table:table-cell table:formula="of:=RIGHT(LEFT([.AK72];2);1)" office:value-type="string" office:string-value="0" calcext:value-type="string">
            <text:p>0</text:p>
          </table:table-cell>
          <table:table-cell table:formula="of:=LEFT(RIGHT([.AK72];2);1)" office:value-type="string" office:string-value="0" calcext:value-type="string">
            <text:p>0</text:p>
          </table:table-cell>
          <table:table-cell table:formula="of:=RIGHT(RIGHT([.AK72];2);1)" office:value-type="string" office:string-value="0" calcext:value-type="string">
            <text:p>0</text:p>
          </table:table-cell>
          <table:table-cell table:formula="of:=LEFT(LEFT([.AL72];2);1)" office:value-type="string" office:string-value="0" calcext:value-type="string">
            <text:p>0</text:p>
          </table:table-cell>
          <table:table-cell table:style-name="ce23" table:formula="of:=RIGHT(LEFT([.AL72];2);1)" office:value-type="string" office:string-value="0" calcext:value-type="string">
            <text:p>0</text:p>
          </table:table-cell>
          <table:table-cell table:style-name="ce23" table:formula="of:=LEFT(RIGHT([.AL72];2);1)" office:value-type="string" office:string-value="0" calcext:value-type="string">
            <text:p>0</text:p>
          </table:table-cell>
          <table:table-cell table:style-name="ce23" table:formula="of:=RIGHT(RIGHT([.AL72];2);1)" office:value-type="string" office:string-value="0" calcext:value-type="string">
            <text:p>0</text:p>
          </table:table-cell>
          <table:table-cell/>
          <table:table-cell table:formula="of:=[.AN72]&amp;[.AU72]&amp;[.AT72]&amp;[.AS72]" office:value-type="string" office:string-value="0000" calcext:value-type="string">
            <text:p>0000</text:p>
          </table:table-cell>
          <table:table-cell table:formula="of:=BIN2DEC([.AW72])" office:value-type="float" office:value="0" calcext:value-type="float">
            <text:p>0</text:p>
          </table:table-cell>
          <table:table-cell/>
          <table:table-cell table:style-name="ce7" table:formula="of:=HEX2BIN(LEFT([.Y72];1);4)" office:value-type="string" office:string-value="0000" calcext:value-type="string">
            <text:p>0000</text:p>
          </table:table-cell>
          <table:table-cell table:style-name="ce7" table:formula="of:=HEX2BIN(RIGHT([.Y7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3];16)">
            <text:p/>
          </table:table-cell>
          <table:table-cell table:style-name="ce10" table:formula="of:=RIGHT([.D7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3];2*[.Q$1]);2);8);4) &amp; LEFT(HEX2BIN(RIGHT(LEFT([.$J73];2*[.Q$1]);2);8);4);2)" office:value-type="string" office:string-value="00" calcext:value-type="string">
            <text:p>00</text:p>
          </table:table-cell>
          <table:table-cell table:style-name="ce7" table:formula="of:=BIN2HEX(RIGHT(HEX2BIN(RIGHT(LEFT([.$J73];2*[.R$1]);2);8);4) &amp; LEFT(HEX2BIN(RIGHT(LEFT([.$J73];2*[.R$1]);2);8);4);2)" office:value-type="string" office:string-value="00" calcext:value-type="string">
            <text:p>00</text:p>
          </table:table-cell>
          <table:table-cell table:style-name="ce7" table:formula="of:=BIN2HEX(RIGHT(HEX2BIN(RIGHT(LEFT([.$J73];2*[.S$1]);2);8);4) &amp; LEFT(HEX2BIN(RIGHT(LEFT([.$J73];2*[.S$1]);2);8);4);2)" office:value-type="string" office:string-value="00" calcext:value-type="string">
            <text:p>00</text:p>
          </table:table-cell>
          <table:table-cell table:style-name="ce7" table:formula="of:=BIN2HEX(RIGHT(HEX2BIN(RIGHT(LEFT([.$J73];2*[.T$1]);2);8);4) &amp; LEFT(HEX2BIN(RIGHT(LEFT([.$J73];2*[.T$1]);2);8);4);2)" office:value-type="string" office:string-value="00" calcext:value-type="string">
            <text:p>00</text:p>
          </table:table-cell>
          <table:table-cell table:style-name="ce7" table:formula="of:=BIN2HEX(RIGHT(HEX2BIN(RIGHT(LEFT([.$J73];2*[.U$1]);2);8);4) &amp; LEFT(HEX2BIN(RIGHT(LEFT([.$J73];2*[.U$1]);2);8);4);2)" office:value-type="string" office:string-value="00" calcext:value-type="string">
            <text:p>00</text:p>
          </table:table-cell>
          <table:table-cell table:style-name="ce7" table:formula="of:=BIN2HEX(RIGHT(HEX2BIN(RIGHT(LEFT([.$J73];2*[.V$1]);2);8);4) &amp; LEFT(HEX2BIN(RIGHT(LEFT([.$J73];2*[.V$1]);2);8);4);2)" office:value-type="string" office:string-value="00" calcext:value-type="string">
            <text:p>00</text:p>
          </table:table-cell>
          <table:table-cell table:style-name="ce21" table:formula="of:=BIN2HEX(RIGHT(HEX2BIN(RIGHT(LEFT([.$J73];2*[.W$1]);2);8);4) &amp; LEFT(HEX2BIN(RIGHT(LEFT([.$J73];2*[.W$1]);2);8);4);2)" office:value-type="string" office:string-value="00" calcext:value-type="string">
            <text:p>00</text:p>
          </table:table-cell>
          <table:table-cell table:style-name="ce21" table:formula="of:=BIN2HEX(RIGHT(HEX2BIN(RIGHT(LEFT([.$J73];2*[.X$1]);2);8);4) &amp; LEFT(HEX2BIN(RIGHT(LEFT([.$J73];2*[.X$1]);2);8);4);2)" office:value-type="string" office:string-value="00" calcext:value-type="string">
            <text:p>00</text:p>
          </table:table-cell>
          <table:table-cell table:style-name="ce21" table:formula="of:=BIN2HEX(RIGHT(HEX2BIN(RIGHT(LEFT([.$J73];2*[.Y$1]);2);8);4) &amp; LEFT(HEX2BIN(RIGHT(LEFT([.$J73];2*[.Y$1]);2);8);4);2)" office:value-type="string" office:string-value="00" calcext:value-type="string">
            <text:p>00</text:p>
          </table:table-cell>
          <table:table-cell table:style-name="ce7" table:formula="of:=BIN2HEX(RIGHT(HEX2BIN(RIGHT(LEFT([.$J73];2*[.Z$1]);2);8);4) &amp; LEFT(HEX2BIN(RIGHT(LEFT([.$J73];2*[.Z$1]);2);8);4);2)" office:value-type="string" office:string-value="00" calcext:value-type="string">
            <text:p>00</text:p>
          </table:table-cell>
          <table:table-cell table:style-name="ce7" table:formula="of:=BIN2HEX(RIGHT(HEX2BIN(RIGHT(LEFT([.$J73];2*[.AA$1]);2);8);4) &amp; LEFT(HEX2BIN(RIGHT(LEFT([.$J73];2*[.AA$1]);2);8);4);2)" office:value-type="string" office:string-value="00" calcext:value-type="string">
            <text:p>00</text:p>
          </table:table-cell>
          <table:table-cell table:style-name="ce7" table:formula="of:=BIN2HEX(RIGHT(HEX2BIN(RIGHT(LEFT([.$J73];2*[.AB$1]);2);8);4) &amp; LEFT(HEX2BIN(RIGHT(LEFT([.$J73];2*[.AB$1]);2);8);4);2)" office:value-type="string" office:string-value="00" calcext:value-type="string">
            <text:p>00</text:p>
          </table:table-cell>
          <table:table-cell table:style-name="ce7" table:formula="of:=BIN2HEX(RIGHT(HEX2BIN(RIGHT(LEFT([.$J73];2*[.AC$1]);2);8);4) &amp; LEFT(HEX2BIN(RIGHT(LEFT([.$J73];2*[.AC$1]);2);8);4);2)" office:value-type="string" office:string-value="00" calcext:value-type="string">
            <text:p>00</text:p>
          </table:table-cell>
          <table:table-cell table:style-name="ce7" table:formula="of:=BIN2HEX(RIGHT(HEX2BIN(RIGHT(LEFT([.$J73];2*[.AD$1]);2);8);4) &amp; LEFT(HEX2BIN(RIGHT(LEFT([.$J73];2*[.AD$1]);2);8);4);2)" office:value-type="string" office:string-value="00" calcext:value-type="string">
            <text:p>00</text:p>
          </table:table-cell>
          <table:table-cell table:style-name="ce7" table:formula="of:=BIN2HEX(RIGHT(HEX2BIN(RIGHT(LEFT([.$J73];2*[.AE$1]);2);8);4) &amp; LEFT(HEX2BIN(RIGHT(LEFT([.$J73];2*[.AE$1]);2);8);4);2)" office:value-type="string" office:string-value="00" calcext:value-type="string">
            <text:p>00</text:p>
          </table:table-cell>
          <table:table-cell table:style-name="ce7" table:formula="of:=BIN2HEX(RIGHT(HEX2BIN(RIGHT(LEFT([.$J73];2*[.AF$1]);2);8);4) &amp; LEFT(HEX2BIN(RIGHT(LEFT([.$J73];2*[.AF$1]);2);8);4);2)" office:value-type="string" office:string-value="00" calcext:value-type="string">
            <text:p>00</text:p>
          </table:table-cell>
          <table:table-cell table:style-name="ce7" table:formula="of:=BIN2HEX(RIGHT(HEX2BIN(RIGHT(LEFT([.$J73];2*[.AG$1]);2);8);4) &amp; LEFT(HEX2BIN(RIGHT(LEFT([.$J73];2*[.AG$1]);2);8);4);2)" office:value-type="string" office:string-value="00" calcext:value-type="string">
            <text:p>00</text:p>
          </table:table-cell>
          <table:table-cell table:style-name="ce7" table:formula="of:=BIN2HEX(RIGHT(HEX2BIN(RIGHT(LEFT([.$J73];2*[.AH$1]);2);8);4) &amp; LEFT(HEX2BIN(RIGHT(LEFT([.$J7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3];1);4)" office:value-type="string" office:string-value="0000" calcext:value-type="string">
            <text:p>0000</text:p>
          </table:table-cell>
          <table:table-cell table:style-name="ce7" table:formula="of:=HEX2BIN(RIGHT([.W73];1);4)" office:value-type="string" office:string-value="0000" calcext:value-type="string">
            <text:p>0000</text:p>
          </table:table-cell>
          <table:table-cell/>
          <table:table-cell table:style-name="ce23" table:formula="of:=LEFT([.AK73];1)" office:value-type="string" office:string-value="0" calcext:value-type="string">
            <text:p>0</text:p>
          </table:table-cell>
          <table:table-cell table:formula="of:=RIGHT(LEFT([.AK73];2);1)" office:value-type="string" office:string-value="0" calcext:value-type="string">
            <text:p>0</text:p>
          </table:table-cell>
          <table:table-cell table:formula="of:=LEFT(RIGHT([.AK73];2);1)" office:value-type="string" office:string-value="0" calcext:value-type="string">
            <text:p>0</text:p>
          </table:table-cell>
          <table:table-cell table:formula="of:=RIGHT(RIGHT([.AK73];2);1)" office:value-type="string" office:string-value="0" calcext:value-type="string">
            <text:p>0</text:p>
          </table:table-cell>
          <table:table-cell table:formula="of:=LEFT(LEFT([.AL73];2);1)" office:value-type="string" office:string-value="0" calcext:value-type="string">
            <text:p>0</text:p>
          </table:table-cell>
          <table:table-cell table:style-name="ce23" table:formula="of:=RIGHT(LEFT([.AL73];2);1)" office:value-type="string" office:string-value="0" calcext:value-type="string">
            <text:p>0</text:p>
          </table:table-cell>
          <table:table-cell table:style-name="ce23" table:formula="of:=LEFT(RIGHT([.AL73];2);1)" office:value-type="string" office:string-value="0" calcext:value-type="string">
            <text:p>0</text:p>
          </table:table-cell>
          <table:table-cell table:style-name="ce23" table:formula="of:=RIGHT(RIGHT([.AL73];2);1)" office:value-type="string" office:string-value="0" calcext:value-type="string">
            <text:p>0</text:p>
          </table:table-cell>
          <table:table-cell/>
          <table:table-cell table:formula="of:=[.AN73]&amp;[.AU73]&amp;[.AT73]&amp;[.AS73]" office:value-type="string" office:string-value="0000" calcext:value-type="string">
            <text:p>0000</text:p>
          </table:table-cell>
          <table:table-cell table:formula="of:=BIN2DEC([.AW73])" office:value-type="float" office:value="0" calcext:value-type="float">
            <text:p>0</text:p>
          </table:table-cell>
          <table:table-cell/>
          <table:table-cell table:style-name="ce7" table:formula="of:=HEX2BIN(LEFT([.Y73];1);4)" office:value-type="string" office:string-value="0000" calcext:value-type="string">
            <text:p>0000</text:p>
          </table:table-cell>
          <table:table-cell table:style-name="ce7" table:formula="of:=HEX2BIN(RIGHT([.Y7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4];16)">
            <text:p/>
          </table:table-cell>
          <table:table-cell table:style-name="ce10" table:formula="of:=RIGHT([.D7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4];2*[.Q$1]);2);8);4) &amp; LEFT(HEX2BIN(RIGHT(LEFT([.$J74];2*[.Q$1]);2);8);4);2)" office:value-type="string" office:string-value="00" calcext:value-type="string">
            <text:p>00</text:p>
          </table:table-cell>
          <table:table-cell table:style-name="ce7" table:formula="of:=BIN2HEX(RIGHT(HEX2BIN(RIGHT(LEFT([.$J74];2*[.R$1]);2);8);4) &amp; LEFT(HEX2BIN(RIGHT(LEFT([.$J74];2*[.R$1]);2);8);4);2)" office:value-type="string" office:string-value="00" calcext:value-type="string">
            <text:p>00</text:p>
          </table:table-cell>
          <table:table-cell table:style-name="ce7" table:formula="of:=BIN2HEX(RIGHT(HEX2BIN(RIGHT(LEFT([.$J74];2*[.S$1]);2);8);4) &amp; LEFT(HEX2BIN(RIGHT(LEFT([.$J74];2*[.S$1]);2);8);4);2)" office:value-type="string" office:string-value="00" calcext:value-type="string">
            <text:p>00</text:p>
          </table:table-cell>
          <table:table-cell table:style-name="ce7" table:formula="of:=BIN2HEX(RIGHT(HEX2BIN(RIGHT(LEFT([.$J74];2*[.T$1]);2);8);4) &amp; LEFT(HEX2BIN(RIGHT(LEFT([.$J74];2*[.T$1]);2);8);4);2)" office:value-type="string" office:string-value="00" calcext:value-type="string">
            <text:p>00</text:p>
          </table:table-cell>
          <table:table-cell table:style-name="ce7" table:formula="of:=BIN2HEX(RIGHT(HEX2BIN(RIGHT(LEFT([.$J74];2*[.U$1]);2);8);4) &amp; LEFT(HEX2BIN(RIGHT(LEFT([.$J74];2*[.U$1]);2);8);4);2)" office:value-type="string" office:string-value="00" calcext:value-type="string">
            <text:p>00</text:p>
          </table:table-cell>
          <table:table-cell table:style-name="ce7" table:formula="of:=BIN2HEX(RIGHT(HEX2BIN(RIGHT(LEFT([.$J74];2*[.V$1]);2);8);4) &amp; LEFT(HEX2BIN(RIGHT(LEFT([.$J74];2*[.V$1]);2);8);4);2)" office:value-type="string" office:string-value="00" calcext:value-type="string">
            <text:p>00</text:p>
          </table:table-cell>
          <table:table-cell table:style-name="ce21" table:formula="of:=BIN2HEX(RIGHT(HEX2BIN(RIGHT(LEFT([.$J74];2*[.W$1]);2);8);4) &amp; LEFT(HEX2BIN(RIGHT(LEFT([.$J74];2*[.W$1]);2);8);4);2)" office:value-type="string" office:string-value="00" calcext:value-type="string">
            <text:p>00</text:p>
          </table:table-cell>
          <table:table-cell table:style-name="ce21" table:formula="of:=BIN2HEX(RIGHT(HEX2BIN(RIGHT(LEFT([.$J74];2*[.X$1]);2);8);4) &amp; LEFT(HEX2BIN(RIGHT(LEFT([.$J74];2*[.X$1]);2);8);4);2)" office:value-type="string" office:string-value="00" calcext:value-type="string">
            <text:p>00</text:p>
          </table:table-cell>
          <table:table-cell table:style-name="ce21" table:formula="of:=BIN2HEX(RIGHT(HEX2BIN(RIGHT(LEFT([.$J74];2*[.Y$1]);2);8);4) &amp; LEFT(HEX2BIN(RIGHT(LEFT([.$J74];2*[.Y$1]);2);8);4);2)" office:value-type="string" office:string-value="00" calcext:value-type="string">
            <text:p>00</text:p>
          </table:table-cell>
          <table:table-cell table:style-name="ce7" table:formula="of:=BIN2HEX(RIGHT(HEX2BIN(RIGHT(LEFT([.$J74];2*[.Z$1]);2);8);4) &amp; LEFT(HEX2BIN(RIGHT(LEFT([.$J74];2*[.Z$1]);2);8);4);2)" office:value-type="string" office:string-value="00" calcext:value-type="string">
            <text:p>00</text:p>
          </table:table-cell>
          <table:table-cell table:style-name="ce7" table:formula="of:=BIN2HEX(RIGHT(HEX2BIN(RIGHT(LEFT([.$J74];2*[.AA$1]);2);8);4) &amp; LEFT(HEX2BIN(RIGHT(LEFT([.$J74];2*[.AA$1]);2);8);4);2)" office:value-type="string" office:string-value="00" calcext:value-type="string">
            <text:p>00</text:p>
          </table:table-cell>
          <table:table-cell table:style-name="ce7" table:formula="of:=BIN2HEX(RIGHT(HEX2BIN(RIGHT(LEFT([.$J74];2*[.AB$1]);2);8);4) &amp; LEFT(HEX2BIN(RIGHT(LEFT([.$J74];2*[.AB$1]);2);8);4);2)" office:value-type="string" office:string-value="00" calcext:value-type="string">
            <text:p>00</text:p>
          </table:table-cell>
          <table:table-cell table:style-name="ce7" table:formula="of:=BIN2HEX(RIGHT(HEX2BIN(RIGHT(LEFT([.$J74];2*[.AC$1]);2);8);4) &amp; LEFT(HEX2BIN(RIGHT(LEFT([.$J74];2*[.AC$1]);2);8);4);2)" office:value-type="string" office:string-value="00" calcext:value-type="string">
            <text:p>00</text:p>
          </table:table-cell>
          <table:table-cell table:style-name="ce7" table:formula="of:=BIN2HEX(RIGHT(HEX2BIN(RIGHT(LEFT([.$J74];2*[.AD$1]);2);8);4) &amp; LEFT(HEX2BIN(RIGHT(LEFT([.$J74];2*[.AD$1]);2);8);4);2)" office:value-type="string" office:string-value="00" calcext:value-type="string">
            <text:p>00</text:p>
          </table:table-cell>
          <table:table-cell table:style-name="ce7" table:formula="of:=BIN2HEX(RIGHT(HEX2BIN(RIGHT(LEFT([.$J74];2*[.AE$1]);2);8);4) &amp; LEFT(HEX2BIN(RIGHT(LEFT([.$J74];2*[.AE$1]);2);8);4);2)" office:value-type="string" office:string-value="00" calcext:value-type="string">
            <text:p>00</text:p>
          </table:table-cell>
          <table:table-cell table:style-name="ce7" table:formula="of:=BIN2HEX(RIGHT(HEX2BIN(RIGHT(LEFT([.$J74];2*[.AF$1]);2);8);4) &amp; LEFT(HEX2BIN(RIGHT(LEFT([.$J74];2*[.AF$1]);2);8);4);2)" office:value-type="string" office:string-value="00" calcext:value-type="string">
            <text:p>00</text:p>
          </table:table-cell>
          <table:table-cell table:style-name="ce7" table:formula="of:=BIN2HEX(RIGHT(HEX2BIN(RIGHT(LEFT([.$J74];2*[.AG$1]);2);8);4) &amp; LEFT(HEX2BIN(RIGHT(LEFT([.$J74];2*[.AG$1]);2);8);4);2)" office:value-type="string" office:string-value="00" calcext:value-type="string">
            <text:p>00</text:p>
          </table:table-cell>
          <table:table-cell table:style-name="ce7" table:formula="of:=BIN2HEX(RIGHT(HEX2BIN(RIGHT(LEFT([.$J74];2*[.AH$1]);2);8);4) &amp; LEFT(HEX2BIN(RIGHT(LEFT([.$J7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4];1);4)" office:value-type="string" office:string-value="0000" calcext:value-type="string">
            <text:p>0000</text:p>
          </table:table-cell>
          <table:table-cell table:style-name="ce7" table:formula="of:=HEX2BIN(RIGHT([.W74];1);4)" office:value-type="string" office:string-value="0000" calcext:value-type="string">
            <text:p>0000</text:p>
          </table:table-cell>
          <table:table-cell/>
          <table:table-cell table:style-name="ce23" table:formula="of:=LEFT([.AK74];1)" office:value-type="string" office:string-value="0" calcext:value-type="string">
            <text:p>0</text:p>
          </table:table-cell>
          <table:table-cell table:formula="of:=RIGHT(LEFT([.AK74];2);1)" office:value-type="string" office:string-value="0" calcext:value-type="string">
            <text:p>0</text:p>
          </table:table-cell>
          <table:table-cell table:formula="of:=LEFT(RIGHT([.AK74];2);1)" office:value-type="string" office:string-value="0" calcext:value-type="string">
            <text:p>0</text:p>
          </table:table-cell>
          <table:table-cell table:formula="of:=RIGHT(RIGHT([.AK74];2);1)" office:value-type="string" office:string-value="0" calcext:value-type="string">
            <text:p>0</text:p>
          </table:table-cell>
          <table:table-cell table:formula="of:=LEFT(LEFT([.AL74];2);1)" office:value-type="string" office:string-value="0" calcext:value-type="string">
            <text:p>0</text:p>
          </table:table-cell>
          <table:table-cell table:style-name="ce23" table:formula="of:=RIGHT(LEFT([.AL74];2);1)" office:value-type="string" office:string-value="0" calcext:value-type="string">
            <text:p>0</text:p>
          </table:table-cell>
          <table:table-cell table:style-name="ce23" table:formula="of:=LEFT(RIGHT([.AL74];2);1)" office:value-type="string" office:string-value="0" calcext:value-type="string">
            <text:p>0</text:p>
          </table:table-cell>
          <table:table-cell table:style-name="ce23" table:formula="of:=RIGHT(RIGHT([.AL74];2);1)" office:value-type="string" office:string-value="0" calcext:value-type="string">
            <text:p>0</text:p>
          </table:table-cell>
          <table:table-cell/>
          <table:table-cell table:formula="of:=[.AN74]&amp;[.AU74]&amp;[.AT74]&amp;[.AS74]" office:value-type="string" office:string-value="0000" calcext:value-type="string">
            <text:p>0000</text:p>
          </table:table-cell>
          <table:table-cell table:formula="of:=BIN2DEC([.AW74])" office:value-type="float" office:value="0" calcext:value-type="float">
            <text:p>0</text:p>
          </table:table-cell>
          <table:table-cell/>
          <table:table-cell table:style-name="ce7" table:formula="of:=HEX2BIN(LEFT([.Y74];1);4)" office:value-type="string" office:string-value="0000" calcext:value-type="string">
            <text:p>0000</text:p>
          </table:table-cell>
          <table:table-cell table:style-name="ce7" table:formula="of:=HEX2BIN(RIGHT([.Y7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5];16)">
            <text:p/>
          </table:table-cell>
          <table:table-cell table:style-name="ce10" table:formula="of:=RIGHT([.D7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5];2*[.Q$1]);2);8);4) &amp; LEFT(HEX2BIN(RIGHT(LEFT([.$J75];2*[.Q$1]);2);8);4);2)" office:value-type="string" office:string-value="00" calcext:value-type="string">
            <text:p>00</text:p>
          </table:table-cell>
          <table:table-cell table:style-name="ce7" table:formula="of:=BIN2HEX(RIGHT(HEX2BIN(RIGHT(LEFT([.$J75];2*[.R$1]);2);8);4) &amp; LEFT(HEX2BIN(RIGHT(LEFT([.$J75];2*[.R$1]);2);8);4);2)" office:value-type="string" office:string-value="00" calcext:value-type="string">
            <text:p>00</text:p>
          </table:table-cell>
          <table:table-cell table:style-name="ce7" table:formula="of:=BIN2HEX(RIGHT(HEX2BIN(RIGHT(LEFT([.$J75];2*[.S$1]);2);8);4) &amp; LEFT(HEX2BIN(RIGHT(LEFT([.$J75];2*[.S$1]);2);8);4);2)" office:value-type="string" office:string-value="00" calcext:value-type="string">
            <text:p>00</text:p>
          </table:table-cell>
          <table:table-cell table:style-name="ce7" table:formula="of:=BIN2HEX(RIGHT(HEX2BIN(RIGHT(LEFT([.$J75];2*[.T$1]);2);8);4) &amp; LEFT(HEX2BIN(RIGHT(LEFT([.$J75];2*[.T$1]);2);8);4);2)" office:value-type="string" office:string-value="00" calcext:value-type="string">
            <text:p>00</text:p>
          </table:table-cell>
          <table:table-cell table:style-name="ce7" table:formula="of:=BIN2HEX(RIGHT(HEX2BIN(RIGHT(LEFT([.$J75];2*[.U$1]);2);8);4) &amp; LEFT(HEX2BIN(RIGHT(LEFT([.$J75];2*[.U$1]);2);8);4);2)" office:value-type="string" office:string-value="00" calcext:value-type="string">
            <text:p>00</text:p>
          </table:table-cell>
          <table:table-cell table:style-name="ce7" table:formula="of:=BIN2HEX(RIGHT(HEX2BIN(RIGHT(LEFT([.$J75];2*[.V$1]);2);8);4) &amp; LEFT(HEX2BIN(RIGHT(LEFT([.$J75];2*[.V$1]);2);8);4);2)" office:value-type="string" office:string-value="00" calcext:value-type="string">
            <text:p>00</text:p>
          </table:table-cell>
          <table:table-cell table:style-name="ce21" table:formula="of:=BIN2HEX(RIGHT(HEX2BIN(RIGHT(LEFT([.$J75];2*[.W$1]);2);8);4) &amp; LEFT(HEX2BIN(RIGHT(LEFT([.$J75];2*[.W$1]);2);8);4);2)" office:value-type="string" office:string-value="00" calcext:value-type="string">
            <text:p>00</text:p>
          </table:table-cell>
          <table:table-cell table:style-name="ce21" table:formula="of:=BIN2HEX(RIGHT(HEX2BIN(RIGHT(LEFT([.$J75];2*[.X$1]);2);8);4) &amp; LEFT(HEX2BIN(RIGHT(LEFT([.$J75];2*[.X$1]);2);8);4);2)" office:value-type="string" office:string-value="00" calcext:value-type="string">
            <text:p>00</text:p>
          </table:table-cell>
          <table:table-cell table:style-name="ce21" table:formula="of:=BIN2HEX(RIGHT(HEX2BIN(RIGHT(LEFT([.$J75];2*[.Y$1]);2);8);4) &amp; LEFT(HEX2BIN(RIGHT(LEFT([.$J75];2*[.Y$1]);2);8);4);2)" office:value-type="string" office:string-value="00" calcext:value-type="string">
            <text:p>00</text:p>
          </table:table-cell>
          <table:table-cell table:style-name="ce7" table:formula="of:=BIN2HEX(RIGHT(HEX2BIN(RIGHT(LEFT([.$J75];2*[.Z$1]);2);8);4) &amp; LEFT(HEX2BIN(RIGHT(LEFT([.$J75];2*[.Z$1]);2);8);4);2)" office:value-type="string" office:string-value="00" calcext:value-type="string">
            <text:p>00</text:p>
          </table:table-cell>
          <table:table-cell table:style-name="ce7" table:formula="of:=BIN2HEX(RIGHT(HEX2BIN(RIGHT(LEFT([.$J75];2*[.AA$1]);2);8);4) &amp; LEFT(HEX2BIN(RIGHT(LEFT([.$J75];2*[.AA$1]);2);8);4);2)" office:value-type="string" office:string-value="00" calcext:value-type="string">
            <text:p>00</text:p>
          </table:table-cell>
          <table:table-cell table:style-name="ce7" table:formula="of:=BIN2HEX(RIGHT(HEX2BIN(RIGHT(LEFT([.$J75];2*[.AB$1]);2);8);4) &amp; LEFT(HEX2BIN(RIGHT(LEFT([.$J75];2*[.AB$1]);2);8);4);2)" office:value-type="string" office:string-value="00" calcext:value-type="string">
            <text:p>00</text:p>
          </table:table-cell>
          <table:table-cell table:style-name="ce7" table:formula="of:=BIN2HEX(RIGHT(HEX2BIN(RIGHT(LEFT([.$J75];2*[.AC$1]);2);8);4) &amp; LEFT(HEX2BIN(RIGHT(LEFT([.$J75];2*[.AC$1]);2);8);4);2)" office:value-type="string" office:string-value="00" calcext:value-type="string">
            <text:p>00</text:p>
          </table:table-cell>
          <table:table-cell table:style-name="ce7" table:formula="of:=BIN2HEX(RIGHT(HEX2BIN(RIGHT(LEFT([.$J75];2*[.AD$1]);2);8);4) &amp; LEFT(HEX2BIN(RIGHT(LEFT([.$J75];2*[.AD$1]);2);8);4);2)" office:value-type="string" office:string-value="00" calcext:value-type="string">
            <text:p>00</text:p>
          </table:table-cell>
          <table:table-cell table:style-name="ce7" table:formula="of:=BIN2HEX(RIGHT(HEX2BIN(RIGHT(LEFT([.$J75];2*[.AE$1]);2);8);4) &amp; LEFT(HEX2BIN(RIGHT(LEFT([.$J75];2*[.AE$1]);2);8);4);2)" office:value-type="string" office:string-value="00" calcext:value-type="string">
            <text:p>00</text:p>
          </table:table-cell>
          <table:table-cell table:style-name="ce7" table:formula="of:=BIN2HEX(RIGHT(HEX2BIN(RIGHT(LEFT([.$J75];2*[.AF$1]);2);8);4) &amp; LEFT(HEX2BIN(RIGHT(LEFT([.$J75];2*[.AF$1]);2);8);4);2)" office:value-type="string" office:string-value="00" calcext:value-type="string">
            <text:p>00</text:p>
          </table:table-cell>
          <table:table-cell table:style-name="ce7" table:formula="of:=BIN2HEX(RIGHT(HEX2BIN(RIGHT(LEFT([.$J75];2*[.AG$1]);2);8);4) &amp; LEFT(HEX2BIN(RIGHT(LEFT([.$J75];2*[.AG$1]);2);8);4);2)" office:value-type="string" office:string-value="00" calcext:value-type="string">
            <text:p>00</text:p>
          </table:table-cell>
          <table:table-cell table:style-name="ce7" table:formula="of:=BIN2HEX(RIGHT(HEX2BIN(RIGHT(LEFT([.$J75];2*[.AH$1]);2);8);4) &amp; LEFT(HEX2BIN(RIGHT(LEFT([.$J7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5];1);4)" office:value-type="string" office:string-value="0000" calcext:value-type="string">
            <text:p>0000</text:p>
          </table:table-cell>
          <table:table-cell table:style-name="ce7" table:formula="of:=HEX2BIN(RIGHT([.W75];1);4)" office:value-type="string" office:string-value="0000" calcext:value-type="string">
            <text:p>0000</text:p>
          </table:table-cell>
          <table:table-cell/>
          <table:table-cell table:style-name="ce23" table:formula="of:=LEFT([.AK75];1)" office:value-type="string" office:string-value="0" calcext:value-type="string">
            <text:p>0</text:p>
          </table:table-cell>
          <table:table-cell table:formula="of:=RIGHT(LEFT([.AK75];2);1)" office:value-type="string" office:string-value="0" calcext:value-type="string">
            <text:p>0</text:p>
          </table:table-cell>
          <table:table-cell table:formula="of:=LEFT(RIGHT([.AK75];2);1)" office:value-type="string" office:string-value="0" calcext:value-type="string">
            <text:p>0</text:p>
          </table:table-cell>
          <table:table-cell table:formula="of:=RIGHT(RIGHT([.AK75];2);1)" office:value-type="string" office:string-value="0" calcext:value-type="string">
            <text:p>0</text:p>
          </table:table-cell>
          <table:table-cell table:formula="of:=LEFT(LEFT([.AL75];2);1)" office:value-type="string" office:string-value="0" calcext:value-type="string">
            <text:p>0</text:p>
          </table:table-cell>
          <table:table-cell table:style-name="ce23" table:formula="of:=RIGHT(LEFT([.AL75];2);1)" office:value-type="string" office:string-value="0" calcext:value-type="string">
            <text:p>0</text:p>
          </table:table-cell>
          <table:table-cell table:style-name="ce23" table:formula="of:=LEFT(RIGHT([.AL75];2);1)" office:value-type="string" office:string-value="0" calcext:value-type="string">
            <text:p>0</text:p>
          </table:table-cell>
          <table:table-cell table:style-name="ce23" table:formula="of:=RIGHT(RIGHT([.AL75];2);1)" office:value-type="string" office:string-value="0" calcext:value-type="string">
            <text:p>0</text:p>
          </table:table-cell>
          <table:table-cell/>
          <table:table-cell table:formula="of:=[.AN75]&amp;[.AU75]&amp;[.AT75]&amp;[.AS75]" office:value-type="string" office:string-value="0000" calcext:value-type="string">
            <text:p>0000</text:p>
          </table:table-cell>
          <table:table-cell table:formula="of:=BIN2DEC([.AW75])" office:value-type="float" office:value="0" calcext:value-type="float">
            <text:p>0</text:p>
          </table:table-cell>
          <table:table-cell/>
          <table:table-cell table:style-name="ce7" table:formula="of:=HEX2BIN(LEFT([.Y75];1);4)" office:value-type="string" office:string-value="0000" calcext:value-type="string">
            <text:p>0000</text:p>
          </table:table-cell>
          <table:table-cell table:style-name="ce7" table:formula="of:=HEX2BIN(RIGHT([.Y7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6];16)">
            <text:p/>
          </table:table-cell>
          <table:table-cell table:style-name="ce10" table:formula="of:=RIGHT([.D7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6];2*[.Q$1]);2);8);4) &amp; LEFT(HEX2BIN(RIGHT(LEFT([.$J76];2*[.Q$1]);2);8);4);2)" office:value-type="string" office:string-value="00" calcext:value-type="string">
            <text:p>00</text:p>
          </table:table-cell>
          <table:table-cell table:style-name="ce7" table:formula="of:=BIN2HEX(RIGHT(HEX2BIN(RIGHT(LEFT([.$J76];2*[.R$1]);2);8);4) &amp; LEFT(HEX2BIN(RIGHT(LEFT([.$J76];2*[.R$1]);2);8);4);2)" office:value-type="string" office:string-value="00" calcext:value-type="string">
            <text:p>00</text:p>
          </table:table-cell>
          <table:table-cell table:style-name="ce7" table:formula="of:=BIN2HEX(RIGHT(HEX2BIN(RIGHT(LEFT([.$J76];2*[.S$1]);2);8);4) &amp; LEFT(HEX2BIN(RIGHT(LEFT([.$J76];2*[.S$1]);2);8);4);2)" office:value-type="string" office:string-value="00" calcext:value-type="string">
            <text:p>00</text:p>
          </table:table-cell>
          <table:table-cell table:style-name="ce7" table:formula="of:=BIN2HEX(RIGHT(HEX2BIN(RIGHT(LEFT([.$J76];2*[.T$1]);2);8);4) &amp; LEFT(HEX2BIN(RIGHT(LEFT([.$J76];2*[.T$1]);2);8);4);2)" office:value-type="string" office:string-value="00" calcext:value-type="string">
            <text:p>00</text:p>
          </table:table-cell>
          <table:table-cell table:style-name="ce7" table:formula="of:=BIN2HEX(RIGHT(HEX2BIN(RIGHT(LEFT([.$J76];2*[.U$1]);2);8);4) &amp; LEFT(HEX2BIN(RIGHT(LEFT([.$J76];2*[.U$1]);2);8);4);2)" office:value-type="string" office:string-value="00" calcext:value-type="string">
            <text:p>00</text:p>
          </table:table-cell>
          <table:table-cell table:style-name="ce7" table:formula="of:=BIN2HEX(RIGHT(HEX2BIN(RIGHT(LEFT([.$J76];2*[.V$1]);2);8);4) &amp; LEFT(HEX2BIN(RIGHT(LEFT([.$J76];2*[.V$1]);2);8);4);2)" office:value-type="string" office:string-value="00" calcext:value-type="string">
            <text:p>00</text:p>
          </table:table-cell>
          <table:table-cell table:style-name="ce21" table:formula="of:=BIN2HEX(RIGHT(HEX2BIN(RIGHT(LEFT([.$J76];2*[.W$1]);2);8);4) &amp; LEFT(HEX2BIN(RIGHT(LEFT([.$J76];2*[.W$1]);2);8);4);2)" office:value-type="string" office:string-value="00" calcext:value-type="string">
            <text:p>00</text:p>
          </table:table-cell>
          <table:table-cell table:style-name="ce21" table:formula="of:=BIN2HEX(RIGHT(HEX2BIN(RIGHT(LEFT([.$J76];2*[.X$1]);2);8);4) &amp; LEFT(HEX2BIN(RIGHT(LEFT([.$J76];2*[.X$1]);2);8);4);2)" office:value-type="string" office:string-value="00" calcext:value-type="string">
            <text:p>00</text:p>
          </table:table-cell>
          <table:table-cell table:style-name="ce21" table:formula="of:=BIN2HEX(RIGHT(HEX2BIN(RIGHT(LEFT([.$J76];2*[.Y$1]);2);8);4) &amp; LEFT(HEX2BIN(RIGHT(LEFT([.$J76];2*[.Y$1]);2);8);4);2)" office:value-type="string" office:string-value="00" calcext:value-type="string">
            <text:p>00</text:p>
          </table:table-cell>
          <table:table-cell table:style-name="ce7" table:formula="of:=BIN2HEX(RIGHT(HEX2BIN(RIGHT(LEFT([.$J76];2*[.Z$1]);2);8);4) &amp; LEFT(HEX2BIN(RIGHT(LEFT([.$J76];2*[.Z$1]);2);8);4);2)" office:value-type="string" office:string-value="00" calcext:value-type="string">
            <text:p>00</text:p>
          </table:table-cell>
          <table:table-cell table:style-name="ce7" table:formula="of:=BIN2HEX(RIGHT(HEX2BIN(RIGHT(LEFT([.$J76];2*[.AA$1]);2);8);4) &amp; LEFT(HEX2BIN(RIGHT(LEFT([.$J76];2*[.AA$1]);2);8);4);2)" office:value-type="string" office:string-value="00" calcext:value-type="string">
            <text:p>00</text:p>
          </table:table-cell>
          <table:table-cell table:style-name="ce7" table:formula="of:=BIN2HEX(RIGHT(HEX2BIN(RIGHT(LEFT([.$J76];2*[.AB$1]);2);8);4) &amp; LEFT(HEX2BIN(RIGHT(LEFT([.$J76];2*[.AB$1]);2);8);4);2)" office:value-type="string" office:string-value="00" calcext:value-type="string">
            <text:p>00</text:p>
          </table:table-cell>
          <table:table-cell table:style-name="ce7" table:formula="of:=BIN2HEX(RIGHT(HEX2BIN(RIGHT(LEFT([.$J76];2*[.AC$1]);2);8);4) &amp; LEFT(HEX2BIN(RIGHT(LEFT([.$J76];2*[.AC$1]);2);8);4);2)" office:value-type="string" office:string-value="00" calcext:value-type="string">
            <text:p>00</text:p>
          </table:table-cell>
          <table:table-cell table:style-name="ce7" table:formula="of:=BIN2HEX(RIGHT(HEX2BIN(RIGHT(LEFT([.$J76];2*[.AD$1]);2);8);4) &amp; LEFT(HEX2BIN(RIGHT(LEFT([.$J76];2*[.AD$1]);2);8);4);2)" office:value-type="string" office:string-value="00" calcext:value-type="string">
            <text:p>00</text:p>
          </table:table-cell>
          <table:table-cell table:style-name="ce7" table:formula="of:=BIN2HEX(RIGHT(HEX2BIN(RIGHT(LEFT([.$J76];2*[.AE$1]);2);8);4) &amp; LEFT(HEX2BIN(RIGHT(LEFT([.$J76];2*[.AE$1]);2);8);4);2)" office:value-type="string" office:string-value="00" calcext:value-type="string">
            <text:p>00</text:p>
          </table:table-cell>
          <table:table-cell table:style-name="ce7" table:formula="of:=BIN2HEX(RIGHT(HEX2BIN(RIGHT(LEFT([.$J76];2*[.AF$1]);2);8);4) &amp; LEFT(HEX2BIN(RIGHT(LEFT([.$J76];2*[.AF$1]);2);8);4);2)" office:value-type="string" office:string-value="00" calcext:value-type="string">
            <text:p>00</text:p>
          </table:table-cell>
          <table:table-cell table:style-name="ce7" table:formula="of:=BIN2HEX(RIGHT(HEX2BIN(RIGHT(LEFT([.$J76];2*[.AG$1]);2);8);4) &amp; LEFT(HEX2BIN(RIGHT(LEFT([.$J76];2*[.AG$1]);2);8);4);2)" office:value-type="string" office:string-value="00" calcext:value-type="string">
            <text:p>00</text:p>
          </table:table-cell>
          <table:table-cell table:style-name="ce7" table:formula="of:=BIN2HEX(RIGHT(HEX2BIN(RIGHT(LEFT([.$J76];2*[.AH$1]);2);8);4) &amp; LEFT(HEX2BIN(RIGHT(LEFT([.$J7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6];1);4)" office:value-type="string" office:string-value="0000" calcext:value-type="string">
            <text:p>0000</text:p>
          </table:table-cell>
          <table:table-cell table:style-name="ce7" table:formula="of:=HEX2BIN(RIGHT([.W76];1);4)" office:value-type="string" office:string-value="0000" calcext:value-type="string">
            <text:p>0000</text:p>
          </table:table-cell>
          <table:table-cell/>
          <table:table-cell table:style-name="ce23" table:formula="of:=LEFT([.AK76];1)" office:value-type="string" office:string-value="0" calcext:value-type="string">
            <text:p>0</text:p>
          </table:table-cell>
          <table:table-cell table:formula="of:=RIGHT(LEFT([.AK76];2);1)" office:value-type="string" office:string-value="0" calcext:value-type="string">
            <text:p>0</text:p>
          </table:table-cell>
          <table:table-cell table:formula="of:=LEFT(RIGHT([.AK76];2);1)" office:value-type="string" office:string-value="0" calcext:value-type="string">
            <text:p>0</text:p>
          </table:table-cell>
          <table:table-cell table:formula="of:=RIGHT(RIGHT([.AK76];2);1)" office:value-type="string" office:string-value="0" calcext:value-type="string">
            <text:p>0</text:p>
          </table:table-cell>
          <table:table-cell table:formula="of:=LEFT(LEFT([.AL76];2);1)" office:value-type="string" office:string-value="0" calcext:value-type="string">
            <text:p>0</text:p>
          </table:table-cell>
          <table:table-cell table:style-name="ce23" table:formula="of:=RIGHT(LEFT([.AL76];2);1)" office:value-type="string" office:string-value="0" calcext:value-type="string">
            <text:p>0</text:p>
          </table:table-cell>
          <table:table-cell table:style-name="ce23" table:formula="of:=LEFT(RIGHT([.AL76];2);1)" office:value-type="string" office:string-value="0" calcext:value-type="string">
            <text:p>0</text:p>
          </table:table-cell>
          <table:table-cell table:style-name="ce23" table:formula="of:=RIGHT(RIGHT([.AL76];2);1)" office:value-type="string" office:string-value="0" calcext:value-type="string">
            <text:p>0</text:p>
          </table:table-cell>
          <table:table-cell/>
          <table:table-cell table:formula="of:=[.AN76]&amp;[.AU76]&amp;[.AT76]&amp;[.AS76]" office:value-type="string" office:string-value="0000" calcext:value-type="string">
            <text:p>0000</text:p>
          </table:table-cell>
          <table:table-cell table:formula="of:=BIN2DEC([.AW76])" office:value-type="float" office:value="0" calcext:value-type="float">
            <text:p>0</text:p>
          </table:table-cell>
          <table:table-cell/>
          <table:table-cell table:style-name="ce7" table:formula="of:=HEX2BIN(LEFT([.Y76];1);4)" office:value-type="string" office:string-value="0000" calcext:value-type="string">
            <text:p>0000</text:p>
          </table:table-cell>
          <table:table-cell table:style-name="ce7" table:formula="of:=HEX2BIN(RIGHT([.Y7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7];16)">
            <text:p/>
          </table:table-cell>
          <table:table-cell table:style-name="ce10" table:formula="of:=RIGHT([.D7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7];2*[.Q$1]);2);8);4) &amp; LEFT(HEX2BIN(RIGHT(LEFT([.$J77];2*[.Q$1]);2);8);4);2)" office:value-type="string" office:string-value="00" calcext:value-type="string">
            <text:p>00</text:p>
          </table:table-cell>
          <table:table-cell table:style-name="ce7" table:formula="of:=BIN2HEX(RIGHT(HEX2BIN(RIGHT(LEFT([.$J77];2*[.R$1]);2);8);4) &amp; LEFT(HEX2BIN(RIGHT(LEFT([.$J77];2*[.R$1]);2);8);4);2)" office:value-type="string" office:string-value="00" calcext:value-type="string">
            <text:p>00</text:p>
          </table:table-cell>
          <table:table-cell table:style-name="ce7" table:formula="of:=BIN2HEX(RIGHT(HEX2BIN(RIGHT(LEFT([.$J77];2*[.S$1]);2);8);4) &amp; LEFT(HEX2BIN(RIGHT(LEFT([.$J77];2*[.S$1]);2);8);4);2)" office:value-type="string" office:string-value="00" calcext:value-type="string">
            <text:p>00</text:p>
          </table:table-cell>
          <table:table-cell table:style-name="ce7" table:formula="of:=BIN2HEX(RIGHT(HEX2BIN(RIGHT(LEFT([.$J77];2*[.T$1]);2);8);4) &amp; LEFT(HEX2BIN(RIGHT(LEFT([.$J77];2*[.T$1]);2);8);4);2)" office:value-type="string" office:string-value="00" calcext:value-type="string">
            <text:p>00</text:p>
          </table:table-cell>
          <table:table-cell table:style-name="ce7" table:formula="of:=BIN2HEX(RIGHT(HEX2BIN(RIGHT(LEFT([.$J77];2*[.U$1]);2);8);4) &amp; LEFT(HEX2BIN(RIGHT(LEFT([.$J77];2*[.U$1]);2);8);4);2)" office:value-type="string" office:string-value="00" calcext:value-type="string">
            <text:p>00</text:p>
          </table:table-cell>
          <table:table-cell table:style-name="ce7" table:formula="of:=BIN2HEX(RIGHT(HEX2BIN(RIGHT(LEFT([.$J77];2*[.V$1]);2);8);4) &amp; LEFT(HEX2BIN(RIGHT(LEFT([.$J77];2*[.V$1]);2);8);4);2)" office:value-type="string" office:string-value="00" calcext:value-type="string">
            <text:p>00</text:p>
          </table:table-cell>
          <table:table-cell table:style-name="ce21" table:formula="of:=BIN2HEX(RIGHT(HEX2BIN(RIGHT(LEFT([.$J77];2*[.W$1]);2);8);4) &amp; LEFT(HEX2BIN(RIGHT(LEFT([.$J77];2*[.W$1]);2);8);4);2)" office:value-type="string" office:string-value="00" calcext:value-type="string">
            <text:p>00</text:p>
          </table:table-cell>
          <table:table-cell table:style-name="ce21" table:formula="of:=BIN2HEX(RIGHT(HEX2BIN(RIGHT(LEFT([.$J77];2*[.X$1]);2);8);4) &amp; LEFT(HEX2BIN(RIGHT(LEFT([.$J77];2*[.X$1]);2);8);4);2)" office:value-type="string" office:string-value="00" calcext:value-type="string">
            <text:p>00</text:p>
          </table:table-cell>
          <table:table-cell table:style-name="ce21" table:formula="of:=BIN2HEX(RIGHT(HEX2BIN(RIGHT(LEFT([.$J77];2*[.Y$1]);2);8);4) &amp; LEFT(HEX2BIN(RIGHT(LEFT([.$J77];2*[.Y$1]);2);8);4);2)" office:value-type="string" office:string-value="00" calcext:value-type="string">
            <text:p>00</text:p>
          </table:table-cell>
          <table:table-cell table:style-name="ce7" table:formula="of:=BIN2HEX(RIGHT(HEX2BIN(RIGHT(LEFT([.$J77];2*[.Z$1]);2);8);4) &amp; LEFT(HEX2BIN(RIGHT(LEFT([.$J77];2*[.Z$1]);2);8);4);2)" office:value-type="string" office:string-value="00" calcext:value-type="string">
            <text:p>00</text:p>
          </table:table-cell>
          <table:table-cell table:style-name="ce7" table:formula="of:=BIN2HEX(RIGHT(HEX2BIN(RIGHT(LEFT([.$J77];2*[.AA$1]);2);8);4) &amp; LEFT(HEX2BIN(RIGHT(LEFT([.$J77];2*[.AA$1]);2);8);4);2)" office:value-type="string" office:string-value="00" calcext:value-type="string">
            <text:p>00</text:p>
          </table:table-cell>
          <table:table-cell table:style-name="ce7" table:formula="of:=BIN2HEX(RIGHT(HEX2BIN(RIGHT(LEFT([.$J77];2*[.AB$1]);2);8);4) &amp; LEFT(HEX2BIN(RIGHT(LEFT([.$J77];2*[.AB$1]);2);8);4);2)" office:value-type="string" office:string-value="00" calcext:value-type="string">
            <text:p>00</text:p>
          </table:table-cell>
          <table:table-cell table:style-name="ce7" table:formula="of:=BIN2HEX(RIGHT(HEX2BIN(RIGHT(LEFT([.$J77];2*[.AC$1]);2);8);4) &amp; LEFT(HEX2BIN(RIGHT(LEFT([.$J77];2*[.AC$1]);2);8);4);2)" office:value-type="string" office:string-value="00" calcext:value-type="string">
            <text:p>00</text:p>
          </table:table-cell>
          <table:table-cell table:style-name="ce7" table:formula="of:=BIN2HEX(RIGHT(HEX2BIN(RIGHT(LEFT([.$J77];2*[.AD$1]);2);8);4) &amp; LEFT(HEX2BIN(RIGHT(LEFT([.$J77];2*[.AD$1]);2);8);4);2)" office:value-type="string" office:string-value="00" calcext:value-type="string">
            <text:p>00</text:p>
          </table:table-cell>
          <table:table-cell table:style-name="ce7" table:formula="of:=BIN2HEX(RIGHT(HEX2BIN(RIGHT(LEFT([.$J77];2*[.AE$1]);2);8);4) &amp; LEFT(HEX2BIN(RIGHT(LEFT([.$J77];2*[.AE$1]);2);8);4);2)" office:value-type="string" office:string-value="00" calcext:value-type="string">
            <text:p>00</text:p>
          </table:table-cell>
          <table:table-cell table:style-name="ce7" table:formula="of:=BIN2HEX(RIGHT(HEX2BIN(RIGHT(LEFT([.$J77];2*[.AF$1]);2);8);4) &amp; LEFT(HEX2BIN(RIGHT(LEFT([.$J77];2*[.AF$1]);2);8);4);2)" office:value-type="string" office:string-value="00" calcext:value-type="string">
            <text:p>00</text:p>
          </table:table-cell>
          <table:table-cell table:style-name="ce7" table:formula="of:=BIN2HEX(RIGHT(HEX2BIN(RIGHT(LEFT([.$J77];2*[.AG$1]);2);8);4) &amp; LEFT(HEX2BIN(RIGHT(LEFT([.$J77];2*[.AG$1]);2);8);4);2)" office:value-type="string" office:string-value="00" calcext:value-type="string">
            <text:p>00</text:p>
          </table:table-cell>
          <table:table-cell table:style-name="ce7" table:formula="of:=BIN2HEX(RIGHT(HEX2BIN(RIGHT(LEFT([.$J77];2*[.AH$1]);2);8);4) &amp; LEFT(HEX2BIN(RIGHT(LEFT([.$J7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7];1);4)" office:value-type="string" office:string-value="0000" calcext:value-type="string">
            <text:p>0000</text:p>
          </table:table-cell>
          <table:table-cell table:style-name="ce7" table:formula="of:=HEX2BIN(RIGHT([.W77];1);4)" office:value-type="string" office:string-value="0000" calcext:value-type="string">
            <text:p>0000</text:p>
          </table:table-cell>
          <table:table-cell/>
          <table:table-cell table:style-name="ce23" table:formula="of:=LEFT([.AK77];1)" office:value-type="string" office:string-value="0" calcext:value-type="string">
            <text:p>0</text:p>
          </table:table-cell>
          <table:table-cell table:formula="of:=RIGHT(LEFT([.AK77];2);1)" office:value-type="string" office:string-value="0" calcext:value-type="string">
            <text:p>0</text:p>
          </table:table-cell>
          <table:table-cell table:formula="of:=LEFT(RIGHT([.AK77];2);1)" office:value-type="string" office:string-value="0" calcext:value-type="string">
            <text:p>0</text:p>
          </table:table-cell>
          <table:table-cell table:formula="of:=RIGHT(RIGHT([.AK77];2);1)" office:value-type="string" office:string-value="0" calcext:value-type="string">
            <text:p>0</text:p>
          </table:table-cell>
          <table:table-cell table:formula="of:=LEFT(LEFT([.AL77];2);1)" office:value-type="string" office:string-value="0" calcext:value-type="string">
            <text:p>0</text:p>
          </table:table-cell>
          <table:table-cell table:style-name="ce23" table:formula="of:=RIGHT(LEFT([.AL77];2);1)" office:value-type="string" office:string-value="0" calcext:value-type="string">
            <text:p>0</text:p>
          </table:table-cell>
          <table:table-cell table:style-name="ce23" table:formula="of:=LEFT(RIGHT([.AL77];2);1)" office:value-type="string" office:string-value="0" calcext:value-type="string">
            <text:p>0</text:p>
          </table:table-cell>
          <table:table-cell table:style-name="ce23" table:formula="of:=RIGHT(RIGHT([.AL77];2);1)" office:value-type="string" office:string-value="0" calcext:value-type="string">
            <text:p>0</text:p>
          </table:table-cell>
          <table:table-cell/>
          <table:table-cell table:formula="of:=[.AN77]&amp;[.AU77]&amp;[.AT77]&amp;[.AS77]" office:value-type="string" office:string-value="0000" calcext:value-type="string">
            <text:p>0000</text:p>
          </table:table-cell>
          <table:table-cell table:formula="of:=BIN2DEC([.AW77])" office:value-type="float" office:value="0" calcext:value-type="float">
            <text:p>0</text:p>
          </table:table-cell>
          <table:table-cell/>
          <table:table-cell table:style-name="ce7" table:formula="of:=HEX2BIN(LEFT([.Y77];1);4)" office:value-type="string" office:string-value="0000" calcext:value-type="string">
            <text:p>0000</text:p>
          </table:table-cell>
          <table:table-cell table:style-name="ce7" table:formula="of:=HEX2BIN(RIGHT([.Y7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8];16)">
            <text:p/>
          </table:table-cell>
          <table:table-cell table:style-name="ce10" table:formula="of:=RIGHT([.D7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8];2*[.Q$1]);2);8);4) &amp; LEFT(HEX2BIN(RIGHT(LEFT([.$J78];2*[.Q$1]);2);8);4);2)" office:value-type="string" office:string-value="00" calcext:value-type="string">
            <text:p>00</text:p>
          </table:table-cell>
          <table:table-cell table:style-name="ce7" table:formula="of:=BIN2HEX(RIGHT(HEX2BIN(RIGHT(LEFT([.$J78];2*[.R$1]);2);8);4) &amp; LEFT(HEX2BIN(RIGHT(LEFT([.$J78];2*[.R$1]);2);8);4);2)" office:value-type="string" office:string-value="00" calcext:value-type="string">
            <text:p>00</text:p>
          </table:table-cell>
          <table:table-cell table:style-name="ce7" table:formula="of:=BIN2HEX(RIGHT(HEX2BIN(RIGHT(LEFT([.$J78];2*[.S$1]);2);8);4) &amp; LEFT(HEX2BIN(RIGHT(LEFT([.$J78];2*[.S$1]);2);8);4);2)" office:value-type="string" office:string-value="00" calcext:value-type="string">
            <text:p>00</text:p>
          </table:table-cell>
          <table:table-cell table:style-name="ce7" table:formula="of:=BIN2HEX(RIGHT(HEX2BIN(RIGHT(LEFT([.$J78];2*[.T$1]);2);8);4) &amp; LEFT(HEX2BIN(RIGHT(LEFT([.$J78];2*[.T$1]);2);8);4);2)" office:value-type="string" office:string-value="00" calcext:value-type="string">
            <text:p>00</text:p>
          </table:table-cell>
          <table:table-cell table:style-name="ce7" table:formula="of:=BIN2HEX(RIGHT(HEX2BIN(RIGHT(LEFT([.$J78];2*[.U$1]);2);8);4) &amp; LEFT(HEX2BIN(RIGHT(LEFT([.$J78];2*[.U$1]);2);8);4);2)" office:value-type="string" office:string-value="00" calcext:value-type="string">
            <text:p>00</text:p>
          </table:table-cell>
          <table:table-cell table:style-name="ce7" table:formula="of:=BIN2HEX(RIGHT(HEX2BIN(RIGHT(LEFT([.$J78];2*[.V$1]);2);8);4) &amp; LEFT(HEX2BIN(RIGHT(LEFT([.$J78];2*[.V$1]);2);8);4);2)" office:value-type="string" office:string-value="00" calcext:value-type="string">
            <text:p>00</text:p>
          </table:table-cell>
          <table:table-cell table:style-name="ce21" table:formula="of:=BIN2HEX(RIGHT(HEX2BIN(RIGHT(LEFT([.$J78];2*[.W$1]);2);8);4) &amp; LEFT(HEX2BIN(RIGHT(LEFT([.$J78];2*[.W$1]);2);8);4);2)" office:value-type="string" office:string-value="00" calcext:value-type="string">
            <text:p>00</text:p>
          </table:table-cell>
          <table:table-cell table:style-name="ce21" table:formula="of:=BIN2HEX(RIGHT(HEX2BIN(RIGHT(LEFT([.$J78];2*[.X$1]);2);8);4) &amp; LEFT(HEX2BIN(RIGHT(LEFT([.$J78];2*[.X$1]);2);8);4);2)" office:value-type="string" office:string-value="00" calcext:value-type="string">
            <text:p>00</text:p>
          </table:table-cell>
          <table:table-cell table:style-name="ce21" table:formula="of:=BIN2HEX(RIGHT(HEX2BIN(RIGHT(LEFT([.$J78];2*[.Y$1]);2);8);4) &amp; LEFT(HEX2BIN(RIGHT(LEFT([.$J78];2*[.Y$1]);2);8);4);2)" office:value-type="string" office:string-value="00" calcext:value-type="string">
            <text:p>00</text:p>
          </table:table-cell>
          <table:table-cell table:style-name="ce7" table:formula="of:=BIN2HEX(RIGHT(HEX2BIN(RIGHT(LEFT([.$J78];2*[.Z$1]);2);8);4) &amp; LEFT(HEX2BIN(RIGHT(LEFT([.$J78];2*[.Z$1]);2);8);4);2)" office:value-type="string" office:string-value="00" calcext:value-type="string">
            <text:p>00</text:p>
          </table:table-cell>
          <table:table-cell table:style-name="ce7" table:formula="of:=BIN2HEX(RIGHT(HEX2BIN(RIGHT(LEFT([.$J78];2*[.AA$1]);2);8);4) &amp; LEFT(HEX2BIN(RIGHT(LEFT([.$J78];2*[.AA$1]);2);8);4);2)" office:value-type="string" office:string-value="00" calcext:value-type="string">
            <text:p>00</text:p>
          </table:table-cell>
          <table:table-cell table:style-name="ce7" table:formula="of:=BIN2HEX(RIGHT(HEX2BIN(RIGHT(LEFT([.$J78];2*[.AB$1]);2);8);4) &amp; LEFT(HEX2BIN(RIGHT(LEFT([.$J78];2*[.AB$1]);2);8);4);2)" office:value-type="string" office:string-value="00" calcext:value-type="string">
            <text:p>00</text:p>
          </table:table-cell>
          <table:table-cell table:style-name="ce7" table:formula="of:=BIN2HEX(RIGHT(HEX2BIN(RIGHT(LEFT([.$J78];2*[.AC$1]);2);8);4) &amp; LEFT(HEX2BIN(RIGHT(LEFT([.$J78];2*[.AC$1]);2);8);4);2)" office:value-type="string" office:string-value="00" calcext:value-type="string">
            <text:p>00</text:p>
          </table:table-cell>
          <table:table-cell table:style-name="ce7" table:formula="of:=BIN2HEX(RIGHT(HEX2BIN(RIGHT(LEFT([.$J78];2*[.AD$1]);2);8);4) &amp; LEFT(HEX2BIN(RIGHT(LEFT([.$J78];2*[.AD$1]);2);8);4);2)" office:value-type="string" office:string-value="00" calcext:value-type="string">
            <text:p>00</text:p>
          </table:table-cell>
          <table:table-cell table:style-name="ce7" table:formula="of:=BIN2HEX(RIGHT(HEX2BIN(RIGHT(LEFT([.$J78];2*[.AE$1]);2);8);4) &amp; LEFT(HEX2BIN(RIGHT(LEFT([.$J78];2*[.AE$1]);2);8);4);2)" office:value-type="string" office:string-value="00" calcext:value-type="string">
            <text:p>00</text:p>
          </table:table-cell>
          <table:table-cell table:style-name="ce7" table:formula="of:=BIN2HEX(RIGHT(HEX2BIN(RIGHT(LEFT([.$J78];2*[.AF$1]);2);8);4) &amp; LEFT(HEX2BIN(RIGHT(LEFT([.$J78];2*[.AF$1]);2);8);4);2)" office:value-type="string" office:string-value="00" calcext:value-type="string">
            <text:p>00</text:p>
          </table:table-cell>
          <table:table-cell table:style-name="ce7" table:formula="of:=BIN2HEX(RIGHT(HEX2BIN(RIGHT(LEFT([.$J78];2*[.AG$1]);2);8);4) &amp; LEFT(HEX2BIN(RIGHT(LEFT([.$J78];2*[.AG$1]);2);8);4);2)" office:value-type="string" office:string-value="00" calcext:value-type="string">
            <text:p>00</text:p>
          </table:table-cell>
          <table:table-cell table:style-name="ce7" table:formula="of:=BIN2HEX(RIGHT(HEX2BIN(RIGHT(LEFT([.$J78];2*[.AH$1]);2);8);4) &amp; LEFT(HEX2BIN(RIGHT(LEFT([.$J7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8];1);4)" office:value-type="string" office:string-value="0000" calcext:value-type="string">
            <text:p>0000</text:p>
          </table:table-cell>
          <table:table-cell table:style-name="ce7" table:formula="of:=HEX2BIN(RIGHT([.W78];1);4)" office:value-type="string" office:string-value="0000" calcext:value-type="string">
            <text:p>0000</text:p>
          </table:table-cell>
          <table:table-cell/>
          <table:table-cell table:style-name="ce23" table:formula="of:=LEFT([.AK78];1)" office:value-type="string" office:string-value="0" calcext:value-type="string">
            <text:p>0</text:p>
          </table:table-cell>
          <table:table-cell table:formula="of:=RIGHT(LEFT([.AK78];2);1)" office:value-type="string" office:string-value="0" calcext:value-type="string">
            <text:p>0</text:p>
          </table:table-cell>
          <table:table-cell table:formula="of:=LEFT(RIGHT([.AK78];2);1)" office:value-type="string" office:string-value="0" calcext:value-type="string">
            <text:p>0</text:p>
          </table:table-cell>
          <table:table-cell table:formula="of:=RIGHT(RIGHT([.AK78];2);1)" office:value-type="string" office:string-value="0" calcext:value-type="string">
            <text:p>0</text:p>
          </table:table-cell>
          <table:table-cell table:formula="of:=LEFT(LEFT([.AL78];2);1)" office:value-type="string" office:string-value="0" calcext:value-type="string">
            <text:p>0</text:p>
          </table:table-cell>
          <table:table-cell table:style-name="ce23" table:formula="of:=RIGHT(LEFT([.AL78];2);1)" office:value-type="string" office:string-value="0" calcext:value-type="string">
            <text:p>0</text:p>
          </table:table-cell>
          <table:table-cell table:style-name="ce23" table:formula="of:=LEFT(RIGHT([.AL78];2);1)" office:value-type="string" office:string-value="0" calcext:value-type="string">
            <text:p>0</text:p>
          </table:table-cell>
          <table:table-cell table:style-name="ce23" table:formula="of:=RIGHT(RIGHT([.AL78];2);1)" office:value-type="string" office:string-value="0" calcext:value-type="string">
            <text:p>0</text:p>
          </table:table-cell>
          <table:table-cell/>
          <table:table-cell table:formula="of:=[.AN78]&amp;[.AU78]&amp;[.AT78]&amp;[.AS78]" office:value-type="string" office:string-value="0000" calcext:value-type="string">
            <text:p>0000</text:p>
          </table:table-cell>
          <table:table-cell table:formula="of:=BIN2DEC([.AW78])" office:value-type="float" office:value="0" calcext:value-type="float">
            <text:p>0</text:p>
          </table:table-cell>
          <table:table-cell/>
          <table:table-cell table:style-name="ce7" table:formula="of:=HEX2BIN(LEFT([.Y78];1);4)" office:value-type="string" office:string-value="0000" calcext:value-type="string">
            <text:p>0000</text:p>
          </table:table-cell>
          <table:table-cell table:style-name="ce7" table:formula="of:=HEX2BIN(RIGHT([.Y7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9];16)">
            <text:p/>
          </table:table-cell>
          <table:table-cell table:style-name="ce10" table:formula="of:=RIGHT([.D7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9];2*[.Q$1]);2);8);4) &amp; LEFT(HEX2BIN(RIGHT(LEFT([.$J79];2*[.Q$1]);2);8);4);2)" office:value-type="string" office:string-value="00" calcext:value-type="string">
            <text:p>00</text:p>
          </table:table-cell>
          <table:table-cell table:style-name="ce7" table:formula="of:=BIN2HEX(RIGHT(HEX2BIN(RIGHT(LEFT([.$J79];2*[.R$1]);2);8);4) &amp; LEFT(HEX2BIN(RIGHT(LEFT([.$J79];2*[.R$1]);2);8);4);2)" office:value-type="string" office:string-value="00" calcext:value-type="string">
            <text:p>00</text:p>
          </table:table-cell>
          <table:table-cell table:style-name="ce7" table:formula="of:=BIN2HEX(RIGHT(HEX2BIN(RIGHT(LEFT([.$J79];2*[.S$1]);2);8);4) &amp; LEFT(HEX2BIN(RIGHT(LEFT([.$J79];2*[.S$1]);2);8);4);2)" office:value-type="string" office:string-value="00" calcext:value-type="string">
            <text:p>00</text:p>
          </table:table-cell>
          <table:table-cell table:style-name="ce7" table:formula="of:=BIN2HEX(RIGHT(HEX2BIN(RIGHT(LEFT([.$J79];2*[.T$1]);2);8);4) &amp; LEFT(HEX2BIN(RIGHT(LEFT([.$J79];2*[.T$1]);2);8);4);2)" office:value-type="string" office:string-value="00" calcext:value-type="string">
            <text:p>00</text:p>
          </table:table-cell>
          <table:table-cell table:style-name="ce7" table:formula="of:=BIN2HEX(RIGHT(HEX2BIN(RIGHT(LEFT([.$J79];2*[.U$1]);2);8);4) &amp; LEFT(HEX2BIN(RIGHT(LEFT([.$J79];2*[.U$1]);2);8);4);2)" office:value-type="string" office:string-value="00" calcext:value-type="string">
            <text:p>00</text:p>
          </table:table-cell>
          <table:table-cell table:style-name="ce7" table:formula="of:=BIN2HEX(RIGHT(HEX2BIN(RIGHT(LEFT([.$J79];2*[.V$1]);2);8);4) &amp; LEFT(HEX2BIN(RIGHT(LEFT([.$J79];2*[.V$1]);2);8);4);2)" office:value-type="string" office:string-value="00" calcext:value-type="string">
            <text:p>00</text:p>
          </table:table-cell>
          <table:table-cell table:style-name="ce21" table:formula="of:=BIN2HEX(RIGHT(HEX2BIN(RIGHT(LEFT([.$J79];2*[.W$1]);2);8);4) &amp; LEFT(HEX2BIN(RIGHT(LEFT([.$J79];2*[.W$1]);2);8);4);2)" office:value-type="string" office:string-value="00" calcext:value-type="string">
            <text:p>00</text:p>
          </table:table-cell>
          <table:table-cell table:style-name="ce21" table:formula="of:=BIN2HEX(RIGHT(HEX2BIN(RIGHT(LEFT([.$J79];2*[.X$1]);2);8);4) &amp; LEFT(HEX2BIN(RIGHT(LEFT([.$J79];2*[.X$1]);2);8);4);2)" office:value-type="string" office:string-value="00" calcext:value-type="string">
            <text:p>00</text:p>
          </table:table-cell>
          <table:table-cell table:style-name="ce21" table:formula="of:=BIN2HEX(RIGHT(HEX2BIN(RIGHT(LEFT([.$J79];2*[.Y$1]);2);8);4) &amp; LEFT(HEX2BIN(RIGHT(LEFT([.$J79];2*[.Y$1]);2);8);4);2)" office:value-type="string" office:string-value="00" calcext:value-type="string">
            <text:p>00</text:p>
          </table:table-cell>
          <table:table-cell table:style-name="ce7" table:formula="of:=BIN2HEX(RIGHT(HEX2BIN(RIGHT(LEFT([.$J79];2*[.Z$1]);2);8);4) &amp; LEFT(HEX2BIN(RIGHT(LEFT([.$J79];2*[.Z$1]);2);8);4);2)" office:value-type="string" office:string-value="00" calcext:value-type="string">
            <text:p>00</text:p>
          </table:table-cell>
          <table:table-cell table:style-name="ce7" table:formula="of:=BIN2HEX(RIGHT(HEX2BIN(RIGHT(LEFT([.$J79];2*[.AA$1]);2);8);4) &amp; LEFT(HEX2BIN(RIGHT(LEFT([.$J79];2*[.AA$1]);2);8);4);2)" office:value-type="string" office:string-value="00" calcext:value-type="string">
            <text:p>00</text:p>
          </table:table-cell>
          <table:table-cell table:style-name="ce7" table:formula="of:=BIN2HEX(RIGHT(HEX2BIN(RIGHT(LEFT([.$J79];2*[.AB$1]);2);8);4) &amp; LEFT(HEX2BIN(RIGHT(LEFT([.$J79];2*[.AB$1]);2);8);4);2)" office:value-type="string" office:string-value="00" calcext:value-type="string">
            <text:p>00</text:p>
          </table:table-cell>
          <table:table-cell table:style-name="ce7" table:formula="of:=BIN2HEX(RIGHT(HEX2BIN(RIGHT(LEFT([.$J79];2*[.AC$1]);2);8);4) &amp; LEFT(HEX2BIN(RIGHT(LEFT([.$J79];2*[.AC$1]);2);8);4);2)" office:value-type="string" office:string-value="00" calcext:value-type="string">
            <text:p>00</text:p>
          </table:table-cell>
          <table:table-cell table:style-name="ce7" table:formula="of:=BIN2HEX(RIGHT(HEX2BIN(RIGHT(LEFT([.$J79];2*[.AD$1]);2);8);4) &amp; LEFT(HEX2BIN(RIGHT(LEFT([.$J79];2*[.AD$1]);2);8);4);2)" office:value-type="string" office:string-value="00" calcext:value-type="string">
            <text:p>00</text:p>
          </table:table-cell>
          <table:table-cell table:style-name="ce7" table:formula="of:=BIN2HEX(RIGHT(HEX2BIN(RIGHT(LEFT([.$J79];2*[.AE$1]);2);8);4) &amp; LEFT(HEX2BIN(RIGHT(LEFT([.$J79];2*[.AE$1]);2);8);4);2)" office:value-type="string" office:string-value="00" calcext:value-type="string">
            <text:p>00</text:p>
          </table:table-cell>
          <table:table-cell table:style-name="ce7" table:formula="of:=BIN2HEX(RIGHT(HEX2BIN(RIGHT(LEFT([.$J79];2*[.AF$1]);2);8);4) &amp; LEFT(HEX2BIN(RIGHT(LEFT([.$J79];2*[.AF$1]);2);8);4);2)" office:value-type="string" office:string-value="00" calcext:value-type="string">
            <text:p>00</text:p>
          </table:table-cell>
          <table:table-cell table:style-name="ce7" table:formula="of:=BIN2HEX(RIGHT(HEX2BIN(RIGHT(LEFT([.$J79];2*[.AG$1]);2);8);4) &amp; LEFT(HEX2BIN(RIGHT(LEFT([.$J79];2*[.AG$1]);2);8);4);2)" office:value-type="string" office:string-value="00" calcext:value-type="string">
            <text:p>00</text:p>
          </table:table-cell>
          <table:table-cell table:style-name="ce7" table:formula="of:=BIN2HEX(RIGHT(HEX2BIN(RIGHT(LEFT([.$J79];2*[.AH$1]);2);8);4) &amp; LEFT(HEX2BIN(RIGHT(LEFT([.$J7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9];1);4)" office:value-type="string" office:string-value="0000" calcext:value-type="string">
            <text:p>0000</text:p>
          </table:table-cell>
          <table:table-cell table:style-name="ce7" table:formula="of:=HEX2BIN(RIGHT([.W79];1);4)" office:value-type="string" office:string-value="0000" calcext:value-type="string">
            <text:p>0000</text:p>
          </table:table-cell>
          <table:table-cell/>
          <table:table-cell table:style-name="ce23" table:formula="of:=LEFT([.AK79];1)" office:value-type="string" office:string-value="0" calcext:value-type="string">
            <text:p>0</text:p>
          </table:table-cell>
          <table:table-cell table:formula="of:=RIGHT(LEFT([.AK79];2);1)" office:value-type="string" office:string-value="0" calcext:value-type="string">
            <text:p>0</text:p>
          </table:table-cell>
          <table:table-cell table:formula="of:=LEFT(RIGHT([.AK79];2);1)" office:value-type="string" office:string-value="0" calcext:value-type="string">
            <text:p>0</text:p>
          </table:table-cell>
          <table:table-cell table:formula="of:=RIGHT(RIGHT([.AK79];2);1)" office:value-type="string" office:string-value="0" calcext:value-type="string">
            <text:p>0</text:p>
          </table:table-cell>
          <table:table-cell table:formula="of:=LEFT(LEFT([.AL79];2);1)" office:value-type="string" office:string-value="0" calcext:value-type="string">
            <text:p>0</text:p>
          </table:table-cell>
          <table:table-cell table:style-name="ce23" table:formula="of:=RIGHT(LEFT([.AL79];2);1)" office:value-type="string" office:string-value="0" calcext:value-type="string">
            <text:p>0</text:p>
          </table:table-cell>
          <table:table-cell table:style-name="ce23" table:formula="of:=LEFT(RIGHT([.AL79];2);1)" office:value-type="string" office:string-value="0" calcext:value-type="string">
            <text:p>0</text:p>
          </table:table-cell>
          <table:table-cell table:style-name="ce23" table:formula="of:=RIGHT(RIGHT([.AL79];2);1)" office:value-type="string" office:string-value="0" calcext:value-type="string">
            <text:p>0</text:p>
          </table:table-cell>
          <table:table-cell/>
          <table:table-cell table:formula="of:=[.AN79]&amp;[.AU79]&amp;[.AT79]&amp;[.AS79]" office:value-type="string" office:string-value="0000" calcext:value-type="string">
            <text:p>0000</text:p>
          </table:table-cell>
          <table:table-cell table:formula="of:=BIN2DEC([.AW79])" office:value-type="float" office:value="0" calcext:value-type="float">
            <text:p>0</text:p>
          </table:table-cell>
          <table:table-cell/>
          <table:table-cell table:style-name="ce7" table:formula="of:=HEX2BIN(LEFT([.Y79];1);4)" office:value-type="string" office:string-value="0000" calcext:value-type="string">
            <text:p>0000</text:p>
          </table:table-cell>
          <table:table-cell table:style-name="ce7" table:formula="of:=HEX2BIN(RIGHT([.Y7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0];16)">
            <text:p/>
          </table:table-cell>
          <table:table-cell table:style-name="ce10" table:formula="of:=RIGHT([.D8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0];2*[.Q$1]);2);8);4) &amp; LEFT(HEX2BIN(RIGHT(LEFT([.$J80];2*[.Q$1]);2);8);4);2)" office:value-type="string" office:string-value="00" calcext:value-type="string">
            <text:p>00</text:p>
          </table:table-cell>
          <table:table-cell table:style-name="ce7" table:formula="of:=BIN2HEX(RIGHT(HEX2BIN(RIGHT(LEFT([.$J80];2*[.R$1]);2);8);4) &amp; LEFT(HEX2BIN(RIGHT(LEFT([.$J80];2*[.R$1]);2);8);4);2)" office:value-type="string" office:string-value="00" calcext:value-type="string">
            <text:p>00</text:p>
          </table:table-cell>
          <table:table-cell table:style-name="ce7" table:formula="of:=BIN2HEX(RIGHT(HEX2BIN(RIGHT(LEFT([.$J80];2*[.S$1]);2);8);4) &amp; LEFT(HEX2BIN(RIGHT(LEFT([.$J80];2*[.S$1]);2);8);4);2)" office:value-type="string" office:string-value="00" calcext:value-type="string">
            <text:p>00</text:p>
          </table:table-cell>
          <table:table-cell table:style-name="ce7" table:formula="of:=BIN2HEX(RIGHT(HEX2BIN(RIGHT(LEFT([.$J80];2*[.T$1]);2);8);4) &amp; LEFT(HEX2BIN(RIGHT(LEFT([.$J80];2*[.T$1]);2);8);4);2)" office:value-type="string" office:string-value="00" calcext:value-type="string">
            <text:p>00</text:p>
          </table:table-cell>
          <table:table-cell table:style-name="ce7" table:formula="of:=BIN2HEX(RIGHT(HEX2BIN(RIGHT(LEFT([.$J80];2*[.U$1]);2);8);4) &amp; LEFT(HEX2BIN(RIGHT(LEFT([.$J80];2*[.U$1]);2);8);4);2)" office:value-type="string" office:string-value="00" calcext:value-type="string">
            <text:p>00</text:p>
          </table:table-cell>
          <table:table-cell table:style-name="ce7" table:formula="of:=BIN2HEX(RIGHT(HEX2BIN(RIGHT(LEFT([.$J80];2*[.V$1]);2);8);4) &amp; LEFT(HEX2BIN(RIGHT(LEFT([.$J80];2*[.V$1]);2);8);4);2)" office:value-type="string" office:string-value="00" calcext:value-type="string">
            <text:p>00</text:p>
          </table:table-cell>
          <table:table-cell table:style-name="ce21" table:formula="of:=BIN2HEX(RIGHT(HEX2BIN(RIGHT(LEFT([.$J80];2*[.W$1]);2);8);4) &amp; LEFT(HEX2BIN(RIGHT(LEFT([.$J80];2*[.W$1]);2);8);4);2)" office:value-type="string" office:string-value="00" calcext:value-type="string">
            <text:p>00</text:p>
          </table:table-cell>
          <table:table-cell table:style-name="ce21" table:formula="of:=BIN2HEX(RIGHT(HEX2BIN(RIGHT(LEFT([.$J80];2*[.X$1]);2);8);4) &amp; LEFT(HEX2BIN(RIGHT(LEFT([.$J80];2*[.X$1]);2);8);4);2)" office:value-type="string" office:string-value="00" calcext:value-type="string">
            <text:p>00</text:p>
          </table:table-cell>
          <table:table-cell table:style-name="ce21" table:formula="of:=BIN2HEX(RIGHT(HEX2BIN(RIGHT(LEFT([.$J80];2*[.Y$1]);2);8);4) &amp; LEFT(HEX2BIN(RIGHT(LEFT([.$J80];2*[.Y$1]);2);8);4);2)" office:value-type="string" office:string-value="00" calcext:value-type="string">
            <text:p>00</text:p>
          </table:table-cell>
          <table:table-cell table:style-name="ce7" table:formula="of:=BIN2HEX(RIGHT(HEX2BIN(RIGHT(LEFT([.$J80];2*[.Z$1]);2);8);4) &amp; LEFT(HEX2BIN(RIGHT(LEFT([.$J80];2*[.Z$1]);2);8);4);2)" office:value-type="string" office:string-value="00" calcext:value-type="string">
            <text:p>00</text:p>
          </table:table-cell>
          <table:table-cell table:style-name="ce7" table:formula="of:=BIN2HEX(RIGHT(HEX2BIN(RIGHT(LEFT([.$J80];2*[.AA$1]);2);8);4) &amp; LEFT(HEX2BIN(RIGHT(LEFT([.$J80];2*[.AA$1]);2);8);4);2)" office:value-type="string" office:string-value="00" calcext:value-type="string">
            <text:p>00</text:p>
          </table:table-cell>
          <table:table-cell table:style-name="ce7" table:formula="of:=BIN2HEX(RIGHT(HEX2BIN(RIGHT(LEFT([.$J80];2*[.AB$1]);2);8);4) &amp; LEFT(HEX2BIN(RIGHT(LEFT([.$J80];2*[.AB$1]);2);8);4);2)" office:value-type="string" office:string-value="00" calcext:value-type="string">
            <text:p>00</text:p>
          </table:table-cell>
          <table:table-cell table:style-name="ce7" table:formula="of:=BIN2HEX(RIGHT(HEX2BIN(RIGHT(LEFT([.$J80];2*[.AC$1]);2);8);4) &amp; LEFT(HEX2BIN(RIGHT(LEFT([.$J80];2*[.AC$1]);2);8);4);2)" office:value-type="string" office:string-value="00" calcext:value-type="string">
            <text:p>00</text:p>
          </table:table-cell>
          <table:table-cell table:style-name="ce7" table:formula="of:=BIN2HEX(RIGHT(HEX2BIN(RIGHT(LEFT([.$J80];2*[.AD$1]);2);8);4) &amp; LEFT(HEX2BIN(RIGHT(LEFT([.$J80];2*[.AD$1]);2);8);4);2)" office:value-type="string" office:string-value="00" calcext:value-type="string">
            <text:p>00</text:p>
          </table:table-cell>
          <table:table-cell table:style-name="ce7" table:formula="of:=BIN2HEX(RIGHT(HEX2BIN(RIGHT(LEFT([.$J80];2*[.AE$1]);2);8);4) &amp; LEFT(HEX2BIN(RIGHT(LEFT([.$J80];2*[.AE$1]);2);8);4);2)" office:value-type="string" office:string-value="00" calcext:value-type="string">
            <text:p>00</text:p>
          </table:table-cell>
          <table:table-cell table:style-name="ce7" table:formula="of:=BIN2HEX(RIGHT(HEX2BIN(RIGHT(LEFT([.$J80];2*[.AF$1]);2);8);4) &amp; LEFT(HEX2BIN(RIGHT(LEFT([.$J80];2*[.AF$1]);2);8);4);2)" office:value-type="string" office:string-value="00" calcext:value-type="string">
            <text:p>00</text:p>
          </table:table-cell>
          <table:table-cell table:style-name="ce7" table:formula="of:=BIN2HEX(RIGHT(HEX2BIN(RIGHT(LEFT([.$J80];2*[.AG$1]);2);8);4) &amp; LEFT(HEX2BIN(RIGHT(LEFT([.$J80];2*[.AG$1]);2);8);4);2)" office:value-type="string" office:string-value="00" calcext:value-type="string">
            <text:p>00</text:p>
          </table:table-cell>
          <table:table-cell table:style-name="ce7" table:formula="of:=BIN2HEX(RIGHT(HEX2BIN(RIGHT(LEFT([.$J80];2*[.AH$1]);2);8);4) &amp; LEFT(HEX2BIN(RIGHT(LEFT([.$J8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0];1);4)" office:value-type="string" office:string-value="0000" calcext:value-type="string">
            <text:p>0000</text:p>
          </table:table-cell>
          <table:table-cell table:style-name="ce7" table:formula="of:=HEX2BIN(RIGHT([.W80];1);4)" office:value-type="string" office:string-value="0000" calcext:value-type="string">
            <text:p>0000</text:p>
          </table:table-cell>
          <table:table-cell/>
          <table:table-cell table:style-name="ce23" table:formula="of:=LEFT([.AK80];1)" office:value-type="string" office:string-value="0" calcext:value-type="string">
            <text:p>0</text:p>
          </table:table-cell>
          <table:table-cell table:formula="of:=RIGHT(LEFT([.AK80];2);1)" office:value-type="string" office:string-value="0" calcext:value-type="string">
            <text:p>0</text:p>
          </table:table-cell>
          <table:table-cell table:formula="of:=LEFT(RIGHT([.AK80];2);1)" office:value-type="string" office:string-value="0" calcext:value-type="string">
            <text:p>0</text:p>
          </table:table-cell>
          <table:table-cell table:formula="of:=RIGHT(RIGHT([.AK80];2);1)" office:value-type="string" office:string-value="0" calcext:value-type="string">
            <text:p>0</text:p>
          </table:table-cell>
          <table:table-cell table:formula="of:=LEFT(LEFT([.AL80];2);1)" office:value-type="string" office:string-value="0" calcext:value-type="string">
            <text:p>0</text:p>
          </table:table-cell>
          <table:table-cell table:style-name="ce23" table:formula="of:=RIGHT(LEFT([.AL80];2);1)" office:value-type="string" office:string-value="0" calcext:value-type="string">
            <text:p>0</text:p>
          </table:table-cell>
          <table:table-cell table:style-name="ce23" table:formula="of:=LEFT(RIGHT([.AL80];2);1)" office:value-type="string" office:string-value="0" calcext:value-type="string">
            <text:p>0</text:p>
          </table:table-cell>
          <table:table-cell table:style-name="ce23" table:formula="of:=RIGHT(RIGHT([.AL80];2);1)" office:value-type="string" office:string-value="0" calcext:value-type="string">
            <text:p>0</text:p>
          </table:table-cell>
          <table:table-cell/>
          <table:table-cell table:formula="of:=[.AN80]&amp;[.AU80]&amp;[.AT80]&amp;[.AS80]" office:value-type="string" office:string-value="0000" calcext:value-type="string">
            <text:p>0000</text:p>
          </table:table-cell>
          <table:table-cell table:formula="of:=BIN2DEC([.AW80])" office:value-type="float" office:value="0" calcext:value-type="float">
            <text:p>0</text:p>
          </table:table-cell>
          <table:table-cell/>
          <table:table-cell table:style-name="ce7" table:formula="of:=HEX2BIN(LEFT([.Y80];1);4)" office:value-type="string" office:string-value="0000" calcext:value-type="string">
            <text:p>0000</text:p>
          </table:table-cell>
          <table:table-cell table:style-name="ce7" table:formula="of:=HEX2BIN(RIGHT([.Y8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1];16)">
            <text:p/>
          </table:table-cell>
          <table:table-cell table:style-name="ce10" table:formula="of:=RIGHT([.D8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1];2*[.Q$1]);2);8);4) &amp; LEFT(HEX2BIN(RIGHT(LEFT([.$J81];2*[.Q$1]);2);8);4);2)" office:value-type="string" office:string-value="00" calcext:value-type="string">
            <text:p>00</text:p>
          </table:table-cell>
          <table:table-cell table:style-name="ce7" table:formula="of:=BIN2HEX(RIGHT(HEX2BIN(RIGHT(LEFT([.$J81];2*[.R$1]);2);8);4) &amp; LEFT(HEX2BIN(RIGHT(LEFT([.$J81];2*[.R$1]);2);8);4);2)" office:value-type="string" office:string-value="00" calcext:value-type="string">
            <text:p>00</text:p>
          </table:table-cell>
          <table:table-cell table:style-name="ce7" table:formula="of:=BIN2HEX(RIGHT(HEX2BIN(RIGHT(LEFT([.$J81];2*[.S$1]);2);8);4) &amp; LEFT(HEX2BIN(RIGHT(LEFT([.$J81];2*[.S$1]);2);8);4);2)" office:value-type="string" office:string-value="00" calcext:value-type="string">
            <text:p>00</text:p>
          </table:table-cell>
          <table:table-cell table:style-name="ce7" table:formula="of:=BIN2HEX(RIGHT(HEX2BIN(RIGHT(LEFT([.$J81];2*[.T$1]);2);8);4) &amp; LEFT(HEX2BIN(RIGHT(LEFT([.$J81];2*[.T$1]);2);8);4);2)" office:value-type="string" office:string-value="00" calcext:value-type="string">
            <text:p>00</text:p>
          </table:table-cell>
          <table:table-cell table:style-name="ce7" table:formula="of:=BIN2HEX(RIGHT(HEX2BIN(RIGHT(LEFT([.$J81];2*[.U$1]);2);8);4) &amp; LEFT(HEX2BIN(RIGHT(LEFT([.$J81];2*[.U$1]);2);8);4);2)" office:value-type="string" office:string-value="00" calcext:value-type="string">
            <text:p>00</text:p>
          </table:table-cell>
          <table:table-cell table:style-name="ce7" table:formula="of:=BIN2HEX(RIGHT(HEX2BIN(RIGHT(LEFT([.$J81];2*[.V$1]);2);8);4) &amp; LEFT(HEX2BIN(RIGHT(LEFT([.$J81];2*[.V$1]);2);8);4);2)" office:value-type="string" office:string-value="00" calcext:value-type="string">
            <text:p>00</text:p>
          </table:table-cell>
          <table:table-cell table:style-name="ce21" table:formula="of:=BIN2HEX(RIGHT(HEX2BIN(RIGHT(LEFT([.$J81];2*[.W$1]);2);8);4) &amp; LEFT(HEX2BIN(RIGHT(LEFT([.$J81];2*[.W$1]);2);8);4);2)" office:value-type="string" office:string-value="00" calcext:value-type="string">
            <text:p>00</text:p>
          </table:table-cell>
          <table:table-cell table:style-name="ce21" table:formula="of:=BIN2HEX(RIGHT(HEX2BIN(RIGHT(LEFT([.$J81];2*[.X$1]);2);8);4) &amp; LEFT(HEX2BIN(RIGHT(LEFT([.$J81];2*[.X$1]);2);8);4);2)" office:value-type="string" office:string-value="00" calcext:value-type="string">
            <text:p>00</text:p>
          </table:table-cell>
          <table:table-cell table:style-name="ce21" table:formula="of:=BIN2HEX(RIGHT(HEX2BIN(RIGHT(LEFT([.$J81];2*[.Y$1]);2);8);4) &amp; LEFT(HEX2BIN(RIGHT(LEFT([.$J81];2*[.Y$1]);2);8);4);2)" office:value-type="string" office:string-value="00" calcext:value-type="string">
            <text:p>00</text:p>
          </table:table-cell>
          <table:table-cell table:style-name="ce7" table:formula="of:=BIN2HEX(RIGHT(HEX2BIN(RIGHT(LEFT([.$J81];2*[.Z$1]);2);8);4) &amp; LEFT(HEX2BIN(RIGHT(LEFT([.$J81];2*[.Z$1]);2);8);4);2)" office:value-type="string" office:string-value="00" calcext:value-type="string">
            <text:p>00</text:p>
          </table:table-cell>
          <table:table-cell table:style-name="ce7" table:formula="of:=BIN2HEX(RIGHT(HEX2BIN(RIGHT(LEFT([.$J81];2*[.AA$1]);2);8);4) &amp; LEFT(HEX2BIN(RIGHT(LEFT([.$J81];2*[.AA$1]);2);8);4);2)" office:value-type="string" office:string-value="00" calcext:value-type="string">
            <text:p>00</text:p>
          </table:table-cell>
          <table:table-cell table:style-name="ce7" table:formula="of:=BIN2HEX(RIGHT(HEX2BIN(RIGHT(LEFT([.$J81];2*[.AB$1]);2);8);4) &amp; LEFT(HEX2BIN(RIGHT(LEFT([.$J81];2*[.AB$1]);2);8);4);2)" office:value-type="string" office:string-value="00" calcext:value-type="string">
            <text:p>00</text:p>
          </table:table-cell>
          <table:table-cell table:style-name="ce7" table:formula="of:=BIN2HEX(RIGHT(HEX2BIN(RIGHT(LEFT([.$J81];2*[.AC$1]);2);8);4) &amp; LEFT(HEX2BIN(RIGHT(LEFT([.$J81];2*[.AC$1]);2);8);4);2)" office:value-type="string" office:string-value="00" calcext:value-type="string">
            <text:p>00</text:p>
          </table:table-cell>
          <table:table-cell table:style-name="ce7" table:formula="of:=BIN2HEX(RIGHT(HEX2BIN(RIGHT(LEFT([.$J81];2*[.AD$1]);2);8);4) &amp; LEFT(HEX2BIN(RIGHT(LEFT([.$J81];2*[.AD$1]);2);8);4);2)" office:value-type="string" office:string-value="00" calcext:value-type="string">
            <text:p>00</text:p>
          </table:table-cell>
          <table:table-cell table:style-name="ce7" table:formula="of:=BIN2HEX(RIGHT(HEX2BIN(RIGHT(LEFT([.$J81];2*[.AE$1]);2);8);4) &amp; LEFT(HEX2BIN(RIGHT(LEFT([.$J81];2*[.AE$1]);2);8);4);2)" office:value-type="string" office:string-value="00" calcext:value-type="string">
            <text:p>00</text:p>
          </table:table-cell>
          <table:table-cell table:style-name="ce7" table:formula="of:=BIN2HEX(RIGHT(HEX2BIN(RIGHT(LEFT([.$J81];2*[.AF$1]);2);8);4) &amp; LEFT(HEX2BIN(RIGHT(LEFT([.$J81];2*[.AF$1]);2);8);4);2)" office:value-type="string" office:string-value="00" calcext:value-type="string">
            <text:p>00</text:p>
          </table:table-cell>
          <table:table-cell table:style-name="ce7" table:formula="of:=BIN2HEX(RIGHT(HEX2BIN(RIGHT(LEFT([.$J81];2*[.AG$1]);2);8);4) &amp; LEFT(HEX2BIN(RIGHT(LEFT([.$J81];2*[.AG$1]);2);8);4);2)" office:value-type="string" office:string-value="00" calcext:value-type="string">
            <text:p>00</text:p>
          </table:table-cell>
          <table:table-cell table:style-name="ce7" table:formula="of:=BIN2HEX(RIGHT(HEX2BIN(RIGHT(LEFT([.$J81];2*[.AH$1]);2);8);4) &amp; LEFT(HEX2BIN(RIGHT(LEFT([.$J8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1];1);4)" office:value-type="string" office:string-value="0000" calcext:value-type="string">
            <text:p>0000</text:p>
          </table:table-cell>
          <table:table-cell table:style-name="ce7" table:formula="of:=HEX2BIN(RIGHT([.W81];1);4)" office:value-type="string" office:string-value="0000" calcext:value-type="string">
            <text:p>0000</text:p>
          </table:table-cell>
          <table:table-cell/>
          <table:table-cell table:style-name="ce23" table:formula="of:=LEFT([.AK81];1)" office:value-type="string" office:string-value="0" calcext:value-type="string">
            <text:p>0</text:p>
          </table:table-cell>
          <table:table-cell table:formula="of:=RIGHT(LEFT([.AK81];2);1)" office:value-type="string" office:string-value="0" calcext:value-type="string">
            <text:p>0</text:p>
          </table:table-cell>
          <table:table-cell table:formula="of:=LEFT(RIGHT([.AK81];2);1)" office:value-type="string" office:string-value="0" calcext:value-type="string">
            <text:p>0</text:p>
          </table:table-cell>
          <table:table-cell table:formula="of:=RIGHT(RIGHT([.AK81];2);1)" office:value-type="string" office:string-value="0" calcext:value-type="string">
            <text:p>0</text:p>
          </table:table-cell>
          <table:table-cell table:formula="of:=LEFT(LEFT([.AL81];2);1)" office:value-type="string" office:string-value="0" calcext:value-type="string">
            <text:p>0</text:p>
          </table:table-cell>
          <table:table-cell table:style-name="ce23" table:formula="of:=RIGHT(LEFT([.AL81];2);1)" office:value-type="string" office:string-value="0" calcext:value-type="string">
            <text:p>0</text:p>
          </table:table-cell>
          <table:table-cell table:style-name="ce23" table:formula="of:=LEFT(RIGHT([.AL81];2);1)" office:value-type="string" office:string-value="0" calcext:value-type="string">
            <text:p>0</text:p>
          </table:table-cell>
          <table:table-cell table:style-name="ce23" table:formula="of:=RIGHT(RIGHT([.AL81];2);1)" office:value-type="string" office:string-value="0" calcext:value-type="string">
            <text:p>0</text:p>
          </table:table-cell>
          <table:table-cell/>
          <table:table-cell table:formula="of:=[.AN81]&amp;[.AU81]&amp;[.AT81]&amp;[.AS81]" office:value-type="string" office:string-value="0000" calcext:value-type="string">
            <text:p>0000</text:p>
          </table:table-cell>
          <table:table-cell table:formula="of:=BIN2DEC([.AW81])" office:value-type="float" office:value="0" calcext:value-type="float">
            <text:p>0</text:p>
          </table:table-cell>
          <table:table-cell/>
          <table:table-cell table:style-name="ce7" table:formula="of:=HEX2BIN(LEFT([.Y81];1);4)" office:value-type="string" office:string-value="0000" calcext:value-type="string">
            <text:p>0000</text:p>
          </table:table-cell>
          <table:table-cell table:style-name="ce7" table:formula="of:=HEX2BIN(RIGHT([.Y8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2];16)">
            <text:p/>
          </table:table-cell>
          <table:table-cell table:style-name="ce10" table:formula="of:=RIGHT([.D8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2];2*[.Q$1]);2);8);4) &amp; LEFT(HEX2BIN(RIGHT(LEFT([.$J82];2*[.Q$1]);2);8);4);2)" office:value-type="string" office:string-value="00" calcext:value-type="string">
            <text:p>00</text:p>
          </table:table-cell>
          <table:table-cell table:style-name="ce7" table:formula="of:=BIN2HEX(RIGHT(HEX2BIN(RIGHT(LEFT([.$J82];2*[.R$1]);2);8);4) &amp; LEFT(HEX2BIN(RIGHT(LEFT([.$J82];2*[.R$1]);2);8);4);2)" office:value-type="string" office:string-value="00" calcext:value-type="string">
            <text:p>00</text:p>
          </table:table-cell>
          <table:table-cell table:style-name="ce7" table:formula="of:=BIN2HEX(RIGHT(HEX2BIN(RIGHT(LEFT([.$J82];2*[.S$1]);2);8);4) &amp; LEFT(HEX2BIN(RIGHT(LEFT([.$J82];2*[.S$1]);2);8);4);2)" office:value-type="string" office:string-value="00" calcext:value-type="string">
            <text:p>00</text:p>
          </table:table-cell>
          <table:table-cell table:style-name="ce7" table:formula="of:=BIN2HEX(RIGHT(HEX2BIN(RIGHT(LEFT([.$J82];2*[.T$1]);2);8);4) &amp; LEFT(HEX2BIN(RIGHT(LEFT([.$J82];2*[.T$1]);2);8);4);2)" office:value-type="string" office:string-value="00" calcext:value-type="string">
            <text:p>00</text:p>
          </table:table-cell>
          <table:table-cell table:style-name="ce7" table:formula="of:=BIN2HEX(RIGHT(HEX2BIN(RIGHT(LEFT([.$J82];2*[.U$1]);2);8);4) &amp; LEFT(HEX2BIN(RIGHT(LEFT([.$J82];2*[.U$1]);2);8);4);2)" office:value-type="string" office:string-value="00" calcext:value-type="string">
            <text:p>00</text:p>
          </table:table-cell>
          <table:table-cell table:style-name="ce7" table:formula="of:=BIN2HEX(RIGHT(HEX2BIN(RIGHT(LEFT([.$J82];2*[.V$1]);2);8);4) &amp; LEFT(HEX2BIN(RIGHT(LEFT([.$J82];2*[.V$1]);2);8);4);2)" office:value-type="string" office:string-value="00" calcext:value-type="string">
            <text:p>00</text:p>
          </table:table-cell>
          <table:table-cell table:style-name="ce21" table:formula="of:=BIN2HEX(RIGHT(HEX2BIN(RIGHT(LEFT([.$J82];2*[.W$1]);2);8);4) &amp; LEFT(HEX2BIN(RIGHT(LEFT([.$J82];2*[.W$1]);2);8);4);2)" office:value-type="string" office:string-value="00" calcext:value-type="string">
            <text:p>00</text:p>
          </table:table-cell>
          <table:table-cell table:style-name="ce21" table:formula="of:=BIN2HEX(RIGHT(HEX2BIN(RIGHT(LEFT([.$J82];2*[.X$1]);2);8);4) &amp; LEFT(HEX2BIN(RIGHT(LEFT([.$J82];2*[.X$1]);2);8);4);2)" office:value-type="string" office:string-value="00" calcext:value-type="string">
            <text:p>00</text:p>
          </table:table-cell>
          <table:table-cell table:style-name="ce21" table:formula="of:=BIN2HEX(RIGHT(HEX2BIN(RIGHT(LEFT([.$J82];2*[.Y$1]);2);8);4) &amp; LEFT(HEX2BIN(RIGHT(LEFT([.$J82];2*[.Y$1]);2);8);4);2)" office:value-type="string" office:string-value="00" calcext:value-type="string">
            <text:p>00</text:p>
          </table:table-cell>
          <table:table-cell table:style-name="ce7" table:formula="of:=BIN2HEX(RIGHT(HEX2BIN(RIGHT(LEFT([.$J82];2*[.Z$1]);2);8);4) &amp; LEFT(HEX2BIN(RIGHT(LEFT([.$J82];2*[.Z$1]);2);8);4);2)" office:value-type="string" office:string-value="00" calcext:value-type="string">
            <text:p>00</text:p>
          </table:table-cell>
          <table:table-cell table:style-name="ce7" table:formula="of:=BIN2HEX(RIGHT(HEX2BIN(RIGHT(LEFT([.$J82];2*[.AA$1]);2);8);4) &amp; LEFT(HEX2BIN(RIGHT(LEFT([.$J82];2*[.AA$1]);2);8);4);2)" office:value-type="string" office:string-value="00" calcext:value-type="string">
            <text:p>00</text:p>
          </table:table-cell>
          <table:table-cell table:style-name="ce7" table:formula="of:=BIN2HEX(RIGHT(HEX2BIN(RIGHT(LEFT([.$J82];2*[.AB$1]);2);8);4) &amp; LEFT(HEX2BIN(RIGHT(LEFT([.$J82];2*[.AB$1]);2);8);4);2)" office:value-type="string" office:string-value="00" calcext:value-type="string">
            <text:p>00</text:p>
          </table:table-cell>
          <table:table-cell table:style-name="ce7" table:formula="of:=BIN2HEX(RIGHT(HEX2BIN(RIGHT(LEFT([.$J82];2*[.AC$1]);2);8);4) &amp; LEFT(HEX2BIN(RIGHT(LEFT([.$J82];2*[.AC$1]);2);8);4);2)" office:value-type="string" office:string-value="00" calcext:value-type="string">
            <text:p>00</text:p>
          </table:table-cell>
          <table:table-cell table:style-name="ce7" table:formula="of:=BIN2HEX(RIGHT(HEX2BIN(RIGHT(LEFT([.$J82];2*[.AD$1]);2);8);4) &amp; LEFT(HEX2BIN(RIGHT(LEFT([.$J82];2*[.AD$1]);2);8);4);2)" office:value-type="string" office:string-value="00" calcext:value-type="string">
            <text:p>00</text:p>
          </table:table-cell>
          <table:table-cell table:style-name="ce7" table:formula="of:=BIN2HEX(RIGHT(HEX2BIN(RIGHT(LEFT([.$J82];2*[.AE$1]);2);8);4) &amp; LEFT(HEX2BIN(RIGHT(LEFT([.$J82];2*[.AE$1]);2);8);4);2)" office:value-type="string" office:string-value="00" calcext:value-type="string">
            <text:p>00</text:p>
          </table:table-cell>
          <table:table-cell table:style-name="ce7" table:formula="of:=BIN2HEX(RIGHT(HEX2BIN(RIGHT(LEFT([.$J82];2*[.AF$1]);2);8);4) &amp; LEFT(HEX2BIN(RIGHT(LEFT([.$J82];2*[.AF$1]);2);8);4);2)" office:value-type="string" office:string-value="00" calcext:value-type="string">
            <text:p>00</text:p>
          </table:table-cell>
          <table:table-cell table:style-name="ce7" table:formula="of:=BIN2HEX(RIGHT(HEX2BIN(RIGHT(LEFT([.$J82];2*[.AG$1]);2);8);4) &amp; LEFT(HEX2BIN(RIGHT(LEFT([.$J82];2*[.AG$1]);2);8);4);2)" office:value-type="string" office:string-value="00" calcext:value-type="string">
            <text:p>00</text:p>
          </table:table-cell>
          <table:table-cell table:style-name="ce7" table:formula="of:=BIN2HEX(RIGHT(HEX2BIN(RIGHT(LEFT([.$J82];2*[.AH$1]);2);8);4) &amp; LEFT(HEX2BIN(RIGHT(LEFT([.$J8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2];1);4)" office:value-type="string" office:string-value="0000" calcext:value-type="string">
            <text:p>0000</text:p>
          </table:table-cell>
          <table:table-cell table:style-name="ce7" table:formula="of:=HEX2BIN(RIGHT([.W82];1);4)" office:value-type="string" office:string-value="0000" calcext:value-type="string">
            <text:p>0000</text:p>
          </table:table-cell>
          <table:table-cell/>
          <table:table-cell table:style-name="ce23" table:formula="of:=LEFT([.AK82];1)" office:value-type="string" office:string-value="0" calcext:value-type="string">
            <text:p>0</text:p>
          </table:table-cell>
          <table:table-cell table:formula="of:=RIGHT(LEFT([.AK82];2);1)" office:value-type="string" office:string-value="0" calcext:value-type="string">
            <text:p>0</text:p>
          </table:table-cell>
          <table:table-cell table:formula="of:=LEFT(RIGHT([.AK82];2);1)" office:value-type="string" office:string-value="0" calcext:value-type="string">
            <text:p>0</text:p>
          </table:table-cell>
          <table:table-cell table:formula="of:=RIGHT(RIGHT([.AK82];2);1)" office:value-type="string" office:string-value="0" calcext:value-type="string">
            <text:p>0</text:p>
          </table:table-cell>
          <table:table-cell table:formula="of:=LEFT(LEFT([.AL82];2);1)" office:value-type="string" office:string-value="0" calcext:value-type="string">
            <text:p>0</text:p>
          </table:table-cell>
          <table:table-cell table:style-name="ce23" table:formula="of:=RIGHT(LEFT([.AL82];2);1)" office:value-type="string" office:string-value="0" calcext:value-type="string">
            <text:p>0</text:p>
          </table:table-cell>
          <table:table-cell table:style-name="ce23" table:formula="of:=LEFT(RIGHT([.AL82];2);1)" office:value-type="string" office:string-value="0" calcext:value-type="string">
            <text:p>0</text:p>
          </table:table-cell>
          <table:table-cell table:style-name="ce23" table:formula="of:=RIGHT(RIGHT([.AL82];2);1)" office:value-type="string" office:string-value="0" calcext:value-type="string">
            <text:p>0</text:p>
          </table:table-cell>
          <table:table-cell/>
          <table:table-cell table:formula="of:=[.AN82]&amp;[.AU82]&amp;[.AT82]&amp;[.AS82]" office:value-type="string" office:string-value="0000" calcext:value-type="string">
            <text:p>0000</text:p>
          </table:table-cell>
          <table:table-cell table:formula="of:=BIN2DEC([.AW82])" office:value-type="float" office:value="0" calcext:value-type="float">
            <text:p>0</text:p>
          </table:table-cell>
          <table:table-cell/>
          <table:table-cell table:style-name="ce7" table:formula="of:=HEX2BIN(LEFT([.Y82];1);4)" office:value-type="string" office:string-value="0000" calcext:value-type="string">
            <text:p>0000</text:p>
          </table:table-cell>
          <table:table-cell table:style-name="ce7" table:formula="of:=HEX2BIN(RIGHT([.Y8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3];16)">
            <text:p/>
          </table:table-cell>
          <table:table-cell table:style-name="ce10" table:formula="of:=RIGHT([.D8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3];2*[.Q$1]);2);8);4) &amp; LEFT(HEX2BIN(RIGHT(LEFT([.$J83];2*[.Q$1]);2);8);4);2)" office:value-type="string" office:string-value="00" calcext:value-type="string">
            <text:p>00</text:p>
          </table:table-cell>
          <table:table-cell table:style-name="ce7" table:formula="of:=BIN2HEX(RIGHT(HEX2BIN(RIGHT(LEFT([.$J83];2*[.R$1]);2);8);4) &amp; LEFT(HEX2BIN(RIGHT(LEFT([.$J83];2*[.R$1]);2);8);4);2)" office:value-type="string" office:string-value="00" calcext:value-type="string">
            <text:p>00</text:p>
          </table:table-cell>
          <table:table-cell table:style-name="ce7" table:formula="of:=BIN2HEX(RIGHT(HEX2BIN(RIGHT(LEFT([.$J83];2*[.S$1]);2);8);4) &amp; LEFT(HEX2BIN(RIGHT(LEFT([.$J83];2*[.S$1]);2);8);4);2)" office:value-type="string" office:string-value="00" calcext:value-type="string">
            <text:p>00</text:p>
          </table:table-cell>
          <table:table-cell table:style-name="ce7" table:formula="of:=BIN2HEX(RIGHT(HEX2BIN(RIGHT(LEFT([.$J83];2*[.T$1]);2);8);4) &amp; LEFT(HEX2BIN(RIGHT(LEFT([.$J83];2*[.T$1]);2);8);4);2)" office:value-type="string" office:string-value="00" calcext:value-type="string">
            <text:p>00</text:p>
          </table:table-cell>
          <table:table-cell table:style-name="ce7" table:formula="of:=BIN2HEX(RIGHT(HEX2BIN(RIGHT(LEFT([.$J83];2*[.U$1]);2);8);4) &amp; LEFT(HEX2BIN(RIGHT(LEFT([.$J83];2*[.U$1]);2);8);4);2)" office:value-type="string" office:string-value="00" calcext:value-type="string">
            <text:p>00</text:p>
          </table:table-cell>
          <table:table-cell table:style-name="ce7" table:formula="of:=BIN2HEX(RIGHT(HEX2BIN(RIGHT(LEFT([.$J83];2*[.V$1]);2);8);4) &amp; LEFT(HEX2BIN(RIGHT(LEFT([.$J83];2*[.V$1]);2);8);4);2)" office:value-type="string" office:string-value="00" calcext:value-type="string">
            <text:p>00</text:p>
          </table:table-cell>
          <table:table-cell table:style-name="ce21" table:formula="of:=BIN2HEX(RIGHT(HEX2BIN(RIGHT(LEFT([.$J83];2*[.W$1]);2);8);4) &amp; LEFT(HEX2BIN(RIGHT(LEFT([.$J83];2*[.W$1]);2);8);4);2)" office:value-type="string" office:string-value="00" calcext:value-type="string">
            <text:p>00</text:p>
          </table:table-cell>
          <table:table-cell table:style-name="ce21" table:formula="of:=BIN2HEX(RIGHT(HEX2BIN(RIGHT(LEFT([.$J83];2*[.X$1]);2);8);4) &amp; LEFT(HEX2BIN(RIGHT(LEFT([.$J83];2*[.X$1]);2);8);4);2)" office:value-type="string" office:string-value="00" calcext:value-type="string">
            <text:p>00</text:p>
          </table:table-cell>
          <table:table-cell table:style-name="ce21" table:formula="of:=BIN2HEX(RIGHT(HEX2BIN(RIGHT(LEFT([.$J83];2*[.Y$1]);2);8);4) &amp; LEFT(HEX2BIN(RIGHT(LEFT([.$J83];2*[.Y$1]);2);8);4);2)" office:value-type="string" office:string-value="00" calcext:value-type="string">
            <text:p>00</text:p>
          </table:table-cell>
          <table:table-cell table:style-name="ce7" table:formula="of:=BIN2HEX(RIGHT(HEX2BIN(RIGHT(LEFT([.$J83];2*[.Z$1]);2);8);4) &amp; LEFT(HEX2BIN(RIGHT(LEFT([.$J83];2*[.Z$1]);2);8);4);2)" office:value-type="string" office:string-value="00" calcext:value-type="string">
            <text:p>00</text:p>
          </table:table-cell>
          <table:table-cell table:style-name="ce7" table:formula="of:=BIN2HEX(RIGHT(HEX2BIN(RIGHT(LEFT([.$J83];2*[.AA$1]);2);8);4) &amp; LEFT(HEX2BIN(RIGHT(LEFT([.$J83];2*[.AA$1]);2);8);4);2)" office:value-type="string" office:string-value="00" calcext:value-type="string">
            <text:p>00</text:p>
          </table:table-cell>
          <table:table-cell table:style-name="ce7" table:formula="of:=BIN2HEX(RIGHT(HEX2BIN(RIGHT(LEFT([.$J83];2*[.AB$1]);2);8);4) &amp; LEFT(HEX2BIN(RIGHT(LEFT([.$J83];2*[.AB$1]);2);8);4);2)" office:value-type="string" office:string-value="00" calcext:value-type="string">
            <text:p>00</text:p>
          </table:table-cell>
          <table:table-cell table:style-name="ce7" table:formula="of:=BIN2HEX(RIGHT(HEX2BIN(RIGHT(LEFT([.$J83];2*[.AC$1]);2);8);4) &amp; LEFT(HEX2BIN(RIGHT(LEFT([.$J83];2*[.AC$1]);2);8);4);2)" office:value-type="string" office:string-value="00" calcext:value-type="string">
            <text:p>00</text:p>
          </table:table-cell>
          <table:table-cell table:style-name="ce7" table:formula="of:=BIN2HEX(RIGHT(HEX2BIN(RIGHT(LEFT([.$J83];2*[.AD$1]);2);8);4) &amp; LEFT(HEX2BIN(RIGHT(LEFT([.$J83];2*[.AD$1]);2);8);4);2)" office:value-type="string" office:string-value="00" calcext:value-type="string">
            <text:p>00</text:p>
          </table:table-cell>
          <table:table-cell table:style-name="ce7" table:formula="of:=BIN2HEX(RIGHT(HEX2BIN(RIGHT(LEFT([.$J83];2*[.AE$1]);2);8);4) &amp; LEFT(HEX2BIN(RIGHT(LEFT([.$J83];2*[.AE$1]);2);8);4);2)" office:value-type="string" office:string-value="00" calcext:value-type="string">
            <text:p>00</text:p>
          </table:table-cell>
          <table:table-cell table:style-name="ce7" table:formula="of:=BIN2HEX(RIGHT(HEX2BIN(RIGHT(LEFT([.$J83];2*[.AF$1]);2);8);4) &amp; LEFT(HEX2BIN(RIGHT(LEFT([.$J83];2*[.AF$1]);2);8);4);2)" office:value-type="string" office:string-value="00" calcext:value-type="string">
            <text:p>00</text:p>
          </table:table-cell>
          <table:table-cell table:style-name="ce7" table:formula="of:=BIN2HEX(RIGHT(HEX2BIN(RIGHT(LEFT([.$J83];2*[.AG$1]);2);8);4) &amp; LEFT(HEX2BIN(RIGHT(LEFT([.$J83];2*[.AG$1]);2);8);4);2)" office:value-type="string" office:string-value="00" calcext:value-type="string">
            <text:p>00</text:p>
          </table:table-cell>
          <table:table-cell table:style-name="ce7" table:formula="of:=BIN2HEX(RIGHT(HEX2BIN(RIGHT(LEFT([.$J83];2*[.AH$1]);2);8);4) &amp; LEFT(HEX2BIN(RIGHT(LEFT([.$J8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3];1);4)" office:value-type="string" office:string-value="0000" calcext:value-type="string">
            <text:p>0000</text:p>
          </table:table-cell>
          <table:table-cell table:style-name="ce7" table:formula="of:=HEX2BIN(RIGHT([.W83];1);4)" office:value-type="string" office:string-value="0000" calcext:value-type="string">
            <text:p>0000</text:p>
          </table:table-cell>
          <table:table-cell/>
          <table:table-cell table:style-name="ce23" table:formula="of:=LEFT([.AK83];1)" office:value-type="string" office:string-value="0" calcext:value-type="string">
            <text:p>0</text:p>
          </table:table-cell>
          <table:table-cell table:formula="of:=RIGHT(LEFT([.AK83];2);1)" office:value-type="string" office:string-value="0" calcext:value-type="string">
            <text:p>0</text:p>
          </table:table-cell>
          <table:table-cell table:formula="of:=LEFT(RIGHT([.AK83];2);1)" office:value-type="string" office:string-value="0" calcext:value-type="string">
            <text:p>0</text:p>
          </table:table-cell>
          <table:table-cell table:formula="of:=RIGHT(RIGHT([.AK83];2);1)" office:value-type="string" office:string-value="0" calcext:value-type="string">
            <text:p>0</text:p>
          </table:table-cell>
          <table:table-cell table:formula="of:=LEFT(LEFT([.AL83];2);1)" office:value-type="string" office:string-value="0" calcext:value-type="string">
            <text:p>0</text:p>
          </table:table-cell>
          <table:table-cell table:style-name="ce23" table:formula="of:=RIGHT(LEFT([.AL83];2);1)" office:value-type="string" office:string-value="0" calcext:value-type="string">
            <text:p>0</text:p>
          </table:table-cell>
          <table:table-cell table:style-name="ce23" table:formula="of:=LEFT(RIGHT([.AL83];2);1)" office:value-type="string" office:string-value="0" calcext:value-type="string">
            <text:p>0</text:p>
          </table:table-cell>
          <table:table-cell table:style-name="ce23" table:formula="of:=RIGHT(RIGHT([.AL83];2);1)" office:value-type="string" office:string-value="0" calcext:value-type="string">
            <text:p>0</text:p>
          </table:table-cell>
          <table:table-cell/>
          <table:table-cell table:formula="of:=[.AN83]&amp;[.AU83]&amp;[.AT83]&amp;[.AS83]" office:value-type="string" office:string-value="0000" calcext:value-type="string">
            <text:p>0000</text:p>
          </table:table-cell>
          <table:table-cell table:formula="of:=BIN2DEC([.AW83])" office:value-type="float" office:value="0" calcext:value-type="float">
            <text:p>0</text:p>
          </table:table-cell>
          <table:table-cell/>
          <table:table-cell table:style-name="ce7" table:formula="of:=HEX2BIN(LEFT([.Y83];1);4)" office:value-type="string" office:string-value="0000" calcext:value-type="string">
            <text:p>0000</text:p>
          </table:table-cell>
          <table:table-cell table:style-name="ce7" table:formula="of:=HEX2BIN(RIGHT([.Y8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4];16)">
            <text:p/>
          </table:table-cell>
          <table:table-cell table:style-name="ce10" table:formula="of:=RIGHT([.D8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4];2*[.Q$1]);2);8);4) &amp; LEFT(HEX2BIN(RIGHT(LEFT([.$J84];2*[.Q$1]);2);8);4);2)" office:value-type="string" office:string-value="00" calcext:value-type="string">
            <text:p>00</text:p>
          </table:table-cell>
          <table:table-cell table:style-name="ce7" table:formula="of:=BIN2HEX(RIGHT(HEX2BIN(RIGHT(LEFT([.$J84];2*[.R$1]);2);8);4) &amp; LEFT(HEX2BIN(RIGHT(LEFT([.$J84];2*[.R$1]);2);8);4);2)" office:value-type="string" office:string-value="00" calcext:value-type="string">
            <text:p>00</text:p>
          </table:table-cell>
          <table:table-cell table:style-name="ce7" table:formula="of:=BIN2HEX(RIGHT(HEX2BIN(RIGHT(LEFT([.$J84];2*[.S$1]);2);8);4) &amp; LEFT(HEX2BIN(RIGHT(LEFT([.$J84];2*[.S$1]);2);8);4);2)" office:value-type="string" office:string-value="00" calcext:value-type="string">
            <text:p>00</text:p>
          </table:table-cell>
          <table:table-cell table:style-name="ce7" table:formula="of:=BIN2HEX(RIGHT(HEX2BIN(RIGHT(LEFT([.$J84];2*[.T$1]);2);8);4) &amp; LEFT(HEX2BIN(RIGHT(LEFT([.$J84];2*[.T$1]);2);8);4);2)" office:value-type="string" office:string-value="00" calcext:value-type="string">
            <text:p>00</text:p>
          </table:table-cell>
          <table:table-cell table:style-name="ce7" table:formula="of:=BIN2HEX(RIGHT(HEX2BIN(RIGHT(LEFT([.$J84];2*[.U$1]);2);8);4) &amp; LEFT(HEX2BIN(RIGHT(LEFT([.$J84];2*[.U$1]);2);8);4);2)" office:value-type="string" office:string-value="00" calcext:value-type="string">
            <text:p>00</text:p>
          </table:table-cell>
          <table:table-cell table:style-name="ce7" table:formula="of:=BIN2HEX(RIGHT(HEX2BIN(RIGHT(LEFT([.$J84];2*[.V$1]);2);8);4) &amp; LEFT(HEX2BIN(RIGHT(LEFT([.$J84];2*[.V$1]);2);8);4);2)" office:value-type="string" office:string-value="00" calcext:value-type="string">
            <text:p>00</text:p>
          </table:table-cell>
          <table:table-cell table:style-name="ce21" table:formula="of:=BIN2HEX(RIGHT(HEX2BIN(RIGHT(LEFT([.$J84];2*[.W$1]);2);8);4) &amp; LEFT(HEX2BIN(RIGHT(LEFT([.$J84];2*[.W$1]);2);8);4);2)" office:value-type="string" office:string-value="00" calcext:value-type="string">
            <text:p>00</text:p>
          </table:table-cell>
          <table:table-cell table:style-name="ce21" table:formula="of:=BIN2HEX(RIGHT(HEX2BIN(RIGHT(LEFT([.$J84];2*[.X$1]);2);8);4) &amp; LEFT(HEX2BIN(RIGHT(LEFT([.$J84];2*[.X$1]);2);8);4);2)" office:value-type="string" office:string-value="00" calcext:value-type="string">
            <text:p>00</text:p>
          </table:table-cell>
          <table:table-cell table:style-name="ce21" table:formula="of:=BIN2HEX(RIGHT(HEX2BIN(RIGHT(LEFT([.$J84];2*[.Y$1]);2);8);4) &amp; LEFT(HEX2BIN(RIGHT(LEFT([.$J84];2*[.Y$1]);2);8);4);2)" office:value-type="string" office:string-value="00" calcext:value-type="string">
            <text:p>00</text:p>
          </table:table-cell>
          <table:table-cell table:style-name="ce7" table:formula="of:=BIN2HEX(RIGHT(HEX2BIN(RIGHT(LEFT([.$J84];2*[.Z$1]);2);8);4) &amp; LEFT(HEX2BIN(RIGHT(LEFT([.$J84];2*[.Z$1]);2);8);4);2)" office:value-type="string" office:string-value="00" calcext:value-type="string">
            <text:p>00</text:p>
          </table:table-cell>
          <table:table-cell table:style-name="ce7" table:formula="of:=BIN2HEX(RIGHT(HEX2BIN(RIGHT(LEFT([.$J84];2*[.AA$1]);2);8);4) &amp; LEFT(HEX2BIN(RIGHT(LEFT([.$J84];2*[.AA$1]);2);8);4);2)" office:value-type="string" office:string-value="00" calcext:value-type="string">
            <text:p>00</text:p>
          </table:table-cell>
          <table:table-cell table:style-name="ce7" table:formula="of:=BIN2HEX(RIGHT(HEX2BIN(RIGHT(LEFT([.$J84];2*[.AB$1]);2);8);4) &amp; LEFT(HEX2BIN(RIGHT(LEFT([.$J84];2*[.AB$1]);2);8);4);2)" office:value-type="string" office:string-value="00" calcext:value-type="string">
            <text:p>00</text:p>
          </table:table-cell>
          <table:table-cell table:style-name="ce7" table:formula="of:=BIN2HEX(RIGHT(HEX2BIN(RIGHT(LEFT([.$J84];2*[.AC$1]);2);8);4) &amp; LEFT(HEX2BIN(RIGHT(LEFT([.$J84];2*[.AC$1]);2);8);4);2)" office:value-type="string" office:string-value="00" calcext:value-type="string">
            <text:p>00</text:p>
          </table:table-cell>
          <table:table-cell table:style-name="ce7" table:formula="of:=BIN2HEX(RIGHT(HEX2BIN(RIGHT(LEFT([.$J84];2*[.AD$1]);2);8);4) &amp; LEFT(HEX2BIN(RIGHT(LEFT([.$J84];2*[.AD$1]);2);8);4);2)" office:value-type="string" office:string-value="00" calcext:value-type="string">
            <text:p>00</text:p>
          </table:table-cell>
          <table:table-cell table:style-name="ce7" table:formula="of:=BIN2HEX(RIGHT(HEX2BIN(RIGHT(LEFT([.$J84];2*[.AE$1]);2);8);4) &amp; LEFT(HEX2BIN(RIGHT(LEFT([.$J84];2*[.AE$1]);2);8);4);2)" office:value-type="string" office:string-value="00" calcext:value-type="string">
            <text:p>00</text:p>
          </table:table-cell>
          <table:table-cell table:style-name="ce7" table:formula="of:=BIN2HEX(RIGHT(HEX2BIN(RIGHT(LEFT([.$J84];2*[.AF$1]);2);8);4) &amp; LEFT(HEX2BIN(RIGHT(LEFT([.$J84];2*[.AF$1]);2);8);4);2)" office:value-type="string" office:string-value="00" calcext:value-type="string">
            <text:p>00</text:p>
          </table:table-cell>
          <table:table-cell table:style-name="ce7" table:formula="of:=BIN2HEX(RIGHT(HEX2BIN(RIGHT(LEFT([.$J84];2*[.AG$1]);2);8);4) &amp; LEFT(HEX2BIN(RIGHT(LEFT([.$J84];2*[.AG$1]);2);8);4);2)" office:value-type="string" office:string-value="00" calcext:value-type="string">
            <text:p>00</text:p>
          </table:table-cell>
          <table:table-cell table:style-name="ce7" table:formula="of:=BIN2HEX(RIGHT(HEX2BIN(RIGHT(LEFT([.$J84];2*[.AH$1]);2);8);4) &amp; LEFT(HEX2BIN(RIGHT(LEFT([.$J8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4];1);4)" office:value-type="string" office:string-value="0000" calcext:value-type="string">
            <text:p>0000</text:p>
          </table:table-cell>
          <table:table-cell table:style-name="ce7" table:formula="of:=HEX2BIN(RIGHT([.W84];1);4)" office:value-type="string" office:string-value="0000" calcext:value-type="string">
            <text:p>0000</text:p>
          </table:table-cell>
          <table:table-cell/>
          <table:table-cell table:style-name="ce23" table:formula="of:=LEFT([.AK84];1)" office:value-type="string" office:string-value="0" calcext:value-type="string">
            <text:p>0</text:p>
          </table:table-cell>
          <table:table-cell table:formula="of:=RIGHT(LEFT([.AK84];2);1)" office:value-type="string" office:string-value="0" calcext:value-type="string">
            <text:p>0</text:p>
          </table:table-cell>
          <table:table-cell table:formula="of:=LEFT(RIGHT([.AK84];2);1)" office:value-type="string" office:string-value="0" calcext:value-type="string">
            <text:p>0</text:p>
          </table:table-cell>
          <table:table-cell table:formula="of:=RIGHT(RIGHT([.AK84];2);1)" office:value-type="string" office:string-value="0" calcext:value-type="string">
            <text:p>0</text:p>
          </table:table-cell>
          <table:table-cell table:formula="of:=LEFT(LEFT([.AL84];2);1)" office:value-type="string" office:string-value="0" calcext:value-type="string">
            <text:p>0</text:p>
          </table:table-cell>
          <table:table-cell table:style-name="ce23" table:formula="of:=RIGHT(LEFT([.AL84];2);1)" office:value-type="string" office:string-value="0" calcext:value-type="string">
            <text:p>0</text:p>
          </table:table-cell>
          <table:table-cell table:style-name="ce23" table:formula="of:=LEFT(RIGHT([.AL84];2);1)" office:value-type="string" office:string-value="0" calcext:value-type="string">
            <text:p>0</text:p>
          </table:table-cell>
          <table:table-cell table:style-name="ce23" table:formula="of:=RIGHT(RIGHT([.AL84];2);1)" office:value-type="string" office:string-value="0" calcext:value-type="string">
            <text:p>0</text:p>
          </table:table-cell>
          <table:table-cell/>
          <table:table-cell table:formula="of:=[.AN84]&amp;[.AU84]&amp;[.AT84]&amp;[.AS84]" office:value-type="string" office:string-value="0000" calcext:value-type="string">
            <text:p>0000</text:p>
          </table:table-cell>
          <table:table-cell table:formula="of:=BIN2DEC([.AW84])" office:value-type="float" office:value="0" calcext:value-type="float">
            <text:p>0</text:p>
          </table:table-cell>
          <table:table-cell/>
          <table:table-cell table:style-name="ce7" table:formula="of:=HEX2BIN(LEFT([.Y84];1);4)" office:value-type="string" office:string-value="0000" calcext:value-type="string">
            <text:p>0000</text:p>
          </table:table-cell>
          <table:table-cell table:style-name="ce7" table:formula="of:=HEX2BIN(RIGHT([.Y8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5];16)">
            <text:p/>
          </table:table-cell>
          <table:table-cell table:style-name="ce10" table:formula="of:=RIGHT([.D8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5];2*[.Q$1]);2);8);4) &amp; LEFT(HEX2BIN(RIGHT(LEFT([.$J85];2*[.Q$1]);2);8);4);2)" office:value-type="string" office:string-value="00" calcext:value-type="string">
            <text:p>00</text:p>
          </table:table-cell>
          <table:table-cell table:style-name="ce7" table:formula="of:=BIN2HEX(RIGHT(HEX2BIN(RIGHT(LEFT([.$J85];2*[.R$1]);2);8);4) &amp; LEFT(HEX2BIN(RIGHT(LEFT([.$J85];2*[.R$1]);2);8);4);2)" office:value-type="string" office:string-value="00" calcext:value-type="string">
            <text:p>00</text:p>
          </table:table-cell>
          <table:table-cell table:style-name="ce7" table:formula="of:=BIN2HEX(RIGHT(HEX2BIN(RIGHT(LEFT([.$J85];2*[.S$1]);2);8);4) &amp; LEFT(HEX2BIN(RIGHT(LEFT([.$J85];2*[.S$1]);2);8);4);2)" office:value-type="string" office:string-value="00" calcext:value-type="string">
            <text:p>00</text:p>
          </table:table-cell>
          <table:table-cell table:style-name="ce7" table:formula="of:=BIN2HEX(RIGHT(HEX2BIN(RIGHT(LEFT([.$J85];2*[.T$1]);2);8);4) &amp; LEFT(HEX2BIN(RIGHT(LEFT([.$J85];2*[.T$1]);2);8);4);2)" office:value-type="string" office:string-value="00" calcext:value-type="string">
            <text:p>00</text:p>
          </table:table-cell>
          <table:table-cell table:style-name="ce7" table:formula="of:=BIN2HEX(RIGHT(HEX2BIN(RIGHT(LEFT([.$J85];2*[.U$1]);2);8);4) &amp; LEFT(HEX2BIN(RIGHT(LEFT([.$J85];2*[.U$1]);2);8);4);2)" office:value-type="string" office:string-value="00" calcext:value-type="string">
            <text:p>00</text:p>
          </table:table-cell>
          <table:table-cell table:style-name="ce7" table:formula="of:=BIN2HEX(RIGHT(HEX2BIN(RIGHT(LEFT([.$J85];2*[.V$1]);2);8);4) &amp; LEFT(HEX2BIN(RIGHT(LEFT([.$J85];2*[.V$1]);2);8);4);2)" office:value-type="string" office:string-value="00" calcext:value-type="string">
            <text:p>00</text:p>
          </table:table-cell>
          <table:table-cell table:style-name="ce21" table:formula="of:=BIN2HEX(RIGHT(HEX2BIN(RIGHT(LEFT([.$J85];2*[.W$1]);2);8);4) &amp; LEFT(HEX2BIN(RIGHT(LEFT([.$J85];2*[.W$1]);2);8);4);2)" office:value-type="string" office:string-value="00" calcext:value-type="string">
            <text:p>00</text:p>
          </table:table-cell>
          <table:table-cell table:style-name="ce21" table:formula="of:=BIN2HEX(RIGHT(HEX2BIN(RIGHT(LEFT([.$J85];2*[.X$1]);2);8);4) &amp; LEFT(HEX2BIN(RIGHT(LEFT([.$J85];2*[.X$1]);2);8);4);2)" office:value-type="string" office:string-value="00" calcext:value-type="string">
            <text:p>00</text:p>
          </table:table-cell>
          <table:table-cell table:style-name="ce21" table:formula="of:=BIN2HEX(RIGHT(HEX2BIN(RIGHT(LEFT([.$J85];2*[.Y$1]);2);8);4) &amp; LEFT(HEX2BIN(RIGHT(LEFT([.$J85];2*[.Y$1]);2);8);4);2)" office:value-type="string" office:string-value="00" calcext:value-type="string">
            <text:p>00</text:p>
          </table:table-cell>
          <table:table-cell table:style-name="ce7" table:formula="of:=BIN2HEX(RIGHT(HEX2BIN(RIGHT(LEFT([.$J85];2*[.Z$1]);2);8);4) &amp; LEFT(HEX2BIN(RIGHT(LEFT([.$J85];2*[.Z$1]);2);8);4);2)" office:value-type="string" office:string-value="00" calcext:value-type="string">
            <text:p>00</text:p>
          </table:table-cell>
          <table:table-cell table:style-name="ce7" table:formula="of:=BIN2HEX(RIGHT(HEX2BIN(RIGHT(LEFT([.$J85];2*[.AA$1]);2);8);4) &amp; LEFT(HEX2BIN(RIGHT(LEFT([.$J85];2*[.AA$1]);2);8);4);2)" office:value-type="string" office:string-value="00" calcext:value-type="string">
            <text:p>00</text:p>
          </table:table-cell>
          <table:table-cell table:style-name="ce7" table:formula="of:=BIN2HEX(RIGHT(HEX2BIN(RIGHT(LEFT([.$J85];2*[.AB$1]);2);8);4) &amp; LEFT(HEX2BIN(RIGHT(LEFT([.$J85];2*[.AB$1]);2);8);4);2)" office:value-type="string" office:string-value="00" calcext:value-type="string">
            <text:p>00</text:p>
          </table:table-cell>
          <table:table-cell table:style-name="ce7" table:formula="of:=BIN2HEX(RIGHT(HEX2BIN(RIGHT(LEFT([.$J85];2*[.AC$1]);2);8);4) &amp; LEFT(HEX2BIN(RIGHT(LEFT([.$J85];2*[.AC$1]);2);8);4);2)" office:value-type="string" office:string-value="00" calcext:value-type="string">
            <text:p>00</text:p>
          </table:table-cell>
          <table:table-cell table:style-name="ce7" table:formula="of:=BIN2HEX(RIGHT(HEX2BIN(RIGHT(LEFT([.$J85];2*[.AD$1]);2);8);4) &amp; LEFT(HEX2BIN(RIGHT(LEFT([.$J85];2*[.AD$1]);2);8);4);2)" office:value-type="string" office:string-value="00" calcext:value-type="string">
            <text:p>00</text:p>
          </table:table-cell>
          <table:table-cell table:style-name="ce7" table:formula="of:=BIN2HEX(RIGHT(HEX2BIN(RIGHT(LEFT([.$J85];2*[.AE$1]);2);8);4) &amp; LEFT(HEX2BIN(RIGHT(LEFT([.$J85];2*[.AE$1]);2);8);4);2)" office:value-type="string" office:string-value="00" calcext:value-type="string">
            <text:p>00</text:p>
          </table:table-cell>
          <table:table-cell table:style-name="ce7" table:formula="of:=BIN2HEX(RIGHT(HEX2BIN(RIGHT(LEFT([.$J85];2*[.AF$1]);2);8);4) &amp; LEFT(HEX2BIN(RIGHT(LEFT([.$J85];2*[.AF$1]);2);8);4);2)" office:value-type="string" office:string-value="00" calcext:value-type="string">
            <text:p>00</text:p>
          </table:table-cell>
          <table:table-cell table:style-name="ce7" table:formula="of:=BIN2HEX(RIGHT(HEX2BIN(RIGHT(LEFT([.$J85];2*[.AG$1]);2);8);4) &amp; LEFT(HEX2BIN(RIGHT(LEFT([.$J85];2*[.AG$1]);2);8);4);2)" office:value-type="string" office:string-value="00" calcext:value-type="string">
            <text:p>00</text:p>
          </table:table-cell>
          <table:table-cell table:style-name="ce7" table:formula="of:=BIN2HEX(RIGHT(HEX2BIN(RIGHT(LEFT([.$J85];2*[.AH$1]);2);8);4) &amp; LEFT(HEX2BIN(RIGHT(LEFT([.$J8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5];1);4)" office:value-type="string" office:string-value="0000" calcext:value-type="string">
            <text:p>0000</text:p>
          </table:table-cell>
          <table:table-cell table:style-name="ce7" table:formula="of:=HEX2BIN(RIGHT([.W85];1);4)" office:value-type="string" office:string-value="0000" calcext:value-type="string">
            <text:p>0000</text:p>
          </table:table-cell>
          <table:table-cell/>
          <table:table-cell table:style-name="ce23" table:formula="of:=LEFT([.AK85];1)" office:value-type="string" office:string-value="0" calcext:value-type="string">
            <text:p>0</text:p>
          </table:table-cell>
          <table:table-cell table:formula="of:=RIGHT(LEFT([.AK85];2);1)" office:value-type="string" office:string-value="0" calcext:value-type="string">
            <text:p>0</text:p>
          </table:table-cell>
          <table:table-cell table:formula="of:=LEFT(RIGHT([.AK85];2);1)" office:value-type="string" office:string-value="0" calcext:value-type="string">
            <text:p>0</text:p>
          </table:table-cell>
          <table:table-cell table:formula="of:=RIGHT(RIGHT([.AK85];2);1)" office:value-type="string" office:string-value="0" calcext:value-type="string">
            <text:p>0</text:p>
          </table:table-cell>
          <table:table-cell table:formula="of:=LEFT(LEFT([.AL85];2);1)" office:value-type="string" office:string-value="0" calcext:value-type="string">
            <text:p>0</text:p>
          </table:table-cell>
          <table:table-cell table:style-name="ce23" table:formula="of:=RIGHT(LEFT([.AL85];2);1)" office:value-type="string" office:string-value="0" calcext:value-type="string">
            <text:p>0</text:p>
          </table:table-cell>
          <table:table-cell table:style-name="ce23" table:formula="of:=LEFT(RIGHT([.AL85];2);1)" office:value-type="string" office:string-value="0" calcext:value-type="string">
            <text:p>0</text:p>
          </table:table-cell>
          <table:table-cell table:style-name="ce23" table:formula="of:=RIGHT(RIGHT([.AL85];2);1)" office:value-type="string" office:string-value="0" calcext:value-type="string">
            <text:p>0</text:p>
          </table:table-cell>
          <table:table-cell/>
          <table:table-cell table:formula="of:=[.AN85]&amp;[.AU85]&amp;[.AT85]&amp;[.AS85]" office:value-type="string" office:string-value="0000" calcext:value-type="string">
            <text:p>0000</text:p>
          </table:table-cell>
          <table:table-cell table:formula="of:=BIN2DEC([.AW85])" office:value-type="float" office:value="0" calcext:value-type="float">
            <text:p>0</text:p>
          </table:table-cell>
          <table:table-cell/>
          <table:table-cell table:style-name="ce7" table:formula="of:=HEX2BIN(LEFT([.Y85];1);4)" office:value-type="string" office:string-value="0000" calcext:value-type="string">
            <text:p>0000</text:p>
          </table:table-cell>
          <table:table-cell table:style-name="ce7" table:formula="of:=HEX2BIN(RIGHT([.Y8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6];16)">
            <text:p/>
          </table:table-cell>
          <table:table-cell table:style-name="ce10" table:formula="of:=RIGHT([.D8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6];2*[.Q$1]);2);8);4) &amp; LEFT(HEX2BIN(RIGHT(LEFT([.$J86];2*[.Q$1]);2);8);4);2)" office:value-type="string" office:string-value="00" calcext:value-type="string">
            <text:p>00</text:p>
          </table:table-cell>
          <table:table-cell table:style-name="ce7" table:formula="of:=BIN2HEX(RIGHT(HEX2BIN(RIGHT(LEFT([.$J86];2*[.R$1]);2);8);4) &amp; LEFT(HEX2BIN(RIGHT(LEFT([.$J86];2*[.R$1]);2);8);4);2)" office:value-type="string" office:string-value="00" calcext:value-type="string">
            <text:p>00</text:p>
          </table:table-cell>
          <table:table-cell table:style-name="ce7" table:formula="of:=BIN2HEX(RIGHT(HEX2BIN(RIGHT(LEFT([.$J86];2*[.S$1]);2);8);4) &amp; LEFT(HEX2BIN(RIGHT(LEFT([.$J86];2*[.S$1]);2);8);4);2)" office:value-type="string" office:string-value="00" calcext:value-type="string">
            <text:p>00</text:p>
          </table:table-cell>
          <table:table-cell table:style-name="ce7" table:formula="of:=BIN2HEX(RIGHT(HEX2BIN(RIGHT(LEFT([.$J86];2*[.T$1]);2);8);4) &amp; LEFT(HEX2BIN(RIGHT(LEFT([.$J86];2*[.T$1]);2);8);4);2)" office:value-type="string" office:string-value="00" calcext:value-type="string">
            <text:p>00</text:p>
          </table:table-cell>
          <table:table-cell table:style-name="ce7" table:formula="of:=BIN2HEX(RIGHT(HEX2BIN(RIGHT(LEFT([.$J86];2*[.U$1]);2);8);4) &amp; LEFT(HEX2BIN(RIGHT(LEFT([.$J86];2*[.U$1]);2);8);4);2)" office:value-type="string" office:string-value="00" calcext:value-type="string">
            <text:p>00</text:p>
          </table:table-cell>
          <table:table-cell table:style-name="ce7" table:formula="of:=BIN2HEX(RIGHT(HEX2BIN(RIGHT(LEFT([.$J86];2*[.V$1]);2);8);4) &amp; LEFT(HEX2BIN(RIGHT(LEFT([.$J86];2*[.V$1]);2);8);4);2)" office:value-type="string" office:string-value="00" calcext:value-type="string">
            <text:p>00</text:p>
          </table:table-cell>
          <table:table-cell table:style-name="ce21" table:formula="of:=BIN2HEX(RIGHT(HEX2BIN(RIGHT(LEFT([.$J86];2*[.W$1]);2);8);4) &amp; LEFT(HEX2BIN(RIGHT(LEFT([.$J86];2*[.W$1]);2);8);4);2)" office:value-type="string" office:string-value="00" calcext:value-type="string">
            <text:p>00</text:p>
          </table:table-cell>
          <table:table-cell table:style-name="ce21" table:formula="of:=BIN2HEX(RIGHT(HEX2BIN(RIGHT(LEFT([.$J86];2*[.X$1]);2);8);4) &amp; LEFT(HEX2BIN(RIGHT(LEFT([.$J86];2*[.X$1]);2);8);4);2)" office:value-type="string" office:string-value="00" calcext:value-type="string">
            <text:p>00</text:p>
          </table:table-cell>
          <table:table-cell table:style-name="ce21" table:formula="of:=BIN2HEX(RIGHT(HEX2BIN(RIGHT(LEFT([.$J86];2*[.Y$1]);2);8);4) &amp; LEFT(HEX2BIN(RIGHT(LEFT([.$J86];2*[.Y$1]);2);8);4);2)" office:value-type="string" office:string-value="00" calcext:value-type="string">
            <text:p>00</text:p>
          </table:table-cell>
          <table:table-cell table:style-name="ce7" table:formula="of:=BIN2HEX(RIGHT(HEX2BIN(RIGHT(LEFT([.$J86];2*[.Z$1]);2);8);4) &amp; LEFT(HEX2BIN(RIGHT(LEFT([.$J86];2*[.Z$1]);2);8);4);2)" office:value-type="string" office:string-value="00" calcext:value-type="string">
            <text:p>00</text:p>
          </table:table-cell>
          <table:table-cell table:style-name="ce7" table:formula="of:=BIN2HEX(RIGHT(HEX2BIN(RIGHT(LEFT([.$J86];2*[.AA$1]);2);8);4) &amp; LEFT(HEX2BIN(RIGHT(LEFT([.$J86];2*[.AA$1]);2);8);4);2)" office:value-type="string" office:string-value="00" calcext:value-type="string">
            <text:p>00</text:p>
          </table:table-cell>
          <table:table-cell table:style-name="ce7" table:formula="of:=BIN2HEX(RIGHT(HEX2BIN(RIGHT(LEFT([.$J86];2*[.AB$1]);2);8);4) &amp; LEFT(HEX2BIN(RIGHT(LEFT([.$J86];2*[.AB$1]);2);8);4);2)" office:value-type="string" office:string-value="00" calcext:value-type="string">
            <text:p>00</text:p>
          </table:table-cell>
          <table:table-cell table:style-name="ce7" table:formula="of:=BIN2HEX(RIGHT(HEX2BIN(RIGHT(LEFT([.$J86];2*[.AC$1]);2);8);4) &amp; LEFT(HEX2BIN(RIGHT(LEFT([.$J86];2*[.AC$1]);2);8);4);2)" office:value-type="string" office:string-value="00" calcext:value-type="string">
            <text:p>00</text:p>
          </table:table-cell>
          <table:table-cell table:style-name="ce7" table:formula="of:=BIN2HEX(RIGHT(HEX2BIN(RIGHT(LEFT([.$J86];2*[.AD$1]);2);8);4) &amp; LEFT(HEX2BIN(RIGHT(LEFT([.$J86];2*[.AD$1]);2);8);4);2)" office:value-type="string" office:string-value="00" calcext:value-type="string">
            <text:p>00</text:p>
          </table:table-cell>
          <table:table-cell table:style-name="ce7" table:formula="of:=BIN2HEX(RIGHT(HEX2BIN(RIGHT(LEFT([.$J86];2*[.AE$1]);2);8);4) &amp; LEFT(HEX2BIN(RIGHT(LEFT([.$J86];2*[.AE$1]);2);8);4);2)" office:value-type="string" office:string-value="00" calcext:value-type="string">
            <text:p>00</text:p>
          </table:table-cell>
          <table:table-cell table:style-name="ce7" table:formula="of:=BIN2HEX(RIGHT(HEX2BIN(RIGHT(LEFT([.$J86];2*[.AF$1]);2);8);4) &amp; LEFT(HEX2BIN(RIGHT(LEFT([.$J86];2*[.AF$1]);2);8);4);2)" office:value-type="string" office:string-value="00" calcext:value-type="string">
            <text:p>00</text:p>
          </table:table-cell>
          <table:table-cell table:style-name="ce7" table:formula="of:=BIN2HEX(RIGHT(HEX2BIN(RIGHT(LEFT([.$J86];2*[.AG$1]);2);8);4) &amp; LEFT(HEX2BIN(RIGHT(LEFT([.$J86];2*[.AG$1]);2);8);4);2)" office:value-type="string" office:string-value="00" calcext:value-type="string">
            <text:p>00</text:p>
          </table:table-cell>
          <table:table-cell table:style-name="ce7" table:formula="of:=BIN2HEX(RIGHT(HEX2BIN(RIGHT(LEFT([.$J86];2*[.AH$1]);2);8);4) &amp; LEFT(HEX2BIN(RIGHT(LEFT([.$J8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6];1);4)" office:value-type="string" office:string-value="0000" calcext:value-type="string">
            <text:p>0000</text:p>
          </table:table-cell>
          <table:table-cell table:style-name="ce7" table:formula="of:=HEX2BIN(RIGHT([.W86];1);4)" office:value-type="string" office:string-value="0000" calcext:value-type="string">
            <text:p>0000</text:p>
          </table:table-cell>
          <table:table-cell/>
          <table:table-cell table:style-name="ce23" table:formula="of:=LEFT([.AK86];1)" office:value-type="string" office:string-value="0" calcext:value-type="string">
            <text:p>0</text:p>
          </table:table-cell>
          <table:table-cell table:formula="of:=RIGHT(LEFT([.AK86];2);1)" office:value-type="string" office:string-value="0" calcext:value-type="string">
            <text:p>0</text:p>
          </table:table-cell>
          <table:table-cell table:formula="of:=LEFT(RIGHT([.AK86];2);1)" office:value-type="string" office:string-value="0" calcext:value-type="string">
            <text:p>0</text:p>
          </table:table-cell>
          <table:table-cell table:formula="of:=RIGHT(RIGHT([.AK86];2);1)" office:value-type="string" office:string-value="0" calcext:value-type="string">
            <text:p>0</text:p>
          </table:table-cell>
          <table:table-cell table:formula="of:=LEFT(LEFT([.AL86];2);1)" office:value-type="string" office:string-value="0" calcext:value-type="string">
            <text:p>0</text:p>
          </table:table-cell>
          <table:table-cell table:style-name="ce23" table:formula="of:=RIGHT(LEFT([.AL86];2);1)" office:value-type="string" office:string-value="0" calcext:value-type="string">
            <text:p>0</text:p>
          </table:table-cell>
          <table:table-cell table:style-name="ce23" table:formula="of:=LEFT(RIGHT([.AL86];2);1)" office:value-type="string" office:string-value="0" calcext:value-type="string">
            <text:p>0</text:p>
          </table:table-cell>
          <table:table-cell table:style-name="ce23" table:formula="of:=RIGHT(RIGHT([.AL86];2);1)" office:value-type="string" office:string-value="0" calcext:value-type="string">
            <text:p>0</text:p>
          </table:table-cell>
          <table:table-cell/>
          <table:table-cell table:formula="of:=[.AN86]&amp;[.AU86]&amp;[.AT86]&amp;[.AS86]" office:value-type="string" office:string-value="0000" calcext:value-type="string">
            <text:p>0000</text:p>
          </table:table-cell>
          <table:table-cell table:formula="of:=BIN2DEC([.AW86])" office:value-type="float" office:value="0" calcext:value-type="float">
            <text:p>0</text:p>
          </table:table-cell>
          <table:table-cell/>
          <table:table-cell table:style-name="ce7" table:formula="of:=HEX2BIN(LEFT([.Y86];1);4)" office:value-type="string" office:string-value="0000" calcext:value-type="string">
            <text:p>0000</text:p>
          </table:table-cell>
          <table:table-cell table:style-name="ce7" table:formula="of:=HEX2BIN(RIGHT([.Y8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7];16)">
            <text:p/>
          </table:table-cell>
          <table:table-cell table:style-name="ce10" table:formula="of:=RIGHT([.D8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7];2*[.Q$1]);2);8);4) &amp; LEFT(HEX2BIN(RIGHT(LEFT([.$J87];2*[.Q$1]);2);8);4);2)" office:value-type="string" office:string-value="00" calcext:value-type="string">
            <text:p>00</text:p>
          </table:table-cell>
          <table:table-cell table:style-name="ce7" table:formula="of:=BIN2HEX(RIGHT(HEX2BIN(RIGHT(LEFT([.$J87];2*[.R$1]);2);8);4) &amp; LEFT(HEX2BIN(RIGHT(LEFT([.$J87];2*[.R$1]);2);8);4);2)" office:value-type="string" office:string-value="00" calcext:value-type="string">
            <text:p>00</text:p>
          </table:table-cell>
          <table:table-cell table:style-name="ce7" table:formula="of:=BIN2HEX(RIGHT(HEX2BIN(RIGHT(LEFT([.$J87];2*[.S$1]);2);8);4) &amp; LEFT(HEX2BIN(RIGHT(LEFT([.$J87];2*[.S$1]);2);8);4);2)" office:value-type="string" office:string-value="00" calcext:value-type="string">
            <text:p>00</text:p>
          </table:table-cell>
          <table:table-cell table:style-name="ce7" table:formula="of:=BIN2HEX(RIGHT(HEX2BIN(RIGHT(LEFT([.$J87];2*[.T$1]);2);8);4) &amp; LEFT(HEX2BIN(RIGHT(LEFT([.$J87];2*[.T$1]);2);8);4);2)" office:value-type="string" office:string-value="00" calcext:value-type="string">
            <text:p>00</text:p>
          </table:table-cell>
          <table:table-cell table:style-name="ce7" table:formula="of:=BIN2HEX(RIGHT(HEX2BIN(RIGHT(LEFT([.$J87];2*[.U$1]);2);8);4) &amp; LEFT(HEX2BIN(RIGHT(LEFT([.$J87];2*[.U$1]);2);8);4);2)" office:value-type="string" office:string-value="00" calcext:value-type="string">
            <text:p>00</text:p>
          </table:table-cell>
          <table:table-cell table:style-name="ce7" table:formula="of:=BIN2HEX(RIGHT(HEX2BIN(RIGHT(LEFT([.$J87];2*[.V$1]);2);8);4) &amp; LEFT(HEX2BIN(RIGHT(LEFT([.$J87];2*[.V$1]);2);8);4);2)" office:value-type="string" office:string-value="00" calcext:value-type="string">
            <text:p>00</text:p>
          </table:table-cell>
          <table:table-cell table:style-name="ce21" table:formula="of:=BIN2HEX(RIGHT(HEX2BIN(RIGHT(LEFT([.$J87];2*[.W$1]);2);8);4) &amp; LEFT(HEX2BIN(RIGHT(LEFT([.$J87];2*[.W$1]);2);8);4);2)" office:value-type="string" office:string-value="00" calcext:value-type="string">
            <text:p>00</text:p>
          </table:table-cell>
          <table:table-cell table:style-name="ce21" table:formula="of:=BIN2HEX(RIGHT(HEX2BIN(RIGHT(LEFT([.$J87];2*[.X$1]);2);8);4) &amp; LEFT(HEX2BIN(RIGHT(LEFT([.$J87];2*[.X$1]);2);8);4);2)" office:value-type="string" office:string-value="00" calcext:value-type="string">
            <text:p>00</text:p>
          </table:table-cell>
          <table:table-cell table:style-name="ce21" table:formula="of:=BIN2HEX(RIGHT(HEX2BIN(RIGHT(LEFT([.$J87];2*[.Y$1]);2);8);4) &amp; LEFT(HEX2BIN(RIGHT(LEFT([.$J87];2*[.Y$1]);2);8);4);2)" office:value-type="string" office:string-value="00" calcext:value-type="string">
            <text:p>00</text:p>
          </table:table-cell>
          <table:table-cell table:style-name="ce7" table:formula="of:=BIN2HEX(RIGHT(HEX2BIN(RIGHT(LEFT([.$J87];2*[.Z$1]);2);8);4) &amp; LEFT(HEX2BIN(RIGHT(LEFT([.$J87];2*[.Z$1]);2);8);4);2)" office:value-type="string" office:string-value="00" calcext:value-type="string">
            <text:p>00</text:p>
          </table:table-cell>
          <table:table-cell table:style-name="ce7" table:formula="of:=BIN2HEX(RIGHT(HEX2BIN(RIGHT(LEFT([.$J87];2*[.AA$1]);2);8);4) &amp; LEFT(HEX2BIN(RIGHT(LEFT([.$J87];2*[.AA$1]);2);8);4);2)" office:value-type="string" office:string-value="00" calcext:value-type="string">
            <text:p>00</text:p>
          </table:table-cell>
          <table:table-cell table:style-name="ce7" table:formula="of:=BIN2HEX(RIGHT(HEX2BIN(RIGHT(LEFT([.$J87];2*[.AB$1]);2);8);4) &amp; LEFT(HEX2BIN(RIGHT(LEFT([.$J87];2*[.AB$1]);2);8);4);2)" office:value-type="string" office:string-value="00" calcext:value-type="string">
            <text:p>00</text:p>
          </table:table-cell>
          <table:table-cell table:style-name="ce7" table:formula="of:=BIN2HEX(RIGHT(HEX2BIN(RIGHT(LEFT([.$J87];2*[.AC$1]);2);8);4) &amp; LEFT(HEX2BIN(RIGHT(LEFT([.$J87];2*[.AC$1]);2);8);4);2)" office:value-type="string" office:string-value="00" calcext:value-type="string">
            <text:p>00</text:p>
          </table:table-cell>
          <table:table-cell table:style-name="ce7" table:formula="of:=BIN2HEX(RIGHT(HEX2BIN(RIGHT(LEFT([.$J87];2*[.AD$1]);2);8);4) &amp; LEFT(HEX2BIN(RIGHT(LEFT([.$J87];2*[.AD$1]);2);8);4);2)" office:value-type="string" office:string-value="00" calcext:value-type="string">
            <text:p>00</text:p>
          </table:table-cell>
          <table:table-cell table:style-name="ce7" table:formula="of:=BIN2HEX(RIGHT(HEX2BIN(RIGHT(LEFT([.$J87];2*[.AE$1]);2);8);4) &amp; LEFT(HEX2BIN(RIGHT(LEFT([.$J87];2*[.AE$1]);2);8);4);2)" office:value-type="string" office:string-value="00" calcext:value-type="string">
            <text:p>00</text:p>
          </table:table-cell>
          <table:table-cell table:style-name="ce7" table:formula="of:=BIN2HEX(RIGHT(HEX2BIN(RIGHT(LEFT([.$J87];2*[.AF$1]);2);8);4) &amp; LEFT(HEX2BIN(RIGHT(LEFT([.$J87];2*[.AF$1]);2);8);4);2)" office:value-type="string" office:string-value="00" calcext:value-type="string">
            <text:p>00</text:p>
          </table:table-cell>
          <table:table-cell table:style-name="ce7" table:formula="of:=BIN2HEX(RIGHT(HEX2BIN(RIGHT(LEFT([.$J87];2*[.AG$1]);2);8);4) &amp; LEFT(HEX2BIN(RIGHT(LEFT([.$J87];2*[.AG$1]);2);8);4);2)" office:value-type="string" office:string-value="00" calcext:value-type="string">
            <text:p>00</text:p>
          </table:table-cell>
          <table:table-cell table:style-name="ce7" table:formula="of:=BIN2HEX(RIGHT(HEX2BIN(RIGHT(LEFT([.$J87];2*[.AH$1]);2);8);4) &amp; LEFT(HEX2BIN(RIGHT(LEFT([.$J8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7];1);4)" office:value-type="string" office:string-value="0000" calcext:value-type="string">
            <text:p>0000</text:p>
          </table:table-cell>
          <table:table-cell table:style-name="ce7" table:formula="of:=HEX2BIN(RIGHT([.W87];1);4)" office:value-type="string" office:string-value="0000" calcext:value-type="string">
            <text:p>0000</text:p>
          </table:table-cell>
          <table:table-cell/>
          <table:table-cell table:style-name="ce23" table:formula="of:=LEFT([.AK87];1)" office:value-type="string" office:string-value="0" calcext:value-type="string">
            <text:p>0</text:p>
          </table:table-cell>
          <table:table-cell table:formula="of:=RIGHT(LEFT([.AK87];2);1)" office:value-type="string" office:string-value="0" calcext:value-type="string">
            <text:p>0</text:p>
          </table:table-cell>
          <table:table-cell table:formula="of:=LEFT(RIGHT([.AK87];2);1)" office:value-type="string" office:string-value="0" calcext:value-type="string">
            <text:p>0</text:p>
          </table:table-cell>
          <table:table-cell table:formula="of:=RIGHT(RIGHT([.AK87];2);1)" office:value-type="string" office:string-value="0" calcext:value-type="string">
            <text:p>0</text:p>
          </table:table-cell>
          <table:table-cell table:formula="of:=LEFT(LEFT([.AL87];2);1)" office:value-type="string" office:string-value="0" calcext:value-type="string">
            <text:p>0</text:p>
          </table:table-cell>
          <table:table-cell table:style-name="ce23" table:formula="of:=RIGHT(LEFT([.AL87];2);1)" office:value-type="string" office:string-value="0" calcext:value-type="string">
            <text:p>0</text:p>
          </table:table-cell>
          <table:table-cell table:style-name="ce23" table:formula="of:=LEFT(RIGHT([.AL87];2);1)" office:value-type="string" office:string-value="0" calcext:value-type="string">
            <text:p>0</text:p>
          </table:table-cell>
          <table:table-cell table:style-name="ce23" table:formula="of:=RIGHT(RIGHT([.AL87];2);1)" office:value-type="string" office:string-value="0" calcext:value-type="string">
            <text:p>0</text:p>
          </table:table-cell>
          <table:table-cell/>
          <table:table-cell table:formula="of:=[.AN87]&amp;[.AU87]&amp;[.AT87]&amp;[.AS87]" office:value-type="string" office:string-value="0000" calcext:value-type="string">
            <text:p>0000</text:p>
          </table:table-cell>
          <table:table-cell table:formula="of:=BIN2DEC([.AW87])" office:value-type="float" office:value="0" calcext:value-type="float">
            <text:p>0</text:p>
          </table:table-cell>
          <table:table-cell/>
          <table:table-cell table:style-name="ce7" table:formula="of:=HEX2BIN(LEFT([.Y87];1);4)" office:value-type="string" office:string-value="0000" calcext:value-type="string">
            <text:p>0000</text:p>
          </table:table-cell>
          <table:table-cell table:style-name="ce7" table:formula="of:=HEX2BIN(RIGHT([.Y8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8];16)">
            <text:p/>
          </table:table-cell>
          <table:table-cell table:style-name="ce10" table:formula="of:=RIGHT([.D8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8];2*[.Q$1]);2);8);4) &amp; LEFT(HEX2BIN(RIGHT(LEFT([.$J88];2*[.Q$1]);2);8);4);2)" office:value-type="string" office:string-value="00" calcext:value-type="string">
            <text:p>00</text:p>
          </table:table-cell>
          <table:table-cell table:style-name="ce7" table:formula="of:=BIN2HEX(RIGHT(HEX2BIN(RIGHT(LEFT([.$J88];2*[.R$1]);2);8);4) &amp; LEFT(HEX2BIN(RIGHT(LEFT([.$J88];2*[.R$1]);2);8);4);2)" office:value-type="string" office:string-value="00" calcext:value-type="string">
            <text:p>00</text:p>
          </table:table-cell>
          <table:table-cell table:style-name="ce7" table:formula="of:=BIN2HEX(RIGHT(HEX2BIN(RIGHT(LEFT([.$J88];2*[.S$1]);2);8);4) &amp; LEFT(HEX2BIN(RIGHT(LEFT([.$J88];2*[.S$1]);2);8);4);2)" office:value-type="string" office:string-value="00" calcext:value-type="string">
            <text:p>00</text:p>
          </table:table-cell>
          <table:table-cell table:style-name="ce7" table:formula="of:=BIN2HEX(RIGHT(HEX2BIN(RIGHT(LEFT([.$J88];2*[.T$1]);2);8);4) &amp; LEFT(HEX2BIN(RIGHT(LEFT([.$J88];2*[.T$1]);2);8);4);2)" office:value-type="string" office:string-value="00" calcext:value-type="string">
            <text:p>00</text:p>
          </table:table-cell>
          <table:table-cell table:style-name="ce7" table:formula="of:=BIN2HEX(RIGHT(HEX2BIN(RIGHT(LEFT([.$J88];2*[.U$1]);2);8);4) &amp; LEFT(HEX2BIN(RIGHT(LEFT([.$J88];2*[.U$1]);2);8);4);2)" office:value-type="string" office:string-value="00" calcext:value-type="string">
            <text:p>00</text:p>
          </table:table-cell>
          <table:table-cell table:style-name="ce7" table:formula="of:=BIN2HEX(RIGHT(HEX2BIN(RIGHT(LEFT([.$J88];2*[.V$1]);2);8);4) &amp; LEFT(HEX2BIN(RIGHT(LEFT([.$J88];2*[.V$1]);2);8);4);2)" office:value-type="string" office:string-value="00" calcext:value-type="string">
            <text:p>00</text:p>
          </table:table-cell>
          <table:table-cell table:style-name="ce21" table:formula="of:=BIN2HEX(RIGHT(HEX2BIN(RIGHT(LEFT([.$J88];2*[.W$1]);2);8);4) &amp; LEFT(HEX2BIN(RIGHT(LEFT([.$J88];2*[.W$1]);2);8);4);2)" office:value-type="string" office:string-value="00" calcext:value-type="string">
            <text:p>00</text:p>
          </table:table-cell>
          <table:table-cell table:style-name="ce21" table:formula="of:=BIN2HEX(RIGHT(HEX2BIN(RIGHT(LEFT([.$J88];2*[.X$1]);2);8);4) &amp; LEFT(HEX2BIN(RIGHT(LEFT([.$J88];2*[.X$1]);2);8);4);2)" office:value-type="string" office:string-value="00" calcext:value-type="string">
            <text:p>00</text:p>
          </table:table-cell>
          <table:table-cell table:style-name="ce21" table:formula="of:=BIN2HEX(RIGHT(HEX2BIN(RIGHT(LEFT([.$J88];2*[.Y$1]);2);8);4) &amp; LEFT(HEX2BIN(RIGHT(LEFT([.$J88];2*[.Y$1]);2);8);4);2)" office:value-type="string" office:string-value="00" calcext:value-type="string">
            <text:p>00</text:p>
          </table:table-cell>
          <table:table-cell table:style-name="ce7" table:formula="of:=BIN2HEX(RIGHT(HEX2BIN(RIGHT(LEFT([.$J88];2*[.Z$1]);2);8);4) &amp; LEFT(HEX2BIN(RIGHT(LEFT([.$J88];2*[.Z$1]);2);8);4);2)" office:value-type="string" office:string-value="00" calcext:value-type="string">
            <text:p>00</text:p>
          </table:table-cell>
          <table:table-cell table:style-name="ce7" table:formula="of:=BIN2HEX(RIGHT(HEX2BIN(RIGHT(LEFT([.$J88];2*[.AA$1]);2);8);4) &amp; LEFT(HEX2BIN(RIGHT(LEFT([.$J88];2*[.AA$1]);2);8);4);2)" office:value-type="string" office:string-value="00" calcext:value-type="string">
            <text:p>00</text:p>
          </table:table-cell>
          <table:table-cell table:style-name="ce7" table:formula="of:=BIN2HEX(RIGHT(HEX2BIN(RIGHT(LEFT([.$J88];2*[.AB$1]);2);8);4) &amp; LEFT(HEX2BIN(RIGHT(LEFT([.$J88];2*[.AB$1]);2);8);4);2)" office:value-type="string" office:string-value="00" calcext:value-type="string">
            <text:p>00</text:p>
          </table:table-cell>
          <table:table-cell table:style-name="ce7" table:formula="of:=BIN2HEX(RIGHT(HEX2BIN(RIGHT(LEFT([.$J88];2*[.AC$1]);2);8);4) &amp; LEFT(HEX2BIN(RIGHT(LEFT([.$J88];2*[.AC$1]);2);8);4);2)" office:value-type="string" office:string-value="00" calcext:value-type="string">
            <text:p>00</text:p>
          </table:table-cell>
          <table:table-cell table:style-name="ce7" table:formula="of:=BIN2HEX(RIGHT(HEX2BIN(RIGHT(LEFT([.$J88];2*[.AD$1]);2);8);4) &amp; LEFT(HEX2BIN(RIGHT(LEFT([.$J88];2*[.AD$1]);2);8);4);2)" office:value-type="string" office:string-value="00" calcext:value-type="string">
            <text:p>00</text:p>
          </table:table-cell>
          <table:table-cell table:style-name="ce7" table:formula="of:=BIN2HEX(RIGHT(HEX2BIN(RIGHT(LEFT([.$J88];2*[.AE$1]);2);8);4) &amp; LEFT(HEX2BIN(RIGHT(LEFT([.$J88];2*[.AE$1]);2);8);4);2)" office:value-type="string" office:string-value="00" calcext:value-type="string">
            <text:p>00</text:p>
          </table:table-cell>
          <table:table-cell table:style-name="ce7" table:formula="of:=BIN2HEX(RIGHT(HEX2BIN(RIGHT(LEFT([.$J88];2*[.AF$1]);2);8);4) &amp; LEFT(HEX2BIN(RIGHT(LEFT([.$J88];2*[.AF$1]);2);8);4);2)" office:value-type="string" office:string-value="00" calcext:value-type="string">
            <text:p>00</text:p>
          </table:table-cell>
          <table:table-cell table:style-name="ce7" table:formula="of:=BIN2HEX(RIGHT(HEX2BIN(RIGHT(LEFT([.$J88];2*[.AG$1]);2);8);4) &amp; LEFT(HEX2BIN(RIGHT(LEFT([.$J88];2*[.AG$1]);2);8);4);2)" office:value-type="string" office:string-value="00" calcext:value-type="string">
            <text:p>00</text:p>
          </table:table-cell>
          <table:table-cell table:style-name="ce7" table:formula="of:=BIN2HEX(RIGHT(HEX2BIN(RIGHT(LEFT([.$J88];2*[.AH$1]);2);8);4) &amp; LEFT(HEX2BIN(RIGHT(LEFT([.$J8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8];1);4)" office:value-type="string" office:string-value="0000" calcext:value-type="string">
            <text:p>0000</text:p>
          </table:table-cell>
          <table:table-cell table:style-name="ce7" table:formula="of:=HEX2BIN(RIGHT([.W88];1);4)" office:value-type="string" office:string-value="0000" calcext:value-type="string">
            <text:p>0000</text:p>
          </table:table-cell>
          <table:table-cell/>
          <table:table-cell table:style-name="ce23" table:formula="of:=LEFT([.AK88];1)" office:value-type="string" office:string-value="0" calcext:value-type="string">
            <text:p>0</text:p>
          </table:table-cell>
          <table:table-cell table:formula="of:=RIGHT(LEFT([.AK88];2);1)" office:value-type="string" office:string-value="0" calcext:value-type="string">
            <text:p>0</text:p>
          </table:table-cell>
          <table:table-cell table:formula="of:=LEFT(RIGHT([.AK88];2);1)" office:value-type="string" office:string-value="0" calcext:value-type="string">
            <text:p>0</text:p>
          </table:table-cell>
          <table:table-cell table:formula="of:=RIGHT(RIGHT([.AK88];2);1)" office:value-type="string" office:string-value="0" calcext:value-type="string">
            <text:p>0</text:p>
          </table:table-cell>
          <table:table-cell table:formula="of:=LEFT(LEFT([.AL88];2);1)" office:value-type="string" office:string-value="0" calcext:value-type="string">
            <text:p>0</text:p>
          </table:table-cell>
          <table:table-cell table:style-name="ce23" table:formula="of:=RIGHT(LEFT([.AL88];2);1)" office:value-type="string" office:string-value="0" calcext:value-type="string">
            <text:p>0</text:p>
          </table:table-cell>
          <table:table-cell table:style-name="ce23" table:formula="of:=LEFT(RIGHT([.AL88];2);1)" office:value-type="string" office:string-value="0" calcext:value-type="string">
            <text:p>0</text:p>
          </table:table-cell>
          <table:table-cell table:style-name="ce23" table:formula="of:=RIGHT(RIGHT([.AL88];2);1)" office:value-type="string" office:string-value="0" calcext:value-type="string">
            <text:p>0</text:p>
          </table:table-cell>
          <table:table-cell/>
          <table:table-cell table:formula="of:=[.AN88]&amp;[.AU88]&amp;[.AT88]&amp;[.AS88]" office:value-type="string" office:string-value="0000" calcext:value-type="string">
            <text:p>0000</text:p>
          </table:table-cell>
          <table:table-cell table:formula="of:=BIN2DEC([.AW88])" office:value-type="float" office:value="0" calcext:value-type="float">
            <text:p>0</text:p>
          </table:table-cell>
          <table:table-cell/>
          <table:table-cell table:style-name="ce7" table:formula="of:=HEX2BIN(LEFT([.Y88];1);4)" office:value-type="string" office:string-value="0000" calcext:value-type="string">
            <text:p>0000</text:p>
          </table:table-cell>
          <table:table-cell table:style-name="ce7" table:formula="of:=HEX2BIN(RIGHT([.Y8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9];16)">
            <text:p/>
          </table:table-cell>
          <table:table-cell table:style-name="ce10" table:formula="of:=RIGHT([.D8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9];2*[.Q$1]);2);8);4) &amp; LEFT(HEX2BIN(RIGHT(LEFT([.$J89];2*[.Q$1]);2);8);4);2)" office:value-type="string" office:string-value="00" calcext:value-type="string">
            <text:p>00</text:p>
          </table:table-cell>
          <table:table-cell table:style-name="ce7" table:formula="of:=BIN2HEX(RIGHT(HEX2BIN(RIGHT(LEFT([.$J89];2*[.R$1]);2);8);4) &amp; LEFT(HEX2BIN(RIGHT(LEFT([.$J89];2*[.R$1]);2);8);4);2)" office:value-type="string" office:string-value="00" calcext:value-type="string">
            <text:p>00</text:p>
          </table:table-cell>
          <table:table-cell table:style-name="ce7" table:formula="of:=BIN2HEX(RIGHT(HEX2BIN(RIGHT(LEFT([.$J89];2*[.S$1]);2);8);4) &amp; LEFT(HEX2BIN(RIGHT(LEFT([.$J89];2*[.S$1]);2);8);4);2)" office:value-type="string" office:string-value="00" calcext:value-type="string">
            <text:p>00</text:p>
          </table:table-cell>
          <table:table-cell table:style-name="ce7" table:formula="of:=BIN2HEX(RIGHT(HEX2BIN(RIGHT(LEFT([.$J89];2*[.T$1]);2);8);4) &amp; LEFT(HEX2BIN(RIGHT(LEFT([.$J89];2*[.T$1]);2);8);4);2)" office:value-type="string" office:string-value="00" calcext:value-type="string">
            <text:p>00</text:p>
          </table:table-cell>
          <table:table-cell table:style-name="ce7" table:formula="of:=BIN2HEX(RIGHT(HEX2BIN(RIGHT(LEFT([.$J89];2*[.U$1]);2);8);4) &amp; LEFT(HEX2BIN(RIGHT(LEFT([.$J89];2*[.U$1]);2);8);4);2)" office:value-type="string" office:string-value="00" calcext:value-type="string">
            <text:p>00</text:p>
          </table:table-cell>
          <table:table-cell table:style-name="ce7" table:formula="of:=BIN2HEX(RIGHT(HEX2BIN(RIGHT(LEFT([.$J89];2*[.V$1]);2);8);4) &amp; LEFT(HEX2BIN(RIGHT(LEFT([.$J89];2*[.V$1]);2);8);4);2)" office:value-type="string" office:string-value="00" calcext:value-type="string">
            <text:p>00</text:p>
          </table:table-cell>
          <table:table-cell table:style-name="ce21" table:formula="of:=BIN2HEX(RIGHT(HEX2BIN(RIGHT(LEFT([.$J89];2*[.W$1]);2);8);4) &amp; LEFT(HEX2BIN(RIGHT(LEFT([.$J89];2*[.W$1]);2);8);4);2)" office:value-type="string" office:string-value="00" calcext:value-type="string">
            <text:p>00</text:p>
          </table:table-cell>
          <table:table-cell table:style-name="ce21" table:formula="of:=BIN2HEX(RIGHT(HEX2BIN(RIGHT(LEFT([.$J89];2*[.X$1]);2);8);4) &amp; LEFT(HEX2BIN(RIGHT(LEFT([.$J89];2*[.X$1]);2);8);4);2)" office:value-type="string" office:string-value="00" calcext:value-type="string">
            <text:p>00</text:p>
          </table:table-cell>
          <table:table-cell table:style-name="ce21" table:formula="of:=BIN2HEX(RIGHT(HEX2BIN(RIGHT(LEFT([.$J89];2*[.Y$1]);2);8);4) &amp; LEFT(HEX2BIN(RIGHT(LEFT([.$J89];2*[.Y$1]);2);8);4);2)" office:value-type="string" office:string-value="00" calcext:value-type="string">
            <text:p>00</text:p>
          </table:table-cell>
          <table:table-cell table:style-name="ce7" table:formula="of:=BIN2HEX(RIGHT(HEX2BIN(RIGHT(LEFT([.$J89];2*[.Z$1]);2);8);4) &amp; LEFT(HEX2BIN(RIGHT(LEFT([.$J89];2*[.Z$1]);2);8);4);2)" office:value-type="string" office:string-value="00" calcext:value-type="string">
            <text:p>00</text:p>
          </table:table-cell>
          <table:table-cell table:style-name="ce7" table:formula="of:=BIN2HEX(RIGHT(HEX2BIN(RIGHT(LEFT([.$J89];2*[.AA$1]);2);8);4) &amp; LEFT(HEX2BIN(RIGHT(LEFT([.$J89];2*[.AA$1]);2);8);4);2)" office:value-type="string" office:string-value="00" calcext:value-type="string">
            <text:p>00</text:p>
          </table:table-cell>
          <table:table-cell table:style-name="ce7" table:formula="of:=BIN2HEX(RIGHT(HEX2BIN(RIGHT(LEFT([.$J89];2*[.AB$1]);2);8);4) &amp; LEFT(HEX2BIN(RIGHT(LEFT([.$J89];2*[.AB$1]);2);8);4);2)" office:value-type="string" office:string-value="00" calcext:value-type="string">
            <text:p>00</text:p>
          </table:table-cell>
          <table:table-cell table:style-name="ce7" table:formula="of:=BIN2HEX(RIGHT(HEX2BIN(RIGHT(LEFT([.$J89];2*[.AC$1]);2);8);4) &amp; LEFT(HEX2BIN(RIGHT(LEFT([.$J89];2*[.AC$1]);2);8);4);2)" office:value-type="string" office:string-value="00" calcext:value-type="string">
            <text:p>00</text:p>
          </table:table-cell>
          <table:table-cell table:style-name="ce7" table:formula="of:=BIN2HEX(RIGHT(HEX2BIN(RIGHT(LEFT([.$J89];2*[.AD$1]);2);8);4) &amp; LEFT(HEX2BIN(RIGHT(LEFT([.$J89];2*[.AD$1]);2);8);4);2)" office:value-type="string" office:string-value="00" calcext:value-type="string">
            <text:p>00</text:p>
          </table:table-cell>
          <table:table-cell table:style-name="ce7" table:formula="of:=BIN2HEX(RIGHT(HEX2BIN(RIGHT(LEFT([.$J89];2*[.AE$1]);2);8);4) &amp; LEFT(HEX2BIN(RIGHT(LEFT([.$J89];2*[.AE$1]);2);8);4);2)" office:value-type="string" office:string-value="00" calcext:value-type="string">
            <text:p>00</text:p>
          </table:table-cell>
          <table:table-cell table:style-name="ce7" table:formula="of:=BIN2HEX(RIGHT(HEX2BIN(RIGHT(LEFT([.$J89];2*[.AF$1]);2);8);4) &amp; LEFT(HEX2BIN(RIGHT(LEFT([.$J89];2*[.AF$1]);2);8);4);2)" office:value-type="string" office:string-value="00" calcext:value-type="string">
            <text:p>00</text:p>
          </table:table-cell>
          <table:table-cell table:style-name="ce7" table:formula="of:=BIN2HEX(RIGHT(HEX2BIN(RIGHT(LEFT([.$J89];2*[.AG$1]);2);8);4) &amp; LEFT(HEX2BIN(RIGHT(LEFT([.$J89];2*[.AG$1]);2);8);4);2)" office:value-type="string" office:string-value="00" calcext:value-type="string">
            <text:p>00</text:p>
          </table:table-cell>
          <table:table-cell table:style-name="ce7" table:formula="of:=BIN2HEX(RIGHT(HEX2BIN(RIGHT(LEFT([.$J89];2*[.AH$1]);2);8);4) &amp; LEFT(HEX2BIN(RIGHT(LEFT([.$J8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9];1);4)" office:value-type="string" office:string-value="0000" calcext:value-type="string">
            <text:p>0000</text:p>
          </table:table-cell>
          <table:table-cell table:style-name="ce7" table:formula="of:=HEX2BIN(RIGHT([.W89];1);4)" office:value-type="string" office:string-value="0000" calcext:value-type="string">
            <text:p>0000</text:p>
          </table:table-cell>
          <table:table-cell/>
          <table:table-cell table:style-name="ce23" table:formula="of:=LEFT([.AK89];1)" office:value-type="string" office:string-value="0" calcext:value-type="string">
            <text:p>0</text:p>
          </table:table-cell>
          <table:table-cell table:formula="of:=RIGHT(LEFT([.AK89];2);1)" office:value-type="string" office:string-value="0" calcext:value-type="string">
            <text:p>0</text:p>
          </table:table-cell>
          <table:table-cell table:formula="of:=LEFT(RIGHT([.AK89];2);1)" office:value-type="string" office:string-value="0" calcext:value-type="string">
            <text:p>0</text:p>
          </table:table-cell>
          <table:table-cell table:formula="of:=RIGHT(RIGHT([.AK89];2);1)" office:value-type="string" office:string-value="0" calcext:value-type="string">
            <text:p>0</text:p>
          </table:table-cell>
          <table:table-cell table:formula="of:=LEFT(LEFT([.AL89];2);1)" office:value-type="string" office:string-value="0" calcext:value-type="string">
            <text:p>0</text:p>
          </table:table-cell>
          <table:table-cell table:style-name="ce23" table:formula="of:=RIGHT(LEFT([.AL89];2);1)" office:value-type="string" office:string-value="0" calcext:value-type="string">
            <text:p>0</text:p>
          </table:table-cell>
          <table:table-cell table:style-name="ce23" table:formula="of:=LEFT(RIGHT([.AL89];2);1)" office:value-type="string" office:string-value="0" calcext:value-type="string">
            <text:p>0</text:p>
          </table:table-cell>
          <table:table-cell table:style-name="ce23" table:formula="of:=RIGHT(RIGHT([.AL89];2);1)" office:value-type="string" office:string-value="0" calcext:value-type="string">
            <text:p>0</text:p>
          </table:table-cell>
          <table:table-cell/>
          <table:table-cell table:formula="of:=[.AN89]&amp;[.AU89]&amp;[.AT89]&amp;[.AS89]" office:value-type="string" office:string-value="0000" calcext:value-type="string">
            <text:p>0000</text:p>
          </table:table-cell>
          <table:table-cell table:formula="of:=BIN2DEC([.AW89])" office:value-type="float" office:value="0" calcext:value-type="float">
            <text:p>0</text:p>
          </table:table-cell>
          <table:table-cell/>
          <table:table-cell table:style-name="ce7" table:formula="of:=HEX2BIN(LEFT([.Y89];1);4)" office:value-type="string" office:string-value="0000" calcext:value-type="string">
            <text:p>0000</text:p>
          </table:table-cell>
          <table:table-cell table:style-name="ce7" table:formula="of:=HEX2BIN(RIGHT([.Y8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0];16)">
            <text:p/>
          </table:table-cell>
          <table:table-cell table:style-name="ce10" table:formula="of:=RIGHT([.D9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0];2*[.Q$1]);2);8);4) &amp; LEFT(HEX2BIN(RIGHT(LEFT([.$J90];2*[.Q$1]);2);8);4);2)" office:value-type="string" office:string-value="00" calcext:value-type="string">
            <text:p>00</text:p>
          </table:table-cell>
          <table:table-cell table:style-name="ce7" table:formula="of:=BIN2HEX(RIGHT(HEX2BIN(RIGHT(LEFT([.$J90];2*[.R$1]);2);8);4) &amp; LEFT(HEX2BIN(RIGHT(LEFT([.$J90];2*[.R$1]);2);8);4);2)" office:value-type="string" office:string-value="00" calcext:value-type="string">
            <text:p>00</text:p>
          </table:table-cell>
          <table:table-cell table:style-name="ce7" table:formula="of:=BIN2HEX(RIGHT(HEX2BIN(RIGHT(LEFT([.$J90];2*[.S$1]);2);8);4) &amp; LEFT(HEX2BIN(RIGHT(LEFT([.$J90];2*[.S$1]);2);8);4);2)" office:value-type="string" office:string-value="00" calcext:value-type="string">
            <text:p>00</text:p>
          </table:table-cell>
          <table:table-cell table:style-name="ce7" table:formula="of:=BIN2HEX(RIGHT(HEX2BIN(RIGHT(LEFT([.$J90];2*[.T$1]);2);8);4) &amp; LEFT(HEX2BIN(RIGHT(LEFT([.$J90];2*[.T$1]);2);8);4);2)" office:value-type="string" office:string-value="00" calcext:value-type="string">
            <text:p>00</text:p>
          </table:table-cell>
          <table:table-cell table:style-name="ce7" table:formula="of:=BIN2HEX(RIGHT(HEX2BIN(RIGHT(LEFT([.$J90];2*[.U$1]);2);8);4) &amp; LEFT(HEX2BIN(RIGHT(LEFT([.$J90];2*[.U$1]);2);8);4);2)" office:value-type="string" office:string-value="00" calcext:value-type="string">
            <text:p>00</text:p>
          </table:table-cell>
          <table:table-cell table:style-name="ce7" table:formula="of:=BIN2HEX(RIGHT(HEX2BIN(RIGHT(LEFT([.$J90];2*[.V$1]);2);8);4) &amp; LEFT(HEX2BIN(RIGHT(LEFT([.$J90];2*[.V$1]);2);8);4);2)" office:value-type="string" office:string-value="00" calcext:value-type="string">
            <text:p>00</text:p>
          </table:table-cell>
          <table:table-cell table:style-name="ce21" table:formula="of:=BIN2HEX(RIGHT(HEX2BIN(RIGHT(LEFT([.$J90];2*[.W$1]);2);8);4) &amp; LEFT(HEX2BIN(RIGHT(LEFT([.$J90];2*[.W$1]);2);8);4);2)" office:value-type="string" office:string-value="00" calcext:value-type="string">
            <text:p>00</text:p>
          </table:table-cell>
          <table:table-cell table:style-name="ce21" table:formula="of:=BIN2HEX(RIGHT(HEX2BIN(RIGHT(LEFT([.$J90];2*[.X$1]);2);8);4) &amp; LEFT(HEX2BIN(RIGHT(LEFT([.$J90];2*[.X$1]);2);8);4);2)" office:value-type="string" office:string-value="00" calcext:value-type="string">
            <text:p>00</text:p>
          </table:table-cell>
          <table:table-cell table:style-name="ce21" table:formula="of:=BIN2HEX(RIGHT(HEX2BIN(RIGHT(LEFT([.$J90];2*[.Y$1]);2);8);4) &amp; LEFT(HEX2BIN(RIGHT(LEFT([.$J90];2*[.Y$1]);2);8);4);2)" office:value-type="string" office:string-value="00" calcext:value-type="string">
            <text:p>00</text:p>
          </table:table-cell>
          <table:table-cell table:style-name="ce7" table:formula="of:=BIN2HEX(RIGHT(HEX2BIN(RIGHT(LEFT([.$J90];2*[.Z$1]);2);8);4) &amp; LEFT(HEX2BIN(RIGHT(LEFT([.$J90];2*[.Z$1]);2);8);4);2)" office:value-type="string" office:string-value="00" calcext:value-type="string">
            <text:p>00</text:p>
          </table:table-cell>
          <table:table-cell table:style-name="ce7" table:formula="of:=BIN2HEX(RIGHT(HEX2BIN(RIGHT(LEFT([.$J90];2*[.AA$1]);2);8);4) &amp; LEFT(HEX2BIN(RIGHT(LEFT([.$J90];2*[.AA$1]);2);8);4);2)" office:value-type="string" office:string-value="00" calcext:value-type="string">
            <text:p>00</text:p>
          </table:table-cell>
          <table:table-cell table:style-name="ce7" table:formula="of:=BIN2HEX(RIGHT(HEX2BIN(RIGHT(LEFT([.$J90];2*[.AB$1]);2);8);4) &amp; LEFT(HEX2BIN(RIGHT(LEFT([.$J90];2*[.AB$1]);2);8);4);2)" office:value-type="string" office:string-value="00" calcext:value-type="string">
            <text:p>00</text:p>
          </table:table-cell>
          <table:table-cell table:style-name="ce7" table:formula="of:=BIN2HEX(RIGHT(HEX2BIN(RIGHT(LEFT([.$J90];2*[.AC$1]);2);8);4) &amp; LEFT(HEX2BIN(RIGHT(LEFT([.$J90];2*[.AC$1]);2);8);4);2)" office:value-type="string" office:string-value="00" calcext:value-type="string">
            <text:p>00</text:p>
          </table:table-cell>
          <table:table-cell table:style-name="ce7" table:formula="of:=BIN2HEX(RIGHT(HEX2BIN(RIGHT(LEFT([.$J90];2*[.AD$1]);2);8);4) &amp; LEFT(HEX2BIN(RIGHT(LEFT([.$J90];2*[.AD$1]);2);8);4);2)" office:value-type="string" office:string-value="00" calcext:value-type="string">
            <text:p>00</text:p>
          </table:table-cell>
          <table:table-cell table:style-name="ce7" table:formula="of:=BIN2HEX(RIGHT(HEX2BIN(RIGHT(LEFT([.$J90];2*[.AE$1]);2);8);4) &amp; LEFT(HEX2BIN(RIGHT(LEFT([.$J90];2*[.AE$1]);2);8);4);2)" office:value-type="string" office:string-value="00" calcext:value-type="string">
            <text:p>00</text:p>
          </table:table-cell>
          <table:table-cell table:style-name="ce7" table:formula="of:=BIN2HEX(RIGHT(HEX2BIN(RIGHT(LEFT([.$J90];2*[.AF$1]);2);8);4) &amp; LEFT(HEX2BIN(RIGHT(LEFT([.$J90];2*[.AF$1]);2);8);4);2)" office:value-type="string" office:string-value="00" calcext:value-type="string">
            <text:p>00</text:p>
          </table:table-cell>
          <table:table-cell table:style-name="ce7" table:formula="of:=BIN2HEX(RIGHT(HEX2BIN(RIGHT(LEFT([.$J90];2*[.AG$1]);2);8);4) &amp; LEFT(HEX2BIN(RIGHT(LEFT([.$J90];2*[.AG$1]);2);8);4);2)" office:value-type="string" office:string-value="00" calcext:value-type="string">
            <text:p>00</text:p>
          </table:table-cell>
          <table:table-cell table:style-name="ce7" table:formula="of:=BIN2HEX(RIGHT(HEX2BIN(RIGHT(LEFT([.$J90];2*[.AH$1]);2);8);4) &amp; LEFT(HEX2BIN(RIGHT(LEFT([.$J9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0];1);4)" office:value-type="string" office:string-value="0000" calcext:value-type="string">
            <text:p>0000</text:p>
          </table:table-cell>
          <table:table-cell table:style-name="ce7" table:formula="of:=HEX2BIN(RIGHT([.W90];1);4)" office:value-type="string" office:string-value="0000" calcext:value-type="string">
            <text:p>0000</text:p>
          </table:table-cell>
          <table:table-cell/>
          <table:table-cell table:style-name="ce23" table:formula="of:=LEFT([.AK90];1)" office:value-type="string" office:string-value="0" calcext:value-type="string">
            <text:p>0</text:p>
          </table:table-cell>
          <table:table-cell table:formula="of:=RIGHT(LEFT([.AK90];2);1)" office:value-type="string" office:string-value="0" calcext:value-type="string">
            <text:p>0</text:p>
          </table:table-cell>
          <table:table-cell table:formula="of:=LEFT(RIGHT([.AK90];2);1)" office:value-type="string" office:string-value="0" calcext:value-type="string">
            <text:p>0</text:p>
          </table:table-cell>
          <table:table-cell table:formula="of:=RIGHT(RIGHT([.AK90];2);1)" office:value-type="string" office:string-value="0" calcext:value-type="string">
            <text:p>0</text:p>
          </table:table-cell>
          <table:table-cell table:formula="of:=LEFT(LEFT([.AL90];2);1)" office:value-type="string" office:string-value="0" calcext:value-type="string">
            <text:p>0</text:p>
          </table:table-cell>
          <table:table-cell table:style-name="ce23" table:formula="of:=RIGHT(LEFT([.AL90];2);1)" office:value-type="string" office:string-value="0" calcext:value-type="string">
            <text:p>0</text:p>
          </table:table-cell>
          <table:table-cell table:style-name="ce23" table:formula="of:=LEFT(RIGHT([.AL90];2);1)" office:value-type="string" office:string-value="0" calcext:value-type="string">
            <text:p>0</text:p>
          </table:table-cell>
          <table:table-cell table:style-name="ce23" table:formula="of:=RIGHT(RIGHT([.AL90];2);1)" office:value-type="string" office:string-value="0" calcext:value-type="string">
            <text:p>0</text:p>
          </table:table-cell>
          <table:table-cell/>
          <table:table-cell table:formula="of:=[.AN90]&amp;[.AU90]&amp;[.AT90]&amp;[.AS90]" office:value-type="string" office:string-value="0000" calcext:value-type="string">
            <text:p>0000</text:p>
          </table:table-cell>
          <table:table-cell table:formula="of:=BIN2DEC([.AW90])" office:value-type="float" office:value="0" calcext:value-type="float">
            <text:p>0</text:p>
          </table:table-cell>
          <table:table-cell/>
          <table:table-cell table:style-name="ce7" table:formula="of:=HEX2BIN(LEFT([.Y90];1);4)" office:value-type="string" office:string-value="0000" calcext:value-type="string">
            <text:p>0000</text:p>
          </table:table-cell>
          <table:table-cell table:style-name="ce7" table:formula="of:=HEX2BIN(RIGHT([.Y9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1];16)">
            <text:p/>
          </table:table-cell>
          <table:table-cell table:style-name="ce10" table:formula="of:=RIGHT([.D9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1];2*[.Q$1]);2);8);4) &amp; LEFT(HEX2BIN(RIGHT(LEFT([.$J91];2*[.Q$1]);2);8);4);2)" office:value-type="string" office:string-value="00" calcext:value-type="string">
            <text:p>00</text:p>
          </table:table-cell>
          <table:table-cell table:style-name="ce7" table:formula="of:=BIN2HEX(RIGHT(HEX2BIN(RIGHT(LEFT([.$J91];2*[.R$1]);2);8);4) &amp; LEFT(HEX2BIN(RIGHT(LEFT([.$J91];2*[.R$1]);2);8);4);2)" office:value-type="string" office:string-value="00" calcext:value-type="string">
            <text:p>00</text:p>
          </table:table-cell>
          <table:table-cell table:style-name="ce7" table:formula="of:=BIN2HEX(RIGHT(HEX2BIN(RIGHT(LEFT([.$J91];2*[.S$1]);2);8);4) &amp; LEFT(HEX2BIN(RIGHT(LEFT([.$J91];2*[.S$1]);2);8);4);2)" office:value-type="string" office:string-value="00" calcext:value-type="string">
            <text:p>00</text:p>
          </table:table-cell>
          <table:table-cell table:style-name="ce7" table:formula="of:=BIN2HEX(RIGHT(HEX2BIN(RIGHT(LEFT([.$J91];2*[.T$1]);2);8);4) &amp; LEFT(HEX2BIN(RIGHT(LEFT([.$J91];2*[.T$1]);2);8);4);2)" office:value-type="string" office:string-value="00" calcext:value-type="string">
            <text:p>00</text:p>
          </table:table-cell>
          <table:table-cell table:style-name="ce7" table:formula="of:=BIN2HEX(RIGHT(HEX2BIN(RIGHT(LEFT([.$J91];2*[.U$1]);2);8);4) &amp; LEFT(HEX2BIN(RIGHT(LEFT([.$J91];2*[.U$1]);2);8);4);2)" office:value-type="string" office:string-value="00" calcext:value-type="string">
            <text:p>00</text:p>
          </table:table-cell>
          <table:table-cell table:style-name="ce7" table:formula="of:=BIN2HEX(RIGHT(HEX2BIN(RIGHT(LEFT([.$J91];2*[.V$1]);2);8);4) &amp; LEFT(HEX2BIN(RIGHT(LEFT([.$J91];2*[.V$1]);2);8);4);2)" office:value-type="string" office:string-value="00" calcext:value-type="string">
            <text:p>00</text:p>
          </table:table-cell>
          <table:table-cell table:style-name="ce21" table:formula="of:=BIN2HEX(RIGHT(HEX2BIN(RIGHT(LEFT([.$J91];2*[.W$1]);2);8);4) &amp; LEFT(HEX2BIN(RIGHT(LEFT([.$J91];2*[.W$1]);2);8);4);2)" office:value-type="string" office:string-value="00" calcext:value-type="string">
            <text:p>00</text:p>
          </table:table-cell>
          <table:table-cell table:style-name="ce21" table:formula="of:=BIN2HEX(RIGHT(HEX2BIN(RIGHT(LEFT([.$J91];2*[.X$1]);2);8);4) &amp; LEFT(HEX2BIN(RIGHT(LEFT([.$J91];2*[.X$1]);2);8);4);2)" office:value-type="string" office:string-value="00" calcext:value-type="string">
            <text:p>00</text:p>
          </table:table-cell>
          <table:table-cell table:style-name="ce21" table:formula="of:=BIN2HEX(RIGHT(HEX2BIN(RIGHT(LEFT([.$J91];2*[.Y$1]);2);8);4) &amp; LEFT(HEX2BIN(RIGHT(LEFT([.$J91];2*[.Y$1]);2);8);4);2)" office:value-type="string" office:string-value="00" calcext:value-type="string">
            <text:p>00</text:p>
          </table:table-cell>
          <table:table-cell table:style-name="ce7" table:formula="of:=BIN2HEX(RIGHT(HEX2BIN(RIGHT(LEFT([.$J91];2*[.Z$1]);2);8);4) &amp; LEFT(HEX2BIN(RIGHT(LEFT([.$J91];2*[.Z$1]);2);8);4);2)" office:value-type="string" office:string-value="00" calcext:value-type="string">
            <text:p>00</text:p>
          </table:table-cell>
          <table:table-cell table:style-name="ce7" table:formula="of:=BIN2HEX(RIGHT(HEX2BIN(RIGHT(LEFT([.$J91];2*[.AA$1]);2);8);4) &amp; LEFT(HEX2BIN(RIGHT(LEFT([.$J91];2*[.AA$1]);2);8);4);2)" office:value-type="string" office:string-value="00" calcext:value-type="string">
            <text:p>00</text:p>
          </table:table-cell>
          <table:table-cell table:style-name="ce7" table:formula="of:=BIN2HEX(RIGHT(HEX2BIN(RIGHT(LEFT([.$J91];2*[.AB$1]);2);8);4) &amp; LEFT(HEX2BIN(RIGHT(LEFT([.$J91];2*[.AB$1]);2);8);4);2)" office:value-type="string" office:string-value="00" calcext:value-type="string">
            <text:p>00</text:p>
          </table:table-cell>
          <table:table-cell table:style-name="ce7" table:formula="of:=BIN2HEX(RIGHT(HEX2BIN(RIGHT(LEFT([.$J91];2*[.AC$1]);2);8);4) &amp; LEFT(HEX2BIN(RIGHT(LEFT([.$J91];2*[.AC$1]);2);8);4);2)" office:value-type="string" office:string-value="00" calcext:value-type="string">
            <text:p>00</text:p>
          </table:table-cell>
          <table:table-cell table:style-name="ce7" table:formula="of:=BIN2HEX(RIGHT(HEX2BIN(RIGHT(LEFT([.$J91];2*[.AD$1]);2);8);4) &amp; LEFT(HEX2BIN(RIGHT(LEFT([.$J91];2*[.AD$1]);2);8);4);2)" office:value-type="string" office:string-value="00" calcext:value-type="string">
            <text:p>00</text:p>
          </table:table-cell>
          <table:table-cell table:style-name="ce7" table:formula="of:=BIN2HEX(RIGHT(HEX2BIN(RIGHT(LEFT([.$J91];2*[.AE$1]);2);8);4) &amp; LEFT(HEX2BIN(RIGHT(LEFT([.$J91];2*[.AE$1]);2);8);4);2)" office:value-type="string" office:string-value="00" calcext:value-type="string">
            <text:p>00</text:p>
          </table:table-cell>
          <table:table-cell table:style-name="ce7" table:formula="of:=BIN2HEX(RIGHT(HEX2BIN(RIGHT(LEFT([.$J91];2*[.AF$1]);2);8);4) &amp; LEFT(HEX2BIN(RIGHT(LEFT([.$J91];2*[.AF$1]);2);8);4);2)" office:value-type="string" office:string-value="00" calcext:value-type="string">
            <text:p>00</text:p>
          </table:table-cell>
          <table:table-cell table:style-name="ce7" table:formula="of:=BIN2HEX(RIGHT(HEX2BIN(RIGHT(LEFT([.$J91];2*[.AG$1]);2);8);4) &amp; LEFT(HEX2BIN(RIGHT(LEFT([.$J91];2*[.AG$1]);2);8);4);2)" office:value-type="string" office:string-value="00" calcext:value-type="string">
            <text:p>00</text:p>
          </table:table-cell>
          <table:table-cell table:style-name="ce7" table:formula="of:=BIN2HEX(RIGHT(HEX2BIN(RIGHT(LEFT([.$J91];2*[.AH$1]);2);8);4) &amp; LEFT(HEX2BIN(RIGHT(LEFT([.$J9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1];1);4)" office:value-type="string" office:string-value="0000" calcext:value-type="string">
            <text:p>0000</text:p>
          </table:table-cell>
          <table:table-cell table:style-name="ce7" table:formula="of:=HEX2BIN(RIGHT([.W91];1);4)" office:value-type="string" office:string-value="0000" calcext:value-type="string">
            <text:p>0000</text:p>
          </table:table-cell>
          <table:table-cell/>
          <table:table-cell table:style-name="ce23" table:formula="of:=LEFT([.AK91];1)" office:value-type="string" office:string-value="0" calcext:value-type="string">
            <text:p>0</text:p>
          </table:table-cell>
          <table:table-cell table:formula="of:=RIGHT(LEFT([.AK91];2);1)" office:value-type="string" office:string-value="0" calcext:value-type="string">
            <text:p>0</text:p>
          </table:table-cell>
          <table:table-cell table:formula="of:=LEFT(RIGHT([.AK91];2);1)" office:value-type="string" office:string-value="0" calcext:value-type="string">
            <text:p>0</text:p>
          </table:table-cell>
          <table:table-cell table:formula="of:=RIGHT(RIGHT([.AK91];2);1)" office:value-type="string" office:string-value="0" calcext:value-type="string">
            <text:p>0</text:p>
          </table:table-cell>
          <table:table-cell table:formula="of:=LEFT(LEFT([.AL91];2);1)" office:value-type="string" office:string-value="0" calcext:value-type="string">
            <text:p>0</text:p>
          </table:table-cell>
          <table:table-cell table:style-name="ce23" table:formula="of:=RIGHT(LEFT([.AL91];2);1)" office:value-type="string" office:string-value="0" calcext:value-type="string">
            <text:p>0</text:p>
          </table:table-cell>
          <table:table-cell table:style-name="ce23" table:formula="of:=LEFT(RIGHT([.AL91];2);1)" office:value-type="string" office:string-value="0" calcext:value-type="string">
            <text:p>0</text:p>
          </table:table-cell>
          <table:table-cell table:style-name="ce23" table:formula="of:=RIGHT(RIGHT([.AL91];2);1)" office:value-type="string" office:string-value="0" calcext:value-type="string">
            <text:p>0</text:p>
          </table:table-cell>
          <table:table-cell/>
          <table:table-cell table:formula="of:=[.AN91]&amp;[.AU91]&amp;[.AT91]&amp;[.AS91]" office:value-type="string" office:string-value="0000" calcext:value-type="string">
            <text:p>0000</text:p>
          </table:table-cell>
          <table:table-cell table:formula="of:=BIN2DEC([.AW91])" office:value-type="float" office:value="0" calcext:value-type="float">
            <text:p>0</text:p>
          </table:table-cell>
          <table:table-cell/>
          <table:table-cell table:style-name="ce7" table:formula="of:=HEX2BIN(LEFT([.Y91];1);4)" office:value-type="string" office:string-value="0000" calcext:value-type="string">
            <text:p>0000</text:p>
          </table:table-cell>
          <table:table-cell table:style-name="ce7" table:formula="of:=HEX2BIN(RIGHT([.Y9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2];16)">
            <text:p/>
          </table:table-cell>
          <table:table-cell table:style-name="ce10" table:formula="of:=RIGHT([.D9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2];2*[.Q$1]);2);8);4) &amp; LEFT(HEX2BIN(RIGHT(LEFT([.$J92];2*[.Q$1]);2);8);4);2)" office:value-type="string" office:string-value="00" calcext:value-type="string">
            <text:p>00</text:p>
          </table:table-cell>
          <table:table-cell table:style-name="ce7" table:formula="of:=BIN2HEX(RIGHT(HEX2BIN(RIGHT(LEFT([.$J92];2*[.R$1]);2);8);4) &amp; LEFT(HEX2BIN(RIGHT(LEFT([.$J92];2*[.R$1]);2);8);4);2)" office:value-type="string" office:string-value="00" calcext:value-type="string">
            <text:p>00</text:p>
          </table:table-cell>
          <table:table-cell table:style-name="ce7" table:formula="of:=BIN2HEX(RIGHT(HEX2BIN(RIGHT(LEFT([.$J92];2*[.S$1]);2);8);4) &amp; LEFT(HEX2BIN(RIGHT(LEFT([.$J92];2*[.S$1]);2);8);4);2)" office:value-type="string" office:string-value="00" calcext:value-type="string">
            <text:p>00</text:p>
          </table:table-cell>
          <table:table-cell table:style-name="ce7" table:formula="of:=BIN2HEX(RIGHT(HEX2BIN(RIGHT(LEFT([.$J92];2*[.T$1]);2);8);4) &amp; LEFT(HEX2BIN(RIGHT(LEFT([.$J92];2*[.T$1]);2);8);4);2)" office:value-type="string" office:string-value="00" calcext:value-type="string">
            <text:p>00</text:p>
          </table:table-cell>
          <table:table-cell table:style-name="ce7" table:formula="of:=BIN2HEX(RIGHT(HEX2BIN(RIGHT(LEFT([.$J92];2*[.U$1]);2);8);4) &amp; LEFT(HEX2BIN(RIGHT(LEFT([.$J92];2*[.U$1]);2);8);4);2)" office:value-type="string" office:string-value="00" calcext:value-type="string">
            <text:p>00</text:p>
          </table:table-cell>
          <table:table-cell table:style-name="ce7" table:formula="of:=BIN2HEX(RIGHT(HEX2BIN(RIGHT(LEFT([.$J92];2*[.V$1]);2);8);4) &amp; LEFT(HEX2BIN(RIGHT(LEFT([.$J92];2*[.V$1]);2);8);4);2)" office:value-type="string" office:string-value="00" calcext:value-type="string">
            <text:p>00</text:p>
          </table:table-cell>
          <table:table-cell table:style-name="ce21" table:formula="of:=BIN2HEX(RIGHT(HEX2BIN(RIGHT(LEFT([.$J92];2*[.W$1]);2);8);4) &amp; LEFT(HEX2BIN(RIGHT(LEFT([.$J92];2*[.W$1]);2);8);4);2)" office:value-type="string" office:string-value="00" calcext:value-type="string">
            <text:p>00</text:p>
          </table:table-cell>
          <table:table-cell table:style-name="ce21" table:formula="of:=BIN2HEX(RIGHT(HEX2BIN(RIGHT(LEFT([.$J92];2*[.X$1]);2);8);4) &amp; LEFT(HEX2BIN(RIGHT(LEFT([.$J92];2*[.X$1]);2);8);4);2)" office:value-type="string" office:string-value="00" calcext:value-type="string">
            <text:p>00</text:p>
          </table:table-cell>
          <table:table-cell table:style-name="ce21" table:formula="of:=BIN2HEX(RIGHT(HEX2BIN(RIGHT(LEFT([.$J92];2*[.Y$1]);2);8);4) &amp; LEFT(HEX2BIN(RIGHT(LEFT([.$J92];2*[.Y$1]);2);8);4);2)" office:value-type="string" office:string-value="00" calcext:value-type="string">
            <text:p>00</text:p>
          </table:table-cell>
          <table:table-cell table:style-name="ce7" table:formula="of:=BIN2HEX(RIGHT(HEX2BIN(RIGHT(LEFT([.$J92];2*[.Z$1]);2);8);4) &amp; LEFT(HEX2BIN(RIGHT(LEFT([.$J92];2*[.Z$1]);2);8);4);2)" office:value-type="string" office:string-value="00" calcext:value-type="string">
            <text:p>00</text:p>
          </table:table-cell>
          <table:table-cell table:style-name="ce7" table:formula="of:=BIN2HEX(RIGHT(HEX2BIN(RIGHT(LEFT([.$J92];2*[.AA$1]);2);8);4) &amp; LEFT(HEX2BIN(RIGHT(LEFT([.$J92];2*[.AA$1]);2);8);4);2)" office:value-type="string" office:string-value="00" calcext:value-type="string">
            <text:p>00</text:p>
          </table:table-cell>
          <table:table-cell table:style-name="ce7" table:formula="of:=BIN2HEX(RIGHT(HEX2BIN(RIGHT(LEFT([.$J92];2*[.AB$1]);2);8);4) &amp; LEFT(HEX2BIN(RIGHT(LEFT([.$J92];2*[.AB$1]);2);8);4);2)" office:value-type="string" office:string-value="00" calcext:value-type="string">
            <text:p>00</text:p>
          </table:table-cell>
          <table:table-cell table:style-name="ce7" table:formula="of:=BIN2HEX(RIGHT(HEX2BIN(RIGHT(LEFT([.$J92];2*[.AC$1]);2);8);4) &amp; LEFT(HEX2BIN(RIGHT(LEFT([.$J92];2*[.AC$1]);2);8);4);2)" office:value-type="string" office:string-value="00" calcext:value-type="string">
            <text:p>00</text:p>
          </table:table-cell>
          <table:table-cell table:style-name="ce7" table:formula="of:=BIN2HEX(RIGHT(HEX2BIN(RIGHT(LEFT([.$J92];2*[.AD$1]);2);8);4) &amp; LEFT(HEX2BIN(RIGHT(LEFT([.$J92];2*[.AD$1]);2);8);4);2)" office:value-type="string" office:string-value="00" calcext:value-type="string">
            <text:p>00</text:p>
          </table:table-cell>
          <table:table-cell table:style-name="ce7" table:formula="of:=BIN2HEX(RIGHT(HEX2BIN(RIGHT(LEFT([.$J92];2*[.AE$1]);2);8);4) &amp; LEFT(HEX2BIN(RIGHT(LEFT([.$J92];2*[.AE$1]);2);8);4);2)" office:value-type="string" office:string-value="00" calcext:value-type="string">
            <text:p>00</text:p>
          </table:table-cell>
          <table:table-cell table:style-name="ce7" table:formula="of:=BIN2HEX(RIGHT(HEX2BIN(RIGHT(LEFT([.$J92];2*[.AF$1]);2);8);4) &amp; LEFT(HEX2BIN(RIGHT(LEFT([.$J92];2*[.AF$1]);2);8);4);2)" office:value-type="string" office:string-value="00" calcext:value-type="string">
            <text:p>00</text:p>
          </table:table-cell>
          <table:table-cell table:style-name="ce7" table:formula="of:=BIN2HEX(RIGHT(HEX2BIN(RIGHT(LEFT([.$J92];2*[.AG$1]);2);8);4) &amp; LEFT(HEX2BIN(RIGHT(LEFT([.$J92];2*[.AG$1]);2);8);4);2)" office:value-type="string" office:string-value="00" calcext:value-type="string">
            <text:p>00</text:p>
          </table:table-cell>
          <table:table-cell table:style-name="ce7" table:formula="of:=BIN2HEX(RIGHT(HEX2BIN(RIGHT(LEFT([.$J92];2*[.AH$1]);2);8);4) &amp; LEFT(HEX2BIN(RIGHT(LEFT([.$J9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2];1);4)" office:value-type="string" office:string-value="0000" calcext:value-type="string">
            <text:p>0000</text:p>
          </table:table-cell>
          <table:table-cell table:style-name="ce7" table:formula="of:=HEX2BIN(RIGHT([.W92];1);4)" office:value-type="string" office:string-value="0000" calcext:value-type="string">
            <text:p>0000</text:p>
          </table:table-cell>
          <table:table-cell/>
          <table:table-cell table:style-name="ce23" table:formula="of:=LEFT([.AK92];1)" office:value-type="string" office:string-value="0" calcext:value-type="string">
            <text:p>0</text:p>
          </table:table-cell>
          <table:table-cell table:formula="of:=RIGHT(LEFT([.AK92];2);1)" office:value-type="string" office:string-value="0" calcext:value-type="string">
            <text:p>0</text:p>
          </table:table-cell>
          <table:table-cell table:formula="of:=LEFT(RIGHT([.AK92];2);1)" office:value-type="string" office:string-value="0" calcext:value-type="string">
            <text:p>0</text:p>
          </table:table-cell>
          <table:table-cell table:formula="of:=RIGHT(RIGHT([.AK92];2);1)" office:value-type="string" office:string-value="0" calcext:value-type="string">
            <text:p>0</text:p>
          </table:table-cell>
          <table:table-cell table:formula="of:=LEFT(LEFT([.AL92];2);1)" office:value-type="string" office:string-value="0" calcext:value-type="string">
            <text:p>0</text:p>
          </table:table-cell>
          <table:table-cell table:style-name="ce23" table:formula="of:=RIGHT(LEFT([.AL92];2);1)" office:value-type="string" office:string-value="0" calcext:value-type="string">
            <text:p>0</text:p>
          </table:table-cell>
          <table:table-cell table:style-name="ce23" table:formula="of:=LEFT(RIGHT([.AL92];2);1)" office:value-type="string" office:string-value="0" calcext:value-type="string">
            <text:p>0</text:p>
          </table:table-cell>
          <table:table-cell table:style-name="ce23" table:formula="of:=RIGHT(RIGHT([.AL92];2);1)" office:value-type="string" office:string-value="0" calcext:value-type="string">
            <text:p>0</text:p>
          </table:table-cell>
          <table:table-cell/>
          <table:table-cell table:formula="of:=[.AN92]&amp;[.AU92]&amp;[.AT92]&amp;[.AS92]" office:value-type="string" office:string-value="0000" calcext:value-type="string">
            <text:p>0000</text:p>
          </table:table-cell>
          <table:table-cell table:formula="of:=BIN2DEC([.AW92])" office:value-type="float" office:value="0" calcext:value-type="float">
            <text:p>0</text:p>
          </table:table-cell>
          <table:table-cell/>
          <table:table-cell table:style-name="ce7" table:formula="of:=HEX2BIN(LEFT([.Y92];1);4)" office:value-type="string" office:string-value="0000" calcext:value-type="string">
            <text:p>0000</text:p>
          </table:table-cell>
          <table:table-cell table:style-name="ce7" table:formula="of:=HEX2BIN(RIGHT([.Y9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3];16)">
            <text:p/>
          </table:table-cell>
          <table:table-cell table:style-name="ce10" table:formula="of:=RIGHT([.D9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3];2*[.Q$1]);2);8);4) &amp; LEFT(HEX2BIN(RIGHT(LEFT([.$J93];2*[.Q$1]);2);8);4);2)" office:value-type="string" office:string-value="00" calcext:value-type="string">
            <text:p>00</text:p>
          </table:table-cell>
          <table:table-cell table:style-name="ce7" table:formula="of:=BIN2HEX(RIGHT(HEX2BIN(RIGHT(LEFT([.$J93];2*[.R$1]);2);8);4) &amp; LEFT(HEX2BIN(RIGHT(LEFT([.$J93];2*[.R$1]);2);8);4);2)" office:value-type="string" office:string-value="00" calcext:value-type="string">
            <text:p>00</text:p>
          </table:table-cell>
          <table:table-cell table:style-name="ce7" table:formula="of:=BIN2HEX(RIGHT(HEX2BIN(RIGHT(LEFT([.$J93];2*[.S$1]);2);8);4) &amp; LEFT(HEX2BIN(RIGHT(LEFT([.$J93];2*[.S$1]);2);8);4);2)" office:value-type="string" office:string-value="00" calcext:value-type="string">
            <text:p>00</text:p>
          </table:table-cell>
          <table:table-cell table:style-name="ce7" table:formula="of:=BIN2HEX(RIGHT(HEX2BIN(RIGHT(LEFT([.$J93];2*[.T$1]);2);8);4) &amp; LEFT(HEX2BIN(RIGHT(LEFT([.$J93];2*[.T$1]);2);8);4);2)" office:value-type="string" office:string-value="00" calcext:value-type="string">
            <text:p>00</text:p>
          </table:table-cell>
          <table:table-cell table:style-name="ce7" table:formula="of:=BIN2HEX(RIGHT(HEX2BIN(RIGHT(LEFT([.$J93];2*[.U$1]);2);8);4) &amp; LEFT(HEX2BIN(RIGHT(LEFT([.$J93];2*[.U$1]);2);8);4);2)" office:value-type="string" office:string-value="00" calcext:value-type="string">
            <text:p>00</text:p>
          </table:table-cell>
          <table:table-cell table:style-name="ce7" table:formula="of:=BIN2HEX(RIGHT(HEX2BIN(RIGHT(LEFT([.$J93];2*[.V$1]);2);8);4) &amp; LEFT(HEX2BIN(RIGHT(LEFT([.$J93];2*[.V$1]);2);8);4);2)" office:value-type="string" office:string-value="00" calcext:value-type="string">
            <text:p>00</text:p>
          </table:table-cell>
          <table:table-cell table:style-name="ce21" table:formula="of:=BIN2HEX(RIGHT(HEX2BIN(RIGHT(LEFT([.$J93];2*[.W$1]);2);8);4) &amp; LEFT(HEX2BIN(RIGHT(LEFT([.$J93];2*[.W$1]);2);8);4);2)" office:value-type="string" office:string-value="00" calcext:value-type="string">
            <text:p>00</text:p>
          </table:table-cell>
          <table:table-cell table:style-name="ce21" table:formula="of:=BIN2HEX(RIGHT(HEX2BIN(RIGHT(LEFT([.$J93];2*[.X$1]);2);8);4) &amp; LEFT(HEX2BIN(RIGHT(LEFT([.$J93];2*[.X$1]);2);8);4);2)" office:value-type="string" office:string-value="00" calcext:value-type="string">
            <text:p>00</text:p>
          </table:table-cell>
          <table:table-cell table:style-name="ce21" table:formula="of:=BIN2HEX(RIGHT(HEX2BIN(RIGHT(LEFT([.$J93];2*[.Y$1]);2);8);4) &amp; LEFT(HEX2BIN(RIGHT(LEFT([.$J93];2*[.Y$1]);2);8);4);2)" office:value-type="string" office:string-value="00" calcext:value-type="string">
            <text:p>00</text:p>
          </table:table-cell>
          <table:table-cell table:style-name="ce7" table:formula="of:=BIN2HEX(RIGHT(HEX2BIN(RIGHT(LEFT([.$J93];2*[.Z$1]);2);8);4) &amp; LEFT(HEX2BIN(RIGHT(LEFT([.$J93];2*[.Z$1]);2);8);4);2)" office:value-type="string" office:string-value="00" calcext:value-type="string">
            <text:p>00</text:p>
          </table:table-cell>
          <table:table-cell table:style-name="ce7" table:formula="of:=BIN2HEX(RIGHT(HEX2BIN(RIGHT(LEFT([.$J93];2*[.AA$1]);2);8);4) &amp; LEFT(HEX2BIN(RIGHT(LEFT([.$J93];2*[.AA$1]);2);8);4);2)" office:value-type="string" office:string-value="00" calcext:value-type="string">
            <text:p>00</text:p>
          </table:table-cell>
          <table:table-cell table:style-name="ce7" table:formula="of:=BIN2HEX(RIGHT(HEX2BIN(RIGHT(LEFT([.$J93];2*[.AB$1]);2);8);4) &amp; LEFT(HEX2BIN(RIGHT(LEFT([.$J93];2*[.AB$1]);2);8);4);2)" office:value-type="string" office:string-value="00" calcext:value-type="string">
            <text:p>00</text:p>
          </table:table-cell>
          <table:table-cell table:style-name="ce7" table:formula="of:=BIN2HEX(RIGHT(HEX2BIN(RIGHT(LEFT([.$J93];2*[.AC$1]);2);8);4) &amp; LEFT(HEX2BIN(RIGHT(LEFT([.$J93];2*[.AC$1]);2);8);4);2)" office:value-type="string" office:string-value="00" calcext:value-type="string">
            <text:p>00</text:p>
          </table:table-cell>
          <table:table-cell table:style-name="ce7" table:formula="of:=BIN2HEX(RIGHT(HEX2BIN(RIGHT(LEFT([.$J93];2*[.AD$1]);2);8);4) &amp; LEFT(HEX2BIN(RIGHT(LEFT([.$J93];2*[.AD$1]);2);8);4);2)" office:value-type="string" office:string-value="00" calcext:value-type="string">
            <text:p>00</text:p>
          </table:table-cell>
          <table:table-cell table:style-name="ce7" table:formula="of:=BIN2HEX(RIGHT(HEX2BIN(RIGHT(LEFT([.$J93];2*[.AE$1]);2);8);4) &amp; LEFT(HEX2BIN(RIGHT(LEFT([.$J93];2*[.AE$1]);2);8);4);2)" office:value-type="string" office:string-value="00" calcext:value-type="string">
            <text:p>00</text:p>
          </table:table-cell>
          <table:table-cell table:style-name="ce7" table:formula="of:=BIN2HEX(RIGHT(HEX2BIN(RIGHT(LEFT([.$J93];2*[.AF$1]);2);8);4) &amp; LEFT(HEX2BIN(RIGHT(LEFT([.$J93];2*[.AF$1]);2);8);4);2)" office:value-type="string" office:string-value="00" calcext:value-type="string">
            <text:p>00</text:p>
          </table:table-cell>
          <table:table-cell table:style-name="ce7" table:formula="of:=BIN2HEX(RIGHT(HEX2BIN(RIGHT(LEFT([.$J93];2*[.AG$1]);2);8);4) &amp; LEFT(HEX2BIN(RIGHT(LEFT([.$J93];2*[.AG$1]);2);8);4);2)" office:value-type="string" office:string-value="00" calcext:value-type="string">
            <text:p>00</text:p>
          </table:table-cell>
          <table:table-cell table:style-name="ce7" table:formula="of:=BIN2HEX(RIGHT(HEX2BIN(RIGHT(LEFT([.$J93];2*[.AH$1]);2);8);4) &amp; LEFT(HEX2BIN(RIGHT(LEFT([.$J9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3];1);4)" office:value-type="string" office:string-value="0000" calcext:value-type="string">
            <text:p>0000</text:p>
          </table:table-cell>
          <table:table-cell table:style-name="ce7" table:formula="of:=HEX2BIN(RIGHT([.W93];1);4)" office:value-type="string" office:string-value="0000" calcext:value-type="string">
            <text:p>0000</text:p>
          </table:table-cell>
          <table:table-cell/>
          <table:table-cell table:style-name="ce23" table:formula="of:=LEFT([.AK93];1)" office:value-type="string" office:string-value="0" calcext:value-type="string">
            <text:p>0</text:p>
          </table:table-cell>
          <table:table-cell table:formula="of:=RIGHT(LEFT([.AK93];2);1)" office:value-type="string" office:string-value="0" calcext:value-type="string">
            <text:p>0</text:p>
          </table:table-cell>
          <table:table-cell table:formula="of:=LEFT(RIGHT([.AK93];2);1)" office:value-type="string" office:string-value="0" calcext:value-type="string">
            <text:p>0</text:p>
          </table:table-cell>
          <table:table-cell table:formula="of:=RIGHT(RIGHT([.AK93];2);1)" office:value-type="string" office:string-value="0" calcext:value-type="string">
            <text:p>0</text:p>
          </table:table-cell>
          <table:table-cell table:formula="of:=LEFT(LEFT([.AL93];2);1)" office:value-type="string" office:string-value="0" calcext:value-type="string">
            <text:p>0</text:p>
          </table:table-cell>
          <table:table-cell table:style-name="ce23" table:formula="of:=RIGHT(LEFT([.AL93];2);1)" office:value-type="string" office:string-value="0" calcext:value-type="string">
            <text:p>0</text:p>
          </table:table-cell>
          <table:table-cell table:style-name="ce23" table:formula="of:=LEFT(RIGHT([.AL93];2);1)" office:value-type="string" office:string-value="0" calcext:value-type="string">
            <text:p>0</text:p>
          </table:table-cell>
          <table:table-cell table:style-name="ce23" table:formula="of:=RIGHT(RIGHT([.AL93];2);1)" office:value-type="string" office:string-value="0" calcext:value-type="string">
            <text:p>0</text:p>
          </table:table-cell>
          <table:table-cell/>
          <table:table-cell table:formula="of:=[.AN93]&amp;[.AU93]&amp;[.AT93]&amp;[.AS93]" office:value-type="string" office:string-value="0000" calcext:value-type="string">
            <text:p>0000</text:p>
          </table:table-cell>
          <table:table-cell table:formula="of:=BIN2DEC([.AW93])" office:value-type="float" office:value="0" calcext:value-type="float">
            <text:p>0</text:p>
          </table:table-cell>
          <table:table-cell/>
          <table:table-cell table:style-name="ce7" table:formula="of:=HEX2BIN(LEFT([.Y93];1);4)" office:value-type="string" office:string-value="0000" calcext:value-type="string">
            <text:p>0000</text:p>
          </table:table-cell>
          <table:table-cell table:style-name="ce7" table:formula="of:=HEX2BIN(RIGHT([.Y9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4];16)">
            <text:p/>
          </table:table-cell>
          <table:table-cell table:style-name="ce10" table:formula="of:=RIGHT([.D9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4];2*[.Q$1]);2);8);4) &amp; LEFT(HEX2BIN(RIGHT(LEFT([.$J94];2*[.Q$1]);2);8);4);2)" office:value-type="string" office:string-value="00" calcext:value-type="string">
            <text:p>00</text:p>
          </table:table-cell>
          <table:table-cell table:style-name="ce7" table:formula="of:=BIN2HEX(RIGHT(HEX2BIN(RIGHT(LEFT([.$J94];2*[.R$1]);2);8);4) &amp; LEFT(HEX2BIN(RIGHT(LEFT([.$J94];2*[.R$1]);2);8);4);2)" office:value-type="string" office:string-value="00" calcext:value-type="string">
            <text:p>00</text:p>
          </table:table-cell>
          <table:table-cell table:style-name="ce7" table:formula="of:=BIN2HEX(RIGHT(HEX2BIN(RIGHT(LEFT([.$J94];2*[.S$1]);2);8);4) &amp; LEFT(HEX2BIN(RIGHT(LEFT([.$J94];2*[.S$1]);2);8);4);2)" office:value-type="string" office:string-value="00" calcext:value-type="string">
            <text:p>00</text:p>
          </table:table-cell>
          <table:table-cell table:style-name="ce7" table:formula="of:=BIN2HEX(RIGHT(HEX2BIN(RIGHT(LEFT([.$J94];2*[.T$1]);2);8);4) &amp; LEFT(HEX2BIN(RIGHT(LEFT([.$J94];2*[.T$1]);2);8);4);2)" office:value-type="string" office:string-value="00" calcext:value-type="string">
            <text:p>00</text:p>
          </table:table-cell>
          <table:table-cell table:style-name="ce7" table:formula="of:=BIN2HEX(RIGHT(HEX2BIN(RIGHT(LEFT([.$J94];2*[.U$1]);2);8);4) &amp; LEFT(HEX2BIN(RIGHT(LEFT([.$J94];2*[.U$1]);2);8);4);2)" office:value-type="string" office:string-value="00" calcext:value-type="string">
            <text:p>00</text:p>
          </table:table-cell>
          <table:table-cell table:style-name="ce7" table:formula="of:=BIN2HEX(RIGHT(HEX2BIN(RIGHT(LEFT([.$J94];2*[.V$1]);2);8);4) &amp; LEFT(HEX2BIN(RIGHT(LEFT([.$J94];2*[.V$1]);2);8);4);2)" office:value-type="string" office:string-value="00" calcext:value-type="string">
            <text:p>00</text:p>
          </table:table-cell>
          <table:table-cell table:style-name="ce21" table:formula="of:=BIN2HEX(RIGHT(HEX2BIN(RIGHT(LEFT([.$J94];2*[.W$1]);2);8);4) &amp; LEFT(HEX2BIN(RIGHT(LEFT([.$J94];2*[.W$1]);2);8);4);2)" office:value-type="string" office:string-value="00" calcext:value-type="string">
            <text:p>00</text:p>
          </table:table-cell>
          <table:table-cell table:style-name="ce21" table:formula="of:=BIN2HEX(RIGHT(HEX2BIN(RIGHT(LEFT([.$J94];2*[.X$1]);2);8);4) &amp; LEFT(HEX2BIN(RIGHT(LEFT([.$J94];2*[.X$1]);2);8);4);2)" office:value-type="string" office:string-value="00" calcext:value-type="string">
            <text:p>00</text:p>
          </table:table-cell>
          <table:table-cell table:style-name="ce21" table:formula="of:=BIN2HEX(RIGHT(HEX2BIN(RIGHT(LEFT([.$J94];2*[.Y$1]);2);8);4) &amp; LEFT(HEX2BIN(RIGHT(LEFT([.$J94];2*[.Y$1]);2);8);4);2)" office:value-type="string" office:string-value="00" calcext:value-type="string">
            <text:p>00</text:p>
          </table:table-cell>
          <table:table-cell table:style-name="ce7" table:formula="of:=BIN2HEX(RIGHT(HEX2BIN(RIGHT(LEFT([.$J94];2*[.Z$1]);2);8);4) &amp; LEFT(HEX2BIN(RIGHT(LEFT([.$J94];2*[.Z$1]);2);8);4);2)" office:value-type="string" office:string-value="00" calcext:value-type="string">
            <text:p>00</text:p>
          </table:table-cell>
          <table:table-cell table:style-name="ce7" table:formula="of:=BIN2HEX(RIGHT(HEX2BIN(RIGHT(LEFT([.$J94];2*[.AA$1]);2);8);4) &amp; LEFT(HEX2BIN(RIGHT(LEFT([.$J94];2*[.AA$1]);2);8);4);2)" office:value-type="string" office:string-value="00" calcext:value-type="string">
            <text:p>00</text:p>
          </table:table-cell>
          <table:table-cell table:style-name="ce7" table:formula="of:=BIN2HEX(RIGHT(HEX2BIN(RIGHT(LEFT([.$J94];2*[.AB$1]);2);8);4) &amp; LEFT(HEX2BIN(RIGHT(LEFT([.$J94];2*[.AB$1]);2);8);4);2)" office:value-type="string" office:string-value="00" calcext:value-type="string">
            <text:p>00</text:p>
          </table:table-cell>
          <table:table-cell table:style-name="ce7" table:formula="of:=BIN2HEX(RIGHT(HEX2BIN(RIGHT(LEFT([.$J94];2*[.AC$1]);2);8);4) &amp; LEFT(HEX2BIN(RIGHT(LEFT([.$J94];2*[.AC$1]);2);8);4);2)" office:value-type="string" office:string-value="00" calcext:value-type="string">
            <text:p>00</text:p>
          </table:table-cell>
          <table:table-cell table:style-name="ce7" table:formula="of:=BIN2HEX(RIGHT(HEX2BIN(RIGHT(LEFT([.$J94];2*[.AD$1]);2);8);4) &amp; LEFT(HEX2BIN(RIGHT(LEFT([.$J94];2*[.AD$1]);2);8);4);2)" office:value-type="string" office:string-value="00" calcext:value-type="string">
            <text:p>00</text:p>
          </table:table-cell>
          <table:table-cell table:style-name="ce7" table:formula="of:=BIN2HEX(RIGHT(HEX2BIN(RIGHT(LEFT([.$J94];2*[.AE$1]);2);8);4) &amp; LEFT(HEX2BIN(RIGHT(LEFT([.$J94];2*[.AE$1]);2);8);4);2)" office:value-type="string" office:string-value="00" calcext:value-type="string">
            <text:p>00</text:p>
          </table:table-cell>
          <table:table-cell table:style-name="ce7" table:formula="of:=BIN2HEX(RIGHT(HEX2BIN(RIGHT(LEFT([.$J94];2*[.AF$1]);2);8);4) &amp; LEFT(HEX2BIN(RIGHT(LEFT([.$J94];2*[.AF$1]);2);8);4);2)" office:value-type="string" office:string-value="00" calcext:value-type="string">
            <text:p>00</text:p>
          </table:table-cell>
          <table:table-cell table:style-name="ce7" table:formula="of:=BIN2HEX(RIGHT(HEX2BIN(RIGHT(LEFT([.$J94];2*[.AG$1]);2);8);4) &amp; LEFT(HEX2BIN(RIGHT(LEFT([.$J94];2*[.AG$1]);2);8);4);2)" office:value-type="string" office:string-value="00" calcext:value-type="string">
            <text:p>00</text:p>
          </table:table-cell>
          <table:table-cell table:style-name="ce7" table:formula="of:=BIN2HEX(RIGHT(HEX2BIN(RIGHT(LEFT([.$J94];2*[.AH$1]);2);8);4) &amp; LEFT(HEX2BIN(RIGHT(LEFT([.$J9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4];1);4)" office:value-type="string" office:string-value="0000" calcext:value-type="string">
            <text:p>0000</text:p>
          </table:table-cell>
          <table:table-cell table:style-name="ce7" table:formula="of:=HEX2BIN(RIGHT([.W94];1);4)" office:value-type="string" office:string-value="0000" calcext:value-type="string">
            <text:p>0000</text:p>
          </table:table-cell>
          <table:table-cell/>
          <table:table-cell table:style-name="ce23" table:formula="of:=LEFT([.AK94];1)" office:value-type="string" office:string-value="0" calcext:value-type="string">
            <text:p>0</text:p>
          </table:table-cell>
          <table:table-cell table:formula="of:=RIGHT(LEFT([.AK94];2);1)" office:value-type="string" office:string-value="0" calcext:value-type="string">
            <text:p>0</text:p>
          </table:table-cell>
          <table:table-cell table:formula="of:=LEFT(RIGHT([.AK94];2);1)" office:value-type="string" office:string-value="0" calcext:value-type="string">
            <text:p>0</text:p>
          </table:table-cell>
          <table:table-cell table:formula="of:=RIGHT(RIGHT([.AK94];2);1)" office:value-type="string" office:string-value="0" calcext:value-type="string">
            <text:p>0</text:p>
          </table:table-cell>
          <table:table-cell table:formula="of:=LEFT(LEFT([.AL94];2);1)" office:value-type="string" office:string-value="0" calcext:value-type="string">
            <text:p>0</text:p>
          </table:table-cell>
          <table:table-cell table:style-name="ce23" table:formula="of:=RIGHT(LEFT([.AL94];2);1)" office:value-type="string" office:string-value="0" calcext:value-type="string">
            <text:p>0</text:p>
          </table:table-cell>
          <table:table-cell table:style-name="ce23" table:formula="of:=LEFT(RIGHT([.AL94];2);1)" office:value-type="string" office:string-value="0" calcext:value-type="string">
            <text:p>0</text:p>
          </table:table-cell>
          <table:table-cell table:style-name="ce23" table:formula="of:=RIGHT(RIGHT([.AL94];2);1)" office:value-type="string" office:string-value="0" calcext:value-type="string">
            <text:p>0</text:p>
          </table:table-cell>
          <table:table-cell/>
          <table:table-cell table:formula="of:=[.AN94]&amp;[.AU94]&amp;[.AT94]&amp;[.AS94]" office:value-type="string" office:string-value="0000" calcext:value-type="string">
            <text:p>0000</text:p>
          </table:table-cell>
          <table:table-cell table:formula="of:=BIN2DEC([.AW94])" office:value-type="float" office:value="0" calcext:value-type="float">
            <text:p>0</text:p>
          </table:table-cell>
          <table:table-cell/>
          <table:table-cell table:style-name="ce7" table:formula="of:=HEX2BIN(LEFT([.Y94];1);4)" office:value-type="string" office:string-value="0000" calcext:value-type="string">
            <text:p>0000</text:p>
          </table:table-cell>
          <table:table-cell table:style-name="ce7" table:formula="of:=HEX2BIN(RIGHT([.Y9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5];16)">
            <text:p/>
          </table:table-cell>
          <table:table-cell table:style-name="ce10" table:formula="of:=RIGHT([.D9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5];2*[.Q$1]);2);8);4) &amp; LEFT(HEX2BIN(RIGHT(LEFT([.$J95];2*[.Q$1]);2);8);4);2)" office:value-type="string" office:string-value="00" calcext:value-type="string">
            <text:p>00</text:p>
          </table:table-cell>
          <table:table-cell table:style-name="ce7" table:formula="of:=BIN2HEX(RIGHT(HEX2BIN(RIGHT(LEFT([.$J95];2*[.R$1]);2);8);4) &amp; LEFT(HEX2BIN(RIGHT(LEFT([.$J95];2*[.R$1]);2);8);4);2)" office:value-type="string" office:string-value="00" calcext:value-type="string">
            <text:p>00</text:p>
          </table:table-cell>
          <table:table-cell table:style-name="ce7" table:formula="of:=BIN2HEX(RIGHT(HEX2BIN(RIGHT(LEFT([.$J95];2*[.S$1]);2);8);4) &amp; LEFT(HEX2BIN(RIGHT(LEFT([.$J95];2*[.S$1]);2);8);4);2)" office:value-type="string" office:string-value="00" calcext:value-type="string">
            <text:p>00</text:p>
          </table:table-cell>
          <table:table-cell table:style-name="ce7" table:formula="of:=BIN2HEX(RIGHT(HEX2BIN(RIGHT(LEFT([.$J95];2*[.T$1]);2);8);4) &amp; LEFT(HEX2BIN(RIGHT(LEFT([.$J95];2*[.T$1]);2);8);4);2)" office:value-type="string" office:string-value="00" calcext:value-type="string">
            <text:p>00</text:p>
          </table:table-cell>
          <table:table-cell table:style-name="ce7" table:formula="of:=BIN2HEX(RIGHT(HEX2BIN(RIGHT(LEFT([.$J95];2*[.U$1]);2);8);4) &amp; LEFT(HEX2BIN(RIGHT(LEFT([.$J95];2*[.U$1]);2);8);4);2)" office:value-type="string" office:string-value="00" calcext:value-type="string">
            <text:p>00</text:p>
          </table:table-cell>
          <table:table-cell table:style-name="ce7" table:formula="of:=BIN2HEX(RIGHT(HEX2BIN(RIGHT(LEFT([.$J95];2*[.V$1]);2);8);4) &amp; LEFT(HEX2BIN(RIGHT(LEFT([.$J95];2*[.V$1]);2);8);4);2)" office:value-type="string" office:string-value="00" calcext:value-type="string">
            <text:p>00</text:p>
          </table:table-cell>
          <table:table-cell table:style-name="ce21" table:formula="of:=BIN2HEX(RIGHT(HEX2BIN(RIGHT(LEFT([.$J95];2*[.W$1]);2);8);4) &amp; LEFT(HEX2BIN(RIGHT(LEFT([.$J95];2*[.W$1]);2);8);4);2)" office:value-type="string" office:string-value="00" calcext:value-type="string">
            <text:p>00</text:p>
          </table:table-cell>
          <table:table-cell table:style-name="ce21" table:formula="of:=BIN2HEX(RIGHT(HEX2BIN(RIGHT(LEFT([.$J95];2*[.X$1]);2);8);4) &amp; LEFT(HEX2BIN(RIGHT(LEFT([.$J95];2*[.X$1]);2);8);4);2)" office:value-type="string" office:string-value="00" calcext:value-type="string">
            <text:p>00</text:p>
          </table:table-cell>
          <table:table-cell table:style-name="ce21" table:formula="of:=BIN2HEX(RIGHT(HEX2BIN(RIGHT(LEFT([.$J95];2*[.Y$1]);2);8);4) &amp; LEFT(HEX2BIN(RIGHT(LEFT([.$J95];2*[.Y$1]);2);8);4);2)" office:value-type="string" office:string-value="00" calcext:value-type="string">
            <text:p>00</text:p>
          </table:table-cell>
          <table:table-cell table:style-name="ce7" table:formula="of:=BIN2HEX(RIGHT(HEX2BIN(RIGHT(LEFT([.$J95];2*[.Z$1]);2);8);4) &amp; LEFT(HEX2BIN(RIGHT(LEFT([.$J95];2*[.Z$1]);2);8);4);2)" office:value-type="string" office:string-value="00" calcext:value-type="string">
            <text:p>00</text:p>
          </table:table-cell>
          <table:table-cell table:style-name="ce7" table:formula="of:=BIN2HEX(RIGHT(HEX2BIN(RIGHT(LEFT([.$J95];2*[.AA$1]);2);8);4) &amp; LEFT(HEX2BIN(RIGHT(LEFT([.$J95];2*[.AA$1]);2);8);4);2)" office:value-type="string" office:string-value="00" calcext:value-type="string">
            <text:p>00</text:p>
          </table:table-cell>
          <table:table-cell table:style-name="ce7" table:formula="of:=BIN2HEX(RIGHT(HEX2BIN(RIGHT(LEFT([.$J95];2*[.AB$1]);2);8);4) &amp; LEFT(HEX2BIN(RIGHT(LEFT([.$J95];2*[.AB$1]);2);8);4);2)" office:value-type="string" office:string-value="00" calcext:value-type="string">
            <text:p>00</text:p>
          </table:table-cell>
          <table:table-cell table:style-name="ce7" table:formula="of:=BIN2HEX(RIGHT(HEX2BIN(RIGHT(LEFT([.$J95];2*[.AC$1]);2);8);4) &amp; LEFT(HEX2BIN(RIGHT(LEFT([.$J95];2*[.AC$1]);2);8);4);2)" office:value-type="string" office:string-value="00" calcext:value-type="string">
            <text:p>00</text:p>
          </table:table-cell>
          <table:table-cell table:style-name="ce7" table:formula="of:=BIN2HEX(RIGHT(HEX2BIN(RIGHT(LEFT([.$J95];2*[.AD$1]);2);8);4) &amp; LEFT(HEX2BIN(RIGHT(LEFT([.$J95];2*[.AD$1]);2);8);4);2)" office:value-type="string" office:string-value="00" calcext:value-type="string">
            <text:p>00</text:p>
          </table:table-cell>
          <table:table-cell table:style-name="ce7" table:formula="of:=BIN2HEX(RIGHT(HEX2BIN(RIGHT(LEFT([.$J95];2*[.AE$1]);2);8);4) &amp; LEFT(HEX2BIN(RIGHT(LEFT([.$J95];2*[.AE$1]);2);8);4);2)" office:value-type="string" office:string-value="00" calcext:value-type="string">
            <text:p>00</text:p>
          </table:table-cell>
          <table:table-cell table:style-name="ce7" table:formula="of:=BIN2HEX(RIGHT(HEX2BIN(RIGHT(LEFT([.$J95];2*[.AF$1]);2);8);4) &amp; LEFT(HEX2BIN(RIGHT(LEFT([.$J95];2*[.AF$1]);2);8);4);2)" office:value-type="string" office:string-value="00" calcext:value-type="string">
            <text:p>00</text:p>
          </table:table-cell>
          <table:table-cell table:style-name="ce7" table:formula="of:=BIN2HEX(RIGHT(HEX2BIN(RIGHT(LEFT([.$J95];2*[.AG$1]);2);8);4) &amp; LEFT(HEX2BIN(RIGHT(LEFT([.$J95];2*[.AG$1]);2);8);4);2)" office:value-type="string" office:string-value="00" calcext:value-type="string">
            <text:p>00</text:p>
          </table:table-cell>
          <table:table-cell table:style-name="ce7" table:formula="of:=BIN2HEX(RIGHT(HEX2BIN(RIGHT(LEFT([.$J95];2*[.AH$1]);2);8);4) &amp; LEFT(HEX2BIN(RIGHT(LEFT([.$J9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5];1);4)" office:value-type="string" office:string-value="0000" calcext:value-type="string">
            <text:p>0000</text:p>
          </table:table-cell>
          <table:table-cell table:style-name="ce7" table:formula="of:=HEX2BIN(RIGHT([.W95];1);4)" office:value-type="string" office:string-value="0000" calcext:value-type="string">
            <text:p>0000</text:p>
          </table:table-cell>
          <table:table-cell/>
          <table:table-cell table:style-name="ce23" table:formula="of:=LEFT([.AK95];1)" office:value-type="string" office:string-value="0" calcext:value-type="string">
            <text:p>0</text:p>
          </table:table-cell>
          <table:table-cell table:formula="of:=RIGHT(LEFT([.AK95];2);1)" office:value-type="string" office:string-value="0" calcext:value-type="string">
            <text:p>0</text:p>
          </table:table-cell>
          <table:table-cell table:formula="of:=LEFT(RIGHT([.AK95];2);1)" office:value-type="string" office:string-value="0" calcext:value-type="string">
            <text:p>0</text:p>
          </table:table-cell>
          <table:table-cell table:formula="of:=RIGHT(RIGHT([.AK95];2);1)" office:value-type="string" office:string-value="0" calcext:value-type="string">
            <text:p>0</text:p>
          </table:table-cell>
          <table:table-cell table:formula="of:=LEFT(LEFT([.AL95];2);1)" office:value-type="string" office:string-value="0" calcext:value-type="string">
            <text:p>0</text:p>
          </table:table-cell>
          <table:table-cell table:style-name="ce23" table:formula="of:=RIGHT(LEFT([.AL95];2);1)" office:value-type="string" office:string-value="0" calcext:value-type="string">
            <text:p>0</text:p>
          </table:table-cell>
          <table:table-cell table:style-name="ce23" table:formula="of:=LEFT(RIGHT([.AL95];2);1)" office:value-type="string" office:string-value="0" calcext:value-type="string">
            <text:p>0</text:p>
          </table:table-cell>
          <table:table-cell table:style-name="ce23" table:formula="of:=RIGHT(RIGHT([.AL95];2);1)" office:value-type="string" office:string-value="0" calcext:value-type="string">
            <text:p>0</text:p>
          </table:table-cell>
          <table:table-cell/>
          <table:table-cell table:formula="of:=[.AN95]&amp;[.AU95]&amp;[.AT95]&amp;[.AS95]" office:value-type="string" office:string-value="0000" calcext:value-type="string">
            <text:p>0000</text:p>
          </table:table-cell>
          <table:table-cell table:formula="of:=BIN2DEC([.AW95])" office:value-type="float" office:value="0" calcext:value-type="float">
            <text:p>0</text:p>
          </table:table-cell>
          <table:table-cell/>
          <table:table-cell table:style-name="ce7" table:formula="of:=HEX2BIN(LEFT([.Y95];1);4)" office:value-type="string" office:string-value="0000" calcext:value-type="string">
            <text:p>0000</text:p>
          </table:table-cell>
          <table:table-cell table:style-name="ce7" table:formula="of:=HEX2BIN(RIGHT([.Y9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6];16)">
            <text:p/>
          </table:table-cell>
          <table:table-cell table:style-name="ce10" table:formula="of:=RIGHT([.D9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6];2*[.Q$1]);2);8);4) &amp; LEFT(HEX2BIN(RIGHT(LEFT([.$J96];2*[.Q$1]);2);8);4);2)" office:value-type="string" office:string-value="00" calcext:value-type="string">
            <text:p>00</text:p>
          </table:table-cell>
          <table:table-cell table:style-name="ce7" table:formula="of:=BIN2HEX(RIGHT(HEX2BIN(RIGHT(LEFT([.$J96];2*[.R$1]);2);8);4) &amp; LEFT(HEX2BIN(RIGHT(LEFT([.$J96];2*[.R$1]);2);8);4);2)" office:value-type="string" office:string-value="00" calcext:value-type="string">
            <text:p>00</text:p>
          </table:table-cell>
          <table:table-cell table:style-name="ce7" table:formula="of:=BIN2HEX(RIGHT(HEX2BIN(RIGHT(LEFT([.$J96];2*[.S$1]);2);8);4) &amp; LEFT(HEX2BIN(RIGHT(LEFT([.$J96];2*[.S$1]);2);8);4);2)" office:value-type="string" office:string-value="00" calcext:value-type="string">
            <text:p>00</text:p>
          </table:table-cell>
          <table:table-cell table:style-name="ce7" table:formula="of:=BIN2HEX(RIGHT(HEX2BIN(RIGHT(LEFT([.$J96];2*[.T$1]);2);8);4) &amp; LEFT(HEX2BIN(RIGHT(LEFT([.$J96];2*[.T$1]);2);8);4);2)" office:value-type="string" office:string-value="00" calcext:value-type="string">
            <text:p>00</text:p>
          </table:table-cell>
          <table:table-cell table:style-name="ce7" table:formula="of:=BIN2HEX(RIGHT(HEX2BIN(RIGHT(LEFT([.$J96];2*[.U$1]);2);8);4) &amp; LEFT(HEX2BIN(RIGHT(LEFT([.$J96];2*[.U$1]);2);8);4);2)" office:value-type="string" office:string-value="00" calcext:value-type="string">
            <text:p>00</text:p>
          </table:table-cell>
          <table:table-cell table:style-name="ce7" table:formula="of:=BIN2HEX(RIGHT(HEX2BIN(RIGHT(LEFT([.$J96];2*[.V$1]);2);8);4) &amp; LEFT(HEX2BIN(RIGHT(LEFT([.$J96];2*[.V$1]);2);8);4);2)" office:value-type="string" office:string-value="00" calcext:value-type="string">
            <text:p>00</text:p>
          </table:table-cell>
          <table:table-cell table:style-name="ce21" table:formula="of:=BIN2HEX(RIGHT(HEX2BIN(RIGHT(LEFT([.$J96];2*[.W$1]);2);8);4) &amp; LEFT(HEX2BIN(RIGHT(LEFT([.$J96];2*[.W$1]);2);8);4);2)" office:value-type="string" office:string-value="00" calcext:value-type="string">
            <text:p>00</text:p>
          </table:table-cell>
          <table:table-cell table:style-name="ce21" table:formula="of:=BIN2HEX(RIGHT(HEX2BIN(RIGHT(LEFT([.$J96];2*[.X$1]);2);8);4) &amp; LEFT(HEX2BIN(RIGHT(LEFT([.$J96];2*[.X$1]);2);8);4);2)" office:value-type="string" office:string-value="00" calcext:value-type="string">
            <text:p>00</text:p>
          </table:table-cell>
          <table:table-cell table:style-name="ce21" table:formula="of:=BIN2HEX(RIGHT(HEX2BIN(RIGHT(LEFT([.$J96];2*[.Y$1]);2);8);4) &amp; LEFT(HEX2BIN(RIGHT(LEFT([.$J96];2*[.Y$1]);2);8);4);2)" office:value-type="string" office:string-value="00" calcext:value-type="string">
            <text:p>00</text:p>
          </table:table-cell>
          <table:table-cell table:style-name="ce7" table:formula="of:=BIN2HEX(RIGHT(HEX2BIN(RIGHT(LEFT([.$J96];2*[.Z$1]);2);8);4) &amp; LEFT(HEX2BIN(RIGHT(LEFT([.$J96];2*[.Z$1]);2);8);4);2)" office:value-type="string" office:string-value="00" calcext:value-type="string">
            <text:p>00</text:p>
          </table:table-cell>
          <table:table-cell table:style-name="ce7" table:formula="of:=BIN2HEX(RIGHT(HEX2BIN(RIGHT(LEFT([.$J96];2*[.AA$1]);2);8);4) &amp; LEFT(HEX2BIN(RIGHT(LEFT([.$J96];2*[.AA$1]);2);8);4);2)" office:value-type="string" office:string-value="00" calcext:value-type="string">
            <text:p>00</text:p>
          </table:table-cell>
          <table:table-cell table:style-name="ce7" table:formula="of:=BIN2HEX(RIGHT(HEX2BIN(RIGHT(LEFT([.$J96];2*[.AB$1]);2);8);4) &amp; LEFT(HEX2BIN(RIGHT(LEFT([.$J96];2*[.AB$1]);2);8);4);2)" office:value-type="string" office:string-value="00" calcext:value-type="string">
            <text:p>00</text:p>
          </table:table-cell>
          <table:table-cell table:style-name="ce7" table:formula="of:=BIN2HEX(RIGHT(HEX2BIN(RIGHT(LEFT([.$J96];2*[.AC$1]);2);8);4) &amp; LEFT(HEX2BIN(RIGHT(LEFT([.$J96];2*[.AC$1]);2);8);4);2)" office:value-type="string" office:string-value="00" calcext:value-type="string">
            <text:p>00</text:p>
          </table:table-cell>
          <table:table-cell table:style-name="ce7" table:formula="of:=BIN2HEX(RIGHT(HEX2BIN(RIGHT(LEFT([.$J96];2*[.AD$1]);2);8);4) &amp; LEFT(HEX2BIN(RIGHT(LEFT([.$J96];2*[.AD$1]);2);8);4);2)" office:value-type="string" office:string-value="00" calcext:value-type="string">
            <text:p>00</text:p>
          </table:table-cell>
          <table:table-cell table:style-name="ce7" table:formula="of:=BIN2HEX(RIGHT(HEX2BIN(RIGHT(LEFT([.$J96];2*[.AE$1]);2);8);4) &amp; LEFT(HEX2BIN(RIGHT(LEFT([.$J96];2*[.AE$1]);2);8);4);2)" office:value-type="string" office:string-value="00" calcext:value-type="string">
            <text:p>00</text:p>
          </table:table-cell>
          <table:table-cell table:style-name="ce7" table:formula="of:=BIN2HEX(RIGHT(HEX2BIN(RIGHT(LEFT([.$J96];2*[.AF$1]);2);8);4) &amp; LEFT(HEX2BIN(RIGHT(LEFT([.$J96];2*[.AF$1]);2);8);4);2)" office:value-type="string" office:string-value="00" calcext:value-type="string">
            <text:p>00</text:p>
          </table:table-cell>
          <table:table-cell table:style-name="ce7" table:formula="of:=BIN2HEX(RIGHT(HEX2BIN(RIGHT(LEFT([.$J96];2*[.AG$1]);2);8);4) &amp; LEFT(HEX2BIN(RIGHT(LEFT([.$J96];2*[.AG$1]);2);8);4);2)" office:value-type="string" office:string-value="00" calcext:value-type="string">
            <text:p>00</text:p>
          </table:table-cell>
          <table:table-cell table:style-name="ce7" table:formula="of:=BIN2HEX(RIGHT(HEX2BIN(RIGHT(LEFT([.$J96];2*[.AH$1]);2);8);4) &amp; LEFT(HEX2BIN(RIGHT(LEFT([.$J9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6];1);4)" office:value-type="string" office:string-value="0000" calcext:value-type="string">
            <text:p>0000</text:p>
          </table:table-cell>
          <table:table-cell table:style-name="ce7" table:formula="of:=HEX2BIN(RIGHT([.W96];1);4)" office:value-type="string" office:string-value="0000" calcext:value-type="string">
            <text:p>0000</text:p>
          </table:table-cell>
          <table:table-cell/>
          <table:table-cell table:style-name="ce23" table:formula="of:=LEFT([.AK96];1)" office:value-type="string" office:string-value="0" calcext:value-type="string">
            <text:p>0</text:p>
          </table:table-cell>
          <table:table-cell table:formula="of:=RIGHT(LEFT([.AK96];2);1)" office:value-type="string" office:string-value="0" calcext:value-type="string">
            <text:p>0</text:p>
          </table:table-cell>
          <table:table-cell table:formula="of:=LEFT(RIGHT([.AK96];2);1)" office:value-type="string" office:string-value="0" calcext:value-type="string">
            <text:p>0</text:p>
          </table:table-cell>
          <table:table-cell table:formula="of:=RIGHT(RIGHT([.AK96];2);1)" office:value-type="string" office:string-value="0" calcext:value-type="string">
            <text:p>0</text:p>
          </table:table-cell>
          <table:table-cell table:formula="of:=LEFT(LEFT([.AL96];2);1)" office:value-type="string" office:string-value="0" calcext:value-type="string">
            <text:p>0</text:p>
          </table:table-cell>
          <table:table-cell table:style-name="ce23" table:formula="of:=RIGHT(LEFT([.AL96];2);1)" office:value-type="string" office:string-value="0" calcext:value-type="string">
            <text:p>0</text:p>
          </table:table-cell>
          <table:table-cell table:style-name="ce23" table:formula="of:=LEFT(RIGHT([.AL96];2);1)" office:value-type="string" office:string-value="0" calcext:value-type="string">
            <text:p>0</text:p>
          </table:table-cell>
          <table:table-cell table:style-name="ce23" table:formula="of:=RIGHT(RIGHT([.AL96];2);1)" office:value-type="string" office:string-value="0" calcext:value-type="string">
            <text:p>0</text:p>
          </table:table-cell>
          <table:table-cell/>
          <table:table-cell table:formula="of:=[.AN96]&amp;[.AU96]&amp;[.AT96]&amp;[.AS96]" office:value-type="string" office:string-value="0000" calcext:value-type="string">
            <text:p>0000</text:p>
          </table:table-cell>
          <table:table-cell table:formula="of:=BIN2DEC([.AW96])" office:value-type="float" office:value="0" calcext:value-type="float">
            <text:p>0</text:p>
          </table:table-cell>
          <table:table-cell/>
          <table:table-cell table:style-name="ce7" table:formula="of:=HEX2BIN(LEFT([.Y96];1);4)" office:value-type="string" office:string-value="0000" calcext:value-type="string">
            <text:p>0000</text:p>
          </table:table-cell>
          <table:table-cell table:style-name="ce7" table:formula="of:=HEX2BIN(RIGHT([.Y9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7];16)">
            <text:p/>
          </table:table-cell>
          <table:table-cell table:style-name="ce10" table:formula="of:=RIGHT([.D97];(27*2)-16)">
            <text:p/>
          </table:table-cell>
          <table:table-cell table:number-columns-repeated="41"/>
          <table:table-cell table:style-name="ce8" table:number-columns-repeated="2"/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8];16)">
            <text:p/>
          </table:table-cell>
          <table:table-cell table:style-name="ce10" table:formula="of:=RIGHT([.D9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99];16)">
            <text:p/>
          </table:table-cell>
          <table:table-cell table:style-name="ce10" table:formula="of:=RIGHT([.D9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0];16)">
            <text:p/>
          </table:table-cell>
          <table:table-cell table:style-name="ce10" table:formula="of:=RIGHT([.D10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1];16)">
            <text:p/>
          </table:table-cell>
          <table:table-cell table:style-name="ce10" table:formula="of:=RIGHT([.D10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2];16)">
            <text:p/>
          </table:table-cell>
          <table:table-cell table:style-name="ce10" table:formula="of:=RIGHT([.D10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3];16)">
            <text:p/>
          </table:table-cell>
          <table:table-cell table:style-name="ce10" table:formula="of:=RIGHT([.D10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4];16)">
            <text:p/>
          </table:table-cell>
          <table:table-cell table:style-name="ce10" table:formula="of:=RIGHT([.D10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5];16)">
            <text:p/>
          </table:table-cell>
          <table:table-cell table:style-name="ce10" table:formula="of:=RIGHT([.D10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6];16)">
            <text:p/>
          </table:table-cell>
          <table:table-cell table:style-name="ce10" table:formula="of:=RIGHT([.D10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7];16)">
            <text:p/>
          </table:table-cell>
          <table:table-cell table:style-name="ce10" table:formula="of:=RIGHT([.D10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8];16)">
            <text:p/>
          </table:table-cell>
          <table:table-cell table:style-name="ce10" table:formula="of:=RIGHT([.D10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9];16)">
            <text:p/>
          </table:table-cell>
          <table:table-cell table:style-name="ce10" table:formula="of:=RIGHT([.D10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0];16)">
            <text:p/>
          </table:table-cell>
          <table:table-cell table:style-name="ce10" table:formula="of:=RIGHT([.D11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1];16)">
            <text:p/>
          </table:table-cell>
          <table:table-cell table:style-name="ce10" table:formula="of:=RIGHT([.D11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2];16)">
            <text:p/>
          </table:table-cell>
          <table:table-cell table:style-name="ce10" table:formula="of:=RIGHT([.D11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3];16)">
            <text:p/>
          </table:table-cell>
          <table:table-cell table:style-name="ce10" table:formula="of:=RIGHT([.D11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4];16)">
            <text:p/>
          </table:table-cell>
          <table:table-cell table:style-name="ce10" table:formula="of:=RIGHT([.D11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5];16)">
            <text:p/>
          </table:table-cell>
          <table:table-cell table:style-name="ce10" table:formula="of:=RIGHT([.D11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6];16)">
            <text:p/>
          </table:table-cell>
          <table:table-cell table:style-name="ce10" table:formula="of:=RIGHT([.D11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7];16)">
            <text:p/>
          </table:table-cell>
          <table:table-cell table:style-name="ce10" table:formula="of:=RIGHT([.D11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8];16)">
            <text:p/>
          </table:table-cell>
          <table:table-cell table:style-name="ce10" table:formula="of:=RIGHT([.D11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9];16)">
            <text:p/>
          </table:table-cell>
          <table:table-cell table:style-name="ce10" table:formula="of:=RIGHT([.D11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0];16)">
            <text:p/>
          </table:table-cell>
          <table:table-cell table:style-name="ce10" table:formula="of:=RIGHT([.D12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1];16)">
            <text:p/>
          </table:table-cell>
          <table:table-cell table:style-name="ce10" table:formula="of:=RIGHT([.D12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2];16)">
            <text:p/>
          </table:table-cell>
          <table:table-cell table:style-name="ce10" table:formula="of:=RIGHT([.D12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3];16)">
            <text:p/>
          </table:table-cell>
          <table:table-cell table:style-name="ce10" table:formula="of:=RIGHT([.D12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4];16)">
            <text:p/>
          </table:table-cell>
          <table:table-cell table:style-name="ce10" table:formula="of:=RIGHT([.D12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5];16)">
            <text:p/>
          </table:table-cell>
          <table:table-cell table:style-name="ce10" table:formula="of:=RIGHT([.D12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6];16)">
            <text:p/>
          </table:table-cell>
          <table:table-cell table:style-name="ce10" table:formula="of:=RIGHT([.D12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7];16)">
            <text:p/>
          </table:table-cell>
          <table:table-cell table:style-name="ce10" table:formula="of:=RIGHT([.D12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8];16)">
            <text:p/>
          </table:table-cell>
          <table:table-cell table:style-name="ce10" table:formula="of:=RIGHT([.D12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9];16)">
            <text:p/>
          </table:table-cell>
          <table:table-cell table:style-name="ce10" table:formula="of:=RIGHT([.D12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0];16)">
            <text:p/>
          </table:table-cell>
          <table:table-cell table:style-name="ce10" table:formula="of:=RIGHT([.D13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1];16)">
            <text:p/>
          </table:table-cell>
          <table:table-cell table:style-name="ce10" table:formula="of:=RIGHT([.D13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2];16)">
            <text:p/>
          </table:table-cell>
          <table:table-cell table:style-name="ce10" table:formula="of:=RIGHT([.D13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3];16)">
            <text:p/>
          </table:table-cell>
          <table:table-cell table:style-name="ce10" table:formula="of:=RIGHT([.D13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4];16)">
            <text:p/>
          </table:table-cell>
          <table:table-cell table:style-name="ce10" table:formula="of:=RIGHT([.D13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5];16)">
            <text:p/>
          </table:table-cell>
          <table:table-cell table:style-name="ce10" table:formula="of:=RIGHT([.D13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6];16)">
            <text:p/>
          </table:table-cell>
          <table:table-cell table:style-name="ce10" table:formula="of:=RIGHT([.D136];(27*2)-16)">
            <text:p/>
          </table:table-cell>
          <table:table-cell table:number-columns-repeated="1014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:53:01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1:58:31.947000000</meta:creation-date>
    <dc:date>2014-11-20T00:55:27.321000000</dc:date>
    <meta:editing-duration>PT1H54M30S</meta:editing-duration>
    <meta:editing-cycles>28</meta:editing-cycles>
    <meta:generator>LibreOffice/4.3.4.1$Windows_x86 LibreOffice_project/bc356b2f991740509f321d70e4512a6a54c5f243</meta:generator>
    <meta:document-statistic meta:table-count="1" meta:cell-count="3521" meta:object-count="0"/>
  </office:meta>
</office:document-meta>
</file>